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1309" officeooo:paragraph-rsid="00181309"/>
    </style:style>
    <style:style style:name="P2" style:family="paragraph" style:parent-style-name="Standard">
      <style:text-properties officeooo:rsid="0018b0f7" officeooo:paragraph-rsid="0018b0f7"/>
    </style:style>
    <style:style style:name="P3" style:family="paragraph" style:parent-style-name="Standard">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text-properties officeooo:rsid="00269505" officeooo:paragraph-rsid="00269505"/>
    </style:style>
    <style:style style:name="P6" style:family="paragraph" style:parent-style-name="Standard">
      <style:text-properties officeooo:rsid="0028c9ec" officeooo:paragraph-rsid="0028c9ec"/>
    </style:style>
    <style:style style:name="P7" style:family="paragraph" style:parent-style-name="Standard">
      <style:text-properties officeooo:rsid="00296167" officeooo:paragraph-rsid="00296167"/>
    </style:style>
    <style:style style:name="P8" style:family="paragraph" style:parent-style-name="Standard">
      <style:text-properties officeooo:rsid="002e1c81" officeooo:paragraph-rsid="002e1c81"/>
    </style:style>
    <style:style style:name="P9" style:family="paragraph" style:parent-style-name="Standard">
      <style:text-properties officeooo:rsid="00354ae0" officeooo:paragraph-rsid="00354ae0"/>
    </style:style>
    <style:style style:name="P10" style:family="paragraph" style:parent-style-name="Standard">
      <style:text-properties officeooo:rsid="003800fa" officeooo:paragraph-rsid="003800fa"/>
    </style:style>
    <style:style style:name="P11" style:family="paragraph" style:parent-style-name="Standard">
      <style:text-properties officeooo:rsid="003ccb28" officeooo:paragraph-rsid="003ccb28"/>
    </style:style>
    <style:style style:name="P12" style:family="paragraph" style:parent-style-name="Standard">
      <style:text-properties officeooo:rsid="0041422b" officeooo:paragraph-rsid="0041422b"/>
    </style:style>
    <style:style style:name="P13" style:family="paragraph" style:parent-style-name="Standard">
      <style:text-properties officeooo:rsid="0043ff37" officeooo:paragraph-rsid="0043ff37"/>
    </style:style>
    <style:style style:name="P14" style:family="paragraph" style:parent-style-name="Standard">
      <style:text-properties officeooo:rsid="00484dac" officeooo:paragraph-rsid="00484dac"/>
    </style:style>
    <style:style style:name="P15" style:family="paragraph" style:parent-style-name="Standard">
      <style:text-properties officeooo:rsid="004a3770" officeooo:paragraph-rsid="004a3770"/>
    </style:style>
    <style:style style:name="P16" style:family="paragraph" style:parent-style-name="Standard">
      <style:text-properties officeooo:rsid="004d47c1" officeooo:paragraph-rsid="004d47c1"/>
    </style:style>
    <style:style style:name="P17" style:family="paragraph" style:parent-style-name="Standard">
      <style:text-properties officeooo:rsid="004f1967" officeooo:paragraph-rsid="004f1967"/>
    </style:style>
    <style:style style:name="P18" style:family="paragraph" style:parent-style-name="Standard">
      <style:text-properties officeooo:rsid="00516a5c" officeooo:paragraph-rsid="00516a5c"/>
    </style:style>
    <style:style style:name="P19" style:family="paragraph" style:parent-style-name="Standard">
      <style:text-properties officeooo:rsid="0052d49e" officeooo:paragraph-rsid="0052d49e"/>
    </style:style>
    <style:style style:name="P20" style:family="paragraph" style:parent-style-name="Standard">
      <style:text-properties officeooo:rsid="00564be7" officeooo:paragraph-rsid="00564be7"/>
    </style:style>
    <style:style style:name="P21" style:family="paragraph" style:parent-style-name="Standard">
      <style:text-properties officeooo:rsid="005a0fcd" officeooo:paragraph-rsid="005a0fcd"/>
    </style:style>
    <style:style style:name="P22" style:family="paragraph" style:parent-style-name="Standard">
      <style:text-properties officeooo:rsid="005a7f65" officeooo:paragraph-rsid="005a7f65"/>
    </style:style>
    <style:style style:name="P23" style:family="paragraph" style:parent-style-name="Standard">
      <style:text-properties officeooo:rsid="005e78d7" officeooo:paragraph-rsid="005e78d7"/>
    </style:style>
    <style:style style:name="P24" style:family="paragraph" style:parent-style-name="Standard">
      <style:text-properties officeooo:rsid="00600124" officeooo:paragraph-rsid="00600124"/>
    </style:style>
    <style:style style:name="P25" style:family="paragraph" style:parent-style-name="Standard">
      <style:text-properties officeooo:rsid="0063134a" officeooo:paragraph-rsid="0063134a"/>
    </style:style>
    <style:style style:name="P26" style:family="paragraph" style:parent-style-name="Standard">
      <style:text-properties officeooo:rsid="00674fcb" officeooo:paragraph-rsid="00674fcb"/>
    </style:style>
    <style:style style:name="P27" style:family="paragraph" style:parent-style-name="Standard">
      <style:text-properties officeooo:rsid="006b352d" officeooo:paragraph-rsid="006b352d"/>
    </style:style>
    <style:style style:name="P28" style:family="paragraph" style:parent-style-name="Standard">
      <style:text-properties officeooo:rsid="006cd0ed" officeooo:paragraph-rsid="006cd0ed"/>
    </style:style>
    <style:style style:name="P29" style:family="paragraph" style:parent-style-name="Standard">
      <style:text-properties officeooo:rsid="007309b1" officeooo:paragraph-rsid="007309b1"/>
    </style:style>
    <style:style style:name="P30" style:family="paragraph" style:parent-style-name="Standard">
      <style:text-properties officeooo:rsid="0073650b" officeooo:paragraph-rsid="0073650b"/>
    </style:style>
    <style:style style:name="P31" style:family="paragraph" style:parent-style-name="Standard">
      <style:text-properties officeooo:rsid="0077fc06" officeooo:paragraph-rsid="0077fc06"/>
    </style:style>
    <style:style style:name="P32" style:family="paragraph" style:parent-style-name="Standard">
      <style:text-properties officeooo:rsid="007fccbf" officeooo:paragraph-rsid="007fccbf"/>
    </style:style>
    <style:style style:name="P33" style:family="paragraph" style:parent-style-name="Standard">
      <style:text-properties officeooo:rsid="00830958" officeooo:paragraph-rsid="00830958"/>
    </style:style>
    <style:style style:name="P34" style:family="paragraph" style:parent-style-name="Standard">
      <style:text-properties officeooo:rsid="0085b63b" officeooo:paragraph-rsid="0085b63b"/>
    </style:style>
    <style:style style:name="P35" style:family="paragraph" style:parent-style-name="Standard">
      <style:text-properties officeooo:rsid="0089f86b" officeooo:paragraph-rsid="0089f86b"/>
    </style:style>
    <style:style style:name="P36" style:family="paragraph" style:parent-style-name="Standard">
      <style:text-properties officeooo:rsid="008b7c79" officeooo:paragraph-rsid="008b7c79"/>
    </style:style>
    <style:style style:name="P37" style:family="paragraph" style:parent-style-name="Standard">
      <style:text-properties officeooo:rsid="008d6ea6" officeooo:paragraph-rsid="008d6ea6"/>
    </style:style>
    <style:style style:name="P38" style:family="paragraph" style:parent-style-name="Standard">
      <style:text-properties officeooo:rsid="009289c4" officeooo:paragraph-rsid="009289c4"/>
    </style:style>
    <style:style style:name="P39" style:family="paragraph" style:parent-style-name="Standard">
      <style:text-properties officeooo:rsid="0094689d" officeooo:paragraph-rsid="0094689d"/>
    </style:style>
    <style:style style:name="P40" style:family="paragraph" style:parent-style-name="Standard">
      <style:text-properties officeooo:rsid="009d3110" officeooo:paragraph-rsid="009d3110"/>
    </style:style>
    <style:style style:name="P41" style:family="paragraph" style:parent-style-name="Standard">
      <style:text-properties officeooo:rsid="009d6db9" officeooo:paragraph-rsid="009d6db9"/>
    </style:style>
    <style:style style:name="P42" style:family="paragraph" style:parent-style-name="Standard">
      <style:text-properties officeooo:rsid="00ab986d" officeooo:paragraph-rsid="00ab986d"/>
    </style:style>
    <style:style style:name="P43" style:family="paragraph" style:parent-style-name="Standard">
      <style:text-properties officeooo:rsid="00b230e9" officeooo:paragraph-rsid="00b230e9"/>
    </style:style>
    <style:style style:name="P44" style:family="paragraph" style:parent-style-name="Standard">
      <style:text-properties officeooo:rsid="00b5cefe" officeooo:paragraph-rsid="00b5cefe"/>
    </style:style>
    <style:style style:name="P45" style:family="paragraph" style:parent-style-name="Standard">
      <style:text-properties officeooo:rsid="00b74aa4" officeooo:paragraph-rsid="00b74aa4"/>
    </style:style>
    <style:style style:name="P46" style:family="paragraph" style:parent-style-name="Standard">
      <style:text-properties officeooo:rsid="00b78d03" officeooo:paragraph-rsid="00b78d03"/>
    </style:style>
    <style:style style:name="P47" style:family="paragraph" style:parent-style-name="Standard">
      <style:text-properties officeooo:rsid="00bdd862" officeooo:paragraph-rsid="00bdd862"/>
    </style:style>
    <style:style style:name="P48" style:family="paragraph" style:parent-style-name="Standard">
      <style:text-properties officeooo:rsid="00c0ee5e" officeooo:paragraph-rsid="00c0ee5e"/>
    </style:style>
    <style:style style:name="P49" style:family="paragraph" style:parent-style-name="Standard">
      <style:text-properties officeooo:rsid="00c16820" officeooo:paragraph-rsid="00c16820"/>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4c733" officeooo:paragraph-rsid="0184c733"/>
    </style:style>
    <style:style style:name="P98" style:family="paragraph" style:parent-style-name="Standard">
      <style:text-properties officeooo:rsid="01898b28" officeooo:paragraph-rsid="01898b28"/>
    </style:style>
    <style:style style:name="P99" style:family="paragraph" style:parent-style-name="Standard">
      <style:text-properties officeooo:rsid="018b5573" officeooo:paragraph-rsid="018b5573"/>
    </style:style>
    <style:style style:name="P100" style:family="paragraph" style:parent-style-name="Standard">
      <style:text-properties officeooo:rsid="018e7067" officeooo:paragraph-rsid="018e7067"/>
    </style:style>
    <style:style style:name="P101" style:family="paragraph" style:parent-style-name="Standard">
      <style:text-properties officeooo:rsid="01966674" officeooo:paragraph-rsid="01966674"/>
    </style:style>
    <style:style style:name="P102" style:family="paragraph" style:parent-style-name="Standard">
      <style:text-properties officeooo:rsid="01a3b861" officeooo:paragraph-rsid="01a3b861"/>
    </style:style>
    <style:style style:name="P103" style:family="paragraph" style:parent-style-name="Standard">
      <style:text-properties officeooo:rsid="01a57627" officeooo:paragraph-rsid="01a57627"/>
    </style:style>
    <style:style style:name="P104" style:family="paragraph" style:parent-style-name="Standard">
      <style:text-properties officeooo:rsid="01a60132" officeooo:paragraph-rsid="01a60132"/>
    </style:style>
    <style:style style:name="P105" style:family="paragraph" style:parent-style-name="Standard">
      <style:text-properties officeooo:rsid="01a77d2a" officeooo:paragraph-rsid="01a77d2a"/>
    </style:style>
    <style:style style:name="P106" style:family="paragraph" style:parent-style-name="Standard">
      <style:text-properties officeooo:rsid="01a96c7d" officeooo:paragraph-rsid="01a96c7d"/>
    </style:style>
    <style:style style:name="P107" style:family="paragraph" style:parent-style-name="Standard">
      <style:text-properties officeooo:rsid="01ab24c4" officeooo:paragraph-rsid="01ab24c4"/>
    </style:style>
    <style:style style:name="P108" style:family="paragraph" style:parent-style-name="Standard">
      <style:text-properties officeooo:rsid="01b278e9" officeooo:paragraph-rsid="01b278e9"/>
    </style:style>
    <style:style style:name="P109" style:family="paragraph" style:parent-style-name="Standard">
      <style:text-properties officeooo:rsid="01b774ab" officeooo:paragraph-rsid="01b774ab"/>
    </style:style>
    <style:style style:name="P110" style:family="paragraph" style:parent-style-name="Standard">
      <style:text-properties officeooo:rsid="01bca817" officeooo:paragraph-rsid="01bca817"/>
    </style:style>
    <style:style style:name="P111" style:family="paragraph" style:parent-style-name="Standard">
      <style:text-properties officeooo:rsid="01c4cd97" officeooo:paragraph-rsid="01c4cd97"/>
    </style:style>
    <style:style style:name="P112" style:family="paragraph" style:parent-style-name="Standard">
      <style:text-properties officeooo:rsid="01c8a450" officeooo:paragraph-rsid="01c8a450"/>
    </style:style>
    <style:style style:name="P113" style:family="paragraph" style:parent-style-name="Standard">
      <style:text-properties officeooo:rsid="01cc4f6a" officeooo:paragraph-rsid="01cc4f6a"/>
    </style:style>
    <style:style style:name="P114" style:family="paragraph" style:parent-style-name="Standard">
      <style:text-properties officeooo:rsid="01ce8498" officeooo:paragraph-rsid="01ce8498"/>
    </style:style>
    <style:style style:name="P115" style:family="paragraph" style:parent-style-name="Standard">
      <style:text-properties officeooo:rsid="01d14bcd" officeooo:paragraph-rsid="01d14bcd"/>
    </style:style>
    <style:style style:name="P116" style:family="paragraph" style:parent-style-name="Standard">
      <style:text-properties officeooo:rsid="01db9af3" officeooo:paragraph-rsid="01db9af3"/>
    </style:style>
    <style:style style:name="P117" style:family="paragraph" style:parent-style-name="Standard">
      <style:text-properties officeooo:rsid="01e0c5b1" officeooo:paragraph-rsid="01e0c5b1"/>
    </style:style>
    <style:style style:name="P118" style:family="paragraph" style:parent-style-name="Standard">
      <style:text-properties officeooo:rsid="01e4d256" officeooo:paragraph-rsid="01e4d256"/>
    </style:style>
    <style:style style:name="P119" style:family="paragraph" style:parent-style-name="Standard">
      <style:text-properties officeooo:rsid="01e7ab1a" officeooo:paragraph-rsid="01e7ab1a"/>
    </style:style>
    <style:style style:name="P120" style:family="paragraph" style:parent-style-name="Standard">
      <style:text-properties officeooo:rsid="01eb4c73" officeooo:paragraph-rsid="01eb4c73"/>
    </style:style>
    <style:style style:name="P121" style:family="paragraph" style:parent-style-name="Standard">
      <style:text-properties officeooo:rsid="01f00654" officeooo:paragraph-rsid="01f00654"/>
    </style:style>
    <style:style style:name="P122" style:family="paragraph" style:parent-style-name="Standard">
      <style:text-properties officeooo:rsid="01f4df8c" officeooo:paragraph-rsid="01f4df8c"/>
    </style:style>
    <style:style style:name="P123" style:family="paragraph" style:parent-style-name="Standard">
      <style:text-properties officeooo:rsid="0205384c" officeooo:paragraph-rsid="0205384c"/>
    </style:style>
    <style:style style:name="P124" style:family="paragraph" style:parent-style-name="Standard">
      <style:text-properties officeooo:rsid="0206b059" officeooo:paragraph-rsid="0206b059"/>
    </style:style>
    <style:style style:name="P125" style:family="paragraph" style:parent-style-name="Standard">
      <style:text-properties officeooo:rsid="0218a3e5" officeooo:paragraph-rsid="0218a3e5"/>
    </style:style>
    <style:style style:name="P126" style:family="paragraph" style:parent-style-name="Standard">
      <style:text-properties officeooo:rsid="02217b7c" officeooo:paragraph-rsid="02217b7c"/>
    </style:style>
    <style:style style:name="P127" style:family="paragraph" style:parent-style-name="Standard">
      <style:text-properties officeooo:rsid="0228b64c" officeooo:paragraph-rsid="0228b64c"/>
    </style:style>
    <style:style style:name="P128" style:family="paragraph" style:parent-style-name="Standard">
      <style:text-properties officeooo:rsid="0231bef3" officeooo:paragraph-rsid="0231bef3"/>
    </style:style>
    <style:style style:name="P129" style:family="paragraph" style:parent-style-name="Standard">
      <style:text-properties officeooo:rsid="02345264" officeooo:paragraph-rsid="0235d24e"/>
    </style:style>
    <style:style style:name="P130" style:family="paragraph" style:parent-style-name="Standard">
      <style:text-properties officeooo:rsid="023f39f0" officeooo:paragraph-rsid="023f39f0"/>
    </style:style>
    <style:style style:name="P131" style:family="paragraph" style:parent-style-name="Standard">
      <style:text-properties officeooo:rsid="0249167a" officeooo:paragraph-rsid="0249167a"/>
    </style:style>
    <style:style style:name="P132" style:family="paragraph" style:parent-style-name="Standard">
      <style:text-properties officeooo:rsid="02497eb6" officeooo:paragraph-rsid="02497eb6"/>
    </style:style>
    <style:style style:name="P133" style:family="paragraph" style:parent-style-name="Standard">
      <style:text-properties officeooo:rsid="024986be" officeooo:paragraph-rsid="024986be"/>
    </style:style>
    <style:style style:name="P134" style:family="paragraph" style:parent-style-name="Standard">
      <style:text-properties officeooo:rsid="0250ee98" officeooo:paragraph-rsid="0250ee98"/>
    </style:style>
    <style:style style:name="P135" style:family="paragraph" style:parent-style-name="Standard">
      <style:text-properties officeooo:rsid="02575d42" officeooo:paragraph-rsid="02575d42"/>
    </style:style>
    <style:style style:name="P136" style:family="paragraph" style:parent-style-name="Standard">
      <style:text-properties officeooo:rsid="0258c70e" officeooo:paragraph-rsid="0258c70e"/>
    </style:style>
    <style:style style:name="P137" style:family="paragraph" style:parent-style-name="Standard">
      <style:text-properties officeooo:rsid="025bcc31" officeooo:paragraph-rsid="025bcc31"/>
    </style:style>
    <style:style style:name="P138" style:family="paragraph" style:parent-style-name="Standard">
      <style:text-properties officeooo:rsid="026121bf" officeooo:paragraph-rsid="026121bf"/>
    </style:style>
    <style:style style:name="P139" style:family="paragraph" style:parent-style-name="Standard">
      <style:text-properties officeooo:rsid="0261c9d6" officeooo:paragraph-rsid="0261c9d6"/>
    </style:style>
    <style:style style:name="P140" style:family="paragraph" style:parent-style-name="Standard">
      <style:text-properties officeooo:rsid="0266003e" officeooo:paragraph-rsid="0266003e"/>
    </style:style>
    <style:style style:name="P141" style:family="paragraph" style:parent-style-name="Standard">
      <style:text-properties officeooo:rsid="02674efe" officeooo:paragraph-rsid="02674efe"/>
    </style:style>
    <style:style style:name="P142" style:family="paragraph" style:parent-style-name="Standard">
      <style:text-properties officeooo:rsid="026a445e" officeooo:paragraph-rsid="026a445e"/>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7ec5a2" officeooo:paragraph-rsid="027ec5a2"/>
    </style:style>
    <style:style style:name="P148" style:family="paragraph" style:parent-style-name="Standard">
      <style:text-properties officeooo:rsid="028ef41d" officeooo:paragraph-rsid="028ef41d"/>
    </style:style>
    <style:style style:name="P149" style:family="paragraph" style:parent-style-name="Standard">
      <style:text-properties officeooo:rsid="028ef41d" officeooo:paragraph-rsid="0296d290"/>
    </style:style>
    <style:style style:name="P150" style:family="paragraph" style:parent-style-name="Standard">
      <style:text-properties officeooo:rsid="029d4e6f" officeooo:paragraph-rsid="029d4e6f"/>
    </style:style>
    <style:style style:name="P151" style:family="paragraph" style:parent-style-name="Standard">
      <style:text-properties officeooo:rsid="02a69242" officeooo:paragraph-rsid="02a69242"/>
    </style:style>
    <style:style style:name="P152" style:family="paragraph" style:parent-style-name="Standard">
      <style:text-properties officeooo:rsid="02b2e04b" officeooo:paragraph-rsid="02b2e04b"/>
    </style:style>
    <style:style style:name="P153" style:family="paragraph" style:parent-style-name="Standard">
      <style:text-properties officeooo:rsid="02b55d7b" officeooo:paragraph-rsid="02b55d7b"/>
    </style:style>
    <style:style style:name="P154" style:family="paragraph" style:parent-style-name="Standard">
      <style:text-properties officeooo:rsid="02bb8f94" officeooo:paragraph-rsid="02bb8f94"/>
    </style:style>
    <style:style style:name="P155" style:family="paragraph" style:parent-style-name="Standard">
      <style:text-properties officeooo:rsid="02c54a3b" officeooo:paragraph-rsid="02c54a3b"/>
    </style:style>
    <style:style style:name="P156" style:family="paragraph" style:parent-style-name="Standard">
      <style:text-properties officeooo:rsid="02cbab4d" officeooo:paragraph-rsid="02cbab4d"/>
    </style:style>
    <style:style style:name="P157" style:family="paragraph" style:parent-style-name="Standard">
      <style:text-properties officeooo:rsid="02ce64f2" officeooo:paragraph-rsid="02ce64f2"/>
    </style:style>
    <style:style style:name="P158" style:family="paragraph" style:parent-style-name="Standard">
      <style:text-properties officeooo:rsid="02d26d1f" officeooo:paragraph-rsid="02d26d1f"/>
    </style:style>
    <style:style style:name="P159" style:family="paragraph" style:parent-style-name="Standard">
      <style:text-properties officeooo:rsid="02db0053" officeooo:paragraph-rsid="02db0053"/>
    </style:style>
    <style:style style:name="P160" style:family="paragraph" style:parent-style-name="Standard">
      <style:text-properties officeooo:rsid="02e1d7e2" officeooo:paragraph-rsid="02e1d7e2"/>
    </style:style>
    <style:style style:name="P161" style:family="paragraph" style:parent-style-name="Standard">
      <style:text-properties officeooo:rsid="02e3f0f6" officeooo:paragraph-rsid="02e3f0f6"/>
    </style:style>
    <style:style style:name="P162" style:family="paragraph" style:parent-style-name="Standard">
      <style:text-properties officeooo:rsid="02e6a992" officeooo:paragraph-rsid="02e6a992"/>
    </style:style>
    <style:style style:name="P163" style:family="paragraph" style:parent-style-name="Standard">
      <style:text-properties officeooo:rsid="02ef0d77" officeooo:paragraph-rsid="02ef0d77"/>
    </style:style>
    <style:style style:name="P164" style:family="paragraph" style:parent-style-name="Standard">
      <style:text-properties officeooo:rsid="02f76018" officeooo:paragraph-rsid="02f76018"/>
    </style:style>
    <style:style style:name="P165" style:family="paragraph" style:parent-style-name="Standard">
      <style:text-properties officeooo:rsid="02faebff" officeooo:paragraph-rsid="02faebff"/>
    </style:style>
    <style:style style:name="P166" style:family="paragraph" style:parent-style-name="Standard">
      <style:text-properties officeooo:rsid="02ffdb42" officeooo:paragraph-rsid="02ffdb42"/>
    </style:style>
    <style:style style:name="P167" style:family="paragraph" style:parent-style-name="Standard">
      <style:text-properties officeooo:rsid="0301be0a" officeooo:paragraph-rsid="0301be0a"/>
    </style:style>
    <style:style style:name="P168" style:family="paragraph" style:parent-style-name="Standard">
      <style:text-properties officeooo:rsid="03046bda" officeooo:paragraph-rsid="03046bda"/>
    </style:style>
    <style:style style:name="P169" style:family="paragraph" style:parent-style-name="Standard">
      <style:text-properties officeooo:rsid="030939e3" officeooo:paragraph-rsid="030939e3"/>
    </style:style>
    <style:style style:name="P170" style:family="paragraph" style:parent-style-name="Standard">
      <style:text-properties officeooo:rsid="03113355" officeooo:paragraph-rsid="03113355"/>
    </style:style>
    <style:style style:name="P171" style:family="paragraph" style:parent-style-name="Standard">
      <style:text-properties officeooo:rsid="0313cb44" officeooo:paragraph-rsid="0313cb44"/>
    </style:style>
    <style:style style:name="P172" style:family="paragraph" style:parent-style-name="Standard">
      <style:text-properties officeooo:rsid="03151d19" officeooo:paragraph-rsid="03151d19"/>
    </style:style>
    <style:style style:name="P173" style:family="paragraph" style:parent-style-name="Standard">
      <style:text-properties officeooo:rsid="03191859" officeooo:paragraph-rsid="03191859"/>
    </style:style>
    <style:style style:name="P174" style:family="paragraph" style:parent-style-name="Standard">
      <style:text-properties officeooo:rsid="03501cb9" officeooo:paragraph-rsid="03501cb9"/>
    </style:style>
    <style:style style:name="P175" style:family="paragraph" style:parent-style-name="Standard">
      <style:text-properties officeooo:rsid="0358742d" officeooo:paragraph-rsid="0358742d"/>
    </style:style>
    <style:style style:name="P176" style:family="paragraph" style:parent-style-name="Standard">
      <style:text-properties officeooo:rsid="035f5ff5" officeooo:paragraph-rsid="035f5ff5"/>
    </style:style>
    <style:style style:name="P177" style:family="paragraph" style:parent-style-name="Standard">
      <style:text-properties officeooo:rsid="0362be67" officeooo:paragraph-rsid="0362be67"/>
    </style:style>
    <style:style style:name="P178" style:family="paragraph" style:parent-style-name="Standard">
      <style:text-properties officeooo:rsid="0365c711" officeooo:paragraph-rsid="0365c711"/>
    </style:style>
    <style:style style:name="P179" style:family="paragraph" style:parent-style-name="Standard">
      <style:text-properties officeooo:rsid="03699e64" officeooo:paragraph-rsid="03699e64"/>
    </style:style>
    <style:style style:name="P180" style:family="paragraph" style:parent-style-name="Standard">
      <style:text-properties officeooo:rsid="0378814e" officeooo:paragraph-rsid="0378814e"/>
    </style:style>
    <style:style style:name="P181" style:family="paragraph" style:parent-style-name="Standard">
      <style:text-properties officeooo:rsid="037a3fc5" officeooo:paragraph-rsid="037a3fc5"/>
    </style:style>
    <style:style style:name="P182" style:family="paragraph" style:parent-style-name="Standard">
      <style:text-properties officeooo:rsid="037eca9f" officeooo:paragraph-rsid="037eca9f"/>
    </style:style>
    <style:style style:name="P183" style:family="paragraph" style:parent-style-name="Standard">
      <style:text-properties officeooo:rsid="03851a12" officeooo:paragraph-rsid="03851a12"/>
    </style:style>
    <style:style style:name="P184" style:family="paragraph" style:parent-style-name="Standard">
      <style:text-properties officeooo:rsid="03888c82" officeooo:paragraph-rsid="03888c82"/>
    </style:style>
    <style:style style:name="P185" style:family="paragraph" style:parent-style-name="Standard">
      <style:text-properties officeooo:rsid="038c5884" officeooo:paragraph-rsid="038c5884"/>
    </style:style>
    <style:style style:name="P186" style:family="paragraph" style:parent-style-name="Standard">
      <style:text-properties officeooo:rsid="039d8b2b" officeooo:paragraph-rsid="039d8b2b"/>
    </style:style>
    <style:style style:name="P187" style:family="paragraph" style:parent-style-name="Standard">
      <style:text-properties officeooo:rsid="039f8fba" officeooo:paragraph-rsid="039f8fba"/>
    </style:style>
    <style:style style:name="P188" style:family="paragraph" style:parent-style-name="Standard">
      <style:text-properties officeooo:rsid="03a3d1a4" officeooo:paragraph-rsid="03a3d1a4"/>
    </style:style>
    <style:style style:name="P189" style:family="paragraph" style:parent-style-name="Standard">
      <style:text-properties officeooo:rsid="03ab6fc0" officeooo:paragraph-rsid="03ab6fc0"/>
    </style:style>
    <style:style style:name="P190" style:family="paragraph" style:parent-style-name="Standard">
      <style:text-properties officeooo:rsid="03ad43ed" officeooo:paragraph-rsid="03ad43ed"/>
    </style:style>
    <style:style style:name="P191" style:family="paragraph" style:parent-style-name="Standard">
      <style:text-properties officeooo:rsid="03b16f50" officeooo:paragraph-rsid="03b16f50"/>
    </style:style>
    <style:style style:name="P192" style:family="paragraph" style:parent-style-name="Standard">
      <style:text-properties officeooo:rsid="03b75f0a" officeooo:paragraph-rsid="03b75f0a"/>
    </style:style>
    <style:style style:name="P193" style:family="paragraph" style:parent-style-name="Standard">
      <style:text-properties officeooo:rsid="03bbedcd" officeooo:paragraph-rsid="03bbedcd"/>
    </style:style>
    <style:style style:name="P194" style:family="paragraph" style:parent-style-name="Standard">
      <style:text-properties officeooo:rsid="03bc476f" officeooo:paragraph-rsid="03bc476f"/>
    </style:style>
    <style:style style:name="P195" style:family="paragraph" style:parent-style-name="Standard">
      <style:text-properties officeooo:rsid="03bd095b" officeooo:paragraph-rsid="03bd095b"/>
    </style:style>
    <style:style style:name="P196" style:family="paragraph" style:parent-style-name="Standard">
      <style:text-properties officeooo:rsid="03bf76dc" officeooo:paragraph-rsid="03bf76dc"/>
    </style:style>
    <style:style style:name="P197" style:family="paragraph" style:parent-style-name="Standard">
      <style:text-properties officeooo:rsid="03c17511" officeooo:paragraph-rsid="03c17511"/>
    </style:style>
    <style:style style:name="P198" style:family="paragraph" style:parent-style-name="Standard">
      <style:text-properties officeooo:rsid="03c52fc0" officeooo:paragraph-rsid="03c52fc0"/>
    </style:style>
    <style:style style:name="P199" style:family="paragraph" style:parent-style-name="Standard">
      <style:text-properties officeooo:rsid="03c809c9" officeooo:paragraph-rsid="03c809c9"/>
    </style:style>
    <style:style style:name="P200" style:family="paragraph" style:parent-style-name="Standard">
      <style:text-properties officeooo:rsid="03cc5694" officeooo:paragraph-rsid="03cc5694"/>
    </style:style>
    <style:style style:name="P201" style:family="paragraph" style:parent-style-name="Standard">
      <style:text-properties officeooo:rsid="03cec0a1" officeooo:paragraph-rsid="03cec0a1"/>
    </style:style>
    <style:style style:name="P202" style:family="paragraph" style:parent-style-name="Standard">
      <style:text-properties officeooo:rsid="03d1b293" officeooo:paragraph-rsid="03d1b293"/>
    </style:style>
    <style:style style:name="P203" style:family="paragraph" style:parent-style-name="Standard">
      <style:text-properties officeooo:rsid="03d214b8" officeooo:paragraph-rsid="03d214b8"/>
    </style:style>
    <style:style style:name="P204" style:family="paragraph" style:parent-style-name="Standard">
      <style:text-properties officeooo:rsid="03db82fa" officeooo:paragraph-rsid="03db82fa"/>
    </style:style>
    <style:style style:name="P205" style:family="paragraph" style:parent-style-name="Standard">
      <style:text-properties officeooo:rsid="03dc2e9d" officeooo:paragraph-rsid="03dc2e9d"/>
    </style:style>
    <style:style style:name="P206" style:family="paragraph" style:parent-style-name="Standard">
      <style:text-properties officeooo:rsid="03dfbd37" officeooo:paragraph-rsid="03dfbd37"/>
    </style:style>
    <style:style style:name="P207" style:family="paragraph" style:parent-style-name="Standard">
      <style:text-properties officeooo:rsid="03e92eff" officeooo:paragraph-rsid="03e92eff"/>
    </style:style>
    <style:style style:name="P208" style:family="paragraph" style:parent-style-name="Standard">
      <style:text-properties officeooo:rsid="03ecd1ab" officeooo:paragraph-rsid="03ecd1ab"/>
    </style:style>
    <style:style style:name="P209" style:family="paragraph" style:parent-style-name="Standard">
      <style:text-properties officeooo:rsid="03f1810f" officeooo:paragraph-rsid="03f1810f"/>
    </style:style>
    <style:style style:name="P210" style:family="paragraph" style:parent-style-name="Standard">
      <style:text-properties officeooo:rsid="03f23073" officeooo:paragraph-rsid="03f23073"/>
    </style:style>
    <style:style style:name="P211" style:family="paragraph" style:parent-style-name="Standard">
      <style:text-properties officeooo:rsid="04118fe9" officeooo:paragraph-rsid="04118fe9"/>
    </style:style>
    <style:style style:name="P212" style:family="paragraph" style:parent-style-name="Standard">
      <style:text-properties officeooo:rsid="041851f8" officeooo:paragraph-rsid="041851f8"/>
    </style:style>
    <style:style style:name="P213" style:family="paragraph" style:parent-style-name="Standard">
      <style:text-properties officeooo:rsid="041d32fe" officeooo:paragraph-rsid="041d32fe"/>
    </style:style>
    <style:style style:name="P214" style:family="paragraph" style:parent-style-name="Standard">
      <style:text-properties officeooo:rsid="0425174b" officeooo:paragraph-rsid="0425174b"/>
    </style:style>
    <style:style style:name="P215" style:family="paragraph" style:parent-style-name="Standard">
      <style:text-properties officeooo:rsid="042a8f5a" officeooo:paragraph-rsid="042a8f5a"/>
    </style:style>
    <style:style style:name="P216" style:family="paragraph" style:parent-style-name="Standard">
      <style:text-properties officeooo:rsid="043e93fe" officeooo:paragraph-rsid="043e93fe"/>
    </style:style>
    <style:style style:name="P217" style:family="paragraph" style:parent-style-name="Standard">
      <style:text-properties officeooo:rsid="0445d878" officeooo:paragraph-rsid="0445d878"/>
    </style:style>
    <style:style style:name="P218" style:family="paragraph" style:parent-style-name="Standard">
      <style:text-properties officeooo:rsid="0449d55f" officeooo:paragraph-rsid="0449d55f"/>
    </style:style>
    <style:style style:name="P219" style:family="paragraph" style:parent-style-name="Standard">
      <style:text-properties officeooo:rsid="044cd81a" officeooo:paragraph-rsid="044cd81a"/>
    </style:style>
    <style:style style:name="P220" style:family="paragraph" style:parent-style-name="Standard">
      <style:text-properties officeooo:rsid="045d9246" officeooo:paragraph-rsid="045d9246"/>
    </style:style>
    <style:style style:name="P221" style:family="paragraph" style:parent-style-name="Standard">
      <style:text-properties officeooo:rsid="046e11e5" officeooo:paragraph-rsid="046e11e5"/>
    </style:style>
    <style:style style:name="P222" style:family="paragraph" style:parent-style-name="Standard">
      <style:text-properties officeooo:rsid="04718810" officeooo:paragraph-rsid="04718810"/>
    </style:style>
    <style:style style:name="P223" style:family="paragraph" style:parent-style-name="Standard">
      <style:text-properties officeooo:rsid="0472463b" officeooo:paragraph-rsid="0472463b"/>
    </style:style>
    <style:style style:name="P224" style:family="paragraph" style:parent-style-name="Standard">
      <style:text-properties officeooo:rsid="047e9676" officeooo:paragraph-rsid="047e9676"/>
    </style:style>
    <style:style style:name="P225" style:family="paragraph" style:parent-style-name="Standard">
      <style:text-properties officeooo:rsid="048773d1" officeooo:paragraph-rsid="048773d1"/>
    </style:style>
    <style:style style:name="P226" style:family="paragraph" style:parent-style-name="Standard">
      <style:text-properties officeooo:rsid="048f0984" officeooo:paragraph-rsid="048f0984"/>
    </style:style>
    <style:style style:name="P227" style:family="paragraph" style:parent-style-name="Standard">
      <style:text-properties officeooo:rsid="04907104" officeooo:paragraph-rsid="04907104"/>
    </style:style>
    <style:style style:name="P228" style:family="paragraph" style:parent-style-name="Standard">
      <style:text-properties officeooo:rsid="04934463" officeooo:paragraph-rsid="04934463"/>
    </style:style>
    <style:style style:name="P229" style:family="paragraph" style:parent-style-name="Standard">
      <style:text-properties officeooo:rsid="04976b03" officeooo:paragraph-rsid="04976b03"/>
    </style:style>
    <style:style style:name="P230" style:family="paragraph" style:parent-style-name="Standard">
      <style:text-properties officeooo:rsid="04995396" officeooo:paragraph-rsid="04995396"/>
    </style:style>
    <style:style style:name="P231" style:family="paragraph" style:parent-style-name="Standard">
      <style:text-properties officeooo:rsid="049e0b8f" officeooo:paragraph-rsid="049e0b8f"/>
    </style:style>
    <style:style style:name="P232" style:family="paragraph" style:parent-style-name="Standard">
      <style:text-properties officeooo:rsid="04a1025a" officeooo:paragraph-rsid="04a1025a"/>
    </style:style>
    <style:style style:name="P233" style:family="paragraph" style:parent-style-name="Standard">
      <style:text-properties officeooo:rsid="04b865cd" officeooo:paragraph-rsid="04b865cd"/>
    </style:style>
    <style:style style:name="P234" style:family="paragraph" style:parent-style-name="Standard">
      <style:text-properties officeooo:rsid="04bf37d0" officeooo:paragraph-rsid="04bf37d0"/>
    </style:style>
    <style:style style:name="P235" style:family="paragraph" style:parent-style-name="Standard">
      <style:text-properties officeooo:rsid="04c14273" officeooo:paragraph-rsid="04c14273"/>
    </style:style>
    <style:style style:name="P236" style:family="paragraph" style:parent-style-name="Standard">
      <style:text-properties officeooo:rsid="04c5f0be" officeooo:paragraph-rsid="04c5f0be"/>
    </style:style>
    <style:style style:name="P237" style:family="paragraph" style:parent-style-name="Standard">
      <style:text-properties officeooo:rsid="04d1c8b4" officeooo:paragraph-rsid="04d1c8b4"/>
    </style:style>
    <style:style style:name="P238" style:family="paragraph" style:parent-style-name="Standard">
      <style:text-properties officeooo:rsid="04d78485" officeooo:paragraph-rsid="04d78485"/>
    </style:style>
    <style:style style:name="P239" style:family="paragraph" style:parent-style-name="Standard">
      <style:text-properties officeooo:rsid="04d89ae4" officeooo:paragraph-rsid="04d89ae4"/>
    </style:style>
    <style:style style:name="P240" style:family="paragraph" style:parent-style-name="Standard">
      <style:text-properties officeooo:rsid="04dfe7fc" officeooo:paragraph-rsid="04dfe7fc"/>
    </style:style>
    <style:style style:name="P241" style:family="paragraph" style:parent-style-name="Standard">
      <style:text-properties officeooo:rsid="04e4b670" officeooo:paragraph-rsid="04e4b670"/>
    </style:style>
    <style:style style:name="P242" style:family="paragraph" style:parent-style-name="Standard">
      <style:text-properties officeooo:rsid="04eb5fda" officeooo:paragraph-rsid="04eb5fda"/>
    </style:style>
    <style:style style:name="P243" style:family="paragraph" style:parent-style-name="Standard">
      <style:text-properties officeooo:rsid="04fad0c0" officeooo:paragraph-rsid="04fad0c0"/>
    </style:style>
    <style:style style:name="P244" style:family="paragraph" style:parent-style-name="Standard">
      <style:text-properties officeooo:rsid="0505b53f" officeooo:paragraph-rsid="0505b53f"/>
    </style:style>
    <style:style style:name="P245" style:family="paragraph" style:parent-style-name="Standard">
      <style:text-properties officeooo:rsid="0508c018" officeooo:paragraph-rsid="0508c018"/>
    </style:style>
    <style:style style:name="P246" style:family="paragraph" style:parent-style-name="Standard">
      <style:text-properties officeooo:rsid="050abe08" officeooo:paragraph-rsid="050abe08"/>
    </style:style>
    <style:style style:name="P247" style:family="paragraph" style:parent-style-name="Standard">
      <style:text-properties officeooo:rsid="050e1502" officeooo:paragraph-rsid="050e1502"/>
    </style:style>
    <style:style style:name="P248" style:family="paragraph" style:parent-style-name="Standard">
      <style:text-properties officeooo:rsid="0511ca60" officeooo:paragraph-rsid="0511ca60"/>
    </style:style>
    <style:style style:name="P249" style:family="paragraph" style:parent-style-name="Standard">
      <style:text-properties officeooo:rsid="0513ac18" officeooo:paragraph-rsid="0513ac18"/>
    </style:style>
    <style:style style:name="P250" style:family="paragraph" style:parent-style-name="Standard">
      <style:text-properties officeooo:rsid="051f0d16" officeooo:paragraph-rsid="051f0d16"/>
    </style:style>
    <style:style style:name="P251" style:family="paragraph" style:parent-style-name="Standard">
      <style:text-properties officeooo:rsid="0528e4e4" officeooo:paragraph-rsid="0528e4e4"/>
    </style:style>
    <style:style style:name="P252" style:family="paragraph" style:parent-style-name="Standard">
      <style:text-properties officeooo:rsid="052d7dec" officeooo:paragraph-rsid="052d7dec"/>
    </style:style>
    <style:style style:name="P253" style:family="paragraph" style:parent-style-name="Standard">
      <style:text-properties officeooo:rsid="052e1b20" officeooo:paragraph-rsid="052e1b20"/>
    </style:style>
    <style:style style:name="P254" style:family="paragraph" style:parent-style-name="Standard">
      <style:text-properties officeooo:rsid="052e1b20" officeooo:paragraph-rsid="15b13d84"/>
    </style:style>
    <style:style style:name="P255" style:family="paragraph" style:parent-style-name="Standard">
      <style:text-properties officeooo:rsid="053b4488" officeooo:paragraph-rsid="053b4488"/>
    </style:style>
    <style:style style:name="P256" style:family="paragraph" style:parent-style-name="Standard">
      <style:text-properties officeooo:rsid="054009ad" officeooo:paragraph-rsid="054009ad"/>
    </style:style>
    <style:style style:name="P257" style:family="paragraph" style:parent-style-name="Standard">
      <style:text-properties officeooo:rsid="05480e50" officeooo:paragraph-rsid="05480e50"/>
    </style:style>
    <style:style style:name="P258" style:family="paragraph" style:parent-style-name="Standard">
      <style:text-properties officeooo:rsid="0549c608" officeooo:paragraph-rsid="0549c608"/>
    </style:style>
    <style:style style:name="P259" style:family="paragraph" style:parent-style-name="Standard">
      <style:text-properties officeooo:rsid="05547176" officeooo:paragraph-rsid="05547176"/>
    </style:style>
    <style:style style:name="P260" style:family="paragraph" style:parent-style-name="Standard">
      <style:text-properties officeooo:rsid="056610c2" officeooo:paragraph-rsid="056610c2"/>
    </style:style>
    <style:style style:name="P261" style:family="paragraph" style:parent-style-name="Standard">
      <style:text-properties officeooo:rsid="0568c284" officeooo:paragraph-rsid="0568c284"/>
    </style:style>
    <style:style style:name="P262" style:family="paragraph" style:parent-style-name="Standard">
      <style:text-properties officeooo:rsid="056b3f6a" officeooo:paragraph-rsid="056b3f6a"/>
    </style:style>
    <style:style style:name="P263" style:family="paragraph" style:parent-style-name="Standard">
      <style:text-properties officeooo:rsid="056cbad3" officeooo:paragraph-rsid="056cbad3"/>
    </style:style>
    <style:style style:name="P264" style:family="paragraph" style:parent-style-name="Standard">
      <style:text-properties officeooo:rsid="057093b5" officeooo:paragraph-rsid="057093b5"/>
    </style:style>
    <style:style style:name="P265" style:family="paragraph" style:parent-style-name="Standard">
      <style:text-properties officeooo:rsid="0573e3b7" officeooo:paragraph-rsid="0573e3b7"/>
    </style:style>
    <style:style style:name="P266" style:family="paragraph" style:parent-style-name="Standard">
      <style:text-properties officeooo:rsid="05768575" officeooo:paragraph-rsid="05768575"/>
    </style:style>
    <style:style style:name="P267" style:family="paragraph" style:parent-style-name="Standard">
      <style:text-properties officeooo:rsid="0589329e" officeooo:paragraph-rsid="0589329e"/>
    </style:style>
    <style:style style:name="P268" style:family="paragraph" style:parent-style-name="Standard">
      <style:text-properties officeooo:rsid="05aa6e55" officeooo:paragraph-rsid="05aa6e55"/>
    </style:style>
    <style:style style:name="P269" style:family="paragraph" style:parent-style-name="Standard">
      <style:text-properties officeooo:rsid="05c3162d" officeooo:paragraph-rsid="05c3162d"/>
    </style:style>
    <style:style style:name="P270" style:family="paragraph" style:parent-style-name="Standard">
      <style:text-properties officeooo:rsid="05d76759" officeooo:paragraph-rsid="05d76759"/>
    </style:style>
    <style:style style:name="P271" style:family="paragraph" style:parent-style-name="Standard">
      <style:text-properties officeooo:rsid="05e7b5ac" officeooo:paragraph-rsid="05e7b5ac"/>
    </style:style>
    <style:style style:name="P272" style:family="paragraph" style:parent-style-name="Standard">
      <style:text-properties officeooo:rsid="05f2e0e1" officeooo:paragraph-rsid="05f2e0e1"/>
    </style:style>
    <style:style style:name="P273" style:family="paragraph" style:parent-style-name="Standard">
      <style:text-properties officeooo:rsid="05f3e2f6" officeooo:paragraph-rsid="05f3e2f6"/>
    </style:style>
    <style:style style:name="P274" style:family="paragraph" style:parent-style-name="Standard">
      <style:text-properties officeooo:rsid="05f484c5" officeooo:paragraph-rsid="05f484c5"/>
    </style:style>
    <style:style style:name="P275" style:family="paragraph" style:parent-style-name="Standard">
      <style:text-properties officeooo:rsid="060d342f" officeooo:paragraph-rsid="060d342f"/>
    </style:style>
    <style:style style:name="P276" style:family="paragraph" style:parent-style-name="Standard">
      <style:text-properties officeooo:rsid="061220db" officeooo:paragraph-rsid="061220db"/>
    </style:style>
    <style:style style:name="P277" style:family="paragraph" style:parent-style-name="Standard">
      <style:text-properties officeooo:rsid="061220db" officeooo:paragraph-rsid="0ba42aeb"/>
    </style:style>
    <style:style style:name="P278" style:family="paragraph" style:parent-style-name="Standard">
      <style:text-properties officeooo:rsid="0622d297" officeooo:paragraph-rsid="0622d297"/>
    </style:style>
    <style:style style:name="P279" style:family="paragraph" style:parent-style-name="Standard">
      <style:text-properties officeooo:rsid="0624effa" officeooo:paragraph-rsid="0624effa"/>
    </style:style>
    <style:style style:name="P280" style:family="paragraph" style:parent-style-name="Standard">
      <style:text-properties officeooo:rsid="062e1d96" officeooo:paragraph-rsid="062e1d96"/>
    </style:style>
    <style:style style:name="P281" style:family="paragraph" style:parent-style-name="Standard">
      <style:text-properties officeooo:rsid="062e1d96" officeooo:paragraph-rsid="18756ded"/>
    </style:style>
    <style:style style:name="P282" style:family="paragraph" style:parent-style-name="Standard">
      <style:text-properties officeooo:rsid="064a315d" officeooo:paragraph-rsid="064a315d"/>
    </style:style>
    <style:style style:name="P283" style:family="paragraph" style:parent-style-name="Standard">
      <style:text-properties officeooo:rsid="064fac3a" officeooo:paragraph-rsid="064fac3a"/>
    </style:style>
    <style:style style:name="P284" style:family="paragraph" style:parent-style-name="Standard">
      <style:text-properties officeooo:rsid="064fac3a" officeooo:paragraph-rsid="098b3065"/>
    </style:style>
    <style:style style:name="P285" style:family="paragraph" style:parent-style-name="Standard">
      <style:text-properties officeooo:rsid="066fd4ef" officeooo:paragraph-rsid="066fd4ef"/>
    </style:style>
    <style:style style:name="P286" style:family="paragraph" style:parent-style-name="Standard">
      <style:text-properties officeooo:rsid="06788c10" officeooo:paragraph-rsid="06788c10"/>
    </style:style>
    <style:style style:name="P287" style:family="paragraph" style:parent-style-name="Standard">
      <style:text-properties officeooo:rsid="06853536" officeooo:paragraph-rsid="06853536"/>
    </style:style>
    <style:style style:name="P288" style:family="paragraph" style:parent-style-name="Standard">
      <style:text-properties officeooo:rsid="06a6c169" officeooo:paragraph-rsid="06a6c169"/>
    </style:style>
    <style:style style:name="P289" style:family="paragraph" style:parent-style-name="Standard">
      <style:text-properties officeooo:rsid="06c6fe9e" officeooo:paragraph-rsid="06c6fe9e"/>
    </style:style>
    <style:style style:name="P290" style:family="paragraph" style:parent-style-name="Standard">
      <style:text-properties officeooo:rsid="06c8621b" officeooo:paragraph-rsid="06c8621b"/>
    </style:style>
    <style:style style:name="P291" style:family="paragraph" style:parent-style-name="Standard">
      <style:text-properties officeooo:rsid="06d3856a" officeooo:paragraph-rsid="06d3856a"/>
    </style:style>
    <style:style style:name="P292" style:family="paragraph" style:parent-style-name="Standard">
      <style:text-properties officeooo:rsid="06da28c0" officeooo:paragraph-rsid="06da28c0"/>
    </style:style>
    <style:style style:name="P293" style:family="paragraph" style:parent-style-name="Standard">
      <style:text-properties officeooo:rsid="06e85ea9" officeooo:paragraph-rsid="06e85ea9"/>
    </style:style>
    <style:style style:name="P294" style:family="paragraph" style:parent-style-name="Standard">
      <style:text-properties officeooo:rsid="06ef2880" officeooo:paragraph-rsid="06ef2880"/>
    </style:style>
    <style:style style:name="P295" style:family="paragraph" style:parent-style-name="Standard">
      <style:text-properties officeooo:rsid="06f9aebe" officeooo:paragraph-rsid="06f9aebe"/>
    </style:style>
    <style:style style:name="P296" style:family="paragraph" style:parent-style-name="Standard">
      <style:text-properties officeooo:rsid="07030127" officeooo:paragraph-rsid="070539d2"/>
    </style:style>
    <style:style style:name="P297" style:family="paragraph" style:parent-style-name="Standard">
      <style:text-properties officeooo:rsid="070ec532" officeooo:paragraph-rsid="070ec532"/>
    </style:style>
    <style:style style:name="P298" style:family="paragraph" style:parent-style-name="Standard">
      <style:text-properties officeooo:rsid="0722b3e9" officeooo:paragraph-rsid="0722b3e9"/>
    </style:style>
    <style:style style:name="P299" style:family="paragraph" style:parent-style-name="Standard">
      <style:text-properties officeooo:rsid="072fd26f" officeooo:paragraph-rsid="072fd26f"/>
    </style:style>
    <style:style style:name="P300" style:family="paragraph" style:parent-style-name="Standard">
      <style:text-properties officeooo:rsid="07488f72" officeooo:paragraph-rsid="07488f72"/>
    </style:style>
    <style:style style:name="P301" style:family="paragraph" style:parent-style-name="Standard">
      <style:text-properties officeooo:rsid="074d70cb" officeooo:paragraph-rsid="074d70cb"/>
    </style:style>
    <style:style style:name="P302" style:family="paragraph" style:parent-style-name="Standard">
      <style:text-properties officeooo:rsid="075100d1" officeooo:paragraph-rsid="075100d1"/>
    </style:style>
    <style:style style:name="P303" style:family="paragraph" style:parent-style-name="Standard">
      <style:text-properties officeooo:rsid="078e9949" officeooo:paragraph-rsid="078e9949"/>
    </style:style>
    <style:style style:name="P304" style:family="paragraph" style:parent-style-name="Standard">
      <style:text-properties officeooo:rsid="0790e8f9" officeooo:paragraph-rsid="0790e8f9"/>
    </style:style>
    <style:style style:name="P305" style:family="paragraph" style:parent-style-name="Standard">
      <style:text-properties officeooo:rsid="07970ee8" officeooo:paragraph-rsid="07970ee8"/>
    </style:style>
    <style:style style:name="P306" style:family="paragraph" style:parent-style-name="Standard">
      <style:text-properties officeooo:rsid="07970ee8" officeooo:paragraph-rsid="07d6529d"/>
    </style:style>
    <style:style style:name="P307" style:family="paragraph" style:parent-style-name="Standard">
      <style:text-properties officeooo:rsid="07a53800" officeooo:paragraph-rsid="07a53800"/>
    </style:style>
    <style:style style:name="P308" style:family="paragraph" style:parent-style-name="Standard">
      <style:text-properties officeooo:rsid="07b6abe3" officeooo:paragraph-rsid="07b6abe3"/>
    </style:style>
    <style:style style:name="P309" style:family="paragraph" style:parent-style-name="Standard">
      <style:text-properties officeooo:rsid="07bffc11" officeooo:paragraph-rsid="07bffc11"/>
    </style:style>
    <style:style style:name="P310" style:family="paragraph" style:parent-style-name="Standard">
      <style:text-properties officeooo:rsid="07d0124c" officeooo:paragraph-rsid="07d0124c"/>
    </style:style>
    <style:style style:name="P311" style:family="paragraph" style:parent-style-name="Standard">
      <style:text-properties officeooo:rsid="07d1efc4" officeooo:paragraph-rsid="07d1efc4"/>
    </style:style>
    <style:style style:name="P312" style:family="paragraph" style:parent-style-name="Standard">
      <style:text-properties officeooo:rsid="07e4f7e0" officeooo:paragraph-rsid="07e4f7e0"/>
    </style:style>
    <style:style style:name="P313" style:family="paragraph" style:parent-style-name="Standard">
      <style:text-properties officeooo:rsid="07fc435e" officeooo:paragraph-rsid="07fc435e"/>
    </style:style>
    <style:style style:name="P314" style:family="paragraph" style:parent-style-name="Standard">
      <style:text-properties officeooo:rsid="08236cae" officeooo:paragraph-rsid="08236cae"/>
    </style:style>
    <style:style style:name="P315" style:family="paragraph" style:parent-style-name="Standard">
      <style:text-properties officeooo:rsid="08236cae" officeooo:paragraph-rsid="0826ba3f"/>
    </style:style>
    <style:style style:name="P316" style:family="paragraph" style:parent-style-name="Standard">
      <style:text-properties officeooo:rsid="0827947b" officeooo:paragraph-rsid="0827947b"/>
    </style:style>
    <style:style style:name="P317" style:family="paragraph" style:parent-style-name="Standard">
      <style:text-properties officeooo:rsid="0837c25b" officeooo:paragraph-rsid="0837c25b"/>
    </style:style>
    <style:style style:name="P318" style:family="paragraph" style:parent-style-name="Standard">
      <style:text-properties officeooo:rsid="0839d1cc" officeooo:paragraph-rsid="0839d1cc"/>
    </style:style>
    <style:style style:name="P319" style:family="paragraph" style:parent-style-name="Standard">
      <style:text-properties officeooo:rsid="0826ba3f" officeooo:paragraph-rsid="0826ba3f"/>
    </style:style>
    <style:style style:name="P320" style:family="paragraph" style:parent-style-name="Standard">
      <style:text-properties officeooo:rsid="08401347" officeooo:paragraph-rsid="08401347"/>
    </style:style>
    <style:style style:name="P321" style:family="paragraph" style:parent-style-name="Standard">
      <style:text-properties officeooo:rsid="0864017c" officeooo:paragraph-rsid="0864017c"/>
    </style:style>
    <style:style style:name="P322" style:family="paragraph" style:parent-style-name="Standard">
      <style:text-properties officeooo:rsid="08723c13" officeooo:paragraph-rsid="08723c13"/>
    </style:style>
    <style:style style:name="P323" style:family="paragraph" style:parent-style-name="Standard">
      <style:text-properties officeooo:rsid="087ad351" officeooo:paragraph-rsid="087ad351"/>
    </style:style>
    <style:style style:name="P324" style:family="paragraph" style:parent-style-name="Standard">
      <style:text-properties officeooo:rsid="088dfac1" officeooo:paragraph-rsid="088dfac1"/>
    </style:style>
    <style:style style:name="P325" style:family="paragraph" style:parent-style-name="Standard">
      <style:text-properties officeooo:rsid="089175f0" officeooo:paragraph-rsid="089175f0"/>
    </style:style>
    <style:style style:name="P326" style:family="paragraph" style:parent-style-name="Standard">
      <style:text-properties officeooo:rsid="089efe36" officeooo:paragraph-rsid="089efe36"/>
    </style:style>
    <style:style style:name="P327" style:family="paragraph" style:parent-style-name="Standard">
      <style:text-properties officeooo:rsid="08a61139" officeooo:paragraph-rsid="08a61139"/>
    </style:style>
    <style:style style:name="P328" style:family="paragraph" style:parent-style-name="Standard">
      <style:text-properties officeooo:rsid="08a86127" officeooo:paragraph-rsid="08a86127"/>
    </style:style>
    <style:style style:name="P329" style:family="paragraph" style:parent-style-name="Standard">
      <style:text-properties officeooo:rsid="08b0d582" officeooo:paragraph-rsid="08b0d582"/>
    </style:style>
    <style:style style:name="P330" style:family="paragraph" style:parent-style-name="Standard">
      <style:text-properties officeooo:rsid="08b3f607" officeooo:paragraph-rsid="08b3f607"/>
    </style:style>
    <style:style style:name="P331" style:family="paragraph" style:parent-style-name="Standard">
      <style:text-properties officeooo:rsid="08b97fd8" officeooo:paragraph-rsid="08b97fd8"/>
    </style:style>
    <style:style style:name="P332" style:family="paragraph" style:parent-style-name="Standard">
      <style:text-properties officeooo:rsid="08caf136" officeooo:paragraph-rsid="08caf136"/>
    </style:style>
    <style:style style:name="P333" style:family="paragraph" style:parent-style-name="Standard">
      <style:text-properties officeooo:rsid="08d25ba5" officeooo:paragraph-rsid="08d25ba5"/>
    </style:style>
    <style:style style:name="P334" style:family="paragraph" style:parent-style-name="Standard">
      <style:text-properties officeooo:rsid="08f908e1" officeooo:paragraph-rsid="08f908e1"/>
    </style:style>
    <style:style style:name="P335" style:family="paragraph" style:parent-style-name="Standard">
      <style:text-properties officeooo:rsid="08feff26" officeooo:paragraph-rsid="08feff26"/>
    </style:style>
    <style:style style:name="P336" style:family="paragraph" style:parent-style-name="Standard">
      <style:text-properties officeooo:rsid="091013bd" officeooo:paragraph-rsid="091013bd"/>
    </style:style>
    <style:style style:name="P337" style:family="paragraph" style:parent-style-name="Standard">
      <style:text-properties officeooo:rsid="091952e8" officeooo:paragraph-rsid="091952e8"/>
    </style:style>
    <style:style style:name="P338" style:family="paragraph" style:parent-style-name="Standard">
      <style:text-properties officeooo:rsid="092d10fd" officeooo:paragraph-rsid="092d10fd"/>
    </style:style>
    <style:style style:name="P339" style:family="paragraph" style:parent-style-name="Standard">
      <style:text-properties officeooo:rsid="092fdc9d" officeooo:paragraph-rsid="092fdc9d"/>
    </style:style>
    <style:style style:name="P340" style:family="paragraph" style:parent-style-name="Standard">
      <style:text-properties officeooo:rsid="09375027" officeooo:paragraph-rsid="09375027"/>
    </style:style>
    <style:style style:name="P341" style:family="paragraph" style:parent-style-name="Standard">
      <style:text-properties officeooo:rsid="093c9505" officeooo:paragraph-rsid="093c9505"/>
    </style:style>
    <style:style style:name="P342" style:family="paragraph" style:parent-style-name="Standard">
      <style:text-properties officeooo:rsid="0942f908" officeooo:paragraph-rsid="0942f908"/>
    </style:style>
    <style:style style:name="P343" style:family="paragraph" style:parent-style-name="Standard">
      <style:text-properties officeooo:rsid="094802d8" officeooo:paragraph-rsid="094802d8"/>
    </style:style>
    <style:style style:name="P344" style:family="paragraph" style:parent-style-name="Standard">
      <style:text-properties officeooo:rsid="0968a143" officeooo:paragraph-rsid="0968a143"/>
    </style:style>
    <style:style style:name="P345" style:family="paragraph" style:parent-style-name="Standard">
      <style:text-properties officeooo:rsid="09702cb8" officeooo:paragraph-rsid="09702cb8"/>
    </style:style>
    <style:style style:name="P346" style:family="paragraph" style:parent-style-name="Standard">
      <style:text-properties officeooo:rsid="09a163c5" officeooo:paragraph-rsid="09a163c5"/>
    </style:style>
    <style:style style:name="P347" style:family="paragraph" style:parent-style-name="Standard">
      <style:text-properties officeooo:rsid="09a37488" officeooo:paragraph-rsid="09a37488"/>
    </style:style>
    <style:style style:name="P348" style:family="paragraph" style:parent-style-name="Standard">
      <style:text-properties officeooo:rsid="09ac9160" officeooo:paragraph-rsid="09ac9160"/>
    </style:style>
    <style:style style:name="P349" style:family="paragraph" style:parent-style-name="Standard">
      <style:text-properties officeooo:rsid="09bd2fa6" officeooo:paragraph-rsid="09bd2fa6"/>
    </style:style>
    <style:style style:name="P350" style:family="paragraph" style:parent-style-name="Standard">
      <style:text-properties officeooo:rsid="09be9ac6" officeooo:paragraph-rsid="09be9ac6"/>
    </style:style>
    <style:style style:name="P351" style:family="paragraph" style:parent-style-name="Standard">
      <style:text-properties officeooo:rsid="09dcbafa" officeooo:paragraph-rsid="09de967f"/>
    </style:style>
    <style:style style:name="P352" style:family="paragraph" style:parent-style-name="Standard">
      <style:text-properties officeooo:rsid="09eb9b09" officeooo:paragraph-rsid="09eb9b09"/>
    </style:style>
    <style:style style:name="P353" style:family="paragraph" style:parent-style-name="Standard">
      <style:text-properties officeooo:rsid="09ee17b5" officeooo:paragraph-rsid="09ee17b5"/>
    </style:style>
    <style:style style:name="P354" style:family="paragraph" style:parent-style-name="Standard">
      <style:text-properties officeooo:rsid="09f91f40" officeooo:paragraph-rsid="09f91f40"/>
    </style:style>
    <style:style style:name="P355" style:family="paragraph" style:parent-style-name="Standard">
      <style:text-properties officeooo:rsid="0a02bc2b" officeooo:paragraph-rsid="0a02bc2b"/>
    </style:style>
    <style:style style:name="P356" style:family="paragraph" style:parent-style-name="Standard">
      <style:text-properties officeooo:rsid="0a09d235" officeooo:paragraph-rsid="0a09d235"/>
    </style:style>
    <style:style style:name="P357" style:family="paragraph" style:parent-style-name="Standard">
      <style:text-properties officeooo:rsid="0a0b728b" officeooo:paragraph-rsid="0a0b728b"/>
    </style:style>
    <style:style style:name="P358" style:family="paragraph" style:parent-style-name="Standard">
      <style:text-properties officeooo:rsid="0a0c88ca" officeooo:paragraph-rsid="0a0c88ca"/>
    </style:style>
    <style:style style:name="P359" style:family="paragraph" style:parent-style-name="Standard">
      <style:text-properties officeooo:rsid="0a1bd137" officeooo:paragraph-rsid="0a1bd137"/>
    </style:style>
    <style:style style:name="P360" style:family="paragraph" style:parent-style-name="Standard">
      <style:text-properties officeooo:rsid="0a1fd999" officeooo:paragraph-rsid="0a1fd999"/>
    </style:style>
    <style:style style:name="P361" style:family="paragraph" style:parent-style-name="Standard">
      <style:text-properties officeooo:rsid="0a1feba4" officeooo:paragraph-rsid="0a1feba4"/>
    </style:style>
    <style:style style:name="P362" style:family="paragraph" style:parent-style-name="Standard">
      <style:text-properties officeooo:rsid="0a35a206" officeooo:paragraph-rsid="0a35a206"/>
    </style:style>
    <style:style style:name="P363" style:family="paragraph" style:parent-style-name="Standard">
      <style:text-properties officeooo:rsid="0a3d49ec" officeooo:paragraph-rsid="0a3d49ec"/>
    </style:style>
    <style:style style:name="P364" style:family="paragraph" style:parent-style-name="Standard">
      <style:text-properties officeooo:rsid="0a4a890a" officeooo:paragraph-rsid="0a4a890a"/>
    </style:style>
    <style:style style:name="P365" style:family="paragraph" style:parent-style-name="Standard">
      <style:text-properties officeooo:rsid="0a4d7cfe" officeooo:paragraph-rsid="0a4d7cfe"/>
    </style:style>
    <style:style style:name="P366" style:family="paragraph" style:parent-style-name="Standard">
      <style:text-properties officeooo:rsid="0a52f6eb" officeooo:paragraph-rsid="0ad0d02f"/>
    </style:style>
    <style:style style:name="P367" style:family="paragraph" style:parent-style-name="Standard">
      <style:text-properties officeooo:rsid="0a7160f1" officeooo:paragraph-rsid="0a7160f1"/>
    </style:style>
    <style:style style:name="P368" style:family="paragraph" style:parent-style-name="Standard">
      <style:text-properties officeooo:rsid="0a71a813" officeooo:paragraph-rsid="0a71a813"/>
    </style:style>
    <style:style style:name="P369" style:family="paragraph" style:parent-style-name="Standard">
      <style:text-properties officeooo:rsid="0a74d04c" officeooo:paragraph-rsid="0a74d04c"/>
    </style:style>
    <style:style style:name="P370" style:family="paragraph" style:parent-style-name="Standard">
      <style:text-properties officeooo:rsid="0a7f98e3" officeooo:paragraph-rsid="0a7f98e3"/>
    </style:style>
    <style:style style:name="P371" style:family="paragraph" style:parent-style-name="Standard">
      <style:text-properties officeooo:rsid="0a7fa455" officeooo:paragraph-rsid="0a7fa455"/>
    </style:style>
    <style:style style:name="P372" style:family="paragraph" style:parent-style-name="Standard">
      <style:text-properties officeooo:rsid="0a853f63" officeooo:paragraph-rsid="0a853f63"/>
    </style:style>
    <style:style style:name="P373" style:family="paragraph" style:parent-style-name="Standard">
      <style:text-properties officeooo:rsid="0a92d13c" officeooo:paragraph-rsid="0aa5976e"/>
    </style:style>
    <style:style style:name="P374" style:family="paragraph" style:parent-style-name="Standard">
      <style:text-properties officeooo:rsid="0a92d13c" officeooo:paragraph-rsid="0a92d13c"/>
    </style:style>
    <style:style style:name="P375" style:family="paragraph" style:parent-style-name="Standard">
      <style:text-properties officeooo:rsid="0a9679d7" officeooo:paragraph-rsid="0a9679d7"/>
    </style:style>
    <style:style style:name="P376" style:family="paragraph" style:parent-style-name="Standard">
      <style:text-properties officeooo:rsid="0aa74146" officeooo:paragraph-rsid="0aa74146"/>
    </style:style>
    <style:style style:name="P377" style:family="paragraph" style:parent-style-name="Standard">
      <style:text-properties officeooo:rsid="0aa8f0b4" officeooo:paragraph-rsid="0aa8f0b4"/>
    </style:style>
    <style:style style:name="P378" style:family="paragraph" style:parent-style-name="Standard">
      <style:text-properties officeooo:rsid="0ab60c83" officeooo:paragraph-rsid="0ab60c83"/>
    </style:style>
    <style:style style:name="P379" style:family="paragraph" style:parent-style-name="Standard">
      <style:text-properties officeooo:rsid="0aeba08b" officeooo:paragraph-rsid="0aeba08b"/>
    </style:style>
    <style:style style:name="P380" style:family="paragraph" style:parent-style-name="Standard">
      <style:text-properties officeooo:rsid="09ba1614" officeooo:paragraph-rsid="0af59861"/>
    </style:style>
    <style:style style:name="P381" style:family="paragraph" style:parent-style-name="Standard">
      <style:text-properties officeooo:rsid="0b00bcd7" officeooo:paragraph-rsid="0b00bcd7"/>
    </style:style>
    <style:style style:name="P382" style:family="paragraph" style:parent-style-name="Standard">
      <style:text-properties officeooo:rsid="0b0f98ea" officeooo:paragraph-rsid="0b0f98ea"/>
    </style:style>
    <style:style style:name="P383" style:family="paragraph" style:parent-style-name="Standard">
      <style:text-properties officeooo:rsid="0b117ba9" officeooo:paragraph-rsid="0b53f6ba"/>
    </style:style>
    <style:style style:name="P384" style:family="paragraph" style:parent-style-name="Standard">
      <style:text-properties officeooo:rsid="0b190656" officeooo:paragraph-rsid="0b190656"/>
    </style:style>
    <style:style style:name="P385" style:family="paragraph" style:parent-style-name="Standard">
      <style:text-properties officeooo:rsid="0b40100d" officeooo:paragraph-rsid="0b40100d"/>
    </style:style>
    <style:style style:name="P386" style:family="paragraph" style:parent-style-name="Standard">
      <style:text-properties officeooo:rsid="0b46d4d4" officeooo:paragraph-rsid="0b46d4d4"/>
    </style:style>
    <style:style style:name="P387" style:family="paragraph" style:parent-style-name="Standard">
      <style:text-properties officeooo:rsid="0b788449" officeooo:paragraph-rsid="0b8bb990"/>
    </style:style>
    <style:style style:name="P388" style:family="paragraph" style:parent-style-name="Standard">
      <style:text-properties officeooo:rsid="0b8e31c7" officeooo:paragraph-rsid="0b8e31c7"/>
    </style:style>
    <style:style style:name="P389" style:family="paragraph" style:parent-style-name="Standard">
      <style:text-properties officeooo:rsid="0bc548f9" officeooo:paragraph-rsid="0bc548f9"/>
    </style:style>
    <style:style style:name="P390" style:family="paragraph" style:parent-style-name="Standard">
      <style:text-properties officeooo:rsid="0bc548f9" officeooo:paragraph-rsid="0bd1aae6"/>
    </style:style>
    <style:style style:name="P391" style:family="paragraph" style:parent-style-name="Standard">
      <style:text-properties officeooo:rsid="0bd20edb" officeooo:paragraph-rsid="0bd20edb"/>
    </style:style>
    <style:style style:name="P392" style:family="paragraph" style:parent-style-name="Standard">
      <style:text-properties officeooo:rsid="0bd443ac" officeooo:paragraph-rsid="0bd443ac"/>
    </style:style>
    <style:style style:name="P393" style:family="paragraph" style:parent-style-name="Standard">
      <style:text-properties officeooo:rsid="0beb129b" officeooo:paragraph-rsid="0beb129b"/>
    </style:style>
    <style:style style:name="P394" style:family="paragraph" style:parent-style-name="Standard">
      <style:text-properties officeooo:rsid="0beefa32" officeooo:paragraph-rsid="0beefa32"/>
    </style:style>
    <style:style style:name="P395" style:family="paragraph" style:parent-style-name="Standard">
      <style:text-properties officeooo:rsid="0bfa30f3" officeooo:paragraph-rsid="0bfa30f3"/>
    </style:style>
    <style:style style:name="P396" style:family="paragraph" style:parent-style-name="Standard">
      <style:text-properties officeooo:rsid="0c0335a3" officeooo:paragraph-rsid="0c0335a3"/>
    </style:style>
    <style:style style:name="P397" style:family="paragraph" style:parent-style-name="Standard">
      <style:text-properties officeooo:rsid="0c0ebf0d" officeooo:paragraph-rsid="0c0ebf0d"/>
    </style:style>
    <style:style style:name="P398" style:family="paragraph" style:parent-style-name="Standard">
      <style:text-properties officeooo:rsid="0c1a8565" officeooo:paragraph-rsid="0c1a8565"/>
    </style:style>
    <style:style style:name="P399" style:family="paragraph" style:parent-style-name="Standard">
      <style:text-properties officeooo:rsid="0c239374" officeooo:paragraph-rsid="0c239374"/>
    </style:style>
    <style:style style:name="P400" style:family="paragraph" style:parent-style-name="Standard">
      <style:text-properties officeooo:rsid="0c2ea1f3" officeooo:paragraph-rsid="0c2ea1f3"/>
    </style:style>
    <style:style style:name="P401" style:family="paragraph" style:parent-style-name="Standard">
      <style:text-properties officeooo:rsid="0c31fe44" officeooo:paragraph-rsid="0c31fe44"/>
    </style:style>
    <style:style style:name="P402" style:family="paragraph" style:parent-style-name="Standard">
      <style:text-properties officeooo:rsid="0c351d21" officeooo:paragraph-rsid="0c351d21"/>
    </style:style>
    <style:style style:name="P403" style:family="paragraph" style:parent-style-name="Standard">
      <style:text-properties officeooo:rsid="0c351d21" officeooo:paragraph-rsid="0c5e1457"/>
    </style:style>
    <style:style style:name="P404" style:family="paragraph" style:parent-style-name="Standard">
      <style:text-properties officeooo:rsid="0c5fd964" officeooo:paragraph-rsid="0c5fd964"/>
    </style:style>
    <style:style style:name="P405" style:family="paragraph" style:parent-style-name="Standard">
      <style:text-properties officeooo:rsid="0c707547" officeooo:paragraph-rsid="0c707547"/>
    </style:style>
    <style:style style:name="P406" style:family="paragraph" style:parent-style-name="Standard">
      <style:text-properties officeooo:rsid="0c707547" officeooo:paragraph-rsid="0c8daba0"/>
    </style:style>
    <style:style style:name="P407" style:family="paragraph" style:parent-style-name="Standard">
      <style:text-properties officeooo:rsid="0caa2b12" officeooo:paragraph-rsid="0caa2b12"/>
    </style:style>
    <style:style style:name="P408" style:family="paragraph" style:parent-style-name="Standard">
      <style:text-properties officeooo:rsid="0cb59de1" officeooo:paragraph-rsid="0cb59de1"/>
    </style:style>
    <style:style style:name="P409" style:family="paragraph" style:parent-style-name="Standard">
      <style:text-properties officeooo:rsid="0cccc79d" officeooo:paragraph-rsid="0cccc79d"/>
    </style:style>
    <style:style style:name="P410" style:family="paragraph" style:parent-style-name="Standard">
      <style:text-properties officeooo:rsid="0ce3780f" officeooo:paragraph-rsid="0ce3780f"/>
    </style:style>
    <style:style style:name="P411" style:family="paragraph" style:parent-style-name="Standard">
      <style:text-properties officeooo:rsid="0cefb3de" officeooo:paragraph-rsid="0cefb3de"/>
    </style:style>
    <style:style style:name="P412" style:family="paragraph" style:parent-style-name="Standard">
      <style:text-properties officeooo:rsid="0cf5d947" officeooo:paragraph-rsid="0d00880c"/>
    </style:style>
    <style:style style:name="P413" style:family="paragraph" style:parent-style-name="Standard">
      <style:text-properties officeooo:rsid="0d0d4805" officeooo:paragraph-rsid="0d1829bc"/>
    </style:style>
    <style:style style:name="P414" style:family="paragraph" style:parent-style-name="Standard">
      <style:text-properties officeooo:rsid="0d24051d" officeooo:paragraph-rsid="0d24051d"/>
    </style:style>
    <style:style style:name="P415" style:family="paragraph" style:parent-style-name="Standard">
      <style:text-properties officeooo:rsid="0d3ef988" officeooo:paragraph-rsid="0d3ef988"/>
    </style:style>
    <style:style style:name="P416" style:family="paragraph" style:parent-style-name="Standard">
      <style:text-properties officeooo:rsid="0d464e3a" officeooo:paragraph-rsid="0d464e3a"/>
    </style:style>
    <style:style style:name="P417" style:family="paragraph" style:parent-style-name="Standard">
      <style:text-properties officeooo:rsid="0d4a0bb2" officeooo:paragraph-rsid="0d4a0bb2"/>
    </style:style>
    <style:style style:name="P418" style:family="paragraph" style:parent-style-name="Standard">
      <style:text-properties officeooo:rsid="0d559c33" officeooo:paragraph-rsid="0d559c33"/>
    </style:style>
    <style:style style:name="P419" style:family="paragraph" style:parent-style-name="Standard">
      <style:text-properties officeooo:rsid="0d64d67f" officeooo:paragraph-rsid="0d64d67f"/>
    </style:style>
    <style:style style:name="P420" style:family="paragraph" style:parent-style-name="Standard">
      <style:text-properties officeooo:rsid="0d67377d" officeooo:paragraph-rsid="0d67377d"/>
    </style:style>
    <style:style style:name="P421" style:family="paragraph" style:parent-style-name="Standard">
      <style:text-properties officeooo:rsid="0d840343" officeooo:paragraph-rsid="0d840343"/>
    </style:style>
    <style:style style:name="P422" style:family="paragraph" style:parent-style-name="Standard">
      <style:text-properties officeooo:rsid="0d96c1ea" officeooo:paragraph-rsid="0d96c1ea"/>
    </style:style>
    <style:style style:name="P423" style:family="paragraph" style:parent-style-name="Standard">
      <style:text-properties officeooo:rsid="0da4840f" officeooo:paragraph-rsid="0da4840f"/>
    </style:style>
    <style:style style:name="P424" style:family="paragraph" style:parent-style-name="Standard">
      <style:text-properties officeooo:rsid="0dac1f7a" officeooo:paragraph-rsid="0dac1f7a"/>
    </style:style>
    <style:style style:name="P425" style:family="paragraph" style:parent-style-name="Standard">
      <style:text-properties officeooo:rsid="0db6772a" officeooo:paragraph-rsid="0db6772a"/>
    </style:style>
    <style:style style:name="P426" style:family="paragraph" style:parent-style-name="Standard">
      <style:text-properties officeooo:rsid="0dbd871d" officeooo:paragraph-rsid="0dc91b4a"/>
    </style:style>
    <style:style style:name="P427" style:family="paragraph" style:parent-style-name="Standard">
      <style:text-properties officeooo:rsid="0dbd871d" officeooo:paragraph-rsid="0e133214"/>
    </style:style>
    <style:style style:name="P428" style:family="paragraph" style:parent-style-name="Standard">
      <style:text-properties officeooo:rsid="0dd2fb54" officeooo:paragraph-rsid="0dd2fb54"/>
    </style:style>
    <style:style style:name="P429" style:family="paragraph" style:parent-style-name="Standard">
      <style:text-properties officeooo:rsid="0dd7748d" officeooo:paragraph-rsid="0dd7748d"/>
    </style:style>
    <style:style style:name="P430" style:family="paragraph" style:parent-style-name="Standard">
      <style:text-properties officeooo:rsid="0dd9f9dd" officeooo:paragraph-rsid="0dd9f9dd"/>
    </style:style>
    <style:style style:name="P431" style:family="paragraph" style:parent-style-name="Standard">
      <style:text-properties officeooo:rsid="0ddd4720" officeooo:paragraph-rsid="0ddd4720"/>
    </style:style>
    <style:style style:name="P432" style:family="paragraph" style:parent-style-name="Standard">
      <style:text-properties officeooo:rsid="0df2bf5a" officeooo:paragraph-rsid="0df2bf5a"/>
    </style:style>
    <style:style style:name="P433" style:family="paragraph" style:parent-style-name="Standard">
      <style:text-properties officeooo:rsid="0e012f31" officeooo:paragraph-rsid="0e012f31"/>
    </style:style>
    <style:style style:name="P434" style:family="paragraph" style:parent-style-name="Standard">
      <style:text-properties officeooo:rsid="0e01bdea" officeooo:paragraph-rsid="0e01bdea"/>
    </style:style>
    <style:style style:name="P435" style:family="paragraph" style:parent-style-name="Standard">
      <style:text-properties officeooo:rsid="0e037a26" officeooo:paragraph-rsid="0e037a26"/>
    </style:style>
    <style:style style:name="P436" style:family="paragraph" style:parent-style-name="Standard">
      <style:text-properties officeooo:rsid="0e0c1f39" officeooo:paragraph-rsid="0e0c1f39"/>
    </style:style>
    <style:style style:name="P437" style:family="paragraph" style:parent-style-name="Standard">
      <style:text-properties officeooo:rsid="0e1d52cd" officeooo:paragraph-rsid="0e1d52cd"/>
    </style:style>
    <style:style style:name="P438" style:family="paragraph" style:parent-style-name="Standard">
      <style:text-properties officeooo:rsid="0e1d52cd" officeooo:paragraph-rsid="17688778"/>
    </style:style>
    <style:style style:name="P439" style:family="paragraph" style:parent-style-name="Standard">
      <style:text-properties officeooo:rsid="0e2adf83" officeooo:paragraph-rsid="0e2adf83"/>
    </style:style>
    <style:style style:name="P440" style:family="paragraph" style:parent-style-name="Standard">
      <style:text-properties officeooo:rsid="0e413088" officeooo:paragraph-rsid="0e413088"/>
    </style:style>
    <style:style style:name="P441" style:family="paragraph" style:parent-style-name="Standard">
      <style:text-properties officeooo:rsid="0e45360c" officeooo:paragraph-rsid="0e45360c"/>
    </style:style>
    <style:style style:name="P442" style:family="paragraph" style:parent-style-name="Standard">
      <style:text-properties officeooo:rsid="0e75778c" officeooo:paragraph-rsid="0e75778c"/>
    </style:style>
    <style:style style:name="P443" style:family="paragraph" style:parent-style-name="Standard">
      <style:text-properties officeooo:rsid="0e811e1e" officeooo:paragraph-rsid="0e811e1e"/>
    </style:style>
    <style:style style:name="P444" style:family="paragraph" style:parent-style-name="Standard">
      <style:text-properties officeooo:rsid="0e8345f2" officeooo:paragraph-rsid="0e8345f2"/>
    </style:style>
    <style:style style:name="P445" style:family="paragraph" style:parent-style-name="Standard">
      <style:text-properties officeooo:rsid="0e89f3d2" officeooo:paragraph-rsid="0e89f3d2"/>
    </style:style>
    <style:style style:name="P446" style:family="paragraph" style:parent-style-name="Standard">
      <style:text-properties officeooo:rsid="0e8b15f6" officeooo:paragraph-rsid="0e8b15f6"/>
    </style:style>
    <style:style style:name="P447" style:family="paragraph" style:parent-style-name="Standard">
      <style:text-properties officeooo:rsid="0e9ba785" officeooo:paragraph-rsid="0e9ba785"/>
    </style:style>
    <style:style style:name="P448" style:family="paragraph" style:parent-style-name="Standard">
      <style:text-properties officeooo:rsid="0eb501f9" officeooo:paragraph-rsid="0eb501f9"/>
    </style:style>
    <style:style style:name="P449" style:family="paragraph" style:parent-style-name="Standard">
      <style:text-properties officeooo:rsid="0eb501f9" officeooo:paragraph-rsid="17640386"/>
    </style:style>
    <style:style style:name="P450" style:family="paragraph" style:parent-style-name="Standard">
      <style:text-properties officeooo:rsid="0ec38dbb" officeooo:paragraph-rsid="0ec38dbb"/>
    </style:style>
    <style:style style:name="P451" style:family="paragraph" style:parent-style-name="Standard">
      <style:text-properties style:text-underline-style="none" officeooo:rsid="0ef0b640" officeooo:paragraph-rsid="0ef0b640"/>
    </style:style>
    <style:style style:name="P452" style:family="paragraph" style:parent-style-name="Standard">
      <style:text-properties style:text-underline-style="none" officeooo:rsid="0f091699" officeooo:paragraph-rsid="0f091699"/>
    </style:style>
    <style:style style:name="P453" style:family="paragraph" style:parent-style-name="Standard">
      <style:text-properties style:text-underline-style="none" officeooo:rsid="0f091699" officeooo:paragraph-rsid="0f0c35f1"/>
    </style:style>
    <style:style style:name="P454" style:family="paragraph" style:parent-style-name="Standard">
      <style:text-properties style:text-underline-style="none" officeooo:rsid="0f175cf3" officeooo:paragraph-rsid="0f175cf3"/>
    </style:style>
    <style:style style:name="P455" style:family="paragraph" style:parent-style-name="Standard">
      <style:text-properties style:text-underline-style="none" officeooo:rsid="0f1dd131" officeooo:paragraph-rsid="0f1dd131"/>
    </style:style>
    <style:style style:name="P456" style:family="paragraph" style:parent-style-name="Standard">
      <style:text-properties style:text-underline-style="none" officeooo:rsid="0f1dd131" officeooo:paragraph-rsid="17860609"/>
    </style:style>
    <style:style style:name="P457" style:family="paragraph" style:parent-style-name="Standard">
      <style:text-properties style:text-underline-style="none" officeooo:rsid="0f2f54da" officeooo:paragraph-rsid="0f2f54da"/>
    </style:style>
    <style:style style:name="P458" style:family="paragraph" style:parent-style-name="Standard">
      <style:text-properties style:text-underline-style="none" officeooo:rsid="0f627b96" officeooo:paragraph-rsid="0f627b96"/>
    </style:style>
    <style:style style:name="P459" style:family="paragraph" style:parent-style-name="Standard">
      <style:text-properties style:text-underline-style="none" officeooo:rsid="0f7e8f50" officeooo:paragraph-rsid="0f7e8f50"/>
    </style:style>
    <style:style style:name="P460" style:family="paragraph" style:parent-style-name="Standard">
      <style:text-properties style:text-underline-style="none" officeooo:rsid="0f7e8f50" officeooo:paragraph-rsid="12d991d0"/>
    </style:style>
    <style:style style:name="P461" style:family="paragraph" style:parent-style-name="Standard">
      <style:text-properties style:text-underline-style="none" officeooo:rsid="0f8723f1" officeooo:paragraph-rsid="0f8723f1"/>
    </style:style>
    <style:style style:name="P462" style:family="paragraph" style:parent-style-name="Standard">
      <style:text-properties style:text-underline-style="none" officeooo:rsid="0f88685e" officeooo:paragraph-rsid="0f88685e"/>
    </style:style>
    <style:style style:name="P463" style:family="paragraph" style:parent-style-name="Standard">
      <style:text-properties style:text-underline-style="none" officeooo:rsid="0f8b11e3" officeooo:paragraph-rsid="0f8b11e3"/>
    </style:style>
    <style:style style:name="P464" style:family="paragraph" style:parent-style-name="Standard">
      <style:text-properties style:text-underline-style="none" officeooo:rsid="0f924440" officeooo:paragraph-rsid="0f924440"/>
    </style:style>
    <style:style style:name="P465" style:family="paragraph" style:parent-style-name="Standard">
      <style:text-properties style:text-underline-style="none" officeooo:rsid="0fc12941" officeooo:paragraph-rsid="0fc12941"/>
    </style:style>
    <style:style style:name="P466" style:family="paragraph" style:parent-style-name="Standard">
      <style:text-properties style:text-underline-style="none" officeooo:rsid="0fcafb68" officeooo:paragraph-rsid="0fcafb68"/>
    </style:style>
    <style:style style:name="P467" style:family="paragraph" style:parent-style-name="Standard">
      <style:text-properties style:text-underline-style="none" officeooo:rsid="0fe1c532" officeooo:paragraph-rsid="0fe1c532"/>
    </style:style>
    <style:style style:name="P468" style:family="paragraph" style:parent-style-name="Standard">
      <style:text-properties style:text-underline-style="none" officeooo:rsid="0fe4176d" officeooo:paragraph-rsid="0fe4176d"/>
    </style:style>
    <style:style style:name="P469" style:family="paragraph" style:parent-style-name="Standard">
      <style:text-properties style:text-underline-style="none" officeooo:rsid="0fe903d2" officeooo:paragraph-rsid="0fe903d2"/>
    </style:style>
    <style:style style:name="P470" style:family="paragraph" style:parent-style-name="Standard">
      <style:text-properties style:text-underline-style="none" officeooo:rsid="0ff55ab4" officeooo:paragraph-rsid="0ff55ab4"/>
    </style:style>
    <style:style style:name="P471" style:family="paragraph" style:parent-style-name="Standard">
      <style:text-properties style:text-underline-style="none" officeooo:rsid="10052c88" officeooo:paragraph-rsid="10052c88"/>
    </style:style>
    <style:style style:name="P472" style:family="paragraph" style:parent-style-name="Standard">
      <style:text-properties style:text-underline-style="none" officeooo:rsid="1006c96e" officeooo:paragraph-rsid="1018e4a4"/>
    </style:style>
    <style:style style:name="P473" style:family="paragraph" style:parent-style-name="Standard">
      <style:text-properties style:text-underline-style="none" officeooo:rsid="10197b53" officeooo:paragraph-rsid="10197b53"/>
    </style:style>
    <style:style style:name="P474" style:family="paragraph" style:parent-style-name="Standard">
      <style:text-properties style:text-underline-style="none" officeooo:rsid="10197e5c" officeooo:paragraph-rsid="10197e5c"/>
    </style:style>
    <style:style style:name="P475" style:family="paragraph" style:parent-style-name="Standard">
      <style:text-properties style:text-underline-style="none" officeooo:rsid="101da42c" officeooo:paragraph-rsid="101da42c"/>
    </style:style>
    <style:style style:name="P476" style:family="paragraph" style:parent-style-name="Standard">
      <style:text-properties style:text-underline-style="none" officeooo:rsid="1027924b" officeooo:paragraph-rsid="1027924b"/>
    </style:style>
    <style:style style:name="P477" style:family="paragraph" style:parent-style-name="Standard">
      <style:text-properties style:text-underline-style="none" officeooo:rsid="10283855" officeooo:paragraph-rsid="10283855"/>
    </style:style>
    <style:style style:name="P478" style:family="paragraph" style:parent-style-name="Standard">
      <style:text-properties style:text-underline-style="none" officeooo:rsid="1033db2c" officeooo:paragraph-rsid="1033db2c"/>
    </style:style>
    <style:style style:name="P479" style:family="paragraph" style:parent-style-name="Standard">
      <style:text-properties style:text-underline-style="none" officeooo:rsid="103c7320" officeooo:paragraph-rsid="103c7320"/>
    </style:style>
    <style:style style:name="P480" style:family="paragraph" style:parent-style-name="Standard">
      <style:text-properties style:text-underline-style="none" officeooo:rsid="10490ab2" officeooo:paragraph-rsid="10490ab2"/>
    </style:style>
    <style:style style:name="P481" style:family="paragraph" style:parent-style-name="Standard">
      <style:text-properties style:text-underline-style="none" officeooo:rsid="104cf1d6" officeooo:paragraph-rsid="104cf1d6"/>
    </style:style>
    <style:style style:name="P482" style:family="paragraph" style:parent-style-name="Standard">
      <style:text-properties style:text-underline-style="none" officeooo:rsid="10653579" officeooo:paragraph-rsid="10653579"/>
    </style:style>
    <style:style style:name="P483" style:family="paragraph" style:parent-style-name="Standard">
      <style:text-properties style:text-underline-style="none" officeooo:rsid="1069305c" officeooo:paragraph-rsid="1069305c"/>
    </style:style>
    <style:style style:name="P484" style:family="paragraph" style:parent-style-name="Standard">
      <style:text-properties style:text-underline-style="none" officeooo:rsid="106c8cc3" officeooo:paragraph-rsid="106c8cc3"/>
    </style:style>
    <style:style style:name="P485" style:family="paragraph" style:parent-style-name="Standard">
      <style:text-properties style:text-underline-style="none" officeooo:rsid="1076ca3b" officeooo:paragraph-rsid="1076ca3b"/>
    </style:style>
    <style:style style:name="P486" style:family="paragraph" style:parent-style-name="Standard">
      <style:text-properties style:text-underline-style="none" officeooo:rsid="10825008" officeooo:paragraph-rsid="10825008"/>
    </style:style>
    <style:style style:name="P487" style:family="paragraph" style:parent-style-name="Standard">
      <style:text-properties style:text-underline-style="none" officeooo:rsid="10901bdd" officeooo:paragraph-rsid="10901bdd"/>
    </style:style>
    <style:style style:name="P488" style:family="paragraph" style:parent-style-name="Standard">
      <style:text-properties style:text-underline-style="none" officeooo:rsid="109287c8" officeooo:paragraph-rsid="109287c8"/>
    </style:style>
    <style:style style:name="P489" style:family="paragraph" style:parent-style-name="Standard">
      <style:text-properties style:text-underline-style="none" officeooo:rsid="1096d492" officeooo:paragraph-rsid="1096d492"/>
    </style:style>
    <style:style style:name="P490" style:family="paragraph" style:parent-style-name="Standard">
      <style:text-properties style:text-underline-style="none" officeooo:rsid="1098c03b" officeooo:paragraph-rsid="1098c03b"/>
    </style:style>
    <style:style style:name="P491" style:family="paragraph" style:parent-style-name="Standard">
      <style:text-properties style:text-underline-style="none" officeooo:rsid="109fde85" officeooo:paragraph-rsid="109fde85"/>
    </style:style>
    <style:style style:name="P492" style:family="paragraph" style:parent-style-name="Standard">
      <style:text-properties style:text-underline-style="none" officeooo:rsid="10afe5d7" officeooo:paragraph-rsid="10afe5d7"/>
    </style:style>
    <style:style style:name="P493" style:family="paragraph" style:parent-style-name="Standard">
      <style:text-properties style:text-underline-style="none" officeooo:rsid="110b8bab" officeooo:paragraph-rsid="110b8bab"/>
    </style:style>
    <style:style style:name="P494" style:family="paragraph" style:parent-style-name="Standard">
      <style:text-properties style:text-underline-style="none" officeooo:rsid="11141033" officeooo:paragraph-rsid="11141033"/>
    </style:style>
    <style:style style:name="P495" style:family="paragraph" style:parent-style-name="Standard">
      <style:text-properties style:text-underline-style="none" officeooo:rsid="112aa2ff" officeooo:paragraph-rsid="112aa2ff"/>
    </style:style>
    <style:style style:name="P496" style:family="paragraph" style:parent-style-name="Standard">
      <style:text-properties style:text-underline-style="none" officeooo:rsid="112aef4e" officeooo:paragraph-rsid="112aef4e"/>
    </style:style>
    <style:style style:name="P497" style:family="paragraph" style:parent-style-name="Standard">
      <style:text-properties style:text-underline-style="none" officeooo:rsid="112d4a8c" officeooo:paragraph-rsid="112d4a8c"/>
    </style:style>
    <style:style style:name="P498" style:family="paragraph" style:parent-style-name="Standard">
      <style:text-properties style:text-underline-style="none" officeooo:rsid="11327162" officeooo:paragraph-rsid="11327162"/>
    </style:style>
    <style:style style:name="P499" style:family="paragraph" style:parent-style-name="Standard">
      <style:text-properties style:text-underline-style="none" officeooo:rsid="1134eff9" officeooo:paragraph-rsid="1134eff9"/>
    </style:style>
    <style:style style:name="P500" style:family="paragraph" style:parent-style-name="Standard">
      <style:text-properties style:text-underline-style="none" officeooo:rsid="11380876" officeooo:paragraph-rsid="11380876"/>
    </style:style>
    <style:style style:name="P501" style:family="paragraph" style:parent-style-name="Standard">
      <style:text-properties style:text-underline-style="none" officeooo:rsid="1139901d" officeooo:paragraph-rsid="1139901d"/>
    </style:style>
    <style:style style:name="P502" style:family="paragraph" style:parent-style-name="Standard">
      <style:text-properties style:text-underline-style="none" officeooo:rsid="1143a077" officeooo:paragraph-rsid="1143a077"/>
    </style:style>
    <style:style style:name="P503" style:family="paragraph" style:parent-style-name="Standard">
      <style:text-properties style:text-underline-style="none" officeooo:rsid="114520a0" officeooo:paragraph-rsid="114520a0"/>
    </style:style>
    <style:style style:name="P504" style:family="paragraph" style:parent-style-name="Standard">
      <style:text-properties style:text-underline-style="none" officeooo:rsid="1145e4a9" officeooo:paragraph-rsid="1145e4a9"/>
    </style:style>
    <style:style style:name="P505" style:family="paragraph" style:parent-style-name="Standard">
      <style:text-properties style:text-underline-style="none" officeooo:rsid="116bde7d" officeooo:paragraph-rsid="116bde7d"/>
    </style:style>
    <style:style style:name="P506" style:family="paragraph" style:parent-style-name="Standard">
      <style:text-properties style:text-underline-style="none" officeooo:rsid="11704870" officeooo:paragraph-rsid="11704870"/>
    </style:style>
    <style:style style:name="P507" style:family="paragraph" style:parent-style-name="Standard">
      <style:text-properties style:text-underline-style="none" officeooo:rsid="1171e4d9" officeooo:paragraph-rsid="1171e4d9"/>
    </style:style>
    <style:style style:name="P508" style:family="paragraph" style:parent-style-name="Standard">
      <style:text-properties style:text-underline-style="none" officeooo:rsid="0ef9d6e5" officeooo:paragraph-rsid="1758846c"/>
    </style:style>
    <style:style style:name="P509" style:family="paragraph" style:parent-style-name="Standard">
      <style:text-properties fo:language="ru" fo:country="RU" officeooo:paragraph-rsid="1171e4d9"/>
    </style:style>
    <style:style style:name="P510" style:family="paragraph" style:parent-style-name="Standard">
      <style:text-properties fo:language="ru" fo:country="RU" officeooo:rsid="11d27bba" officeooo:paragraph-rsid="11f2cd8a"/>
    </style:style>
    <style:style style:name="P511" style:family="paragraph" style:parent-style-name="Standard">
      <style:text-properties fo:language="ru" fo:country="RU" officeooo:rsid="11d27bba" officeooo:paragraph-rsid="120d3aa7"/>
    </style:style>
    <style:style style:name="P512" style:family="paragraph" style:parent-style-name="Standard">
      <style:text-properties fo:language="ru" fo:country="RU" officeooo:rsid="12129af3" officeooo:paragraph-rsid="120d3aa7"/>
    </style:style>
    <style:style style:name="P513" style:family="paragraph" style:parent-style-name="Standard">
      <style:text-properties fo:language="ru" fo:country="RU" officeooo:paragraph-rsid="1220a866"/>
    </style:style>
    <style:style style:name="P514" style:family="paragraph" style:parent-style-name="Standard">
      <style:text-properties fo:language="ru" fo:country="RU" officeooo:paragraph-rsid="1240c9e6"/>
    </style:style>
    <style:style style:name="P515" style:family="paragraph" style:parent-style-name="Standard">
      <style:text-properties fo:language="ru" fo:country="RU" officeooo:rsid="1240c9e6" officeooo:paragraph-rsid="1240c9e6"/>
    </style:style>
    <style:style style:name="P516" style:family="paragraph" style:parent-style-name="Standard">
      <style:text-properties fo:language="ru" fo:country="RU" officeooo:rsid="1240c9e6" officeooo:paragraph-rsid="1259eb65"/>
    </style:style>
    <style:style style:name="P517" style:family="paragraph" style:parent-style-name="Standard">
      <style:text-properties fo:language="ru" fo:country="RU" officeooo:rsid="12607d42" officeooo:paragraph-rsid="12607d42"/>
    </style:style>
    <style:style style:name="P518" style:family="paragraph" style:parent-style-name="Standard">
      <style:text-properties fo:language="ru" fo:country="RU" officeooo:rsid="12695e99" officeooo:paragraph-rsid="12695e99"/>
    </style:style>
    <style:style style:name="P519" style:family="paragraph" style:parent-style-name="Standard">
      <style:text-properties fo:language="ru" fo:country="RU" officeooo:rsid="12754598" officeooo:paragraph-rsid="12754598"/>
    </style:style>
    <style:style style:name="P520" style:family="paragraph" style:parent-style-name="Standard">
      <style:text-properties fo:language="ru" fo:country="RU" officeooo:rsid="127d48a8" officeooo:paragraph-rsid="127d48a8"/>
    </style:style>
    <style:style style:name="P521" style:family="paragraph" style:parent-style-name="Standard">
      <style:text-properties fo:language="ru" fo:country="RU" officeooo:rsid="127d48a8" officeooo:paragraph-rsid="128f4d2c"/>
    </style:style>
    <style:style style:name="P522" style:family="paragraph" style:parent-style-name="Standard">
      <style:text-properties fo:language="ru" fo:country="RU" officeooo:rsid="127d48a8" officeooo:paragraph-rsid="12cd7552"/>
    </style:style>
    <style:style style:name="P523" style:family="paragraph" style:parent-style-name="Standard">
      <style:text-properties fo:language="ru" fo:country="RU" officeooo:rsid="1283b45b" officeooo:paragraph-rsid="1283b45b"/>
    </style:style>
    <style:style style:name="P524" style:family="paragraph" style:parent-style-name="Standard">
      <style:text-properties fo:language="ru" fo:country="RU" officeooo:rsid="12cd7552" officeooo:paragraph-rsid="12cd7552"/>
    </style:style>
    <style:style style:name="P525" style:family="paragraph" style:parent-style-name="Standard">
      <style:text-properties fo:language="ru" fo:country="RU" officeooo:rsid="14d1cf81" officeooo:paragraph-rsid="14d1cf81"/>
    </style:style>
    <style:style style:name="P526" style:family="paragraph" style:parent-style-name="Standard">
      <style:text-properties fo:language="ru" fo:country="RU" officeooo:rsid="14d35287" officeooo:paragraph-rsid="14d35287"/>
    </style:style>
    <style:style style:name="P527" style:family="paragraph" style:parent-style-name="Standard">
      <style:text-properties fo:language="ru" fo:country="RU" officeooo:rsid="14d35287" officeooo:paragraph-rsid="1517d2b5"/>
    </style:style>
    <style:style style:name="P528" style:family="paragraph" style:parent-style-name="Standard">
      <style:text-properties fo:language="ru" fo:country="RU" officeooo:rsid="157067b3" officeooo:paragraph-rsid="157067b3"/>
    </style:style>
    <style:style style:name="P529" style:family="paragraph" style:parent-style-name="Standard">
      <style:text-properties fo:language="ru" fo:country="RU" officeooo:rsid="158081d1" officeooo:paragraph-rsid="158081d1"/>
    </style:style>
    <style:style style:name="P530" style:family="paragraph" style:parent-style-name="Standard">
      <style:text-properties fo:language="ru" fo:country="RU" officeooo:rsid="158081d1" officeooo:paragraph-rsid="1619c1f3"/>
    </style:style>
    <style:style style:name="P531" style:family="paragraph" style:parent-style-name="Standard">
      <style:text-properties fo:language="ru" fo:country="RU" officeooo:rsid="158081d1" officeooo:paragraph-rsid="1645e992"/>
    </style:style>
    <style:style style:name="P532" style:family="paragraph" style:parent-style-name="Standard">
      <style:text-properties fo:language="ru" fo:country="RU" officeooo:rsid="1645e992" officeooo:paragraph-rsid="1645e992"/>
    </style:style>
    <style:style style:name="P533" style:family="paragraph" style:parent-style-name="Standard">
      <style:text-properties fo:language="ru" fo:country="RU" officeooo:rsid="17043435" officeooo:paragraph-rsid="17043435"/>
    </style:style>
    <style:style style:name="P534" style:family="paragraph" style:parent-style-name="Standard">
      <style:text-properties fo:language="ru" fo:country="RU" officeooo:rsid="17054472" officeooo:paragraph-rsid="1707923d"/>
    </style:style>
    <style:style style:name="P535" style:family="paragraph" style:parent-style-name="Standard">
      <style:text-properties fo:language="ru" fo:country="RU" officeooo:rsid="1707923d" officeooo:paragraph-rsid="1707923d"/>
    </style:style>
    <style:style style:name="P536" style:family="paragraph" style:parent-style-name="Standard">
      <style:text-properties fo:language="ru" fo:country="RU" officeooo:rsid="1707923d" officeooo:paragraph-rsid="17106101"/>
    </style:style>
    <style:style style:name="P537" style:family="paragraph" style:parent-style-name="Standard">
      <style:text-properties fo:language="ru" fo:country="RU" officeooo:rsid="1707923d" officeooo:paragraph-rsid="17169f53"/>
    </style:style>
    <style:style style:name="P538" style:family="paragraph" style:parent-style-name="Standard">
      <style:text-properties fo:language="ru" fo:country="RU" officeooo:rsid="1707923d" officeooo:paragraph-rsid="173487e5"/>
    </style:style>
    <style:style style:name="P539" style:family="paragraph" style:parent-style-name="Standard">
      <style:text-properties fo:language="ru" fo:country="RU" officeooo:rsid="1707923d" officeooo:paragraph-rsid="1737a47b"/>
    </style:style>
    <style:style style:name="P540" style:family="paragraph" style:parent-style-name="Standard">
      <style:text-properties fo:language="ru" fo:country="RU" officeooo:rsid="1707923d" officeooo:paragraph-rsid="17384a30"/>
    </style:style>
    <style:style style:name="P541" style:family="paragraph" style:parent-style-name="Standard">
      <style:text-properties fo:language="ru" fo:country="RU" officeooo:rsid="1707923d" officeooo:paragraph-rsid="173dba9c"/>
    </style:style>
    <style:style style:name="P542" style:family="paragraph" style:parent-style-name="Standard">
      <style:text-properties fo:language="ru" fo:country="RU" officeooo:rsid="1707923d" officeooo:paragraph-rsid="173e8837"/>
    </style:style>
    <style:style style:name="P543" style:family="paragraph" style:parent-style-name="Standard">
      <style:text-properties fo:language="ru" fo:country="RU" officeooo:rsid="17c2ac6b" officeooo:paragraph-rsid="17c2ac6b"/>
    </style:style>
    <style:style style:name="P544" style:family="paragraph" style:parent-style-name="Standard">
      <style:text-properties fo:language="ru" fo:country="RU" officeooo:rsid="17c2ac6b" officeooo:paragraph-rsid="17ca1994"/>
    </style:style>
    <style:style style:name="P545" style:family="paragraph" style:parent-style-name="Standard">
      <style:text-properties fo:language="ru" fo:country="RU" officeooo:rsid="17c2ac6b" officeooo:paragraph-rsid="17fe302f"/>
    </style:style>
    <style:style style:name="P546" style:family="paragraph" style:parent-style-name="Standard">
      <style:text-properties fo:language="ru" fo:country="RU" officeooo:rsid="18c3a918" officeooo:paragraph-rsid="18c3a918"/>
    </style:style>
    <style:style style:name="P547" style:family="paragraph" style:parent-style-name="Standard">
      <style:text-properties fo:language="ru" fo:country="RU" officeooo:rsid="18c3a918" officeooo:paragraph-rsid="19442003"/>
    </style:style>
    <style:style style:name="P548" style:family="paragraph" style:parent-style-name="Standard">
      <style:text-properties fo:language="ru" fo:country="RU" officeooo:rsid="195d1829" officeooo:paragraph-rsid="195d1829"/>
    </style:style>
    <style:style style:name="P549" style:family="paragraph" style:parent-style-name="Standard">
      <style:text-properties fo:language="ru" fo:country="RU" officeooo:rsid="195d1829" officeooo:paragraph-rsid="198759f3"/>
    </style:style>
    <style:style style:name="P550" style:family="paragraph" style:parent-style-name="Standard">
      <style:text-properties fo:language="ru" fo:country="RU" officeooo:rsid="198759f3" officeooo:paragraph-rsid="198759f3"/>
    </style:style>
    <style:style style:name="P551" style:family="paragraph" style:parent-style-name="Standard">
      <style:text-properties fo:language="ru" fo:country="RU" officeooo:rsid="198bf19f" officeooo:paragraph-rsid="198bf19f"/>
    </style:style>
    <style:style style:name="P552" style:family="paragraph" style:parent-style-name="Standard">
      <style:text-properties fo:language="ru" fo:country="RU" officeooo:rsid="198e622f" officeooo:paragraph-rsid="198e622f"/>
    </style:style>
    <style:style style:name="P553" style:family="paragraph" style:parent-style-name="Standard">
      <style:text-properties fo:language="ru" fo:country="RU" officeooo:rsid="198e622f" officeooo:paragraph-rsid="19d40f61"/>
    </style:style>
    <style:style style:name="P554" style:family="paragraph" style:parent-style-name="Standard">
      <style:text-properties fo:language="ru" fo:country="RU" officeooo:rsid="198e622f" officeooo:paragraph-rsid="19ea7263"/>
    </style:style>
    <style:style style:name="P555" style:family="paragraph" style:parent-style-name="Standard">
      <style:text-properties fo:language="ru" fo:country="RU" officeooo:rsid="198e622f" officeooo:paragraph-rsid="19ec95a5"/>
    </style:style>
    <style:style style:name="P556" style:family="paragraph" style:parent-style-name="Standard">
      <style:text-properties fo:language="ru" fo:country="RU" officeooo:rsid="198e622f" officeooo:paragraph-rsid="19ec9899"/>
    </style:style>
    <style:style style:name="P557" style:family="paragraph" style:parent-style-name="Standard">
      <style:text-properties fo:language="ru" fo:country="RU" officeooo:rsid="198e622f" officeooo:paragraph-rsid="19ed2021"/>
    </style:style>
    <style:style style:name="P558" style:family="paragraph" style:parent-style-name="Standard">
      <style:text-properties fo:language="ru" fo:country="RU" officeooo:rsid="198e622f" officeooo:paragraph-rsid="19ef077a"/>
    </style:style>
    <style:style style:name="P559" style:family="paragraph" style:parent-style-name="Standard">
      <style:text-properties fo:language="ru" fo:country="RU" officeooo:rsid="198e622f" officeooo:paragraph-rsid="19ef785c"/>
    </style:style>
    <style:style style:name="P560" style:family="paragraph" style:parent-style-name="Standard">
      <style:text-properties fo:language="ru" fo:country="RU" officeooo:rsid="198e622f" officeooo:paragraph-rsid="19f135c8"/>
    </style:style>
    <style:style style:name="P561" style:family="paragraph" style:parent-style-name="Standard">
      <style:text-properties fo:language="ru" fo:country="RU" officeooo:rsid="198e622f" officeooo:paragraph-rsid="19f240d9"/>
    </style:style>
    <style:style style:name="P562" style:family="paragraph" style:parent-style-name="Standard">
      <style:text-properties fo:language="ru" fo:country="RU" officeooo:rsid="198e622f" officeooo:paragraph-rsid="19f2b037"/>
    </style:style>
    <style:style style:name="P563" style:family="paragraph" style:parent-style-name="Standard">
      <style:text-properties fo:language="ru" fo:country="RU" officeooo:rsid="198e622f" officeooo:paragraph-rsid="19f49e5a"/>
    </style:style>
    <style:style style:name="P564" style:family="paragraph" style:parent-style-name="Standard">
      <style:text-properties fo:language="ru" fo:country="RU" officeooo:rsid="198e622f" officeooo:paragraph-rsid="19f4fc6b"/>
    </style:style>
    <style:style style:name="P565" style:family="paragraph" style:parent-style-name="Standard">
      <style:text-properties fo:language="ru" fo:country="RU" officeooo:rsid="198e622f" officeooo:paragraph-rsid="19f62859"/>
    </style:style>
    <style:style style:name="P566" style:family="paragraph" style:parent-style-name="Standard">
      <style:text-properties fo:language="ru" fo:country="RU" officeooo:rsid="198e622f" officeooo:paragraph-rsid="19f80216"/>
    </style:style>
    <style:style style:name="P567" style:family="paragraph" style:parent-style-name="Standard">
      <style:text-properties fo:language="ru" fo:country="RU" officeooo:rsid="198e622f" officeooo:paragraph-rsid="19f999d2"/>
    </style:style>
    <style:style style:name="P568" style:family="paragraph" style:parent-style-name="Standard">
      <style:text-properties fo:language="ru" fo:country="RU" officeooo:rsid="198e622f" officeooo:paragraph-rsid="19f9da93"/>
    </style:style>
    <style:style style:name="P569" style:family="paragraph" style:parent-style-name="Standard">
      <style:text-properties fo:language="ru" fo:country="RU" officeooo:rsid="198e622f" officeooo:paragraph-rsid="1a08961f"/>
    </style:style>
    <style:style style:name="P570" style:family="paragraph" style:parent-style-name="Standard">
      <style:text-properties fo:language="ru" fo:country="RU" officeooo:rsid="198e622f" officeooo:paragraph-rsid="1a691bd6"/>
    </style:style>
    <style:style style:name="P571" style:family="paragraph" style:parent-style-name="Standard">
      <style:text-properties officeooo:paragraph-rsid="1171e4d9"/>
    </style:style>
    <style:style style:name="P572" style:family="paragraph" style:parent-style-name="Standard">
      <style:text-properties officeooo:paragraph-rsid="11f2cd8a"/>
    </style:style>
    <style:style style:name="P573" style:family="paragraph" style:parent-style-name="Standard">
      <style:text-properties officeooo:paragraph-rsid="120d3aa7"/>
    </style:style>
    <style:style style:name="P574" style:family="paragraph" style:parent-style-name="Standard">
      <style:text-properties officeooo:rsid="00a294e4" officeooo:paragraph-rsid="00a294e4"/>
    </style:style>
    <style:style style:name="P575" style:family="paragraph" style:parent-style-name="Standard">
      <style:text-properties officeooo:rsid="1452c6b6" officeooo:paragraph-rsid="1452c6b6"/>
    </style:style>
    <style:style style:name="P576" style:family="paragraph" style:parent-style-name="Standard">
      <style:text-properties officeooo:rsid="0095e740" officeooo:paragraph-rsid="1457ef9d"/>
    </style:style>
    <style:style style:name="P577" style:family="paragraph" style:parent-style-name="Standard">
      <style:text-properties officeooo:rsid="03fc0be9" officeooo:paragraph-rsid="16d21ba6"/>
    </style:style>
    <style:style style:name="P578" style:family="paragraph" style:parent-style-name="Standard">
      <style:text-properties officeooo:rsid="04073b09" officeooo:paragraph-rsid="16d98937"/>
    </style:style>
    <style:style style:name="P579" style:family="paragraph" style:parent-style-name="Standard">
      <style:text-properties officeooo:rsid="1761f47c" officeooo:paragraph-rsid="1761f47c"/>
    </style:style>
    <style:style style:name="P580" style:family="paragraph" style:parent-style-name="Standard">
      <style:text-properties officeooo:rsid="0e3c7687" officeooo:paragraph-rsid="176ae36e"/>
    </style:style>
    <style:style style:name="P581" style:family="paragraph" style:parent-style-name="Standard">
      <style:text-properties officeooo:rsid="0443f71d" officeooo:paragraph-rsid="18200d4e"/>
    </style:style>
    <style:style style:name="P582" style:family="paragraph" style:parent-style-name="Standard">
      <style:text-properties officeooo:rsid="1869a273" officeooo:paragraph-rsid="1869a273"/>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63455"/>
    </style:style>
    <style:style style:name="T96" style:family="text">
      <style:text-properties officeooo:rsid="00f7f97f"/>
    </style:style>
    <style:style style:name="T97" style:family="text">
      <style:text-properties officeooo:rsid="00f81c62"/>
    </style:style>
    <style:style style:name="T98" style:family="text">
      <style:text-properties officeooo:rsid="00f9f397"/>
    </style:style>
    <style:style style:name="T99" style:family="text">
      <style:text-properties officeooo:rsid="00fb6a11"/>
    </style:style>
    <style:style style:name="T100" style:family="text">
      <style:text-properties officeooo:rsid="00fd4999"/>
    </style:style>
    <style:style style:name="T101" style:family="text">
      <style:text-properties officeooo:rsid="00fe3498"/>
    </style:style>
    <style:style style:name="T102" style:family="text">
      <style:text-properties officeooo:rsid="00ff5b69"/>
    </style:style>
    <style:style style:name="T103" style:family="text">
      <style:text-properties officeooo:rsid="010080f4"/>
    </style:style>
    <style:style style:name="T104" style:family="text">
      <style:text-properties officeooo:rsid="010160ea"/>
    </style:style>
    <style:style style:name="T105" style:family="text">
      <style:text-properties officeooo:rsid="0101b6a4"/>
    </style:style>
    <style:style style:name="T106" style:family="text">
      <style:text-properties officeooo:rsid="01033757"/>
    </style:style>
    <style:style style:name="T107" style:family="text">
      <style:text-properties officeooo:rsid="0104b1f3"/>
    </style:style>
    <style:style style:name="T108" style:family="text">
      <style:text-properties officeooo:rsid="0106638a"/>
    </style:style>
    <style:style style:name="T109" style:family="text">
      <style:text-properties officeooo:rsid="0106e649"/>
    </style:style>
    <style:style style:name="T110" style:family="text">
      <style:text-properties officeooo:rsid="0107e1c8"/>
    </style:style>
    <style:style style:name="T111" style:family="text">
      <style:text-properties officeooo:rsid="0108dfd9"/>
    </style:style>
    <style:style style:name="T112" style:family="text">
      <style:text-properties officeooo:rsid="010964e5"/>
    </style:style>
    <style:style style:name="T113" style:family="text">
      <style:text-properties officeooo:rsid="010a56a1"/>
    </style:style>
    <style:style style:name="T114" style:family="text">
      <style:text-properties officeooo:rsid="010aabaf"/>
    </style:style>
    <style:style style:name="T115" style:family="text">
      <style:text-properties officeooo:rsid="010cedf1"/>
    </style:style>
    <style:style style:name="T116" style:family="text">
      <style:text-properties officeooo:rsid="010d8f10"/>
    </style:style>
    <style:style style:name="T117" style:family="text">
      <style:text-properties officeooo:rsid="01103158"/>
    </style:style>
    <style:style style:name="T118" style:family="text">
      <style:text-properties officeooo:rsid="011189a1"/>
    </style:style>
    <style:style style:name="T119" style:family="text">
      <style:text-properties officeooo:rsid="0112f1e5"/>
    </style:style>
    <style:style style:name="T120" style:family="text">
      <style:text-properties officeooo:rsid="01149769"/>
    </style:style>
    <style:style style:name="T121" style:family="text">
      <style:text-properties officeooo:rsid="01179094"/>
    </style:style>
    <style:style style:name="T122" style:family="text">
      <style:text-properties officeooo:rsid="01199ea1"/>
    </style:style>
    <style:style style:name="T123" style:family="text">
      <style:text-properties officeooo:rsid="0119f177"/>
    </style:style>
    <style:style style:name="T124" style:family="text">
      <style:text-properties officeooo:rsid="011a8e4d"/>
    </style:style>
    <style:style style:name="T125" style:family="text">
      <style:text-properties officeooo:rsid="011c4f08"/>
    </style:style>
    <style:style style:name="T126" style:family="text">
      <style:text-properties officeooo:rsid="011cf4a7"/>
    </style:style>
    <style:style style:name="T127" style:family="text">
      <style:text-properties officeooo:rsid="011e5cf6"/>
    </style:style>
    <style:style style:name="T128" style:family="text">
      <style:text-properties officeooo:rsid="011f494f"/>
    </style:style>
    <style:style style:name="T129" style:family="text">
      <style:text-properties officeooo:rsid="012166a5"/>
    </style:style>
    <style:style style:name="T130" style:family="text">
      <style:text-properties officeooo:rsid="01222286"/>
    </style:style>
    <style:style style:name="T131" style:family="text">
      <style:text-properties officeooo:rsid="01222b6b"/>
    </style:style>
    <style:style style:name="T132" style:family="text">
      <style:text-properties officeooo:rsid="0122cc09"/>
    </style:style>
    <style:style style:name="T133" style:family="text">
      <style:text-properties officeooo:rsid="01232791"/>
    </style:style>
    <style:style style:name="T134" style:family="text">
      <style:text-properties officeooo:rsid="01238f20"/>
    </style:style>
    <style:style style:name="T135" style:family="text">
      <style:text-properties officeooo:rsid="01243632"/>
    </style:style>
    <style:style style:name="T136" style:family="text">
      <style:text-properties officeooo:rsid="0127f9aa"/>
    </style:style>
    <style:style style:name="T137" style:family="text">
      <style:text-properties officeooo:rsid="01296310"/>
    </style:style>
    <style:style style:name="T138" style:family="text">
      <style:text-properties officeooo:rsid="012d25f6"/>
    </style:style>
    <style:style style:name="T139" style:family="text">
      <style:text-properties officeooo:rsid="012d27ec"/>
    </style:style>
    <style:style style:name="T140" style:family="text">
      <style:text-properties officeooo:rsid="01301d59"/>
    </style:style>
    <style:style style:name="T141" style:family="text">
      <style:text-properties officeooo:rsid="0130f764"/>
    </style:style>
    <style:style style:name="T142" style:family="text">
      <style:text-properties officeooo:rsid="0132d40d"/>
    </style:style>
    <style:style style:name="T143" style:family="text">
      <style:text-properties officeooo:rsid="0134303e"/>
    </style:style>
    <style:style style:name="T144" style:family="text">
      <style:text-properties officeooo:rsid="013456fa"/>
    </style:style>
    <style:style style:name="T145" style:family="text">
      <style:text-properties officeooo:rsid="013738f2"/>
    </style:style>
    <style:style style:name="T146" style:family="text">
      <style:text-properties officeooo:rsid="01377284"/>
    </style:style>
    <style:style style:name="T147" style:family="text">
      <style:text-properties officeooo:rsid="0138b4d1"/>
    </style:style>
    <style:style style:name="T148" style:family="text">
      <style:text-properties officeooo:rsid="0140f195"/>
    </style:style>
    <style:style style:name="T149" style:family="text">
      <style:text-properties officeooo:rsid="0144da9d"/>
    </style:style>
    <style:style style:name="T150" style:family="text">
      <style:text-properties officeooo:rsid="01465b98"/>
    </style:style>
    <style:style style:name="T151" style:family="text">
      <style:text-properties officeooo:rsid="0147d573"/>
    </style:style>
    <style:style style:name="T152" style:family="text">
      <style:text-properties officeooo:rsid="0149823c"/>
    </style:style>
    <style:style style:name="T153" style:family="text">
      <style:text-properties officeooo:rsid="014a9e57"/>
    </style:style>
    <style:style style:name="T154" style:family="text">
      <style:text-properties officeooo:rsid="014dd36f"/>
    </style:style>
    <style:style style:name="T155" style:family="text">
      <style:text-properties officeooo:rsid="01509ce6"/>
    </style:style>
    <style:style style:name="T156" style:family="text">
      <style:text-properties officeooo:rsid="01547fbb"/>
    </style:style>
    <style:style style:name="T157" style:family="text">
      <style:text-properties officeooo:rsid="01555bff"/>
    </style:style>
    <style:style style:name="T158" style:family="text">
      <style:text-properties officeooo:rsid="015751f2"/>
    </style:style>
    <style:style style:name="T159" style:family="text">
      <style:text-properties officeooo:rsid="0158fe95"/>
    </style:style>
    <style:style style:name="T160" style:family="text">
      <style:text-properties officeooo:rsid="0159faea"/>
    </style:style>
    <style:style style:name="T161" style:family="text">
      <style:text-properties officeooo:rsid="015e9311"/>
    </style:style>
    <style:style style:name="T162" style:family="text">
      <style:text-properties officeooo:rsid="0161d6dc"/>
    </style:style>
    <style:style style:name="T163" style:family="text">
      <style:text-properties officeooo:rsid="01636726"/>
    </style:style>
    <style:style style:name="T164" style:family="text">
      <style:text-properties officeooo:rsid="01640a26"/>
    </style:style>
    <style:style style:name="T165" style:family="text">
      <style:text-properties officeooo:rsid="0164ea42"/>
    </style:style>
    <style:style style:name="T166" style:family="text">
      <style:text-properties officeooo:rsid="016a2be2"/>
    </style:style>
    <style:style style:name="T167" style:family="text">
      <style:text-properties officeooo:rsid="016e187d"/>
    </style:style>
    <style:style style:name="T168" style:family="text">
      <style:text-properties officeooo:rsid="016e2cc5"/>
    </style:style>
    <style:style style:name="T169" style:family="text">
      <style:text-properties officeooo:rsid="016fe0f9"/>
    </style:style>
    <style:style style:name="T170" style:family="text">
      <style:text-properties officeooo:rsid="01719a5a"/>
    </style:style>
    <style:style style:name="T171" style:family="text">
      <style:text-properties officeooo:rsid="0172e7b5"/>
    </style:style>
    <style:style style:name="T172" style:family="text">
      <style:text-properties officeooo:rsid="01737527"/>
    </style:style>
    <style:style style:name="T173" style:family="text">
      <style:text-properties officeooo:rsid="017a918b"/>
    </style:style>
    <style:style style:name="T174" style:family="text">
      <style:text-properties officeooo:rsid="017c1817"/>
    </style:style>
    <style:style style:name="T175" style:family="text">
      <style:text-properties officeooo:rsid="017e5257"/>
    </style:style>
    <style:style style:name="T176" style:family="text">
      <style:text-properties officeooo:rsid="01814508"/>
    </style:style>
    <style:style style:name="T177" style:family="text">
      <style:text-properties officeooo:rsid="01814969"/>
    </style:style>
    <style:style style:name="T178" style:family="text">
      <style:text-properties officeooo:rsid="01825bc2"/>
    </style:style>
    <style:style style:name="T179" style:family="text">
      <style:text-properties officeooo:rsid="0182ca46"/>
    </style:style>
    <style:style style:name="T180" style:family="text">
      <style:text-properties officeooo:rsid="018769a5"/>
    </style:style>
    <style:style style:name="T181" style:family="text">
      <style:text-properties officeooo:rsid="0187db2b"/>
    </style:style>
    <style:style style:name="T182" style:family="text">
      <style:text-properties officeooo:rsid="018984b6"/>
    </style:style>
    <style:style style:name="T183" style:family="text">
      <style:text-properties officeooo:rsid="01900a37"/>
    </style:style>
    <style:style style:name="T184" style:family="text">
      <style:text-properties officeooo:rsid="0190982a"/>
    </style:style>
    <style:style style:name="T185" style:family="text">
      <style:text-properties officeooo:rsid="0192774c"/>
    </style:style>
    <style:style style:name="T186" style:family="text">
      <style:text-properties officeooo:rsid="0193e2ce"/>
    </style:style>
    <style:style style:name="T187" style:family="text">
      <style:text-properties officeooo:rsid="01957ecb"/>
    </style:style>
    <style:style style:name="T188" style:family="text">
      <style:text-properties officeooo:rsid="0195b8ff"/>
    </style:style>
    <style:style style:name="T189" style:family="text">
      <style:text-properties officeooo:rsid="0196b6dc"/>
    </style:style>
    <style:style style:name="T190" style:family="text">
      <style:text-properties officeooo:rsid="01984fc5"/>
    </style:style>
    <style:style style:name="T191" style:family="text">
      <style:text-properties officeooo:rsid="01997001"/>
    </style:style>
    <style:style style:name="T192" style:family="text">
      <style:text-properties officeooo:rsid="019a7b4d"/>
    </style:style>
    <style:style style:name="T193" style:family="text">
      <style:text-properties officeooo:rsid="019afe38"/>
    </style:style>
    <style:style style:name="T194" style:family="text">
      <style:text-properties officeooo:rsid="019cf4e8"/>
    </style:style>
    <style:style style:name="T195" style:family="text">
      <style:text-properties officeooo:rsid="019e2d75"/>
    </style:style>
    <style:style style:name="T196" style:family="text">
      <style:text-properties officeooo:rsid="019ea9b1"/>
    </style:style>
    <style:style style:name="T197" style:family="text">
      <style:text-properties officeooo:rsid="019efa86"/>
    </style:style>
    <style:style style:name="T198" style:family="text">
      <style:text-properties officeooo:rsid="01ad20e3"/>
    </style:style>
    <style:style style:name="T199" style:family="text">
      <style:text-properties officeooo:rsid="01aeca03"/>
    </style:style>
    <style:style style:name="T200" style:family="text">
      <style:text-properties officeooo:rsid="01b0583e"/>
    </style:style>
    <style:style style:name="T201" style:family="text">
      <style:text-properties officeooo:rsid="01b092a4"/>
    </style:style>
    <style:style style:name="T202" style:family="text">
      <style:text-properties officeooo:rsid="01b485cc"/>
    </style:style>
    <style:style style:name="T203" style:family="text">
      <style:text-properties officeooo:rsid="01b67267"/>
    </style:style>
    <style:style style:name="T204" style:family="text">
      <style:text-properties officeooo:rsid="01b85783"/>
    </style:style>
    <style:style style:name="T205" style:family="text">
      <style:text-properties officeooo:rsid="01b98e1c"/>
    </style:style>
    <style:style style:name="T206" style:family="text">
      <style:text-properties officeooo:rsid="01b9e827"/>
    </style:style>
    <style:style style:name="T207" style:family="text">
      <style:text-properties officeooo:rsid="01bafc1c"/>
    </style:style>
    <style:style style:name="T208" style:family="text">
      <style:text-properties officeooo:rsid="01bca817"/>
    </style:style>
    <style:style style:name="T209" style:family="text">
      <style:text-properties officeooo:rsid="01be354a"/>
    </style:style>
    <style:style style:name="T210" style:family="text">
      <style:text-properties officeooo:rsid="01be5489"/>
    </style:style>
    <style:style style:name="T211" style:family="text">
      <style:text-properties officeooo:rsid="01befa7c"/>
    </style:style>
    <style:style style:name="T212" style:family="text">
      <style:text-properties officeooo:rsid="01c0922f"/>
    </style:style>
    <style:style style:name="T213" style:family="text">
      <style:text-properties officeooo:rsid="01c12341"/>
    </style:style>
    <style:style style:name="T214" style:family="text">
      <style:text-properties officeooo:rsid="01c5f236"/>
    </style:style>
    <style:style style:name="T215" style:family="text">
      <style:text-properties officeooo:rsid="01c600a6"/>
    </style:style>
    <style:style style:name="T216" style:family="text">
      <style:text-properties officeooo:rsid="01c60d65"/>
    </style:style>
    <style:style style:name="T217" style:family="text">
      <style:text-properties officeooo:rsid="01c75ec0"/>
    </style:style>
    <style:style style:name="T218" style:family="text">
      <style:text-properties officeooo:rsid="01ca7670"/>
    </style:style>
    <style:style style:name="T219" style:family="text">
      <style:text-properties officeooo:rsid="01cb233c"/>
    </style:style>
    <style:style style:name="T220" style:family="text">
      <style:text-properties officeooo:rsid="01cf7847"/>
    </style:style>
    <style:style style:name="T221" style:family="text">
      <style:text-properties officeooo:rsid="01d3255c"/>
    </style:style>
    <style:style style:name="T222" style:family="text">
      <style:text-properties officeooo:rsid="01dd887d"/>
    </style:style>
    <style:style style:name="T223" style:family="text">
      <style:text-properties officeooo:rsid="01de28d0"/>
    </style:style>
    <style:style style:name="T224" style:family="text">
      <style:text-properties officeooo:rsid="01dfb64f"/>
    </style:style>
    <style:style style:name="T225" style:family="text">
      <style:text-properties officeooo:rsid="01e0c623"/>
    </style:style>
    <style:style style:name="T226" style:family="text">
      <style:text-properties officeooo:rsid="01e1b214"/>
    </style:style>
    <style:style style:name="T227" style:family="text">
      <style:text-properties officeooo:rsid="01e2b776"/>
    </style:style>
    <style:style style:name="T228" style:family="text">
      <style:text-properties officeooo:rsid="01e372e3"/>
    </style:style>
    <style:style style:name="T229" style:family="text">
      <style:text-properties officeooo:rsid="01e52b41"/>
    </style:style>
    <style:style style:name="T230" style:family="text">
      <style:text-properties officeooo:rsid="01e62915"/>
    </style:style>
    <style:style style:name="T231" style:family="text">
      <style:text-properties officeooo:rsid="01e89bd7"/>
    </style:style>
    <style:style style:name="T232" style:family="text">
      <style:text-properties officeooo:rsid="01ea823d"/>
    </style:style>
    <style:style style:name="T233" style:family="text">
      <style:text-properties officeooo:rsid="01ebdb00"/>
    </style:style>
    <style:style style:name="T234" style:family="text">
      <style:text-properties officeooo:rsid="01ed5a63"/>
    </style:style>
    <style:style style:name="T235" style:family="text">
      <style:text-properties officeooo:rsid="01ee429d"/>
    </style:style>
    <style:style style:name="T236" style:family="text">
      <style:text-properties officeooo:rsid="01f07992"/>
    </style:style>
    <style:style style:name="T237" style:family="text">
      <style:text-properties officeooo:rsid="01f09858"/>
    </style:style>
    <style:style style:name="T238" style:family="text">
      <style:text-properties officeooo:rsid="01f29475"/>
    </style:style>
    <style:style style:name="T239" style:family="text">
      <style:text-properties officeooo:rsid="01f53dc7"/>
    </style:style>
    <style:style style:name="T240" style:family="text">
      <style:text-properties officeooo:rsid="01f73ab8"/>
    </style:style>
    <style:style style:name="T241" style:family="text">
      <style:text-properties officeooo:rsid="01fa56e1"/>
    </style:style>
    <style:style style:name="T242" style:family="text">
      <style:text-properties officeooo:rsid="01fac9c6"/>
    </style:style>
    <style:style style:name="T243" style:family="text">
      <style:text-properties officeooo:rsid="020100c4"/>
    </style:style>
    <style:style style:name="T244" style:family="text">
      <style:text-properties officeooo:rsid="02016899"/>
    </style:style>
    <style:style style:name="T245" style:family="text">
      <style:text-properties officeooo:rsid="02035c80"/>
    </style:style>
    <style:style style:name="T246" style:family="text">
      <style:text-properties officeooo:rsid="02074ee2"/>
    </style:style>
    <style:style style:name="T247" style:family="text">
      <style:text-properties officeooo:rsid="0207c49d"/>
    </style:style>
    <style:style style:name="T248" style:family="text">
      <style:text-properties officeooo:rsid="02089577"/>
    </style:style>
    <style:style style:name="T249" style:family="text">
      <style:text-properties officeooo:rsid="020a2d65"/>
    </style:style>
    <style:style style:name="T250" style:family="text">
      <style:text-properties officeooo:rsid="020d72b1"/>
    </style:style>
    <style:style style:name="T251" style:family="text">
      <style:text-properties officeooo:rsid="0210107d"/>
    </style:style>
    <style:style style:name="T252" style:family="text">
      <style:text-properties officeooo:rsid="0212a8b5"/>
    </style:style>
    <style:style style:name="T253" style:family="text">
      <style:text-properties officeooo:rsid="0215946d"/>
    </style:style>
    <style:style style:name="T254" style:family="text">
      <style:text-properties officeooo:rsid="0217325c"/>
    </style:style>
    <style:style style:name="T255" style:family="text">
      <style:text-properties officeooo:rsid="02181f28"/>
    </style:style>
    <style:style style:name="T256" style:family="text">
      <style:text-properties officeooo:rsid="021a9eda"/>
    </style:style>
    <style:style style:name="T257" style:family="text">
      <style:text-properties officeooo:rsid="021d1664"/>
    </style:style>
    <style:style style:name="T258" style:family="text">
      <style:text-properties officeooo:rsid="021f28dc"/>
    </style:style>
    <style:style style:name="T259" style:family="text">
      <style:text-properties officeooo:rsid="021f951c"/>
    </style:style>
    <style:style style:name="T260" style:family="text">
      <style:text-properties officeooo:rsid="02212549"/>
    </style:style>
    <style:style style:name="T261" style:family="text">
      <style:text-properties officeooo:rsid="02217b7c"/>
    </style:style>
    <style:style style:name="T262" style:family="text">
      <style:text-properties officeooo:rsid="0223b339"/>
    </style:style>
    <style:style style:name="T263" style:family="text">
      <style:text-properties officeooo:rsid="02246fab"/>
    </style:style>
    <style:style style:name="T264" style:family="text">
      <style:text-properties officeooo:rsid="0225547d"/>
    </style:style>
    <style:style style:name="T265" style:family="text">
      <style:text-properties officeooo:rsid="0228153b"/>
    </style:style>
    <style:style style:name="T266" style:family="text">
      <style:text-properties officeooo:rsid="02294a66"/>
    </style:style>
    <style:style style:name="T267" style:family="text">
      <style:text-properties officeooo:rsid="0229c14b"/>
    </style:style>
    <style:style style:name="T268" style:family="text">
      <style:text-properties officeooo:rsid="022b6d68"/>
    </style:style>
    <style:style style:name="T269" style:family="text">
      <style:text-properties officeooo:rsid="022cb55e"/>
    </style:style>
    <style:style style:name="T270" style:family="text">
      <style:text-properties officeooo:rsid="022d58e7"/>
    </style:style>
    <style:style style:name="T271" style:family="text">
      <style:text-properties officeooo:rsid="022f0b90"/>
    </style:style>
    <style:style style:name="T272" style:family="text">
      <style:text-properties officeooo:rsid="022fb692"/>
    </style:style>
    <style:style style:name="T273" style:family="text">
      <style:text-properties officeooo:rsid="0230b8e8"/>
    </style:style>
    <style:style style:name="T274" style:family="text">
      <style:text-properties officeooo:rsid="02315817"/>
    </style:style>
    <style:style style:name="T275" style:family="text">
      <style:text-properties officeooo:rsid="023365fa"/>
    </style:style>
    <style:style style:name="T276" style:family="text">
      <style:text-properties officeooo:rsid="0237a049"/>
    </style:style>
    <style:style style:name="T277" style:family="text">
      <style:text-properties officeooo:rsid="0238823d"/>
    </style:style>
    <style:style style:name="T278" style:family="text">
      <style:text-properties officeooo:rsid="023ac42b"/>
    </style:style>
    <style:style style:name="T279" style:family="text">
      <style:text-properties officeooo:rsid="023c8520"/>
    </style:style>
    <style:style style:name="T280" style:family="text">
      <style:text-properties officeooo:rsid="023d07ad"/>
    </style:style>
    <style:style style:name="T281" style:family="text">
      <style:text-properties officeooo:rsid="023e6c89"/>
    </style:style>
    <style:style style:name="T282" style:family="text">
      <style:text-properties officeooo:rsid="0240d928"/>
    </style:style>
    <style:style style:name="T283" style:family="text">
      <style:text-properties officeooo:rsid="0243b785"/>
    </style:style>
    <style:style style:name="T284" style:family="text">
      <style:text-properties officeooo:rsid="02451ecd"/>
    </style:style>
    <style:style style:name="T285" style:family="text">
      <style:text-properties officeooo:rsid="0245af8b"/>
    </style:style>
    <style:style style:name="T286" style:family="text">
      <style:text-properties officeooo:rsid="0245f31d"/>
    </style:style>
    <style:style style:name="T287" style:family="text">
      <style:text-properties officeooo:rsid="02475e23"/>
    </style:style>
    <style:style style:name="T288" style:family="text">
      <style:text-properties officeooo:rsid="02497eb6"/>
    </style:style>
    <style:style style:name="T289" style:family="text">
      <style:text-properties officeooo:rsid="024c12c4"/>
    </style:style>
    <style:style style:name="T290" style:family="text">
      <style:text-properties officeooo:rsid="024d07be"/>
    </style:style>
    <style:style style:name="T291" style:family="text">
      <style:text-properties officeooo:rsid="024ddea6"/>
    </style:style>
    <style:style style:name="T292" style:family="text">
      <style:text-properties officeooo:rsid="024e9869"/>
    </style:style>
    <style:style style:name="T293" style:family="text">
      <style:text-properties officeooo:rsid="024f07f1"/>
    </style:style>
    <style:style style:name="T294" style:family="text">
      <style:text-properties officeooo:rsid="0251a0a8"/>
    </style:style>
    <style:style style:name="T295" style:family="text">
      <style:text-properties officeooo:rsid="0251a28d"/>
    </style:style>
    <style:style style:name="T296" style:family="text">
      <style:text-properties officeooo:rsid="0253181e"/>
    </style:style>
    <style:style style:name="T297" style:family="text">
      <style:text-properties officeooo:rsid="0253a9d9"/>
    </style:style>
    <style:style style:name="T298" style:family="text">
      <style:text-properties officeooo:rsid="025439e8"/>
    </style:style>
    <style:style style:name="T299" style:family="text">
      <style:text-properties officeooo:rsid="0255308a"/>
    </style:style>
    <style:style style:name="T300" style:family="text">
      <style:text-properties officeooo:rsid="0255dd6e"/>
    </style:style>
    <style:style style:name="T301" style:family="text">
      <style:text-properties officeooo:rsid="025a409d"/>
    </style:style>
    <style:style style:name="T302" style:family="text">
      <style:text-properties officeooo:rsid="025cc2dd"/>
    </style:style>
    <style:style style:name="T303" style:family="text">
      <style:text-properties officeooo:rsid="025e3806"/>
    </style:style>
    <style:style style:name="T304" style:family="text">
      <style:text-properties officeooo:rsid="025f8da5"/>
    </style:style>
    <style:style style:name="T305" style:family="text">
      <style:text-properties officeooo:rsid="0263aeb8"/>
    </style:style>
    <style:style style:name="T306" style:family="text">
      <style:text-properties officeooo:rsid="02641866"/>
    </style:style>
    <style:style style:name="T307" style:family="text">
      <style:text-properties officeooo:rsid="02657a3d"/>
    </style:style>
    <style:style style:name="T308" style:family="text">
      <style:text-properties officeooo:rsid="02698562"/>
    </style:style>
    <style:style style:name="T309" style:family="text">
      <style:text-properties officeooo:rsid="026b832b"/>
    </style:style>
    <style:style style:name="T310" style:family="text">
      <style:text-properties officeooo:rsid="026d27bc"/>
    </style:style>
    <style:style style:name="T311" style:family="text">
      <style:text-properties officeooo:rsid="026d8e04"/>
    </style:style>
    <style:style style:name="T312" style:family="text">
      <style:text-properties officeooo:rsid="026e258d"/>
    </style:style>
    <style:style style:name="T313" style:family="text">
      <style:text-properties officeooo:rsid="026e2a75"/>
    </style:style>
    <style:style style:name="T314" style:family="text">
      <style:text-properties officeooo:rsid="02702908"/>
    </style:style>
    <style:style style:name="T315" style:family="text">
      <style:text-properties officeooo:rsid="0270818b"/>
    </style:style>
    <style:style style:name="T316" style:family="text">
      <style:text-properties officeooo:rsid="0270f9cd"/>
    </style:style>
    <style:style style:name="T317" style:family="text">
      <style:text-properties officeooo:rsid="0270fee4"/>
    </style:style>
    <style:style style:name="T318" style:family="text">
      <style:text-properties officeooo:rsid="0272e89b"/>
    </style:style>
    <style:style style:name="T319" style:family="text">
      <style:text-properties officeooo:rsid="02734613"/>
    </style:style>
    <style:style style:name="T320" style:family="text">
      <style:text-properties officeooo:rsid="0273b7c9"/>
    </style:style>
    <style:style style:name="T321" style:family="text">
      <style:text-properties officeooo:rsid="027597f7"/>
    </style:style>
    <style:style style:name="T322" style:family="text">
      <style:text-properties officeooo:rsid="02759a2d"/>
    </style:style>
    <style:style style:name="T323" style:family="text">
      <style:text-properties officeooo:rsid="027615c5"/>
    </style:style>
    <style:style style:name="T324" style:family="text">
      <style:text-properties officeooo:rsid="027c00c5"/>
    </style:style>
    <style:style style:name="T325" style:family="text">
      <style:text-properties officeooo:rsid="027d0da3"/>
    </style:style>
    <style:style style:name="T326" style:family="text">
      <style:text-properties officeooo:rsid="027f2fe1"/>
    </style:style>
    <style:style style:name="T327" style:family="text">
      <style:text-properties officeooo:rsid="027fb193"/>
    </style:style>
    <style:style style:name="T328" style:family="text">
      <style:text-properties officeooo:rsid="02813097"/>
    </style:style>
    <style:style style:name="T329" style:family="text">
      <style:text-properties officeooo:rsid="0283e192"/>
    </style:style>
    <style:style style:name="T330" style:family="text">
      <style:text-properties officeooo:rsid="0285a12f"/>
    </style:style>
    <style:style style:name="T331" style:family="text">
      <style:text-properties officeooo:rsid="028618a6"/>
    </style:style>
    <style:style style:name="T332" style:family="text">
      <style:text-properties officeooo:rsid="0286f80d"/>
    </style:style>
    <style:style style:name="T333" style:family="text">
      <style:text-properties officeooo:rsid="0288a117"/>
    </style:style>
    <style:style style:name="T334" style:family="text">
      <style:text-properties officeooo:rsid="028a6a36"/>
    </style:style>
    <style:style style:name="T335" style:family="text">
      <style:text-properties officeooo:rsid="028b8187"/>
    </style:style>
    <style:style style:name="T336" style:family="text">
      <style:text-properties officeooo:rsid="028cf210"/>
    </style:style>
    <style:style style:name="T337" style:family="text">
      <style:text-properties officeooo:rsid="028e407a"/>
    </style:style>
    <style:style style:name="T338" style:family="text">
      <style:text-properties officeooo:rsid="028f61d1"/>
    </style:style>
    <style:style style:name="T339" style:family="text">
      <style:text-properties officeooo:rsid="02908374"/>
    </style:style>
    <style:style style:name="T340" style:family="text">
      <style:text-properties officeooo:rsid="029357af"/>
    </style:style>
    <style:style style:name="T341" style:family="text">
      <style:text-properties officeooo:rsid="0293bfc4"/>
    </style:style>
    <style:style style:name="T342" style:family="text">
      <style:text-properties officeooo:rsid="029434c4"/>
    </style:style>
    <style:style style:name="T343" style:family="text">
      <style:text-properties officeooo:rsid="0296d290"/>
    </style:style>
    <style:style style:name="T344" style:family="text">
      <style:text-properties officeooo:rsid="029821d3"/>
    </style:style>
    <style:style style:name="T345" style:family="text">
      <style:text-properties officeooo:rsid="0298fef8"/>
    </style:style>
    <style:style style:name="T346" style:family="text">
      <style:text-properties officeooo:rsid="029af38e"/>
    </style:style>
    <style:style style:name="T347" style:family="text">
      <style:text-properties officeooo:rsid="029cd885"/>
    </style:style>
    <style:style style:name="T348" style:family="text">
      <style:text-properties officeooo:rsid="029e7f25"/>
    </style:style>
    <style:style style:name="T349" style:family="text">
      <style:text-properties officeooo:rsid="029f534f"/>
    </style:style>
    <style:style style:name="T350" style:family="text">
      <style:text-properties officeooo:rsid="029fdd2b"/>
    </style:style>
    <style:style style:name="T351" style:family="text">
      <style:text-properties officeooo:rsid="02a1d7ae"/>
    </style:style>
    <style:style style:name="T352" style:family="text">
      <style:text-properties officeooo:rsid="02a41bca"/>
    </style:style>
    <style:style style:name="T353" style:family="text">
      <style:text-properties officeooo:rsid="02a6e92e"/>
    </style:style>
    <style:style style:name="T354" style:family="text">
      <style:text-properties officeooo:rsid="02a772c6"/>
    </style:style>
    <style:style style:name="T355" style:family="text">
      <style:text-properties officeooo:rsid="02a81bf0"/>
    </style:style>
    <style:style style:name="T356" style:family="text">
      <style:text-properties officeooo:rsid="02a869d4"/>
    </style:style>
    <style:style style:name="T357" style:family="text">
      <style:text-properties officeooo:rsid="02a88280"/>
    </style:style>
    <style:style style:name="T358" style:family="text">
      <style:text-properties officeooo:rsid="02a9fd2d"/>
    </style:style>
    <style:style style:name="T359" style:family="text">
      <style:text-properties officeooo:rsid="02ab9a0a"/>
    </style:style>
    <style:style style:name="T360" style:family="text">
      <style:text-properties officeooo:rsid="02af758c"/>
    </style:style>
    <style:style style:name="T361" style:family="text">
      <style:text-properties officeooo:rsid="02b07361"/>
    </style:style>
    <style:style style:name="T362" style:family="text">
      <style:text-properties officeooo:rsid="02b2e421"/>
    </style:style>
    <style:style style:name="T363" style:family="text">
      <style:text-properties officeooo:rsid="02b48b55"/>
    </style:style>
    <style:style style:name="T364" style:family="text">
      <style:text-properties officeooo:rsid="02b5d412"/>
    </style:style>
    <style:style style:name="T365" style:family="text">
      <style:text-properties officeooo:rsid="02b8bb45"/>
    </style:style>
    <style:style style:name="T366" style:family="text">
      <style:text-properties officeooo:rsid="02bb8f94"/>
    </style:style>
    <style:style style:name="T367" style:family="text">
      <style:text-properties officeooo:rsid="02be90b4"/>
    </style:style>
    <style:style style:name="T368" style:family="text">
      <style:text-properties officeooo:rsid="02bf295d"/>
    </style:style>
    <style:style style:name="T369" style:family="text">
      <style:text-properties officeooo:rsid="02c110db"/>
    </style:style>
    <style:style style:name="T370" style:family="text">
      <style:text-properties officeooo:rsid="02c27042"/>
    </style:style>
    <style:style style:name="T371" style:family="text">
      <style:text-properties officeooo:rsid="02c3c489"/>
    </style:style>
    <style:style style:name="T372" style:family="text">
      <style:text-properties officeooo:rsid="02c4b85d"/>
    </style:style>
    <style:style style:name="T373" style:family="text">
      <style:text-properties officeooo:rsid="02c67827"/>
    </style:style>
    <style:style style:name="T374" style:family="text">
      <style:text-properties officeooo:rsid="02c85108"/>
    </style:style>
    <style:style style:name="T375" style:family="text">
      <style:text-properties officeooo:rsid="02c87a30"/>
    </style:style>
    <style:style style:name="T376" style:family="text">
      <style:text-properties officeooo:rsid="02cafa47"/>
    </style:style>
    <style:style style:name="T377" style:family="text">
      <style:text-properties officeooo:rsid="02cc79fb"/>
    </style:style>
    <style:style style:name="T378" style:family="text">
      <style:text-properties officeooo:rsid="02d01b2d"/>
    </style:style>
    <style:style style:name="T379" style:family="text">
      <style:text-properties officeooo:rsid="02d20192"/>
    </style:style>
    <style:style style:name="T380" style:family="text">
      <style:text-properties officeooo:rsid="02d33a0e"/>
    </style:style>
    <style:style style:name="T381" style:family="text">
      <style:text-properties officeooo:rsid="02d4a88e"/>
    </style:style>
    <style:style style:name="T382" style:family="text">
      <style:text-properties officeooo:rsid="02d4cfa2"/>
    </style:style>
    <style:style style:name="T383" style:family="text">
      <style:text-properties officeooo:rsid="02d55d1a"/>
    </style:style>
    <style:style style:name="T384" style:family="text">
      <style:text-properties officeooo:rsid="02d573f9"/>
    </style:style>
    <style:style style:name="T385" style:family="text">
      <style:text-properties officeooo:rsid="02d71fbe"/>
    </style:style>
    <style:style style:name="T386" style:family="text">
      <style:text-properties officeooo:rsid="02d7b53c"/>
    </style:style>
    <style:style style:name="T387" style:family="text">
      <style:text-properties officeooo:rsid="02db4d49"/>
    </style:style>
    <style:style style:name="T388" style:family="text">
      <style:text-properties officeooo:rsid="02dcee45"/>
    </style:style>
    <style:style style:name="T389" style:family="text">
      <style:text-properties officeooo:rsid="02ddb07c"/>
    </style:style>
    <style:style style:name="T390" style:family="text">
      <style:text-properties officeooo:rsid="02df0a3d"/>
    </style:style>
    <style:style style:name="T391" style:family="text">
      <style:text-properties officeooo:rsid="02dfb619"/>
    </style:style>
    <style:style style:name="T392" style:family="text">
      <style:text-properties officeooo:rsid="02dfe3d1"/>
    </style:style>
    <style:style style:name="T393" style:family="text">
      <style:text-properties officeooo:rsid="02e000b0"/>
    </style:style>
    <style:style style:name="T394" style:family="text">
      <style:text-properties officeooo:rsid="02e40062"/>
    </style:style>
    <style:style style:name="T395" style:family="text">
      <style:text-properties officeooo:rsid="02e7270d"/>
    </style:style>
    <style:style style:name="T396" style:family="text">
      <style:text-properties officeooo:rsid="02e84a44"/>
    </style:style>
    <style:style style:name="T397" style:family="text">
      <style:text-properties officeooo:rsid="02e9e74f"/>
    </style:style>
    <style:style style:name="T398" style:family="text">
      <style:text-properties officeooo:rsid="02ea79fe"/>
    </style:style>
    <style:style style:name="T399" style:family="text">
      <style:text-properties officeooo:rsid="02ec4596"/>
    </style:style>
    <style:style style:name="T400" style:family="text">
      <style:text-properties officeooo:rsid="02ecd14d"/>
    </style:style>
    <style:style style:name="T401" style:family="text">
      <style:text-properties officeooo:rsid="02edab24"/>
    </style:style>
    <style:style style:name="T402" style:family="text">
      <style:text-properties officeooo:rsid="02ef8c95"/>
    </style:style>
    <style:style style:name="T403" style:family="text">
      <style:text-properties officeooo:rsid="02f0dd2e"/>
    </style:style>
    <style:style style:name="T404" style:family="text">
      <style:text-properties officeooo:rsid="02f27953"/>
    </style:style>
    <style:style style:name="T405" style:family="text">
      <style:text-properties officeooo:rsid="02f4403f"/>
    </style:style>
    <style:style style:name="T406" style:family="text">
      <style:text-properties officeooo:rsid="02f5b259"/>
    </style:style>
    <style:style style:name="T407" style:family="text">
      <style:text-properties officeooo:rsid="02f7a16c"/>
    </style:style>
    <style:style style:name="T408" style:family="text">
      <style:text-properties officeooo:rsid="02f8766c"/>
    </style:style>
    <style:style style:name="T409" style:family="text">
      <style:text-properties officeooo:rsid="02f9a6d4"/>
    </style:style>
    <style:style style:name="T410" style:family="text">
      <style:text-properties officeooo:rsid="02fc94e8"/>
    </style:style>
    <style:style style:name="T411" style:family="text">
      <style:text-properties officeooo:rsid="02ff64c7"/>
    </style:style>
    <style:style style:name="T412" style:family="text">
      <style:text-properties officeooo:rsid="0301be0a"/>
    </style:style>
    <style:style style:name="T413" style:family="text">
      <style:text-properties officeooo:rsid="0302f029"/>
    </style:style>
    <style:style style:name="T414" style:family="text">
      <style:text-properties officeooo:rsid="0304434d"/>
    </style:style>
    <style:style style:name="T415" style:family="text">
      <style:text-properties officeooo:rsid="0307548b"/>
    </style:style>
    <style:style style:name="T416" style:family="text">
      <style:text-properties officeooo:rsid="030858de"/>
    </style:style>
    <style:style style:name="T417" style:family="text">
      <style:text-properties officeooo:rsid="03094a95"/>
    </style:style>
    <style:style style:name="T418" style:family="text">
      <style:text-properties officeooo:rsid="0309dbb2"/>
    </style:style>
    <style:style style:name="T419" style:family="text">
      <style:text-properties officeooo:rsid="030bb3a1"/>
    </style:style>
    <style:style style:name="T420" style:family="text">
      <style:text-properties officeooo:rsid="030d2c21"/>
    </style:style>
    <style:style style:name="T421" style:family="text">
      <style:text-properties officeooo:rsid="030dc6ad"/>
    </style:style>
    <style:style style:name="T422" style:family="text">
      <style:text-properties officeooo:rsid="03124a61"/>
    </style:style>
    <style:style style:name="T423" style:family="text">
      <style:text-properties officeooo:rsid="03168868"/>
    </style:style>
    <style:style style:name="T424" style:family="text">
      <style:text-properties officeooo:rsid="0318363e"/>
    </style:style>
    <style:style style:name="T425" style:family="text">
      <style:text-properties officeooo:rsid="031cb36d"/>
    </style:style>
    <style:style style:name="T426" style:family="text">
      <style:text-properties officeooo:rsid="031e9b32"/>
    </style:style>
    <style:style style:name="T427" style:family="text">
      <style:text-properties officeooo:rsid="0320e21b"/>
    </style:style>
    <style:style style:name="T428" style:family="text">
      <style:text-properties officeooo:rsid="03214d21"/>
    </style:style>
    <style:style style:name="T429" style:family="text">
      <style:text-properties officeooo:rsid="03233893"/>
    </style:style>
    <style:style style:name="T430" style:family="text">
      <style:text-properties officeooo:rsid="03241946"/>
    </style:style>
    <style:style style:name="T431" style:family="text">
      <style:text-properties officeooo:rsid="0325200c"/>
    </style:style>
    <style:style style:name="T432" style:family="text">
      <style:text-properties officeooo:rsid="03252904"/>
    </style:style>
    <style:style style:name="T433" style:family="text">
      <style:text-properties officeooo:rsid="0325ba83"/>
    </style:style>
    <style:style style:name="T434" style:family="text">
      <style:text-properties officeooo:rsid="0327bbb5"/>
    </style:style>
    <style:style style:name="T435" style:family="text">
      <style:text-properties officeooo:rsid="032a9566"/>
    </style:style>
    <style:style style:name="T436" style:family="text">
      <style:text-properties officeooo:rsid="032c6f78"/>
    </style:style>
    <style:style style:name="T437" style:family="text">
      <style:text-properties officeooo:rsid="032d0f93"/>
    </style:style>
    <style:style style:name="T438" style:family="text">
      <style:text-properties officeooo:rsid="032d0faa"/>
    </style:style>
    <style:style style:name="T439" style:family="text">
      <style:text-properties officeooo:rsid="032e0573"/>
    </style:style>
    <style:style style:name="T440" style:family="text">
      <style:text-properties officeooo:rsid="032e8b75"/>
    </style:style>
    <style:style style:name="T441" style:family="text">
      <style:text-properties officeooo:rsid="0330df7d"/>
    </style:style>
    <style:style style:name="T442" style:family="text">
      <style:text-properties officeooo:rsid="0333a582"/>
    </style:style>
    <style:style style:name="T443" style:family="text">
      <style:text-properties officeooo:rsid="033583e3"/>
    </style:style>
    <style:style style:name="T444" style:family="text">
      <style:text-properties officeooo:rsid="033665e2"/>
    </style:style>
    <style:style style:name="T445" style:family="text">
      <style:text-properties officeooo:rsid="0337d414"/>
    </style:style>
    <style:style style:name="T446" style:family="text">
      <style:text-properties officeooo:rsid="03393c57"/>
    </style:style>
    <style:style style:name="T447" style:family="text">
      <style:text-properties officeooo:rsid="033a5363"/>
    </style:style>
    <style:style style:name="T448" style:family="text">
      <style:text-properties officeooo:rsid="033e108e"/>
    </style:style>
    <style:style style:name="T449" style:family="text">
      <style:text-properties officeooo:rsid="033e78af"/>
    </style:style>
    <style:style style:name="T450" style:family="text">
      <style:text-properties officeooo:rsid="0340301a"/>
    </style:style>
    <style:style style:name="T451" style:family="text">
      <style:text-properties officeooo:rsid="0340ddd0"/>
    </style:style>
    <style:style style:name="T452" style:family="text">
      <style:text-properties officeooo:rsid="034191ff"/>
    </style:style>
    <style:style style:name="T453" style:family="text">
      <style:text-properties officeooo:rsid="034311a5"/>
    </style:style>
    <style:style style:name="T454" style:family="text">
      <style:text-properties officeooo:rsid="034444cd"/>
    </style:style>
    <style:style style:name="T455" style:family="text">
      <style:text-properties officeooo:rsid="0345add1"/>
    </style:style>
    <style:style style:name="T456" style:family="text">
      <style:text-properties officeooo:rsid="0345b3ce"/>
    </style:style>
    <style:style style:name="T457" style:family="text">
      <style:text-properties officeooo:rsid="0349689f"/>
    </style:style>
    <style:style style:name="T458" style:family="text">
      <style:text-properties officeooo:rsid="0349c029"/>
    </style:style>
    <style:style style:name="T459" style:family="text">
      <style:text-properties officeooo:rsid="034c6f43"/>
    </style:style>
    <style:style style:name="T460" style:family="text">
      <style:text-properties officeooo:rsid="034cecfb"/>
    </style:style>
    <style:style style:name="T461" style:family="text">
      <style:text-properties officeooo:rsid="034d3b61"/>
    </style:style>
    <style:style style:name="T462" style:family="text">
      <style:text-properties officeooo:rsid="034e2398"/>
    </style:style>
    <style:style style:name="T463" style:family="text">
      <style:text-properties officeooo:rsid="03508311"/>
    </style:style>
    <style:style style:name="T464" style:family="text">
      <style:text-properties officeooo:rsid="03517203"/>
    </style:style>
    <style:style style:name="T465" style:family="text">
      <style:text-properties officeooo:rsid="03536c60"/>
    </style:style>
    <style:style style:name="T466" style:family="text">
      <style:text-properties officeooo:rsid="0354d251"/>
    </style:style>
    <style:style style:name="T467" style:family="text">
      <style:text-properties officeooo:rsid="03569368"/>
    </style:style>
    <style:style style:name="T468" style:family="text">
      <style:text-properties officeooo:rsid="0358ec11"/>
    </style:style>
    <style:style style:name="T469" style:family="text">
      <style:text-properties officeooo:rsid="035a3e69"/>
    </style:style>
    <style:style style:name="T470" style:family="text">
      <style:text-properties officeooo:rsid="035f5ff5"/>
    </style:style>
    <style:style style:name="T471" style:family="text">
      <style:text-properties officeooo:rsid="0363d047"/>
    </style:style>
    <style:style style:name="T472" style:family="text">
      <style:text-properties officeooo:rsid="036670d2"/>
    </style:style>
    <style:style style:name="T473" style:family="text">
      <style:text-properties officeooo:rsid="0369b20b"/>
    </style:style>
    <style:style style:name="T474" style:family="text">
      <style:text-properties officeooo:rsid="036a4144"/>
    </style:style>
    <style:style style:name="T475" style:family="text">
      <style:text-properties officeooo:rsid="036bfe05"/>
    </style:style>
    <style:style style:name="T476" style:family="text">
      <style:text-properties officeooo:rsid="036d7746"/>
    </style:style>
    <style:style style:name="T477" style:family="text">
      <style:text-properties officeooo:rsid="036f468b"/>
    </style:style>
    <style:style style:name="T478" style:family="text">
      <style:text-properties officeooo:rsid="0370fc04"/>
    </style:style>
    <style:style style:name="T479" style:family="text">
      <style:text-properties officeooo:rsid="0374c65f"/>
    </style:style>
    <style:style style:name="T480" style:family="text">
      <style:text-properties officeooo:rsid="03770f29"/>
    </style:style>
    <style:style style:name="T481" style:family="text">
      <style:text-properties officeooo:rsid="037a64cd"/>
    </style:style>
    <style:style style:name="T482" style:family="text">
      <style:text-properties officeooo:rsid="037bad7a"/>
    </style:style>
    <style:style style:name="T483" style:family="text">
      <style:text-properties officeooo:rsid="037c217b"/>
    </style:style>
    <style:style style:name="T484" style:family="text">
      <style:text-properties officeooo:rsid="037cb3f8"/>
    </style:style>
    <style:style style:name="T485" style:family="text">
      <style:text-properties officeooo:rsid="037de661"/>
    </style:style>
    <style:style style:name="T486" style:family="text">
      <style:text-properties officeooo:rsid="037f751f"/>
    </style:style>
    <style:style style:name="T487" style:family="text">
      <style:text-properties officeooo:rsid="03839ede"/>
    </style:style>
    <style:style style:name="T488" style:family="text">
      <style:text-properties officeooo:rsid="0383e94e"/>
    </style:style>
    <style:style style:name="T489" style:family="text">
      <style:text-properties officeooo:rsid="038701d4"/>
    </style:style>
    <style:style style:name="T490" style:family="text">
      <style:text-properties officeooo:rsid="038933b5"/>
    </style:style>
    <style:style style:name="T491" style:family="text">
      <style:text-properties officeooo:rsid="0389a633"/>
    </style:style>
    <style:style style:name="T492" style:family="text">
      <style:text-properties officeooo:rsid="0389a6d3"/>
    </style:style>
    <style:style style:name="T493" style:family="text">
      <style:text-properties officeooo:rsid="038a6c09"/>
    </style:style>
    <style:style style:name="T494" style:family="text">
      <style:text-properties officeooo:rsid="038b73df"/>
    </style:style>
    <style:style style:name="T495" style:family="text">
      <style:text-properties officeooo:rsid="038dc31d"/>
    </style:style>
    <style:style style:name="T496" style:family="text">
      <style:text-properties officeooo:rsid="038e8e34"/>
    </style:style>
    <style:style style:name="T497" style:family="text">
      <style:text-properties officeooo:rsid="03902ed3"/>
    </style:style>
    <style:style style:name="T498" style:family="text">
      <style:text-properties officeooo:rsid="03928a89"/>
    </style:style>
    <style:style style:name="T499" style:family="text">
      <style:text-properties officeooo:rsid="039342d9"/>
    </style:style>
    <style:style style:name="T500" style:family="text">
      <style:text-properties officeooo:rsid="0394e218"/>
    </style:style>
    <style:style style:name="T501" style:family="text">
      <style:text-properties officeooo:rsid="03950208"/>
    </style:style>
    <style:style style:name="T502" style:family="text">
      <style:text-properties officeooo:rsid="0395de7e"/>
    </style:style>
    <style:style style:name="T503" style:family="text">
      <style:text-properties officeooo:rsid="0398c4e4"/>
    </style:style>
    <style:style style:name="T504" style:family="text">
      <style:text-properties officeooo:rsid="039ae1ee"/>
    </style:style>
    <style:style style:name="T505" style:family="text">
      <style:text-properties officeooo:rsid="039cd610"/>
    </style:style>
    <style:style style:name="T506" style:family="text">
      <style:text-properties officeooo:rsid="039ec81e"/>
    </style:style>
    <style:style style:name="T507" style:family="text">
      <style:text-properties officeooo:rsid="03a0c6f7"/>
    </style:style>
    <style:style style:name="T508" style:family="text">
      <style:text-properties officeooo:rsid="03a209e7"/>
    </style:style>
    <style:style style:name="T509" style:family="text">
      <style:text-properties officeooo:rsid="03a47204"/>
    </style:style>
    <style:style style:name="T510" style:family="text">
      <style:text-properties officeooo:rsid="03a61f78"/>
    </style:style>
    <style:style style:name="T511" style:family="text">
      <style:text-properties officeooo:rsid="03a6eb4e"/>
    </style:style>
    <style:style style:name="T512" style:family="text">
      <style:text-properties officeooo:rsid="03a75561"/>
    </style:style>
    <style:style style:name="T513" style:family="text">
      <style:text-properties officeooo:rsid="03a9179f"/>
    </style:style>
    <style:style style:name="T514" style:family="text">
      <style:text-properties officeooo:rsid="03ac8155"/>
    </style:style>
    <style:style style:name="T515" style:family="text">
      <style:text-properties officeooo:rsid="03ad907d"/>
    </style:style>
    <style:style style:name="T516" style:family="text">
      <style:text-properties officeooo:rsid="03af18db"/>
    </style:style>
    <style:style style:name="T517" style:family="text">
      <style:text-properties officeooo:rsid="03b07b13"/>
    </style:style>
    <style:style style:name="T518" style:family="text">
      <style:text-properties officeooo:rsid="03b141b3"/>
    </style:style>
    <style:style style:name="T519" style:family="text">
      <style:text-properties officeooo:rsid="03b27ebd"/>
    </style:style>
    <style:style style:name="T520" style:family="text">
      <style:text-properties officeooo:rsid="03b53e1b"/>
    </style:style>
    <style:style style:name="T521" style:family="text">
      <style:text-properties officeooo:rsid="03b62fe5"/>
    </style:style>
    <style:style style:name="T522" style:family="text">
      <style:text-properties officeooo:rsid="03b8b85d"/>
    </style:style>
    <style:style style:name="T523" style:family="text">
      <style:text-properties officeooo:rsid="03ba5a7a"/>
    </style:style>
    <style:style style:name="T524" style:family="text">
      <style:text-properties officeooo:rsid="03bef994"/>
    </style:style>
    <style:style style:name="T525" style:family="text">
      <style:text-properties officeooo:rsid="03c174f9"/>
    </style:style>
    <style:style style:name="T526" style:family="text">
      <style:text-properties officeooo:rsid="03c35fe9"/>
    </style:style>
    <style:style style:name="T527" style:family="text">
      <style:text-properties officeooo:rsid="03c4240a"/>
    </style:style>
    <style:style style:name="T528" style:family="text">
      <style:text-properties officeooo:rsid="03c66a47"/>
    </style:style>
    <style:style style:name="T529" style:family="text">
      <style:text-properties officeooo:rsid="03c6bb9f"/>
    </style:style>
    <style:style style:name="T530" style:family="text">
      <style:text-properties officeooo:rsid="03c9de10"/>
    </style:style>
    <style:style style:name="T531" style:family="text">
      <style:text-properties officeooo:rsid="03cc5694"/>
    </style:style>
    <style:style style:name="T532" style:family="text">
      <style:text-properties officeooo:rsid="03cd0e1d"/>
    </style:style>
    <style:style style:name="T533" style:family="text">
      <style:text-properties officeooo:rsid="03d1b293"/>
    </style:style>
    <style:style style:name="T534" style:family="text">
      <style:text-properties officeooo:rsid="03d2beb4"/>
    </style:style>
    <style:style style:name="T535" style:family="text">
      <style:text-properties officeooo:rsid="03d5f14d"/>
    </style:style>
    <style:style style:name="T536" style:family="text">
      <style:text-properties officeooo:rsid="03d681a4"/>
    </style:style>
    <style:style style:name="T537" style:family="text">
      <style:text-properties officeooo:rsid="03d855ca"/>
    </style:style>
    <style:style style:name="T538" style:family="text">
      <style:text-properties officeooo:rsid="03da518b"/>
    </style:style>
    <style:style style:name="T539" style:family="text">
      <style:text-properties officeooo:rsid="03dcb810"/>
    </style:style>
    <style:style style:name="T540" style:family="text">
      <style:text-properties officeooo:rsid="03dd237a"/>
    </style:style>
    <style:style style:name="T541" style:family="text">
      <style:text-properties officeooo:rsid="03e114a8"/>
    </style:style>
    <style:style style:name="T542" style:family="text">
      <style:text-properties officeooo:rsid="03e4edb2"/>
    </style:style>
    <style:style style:name="T543" style:family="text">
      <style:text-properties officeooo:rsid="03e6793d"/>
    </style:style>
    <style:style style:name="T544" style:family="text">
      <style:text-properties officeooo:rsid="03e9d83f"/>
    </style:style>
    <style:style style:name="T545" style:family="text">
      <style:text-properties officeooo:rsid="03ebc20d"/>
    </style:style>
    <style:style style:name="T546" style:family="text">
      <style:text-properties officeooo:rsid="03efc64a"/>
    </style:style>
    <style:style style:name="T547" style:family="text">
      <style:text-properties officeooo:rsid="03f1c65c"/>
    </style:style>
    <style:style style:name="T548" style:family="text">
      <style:text-properties officeooo:rsid="03f344e5"/>
    </style:style>
    <style:style style:name="T549" style:family="text">
      <style:text-properties officeooo:rsid="03f4ece1"/>
    </style:style>
    <style:style style:name="T550" style:family="text">
      <style:text-properties officeooo:rsid="03f500c6"/>
    </style:style>
    <style:style style:name="T551" style:family="text">
      <style:text-properties officeooo:rsid="03f684b5"/>
    </style:style>
    <style:style style:name="T552" style:family="text">
      <style:text-properties officeooo:rsid="03f75ea0"/>
    </style:style>
    <style:style style:name="T553" style:family="text">
      <style:text-properties officeooo:rsid="03f89a59"/>
    </style:style>
    <style:style style:name="T554" style:family="text">
      <style:text-properties officeooo:rsid="03f8dfe2"/>
    </style:style>
    <style:style style:name="T555" style:family="text">
      <style:text-properties officeooo:rsid="03fa1bc5"/>
    </style:style>
    <style:style style:name="T556" style:family="text">
      <style:text-properties officeooo:rsid="03fc2bb3"/>
    </style:style>
    <style:style style:name="T557" style:family="text">
      <style:text-properties officeooo:rsid="03fc2df9"/>
    </style:style>
    <style:style style:name="T558" style:family="text">
      <style:text-properties officeooo:rsid="03fda495"/>
    </style:style>
    <style:style style:name="T559" style:family="text">
      <style:text-properties officeooo:rsid="03fdfc7a"/>
    </style:style>
    <style:style style:name="T560" style:family="text">
      <style:text-properties officeooo:rsid="03fecc5d"/>
    </style:style>
    <style:style style:name="T561" style:family="text">
      <style:text-properties officeooo:rsid="03ff22f9"/>
    </style:style>
    <style:style style:name="T562" style:family="text">
      <style:text-properties officeooo:rsid="0401a194"/>
    </style:style>
    <style:style style:name="T563" style:family="text">
      <style:text-properties officeooo:rsid="0409c19d"/>
    </style:style>
    <style:style style:name="T564" style:family="text">
      <style:text-properties officeooo:rsid="040d7f7b"/>
    </style:style>
    <style:style style:name="T565" style:family="text">
      <style:text-properties officeooo:rsid="04107f2d"/>
    </style:style>
    <style:style style:name="T566" style:family="text">
      <style:text-properties officeooo:rsid="041142e9"/>
    </style:style>
    <style:style style:name="T567" style:family="text">
      <style:text-properties officeooo:rsid="04117bb0"/>
    </style:style>
    <style:style style:name="T568" style:family="text">
      <style:text-properties officeooo:rsid="0412b3d3"/>
    </style:style>
    <style:style style:name="T569" style:family="text">
      <style:text-properties officeooo:rsid="0413e2eb"/>
    </style:style>
    <style:style style:name="T570" style:family="text">
      <style:text-properties officeooo:rsid="0417f17d"/>
    </style:style>
    <style:style style:name="T571" style:family="text">
      <style:text-properties officeooo:rsid="041e0a8e"/>
    </style:style>
    <style:style style:name="T572" style:family="text">
      <style:text-properties officeooo:rsid="041fb3ef"/>
    </style:style>
    <style:style style:name="T573" style:family="text">
      <style:text-properties officeooo:rsid="041ff3b5"/>
    </style:style>
    <style:style style:name="T574" style:family="text">
      <style:text-properties officeooo:rsid="04265d75"/>
    </style:style>
    <style:style style:name="T575" style:family="text">
      <style:text-properties officeooo:rsid="0428919b"/>
    </style:style>
    <style:style style:name="T576" style:family="text">
      <style:text-properties officeooo:rsid="042d1fc7"/>
    </style:style>
    <style:style style:name="T577" style:family="text">
      <style:text-properties officeooo:rsid="04300556"/>
    </style:style>
    <style:style style:name="T578" style:family="text">
      <style:text-properties officeooo:rsid="0431fcec"/>
    </style:style>
    <style:style style:name="T579" style:family="text">
      <style:text-properties officeooo:rsid="0434685b"/>
    </style:style>
    <style:style style:name="T580" style:family="text">
      <style:text-properties officeooo:rsid="0435e055"/>
    </style:style>
    <style:style style:name="T581" style:family="text">
      <style:text-properties officeooo:rsid="04367e3b"/>
    </style:style>
    <style:style style:name="T582" style:family="text">
      <style:text-properties officeooo:rsid="04383ae8"/>
    </style:style>
    <style:style style:name="T583" style:family="text">
      <style:text-properties officeooo:rsid="043c17e2"/>
    </style:style>
    <style:style style:name="T584" style:family="text">
      <style:text-properties officeooo:rsid="043f8ff4"/>
    </style:style>
    <style:style style:name="T585" style:family="text">
      <style:text-properties officeooo:rsid="0440e533"/>
    </style:style>
    <style:style style:name="T586" style:family="text">
      <style:text-properties officeooo:rsid="04456e87"/>
    </style:style>
    <style:style style:name="T587" style:family="text">
      <style:text-properties officeooo:rsid="04469ddb"/>
    </style:style>
    <style:style style:name="T588" style:family="text">
      <style:text-properties officeooo:rsid="04479974"/>
    </style:style>
    <style:style style:name="T589" style:family="text">
      <style:text-properties officeooo:rsid="0449d55f"/>
    </style:style>
    <style:style style:name="T590" style:family="text">
      <style:text-properties officeooo:rsid="044b834f"/>
    </style:style>
    <style:style style:name="T591" style:family="text">
      <style:text-properties officeooo:rsid="044bff29"/>
    </style:style>
    <style:style style:name="T592" style:family="text">
      <style:text-properties officeooo:rsid="044d8d9c"/>
    </style:style>
    <style:style style:name="T593" style:family="text">
      <style:text-properties officeooo:rsid="044f3076"/>
    </style:style>
    <style:style style:name="T594" style:family="text">
      <style:text-properties officeooo:rsid="0451027a"/>
    </style:style>
    <style:style style:name="T595" style:family="text">
      <style:text-properties officeooo:rsid="04514560"/>
    </style:style>
    <style:style style:name="T596" style:family="text">
      <style:text-properties officeooo:rsid="04529b89"/>
    </style:style>
    <style:style style:name="T597" style:family="text">
      <style:text-properties officeooo:rsid="04545b9f"/>
    </style:style>
    <style:style style:name="T598" style:family="text">
      <style:text-properties officeooo:rsid="04556719"/>
    </style:style>
    <style:style style:name="T599" style:family="text">
      <style:text-properties officeooo:rsid="0455e7a6"/>
    </style:style>
    <style:style style:name="T600" style:family="text">
      <style:text-properties officeooo:rsid="0457db5c"/>
    </style:style>
    <style:style style:name="T601" style:family="text">
      <style:text-properties officeooo:rsid="0458584f"/>
    </style:style>
    <style:style style:name="T602" style:family="text">
      <style:text-properties officeooo:rsid="045909ac"/>
    </style:style>
    <style:style style:name="T603" style:family="text">
      <style:text-properties officeooo:rsid="0459e5b8"/>
    </style:style>
    <style:style style:name="T604" style:family="text">
      <style:text-properties officeooo:rsid="045bff18"/>
    </style:style>
    <style:style style:name="T605" style:family="text">
      <style:text-properties officeooo:rsid="045d62a6"/>
    </style:style>
    <style:style style:name="T606" style:family="text">
      <style:text-properties officeooo:rsid="045e005c"/>
    </style:style>
    <style:style style:name="T607" style:family="text">
      <style:text-properties officeooo:rsid="045f2e5d"/>
    </style:style>
    <style:style style:name="T608" style:family="text">
      <style:text-properties officeooo:rsid="04619d68"/>
    </style:style>
    <style:style style:name="T609" style:family="text">
      <style:text-properties officeooo:rsid="04627a0e"/>
    </style:style>
    <style:style style:name="T610" style:family="text">
      <style:text-properties officeooo:rsid="0466f79c"/>
    </style:style>
    <style:style style:name="T611" style:family="text">
      <style:text-properties officeooo:rsid="046a62ad"/>
    </style:style>
    <style:style style:name="T612" style:family="text">
      <style:text-properties officeooo:rsid="046cb429"/>
    </style:style>
    <style:style style:name="T613" style:family="text">
      <style:text-properties officeooo:rsid="04705b27"/>
    </style:style>
    <style:style style:name="T614" style:family="text">
      <style:text-properties officeooo:rsid="0471d698"/>
    </style:style>
    <style:style style:name="T615" style:family="text">
      <style:text-properties officeooo:rsid="04721a0f"/>
    </style:style>
    <style:style style:name="T616" style:family="text">
      <style:text-properties officeooo:rsid="047374f6"/>
    </style:style>
    <style:style style:name="T617" style:family="text">
      <style:text-properties officeooo:rsid="04750157"/>
    </style:style>
    <style:style style:name="T618" style:family="text">
      <style:text-properties officeooo:rsid="047599f9"/>
    </style:style>
    <style:style style:name="T619" style:family="text">
      <style:text-properties officeooo:rsid="0476a49c"/>
    </style:style>
    <style:style style:name="T620" style:family="text">
      <style:text-properties officeooo:rsid="0476ff64"/>
    </style:style>
    <style:style style:name="T621" style:family="text">
      <style:text-properties officeooo:rsid="0478b251"/>
    </style:style>
    <style:style style:name="T622" style:family="text">
      <style:text-properties officeooo:rsid="04794bce"/>
    </style:style>
    <style:style style:name="T623" style:family="text">
      <style:text-properties officeooo:rsid="047a58b2"/>
    </style:style>
    <style:style style:name="T624" style:family="text">
      <style:text-properties officeooo:rsid="047a5f12"/>
    </style:style>
    <style:style style:name="T625" style:family="text">
      <style:text-properties officeooo:rsid="047b40bc"/>
    </style:style>
    <style:style style:name="T626" style:family="text">
      <style:text-properties officeooo:rsid="047c20f6"/>
    </style:style>
    <style:style style:name="T627" style:family="text">
      <style:text-properties officeooo:rsid="04804e24"/>
    </style:style>
    <style:style style:name="T628" style:family="text">
      <style:text-properties officeooo:rsid="04824170"/>
    </style:style>
    <style:style style:name="T629" style:family="text">
      <style:text-properties officeooo:rsid="0484061e"/>
    </style:style>
    <style:style style:name="T630" style:family="text">
      <style:text-properties officeooo:rsid="04858078"/>
    </style:style>
    <style:style style:name="T631" style:family="text">
      <style:text-properties officeooo:rsid="048818ad"/>
    </style:style>
    <style:style style:name="T632" style:family="text">
      <style:text-properties officeooo:rsid="04882e4a"/>
    </style:style>
    <style:style style:name="T633" style:family="text">
      <style:text-properties officeooo:rsid="04899df0"/>
    </style:style>
    <style:style style:name="T634" style:family="text">
      <style:text-properties officeooo:rsid="048ae27d"/>
    </style:style>
    <style:style style:name="T635" style:family="text">
      <style:text-properties officeooo:rsid="048bb3d4"/>
    </style:style>
    <style:style style:name="T636" style:family="text">
      <style:text-properties officeooo:rsid="048cab8a"/>
    </style:style>
    <style:style style:name="T637" style:family="text">
      <style:text-properties officeooo:rsid="048e673b"/>
    </style:style>
    <style:style style:name="T638" style:family="text">
      <style:text-properties officeooo:rsid="04907104"/>
    </style:style>
    <style:style style:name="T639" style:family="text">
      <style:text-properties officeooo:rsid="0491b9e8"/>
    </style:style>
    <style:style style:name="T640" style:family="text">
      <style:text-properties officeooo:rsid="04952705"/>
    </style:style>
    <style:style style:name="T641" style:family="text">
      <style:text-properties officeooo:rsid="049a75cf"/>
    </style:style>
    <style:style style:name="T642" style:family="text">
      <style:text-properties officeooo:rsid="049ac191"/>
    </style:style>
    <style:style style:name="T643" style:family="text">
      <style:text-properties officeooo:rsid="049f35e1"/>
    </style:style>
    <style:style style:name="T644" style:family="text">
      <style:text-properties officeooo:rsid="049fac21"/>
    </style:style>
    <style:style style:name="T645" style:family="text">
      <style:text-properties officeooo:rsid="04a2c7ef"/>
    </style:style>
    <style:style style:name="T646" style:family="text">
      <style:text-properties officeooo:rsid="04aab552"/>
    </style:style>
    <style:style style:name="T647" style:family="text">
      <style:text-properties officeooo:rsid="04ac9140"/>
    </style:style>
    <style:style style:name="T648" style:family="text">
      <style:text-properties officeooo:rsid="04ae916c"/>
    </style:style>
    <style:style style:name="T649" style:family="text">
      <style:text-properties officeooo:rsid="04af9562"/>
    </style:style>
    <style:style style:name="T650" style:family="text">
      <style:text-properties officeooo:rsid="04b040e0"/>
    </style:style>
    <style:style style:name="T651" style:family="text">
      <style:text-properties officeooo:rsid="04b25924"/>
    </style:style>
    <style:style style:name="T652" style:family="text">
      <style:text-properties officeooo:rsid="04b41d0d"/>
    </style:style>
    <style:style style:name="T653" style:family="text">
      <style:text-properties officeooo:rsid="04b4a55d"/>
    </style:style>
    <style:style style:name="T654" style:family="text">
      <style:text-properties officeooo:rsid="04b4f530"/>
    </style:style>
    <style:style style:name="T655" style:family="text">
      <style:text-properties officeooo:rsid="04b5b022"/>
    </style:style>
    <style:style style:name="T656" style:family="text">
      <style:text-properties officeooo:rsid="04b61621"/>
    </style:style>
    <style:style style:name="T657" style:family="text">
      <style:text-properties officeooo:rsid="04b91779"/>
    </style:style>
    <style:style style:name="T658" style:family="text">
      <style:text-properties officeooo:rsid="04b9adf7"/>
    </style:style>
    <style:style style:name="T659" style:family="text">
      <style:text-properties officeooo:rsid="04bd5db3"/>
    </style:style>
    <style:style style:name="T660" style:family="text">
      <style:text-properties officeooo:rsid="04c1308d"/>
    </style:style>
    <style:style style:name="T661" style:family="text">
      <style:text-properties officeooo:rsid="04c70e29"/>
    </style:style>
    <style:style style:name="T662" style:family="text">
      <style:text-properties officeooo:rsid="04c9ee93"/>
    </style:style>
    <style:style style:name="T663" style:family="text">
      <style:text-properties officeooo:rsid="04cb061c"/>
    </style:style>
    <style:style style:name="T664" style:family="text">
      <style:text-properties officeooo:rsid="04cc49e3"/>
    </style:style>
    <style:style style:name="T665" style:family="text">
      <style:text-properties officeooo:rsid="04ccbc2d"/>
    </style:style>
    <style:style style:name="T666" style:family="text">
      <style:text-properties officeooo:rsid="04ce19f3"/>
    </style:style>
    <style:style style:name="T667" style:family="text">
      <style:text-properties officeooo:rsid="04d0f79c"/>
    </style:style>
    <style:style style:name="T668" style:family="text">
      <style:text-properties officeooo:rsid="04d2c408"/>
    </style:style>
    <style:style style:name="T669" style:family="text">
      <style:text-properties officeooo:rsid="04d35df0"/>
    </style:style>
    <style:style style:name="T670" style:family="text">
      <style:text-properties officeooo:rsid="04d49d83"/>
    </style:style>
    <style:style style:name="T671" style:family="text">
      <style:text-properties officeooo:rsid="04d6cff2"/>
    </style:style>
    <style:style style:name="T672" style:family="text">
      <style:text-properties officeooo:rsid="04d9cf04"/>
    </style:style>
    <style:style style:name="T673" style:family="text">
      <style:text-properties officeooo:rsid="04dc633e"/>
    </style:style>
    <style:style style:name="T674" style:family="text">
      <style:text-properties officeooo:rsid="04dd6eac"/>
    </style:style>
    <style:style style:name="T675" style:family="text">
      <style:text-properties officeooo:rsid="04ddb9b2"/>
    </style:style>
    <style:style style:name="T676" style:family="text">
      <style:text-properties officeooo:rsid="04dfb568"/>
    </style:style>
    <style:style style:name="T677" style:family="text">
      <style:text-properties officeooo:rsid="04e1f58c"/>
    </style:style>
    <style:style style:name="T678" style:family="text">
      <style:text-properties officeooo:rsid="04e39ceb"/>
    </style:style>
    <style:style style:name="T679" style:family="text">
      <style:text-properties officeooo:rsid="04e6acc2"/>
    </style:style>
    <style:style style:name="T680" style:family="text">
      <style:text-properties officeooo:rsid="04eb9c03"/>
    </style:style>
    <style:style style:name="T681" style:family="text">
      <style:text-properties officeooo:rsid="04ed3de9"/>
    </style:style>
    <style:style style:name="T682" style:family="text">
      <style:text-properties officeooo:rsid="04ee69de"/>
    </style:style>
    <style:style style:name="T683" style:family="text">
      <style:text-properties officeooo:rsid="04ef40fa"/>
    </style:style>
    <style:style style:name="T684" style:family="text">
      <style:text-properties officeooo:rsid="04f15de1"/>
    </style:style>
    <style:style style:name="T685" style:family="text">
      <style:text-properties officeooo:rsid="04f9253d"/>
    </style:style>
    <style:style style:name="T686" style:family="text">
      <style:text-properties officeooo:rsid="04fa3057"/>
    </style:style>
    <style:style style:name="T687" style:family="text">
      <style:text-properties officeooo:rsid="04fb050c"/>
    </style:style>
    <style:style style:name="T688" style:family="text">
      <style:text-properties officeooo:rsid="04fb9501"/>
    </style:style>
    <style:style style:name="T689" style:family="text">
      <style:text-properties officeooo:rsid="04fccb10"/>
    </style:style>
    <style:style style:name="T690" style:family="text">
      <style:text-properties officeooo:rsid="05005469"/>
    </style:style>
    <style:style style:name="T691" style:family="text">
      <style:text-properties officeooo:rsid="0503f8e1"/>
    </style:style>
    <style:style style:name="T692" style:family="text">
      <style:text-properties officeooo:rsid="050c3f29"/>
    </style:style>
    <style:style style:name="T693" style:family="text">
      <style:text-properties officeooo:rsid="050ce9da"/>
    </style:style>
    <style:style style:name="T694" style:family="text">
      <style:text-properties officeooo:rsid="050e9b0d"/>
    </style:style>
    <style:style style:name="T695" style:family="text">
      <style:text-properties officeooo:rsid="05149f5e"/>
    </style:style>
    <style:style style:name="T696" style:family="text">
      <style:text-properties officeooo:rsid="05160d5c"/>
    </style:style>
    <style:style style:name="T697" style:family="text">
      <style:text-properties officeooo:rsid="05168b7f"/>
    </style:style>
    <style:style style:name="T698" style:family="text">
      <style:text-properties officeooo:rsid="0517c869"/>
    </style:style>
    <style:style style:name="T699" style:family="text">
      <style:text-properties officeooo:rsid="051c3d11"/>
    </style:style>
    <style:style style:name="T700" style:family="text">
      <style:text-properties officeooo:rsid="051ff9b1"/>
    </style:style>
    <style:style style:name="T701" style:family="text">
      <style:text-properties officeooo:rsid="0520b0b2"/>
    </style:style>
    <style:style style:name="T702" style:family="text">
      <style:text-properties officeooo:rsid="05248d57"/>
    </style:style>
    <style:style style:name="T703" style:family="text">
      <style:text-properties officeooo:rsid="0525267b"/>
    </style:style>
    <style:style style:name="T704" style:family="text">
      <style:text-properties officeooo:rsid="0526f18c"/>
    </style:style>
    <style:style style:name="T705" style:family="text">
      <style:text-properties officeooo:rsid="052a4b1f"/>
    </style:style>
    <style:style style:name="T706" style:family="text">
      <style:text-properties officeooo:rsid="052ec3fe"/>
    </style:style>
    <style:style style:name="T707" style:family="text">
      <style:text-properties officeooo:rsid="05335fce"/>
    </style:style>
    <style:style style:name="T708" style:family="text">
      <style:text-properties officeooo:rsid="053d7821"/>
    </style:style>
    <style:style style:name="T709" style:family="text">
      <style:text-properties officeooo:rsid="053e114a"/>
    </style:style>
    <style:style style:name="T710" style:family="text">
      <style:text-properties officeooo:rsid="05417bf9"/>
    </style:style>
    <style:style style:name="T711" style:family="text">
      <style:text-properties officeooo:rsid="05429690"/>
    </style:style>
    <style:style style:name="T712" style:family="text">
      <style:text-properties officeooo:rsid="054489b4"/>
    </style:style>
    <style:style style:name="T713" style:family="text">
      <style:text-properties officeooo:rsid="0548f253"/>
    </style:style>
    <style:style style:name="T714" style:family="text">
      <style:text-properties officeooo:rsid="054b46ba"/>
    </style:style>
    <style:style style:name="T715" style:family="text">
      <style:text-properties officeooo:rsid="054dba6f"/>
    </style:style>
    <style:style style:name="T716" style:family="text">
      <style:text-properties officeooo:rsid="054f9264"/>
    </style:style>
    <style:style style:name="T717" style:family="text">
      <style:text-properties officeooo:rsid="05522b28"/>
    </style:style>
    <style:style style:name="T718" style:family="text">
      <style:text-properties officeooo:rsid="0553cb67"/>
    </style:style>
    <style:style style:name="T719" style:family="text">
      <style:text-properties officeooo:rsid="0555ccff"/>
    </style:style>
    <style:style style:name="T720" style:family="text">
      <style:text-properties officeooo:rsid="0556957a"/>
    </style:style>
    <style:style style:name="T721" style:family="text">
      <style:text-properties officeooo:rsid="0556cc60"/>
    </style:style>
    <style:style style:name="T722" style:family="text">
      <style:text-properties officeooo:rsid="055761a1"/>
    </style:style>
    <style:style style:name="T723" style:family="text">
      <style:text-properties officeooo:rsid="0558f0c0"/>
    </style:style>
    <style:style style:name="T724" style:family="text">
      <style:text-properties officeooo:rsid="055a733b"/>
    </style:style>
    <style:style style:name="T725" style:family="text">
      <style:text-properties officeooo:rsid="055dfab3"/>
    </style:style>
    <style:style style:name="T726" style:family="text">
      <style:text-properties officeooo:rsid="055eb36a"/>
    </style:style>
    <style:style style:name="T727" style:family="text">
      <style:text-properties officeooo:rsid="056105ce"/>
    </style:style>
    <style:style style:name="T728" style:family="text">
      <style:text-properties officeooo:rsid="0561e06b"/>
    </style:style>
    <style:style style:name="T729" style:family="text">
      <style:text-properties officeooo:rsid="05621edd"/>
    </style:style>
    <style:style style:name="T730" style:family="text">
      <style:text-properties officeooo:rsid="056330bf"/>
    </style:style>
    <style:style style:name="T731" style:family="text">
      <style:text-properties officeooo:rsid="05638e65"/>
    </style:style>
    <style:style style:name="T732" style:family="text">
      <style:text-properties officeooo:rsid="056489eb"/>
    </style:style>
    <style:style style:name="T733" style:family="text">
      <style:text-properties officeooo:rsid="056a3670"/>
    </style:style>
    <style:style style:name="T734" style:family="text">
      <style:text-properties officeooo:rsid="056a9108"/>
    </style:style>
    <style:style style:name="T735" style:family="text">
      <style:text-properties officeooo:rsid="056a9224"/>
    </style:style>
    <style:style style:name="T736" style:family="text">
      <style:text-properties officeooo:rsid="056af757"/>
    </style:style>
    <style:style style:name="T737" style:family="text">
      <style:text-properties officeooo:rsid="056b3f6a"/>
    </style:style>
    <style:style style:name="T738" style:family="text">
      <style:text-properties officeooo:rsid="056c1403"/>
    </style:style>
    <style:style style:name="T739" style:family="text">
      <style:text-properties officeooo:rsid="056cbad3"/>
    </style:style>
    <style:style style:name="T740" style:family="text">
      <style:text-properties officeooo:rsid="056d85e4"/>
    </style:style>
    <style:style style:name="T741" style:family="text">
      <style:text-properties officeooo:rsid="056fe911"/>
    </style:style>
    <style:style style:name="T742" style:family="text">
      <style:text-properties officeooo:rsid="057060df"/>
    </style:style>
    <style:style style:name="T743" style:family="text">
      <style:text-properties officeooo:rsid="0573b4b6"/>
    </style:style>
    <style:style style:name="T744" style:family="text">
      <style:text-properties officeooo:rsid="05750930"/>
    </style:style>
    <style:style style:name="T745" style:family="text">
      <style:text-properties officeooo:rsid="0575764f"/>
    </style:style>
    <style:style style:name="T746" style:family="text">
      <style:text-properties officeooo:rsid="057710a4"/>
    </style:style>
    <style:style style:name="T747" style:family="text">
      <style:text-properties officeooo:rsid="0577cfc2"/>
    </style:style>
    <style:style style:name="T748" style:family="text">
      <style:text-properties officeooo:rsid="0578c20c"/>
    </style:style>
    <style:style style:name="T749" style:family="text">
      <style:text-properties officeooo:rsid="057a9a62"/>
    </style:style>
    <style:style style:name="T750" style:family="text">
      <style:text-properties officeooo:rsid="057c44c4"/>
    </style:style>
    <style:style style:name="T751" style:family="text">
      <style:text-properties officeooo:rsid="057e5752"/>
    </style:style>
    <style:style style:name="T752" style:family="text">
      <style:text-properties officeooo:rsid="057f633e"/>
    </style:style>
    <style:style style:name="T753" style:family="text">
      <style:text-properties officeooo:rsid="05825c9a"/>
    </style:style>
    <style:style style:name="T754" style:family="text">
      <style:text-properties officeooo:rsid="0583984f"/>
    </style:style>
    <style:style style:name="T755" style:family="text">
      <style:text-properties officeooo:rsid="0584bbc0"/>
    </style:style>
    <style:style style:name="T756" style:family="text">
      <style:text-properties officeooo:rsid="0587f7f2"/>
    </style:style>
    <style:style style:name="T757" style:family="text">
      <style:text-properties officeooo:rsid="05887683"/>
    </style:style>
    <style:style style:name="T758" style:family="text">
      <style:text-properties officeooo:rsid="058b029b"/>
    </style:style>
    <style:style style:name="T759" style:family="text">
      <style:text-properties officeooo:rsid="058ce6f1"/>
    </style:style>
    <style:style style:name="T760" style:family="text">
      <style:text-properties officeooo:rsid="058d4800"/>
    </style:style>
    <style:style style:name="T761" style:family="text">
      <style:text-properties officeooo:rsid="058eac34"/>
    </style:style>
    <style:style style:name="T762" style:family="text">
      <style:text-properties officeooo:rsid="0591b6aa"/>
    </style:style>
    <style:style style:name="T763" style:family="text">
      <style:text-properties officeooo:rsid="0592dcff"/>
    </style:style>
    <style:style style:name="T764" style:family="text">
      <style:text-properties officeooo:rsid="05938635"/>
    </style:style>
    <style:style style:name="T765" style:family="text">
      <style:text-properties officeooo:rsid="05990d8e"/>
    </style:style>
    <style:style style:name="T766" style:family="text">
      <style:text-properties officeooo:rsid="059ac589"/>
    </style:style>
    <style:style style:name="T767" style:family="text">
      <style:text-properties officeooo:rsid="059b66f1"/>
    </style:style>
    <style:style style:name="T768" style:family="text">
      <style:text-properties officeooo:rsid="059d636a"/>
    </style:style>
    <style:style style:name="T769" style:family="text">
      <style:text-properties officeooo:rsid="059e55d7"/>
    </style:style>
    <style:style style:name="T770" style:family="text">
      <style:text-properties officeooo:rsid="059ffc5b"/>
    </style:style>
    <style:style style:name="T771" style:family="text">
      <style:text-properties officeooo:rsid="05a18bd1"/>
    </style:style>
    <style:style style:name="T772" style:family="text">
      <style:text-properties officeooo:rsid="05a2ff50"/>
    </style:style>
    <style:style style:name="T773" style:family="text">
      <style:text-properties officeooo:rsid="05a5c57b"/>
    </style:style>
    <style:style style:name="T774" style:family="text">
      <style:text-properties officeooo:rsid="05a72175"/>
    </style:style>
    <style:style style:name="T775" style:family="text">
      <style:text-properties officeooo:rsid="05a9144d"/>
    </style:style>
    <style:style style:name="T776" style:family="text">
      <style:text-properties officeooo:rsid="05aa6e55"/>
    </style:style>
    <style:style style:name="T777" style:family="text">
      <style:text-properties officeooo:rsid="05ac2c3f"/>
    </style:style>
    <style:style style:name="T778" style:family="text">
      <style:text-properties officeooo:rsid="05acbb44"/>
    </style:style>
    <style:style style:name="T779" style:family="text">
      <style:text-properties officeooo:rsid="05ad8a7b"/>
    </style:style>
    <style:style style:name="T780" style:family="text">
      <style:text-properties officeooo:rsid="05ae76a8"/>
    </style:style>
    <style:style style:name="T781" style:family="text">
      <style:text-properties officeooo:rsid="05b0ce34"/>
    </style:style>
    <style:style style:name="T782" style:family="text">
      <style:text-properties officeooo:rsid="05b1df7a"/>
    </style:style>
    <style:style style:name="T783" style:family="text">
      <style:text-properties officeooo:rsid="05b2ffc8"/>
    </style:style>
    <style:style style:name="T784" style:family="text">
      <style:text-properties officeooo:rsid="05b6a86f"/>
    </style:style>
    <style:style style:name="T785" style:family="text">
      <style:text-properties officeooo:rsid="05b837ef"/>
    </style:style>
    <style:style style:name="T786" style:family="text">
      <style:text-properties officeooo:rsid="05b9df66"/>
    </style:style>
    <style:style style:name="T787" style:family="text">
      <style:text-properties officeooo:rsid="05bf0657"/>
    </style:style>
    <style:style style:name="T788" style:family="text">
      <style:text-properties officeooo:rsid="05bf3614"/>
    </style:style>
    <style:style style:name="T789" style:family="text">
      <style:text-properties officeooo:rsid="05c12e61"/>
    </style:style>
    <style:style style:name="T790" style:family="text">
      <style:text-properties officeooo:rsid="05c18bc8"/>
    </style:style>
    <style:style style:name="T791" style:family="text">
      <style:text-properties officeooo:rsid="05c3346d"/>
    </style:style>
    <style:style style:name="T792" style:family="text">
      <style:text-properties officeooo:rsid="05c512c0"/>
    </style:style>
    <style:style style:name="T793" style:family="text">
      <style:text-properties officeooo:rsid="05c70b3f"/>
    </style:style>
    <style:style style:name="T794" style:family="text">
      <style:text-properties officeooo:rsid="05c8d1c0"/>
    </style:style>
    <style:style style:name="T795" style:family="text">
      <style:text-properties officeooo:rsid="05caffae"/>
    </style:style>
    <style:style style:name="T796" style:family="text">
      <style:text-properties officeooo:rsid="05cc40c0"/>
    </style:style>
    <style:style style:name="T797" style:family="text">
      <style:text-properties officeooo:rsid="05ccd38e"/>
    </style:style>
    <style:style style:name="T798" style:family="text">
      <style:text-properties officeooo:rsid="05cd746b"/>
    </style:style>
    <style:style style:name="T799" style:family="text">
      <style:text-properties officeooo:rsid="05ce3e55"/>
    </style:style>
    <style:style style:name="T800" style:family="text">
      <style:text-properties officeooo:rsid="05ceb793"/>
    </style:style>
    <style:style style:name="T801" style:family="text">
      <style:text-properties officeooo:rsid="05d037b0"/>
    </style:style>
    <style:style style:name="T802" style:family="text">
      <style:text-properties officeooo:rsid="05d1dc11"/>
    </style:style>
    <style:style style:name="T803" style:family="text">
      <style:text-properties officeooo:rsid="05d2fc56"/>
    </style:style>
    <style:style style:name="T804" style:family="text">
      <style:text-properties officeooo:rsid="05d47c49"/>
    </style:style>
    <style:style style:name="T805" style:family="text">
      <style:text-properties officeooo:rsid="05d64b1b"/>
    </style:style>
    <style:style style:name="T806" style:family="text">
      <style:text-properties officeooo:rsid="05d74bc1"/>
    </style:style>
    <style:style style:name="T807" style:family="text">
      <style:text-properties officeooo:rsid="05d95706"/>
    </style:style>
    <style:style style:name="T808" style:family="text">
      <style:text-properties officeooo:rsid="05da0e25"/>
    </style:style>
    <style:style style:name="T809" style:family="text">
      <style:text-properties officeooo:rsid="05da5b1e"/>
    </style:style>
    <style:style style:name="T810" style:family="text">
      <style:text-properties officeooo:rsid="05db5bb7"/>
    </style:style>
    <style:style style:name="T811" style:family="text">
      <style:text-properties officeooo:rsid="05dd4f1c"/>
    </style:style>
    <style:style style:name="T812" style:family="text">
      <style:text-properties officeooo:rsid="05ded165"/>
    </style:style>
    <style:style style:name="T813" style:family="text">
      <style:text-properties officeooo:rsid="05e091a1"/>
    </style:style>
    <style:style style:name="T814" style:family="text">
      <style:text-properties officeooo:rsid="05e2177c"/>
    </style:style>
    <style:style style:name="T815" style:family="text">
      <style:text-properties officeooo:rsid="05e2973a"/>
    </style:style>
    <style:style style:name="T816" style:family="text">
      <style:text-properties officeooo:rsid="05e2f86b"/>
    </style:style>
    <style:style style:name="T817" style:family="text">
      <style:text-properties officeooo:rsid="05e5cdd4"/>
    </style:style>
    <style:style style:name="T818" style:family="text">
      <style:text-properties officeooo:rsid="05e706c3"/>
    </style:style>
    <style:style style:name="T819" style:family="text">
      <style:text-properties officeooo:rsid="05e96ae6"/>
    </style:style>
    <style:style style:name="T820" style:family="text">
      <style:text-properties officeooo:rsid="05ea1286"/>
    </style:style>
    <style:style style:name="T821" style:family="text">
      <style:text-properties officeooo:rsid="05ebb930"/>
    </style:style>
    <style:style style:name="T822" style:family="text">
      <style:text-properties officeooo:rsid="05ecdf8d"/>
    </style:style>
    <style:style style:name="T823" style:family="text">
      <style:text-properties officeooo:rsid="05ee3553"/>
    </style:style>
    <style:style style:name="T824" style:family="text">
      <style:text-properties officeooo:rsid="05ee9ac6"/>
    </style:style>
    <style:style style:name="T825" style:family="text">
      <style:text-properties officeooo:rsid="05ef88c4"/>
    </style:style>
    <style:style style:name="T826" style:family="text">
      <style:text-properties officeooo:rsid="05efb5fd"/>
    </style:style>
    <style:style style:name="T827" style:family="text">
      <style:text-properties officeooo:rsid="05f18e39"/>
    </style:style>
    <style:style style:name="T828" style:family="text">
      <style:text-properties officeooo:rsid="05f23134"/>
    </style:style>
    <style:style style:name="T829" style:family="text">
      <style:text-properties officeooo:rsid="05f2d590"/>
    </style:style>
    <style:style style:name="T830" style:family="text">
      <style:text-properties officeooo:rsid="05f6e843"/>
    </style:style>
    <style:style style:name="T831" style:family="text">
      <style:text-properties officeooo:rsid="05f7200d"/>
    </style:style>
    <style:style style:name="T832" style:family="text">
      <style:text-properties officeooo:rsid="05f7482e"/>
    </style:style>
    <style:style style:name="T833" style:family="text">
      <style:text-properties officeooo:rsid="05f92e91"/>
    </style:style>
    <style:style style:name="T834" style:family="text">
      <style:text-properties officeooo:rsid="05fa12d3"/>
    </style:style>
    <style:style style:name="T835" style:family="text">
      <style:text-properties officeooo:rsid="05faefb2"/>
    </style:style>
    <style:style style:name="T836" style:family="text">
      <style:text-properties officeooo:rsid="05fb9e67"/>
    </style:style>
    <style:style style:name="T837" style:family="text">
      <style:text-properties officeooo:rsid="05fca94c"/>
    </style:style>
    <style:style style:name="T838" style:family="text">
      <style:text-properties officeooo:rsid="05fe929b"/>
    </style:style>
    <style:style style:name="T839" style:family="text">
      <style:text-properties officeooo:rsid="05ff5c38"/>
    </style:style>
    <style:style style:name="T840" style:family="text">
      <style:text-properties officeooo:rsid="06012ff7"/>
    </style:style>
    <style:style style:name="T841" style:family="text">
      <style:text-properties officeooo:rsid="06013f83"/>
    </style:style>
    <style:style style:name="T842" style:family="text">
      <style:text-properties officeooo:rsid="06029eca"/>
    </style:style>
    <style:style style:name="T843" style:family="text">
      <style:text-properties officeooo:rsid="0603e44d"/>
    </style:style>
    <style:style style:name="T844" style:family="text">
      <style:text-properties officeooo:rsid="060496e3"/>
    </style:style>
    <style:style style:name="T845" style:family="text">
      <style:text-properties officeooo:rsid="0604c275"/>
    </style:style>
    <style:style style:name="T846" style:family="text">
      <style:text-properties officeooo:rsid="0606ac51"/>
    </style:style>
    <style:style style:name="T847" style:family="text">
      <style:text-properties officeooo:rsid="06083b42"/>
    </style:style>
    <style:style style:name="T848" style:family="text">
      <style:text-properties officeooo:rsid="0609d6b9"/>
    </style:style>
    <style:style style:name="T849" style:family="text">
      <style:text-properties officeooo:rsid="060a03bf"/>
    </style:style>
    <style:style style:name="T850" style:family="text">
      <style:text-properties officeooo:rsid="060a1233"/>
    </style:style>
    <style:style style:name="T851" style:family="text">
      <style:text-properties officeooo:rsid="060a2978"/>
    </style:style>
    <style:style style:name="T852" style:family="text">
      <style:text-properties officeooo:rsid="060a36e4"/>
    </style:style>
    <style:style style:name="T853" style:family="text">
      <style:text-properties officeooo:rsid="060bab95"/>
    </style:style>
    <style:style style:name="T854" style:family="text">
      <style:text-properties officeooo:rsid="060d342f"/>
    </style:style>
    <style:style style:name="T855" style:family="text">
      <style:text-properties officeooo:rsid="060f30e4"/>
    </style:style>
    <style:style style:name="T856" style:family="text">
      <style:text-properties officeooo:rsid="060f6817"/>
    </style:style>
    <style:style style:name="T857" style:family="text">
      <style:text-properties officeooo:rsid="061080af"/>
    </style:style>
    <style:style style:name="T858" style:family="text">
      <style:text-properties officeooo:rsid="06127bd7"/>
    </style:style>
    <style:style style:name="T859" style:family="text">
      <style:text-properties officeooo:rsid="0613bfeb"/>
    </style:style>
    <style:style style:name="T860" style:family="text">
      <style:text-properties officeooo:rsid="061733f4"/>
    </style:style>
    <style:style style:name="T861" style:family="text">
      <style:text-properties officeooo:rsid="0617e862"/>
    </style:style>
    <style:style style:name="T862" style:family="text">
      <style:text-properties officeooo:rsid="0619d398"/>
    </style:style>
    <style:style style:name="T863" style:family="text">
      <style:text-properties officeooo:rsid="061af0c3"/>
    </style:style>
    <style:style style:name="T864" style:family="text">
      <style:text-properties officeooo:rsid="061c29b4"/>
    </style:style>
    <style:style style:name="T865" style:family="text">
      <style:text-properties officeooo:rsid="061e1dd7"/>
    </style:style>
    <style:style style:name="T866" style:family="text">
      <style:text-properties officeooo:rsid="06209838"/>
    </style:style>
    <style:style style:name="T867" style:family="text">
      <style:text-properties officeooo:rsid="062473b7"/>
    </style:style>
    <style:style style:name="T868" style:family="text">
      <style:text-properties officeooo:rsid="0624effa"/>
    </style:style>
    <style:style style:name="T869" style:family="text">
      <style:text-properties officeooo:rsid="0626cf80"/>
    </style:style>
    <style:style style:name="T870" style:family="text">
      <style:text-properties officeooo:rsid="0628c136"/>
    </style:style>
    <style:style style:name="T871" style:family="text">
      <style:text-properties officeooo:rsid="0629fd4e"/>
    </style:style>
    <style:style style:name="T872" style:family="text">
      <style:text-properties officeooo:rsid="062a3ed5"/>
    </style:style>
    <style:style style:name="T873" style:family="text">
      <style:text-properties officeooo:rsid="062a77a2"/>
    </style:style>
    <style:style style:name="T874" style:family="text">
      <style:text-properties officeooo:rsid="062bcd09"/>
    </style:style>
    <style:style style:name="T875" style:family="text">
      <style:text-properties officeooo:rsid="062e1d96"/>
    </style:style>
    <style:style style:name="T876" style:family="text">
      <style:text-properties officeooo:rsid="062efbca"/>
    </style:style>
    <style:style style:name="T877" style:family="text">
      <style:text-properties officeooo:rsid="0630aa97"/>
    </style:style>
    <style:style style:name="T878" style:family="text">
      <style:text-properties officeooo:rsid="0631cc87"/>
    </style:style>
    <style:style style:name="T879" style:family="text">
      <style:text-properties officeooo:rsid="06322c14"/>
    </style:style>
    <style:style style:name="T880" style:family="text">
      <style:text-properties officeooo:rsid="06348670"/>
    </style:style>
    <style:style style:name="T881" style:family="text">
      <style:text-properties officeooo:rsid="0635fa9c"/>
    </style:style>
    <style:style style:name="T882" style:family="text">
      <style:text-properties officeooo:rsid="0637badf"/>
    </style:style>
    <style:style style:name="T883" style:family="text">
      <style:text-properties officeooo:rsid="0639b2f3"/>
    </style:style>
    <style:style style:name="T884" style:family="text">
      <style:text-properties officeooo:rsid="063adfb6"/>
    </style:style>
    <style:style style:name="T885" style:family="text">
      <style:text-properties officeooo:rsid="063c222a"/>
    </style:style>
    <style:style style:name="T886" style:family="text">
      <style:text-properties officeooo:rsid="063cf6b5"/>
    </style:style>
    <style:style style:name="T887" style:family="text">
      <style:text-properties officeooo:rsid="063dda77"/>
    </style:style>
    <style:style style:name="T888" style:family="text">
      <style:text-properties officeooo:rsid="063f79bd"/>
    </style:style>
    <style:style style:name="T889" style:family="text">
      <style:text-properties officeooo:rsid="0640bb2f"/>
    </style:style>
    <style:style style:name="T890" style:family="text">
      <style:text-properties officeooo:rsid="0641341a"/>
    </style:style>
    <style:style style:name="T891" style:family="text">
      <style:text-properties officeooo:rsid="0643dcae"/>
    </style:style>
    <style:style style:name="T892" style:family="text">
      <style:text-properties officeooo:rsid="06448c54"/>
    </style:style>
    <style:style style:name="T893" style:family="text">
      <style:text-properties officeooo:rsid="06467eb8"/>
    </style:style>
    <style:style style:name="T894" style:family="text">
      <style:text-properties officeooo:rsid="0647be2c"/>
    </style:style>
    <style:style style:name="T895" style:family="text">
      <style:text-properties officeooo:rsid="0647fe69"/>
    </style:style>
    <style:style style:name="T896" style:family="text">
      <style:text-properties officeooo:rsid="064b211e"/>
    </style:style>
    <style:style style:name="T897" style:family="text">
      <style:text-properties officeooo:rsid="064c9012"/>
    </style:style>
    <style:style style:name="T898" style:family="text">
      <style:text-properties officeooo:rsid="064d173d"/>
    </style:style>
    <style:style style:name="T899" style:family="text">
      <style:text-properties officeooo:rsid="064e993f"/>
    </style:style>
    <style:style style:name="T900" style:family="text">
      <style:text-properties officeooo:rsid="064ece55"/>
    </style:style>
    <style:style style:name="T901" style:family="text">
      <style:text-properties officeooo:rsid="065067be"/>
    </style:style>
    <style:style style:name="T902" style:family="text">
      <style:text-properties officeooo:rsid="06506a5f"/>
    </style:style>
    <style:style style:name="T903" style:family="text">
      <style:text-properties officeooo:rsid="0651f0e3"/>
    </style:style>
    <style:style style:name="T904" style:family="text">
      <style:text-properties officeooo:rsid="06543b72"/>
    </style:style>
    <style:style style:name="T905" style:family="text">
      <style:text-properties officeooo:rsid="0656367c"/>
    </style:style>
    <style:style style:name="T906" style:family="text">
      <style:text-properties officeooo:rsid="0656d8c3"/>
    </style:style>
    <style:style style:name="T907" style:family="text">
      <style:text-properties officeooo:rsid="065764ca"/>
    </style:style>
    <style:style style:name="T908" style:family="text">
      <style:text-properties officeooo:rsid="0658e442"/>
    </style:style>
    <style:style style:name="T909" style:family="text">
      <style:text-properties officeooo:rsid="065ac12f"/>
    </style:style>
    <style:style style:name="T910" style:family="text">
      <style:text-properties officeooo:rsid="065adb77"/>
    </style:style>
    <style:style style:name="T911" style:family="text">
      <style:text-properties officeooo:rsid="065c3534"/>
    </style:style>
    <style:style style:name="T912" style:family="text">
      <style:text-properties officeooo:rsid="065d3846"/>
    </style:style>
    <style:style style:name="T913" style:family="text">
      <style:text-properties officeooo:rsid="065e25d9"/>
    </style:style>
    <style:style style:name="T914" style:family="text">
      <style:text-properties officeooo:rsid="065e894b"/>
    </style:style>
    <style:style style:name="T915" style:family="text">
      <style:text-properties officeooo:rsid="065faea4"/>
    </style:style>
    <style:style style:name="T916" style:family="text">
      <style:text-properties officeooo:rsid="0661abc6"/>
    </style:style>
    <style:style style:name="T917" style:family="text">
      <style:text-properties officeooo:rsid="0661d122"/>
    </style:style>
    <style:style style:name="T918" style:family="text">
      <style:text-properties officeooo:rsid="0662c38c"/>
    </style:style>
    <style:style style:name="T919" style:family="text">
      <style:text-properties officeooo:rsid="066518e1"/>
    </style:style>
    <style:style style:name="T920" style:family="text">
      <style:text-properties officeooo:rsid="066560c8"/>
    </style:style>
    <style:style style:name="T921" style:family="text">
      <style:text-properties officeooo:rsid="0666c7b2"/>
    </style:style>
    <style:style style:name="T922" style:family="text">
      <style:text-properties officeooo:rsid="06688a82"/>
    </style:style>
    <style:style style:name="T923" style:family="text">
      <style:text-properties officeooo:rsid="06696246"/>
    </style:style>
    <style:style style:name="T924" style:family="text">
      <style:text-properties officeooo:rsid="066ad816"/>
    </style:style>
    <style:style style:name="T925" style:family="text">
      <style:text-properties officeooo:rsid="066d7c42"/>
    </style:style>
    <style:style style:name="T926" style:family="text">
      <style:text-properties officeooo:rsid="066f07c5"/>
    </style:style>
    <style:style style:name="T927" style:family="text">
      <style:text-properties officeooo:rsid="0670766a"/>
    </style:style>
    <style:style style:name="T928" style:family="text">
      <style:text-properties officeooo:rsid="0672a8da"/>
    </style:style>
    <style:style style:name="T929" style:family="text">
      <style:text-properties officeooo:rsid="06745fb0"/>
    </style:style>
    <style:style style:name="T930" style:family="text">
      <style:text-properties officeooo:rsid="06751832"/>
    </style:style>
    <style:style style:name="T931" style:family="text">
      <style:text-properties officeooo:rsid="0675af0a"/>
    </style:style>
    <style:style style:name="T932" style:family="text">
      <style:text-properties officeooo:rsid="067978f8"/>
    </style:style>
    <style:style style:name="T933" style:family="text">
      <style:text-properties officeooo:rsid="067ae93d"/>
    </style:style>
    <style:style style:name="T934" style:family="text">
      <style:text-properties officeooo:rsid="067be51f"/>
    </style:style>
    <style:style style:name="T935" style:family="text">
      <style:text-properties officeooo:rsid="067c33ee"/>
    </style:style>
    <style:style style:name="T936" style:family="text">
      <style:text-properties officeooo:rsid="067ce757"/>
    </style:style>
    <style:style style:name="T937" style:family="text">
      <style:text-properties officeooo:rsid="067da6cf"/>
    </style:style>
    <style:style style:name="T938" style:family="text">
      <style:text-properties officeooo:rsid="067e6899"/>
    </style:style>
    <style:style style:name="T939" style:family="text">
      <style:text-properties officeooo:rsid="0682cb64"/>
    </style:style>
    <style:style style:name="T940" style:family="text">
      <style:text-properties officeooo:rsid="0683d04a"/>
    </style:style>
    <style:style style:name="T941" style:family="text">
      <style:text-properties officeooo:rsid="0686a38d"/>
    </style:style>
    <style:style style:name="T942" style:family="text">
      <style:text-properties officeooo:rsid="0688e53d"/>
    </style:style>
    <style:style style:name="T943" style:family="text">
      <style:text-properties officeooo:rsid="068a0e5f"/>
    </style:style>
    <style:style style:name="T944" style:family="text">
      <style:text-properties officeooo:rsid="068ae406"/>
    </style:style>
    <style:style style:name="T945" style:family="text">
      <style:text-properties officeooo:rsid="068b5e1d"/>
    </style:style>
    <style:style style:name="T946" style:family="text">
      <style:text-properties officeooo:rsid="068cdc30"/>
    </style:style>
    <style:style style:name="T947" style:family="text">
      <style:text-properties officeooo:rsid="068ec9bf"/>
    </style:style>
    <style:style style:name="T948" style:family="text">
      <style:text-properties officeooo:rsid="06911f0e"/>
    </style:style>
    <style:style style:name="T949" style:family="text">
      <style:text-properties officeooo:rsid="0692bc31"/>
    </style:style>
    <style:style style:name="T950" style:family="text">
      <style:text-properties officeooo:rsid="0694fab9"/>
    </style:style>
    <style:style style:name="T951" style:family="text">
      <style:text-properties officeooo:rsid="069863e1"/>
    </style:style>
    <style:style style:name="T952" style:family="text">
      <style:text-properties officeooo:rsid="0698fb64"/>
    </style:style>
    <style:style style:name="T953" style:family="text">
      <style:text-properties officeooo:rsid="0699d025"/>
    </style:style>
    <style:style style:name="T954" style:family="text">
      <style:text-properties officeooo:rsid="069ada7c"/>
    </style:style>
    <style:style style:name="T955" style:family="text">
      <style:text-properties officeooo:rsid="069b9c66"/>
    </style:style>
    <style:style style:name="T956" style:family="text">
      <style:text-properties officeooo:rsid="069d74fd"/>
    </style:style>
    <style:style style:name="T957" style:family="text">
      <style:text-properties officeooo:rsid="069e5eb9"/>
    </style:style>
    <style:style style:name="T958" style:family="text">
      <style:text-properties officeooo:rsid="069eca53"/>
    </style:style>
    <style:style style:name="T959" style:family="text">
      <style:text-properties officeooo:rsid="06a01858"/>
    </style:style>
    <style:style style:name="T960" style:family="text">
      <style:text-properties officeooo:rsid="06a0fc20"/>
    </style:style>
    <style:style style:name="T961" style:family="text">
      <style:text-properties officeooo:rsid="06a198c9"/>
    </style:style>
    <style:style style:name="T962" style:family="text">
      <style:text-properties officeooo:rsid="06a367f3"/>
    </style:style>
    <style:style style:name="T963" style:family="text">
      <style:text-properties officeooo:rsid="06a49cb7"/>
    </style:style>
    <style:style style:name="T964" style:family="text">
      <style:text-properties officeooo:rsid="06a87eba"/>
    </style:style>
    <style:style style:name="T965" style:family="text">
      <style:text-properties officeooo:rsid="06a90273"/>
    </style:style>
    <style:style style:name="T966" style:family="text">
      <style:text-properties officeooo:rsid="06a96e0d"/>
    </style:style>
    <style:style style:name="T967" style:family="text">
      <style:text-properties officeooo:rsid="06ab6151"/>
    </style:style>
    <style:style style:name="T968" style:family="text">
      <style:text-properties officeooo:rsid="06ad6009"/>
    </style:style>
    <style:style style:name="T969" style:family="text">
      <style:text-properties officeooo:rsid="06ae8b60"/>
    </style:style>
    <style:style style:name="T970" style:family="text">
      <style:text-properties officeooo:rsid="06afa387"/>
    </style:style>
    <style:style style:name="T971" style:family="text">
      <style:text-properties officeooo:rsid="06b185df"/>
    </style:style>
    <style:style style:name="T972" style:family="text">
      <style:text-properties officeooo:rsid="06b37b23"/>
    </style:style>
    <style:style style:name="T973" style:family="text">
      <style:text-properties officeooo:rsid="06b4a72e"/>
    </style:style>
    <style:style style:name="T974" style:family="text">
      <style:text-properties officeooo:rsid="06b80bf4"/>
    </style:style>
    <style:style style:name="T975" style:family="text">
      <style:text-properties officeooo:rsid="06b8d6df"/>
    </style:style>
    <style:style style:name="T976" style:family="text">
      <style:text-properties officeooo:rsid="06b8f820"/>
    </style:style>
    <style:style style:name="T977" style:family="text">
      <style:text-properties officeooo:rsid="06b9687d"/>
    </style:style>
    <style:style style:name="T978" style:family="text">
      <style:text-properties officeooo:rsid="06baabb6"/>
    </style:style>
    <style:style style:name="T979" style:family="text">
      <style:text-properties officeooo:rsid="06bba438"/>
    </style:style>
    <style:style style:name="T980" style:family="text">
      <style:text-properties officeooo:rsid="06bc2bb1"/>
    </style:style>
    <style:style style:name="T981" style:family="text">
      <style:text-properties officeooo:rsid="06bc8af9"/>
    </style:style>
    <style:style style:name="T982" style:family="text">
      <style:text-properties officeooo:rsid="06bfb3a0"/>
    </style:style>
    <style:style style:name="T983" style:family="text">
      <style:text-properties officeooo:rsid="06c18acd"/>
    </style:style>
    <style:style style:name="T984" style:family="text">
      <style:text-properties officeooo:rsid="06c3d082"/>
    </style:style>
    <style:style style:name="T985" style:family="text">
      <style:text-properties officeooo:rsid="06c3ea39"/>
    </style:style>
    <style:style style:name="T986" style:family="text">
      <style:text-properties officeooo:rsid="06c5a3b2"/>
    </style:style>
    <style:style style:name="T987" style:family="text">
      <style:text-properties officeooo:rsid="06c8621b"/>
    </style:style>
    <style:style style:name="T988" style:family="text">
      <style:text-properties officeooo:rsid="06ca3a3f"/>
    </style:style>
    <style:style style:name="T989" style:family="text">
      <style:text-properties officeooo:rsid="06cb8d87"/>
    </style:style>
    <style:style style:name="T990" style:family="text">
      <style:text-properties officeooo:rsid="06cda589"/>
    </style:style>
    <style:style style:name="T991" style:family="text">
      <style:text-properties officeooo:rsid="06cf526f"/>
    </style:style>
    <style:style style:name="T992" style:family="text">
      <style:text-properties officeooo:rsid="06d282e5"/>
    </style:style>
    <style:style style:name="T993" style:family="text">
      <style:text-properties officeooo:rsid="06d28509"/>
    </style:style>
    <style:style style:name="T994" style:family="text">
      <style:text-properties officeooo:rsid="06d3856a"/>
    </style:style>
    <style:style style:name="T995" style:family="text">
      <style:text-properties officeooo:rsid="06d4c1cf"/>
    </style:style>
    <style:style style:name="T996" style:family="text">
      <style:text-properties officeooo:rsid="06d60060"/>
    </style:style>
    <style:style style:name="T997" style:family="text">
      <style:text-properties officeooo:rsid="06d86bec"/>
    </style:style>
    <style:style style:name="T998" style:family="text">
      <style:text-properties officeooo:rsid="06dc5451"/>
    </style:style>
    <style:style style:name="T999" style:family="text">
      <style:text-properties officeooo:rsid="06ddc344"/>
    </style:style>
    <style:style style:name="T1000" style:family="text">
      <style:text-properties officeooo:rsid="06dfee7e"/>
    </style:style>
    <style:style style:name="T1001" style:family="text">
      <style:text-properties officeooo:rsid="06e1e10b"/>
    </style:style>
    <style:style style:name="T1002" style:family="text">
      <style:text-properties officeooo:rsid="06e28037"/>
    </style:style>
    <style:style style:name="T1003" style:family="text">
      <style:text-properties officeooo:rsid="06e3db5b"/>
    </style:style>
    <style:style style:name="T1004" style:family="text">
      <style:text-properties officeooo:rsid="06e6f516"/>
    </style:style>
    <style:style style:name="T1005" style:family="text">
      <style:text-properties officeooo:rsid="06e92bd7"/>
    </style:style>
    <style:style style:name="T1006" style:family="text">
      <style:text-properties officeooo:rsid="06eab410"/>
    </style:style>
    <style:style style:name="T1007" style:family="text">
      <style:text-properties officeooo:rsid="06eb88a9"/>
    </style:style>
    <style:style style:name="T1008" style:family="text">
      <style:text-properties officeooo:rsid="06edbde2"/>
    </style:style>
    <style:style style:name="T1009" style:family="text">
      <style:text-properties officeooo:rsid="06f06711"/>
    </style:style>
    <style:style style:name="T1010" style:family="text">
      <style:text-properties officeooo:rsid="06f12248"/>
    </style:style>
    <style:style style:name="T1011" style:family="text">
      <style:text-properties officeooo:rsid="06f2fa06"/>
    </style:style>
    <style:style style:name="T1012" style:family="text">
      <style:text-properties officeooo:rsid="06f48a8b"/>
    </style:style>
    <style:style style:name="T1013" style:family="text">
      <style:text-properties officeooo:rsid="06f58ba9"/>
    </style:style>
    <style:style style:name="T1014" style:family="text">
      <style:text-properties officeooo:rsid="06f5fae9"/>
    </style:style>
    <style:style style:name="T1015" style:family="text">
      <style:text-properties officeooo:rsid="06f72bb9"/>
    </style:style>
    <style:style style:name="T1016" style:family="text">
      <style:text-properties officeooo:rsid="06f763f3"/>
    </style:style>
    <style:style style:name="T1017" style:family="text">
      <style:text-properties officeooo:rsid="06f7798e"/>
    </style:style>
    <style:style style:name="T1018" style:family="text">
      <style:text-properties officeooo:rsid="06f9e9fd"/>
    </style:style>
    <style:style style:name="T1019" style:family="text">
      <style:text-properties officeooo:rsid="06faa6fa"/>
    </style:style>
    <style:style style:name="T1020" style:family="text">
      <style:text-properties officeooo:rsid="06fc1bd2"/>
    </style:style>
    <style:style style:name="T1021" style:family="text">
      <style:text-properties officeooo:rsid="06fc7c40"/>
    </style:style>
    <style:style style:name="T1022" style:family="text">
      <style:text-properties officeooo:rsid="06fcd94e"/>
    </style:style>
    <style:style style:name="T1023" style:family="text">
      <style:text-properties officeooo:rsid="06fe47fd"/>
    </style:style>
    <style:style style:name="T1024" style:family="text">
      <style:text-properties officeooo:rsid="07004f92"/>
    </style:style>
    <style:style style:name="T1025" style:family="text">
      <style:text-properties officeooo:rsid="0701e01a"/>
    </style:style>
    <style:style style:name="T1026" style:family="text">
      <style:text-properties officeooo:rsid="0701e421"/>
    </style:style>
    <style:style style:name="T1027" style:family="text">
      <style:text-properties officeooo:rsid="0702a5ce"/>
    </style:style>
    <style:style style:name="T1028" style:family="text">
      <style:text-properties officeooo:rsid="070539d2"/>
    </style:style>
    <style:style style:name="T1029" style:family="text">
      <style:text-properties officeooo:rsid="0706f7a0"/>
    </style:style>
    <style:style style:name="T1030" style:family="text">
      <style:text-properties officeooo:rsid="070957e7"/>
    </style:style>
    <style:style style:name="T1031" style:family="text">
      <style:text-properties officeooo:rsid="070b370a"/>
    </style:style>
    <style:style style:name="T1032" style:family="text">
      <style:text-properties officeooo:rsid="070d2a56"/>
    </style:style>
    <style:style style:name="T1033" style:family="text">
      <style:text-properties officeooo:rsid="070f3a33"/>
    </style:style>
    <style:style style:name="T1034" style:family="text">
      <style:text-properties officeooo:rsid="0710b522"/>
    </style:style>
    <style:style style:name="T1035" style:family="text">
      <style:text-properties officeooo:rsid="07119828"/>
    </style:style>
    <style:style style:name="T1036" style:family="text">
      <style:text-properties officeooo:rsid="0711dfcf"/>
    </style:style>
    <style:style style:name="T1037" style:family="text">
      <style:text-properties officeooo:rsid="0711e36f"/>
    </style:style>
    <style:style style:name="T1038" style:family="text">
      <style:text-properties officeooo:rsid="0714eb63"/>
    </style:style>
    <style:style style:name="T1039" style:family="text">
      <style:text-properties officeooo:rsid="07159a73"/>
    </style:style>
    <style:style style:name="T1040" style:family="text">
      <style:text-properties officeooo:rsid="0715cc64"/>
    </style:style>
    <style:style style:name="T1041" style:family="text">
      <style:text-properties officeooo:rsid="07182904"/>
    </style:style>
    <style:style style:name="T1042" style:family="text">
      <style:text-properties officeooo:rsid="0719db14"/>
    </style:style>
    <style:style style:name="T1043" style:family="text">
      <style:text-properties officeooo:rsid="071b2c14"/>
    </style:style>
    <style:style style:name="T1044" style:family="text">
      <style:text-properties officeooo:rsid="071c142b"/>
    </style:style>
    <style:style style:name="T1045" style:family="text">
      <style:text-properties officeooo:rsid="071e7551"/>
    </style:style>
    <style:style style:name="T1046" style:family="text">
      <style:text-properties officeooo:rsid="071f0ec5"/>
    </style:style>
    <style:style style:name="T1047" style:family="text">
      <style:text-properties officeooo:rsid="072025e8"/>
    </style:style>
    <style:style style:name="T1048" style:family="text">
      <style:text-properties officeooo:rsid="07236efb"/>
    </style:style>
    <style:style style:name="T1049" style:family="text">
      <style:text-properties officeooo:rsid="07254adc"/>
    </style:style>
    <style:style style:name="T1050" style:family="text">
      <style:text-properties officeooo:rsid="07258203"/>
    </style:style>
    <style:style style:name="T1051" style:family="text">
      <style:text-properties officeooo:rsid="0726eb0b"/>
    </style:style>
    <style:style style:name="T1052" style:family="text">
      <style:text-properties officeooo:rsid="07295d5e"/>
    </style:style>
    <style:style style:name="T1053" style:family="text">
      <style:text-properties officeooo:rsid="072aab83"/>
    </style:style>
    <style:style style:name="T1054" style:family="text">
      <style:text-properties officeooo:rsid="072b68fe"/>
    </style:style>
    <style:style style:name="T1055" style:family="text">
      <style:text-properties officeooo:rsid="072cafa5"/>
    </style:style>
    <style:style style:name="T1056" style:family="text">
      <style:text-properties officeooo:rsid="072d95c5"/>
    </style:style>
    <style:style style:name="T1057" style:family="text">
      <style:text-properties officeooo:rsid="072dcefd"/>
    </style:style>
    <style:style style:name="T1058" style:family="text">
      <style:text-properties officeooo:rsid="072fd26f"/>
    </style:style>
    <style:style style:name="T1059" style:family="text">
      <style:text-properties officeooo:rsid="0731cfdf"/>
    </style:style>
    <style:style style:name="T1060" style:family="text">
      <style:text-properties officeooo:rsid="0733a5e0"/>
    </style:style>
    <style:style style:name="T1061" style:family="text">
      <style:text-properties officeooo:rsid="07340ad9"/>
    </style:style>
    <style:style style:name="T1062" style:family="text">
      <style:text-properties officeooo:rsid="0734aaad"/>
    </style:style>
    <style:style style:name="T1063" style:family="text">
      <style:text-properties officeooo:rsid="073506dd"/>
    </style:style>
    <style:style style:name="T1064" style:family="text">
      <style:text-properties officeooo:rsid="07355ed0"/>
    </style:style>
    <style:style style:name="T1065" style:family="text">
      <style:text-properties officeooo:rsid="0735fdd0"/>
    </style:style>
    <style:style style:name="T1066" style:family="text">
      <style:text-properties officeooo:rsid="0736c252"/>
    </style:style>
    <style:style style:name="T1067" style:family="text">
      <style:text-properties officeooo:rsid="0736d1ae"/>
    </style:style>
    <style:style style:name="T1068" style:family="text">
      <style:text-properties officeooo:rsid="0737e283"/>
    </style:style>
    <style:style style:name="T1069" style:family="text">
      <style:text-properties officeooo:rsid="0737e4fd"/>
    </style:style>
    <style:style style:name="T1070" style:family="text">
      <style:text-properties officeooo:rsid="073acbd4"/>
    </style:style>
    <style:style style:name="T1071" style:family="text">
      <style:text-properties officeooo:rsid="073c533e"/>
    </style:style>
    <style:style style:name="T1072" style:family="text">
      <style:text-properties officeooo:rsid="073d473a"/>
    </style:style>
    <style:style style:name="T1073" style:family="text">
      <style:text-properties officeooo:rsid="073f2b30"/>
    </style:style>
    <style:style style:name="T1074" style:family="text">
      <style:text-properties officeooo:rsid="07406f07"/>
    </style:style>
    <style:style style:name="T1075" style:family="text">
      <style:text-properties officeooo:rsid="07413f69"/>
    </style:style>
    <style:style style:name="T1076" style:family="text">
      <style:text-properties officeooo:rsid="0742e610"/>
    </style:style>
    <style:style style:name="T1077" style:family="text">
      <style:text-properties officeooo:rsid="0743faea"/>
    </style:style>
    <style:style style:name="T1078" style:family="text">
      <style:text-properties officeooo:rsid="0744f882"/>
    </style:style>
    <style:style style:name="T1079" style:family="text">
      <style:text-properties officeooo:rsid="0745d020"/>
    </style:style>
    <style:style style:name="T1080" style:family="text">
      <style:text-properties officeooo:rsid="0745e875"/>
    </style:style>
    <style:style style:name="T1081" style:family="text">
      <style:text-properties officeooo:rsid="0746680a"/>
    </style:style>
    <style:style style:name="T1082" style:family="text">
      <style:text-properties officeooo:rsid="0747d2eb"/>
    </style:style>
    <style:style style:name="T1083" style:family="text">
      <style:text-properties officeooo:rsid="0749cf8c"/>
    </style:style>
    <style:style style:name="T1084" style:family="text">
      <style:text-properties officeooo:rsid="074c02fb"/>
    </style:style>
    <style:style style:name="T1085" style:family="text">
      <style:text-properties officeooo:rsid="074e7ec8"/>
    </style:style>
    <style:style style:name="T1086" style:family="text">
      <style:text-properties officeooo:rsid="07503bd9"/>
    </style:style>
    <style:style style:name="T1087" style:family="text">
      <style:text-properties officeooo:rsid="0751597c"/>
    </style:style>
    <style:style style:name="T1088" style:family="text">
      <style:text-properties officeooo:rsid="075210dd"/>
    </style:style>
    <style:style style:name="T1089" style:family="text">
      <style:text-properties officeooo:rsid="0753efe7"/>
    </style:style>
    <style:style style:name="T1090" style:family="text">
      <style:text-properties officeooo:rsid="0755a892"/>
    </style:style>
    <style:style style:name="T1091" style:family="text">
      <style:text-properties officeooo:rsid="0755c921"/>
    </style:style>
    <style:style style:name="T1092" style:family="text">
      <style:text-properties officeooo:rsid="07569a0d"/>
    </style:style>
    <style:style style:name="T1093" style:family="text">
      <style:text-properties officeooo:rsid="0758715a"/>
    </style:style>
    <style:style style:name="T1094" style:family="text">
      <style:text-properties officeooo:rsid="075a3fb1"/>
    </style:style>
    <style:style style:name="T1095" style:family="text">
      <style:text-properties officeooo:rsid="075c0ff5"/>
    </style:style>
    <style:style style:name="T1096" style:family="text">
      <style:text-properties officeooo:rsid="075c8178"/>
    </style:style>
    <style:style style:name="T1097" style:family="text">
      <style:text-properties officeooo:rsid="075f0ac1"/>
    </style:style>
    <style:style style:name="T1098" style:family="text">
      <style:text-properties officeooo:rsid="0760f0f7"/>
    </style:style>
    <style:style style:name="T1099" style:family="text">
      <style:text-properties officeooo:rsid="0761d801"/>
    </style:style>
    <style:style style:name="T1100" style:family="text">
      <style:text-properties officeooo:rsid="076415f1"/>
    </style:style>
    <style:style style:name="T1101" style:family="text">
      <style:text-properties officeooo:rsid="0765ae82"/>
    </style:style>
    <style:style style:name="T1102" style:family="text">
      <style:text-properties officeooo:rsid="07670773"/>
    </style:style>
    <style:style style:name="T1103" style:family="text">
      <style:text-properties officeooo:rsid="07677af2"/>
    </style:style>
    <style:style style:name="T1104" style:family="text">
      <style:text-properties officeooo:rsid="0768f803"/>
    </style:style>
    <style:style style:name="T1105" style:family="text">
      <style:text-properties officeooo:rsid="076a4e60"/>
    </style:style>
    <style:style style:name="T1106" style:family="text">
      <style:text-properties officeooo:rsid="076b77e3"/>
    </style:style>
    <style:style style:name="T1107" style:family="text">
      <style:text-properties officeooo:rsid="076d01f2"/>
    </style:style>
    <style:style style:name="T1108" style:family="text">
      <style:text-properties officeooo:rsid="076edce1"/>
    </style:style>
    <style:style style:name="T1109" style:family="text">
      <style:text-properties officeooo:rsid="07707742"/>
    </style:style>
    <style:style style:name="T1110" style:family="text">
      <style:text-properties officeooo:rsid="0771fc0b"/>
    </style:style>
    <style:style style:name="T1111" style:family="text">
      <style:text-properties officeooo:rsid="07735298"/>
    </style:style>
    <style:style style:name="T1112" style:family="text">
      <style:text-properties officeooo:rsid="07742af1"/>
    </style:style>
    <style:style style:name="T1113" style:family="text">
      <style:text-properties officeooo:rsid="0774ab88"/>
    </style:style>
    <style:style style:name="T1114" style:family="text">
      <style:text-properties officeooo:rsid="0775cd5a"/>
    </style:style>
    <style:style style:name="T1115" style:family="text">
      <style:text-properties officeooo:rsid="077798ca"/>
    </style:style>
    <style:style style:name="T1116" style:family="text">
      <style:text-properties officeooo:rsid="077812fc"/>
    </style:style>
    <style:style style:name="T1117" style:family="text">
      <style:text-properties officeooo:rsid="0778531a"/>
    </style:style>
    <style:style style:name="T1118" style:family="text">
      <style:text-properties officeooo:rsid="07785471"/>
    </style:style>
    <style:style style:name="T1119" style:family="text">
      <style:text-properties officeooo:rsid="0778e5ed"/>
    </style:style>
    <style:style style:name="T1120" style:family="text">
      <style:text-properties officeooo:rsid="077b6410"/>
    </style:style>
    <style:style style:name="T1121" style:family="text">
      <style:text-properties officeooo:rsid="077b656f"/>
    </style:style>
    <style:style style:name="T1122" style:family="text">
      <style:text-properties officeooo:rsid="077be8f4"/>
    </style:style>
    <style:style style:name="T1123" style:family="text">
      <style:text-properties officeooo:rsid="077cbd49"/>
    </style:style>
    <style:style style:name="T1124" style:family="text">
      <style:text-properties officeooo:rsid="077cebba"/>
    </style:style>
    <style:style style:name="T1125" style:family="text">
      <style:text-properties officeooo:rsid="077ee3aa"/>
    </style:style>
    <style:style style:name="T1126" style:family="text">
      <style:text-properties officeooo:rsid="077f8678"/>
    </style:style>
    <style:style style:name="T1127" style:family="text">
      <style:text-properties officeooo:rsid="0782740c"/>
    </style:style>
    <style:style style:name="T1128" style:family="text">
      <style:text-properties officeooo:rsid="07844cb7"/>
    </style:style>
    <style:style style:name="T1129" style:family="text">
      <style:text-properties officeooo:rsid="0785847b"/>
    </style:style>
    <style:style style:name="T1130" style:family="text">
      <style:text-properties officeooo:rsid="07870651"/>
    </style:style>
    <style:style style:name="T1131" style:family="text">
      <style:text-properties officeooo:rsid="0787d198"/>
    </style:style>
    <style:style style:name="T1132" style:family="text">
      <style:text-properties officeooo:rsid="07896d84"/>
    </style:style>
    <style:style style:name="T1133" style:family="text">
      <style:text-properties officeooo:rsid="078a98a1"/>
    </style:style>
    <style:style style:name="T1134" style:family="text">
      <style:text-properties officeooo:rsid="078bd536"/>
    </style:style>
    <style:style style:name="T1135" style:family="text">
      <style:text-properties officeooo:rsid="078d4293"/>
    </style:style>
    <style:style style:name="T1136" style:family="text">
      <style:text-properties officeooo:rsid="078eec06"/>
    </style:style>
    <style:style style:name="T1137" style:family="text">
      <style:text-properties officeooo:rsid="0792f145"/>
    </style:style>
    <style:style style:name="T1138" style:family="text">
      <style:text-properties officeooo:rsid="0794cde9"/>
    </style:style>
    <style:style style:name="T1139" style:family="text">
      <style:text-properties officeooo:rsid="0795d4e8"/>
    </style:style>
    <style:style style:name="T1140" style:family="text">
      <style:text-properties officeooo:rsid="07962571"/>
    </style:style>
    <style:style style:name="T1141" style:family="text">
      <style:text-properties officeooo:rsid="0796f58c"/>
    </style:style>
    <style:style style:name="T1142" style:family="text">
      <style:text-properties officeooo:rsid="07979d44"/>
    </style:style>
    <style:style style:name="T1143" style:family="text">
      <style:text-properties officeooo:rsid="07990724"/>
    </style:style>
    <style:style style:name="T1144" style:family="text">
      <style:text-properties officeooo:rsid="079a3d1b"/>
    </style:style>
    <style:style style:name="T1145" style:family="text">
      <style:text-properties officeooo:rsid="079bf76e"/>
    </style:style>
    <style:style style:name="T1146" style:family="text">
      <style:text-properties officeooo:rsid="079d4ed5"/>
    </style:style>
    <style:style style:name="T1147" style:family="text">
      <style:text-properties officeooo:rsid="079e8d33"/>
    </style:style>
    <style:style style:name="T1148" style:family="text">
      <style:text-properties officeooo:rsid="07a0f589"/>
    </style:style>
    <style:style style:name="T1149" style:family="text">
      <style:text-properties officeooo:rsid="07a251d4"/>
    </style:style>
    <style:style style:name="T1150" style:family="text">
      <style:text-properties officeooo:rsid="07a2ea7b"/>
    </style:style>
    <style:style style:name="T1151" style:family="text">
      <style:text-properties officeooo:rsid="07a53800"/>
    </style:style>
    <style:style style:name="T1152" style:family="text">
      <style:text-properties officeooo:rsid="07a6c687"/>
    </style:style>
    <style:style style:name="T1153" style:family="text">
      <style:text-properties officeooo:rsid="07a852de"/>
    </style:style>
    <style:style style:name="T1154" style:family="text">
      <style:text-properties officeooo:rsid="07a93866"/>
    </style:style>
    <style:style style:name="T1155" style:family="text">
      <style:text-properties officeooo:rsid="07aae29c"/>
    </style:style>
    <style:style style:name="T1156" style:family="text">
      <style:text-properties officeooo:rsid="07ad32d8"/>
    </style:style>
    <style:style style:name="T1157" style:family="text">
      <style:text-properties officeooo:rsid="07b35c69"/>
    </style:style>
    <style:style style:name="T1158" style:family="text">
      <style:text-properties officeooo:rsid="07b84213"/>
    </style:style>
    <style:style style:name="T1159" style:family="text">
      <style:text-properties officeooo:rsid="07b98d16"/>
    </style:style>
    <style:style style:name="T1160" style:family="text">
      <style:text-properties officeooo:rsid="07bb4dbf"/>
    </style:style>
    <style:style style:name="T1161" style:family="text">
      <style:text-properties officeooo:rsid="07bd0605"/>
    </style:style>
    <style:style style:name="T1162" style:family="text">
      <style:text-properties officeooo:rsid="07bed0c2"/>
    </style:style>
    <style:style style:name="T1163" style:family="text">
      <style:text-properties officeooo:rsid="07c1e3c1"/>
    </style:style>
    <style:style style:name="T1164" style:family="text">
      <style:text-properties officeooo:rsid="07c36259"/>
    </style:style>
    <style:style style:name="T1165" style:family="text">
      <style:text-properties officeooo:rsid="07c438e5"/>
    </style:style>
    <style:style style:name="T1166" style:family="text">
      <style:text-properties officeooo:rsid="07c4cf64"/>
    </style:style>
    <style:style style:name="T1167" style:family="text">
      <style:text-properties officeooo:rsid="07c64641"/>
    </style:style>
    <style:style style:name="T1168" style:family="text">
      <style:text-properties officeooo:rsid="07c7df1d"/>
    </style:style>
    <style:style style:name="T1169" style:family="text">
      <style:text-properties officeooo:rsid="07c90dd8"/>
    </style:style>
    <style:style style:name="T1170" style:family="text">
      <style:text-properties officeooo:rsid="07cc1ce7"/>
    </style:style>
    <style:style style:name="T1171" style:family="text">
      <style:text-properties officeooo:rsid="07ce1794"/>
    </style:style>
    <style:style style:name="T1172" style:family="text">
      <style:text-properties officeooo:rsid="07d0124c"/>
    </style:style>
    <style:style style:name="T1173" style:family="text">
      <style:text-properties officeooo:rsid="07d17b91"/>
    </style:style>
    <style:style style:name="T1174" style:family="text">
      <style:text-properties officeooo:rsid="07d390d3"/>
    </style:style>
    <style:style style:name="T1175" style:family="text">
      <style:text-properties officeooo:rsid="07d49d61"/>
    </style:style>
    <style:style style:name="T1176" style:family="text">
      <style:text-properties officeooo:rsid="07d56e5e"/>
    </style:style>
    <style:style style:name="T1177" style:family="text">
      <style:text-properties officeooo:rsid="07d59658"/>
    </style:style>
    <style:style style:name="T1178" style:family="text">
      <style:text-properties officeooo:rsid="07d6529d"/>
    </style:style>
    <style:style style:name="T1179" style:family="text">
      <style:text-properties officeooo:rsid="07d7eabf"/>
    </style:style>
    <style:style style:name="T1180" style:family="text">
      <style:text-properties officeooo:rsid="07d805c8"/>
    </style:style>
    <style:style style:name="T1181" style:family="text">
      <style:text-properties officeooo:rsid="07d8e5fc"/>
    </style:style>
    <style:style style:name="T1182" style:family="text">
      <style:text-properties officeooo:rsid="07dd5240"/>
    </style:style>
    <style:style style:name="T1183" style:family="text">
      <style:text-properties officeooo:rsid="07dec91e"/>
    </style:style>
    <style:style style:name="T1184" style:family="text">
      <style:text-properties officeooo:rsid="07e070b4"/>
    </style:style>
    <style:style style:name="T1185" style:family="text">
      <style:text-properties officeooo:rsid="07e18132"/>
    </style:style>
    <style:style style:name="T1186" style:family="text">
      <style:text-properties officeooo:rsid="07e1b214"/>
    </style:style>
    <style:style style:name="T1187" style:family="text">
      <style:text-properties officeooo:rsid="07e20716"/>
    </style:style>
    <style:style style:name="T1188" style:family="text">
      <style:text-properties officeooo:rsid="07e35644"/>
    </style:style>
    <style:style style:name="T1189" style:family="text">
      <style:text-properties officeooo:rsid="07e423c7"/>
    </style:style>
    <style:style style:name="T1190" style:family="text">
      <style:text-properties officeooo:rsid="07e4599b"/>
    </style:style>
    <style:style style:name="T1191" style:family="text">
      <style:text-properties officeooo:rsid="07e69b92"/>
    </style:style>
    <style:style style:name="T1192" style:family="text">
      <style:text-properties officeooo:rsid="07e87e5c"/>
    </style:style>
    <style:style style:name="T1193" style:family="text">
      <style:text-properties officeooo:rsid="07e90d8b"/>
    </style:style>
    <style:style style:name="T1194" style:family="text">
      <style:text-properties officeooo:rsid="07ea970e"/>
    </style:style>
    <style:style style:name="T1195" style:family="text">
      <style:text-properties officeooo:rsid="07eb8c42"/>
    </style:style>
    <style:style style:name="T1196" style:family="text">
      <style:text-properties officeooo:rsid="07ecd021"/>
    </style:style>
    <style:style style:name="T1197" style:family="text">
      <style:text-properties officeooo:rsid="07ecee69"/>
    </style:style>
    <style:style style:name="T1198" style:family="text">
      <style:text-properties officeooo:rsid="07ed9f91"/>
    </style:style>
    <style:style style:name="T1199" style:family="text">
      <style:text-properties officeooo:rsid="07efaaf0"/>
    </style:style>
    <style:style style:name="T1200" style:family="text">
      <style:text-properties officeooo:rsid="07efcdf7"/>
    </style:style>
    <style:style style:name="T1201" style:family="text">
      <style:text-properties officeooo:rsid="07eff150"/>
    </style:style>
    <style:style style:name="T1202" style:family="text">
      <style:text-properties officeooo:rsid="07f1ca39"/>
    </style:style>
    <style:style style:name="T1203" style:family="text">
      <style:text-properties officeooo:rsid="07f38032"/>
    </style:style>
    <style:style style:name="T1204" style:family="text">
      <style:text-properties officeooo:rsid="07f525ea"/>
    </style:style>
    <style:style style:name="T1205" style:family="text">
      <style:text-properties officeooo:rsid="07f5c954"/>
    </style:style>
    <style:style style:name="T1206" style:family="text">
      <style:text-properties officeooo:rsid="07f9ad21"/>
    </style:style>
    <style:style style:name="T1207" style:family="text">
      <style:text-properties officeooo:rsid="07fd0ed6"/>
    </style:style>
    <style:style style:name="T1208" style:family="text">
      <style:text-properties officeooo:rsid="07fd5853"/>
    </style:style>
    <style:style style:name="T1209" style:family="text">
      <style:text-properties officeooo:rsid="07ff9c8d"/>
    </style:style>
    <style:style style:name="T1210" style:family="text">
      <style:text-properties officeooo:rsid="0800e73a"/>
    </style:style>
    <style:style style:name="T1211" style:family="text">
      <style:text-properties officeooo:rsid="0802750d"/>
    </style:style>
    <style:style style:name="T1212" style:family="text">
      <style:text-properties officeooo:rsid="08043bf4"/>
    </style:style>
    <style:style style:name="T1213" style:family="text">
      <style:text-properties officeooo:rsid="080478ef"/>
    </style:style>
    <style:style style:name="T1214" style:family="text">
      <style:text-properties officeooo:rsid="0805ad4b"/>
    </style:style>
    <style:style style:name="T1215" style:family="text">
      <style:text-properties officeooo:rsid="0805e99c"/>
    </style:style>
    <style:style style:name="T1216" style:family="text">
      <style:text-properties officeooo:rsid="0806586f"/>
    </style:style>
    <style:style style:name="T1217" style:family="text">
      <style:text-properties officeooo:rsid="08095a79"/>
    </style:style>
    <style:style style:name="T1218" style:family="text">
      <style:text-properties officeooo:rsid="080a1824"/>
    </style:style>
    <style:style style:name="T1219" style:family="text">
      <style:text-properties officeooo:rsid="080bd64a"/>
    </style:style>
    <style:style style:name="T1220" style:family="text">
      <style:text-properties officeooo:rsid="080c5619"/>
    </style:style>
    <style:style style:name="T1221" style:family="text">
      <style:text-properties officeooo:rsid="080cb595"/>
    </style:style>
    <style:style style:name="T1222" style:family="text">
      <style:text-properties officeooo:rsid="080e4789"/>
    </style:style>
    <style:style style:name="T1223" style:family="text">
      <style:text-properties officeooo:rsid="080f02dd"/>
    </style:style>
    <style:style style:name="T1224" style:family="text">
      <style:text-properties officeooo:rsid="0812c8bc"/>
    </style:style>
    <style:style style:name="T1225" style:family="text">
      <style:text-properties officeooo:rsid="08143b70"/>
    </style:style>
    <style:style style:name="T1226" style:family="text">
      <style:text-properties officeooo:rsid="0817e212"/>
    </style:style>
    <style:style style:name="T1227" style:family="text">
      <style:text-properties officeooo:rsid="0818036e"/>
    </style:style>
    <style:style style:name="T1228" style:family="text">
      <style:text-properties officeooo:rsid="0818c295"/>
    </style:style>
    <style:style style:name="T1229" style:family="text">
      <style:text-properties officeooo:rsid="081919f1"/>
    </style:style>
    <style:style style:name="T1230" style:family="text">
      <style:text-properties officeooo:rsid="08199cea"/>
    </style:style>
    <style:style style:name="T1231" style:family="text">
      <style:text-properties officeooo:rsid="0819b1c5"/>
    </style:style>
    <style:style style:name="T1232" style:family="text">
      <style:text-properties officeooo:rsid="081aee3d"/>
    </style:style>
    <style:style style:name="T1233" style:family="text">
      <style:text-properties officeooo:rsid="081d4598"/>
    </style:style>
    <style:style style:name="T1234" style:family="text">
      <style:text-properties officeooo:rsid="081dca78"/>
    </style:style>
    <style:style style:name="T1235" style:family="text">
      <style:text-properties officeooo:rsid="08201051"/>
    </style:style>
    <style:style style:name="T1236" style:family="text">
      <style:text-properties officeooo:rsid="0824311e"/>
    </style:style>
    <style:style style:name="T1237" style:family="text">
      <style:text-properties officeooo:rsid="0824b04e"/>
    </style:style>
    <style:style style:name="T1238" style:family="text">
      <style:text-properties officeooo:rsid="08261ebd"/>
    </style:style>
    <style:style style:name="T1239" style:family="text">
      <style:text-properties officeooo:rsid="082808e0"/>
    </style:style>
    <style:style style:name="T1240" style:family="text">
      <style:text-properties officeooo:rsid="0828ff15"/>
    </style:style>
    <style:style style:name="T1241" style:family="text">
      <style:text-properties officeooo:rsid="082a551c"/>
    </style:style>
    <style:style style:name="T1242" style:family="text">
      <style:text-properties officeooo:rsid="082a8aad"/>
    </style:style>
    <style:style style:name="T1243" style:family="text">
      <style:text-properties officeooo:rsid="082a9448"/>
    </style:style>
    <style:style style:name="T1244" style:family="text">
      <style:text-properties officeooo:rsid="082c170c"/>
    </style:style>
    <style:style style:name="T1245" style:family="text">
      <style:text-properties officeooo:rsid="082d21ac"/>
    </style:style>
    <style:style style:name="T1246" style:family="text">
      <style:text-properties officeooo:rsid="0830992a"/>
    </style:style>
    <style:style style:name="T1247" style:family="text">
      <style:text-properties officeooo:rsid="083193fd"/>
    </style:style>
    <style:style style:name="T1248" style:family="text">
      <style:text-properties officeooo:rsid="0832dc0c"/>
    </style:style>
    <style:style style:name="T1249" style:family="text">
      <style:text-properties officeooo:rsid="0833ec30"/>
    </style:style>
    <style:style style:name="T1250" style:family="text">
      <style:text-properties officeooo:rsid="08349935"/>
    </style:style>
    <style:style style:name="T1251" style:family="text">
      <style:text-properties officeooo:rsid="0837c95e"/>
    </style:style>
    <style:style style:name="T1252" style:family="text">
      <style:text-properties officeooo:rsid="0839a3f6"/>
    </style:style>
    <style:style style:name="T1253" style:family="text">
      <style:text-properties officeooo:rsid="083a862d"/>
    </style:style>
    <style:style style:name="T1254" style:family="text">
      <style:text-properties officeooo:rsid="083abfb2"/>
    </style:style>
    <style:style style:name="T1255" style:family="text">
      <style:text-properties officeooo:rsid="083c5ff7"/>
    </style:style>
    <style:style style:name="T1256" style:family="text">
      <style:text-properties officeooo:rsid="083d8a97"/>
    </style:style>
    <style:style style:name="T1257" style:family="text">
      <style:text-properties officeooo:rsid="083f1179"/>
    </style:style>
    <style:style style:name="T1258" style:family="text">
      <style:text-properties officeooo:rsid="083f3518"/>
    </style:style>
    <style:style style:name="T1259" style:family="text">
      <style:text-properties officeooo:rsid="083fc908"/>
    </style:style>
    <style:style style:name="T1260" style:family="text">
      <style:text-properties officeooo:rsid="08410343"/>
    </style:style>
    <style:style style:name="T1261" style:family="text">
      <style:text-properties officeooo:rsid="08425cac"/>
    </style:style>
    <style:style style:name="T1262" style:family="text">
      <style:text-properties officeooo:rsid="08428df3"/>
    </style:style>
    <style:style style:name="T1263" style:family="text">
      <style:text-properties officeooo:rsid="084453a2"/>
    </style:style>
    <style:style style:name="T1264" style:family="text">
      <style:text-properties officeooo:rsid="0845d77f"/>
    </style:style>
    <style:style style:name="T1265" style:family="text">
      <style:text-properties officeooo:rsid="0846fbed"/>
    </style:style>
    <style:style style:name="T1266" style:family="text">
      <style:text-properties officeooo:rsid="084c14ec"/>
    </style:style>
    <style:style style:name="T1267" style:family="text">
      <style:text-properties officeooo:rsid="084edd44"/>
    </style:style>
    <style:style style:name="T1268" style:family="text">
      <style:text-properties officeooo:rsid="084fbf4d"/>
    </style:style>
    <style:style style:name="T1269" style:family="text">
      <style:text-properties officeooo:rsid="0851b494"/>
    </style:style>
    <style:style style:name="T1270" style:family="text">
      <style:text-properties officeooo:rsid="08564966"/>
    </style:style>
    <style:style style:name="T1271" style:family="text">
      <style:text-properties officeooo:rsid="08592577"/>
    </style:style>
    <style:style style:name="T1272" style:family="text">
      <style:text-properties officeooo:rsid="085a0246"/>
    </style:style>
    <style:style style:name="T1273" style:family="text">
      <style:text-properties officeooo:rsid="085cd6c8"/>
    </style:style>
    <style:style style:name="T1274" style:family="text">
      <style:text-properties officeooo:rsid="085d10d0"/>
    </style:style>
    <style:style style:name="T1275" style:family="text">
      <style:text-properties officeooo:rsid="085e3733"/>
    </style:style>
    <style:style style:name="T1276" style:family="text">
      <style:text-properties officeooo:rsid="0861ae16"/>
    </style:style>
    <style:style style:name="T1277" style:family="text">
      <style:text-properties officeooo:rsid="08659ce8"/>
    </style:style>
    <style:style style:name="T1278" style:family="text">
      <style:text-properties officeooo:rsid="08664eda"/>
    </style:style>
    <style:style style:name="T1279" style:family="text">
      <style:text-properties officeooo:rsid="0866f9d2"/>
    </style:style>
    <style:style style:name="T1280" style:family="text">
      <style:text-properties officeooo:rsid="08689317"/>
    </style:style>
    <style:style style:name="T1281" style:family="text">
      <style:text-properties officeooo:rsid="086a8491"/>
    </style:style>
    <style:style style:name="T1282" style:family="text">
      <style:text-properties officeooo:rsid="086c1c65"/>
    </style:style>
    <style:style style:name="T1283" style:family="text">
      <style:text-properties officeooo:rsid="086d9beb"/>
    </style:style>
    <style:style style:name="T1284" style:family="text">
      <style:text-properties officeooo:rsid="086f246d"/>
    </style:style>
    <style:style style:name="T1285" style:family="text">
      <style:text-properties officeooo:rsid="0870c52d"/>
    </style:style>
    <style:style style:name="T1286" style:family="text">
      <style:text-properties officeooo:rsid="0871f4ea"/>
    </style:style>
    <style:style style:name="T1287" style:family="text">
      <style:text-properties officeooo:rsid="0872420f"/>
    </style:style>
    <style:style style:name="T1288" style:family="text">
      <style:text-properties officeooo:rsid="0873fcd4"/>
    </style:style>
    <style:style style:name="T1289" style:family="text">
      <style:text-properties officeooo:rsid="0874f627"/>
    </style:style>
    <style:style style:name="T1290" style:family="text">
      <style:text-properties officeooo:rsid="0876b282"/>
    </style:style>
    <style:style style:name="T1291" style:family="text">
      <style:text-properties officeooo:rsid="087ad351"/>
    </style:style>
    <style:style style:name="T1292" style:family="text">
      <style:text-properties officeooo:rsid="087c8022"/>
    </style:style>
    <style:style style:name="T1293" style:family="text">
      <style:text-properties officeooo:rsid="087d8546"/>
    </style:style>
    <style:style style:name="T1294" style:family="text">
      <style:text-properties officeooo:rsid="087e2dd2"/>
    </style:style>
    <style:style style:name="T1295" style:family="text">
      <style:text-properties officeooo:rsid="087e83b2"/>
    </style:style>
    <style:style style:name="T1296" style:family="text">
      <style:text-properties officeooo:rsid="087eb538"/>
    </style:style>
    <style:style style:name="T1297" style:family="text">
      <style:text-properties officeooo:rsid="087fcdc6"/>
    </style:style>
    <style:style style:name="T1298" style:family="text">
      <style:text-properties officeooo:rsid="0882fa4c"/>
    </style:style>
    <style:style style:name="T1299" style:family="text">
      <style:text-properties officeooo:rsid="0884d285"/>
    </style:style>
    <style:style style:name="T1300" style:family="text">
      <style:text-properties officeooo:rsid="08861067"/>
    </style:style>
    <style:style style:name="T1301" style:family="text">
      <style:text-properties officeooo:rsid="08871d3b"/>
    </style:style>
    <style:style style:name="T1302" style:family="text">
      <style:text-properties officeooo:rsid="08898703"/>
    </style:style>
    <style:style style:name="T1303" style:family="text">
      <style:text-properties officeooo:rsid="088bd1c1"/>
    </style:style>
    <style:style style:name="T1304" style:family="text">
      <style:text-properties officeooo:rsid="088e141d"/>
    </style:style>
    <style:style style:name="T1305" style:family="text">
      <style:text-properties officeooo:rsid="088f0f89"/>
    </style:style>
    <style:style style:name="T1306" style:family="text">
      <style:text-properties officeooo:rsid="088fed07"/>
    </style:style>
    <style:style style:name="T1307" style:family="text">
      <style:text-properties officeooo:rsid="0893c0f9"/>
    </style:style>
    <style:style style:name="T1308" style:family="text">
      <style:text-properties officeooo:rsid="089480f8"/>
    </style:style>
    <style:style style:name="T1309" style:family="text">
      <style:text-properties officeooo:rsid="089529f6"/>
    </style:style>
    <style:style style:name="T1310" style:family="text">
      <style:text-properties officeooo:rsid="0896eb0d"/>
    </style:style>
    <style:style style:name="T1311" style:family="text">
      <style:text-properties officeooo:rsid="08974373"/>
    </style:style>
    <style:style style:name="T1312" style:family="text">
      <style:text-properties officeooo:rsid="08990b4d"/>
    </style:style>
    <style:style style:name="T1313" style:family="text">
      <style:text-properties officeooo:rsid="089af3ca"/>
    </style:style>
    <style:style style:name="T1314" style:family="text">
      <style:text-properties officeooo:rsid="089bb130"/>
    </style:style>
    <style:style style:name="T1315" style:family="text">
      <style:text-properties officeooo:rsid="089d7c13"/>
    </style:style>
    <style:style style:name="T1316" style:family="text">
      <style:text-properties officeooo:rsid="08a090f1"/>
    </style:style>
    <style:style style:name="T1317" style:family="text">
      <style:text-properties officeooo:rsid="08a174c0"/>
    </style:style>
    <style:style style:name="T1318" style:family="text">
      <style:text-properties officeooo:rsid="08a3a1b7"/>
    </style:style>
    <style:style style:name="T1319" style:family="text">
      <style:text-properties officeooo:rsid="08a511e7"/>
    </style:style>
    <style:style style:name="T1320" style:family="text">
      <style:text-properties officeooo:rsid="08a64e2e"/>
    </style:style>
    <style:style style:name="T1321" style:family="text">
      <style:text-properties officeooo:rsid="08a71f96"/>
    </style:style>
    <style:style style:name="T1322" style:family="text">
      <style:text-properties officeooo:rsid="08a9f03b"/>
    </style:style>
    <style:style style:name="T1323" style:family="text">
      <style:text-properties officeooo:rsid="08ab8f1e"/>
    </style:style>
    <style:style style:name="T1324" style:family="text">
      <style:text-properties officeooo:rsid="08abeb9f"/>
    </style:style>
    <style:style style:name="T1325" style:family="text">
      <style:text-properties officeooo:rsid="08adb58e"/>
    </style:style>
    <style:style style:name="T1326" style:family="text">
      <style:text-properties officeooo:rsid="08adda61"/>
    </style:style>
    <style:style style:name="T1327" style:family="text">
      <style:text-properties officeooo:rsid="08afd24a"/>
    </style:style>
    <style:style style:name="T1328" style:family="text">
      <style:text-properties officeooo:rsid="08b0f380"/>
    </style:style>
    <style:style style:name="T1329" style:family="text">
      <style:text-properties officeooo:rsid="08b1853a"/>
    </style:style>
    <style:style style:name="T1330" style:family="text">
      <style:text-properties officeooo:rsid="08b19678"/>
    </style:style>
    <style:style style:name="T1331" style:family="text">
      <style:text-properties officeooo:rsid="08b33575"/>
    </style:style>
    <style:style style:name="T1332" style:family="text">
      <style:text-properties officeooo:rsid="08b40041"/>
    </style:style>
    <style:style style:name="T1333" style:family="text">
      <style:text-properties officeooo:rsid="08b51035"/>
    </style:style>
    <style:style style:name="T1334" style:family="text">
      <style:text-properties officeooo:rsid="08b7092a"/>
    </style:style>
    <style:style style:name="T1335" style:family="text">
      <style:text-properties officeooo:rsid="08b843fb"/>
    </style:style>
    <style:style style:name="T1336" style:family="text">
      <style:text-properties officeooo:rsid="08ba28a1"/>
    </style:style>
    <style:style style:name="T1337" style:family="text">
      <style:text-properties officeooo:rsid="08baa8a8"/>
    </style:style>
    <style:style style:name="T1338" style:family="text">
      <style:text-properties officeooo:rsid="08bc2ac0"/>
    </style:style>
    <style:style style:name="T1339" style:family="text">
      <style:text-properties officeooo:rsid="08bdd9e2"/>
    </style:style>
    <style:style style:name="T1340" style:family="text">
      <style:text-properties officeooo:rsid="08c42478"/>
    </style:style>
    <style:style style:name="T1341" style:family="text">
      <style:text-properties officeooo:rsid="08c6035e"/>
    </style:style>
    <style:style style:name="T1342" style:family="text">
      <style:text-properties officeooo:rsid="08c9c119"/>
    </style:style>
    <style:style style:name="T1343" style:family="text">
      <style:text-properties officeooo:rsid="08ccc966"/>
    </style:style>
    <style:style style:name="T1344" style:family="text">
      <style:text-properties officeooo:rsid="08ceb165"/>
    </style:style>
    <style:style style:name="T1345" style:family="text">
      <style:text-properties officeooo:rsid="08d4f003"/>
    </style:style>
    <style:style style:name="T1346" style:family="text">
      <style:text-properties officeooo:rsid="08d5cf5a"/>
    </style:style>
    <style:style style:name="T1347" style:family="text">
      <style:text-properties officeooo:rsid="08d691d6"/>
    </style:style>
    <style:style style:name="T1348" style:family="text">
      <style:text-properties officeooo:rsid="08d96ace"/>
    </style:style>
    <style:style style:name="T1349" style:family="text">
      <style:text-properties officeooo:rsid="08d9d9fb"/>
    </style:style>
    <style:style style:name="T1350" style:family="text">
      <style:text-properties officeooo:rsid="08dbccda"/>
    </style:style>
    <style:style style:name="T1351" style:family="text">
      <style:text-properties officeooo:rsid="08dc0f3b"/>
    </style:style>
    <style:style style:name="T1352" style:family="text">
      <style:text-properties officeooo:rsid="08dc8185"/>
    </style:style>
    <style:style style:name="T1353" style:family="text">
      <style:text-properties officeooo:rsid="08ddb7e0"/>
    </style:style>
    <style:style style:name="T1354" style:family="text">
      <style:text-properties officeooo:rsid="08df620a"/>
    </style:style>
    <style:style style:name="T1355" style:family="text">
      <style:text-properties officeooo:rsid="08dfd90b"/>
    </style:style>
    <style:style style:name="T1356" style:family="text">
      <style:text-properties officeooo:rsid="08e1d1a5"/>
    </style:style>
    <style:style style:name="T1357" style:family="text">
      <style:text-properties officeooo:rsid="08e30b5e"/>
    </style:style>
    <style:style style:name="T1358" style:family="text">
      <style:text-properties officeooo:rsid="08e6028c"/>
    </style:style>
    <style:style style:name="T1359" style:family="text">
      <style:text-properties officeooo:rsid="08e6397d"/>
    </style:style>
    <style:style style:name="T1360" style:family="text">
      <style:text-properties officeooo:rsid="08e7e562"/>
    </style:style>
    <style:style style:name="T1361" style:family="text">
      <style:text-properties officeooo:rsid="08e93a5d"/>
    </style:style>
    <style:style style:name="T1362" style:family="text">
      <style:text-properties officeooo:rsid="08ea2241"/>
    </style:style>
    <style:style style:name="T1363" style:family="text">
      <style:text-properties officeooo:rsid="08eabece"/>
    </style:style>
    <style:style style:name="T1364" style:family="text">
      <style:text-properties officeooo:rsid="08ececd3"/>
    </style:style>
    <style:style style:name="T1365" style:family="text">
      <style:text-properties officeooo:rsid="08ef7a67"/>
    </style:style>
    <style:style style:name="T1366" style:family="text">
      <style:text-properties officeooo:rsid="08f4697b"/>
    </style:style>
    <style:style style:name="T1367" style:family="text">
      <style:text-properties officeooo:rsid="08f6e4b9"/>
    </style:style>
    <style:style style:name="T1368" style:family="text">
      <style:text-properties officeooo:rsid="08f8d98f"/>
    </style:style>
    <style:style style:name="T1369" style:family="text">
      <style:text-properties officeooo:rsid="08fb4cd4"/>
    </style:style>
    <style:style style:name="T1370" style:family="text">
      <style:text-properties officeooo:rsid="08fc2f0d"/>
    </style:style>
    <style:style style:name="T1371" style:family="text">
      <style:text-properties officeooo:rsid="08fddf90"/>
    </style:style>
    <style:style style:name="T1372" style:family="text">
      <style:text-properties officeooo:rsid="0900ef19"/>
    </style:style>
    <style:style style:name="T1373" style:family="text">
      <style:text-properties officeooo:rsid="090121d7"/>
    </style:style>
    <style:style style:name="T1374" style:family="text">
      <style:text-properties officeooo:rsid="0902e906"/>
    </style:style>
    <style:style style:name="T1375" style:family="text">
      <style:text-properties officeooo:rsid="09047cd0"/>
    </style:style>
    <style:style style:name="T1376" style:family="text">
      <style:text-properties officeooo:rsid="0905f3ef"/>
    </style:style>
    <style:style style:name="T1377" style:family="text">
      <style:text-properties officeooo:rsid="0907c096"/>
    </style:style>
    <style:style style:name="T1378" style:family="text">
      <style:text-properties officeooo:rsid="09084e35"/>
    </style:style>
    <style:style style:name="T1379" style:family="text">
      <style:text-properties officeooo:rsid="0908cb5e"/>
    </style:style>
    <style:style style:name="T1380" style:family="text">
      <style:text-properties officeooo:rsid="0909a0c8"/>
    </style:style>
    <style:style style:name="T1381" style:family="text">
      <style:text-properties officeooo:rsid="090aff12"/>
    </style:style>
    <style:style style:name="T1382" style:family="text">
      <style:text-properties officeooo:rsid="090e4144"/>
    </style:style>
    <style:style style:name="T1383" style:family="text">
      <style:text-properties officeooo:rsid="090e48fe"/>
    </style:style>
    <style:style style:name="T1384" style:family="text">
      <style:text-properties officeooo:rsid="091013bd"/>
    </style:style>
    <style:style style:name="T1385" style:family="text">
      <style:text-properties officeooo:rsid="09111d50"/>
    </style:style>
    <style:style style:name="T1386" style:family="text">
      <style:text-properties officeooo:rsid="09126577"/>
    </style:style>
    <style:style style:name="T1387" style:family="text">
      <style:text-properties officeooo:rsid="091424a8"/>
    </style:style>
    <style:style style:name="T1388" style:family="text">
      <style:text-properties officeooo:rsid="0916ab22"/>
    </style:style>
    <style:style style:name="T1389" style:family="text">
      <style:text-properties officeooo:rsid="0917abf5"/>
    </style:style>
    <style:style style:name="T1390" style:family="text">
      <style:text-properties officeooo:rsid="091b06d2"/>
    </style:style>
    <style:style style:name="T1391" style:family="text">
      <style:text-properties officeooo:rsid="091f2bce"/>
    </style:style>
    <style:style style:name="T1392" style:family="text">
      <style:text-properties officeooo:rsid="09220856"/>
    </style:style>
    <style:style style:name="T1393" style:family="text">
      <style:text-properties officeooo:rsid="09234fe0"/>
    </style:style>
    <style:style style:name="T1394" style:family="text">
      <style:text-properties officeooo:rsid="092441c6"/>
    </style:style>
    <style:style style:name="T1395" style:family="text">
      <style:text-properties officeooo:rsid="09255b2f"/>
    </style:style>
    <style:style style:name="T1396" style:family="text">
      <style:text-properties officeooo:rsid="09286d1a"/>
    </style:style>
    <style:style style:name="T1397" style:family="text">
      <style:text-properties officeooo:rsid="0928b725"/>
    </style:style>
    <style:style style:name="T1398" style:family="text">
      <style:text-properties officeooo:rsid="0929e68c"/>
    </style:style>
    <style:style style:name="T1399" style:family="text">
      <style:text-properties officeooo:rsid="092aa719"/>
    </style:style>
    <style:style style:name="T1400" style:family="text">
      <style:text-properties officeooo:rsid="092b5fb0"/>
    </style:style>
    <style:style style:name="T1401" style:family="text">
      <style:text-properties officeooo:rsid="092d10fd"/>
    </style:style>
    <style:style style:name="T1402" style:family="text">
      <style:text-properties officeooo:rsid="092d8bae"/>
    </style:style>
    <style:style style:name="T1403" style:family="text">
      <style:text-properties officeooo:rsid="092fb1ff"/>
    </style:style>
    <style:style style:name="T1404" style:family="text">
      <style:text-properties officeooo:rsid="0931b5c8"/>
    </style:style>
    <style:style style:name="T1405" style:family="text">
      <style:text-properties officeooo:rsid="0932d086"/>
    </style:style>
    <style:style style:name="T1406" style:family="text">
      <style:text-properties officeooo:rsid="09355d46"/>
    </style:style>
    <style:style style:name="T1407" style:family="text">
      <style:text-properties officeooo:rsid="0935c3d1"/>
    </style:style>
    <style:style style:name="T1408" style:family="text">
      <style:text-properties officeooo:rsid="09364442"/>
    </style:style>
    <style:style style:name="T1409" style:family="text">
      <style:text-properties officeooo:rsid="0938be55"/>
    </style:style>
    <style:style style:name="T1410" style:family="text">
      <style:text-properties officeooo:rsid="09394185"/>
    </style:style>
    <style:style style:name="T1411" style:family="text">
      <style:text-properties officeooo:rsid="093ad462"/>
    </style:style>
    <style:style style:name="T1412" style:family="text">
      <style:text-properties officeooo:rsid="093b1a11"/>
    </style:style>
    <style:style style:name="T1413" style:family="text">
      <style:text-properties officeooo:rsid="093d2aee"/>
    </style:style>
    <style:style style:name="T1414" style:family="text">
      <style:text-properties officeooo:rsid="093e9045"/>
    </style:style>
    <style:style style:name="T1415" style:family="text">
      <style:text-properties officeooo:rsid="09400ab0"/>
    </style:style>
    <style:style style:name="T1416" style:family="text">
      <style:text-properties officeooo:rsid="09411724"/>
    </style:style>
    <style:style style:name="T1417" style:family="text">
      <style:text-properties officeooo:rsid="0941f984"/>
    </style:style>
    <style:style style:name="T1418" style:family="text">
      <style:text-properties officeooo:rsid="094240cc"/>
    </style:style>
    <style:style style:name="T1419" style:family="text">
      <style:text-properties officeooo:rsid="09442a63"/>
    </style:style>
    <style:style style:name="T1420" style:family="text">
      <style:text-properties officeooo:rsid="0945aa6a"/>
    </style:style>
    <style:style style:name="T1421" style:family="text">
      <style:text-properties officeooo:rsid="0949bfc9"/>
    </style:style>
    <style:style style:name="T1422" style:family="text">
      <style:text-properties officeooo:rsid="094a714e"/>
    </style:style>
    <style:style style:name="T1423" style:family="text">
      <style:text-properties officeooo:rsid="094dc44e"/>
    </style:style>
    <style:style style:name="T1424" style:family="text">
      <style:text-properties officeooo:rsid="0951c809"/>
    </style:style>
    <style:style style:name="T1425" style:family="text">
      <style:text-properties officeooo:rsid="0952a954"/>
    </style:style>
    <style:style style:name="T1426" style:family="text">
      <style:text-properties officeooo:rsid="0954603b"/>
    </style:style>
    <style:style style:name="T1427" style:family="text">
      <style:text-properties officeooo:rsid="095591a7"/>
    </style:style>
    <style:style style:name="T1428" style:family="text">
      <style:text-properties officeooo:rsid="095612b8"/>
    </style:style>
    <style:style style:name="T1429" style:family="text">
      <style:text-properties officeooo:rsid="095781b0"/>
    </style:style>
    <style:style style:name="T1430" style:family="text">
      <style:text-properties officeooo:rsid="0959dd5e"/>
    </style:style>
    <style:style style:name="T1431" style:family="text">
      <style:text-properties officeooo:rsid="095ac5ce"/>
    </style:style>
    <style:style style:name="T1432" style:family="text">
      <style:text-properties officeooo:rsid="095eb730"/>
    </style:style>
    <style:style style:name="T1433" style:family="text">
      <style:text-properties officeooo:rsid="09605429"/>
    </style:style>
    <style:style style:name="T1434" style:family="text">
      <style:text-properties officeooo:rsid="0961486b"/>
    </style:style>
    <style:style style:name="T1435" style:family="text">
      <style:text-properties officeooo:rsid="09655864"/>
    </style:style>
    <style:style style:name="T1436" style:family="text">
      <style:text-properties officeooo:rsid="096705f2"/>
    </style:style>
    <style:style style:name="T1437" style:family="text">
      <style:text-properties officeooo:rsid="0969410c"/>
    </style:style>
    <style:style style:name="T1438" style:family="text">
      <style:text-properties officeooo:rsid="096b0ff5"/>
    </style:style>
    <style:style style:name="T1439" style:family="text">
      <style:text-properties officeooo:rsid="096c98b2"/>
    </style:style>
    <style:style style:name="T1440" style:family="text">
      <style:text-properties officeooo:rsid="0971944a"/>
    </style:style>
    <style:style style:name="T1441" style:family="text">
      <style:text-properties officeooo:rsid="097304ec"/>
    </style:style>
    <style:style style:name="T1442" style:family="text">
      <style:text-properties officeooo:rsid="0974f78f"/>
    </style:style>
    <style:style style:name="T1443" style:family="text">
      <style:text-properties officeooo:rsid="09758a97"/>
    </style:style>
    <style:style style:name="T1444" style:family="text">
      <style:text-properties officeooo:rsid="09776b43"/>
    </style:style>
    <style:style style:name="T1445" style:family="text">
      <style:text-properties officeooo:rsid="097908e2"/>
    </style:style>
    <style:style style:name="T1446" style:family="text">
      <style:text-properties officeooo:rsid="09799478"/>
    </style:style>
    <style:style style:name="T1447" style:family="text">
      <style:text-properties officeooo:rsid="097af9de"/>
    </style:style>
    <style:style style:name="T1448" style:family="text">
      <style:text-properties officeooo:rsid="097d735b"/>
    </style:style>
    <style:style style:name="T1449" style:family="text">
      <style:text-properties officeooo:rsid="097ed9d0"/>
    </style:style>
    <style:style style:name="T1450" style:family="text">
      <style:text-properties officeooo:rsid="097fb73f"/>
    </style:style>
    <style:style style:name="T1451" style:family="text">
      <style:text-properties officeooo:rsid="0980787c"/>
    </style:style>
    <style:style style:name="T1452" style:family="text">
      <style:text-properties officeooo:rsid="098085e5"/>
    </style:style>
    <style:style style:name="T1453" style:family="text">
      <style:text-properties officeooo:rsid="0981dbb7"/>
    </style:style>
    <style:style style:name="T1454" style:family="text">
      <style:text-properties officeooo:rsid="0982457b"/>
    </style:style>
    <style:style style:name="T1455" style:family="text">
      <style:text-properties officeooo:rsid="09852b76"/>
    </style:style>
    <style:style style:name="T1456" style:family="text">
      <style:text-properties officeooo:rsid="0988ac71"/>
    </style:style>
    <style:style style:name="T1457" style:family="text">
      <style:text-properties officeooo:rsid="098bd7f8"/>
    </style:style>
    <style:style style:name="T1458" style:family="text">
      <style:text-properties officeooo:rsid="098c533f"/>
    </style:style>
    <style:style style:name="T1459" style:family="text">
      <style:text-properties officeooo:rsid="098d9943"/>
    </style:style>
    <style:style style:name="T1460" style:family="text">
      <style:text-properties officeooo:rsid="09905cc2"/>
    </style:style>
    <style:style style:name="T1461" style:family="text">
      <style:text-properties officeooo:rsid="0991926e"/>
    </style:style>
    <style:style style:name="T1462" style:family="text">
      <style:text-properties officeooo:rsid="09936e29"/>
    </style:style>
    <style:style style:name="T1463" style:family="text">
      <style:text-properties officeooo:rsid="0993fa2b"/>
    </style:style>
    <style:style style:name="T1464" style:family="text">
      <style:text-properties officeooo:rsid="0997b43a"/>
    </style:style>
    <style:style style:name="T1465" style:family="text">
      <style:text-properties officeooo:rsid="0998048e"/>
    </style:style>
    <style:style style:name="T1466" style:family="text">
      <style:text-properties officeooo:rsid="099903c7"/>
    </style:style>
    <style:style style:name="T1467" style:family="text">
      <style:text-properties officeooo:rsid="099bff6a"/>
    </style:style>
    <style:style style:name="T1468" style:family="text">
      <style:text-properties officeooo:rsid="099fc35f"/>
    </style:style>
    <style:style style:name="T1469" style:family="text">
      <style:text-properties officeooo:rsid="09a1e817"/>
    </style:style>
    <style:style style:name="T1470" style:family="text">
      <style:text-properties officeooo:rsid="09a7200c"/>
    </style:style>
    <style:style style:name="T1471" style:family="text">
      <style:text-properties officeooo:rsid="09a7f1ca"/>
    </style:style>
    <style:style style:name="T1472" style:family="text">
      <style:text-properties officeooo:rsid="09a9ee0e"/>
    </style:style>
    <style:style style:name="T1473" style:family="text">
      <style:text-properties officeooo:rsid="09aabd15"/>
    </style:style>
    <style:style style:name="T1474" style:family="text">
      <style:text-properties officeooo:rsid="09ad35ca"/>
    </style:style>
    <style:style style:name="T1475" style:family="text">
      <style:text-properties officeooo:rsid="09ae34ce"/>
    </style:style>
    <style:style style:name="T1476" style:family="text">
      <style:text-properties officeooo:rsid="09aebf0a"/>
    </style:style>
    <style:style style:name="T1477" style:family="text">
      <style:text-properties officeooo:rsid="09b1d628"/>
    </style:style>
    <style:style style:name="T1478" style:family="text">
      <style:text-properties officeooo:rsid="09b25d8d"/>
    </style:style>
    <style:style style:name="T1479" style:family="text">
      <style:text-properties officeooo:rsid="09b2f3fe"/>
    </style:style>
    <style:style style:name="T1480" style:family="text">
      <style:text-properties officeooo:rsid="09b42272"/>
    </style:style>
    <style:style style:name="T1481" style:family="text">
      <style:text-properties officeooo:rsid="09b590f8"/>
    </style:style>
    <style:style style:name="T1482" style:family="text">
      <style:text-properties officeooo:rsid="09b6deeb"/>
    </style:style>
    <style:style style:name="T1483" style:family="text">
      <style:text-properties officeooo:rsid="09bb3b87"/>
    </style:style>
    <style:style style:name="T1484" style:family="text">
      <style:text-properties officeooo:rsid="09bb652b"/>
    </style:style>
    <style:style style:name="T1485" style:family="text">
      <style:text-properties officeooo:rsid="09bb7f9a"/>
    </style:style>
    <style:style style:name="T1486" style:family="text">
      <style:text-properties officeooo:rsid="09bdd3db"/>
    </style:style>
    <style:style style:name="T1487" style:family="text">
      <style:text-properties officeooo:rsid="09c09663"/>
    </style:style>
    <style:style style:name="T1488" style:family="text">
      <style:text-properties officeooo:rsid="09c36d79"/>
    </style:style>
    <style:style style:name="T1489" style:family="text">
      <style:text-properties officeooo:rsid="09c439c8"/>
    </style:style>
    <style:style style:name="T1490" style:family="text">
      <style:text-properties officeooo:rsid="09c55a91"/>
    </style:style>
    <style:style style:name="T1491" style:family="text">
      <style:text-properties officeooo:rsid="09c6678b"/>
    </style:style>
    <style:style style:name="T1492" style:family="text">
      <style:text-properties officeooo:rsid="09c679d8"/>
    </style:style>
    <style:style style:name="T1493" style:family="text">
      <style:text-properties officeooo:rsid="09c71de6"/>
    </style:style>
    <style:style style:name="T1494" style:family="text">
      <style:text-properties officeooo:rsid="09c87ba3"/>
    </style:style>
    <style:style style:name="T1495" style:family="text">
      <style:text-properties officeooo:rsid="09c9a5b7"/>
    </style:style>
    <style:style style:name="T1496" style:family="text">
      <style:text-properties officeooo:rsid="09cbea69"/>
    </style:style>
    <style:style style:name="T1497" style:family="text">
      <style:text-properties officeooo:rsid="09cd6ec2"/>
    </style:style>
    <style:style style:name="T1498" style:family="text">
      <style:text-properties officeooo:rsid="09cf3677"/>
    </style:style>
    <style:style style:name="T1499" style:family="text">
      <style:text-properties officeooo:rsid="09d159a5"/>
    </style:style>
    <style:style style:name="T1500" style:family="text">
      <style:text-properties officeooo:rsid="09d23af0"/>
    </style:style>
    <style:style style:name="T1501" style:family="text">
      <style:text-properties officeooo:rsid="09d2d1de"/>
    </style:style>
    <style:style style:name="T1502" style:family="text">
      <style:text-properties officeooo:rsid="09d68b50"/>
    </style:style>
    <style:style style:name="T1503" style:family="text">
      <style:text-properties officeooo:rsid="09d71508"/>
    </style:style>
    <style:style style:name="T1504" style:family="text">
      <style:text-properties officeooo:rsid="09d8736c"/>
    </style:style>
    <style:style style:name="T1505" style:family="text">
      <style:text-properties officeooo:rsid="09d99a9a"/>
    </style:style>
    <style:style style:name="T1506" style:family="text">
      <style:text-properties officeooo:rsid="09dc1981"/>
    </style:style>
    <style:style style:name="T1507" style:family="text">
      <style:text-properties officeooo:rsid="09dcbafa"/>
    </style:style>
    <style:style style:name="T1508" style:family="text">
      <style:text-properties officeooo:rsid="09de967f"/>
    </style:style>
    <style:style style:name="T1509" style:family="text">
      <style:text-properties officeooo:rsid="09e04a90"/>
    </style:style>
    <style:style style:name="T1510" style:family="text">
      <style:text-properties officeooo:rsid="09e20e28"/>
    </style:style>
    <style:style style:name="T1511" style:family="text">
      <style:text-properties officeooo:rsid="09e24794"/>
    </style:style>
    <style:style style:name="T1512" style:family="text">
      <style:text-properties officeooo:rsid="09e2eac1"/>
    </style:style>
    <style:style style:name="T1513" style:family="text">
      <style:text-properties officeooo:rsid="09e3e6cc"/>
    </style:style>
    <style:style style:name="T1514" style:family="text">
      <style:text-properties officeooo:rsid="09e5e641"/>
    </style:style>
    <style:style style:name="T1515" style:family="text">
      <style:text-properties officeooo:rsid="09e6b765"/>
    </style:style>
    <style:style style:name="T1516" style:family="text">
      <style:text-properties officeooo:rsid="09e86572"/>
    </style:style>
    <style:style style:name="T1517" style:family="text">
      <style:text-properties officeooo:rsid="09e9b779"/>
    </style:style>
    <style:style style:name="T1518" style:family="text">
      <style:text-properties officeooo:rsid="09eb9b09"/>
    </style:style>
    <style:style style:name="T1519" style:family="text">
      <style:text-properties officeooo:rsid="09ed2bfe"/>
    </style:style>
    <style:style style:name="T1520" style:family="text">
      <style:text-properties officeooo:rsid="09edcdd7"/>
    </style:style>
    <style:style style:name="T1521" style:family="text">
      <style:text-properties officeooo:rsid="09eed630"/>
    </style:style>
    <style:style style:name="T1522" style:family="text">
      <style:text-properties officeooo:rsid="09f19f39"/>
    </style:style>
    <style:style style:name="T1523" style:family="text">
      <style:text-properties officeooo:rsid="09f32569"/>
    </style:style>
    <style:style style:name="T1524" style:family="text">
      <style:text-properties officeooo:rsid="09f605a7"/>
    </style:style>
    <style:style style:name="T1525" style:family="text">
      <style:text-properties officeooo:rsid="09f6a66d"/>
    </style:style>
    <style:style style:name="T1526" style:family="text">
      <style:text-properties officeooo:rsid="09f813ef"/>
    </style:style>
    <style:style style:name="T1527" style:family="text">
      <style:text-properties officeooo:rsid="09f9f38e"/>
    </style:style>
    <style:style style:name="T1528" style:family="text">
      <style:text-properties officeooo:rsid="09fb3ab7"/>
    </style:style>
    <style:style style:name="T1529" style:family="text">
      <style:text-properties officeooo:rsid="09ff7041"/>
    </style:style>
    <style:style style:name="T1530" style:family="text">
      <style:text-properties officeooo:rsid="0a0046b7"/>
    </style:style>
    <style:style style:name="T1531" style:family="text">
      <style:text-properties officeooo:rsid="0a00f517"/>
    </style:style>
    <style:style style:name="T1532" style:family="text">
      <style:text-properties officeooo:rsid="0a0386ad"/>
    </style:style>
    <style:style style:name="T1533" style:family="text">
      <style:text-properties officeooo:rsid="0a0513d4"/>
    </style:style>
    <style:style style:name="T1534" style:family="text">
      <style:text-properties officeooo:rsid="0a0623d2"/>
    </style:style>
    <style:style style:name="T1535" style:family="text">
      <style:text-properties officeooo:rsid="0a0c2b95"/>
    </style:style>
    <style:style style:name="T1536" style:family="text">
      <style:text-properties officeooo:rsid="0a0d3e98"/>
    </style:style>
    <style:style style:name="T1537" style:family="text">
      <style:text-properties officeooo:rsid="0a0ea612"/>
    </style:style>
    <style:style style:name="T1538" style:family="text">
      <style:text-properties officeooo:rsid="0a1074ae"/>
    </style:style>
    <style:style style:name="T1539" style:family="text">
      <style:text-properties officeooo:rsid="0a1217d1"/>
    </style:style>
    <style:style style:name="T1540" style:family="text">
      <style:text-properties officeooo:rsid="0a122e43"/>
    </style:style>
    <style:style style:name="T1541" style:family="text">
      <style:text-properties officeooo:rsid="0a12a746"/>
    </style:style>
    <style:style style:name="T1542" style:family="text">
      <style:text-properties officeooo:rsid="0a141832"/>
    </style:style>
    <style:style style:name="T1543" style:family="text">
      <style:text-properties officeooo:rsid="0a161685"/>
    </style:style>
    <style:style style:name="T1544" style:family="text">
      <style:text-properties officeooo:rsid="0a16d314"/>
    </style:style>
    <style:style style:name="T1545" style:family="text">
      <style:text-properties officeooo:rsid="0a175711"/>
    </style:style>
    <style:style style:name="T1546" style:family="text">
      <style:text-properties officeooo:rsid="0a178f93"/>
    </style:style>
    <style:style style:name="T1547" style:family="text">
      <style:text-properties officeooo:rsid="0a188127"/>
    </style:style>
    <style:style style:name="T1548" style:family="text">
      <style:text-properties officeooo:rsid="0a19f9f8"/>
    </style:style>
    <style:style style:name="T1549" style:family="text">
      <style:text-properties officeooo:rsid="0a1b1e94"/>
    </style:style>
    <style:style style:name="T1550" style:family="text">
      <style:text-properties officeooo:rsid="0a1b88c0"/>
    </style:style>
    <style:style style:name="T1551" style:family="text">
      <style:text-properties officeooo:rsid="0a1c9dce"/>
    </style:style>
    <style:style style:name="T1552" style:family="text">
      <style:text-properties officeooo:rsid="0a1d257e"/>
    </style:style>
    <style:style style:name="T1553" style:family="text">
      <style:text-properties officeooo:rsid="0a1d8009"/>
    </style:style>
    <style:style style:name="T1554" style:family="text">
      <style:text-properties officeooo:rsid="0a213f43"/>
    </style:style>
    <style:style style:name="T1555" style:family="text">
      <style:text-properties officeooo:rsid="0a218242"/>
    </style:style>
    <style:style style:name="T1556" style:family="text">
      <style:text-properties officeooo:rsid="0a223638"/>
    </style:style>
    <style:style style:name="T1557" style:family="text">
      <style:text-properties officeooo:rsid="0a2254d1"/>
    </style:style>
    <style:style style:name="T1558" style:family="text">
      <style:text-properties officeooo:rsid="0a22c4d0"/>
    </style:style>
    <style:style style:name="T1559" style:family="text">
      <style:text-properties officeooo:rsid="0a23e15e"/>
    </style:style>
    <style:style style:name="T1560" style:family="text">
      <style:text-properties officeooo:rsid="0a254b3a"/>
    </style:style>
    <style:style style:name="T1561" style:family="text">
      <style:text-properties officeooo:rsid="0a2627cb"/>
    </style:style>
    <style:style style:name="T1562" style:family="text">
      <style:text-properties officeooo:rsid="0a27fba4"/>
    </style:style>
    <style:style style:name="T1563" style:family="text">
      <style:text-properties officeooo:rsid="0a28b10e"/>
    </style:style>
    <style:style style:name="T1564" style:family="text">
      <style:text-properties officeooo:rsid="0a29b763"/>
    </style:style>
    <style:style style:name="T1565" style:family="text">
      <style:text-properties officeooo:rsid="0a2b69ff"/>
    </style:style>
    <style:style style:name="T1566" style:family="text">
      <style:text-properties officeooo:rsid="0a2cca5f"/>
    </style:style>
    <style:style style:name="T1567" style:family="text">
      <style:text-properties officeooo:rsid="0a2eb963"/>
    </style:style>
    <style:style style:name="T1568" style:family="text">
      <style:text-properties officeooo:rsid="0a2fc877"/>
    </style:style>
    <style:style style:name="T1569" style:family="text">
      <style:text-properties officeooo:rsid="0a32db27"/>
    </style:style>
    <style:style style:name="T1570" style:family="text">
      <style:text-properties officeooo:rsid="0a36c81c"/>
    </style:style>
    <style:style style:name="T1571" style:family="text">
      <style:text-properties officeooo:rsid="0a390324"/>
    </style:style>
    <style:style style:name="T1572" style:family="text">
      <style:text-properties officeooo:rsid="0a3a8a72"/>
    </style:style>
    <style:style style:name="T1573" style:family="text">
      <style:text-properties officeooo:rsid="0a3b6b99"/>
    </style:style>
    <style:style style:name="T1574" style:family="text">
      <style:text-properties officeooo:rsid="0a3e67b4"/>
    </style:style>
    <style:style style:name="T1575" style:family="text">
      <style:text-properties officeooo:rsid="0a4030d5"/>
    </style:style>
    <style:style style:name="T1576" style:family="text">
      <style:text-properties officeooo:rsid="0a40da4a"/>
    </style:style>
    <style:style style:name="T1577" style:family="text">
      <style:text-properties officeooo:rsid="0a41839f"/>
    </style:style>
    <style:style style:name="T1578" style:family="text">
      <style:text-properties officeooo:rsid="0a42cd9a"/>
    </style:style>
    <style:style style:name="T1579" style:family="text">
      <style:text-properties officeooo:rsid="0a45d41a"/>
    </style:style>
    <style:style style:name="T1580" style:family="text">
      <style:text-properties officeooo:rsid="0a475575"/>
    </style:style>
    <style:style style:name="T1581" style:family="text">
      <style:text-properties officeooo:rsid="0a47850f"/>
    </style:style>
    <style:style style:name="T1582" style:family="text">
      <style:text-properties officeooo:rsid="0a491f9f"/>
    </style:style>
    <style:style style:name="T1583" style:family="text">
      <style:text-properties officeooo:rsid="0a4c070b"/>
    </style:style>
    <style:style style:name="T1584" style:family="text">
      <style:text-properties officeooo:rsid="0a4e4a20"/>
    </style:style>
    <style:style style:name="T1585" style:family="text">
      <style:text-properties officeooo:rsid="0a50445e"/>
    </style:style>
    <style:style style:name="T1586" style:family="text">
      <style:text-properties officeooo:rsid="0a5103da"/>
    </style:style>
    <style:style style:name="T1587" style:family="text">
      <style:text-properties officeooo:rsid="0a52f6eb"/>
    </style:style>
    <style:style style:name="T1588" style:family="text">
      <style:text-properties officeooo:rsid="0a54d2f8"/>
    </style:style>
    <style:style style:name="T1589" style:family="text">
      <style:text-properties officeooo:rsid="0a581437"/>
    </style:style>
    <style:style style:name="T1590" style:family="text">
      <style:text-properties officeooo:rsid="0a58f38e"/>
    </style:style>
    <style:style style:name="T1591" style:family="text">
      <style:text-properties officeooo:rsid="0a599ebf"/>
    </style:style>
    <style:style style:name="T1592" style:family="text">
      <style:text-properties officeooo:rsid="0a5b6455"/>
    </style:style>
    <style:style style:name="T1593" style:family="text">
      <style:text-properties officeooo:rsid="0a5bf465"/>
    </style:style>
    <style:style style:name="T1594" style:family="text">
      <style:text-properties officeooo:rsid="0a5daefa"/>
    </style:style>
    <style:style style:name="T1595" style:family="text">
      <style:text-properties officeooo:rsid="0a5e670e"/>
    </style:style>
    <style:style style:name="T1596" style:family="text">
      <style:text-properties officeooo:rsid="0a5f1e33"/>
    </style:style>
    <style:style style:name="T1597" style:family="text">
      <style:text-properties officeooo:rsid="0a61d0ac"/>
    </style:style>
    <style:style style:name="T1598" style:family="text">
      <style:text-properties officeooo:rsid="0a63850d"/>
    </style:style>
    <style:style style:name="T1599" style:family="text">
      <style:text-properties officeooo:rsid="0a6506a9"/>
    </style:style>
    <style:style style:name="T1600" style:family="text">
      <style:text-properties officeooo:rsid="0a66e93c"/>
    </style:style>
    <style:style style:name="T1601" style:family="text">
      <style:text-properties officeooo:rsid="0a671975"/>
    </style:style>
    <style:style style:name="T1602" style:family="text">
      <style:text-properties officeooo:rsid="0a69457b"/>
    </style:style>
    <style:style style:name="T1603" style:family="text">
      <style:text-properties officeooo:rsid="0a69f5bc"/>
    </style:style>
    <style:style style:name="T1604" style:family="text">
      <style:text-properties officeooo:rsid="0a6b999f"/>
    </style:style>
    <style:style style:name="T1605" style:family="text">
      <style:text-properties officeooo:rsid="0a6c6d7b"/>
    </style:style>
    <style:style style:name="T1606" style:family="text">
      <style:text-properties officeooo:rsid="0a6daed2"/>
    </style:style>
    <style:style style:name="T1607" style:family="text">
      <style:text-properties officeooo:rsid="0a6e31fa"/>
    </style:style>
    <style:style style:name="T1608" style:family="text">
      <style:text-properties officeooo:rsid="0a731efa"/>
    </style:style>
    <style:style style:name="T1609" style:family="text">
      <style:text-properties officeooo:rsid="0a73d412"/>
    </style:style>
    <style:style style:name="T1610" style:family="text">
      <style:text-properties officeooo:rsid="0a76820b"/>
    </style:style>
    <style:style style:name="T1611" style:family="text">
      <style:text-properties officeooo:rsid="0a783deb"/>
    </style:style>
    <style:style style:name="T1612" style:family="text">
      <style:text-properties officeooo:rsid="0a7b970d"/>
    </style:style>
    <style:style style:name="T1613" style:family="text">
      <style:text-properties officeooo:rsid="0a7da1a0"/>
    </style:style>
    <style:style style:name="T1614" style:family="text">
      <style:text-properties officeooo:rsid="0a7f3c0e"/>
    </style:style>
    <style:style style:name="T1615" style:family="text">
      <style:text-properties officeooo:rsid="0a80b7a3"/>
    </style:style>
    <style:style style:name="T1616" style:family="text">
      <style:text-properties officeooo:rsid="0a82afa5"/>
    </style:style>
    <style:style style:name="T1617" style:family="text">
      <style:text-properties officeooo:rsid="0a82b50f"/>
    </style:style>
    <style:style style:name="T1618" style:family="text">
      <style:text-properties officeooo:rsid="0a84c7ec"/>
    </style:style>
    <style:style style:name="T1619" style:family="text">
      <style:text-properties officeooo:rsid="0a86d739"/>
    </style:style>
    <style:style style:name="T1620" style:family="text">
      <style:text-properties officeooo:rsid="0a87919b"/>
    </style:style>
    <style:style style:name="T1621" style:family="text">
      <style:text-properties officeooo:rsid="0a8916a8"/>
    </style:style>
    <style:style style:name="T1622" style:family="text">
      <style:text-properties officeooo:rsid="0a8937ea"/>
    </style:style>
    <style:style style:name="T1623" style:family="text">
      <style:text-properties officeooo:rsid="0a8bdf39"/>
    </style:style>
    <style:style style:name="T1624" style:family="text">
      <style:text-properties officeooo:rsid="0a8d74c7"/>
    </style:style>
    <style:style style:name="T1625" style:family="text">
      <style:text-properties officeooo:rsid="0a8f1172"/>
    </style:style>
    <style:style style:name="T1626" style:family="text">
      <style:text-properties officeooo:rsid="0a8fb744"/>
    </style:style>
    <style:style style:name="T1627" style:family="text">
      <style:text-properties officeooo:rsid="0a8fe450"/>
    </style:style>
    <style:style style:name="T1628" style:family="text">
      <style:text-properties officeooo:rsid="0a90d49e"/>
    </style:style>
    <style:style style:name="T1629" style:family="text">
      <style:text-properties officeooo:rsid="0a93ab4e"/>
    </style:style>
    <style:style style:name="T1630" style:family="text">
      <style:text-properties officeooo:rsid="0a93d228"/>
    </style:style>
    <style:style style:name="T1631" style:family="text">
      <style:text-properties officeooo:rsid="0a95b70a"/>
    </style:style>
    <style:style style:name="T1632" style:family="text">
      <style:text-properties officeooo:rsid="0a9759b0"/>
    </style:style>
    <style:style style:name="T1633" style:family="text">
      <style:text-properties officeooo:rsid="0a9777c1"/>
    </style:style>
    <style:style style:name="T1634" style:family="text">
      <style:text-properties officeooo:rsid="0a9a5989"/>
    </style:style>
    <style:style style:name="T1635" style:family="text">
      <style:text-properties officeooo:rsid="0a9b6e65"/>
    </style:style>
    <style:style style:name="T1636" style:family="text">
      <style:text-properties officeooo:rsid="0a9d135f"/>
    </style:style>
    <style:style style:name="T1637" style:family="text">
      <style:text-properties officeooo:rsid="0a9f7c2e"/>
    </style:style>
    <style:style style:name="T1638" style:family="text">
      <style:text-properties officeooo:rsid="0aa11abf"/>
    </style:style>
    <style:style style:name="T1639" style:family="text">
      <style:text-properties officeooo:rsid="0aa271c9"/>
    </style:style>
    <style:style style:name="T1640" style:family="text">
      <style:text-properties officeooo:rsid="0aa5976e"/>
    </style:style>
    <style:style style:name="T1641" style:family="text">
      <style:text-properties officeooo:rsid="0aa5ff45"/>
    </style:style>
    <style:style style:name="T1642" style:family="text">
      <style:text-properties officeooo:rsid="0aa74d9f"/>
    </style:style>
    <style:style style:name="T1643" style:family="text">
      <style:text-properties officeooo:rsid="0aa8e6cf"/>
    </style:style>
    <style:style style:name="T1644" style:family="text">
      <style:text-properties officeooo:rsid="0aa9b9e0"/>
    </style:style>
    <style:style style:name="T1645" style:family="text">
      <style:text-properties officeooo:rsid="0aaa0acd"/>
    </style:style>
    <style:style style:name="T1646" style:family="text">
      <style:text-properties officeooo:rsid="0aacd0c2"/>
    </style:style>
    <style:style style:name="T1647" style:family="text">
      <style:text-properties officeooo:rsid="0aacdb1c"/>
    </style:style>
    <style:style style:name="T1648" style:family="text">
      <style:text-properties officeooo:rsid="0aae09c5"/>
    </style:style>
    <style:style style:name="T1649" style:family="text">
      <style:text-properties officeooo:rsid="0aaf9508"/>
    </style:style>
    <style:style style:name="T1650" style:family="text">
      <style:text-properties officeooo:rsid="0aafe770"/>
    </style:style>
    <style:style style:name="T1651" style:family="text">
      <style:text-properties officeooo:rsid="0ab1e5ac"/>
    </style:style>
    <style:style style:name="T1652" style:family="text">
      <style:text-properties officeooo:rsid="0ab211e0"/>
    </style:style>
    <style:style style:name="T1653" style:family="text">
      <style:text-properties officeooo:rsid="0ab2f330"/>
    </style:style>
    <style:style style:name="T1654" style:family="text">
      <style:text-properties officeooo:rsid="0ab4189a"/>
    </style:style>
    <style:style style:name="T1655" style:family="text">
      <style:text-properties officeooo:rsid="0ab7e86b"/>
    </style:style>
    <style:style style:name="T1656" style:family="text">
      <style:text-properties officeooo:rsid="0ab9ba44"/>
    </style:style>
    <style:style style:name="T1657" style:family="text">
      <style:text-properties officeooo:rsid="0abb4e22"/>
    </style:style>
    <style:style style:name="T1658" style:family="text">
      <style:text-properties officeooo:rsid="0abbddc7"/>
    </style:style>
    <style:style style:name="T1659" style:family="text">
      <style:text-properties officeooo:rsid="0abc5814"/>
    </style:style>
    <style:style style:name="T1660" style:family="text">
      <style:text-properties officeooo:rsid="0abe39ce"/>
    </style:style>
    <style:style style:name="T1661" style:family="text">
      <style:text-properties officeooo:rsid="0abe679b"/>
    </style:style>
    <style:style style:name="T1662" style:family="text">
      <style:text-properties officeooo:rsid="0ac028fb"/>
    </style:style>
    <style:style style:name="T1663" style:family="text">
      <style:text-properties officeooo:rsid="0ac1101f"/>
    </style:style>
    <style:style style:name="T1664" style:family="text">
      <style:text-properties officeooo:rsid="0ac2af8f"/>
    </style:style>
    <style:style style:name="T1665" style:family="text">
      <style:text-properties officeooo:rsid="0ac539c8"/>
    </style:style>
    <style:style style:name="T1666" style:family="text">
      <style:text-properties officeooo:rsid="0ac72c9d"/>
    </style:style>
    <style:style style:name="T1667" style:family="text">
      <style:text-properties officeooo:rsid="0ac7b2ae"/>
    </style:style>
    <style:style style:name="T1668" style:family="text">
      <style:text-properties officeooo:rsid="0ac84bfb"/>
    </style:style>
    <style:style style:name="T1669" style:family="text">
      <style:text-properties officeooo:rsid="0acafa94"/>
    </style:style>
    <style:style style:name="T1670" style:family="text">
      <style:text-properties officeooo:rsid="0acbcf3d"/>
    </style:style>
    <style:style style:name="T1671" style:family="text">
      <style:text-properties officeooo:rsid="0acdff5f"/>
    </style:style>
    <style:style style:name="T1672" style:family="text">
      <style:text-properties officeooo:rsid="0acef86c"/>
    </style:style>
    <style:style style:name="T1673" style:family="text">
      <style:text-properties officeooo:rsid="0ad50f74"/>
    </style:style>
    <style:style style:name="T1674" style:family="text">
      <style:text-properties officeooo:rsid="0ad6c31e"/>
    </style:style>
    <style:style style:name="T1675" style:family="text">
      <style:text-properties officeooo:rsid="0ad88e48"/>
    </style:style>
    <style:style style:name="T1676" style:family="text">
      <style:text-properties officeooo:rsid="0ad9bf37"/>
    </style:style>
    <style:style style:name="T1677" style:family="text">
      <style:text-properties officeooo:rsid="0ada36ef"/>
    </style:style>
    <style:style style:name="T1678" style:family="text">
      <style:text-properties officeooo:rsid="0adb07e5"/>
    </style:style>
    <style:style style:name="T1679" style:family="text">
      <style:text-properties officeooo:rsid="0adcd87a"/>
    </style:style>
    <style:style style:name="T1680" style:family="text">
      <style:text-properties officeooo:rsid="0adfa00e"/>
    </style:style>
    <style:style style:name="T1681" style:family="text">
      <style:text-properties officeooo:rsid="0ae2e8c8"/>
    </style:style>
    <style:style style:name="T1682" style:family="text">
      <style:text-properties officeooo:rsid="0ae4c9ef"/>
    </style:style>
    <style:style style:name="T1683" style:family="text">
      <style:text-properties officeooo:rsid="0ae5b360"/>
    </style:style>
    <style:style style:name="T1684" style:family="text">
      <style:text-properties officeooo:rsid="0ae71377"/>
    </style:style>
    <style:style style:name="T1685" style:family="text">
      <style:text-properties officeooo:rsid="0aeaf807"/>
    </style:style>
    <style:style style:name="T1686" style:family="text">
      <style:text-properties officeooo:rsid="0aed9673"/>
    </style:style>
    <style:style style:name="T1687" style:family="text">
      <style:text-properties officeooo:rsid="0aef2d04"/>
    </style:style>
    <style:style style:name="T1688" style:family="text">
      <style:text-properties officeooo:rsid="0af0a5eb"/>
    </style:style>
    <style:style style:name="T1689" style:family="text">
      <style:text-properties officeooo:rsid="0af25929"/>
    </style:style>
    <style:style style:name="T1690" style:family="text">
      <style:text-properties officeooo:rsid="0af3df5c"/>
    </style:style>
    <style:style style:name="T1691" style:family="text">
      <style:text-properties officeooo:rsid="0af40964"/>
    </style:style>
    <style:style style:name="T1692" style:family="text">
      <style:text-properties officeooo:rsid="0af4b818"/>
    </style:style>
    <style:style style:name="T1693" style:family="text">
      <style:text-properties officeooo:rsid="0af80e63"/>
    </style:style>
    <style:style style:name="T1694" style:family="text">
      <style:text-properties officeooo:rsid="0afb53cb"/>
    </style:style>
    <style:style style:name="T1695" style:family="text">
      <style:text-properties officeooo:rsid="0afb9615"/>
    </style:style>
    <style:style style:name="T1696" style:family="text">
      <style:text-properties officeooo:rsid="0afdde4e"/>
    </style:style>
    <style:style style:name="T1697" style:family="text">
      <style:text-properties officeooo:rsid="0affc640"/>
    </style:style>
    <style:style style:name="T1698" style:family="text">
      <style:text-properties officeooo:rsid="0b00a950"/>
    </style:style>
    <style:style style:name="T1699" style:family="text">
      <style:text-properties officeooo:rsid="0b042a3f"/>
    </style:style>
    <style:style style:name="T1700" style:family="text">
      <style:text-properties officeooo:rsid="0b065337"/>
    </style:style>
    <style:style style:name="T1701" style:family="text">
      <style:text-properties officeooo:rsid="0b081af1"/>
    </style:style>
    <style:style style:name="T1702" style:family="text">
      <style:text-properties officeooo:rsid="0b08ae42"/>
    </style:style>
    <style:style style:name="T1703" style:family="text">
      <style:text-properties officeooo:rsid="0b090aa0"/>
    </style:style>
    <style:style style:name="T1704" style:family="text">
      <style:text-properties officeooo:rsid="0b0986cb"/>
    </style:style>
    <style:style style:name="T1705" style:family="text">
      <style:text-properties officeooo:rsid="0b0d1440"/>
    </style:style>
    <style:style style:name="T1706" style:family="text">
      <style:text-properties officeooo:rsid="0b0ed9c0"/>
    </style:style>
    <style:style style:name="T1707" style:family="text">
      <style:text-properties officeooo:rsid="0b10f7b0"/>
    </style:style>
    <style:style style:name="T1708" style:family="text">
      <style:text-properties officeooo:rsid="0b11c4ec"/>
    </style:style>
    <style:style style:name="T1709" style:family="text">
      <style:text-properties officeooo:rsid="0b13e07d"/>
    </style:style>
    <style:style style:name="T1710" style:family="text">
      <style:text-properties officeooo:rsid="0b14ea64"/>
    </style:style>
    <style:style style:name="T1711" style:family="text">
      <style:text-properties officeooo:rsid="0b15031a"/>
    </style:style>
    <style:style style:name="T1712" style:family="text">
      <style:text-properties officeooo:rsid="0b158b79"/>
    </style:style>
    <style:style style:name="T1713" style:family="text">
      <style:text-properties officeooo:rsid="0b16040a"/>
    </style:style>
    <style:style style:name="T1714" style:family="text">
      <style:text-properties officeooo:rsid="0b1794b5"/>
    </style:style>
    <style:style style:name="T1715" style:family="text">
      <style:text-properties officeooo:rsid="0b19eb2a"/>
    </style:style>
    <style:style style:name="T1716" style:family="text">
      <style:text-properties officeooo:rsid="0b1b63e7"/>
    </style:style>
    <style:style style:name="T1717" style:family="text">
      <style:text-properties officeooo:rsid="0b1da36a"/>
    </style:style>
    <style:style style:name="T1718" style:family="text">
      <style:text-properties officeooo:rsid="0b1e1896"/>
    </style:style>
    <style:style style:name="T1719" style:family="text">
      <style:text-properties officeooo:rsid="0b1f29d2"/>
    </style:style>
    <style:style style:name="T1720" style:family="text">
      <style:text-properties officeooo:rsid="0b206818"/>
    </style:style>
    <style:style style:name="T1721" style:family="text">
      <style:text-properties officeooo:rsid="0b217410"/>
    </style:style>
    <style:style style:name="T1722" style:family="text">
      <style:text-properties officeooo:rsid="0b21efb9"/>
    </style:style>
    <style:style style:name="T1723" style:family="text">
      <style:text-properties officeooo:rsid="0b222c03"/>
    </style:style>
    <style:style style:name="T1724" style:family="text">
      <style:text-properties officeooo:rsid="0b258acb"/>
    </style:style>
    <style:style style:name="T1725" style:family="text">
      <style:text-properties officeooo:rsid="0b272a90"/>
    </style:style>
    <style:style style:name="T1726" style:family="text">
      <style:text-properties officeooo:rsid="0b28e703"/>
    </style:style>
    <style:style style:name="T1727" style:family="text">
      <style:text-properties officeooo:rsid="0b29ba1d"/>
    </style:style>
    <style:style style:name="T1728" style:family="text">
      <style:text-properties officeooo:rsid="0b2a3e7e"/>
    </style:style>
    <style:style style:name="T1729" style:family="text">
      <style:text-properties officeooo:rsid="0b2aa55f"/>
    </style:style>
    <style:style style:name="T1730" style:family="text">
      <style:text-properties officeooo:rsid="0b2ee502"/>
    </style:style>
    <style:style style:name="T1731" style:family="text">
      <style:text-properties officeooo:rsid="0b2f8677"/>
    </style:style>
    <style:style style:name="T1732" style:family="text">
      <style:text-properties officeooo:rsid="0b30cfe0"/>
    </style:style>
    <style:style style:name="T1733" style:family="text">
      <style:text-properties officeooo:rsid="0b315a2b"/>
    </style:style>
    <style:style style:name="T1734" style:family="text">
      <style:text-properties officeooo:rsid="0b3317ce"/>
    </style:style>
    <style:style style:name="T1735" style:family="text">
      <style:text-properties officeooo:rsid="0b346a9e"/>
    </style:style>
    <style:style style:name="T1736" style:family="text">
      <style:text-properties officeooo:rsid="0b35077d"/>
    </style:style>
    <style:style style:name="T1737" style:family="text">
      <style:text-properties officeooo:rsid="0b36cb69"/>
    </style:style>
    <style:style style:name="T1738" style:family="text">
      <style:text-properties officeooo:rsid="0b394f60"/>
    </style:style>
    <style:style style:name="T1739" style:family="text">
      <style:text-properties officeooo:rsid="0b3aad96"/>
    </style:style>
    <style:style style:name="T1740" style:family="text">
      <style:text-properties officeooo:rsid="0b3d0654"/>
    </style:style>
    <style:style style:name="T1741" style:family="text">
      <style:text-properties officeooo:rsid="0b3e3379"/>
    </style:style>
    <style:style style:name="T1742" style:family="text">
      <style:text-properties officeooo:rsid="0b437455"/>
    </style:style>
    <style:style style:name="T1743" style:family="text">
      <style:text-properties officeooo:rsid="0b476f19"/>
    </style:style>
    <style:style style:name="T1744" style:family="text">
      <style:text-properties officeooo:rsid="0b4867d1"/>
    </style:style>
    <style:style style:name="T1745" style:family="text">
      <style:text-properties officeooo:rsid="0b4b546b"/>
    </style:style>
    <style:style style:name="T1746" style:family="text">
      <style:text-properties officeooo:rsid="0b4bd6f5"/>
    </style:style>
    <style:style style:name="T1747" style:family="text">
      <style:text-properties officeooo:rsid="0b520e7b"/>
    </style:style>
    <style:style style:name="T1748" style:family="text">
      <style:text-properties officeooo:rsid="0b53f6ba"/>
    </style:style>
    <style:style style:name="T1749" style:family="text">
      <style:text-properties officeooo:rsid="0b55005f"/>
    </style:style>
    <style:style style:name="T1750" style:family="text">
      <style:text-properties officeooo:rsid="0b56a670"/>
    </style:style>
    <style:style style:name="T1751" style:family="text">
      <style:text-properties officeooo:rsid="0b5a392a"/>
    </style:style>
    <style:style style:name="T1752" style:family="text">
      <style:text-properties officeooo:rsid="0b5b771f"/>
    </style:style>
    <style:style style:name="T1753" style:family="text">
      <style:text-properties officeooo:rsid="0b5c5c23"/>
    </style:style>
    <style:style style:name="T1754" style:family="text">
      <style:text-properties officeooo:rsid="0b5daff4"/>
    </style:style>
    <style:style style:name="T1755" style:family="text">
      <style:text-properties officeooo:rsid="0b5f58e1"/>
    </style:style>
    <style:style style:name="T1756" style:family="text">
      <style:text-properties officeooo:rsid="0b5fbfcb"/>
    </style:style>
    <style:style style:name="T1757" style:family="text">
      <style:text-properties officeooo:rsid="0b66ced6"/>
    </style:style>
    <style:style style:name="T1758" style:family="text">
      <style:text-properties officeooo:rsid="0b6a4597"/>
    </style:style>
    <style:style style:name="T1759" style:family="text">
      <style:text-properties officeooo:rsid="0b6c1700"/>
    </style:style>
    <style:style style:name="T1760" style:family="text">
      <style:text-properties officeooo:rsid="0b6d1e3e"/>
    </style:style>
    <style:style style:name="T1761" style:family="text">
      <style:text-properties officeooo:rsid="0b6dd1fd"/>
    </style:style>
    <style:style style:name="T1762" style:family="text">
      <style:text-properties officeooo:rsid="0b6dde0c"/>
    </style:style>
    <style:style style:name="T1763" style:family="text">
      <style:text-properties officeooo:rsid="0b6f7593"/>
    </style:style>
    <style:style style:name="T1764" style:family="text">
      <style:text-properties officeooo:rsid="0b726072"/>
    </style:style>
    <style:style style:name="T1765" style:family="text">
      <style:text-properties officeooo:rsid="0b745749"/>
    </style:style>
    <style:style style:name="T1766" style:family="text">
      <style:text-properties officeooo:rsid="0b76100d"/>
    </style:style>
    <style:style style:name="T1767" style:family="text">
      <style:text-properties officeooo:rsid="0b784bdb"/>
    </style:style>
    <style:style style:name="T1768" style:family="text">
      <style:text-properties officeooo:rsid="0b7a77ea"/>
    </style:style>
    <style:style style:name="T1769" style:family="text">
      <style:text-properties officeooo:rsid="0b7b26ec"/>
    </style:style>
    <style:style style:name="T1770" style:family="text">
      <style:text-properties officeooo:rsid="0b7c7de3"/>
    </style:style>
    <style:style style:name="T1771" style:family="text">
      <style:text-properties officeooo:rsid="0b7f556c"/>
    </style:style>
    <style:style style:name="T1772" style:family="text">
      <style:text-properties officeooo:rsid="0b807fe8"/>
    </style:style>
    <style:style style:name="T1773" style:family="text">
      <style:text-properties officeooo:rsid="0b8107ef"/>
    </style:style>
    <style:style style:name="T1774" style:family="text">
      <style:text-properties officeooo:rsid="0b826d77"/>
    </style:style>
    <style:style style:name="T1775" style:family="text">
      <style:text-properties officeooo:rsid="0b83be64"/>
    </style:style>
    <style:style style:name="T1776" style:family="text">
      <style:text-properties officeooo:rsid="0b8512b9"/>
    </style:style>
    <style:style style:name="T1777" style:family="text">
      <style:text-properties officeooo:rsid="0b860873"/>
    </style:style>
    <style:style style:name="T1778" style:family="text">
      <style:text-properties officeooo:rsid="0b8624e0"/>
    </style:style>
    <style:style style:name="T1779" style:family="text">
      <style:text-properties officeooo:rsid="0b86a171"/>
    </style:style>
    <style:style style:name="T1780" style:family="text">
      <style:text-properties officeooo:rsid="0b88826b"/>
    </style:style>
    <style:style style:name="T1781" style:family="text">
      <style:text-properties officeooo:rsid="0b89eee6"/>
    </style:style>
    <style:style style:name="T1782" style:family="text">
      <style:text-properties officeooo:rsid="0b89ff93"/>
    </style:style>
    <style:style style:name="T1783" style:family="text">
      <style:text-properties officeooo:rsid="0b8aeb2a"/>
    </style:style>
    <style:style style:name="T1784" style:family="text">
      <style:text-properties officeooo:rsid="0b8bb990"/>
    </style:style>
    <style:style style:name="T1785" style:family="text">
      <style:text-properties officeooo:rsid="0b8c882f"/>
    </style:style>
    <style:style style:name="T1786" style:family="text">
      <style:text-properties officeooo:rsid="0b8fd978"/>
    </style:style>
    <style:style style:name="T1787" style:family="text">
      <style:text-properties officeooo:rsid="0b914cd3"/>
    </style:style>
    <style:style style:name="T1788" style:family="text">
      <style:text-properties officeooo:rsid="0b92aca8"/>
    </style:style>
    <style:style style:name="T1789" style:family="text">
      <style:text-properties officeooo:rsid="0b9430a1"/>
    </style:style>
    <style:style style:name="T1790" style:family="text">
      <style:text-properties officeooo:rsid="0b96300b"/>
    </style:style>
    <style:style style:name="T1791" style:family="text">
      <style:text-properties officeooo:rsid="0b9818eb"/>
    </style:style>
    <style:style style:name="T1792" style:family="text">
      <style:text-properties officeooo:rsid="0b98d25b"/>
    </style:style>
    <style:style style:name="T1793" style:family="text">
      <style:text-properties officeooo:rsid="0b995fb0"/>
    </style:style>
    <style:style style:name="T1794" style:family="text">
      <style:text-properties officeooo:rsid="0b99e690"/>
    </style:style>
    <style:style style:name="T1795" style:family="text">
      <style:text-properties officeooo:rsid="0b9b1a46"/>
    </style:style>
    <style:style style:name="T1796" style:family="text">
      <style:text-properties officeooo:rsid="0b9c8256"/>
    </style:style>
    <style:style style:name="T1797" style:family="text">
      <style:text-properties officeooo:rsid="0b9e5735"/>
    </style:style>
    <style:style style:name="T1798" style:family="text">
      <style:text-properties officeooo:rsid="0b9f917d"/>
    </style:style>
    <style:style style:name="T1799" style:family="text">
      <style:text-properties officeooo:rsid="0ba05763"/>
    </style:style>
    <style:style style:name="T1800" style:family="text">
      <style:text-properties officeooo:rsid="0ba1b98f"/>
    </style:style>
    <style:style style:name="T1801" style:family="text">
      <style:text-properties officeooo:rsid="0ba58da8"/>
    </style:style>
    <style:style style:name="T1802" style:family="text">
      <style:text-properties officeooo:rsid="0ba7b820"/>
    </style:style>
    <style:style style:name="T1803" style:family="text">
      <style:text-properties officeooo:rsid="0ba89591"/>
    </style:style>
    <style:style style:name="T1804" style:family="text">
      <style:text-properties officeooo:rsid="0ba89613"/>
    </style:style>
    <style:style style:name="T1805" style:family="text">
      <style:text-properties officeooo:rsid="0badb6ce"/>
    </style:style>
    <style:style style:name="T1806" style:family="text">
      <style:text-properties officeooo:rsid="0baea339"/>
    </style:style>
    <style:style style:name="T1807" style:family="text">
      <style:text-properties officeooo:rsid="0bb225eb"/>
    </style:style>
    <style:style style:name="T1808" style:family="text">
      <style:text-properties officeooo:rsid="0bb3b291"/>
    </style:style>
    <style:style style:name="T1809" style:family="text">
      <style:text-properties officeooo:rsid="0bb3b814"/>
    </style:style>
    <style:style style:name="T1810" style:family="text">
      <style:text-properties officeooo:rsid="0bb551de"/>
    </style:style>
    <style:style style:name="T1811" style:family="text">
      <style:text-properties officeooo:rsid="0bb90056"/>
    </style:style>
    <style:style style:name="T1812" style:family="text">
      <style:text-properties officeooo:rsid="0bba9d35"/>
    </style:style>
    <style:style style:name="T1813" style:family="text">
      <style:text-properties officeooo:rsid="0bbb4c07"/>
    </style:style>
    <style:style style:name="T1814" style:family="text">
      <style:text-properties officeooo:rsid="0bbf47bc"/>
    </style:style>
    <style:style style:name="T1815" style:family="text">
      <style:text-properties officeooo:rsid="0bc026c6"/>
    </style:style>
    <style:style style:name="T1816" style:family="text">
      <style:text-properties officeooo:rsid="0bc1c5a3"/>
    </style:style>
    <style:style style:name="T1817" style:family="text">
      <style:text-properties officeooo:rsid="0bc378e2"/>
    </style:style>
    <style:style style:name="T1818" style:family="text">
      <style:text-properties officeooo:rsid="0bc4962a"/>
    </style:style>
    <style:style style:name="T1819" style:family="text">
      <style:text-properties officeooo:rsid="0bc5eeec"/>
    </style:style>
    <style:style style:name="T1820" style:family="text">
      <style:text-properties officeooo:rsid="0bc6186b"/>
    </style:style>
    <style:style style:name="T1821" style:family="text">
      <style:text-properties officeooo:rsid="0bc7a4a9"/>
    </style:style>
    <style:style style:name="T1822" style:family="text">
      <style:text-properties officeooo:rsid="0bc89bdc"/>
    </style:style>
    <style:style style:name="T1823" style:family="text">
      <style:text-properties officeooo:rsid="0bc962b1"/>
    </style:style>
    <style:style style:name="T1824" style:family="text">
      <style:text-properties officeooo:rsid="0bca8c78"/>
    </style:style>
    <style:style style:name="T1825" style:family="text">
      <style:text-properties officeooo:rsid="0bcb5e77"/>
    </style:style>
    <style:style style:name="T1826" style:family="text">
      <style:text-properties officeooo:rsid="0bcc871a"/>
    </style:style>
    <style:style style:name="T1827" style:family="text">
      <style:text-properties officeooo:rsid="0bccb995"/>
    </style:style>
    <style:style style:name="T1828" style:family="text">
      <style:text-properties officeooo:rsid="0bcde788"/>
    </style:style>
    <style:style style:name="T1829" style:family="text">
      <style:text-properties officeooo:rsid="0bcfd590"/>
    </style:style>
    <style:style style:name="T1830" style:family="text">
      <style:text-properties officeooo:rsid="0bd1aae6"/>
    </style:style>
    <style:style style:name="T1831" style:family="text">
      <style:text-properties officeooo:rsid="0bd21a52"/>
    </style:style>
    <style:style style:name="T1832" style:family="text">
      <style:text-properties officeooo:rsid="0bd251db"/>
    </style:style>
    <style:style style:name="T1833" style:family="text">
      <style:text-properties officeooo:rsid="0bd35100"/>
    </style:style>
    <style:style style:name="T1834" style:family="text">
      <style:text-properties officeooo:rsid="0bd511a5"/>
    </style:style>
    <style:style style:name="T1835" style:family="text">
      <style:text-properties officeooo:rsid="0bd67734"/>
    </style:style>
    <style:style style:name="T1836" style:family="text">
      <style:text-properties officeooo:rsid="0bd75294"/>
    </style:style>
    <style:style style:name="T1837" style:family="text">
      <style:text-properties officeooo:rsid="0bdb9a15"/>
    </style:style>
    <style:style style:name="T1838" style:family="text">
      <style:text-properties officeooo:rsid="0bdcfea9"/>
    </style:style>
    <style:style style:name="T1839" style:family="text">
      <style:text-properties officeooo:rsid="0bdd8ea7"/>
    </style:style>
    <style:style style:name="T1840" style:family="text">
      <style:text-properties officeooo:rsid="0bdecd4f"/>
    </style:style>
    <style:style style:name="T1841" style:family="text">
      <style:text-properties officeooo:rsid="0be067e2"/>
    </style:style>
    <style:style style:name="T1842" style:family="text">
      <style:text-properties officeooo:rsid="0be1a148"/>
    </style:style>
    <style:style style:name="T1843" style:family="text">
      <style:text-properties officeooo:rsid="0be3715d"/>
    </style:style>
    <style:style style:name="T1844" style:family="text">
      <style:text-properties officeooo:rsid="0be55c7d"/>
    </style:style>
    <style:style style:name="T1845" style:family="text">
      <style:text-properties officeooo:rsid="0be66ebb"/>
    </style:style>
    <style:style style:name="T1846" style:family="text">
      <style:text-properties officeooo:rsid="0be778a3"/>
    </style:style>
    <style:style style:name="T1847" style:family="text">
      <style:text-properties officeooo:rsid="0be8d60c"/>
    </style:style>
    <style:style style:name="T1848" style:family="text">
      <style:text-properties officeooo:rsid="0be8e57e"/>
    </style:style>
    <style:style style:name="T1849" style:family="text">
      <style:text-properties officeooo:rsid="0be9a42d"/>
    </style:style>
    <style:style style:name="T1850" style:family="text">
      <style:text-properties officeooo:rsid="0bec5931"/>
    </style:style>
    <style:style style:name="T1851" style:family="text">
      <style:text-properties officeooo:rsid="0bed6791"/>
    </style:style>
    <style:style style:name="T1852" style:family="text">
      <style:text-properties officeooo:rsid="0bf0883b"/>
    </style:style>
    <style:style style:name="T1853" style:family="text">
      <style:text-properties officeooo:rsid="0bf2603a"/>
    </style:style>
    <style:style style:name="T1854" style:family="text">
      <style:text-properties officeooo:rsid="0bf42d8c"/>
    </style:style>
    <style:style style:name="T1855" style:family="text">
      <style:text-properties officeooo:rsid="0bf4c930"/>
    </style:style>
    <style:style style:name="T1856" style:family="text">
      <style:text-properties officeooo:rsid="0bf65aa7"/>
    </style:style>
    <style:style style:name="T1857" style:family="text">
      <style:text-properties officeooo:rsid="0bf78dba"/>
    </style:style>
    <style:style style:name="T1858" style:family="text">
      <style:text-properties officeooo:rsid="0bf8aeab"/>
    </style:style>
    <style:style style:name="T1859" style:family="text">
      <style:text-properties officeooo:rsid="0bf92fcf"/>
    </style:style>
    <style:style style:name="T1860" style:family="text">
      <style:text-properties officeooo:rsid="0bfbce51"/>
    </style:style>
    <style:style style:name="T1861" style:family="text">
      <style:text-properties officeooo:rsid="0bfecf4a"/>
    </style:style>
    <style:style style:name="T1862" style:family="text">
      <style:text-properties officeooo:rsid="0c00da0a"/>
    </style:style>
    <style:style style:name="T1863" style:family="text">
      <style:text-properties officeooo:rsid="0c028be8"/>
    </style:style>
    <style:style style:name="T1864" style:family="text">
      <style:text-properties officeooo:rsid="0c053516"/>
    </style:style>
    <style:style style:name="T1865" style:family="text">
      <style:text-properties officeooo:rsid="0c06d708"/>
    </style:style>
    <style:style style:name="T1866" style:family="text">
      <style:text-properties officeooo:rsid="0c07153d"/>
    </style:style>
    <style:style style:name="T1867" style:family="text">
      <style:text-properties officeooo:rsid="0c090a3b"/>
    </style:style>
    <style:style style:name="T1868" style:family="text">
      <style:text-properties officeooo:rsid="0c0a2512"/>
    </style:style>
    <style:style style:name="T1869" style:family="text">
      <style:text-properties officeooo:rsid="0c0b4dd5"/>
    </style:style>
    <style:style style:name="T1870" style:family="text">
      <style:text-properties officeooo:rsid="0c0b5834"/>
    </style:style>
    <style:style style:name="T1871" style:family="text">
      <style:text-properties officeooo:rsid="0c0cbac7"/>
    </style:style>
    <style:style style:name="T1872" style:family="text">
      <style:text-properties officeooo:rsid="0c0dc21e"/>
    </style:style>
    <style:style style:name="T1873" style:family="text">
      <style:text-properties officeooo:rsid="0c11caca"/>
    </style:style>
    <style:style style:name="T1874" style:family="text">
      <style:text-properties officeooo:rsid="0c11d6ab"/>
    </style:style>
    <style:style style:name="T1875" style:family="text">
      <style:text-properties officeooo:rsid="0c1245f8"/>
    </style:style>
    <style:style style:name="T1876" style:family="text">
      <style:text-properties officeooo:rsid="0c160415"/>
    </style:style>
    <style:style style:name="T1877" style:family="text">
      <style:text-properties officeooo:rsid="0c173ec3"/>
    </style:style>
    <style:style style:name="T1878" style:family="text">
      <style:text-properties officeooo:rsid="0c17cf8c"/>
    </style:style>
    <style:style style:name="T1879" style:family="text">
      <style:text-properties officeooo:rsid="0c196e3f"/>
    </style:style>
    <style:style style:name="T1880" style:family="text">
      <style:text-properties officeooo:rsid="0c1a8565"/>
    </style:style>
    <style:style style:name="T1881" style:family="text">
      <style:text-properties officeooo:rsid="0c1ac10e"/>
    </style:style>
    <style:style style:name="T1882" style:family="text">
      <style:text-properties officeooo:rsid="0c1c92b2"/>
    </style:style>
    <style:style style:name="T1883" style:family="text">
      <style:text-properties officeooo:rsid="0c1e6597"/>
    </style:style>
    <style:style style:name="T1884" style:family="text">
      <style:text-properties officeooo:rsid="0c2039f8"/>
    </style:style>
    <style:style style:name="T1885" style:family="text">
      <style:text-properties officeooo:rsid="0c20c3dd"/>
    </style:style>
    <style:style style:name="T1886" style:family="text">
      <style:text-properties officeooo:rsid="0c237094"/>
    </style:style>
    <style:style style:name="T1887" style:family="text">
      <style:text-properties officeooo:rsid="0c23a6f7"/>
    </style:style>
    <style:style style:name="T1888" style:family="text">
      <style:text-properties officeooo:rsid="0c259f64"/>
    </style:style>
    <style:style style:name="T1889" style:family="text">
      <style:text-properties officeooo:rsid="0c25d0af"/>
    </style:style>
    <style:style style:name="T1890" style:family="text">
      <style:text-properties officeooo:rsid="0c28c1aa"/>
    </style:style>
    <style:style style:name="T1891" style:family="text">
      <style:text-properties officeooo:rsid="0c2a5b7a"/>
    </style:style>
    <style:style style:name="T1892" style:family="text">
      <style:text-properties officeooo:rsid="0c2b0ec0"/>
    </style:style>
    <style:style style:name="T1893" style:family="text">
      <style:text-properties officeooo:rsid="0c2bf422"/>
    </style:style>
    <style:style style:name="T1894" style:family="text">
      <style:text-properties officeooo:rsid="0c2c1563"/>
    </style:style>
    <style:style style:name="T1895" style:family="text">
      <style:text-properties officeooo:rsid="0c2d3c5b"/>
    </style:style>
    <style:style style:name="T1896" style:family="text">
      <style:text-properties officeooo:rsid="0c2e45b4"/>
    </style:style>
    <style:style style:name="T1897" style:family="text">
      <style:text-properties officeooo:rsid="0c30798e"/>
    </style:style>
    <style:style style:name="T1898" style:family="text">
      <style:text-properties officeooo:rsid="0c33e600"/>
    </style:style>
    <style:style style:name="T1899" style:family="text">
      <style:text-properties officeooo:rsid="0c341902"/>
    </style:style>
    <style:style style:name="T1900" style:family="text">
      <style:text-properties officeooo:rsid="0c35f12a"/>
    </style:style>
    <style:style style:name="T1901" style:family="text">
      <style:text-properties officeooo:rsid="0c37ff45"/>
    </style:style>
    <style:style style:name="T1902" style:family="text">
      <style:text-properties officeooo:rsid="0c39f288"/>
    </style:style>
    <style:style style:name="T1903" style:family="text">
      <style:text-properties officeooo:rsid="0c3bdcfd"/>
    </style:style>
    <style:style style:name="T1904" style:family="text">
      <style:text-properties officeooo:rsid="0c402080"/>
    </style:style>
    <style:style style:name="T1905" style:family="text">
      <style:text-properties officeooo:rsid="0c411391"/>
    </style:style>
    <style:style style:name="T1906" style:family="text">
      <style:text-properties officeooo:rsid="0c41f0e9"/>
    </style:style>
    <style:style style:name="T1907" style:family="text">
      <style:text-properties officeooo:rsid="0c48cd20"/>
    </style:style>
    <style:style style:name="T1908" style:family="text">
      <style:text-properties officeooo:rsid="0c48e1a4"/>
    </style:style>
    <style:style style:name="T1909" style:family="text">
      <style:text-properties officeooo:rsid="0c49590a"/>
    </style:style>
    <style:style style:name="T1910" style:family="text">
      <style:text-properties officeooo:rsid="0c4b0d55"/>
    </style:style>
    <style:style style:name="T1911" style:family="text">
      <style:text-properties officeooo:rsid="0c4b3a57"/>
    </style:style>
    <style:style style:name="T1912" style:family="text">
      <style:text-properties officeooo:rsid="0c4cec11"/>
    </style:style>
    <style:style style:name="T1913" style:family="text">
      <style:text-properties officeooo:rsid="0c4ee431"/>
    </style:style>
    <style:style style:name="T1914" style:family="text">
      <style:text-properties officeooo:rsid="0c517a80"/>
    </style:style>
    <style:style style:name="T1915" style:family="text">
      <style:text-properties officeooo:rsid="0c52a2e8"/>
    </style:style>
    <style:style style:name="T1916" style:family="text">
      <style:text-properties officeooo:rsid="0c53bf3d"/>
    </style:style>
    <style:style style:name="T1917" style:family="text">
      <style:text-properties officeooo:rsid="0c56ddf6"/>
    </style:style>
    <style:style style:name="T1918" style:family="text">
      <style:text-properties officeooo:rsid="0c582a1f"/>
    </style:style>
    <style:style style:name="T1919" style:family="text">
      <style:text-properties officeooo:rsid="0c5936b2"/>
    </style:style>
    <style:style style:name="T1920" style:family="text">
      <style:text-properties officeooo:rsid="0c59c9da"/>
    </style:style>
    <style:style style:name="T1921" style:family="text">
      <style:text-properties officeooo:rsid="0c5a9149"/>
    </style:style>
    <style:style style:name="T1922" style:family="text">
      <style:text-properties officeooo:rsid="0c5b2cfa"/>
    </style:style>
    <style:style style:name="T1923" style:family="text">
      <style:text-properties officeooo:rsid="0c5de741"/>
    </style:style>
    <style:style style:name="T1924" style:family="text">
      <style:text-properties officeooo:rsid="0c61d1f4"/>
    </style:style>
    <style:style style:name="T1925" style:family="text">
      <style:text-properties officeooo:rsid="0c6394ed"/>
    </style:style>
    <style:style style:name="T1926" style:family="text">
      <style:text-properties officeooo:rsid="0c641acc"/>
    </style:style>
    <style:style style:name="T1927" style:family="text">
      <style:text-properties officeooo:rsid="0c65c732"/>
    </style:style>
    <style:style style:name="T1928" style:family="text">
      <style:text-properties officeooo:rsid="0c67bb6b"/>
    </style:style>
    <style:style style:name="T1929" style:family="text">
      <style:text-properties officeooo:rsid="0c67ce8d"/>
    </style:style>
    <style:style style:name="T1930" style:family="text">
      <style:text-properties officeooo:rsid="0c683a29"/>
    </style:style>
    <style:style style:name="T1931" style:family="text">
      <style:text-properties officeooo:rsid="0c692c97"/>
    </style:style>
    <style:style style:name="T1932" style:family="text">
      <style:text-properties officeooo:rsid="0c6a3838"/>
    </style:style>
    <style:style style:name="T1933" style:family="text">
      <style:text-properties officeooo:rsid="0c6c1a79"/>
    </style:style>
    <style:style style:name="T1934" style:family="text">
      <style:text-properties officeooo:rsid="0c6e484d"/>
    </style:style>
    <style:style style:name="T1935" style:family="text">
      <style:text-properties officeooo:rsid="0c712059"/>
    </style:style>
    <style:style style:name="T1936" style:family="text">
      <style:text-properties officeooo:rsid="0c718b57"/>
    </style:style>
    <style:style style:name="T1937" style:family="text">
      <style:text-properties officeooo:rsid="0c72bec2"/>
    </style:style>
    <style:style style:name="T1938" style:family="text">
      <style:text-properties officeooo:rsid="0c735704"/>
    </style:style>
    <style:style style:name="T1939" style:family="text">
      <style:text-properties officeooo:rsid="0c75385c"/>
    </style:style>
    <style:style style:name="T1940" style:family="text">
      <style:text-properties officeooo:rsid="0c76dadb"/>
    </style:style>
    <style:style style:name="T1941" style:family="text">
      <style:text-properties officeooo:rsid="0c77006a"/>
    </style:style>
    <style:style style:name="T1942" style:family="text">
      <style:text-properties officeooo:rsid="0c7847cb"/>
    </style:style>
    <style:style style:name="T1943" style:family="text">
      <style:text-properties officeooo:rsid="0c7983f5"/>
    </style:style>
    <style:style style:name="T1944" style:family="text">
      <style:text-properties officeooo:rsid="0c7a2b5b"/>
    </style:style>
    <style:style style:name="T1945" style:family="text">
      <style:text-properties officeooo:rsid="0c7cf348"/>
    </style:style>
    <style:style style:name="T1946" style:family="text">
      <style:text-properties officeooo:rsid="0c7d0d53"/>
    </style:style>
    <style:style style:name="T1947" style:family="text">
      <style:text-properties officeooo:rsid="0c7de67f"/>
    </style:style>
    <style:style style:name="T1948" style:family="text">
      <style:text-properties officeooo:rsid="0c7e4823"/>
    </style:style>
    <style:style style:name="T1949" style:family="text">
      <style:text-properties officeooo:rsid="0c7ece47"/>
    </style:style>
    <style:style style:name="T1950" style:family="text">
      <style:text-properties officeooo:rsid="0c7f32c6"/>
    </style:style>
    <style:style style:name="T1951" style:family="text">
      <style:text-properties officeooo:rsid="0c8047ce"/>
    </style:style>
    <style:style style:name="T1952" style:family="text">
      <style:text-properties officeooo:rsid="0c856c58"/>
    </style:style>
    <style:style style:name="T1953" style:family="text">
      <style:text-properties officeooo:rsid="0c8742d1"/>
    </style:style>
    <style:style style:name="T1954" style:family="text">
      <style:text-properties officeooo:rsid="0c88e316"/>
    </style:style>
    <style:style style:name="T1955" style:family="text">
      <style:text-properties officeooo:rsid="0c8aa3ba"/>
    </style:style>
    <style:style style:name="T1956" style:family="text">
      <style:text-properties officeooo:rsid="0c8c13fa"/>
    </style:style>
    <style:style style:name="T1957" style:family="text">
      <style:text-properties officeooo:rsid="0c8e2e07"/>
    </style:style>
    <style:style style:name="T1958" style:family="text">
      <style:text-properties officeooo:rsid="0c8f0613"/>
    </style:style>
    <style:style style:name="T1959" style:family="text">
      <style:text-properties officeooo:rsid="0c8f4f6b"/>
    </style:style>
    <style:style style:name="T1960" style:family="text">
      <style:text-properties officeooo:rsid="0c912b88"/>
    </style:style>
    <style:style style:name="T1961" style:family="text">
      <style:text-properties officeooo:rsid="0c91c67c"/>
    </style:style>
    <style:style style:name="T1962" style:family="text">
      <style:text-properties officeooo:rsid="0c953a17"/>
    </style:style>
    <style:style style:name="T1963" style:family="text">
      <style:text-properties officeooo:rsid="0c966405"/>
    </style:style>
    <style:style style:name="T1964" style:family="text">
      <style:text-properties officeooo:rsid="0c985b6e"/>
    </style:style>
    <style:style style:name="T1965" style:family="text">
      <style:text-properties officeooo:rsid="0c99cfa9"/>
    </style:style>
    <style:style style:name="T1966" style:family="text">
      <style:text-properties officeooo:rsid="0c99fb33"/>
    </style:style>
    <style:style style:name="T1967" style:family="text">
      <style:text-properties officeooo:rsid="0c9add6b"/>
    </style:style>
    <style:style style:name="T1968" style:family="text">
      <style:text-properties officeooo:rsid="0c9c3d90"/>
    </style:style>
    <style:style style:name="T1969" style:family="text">
      <style:text-properties officeooo:rsid="0c9db75f"/>
    </style:style>
    <style:style style:name="T1970" style:family="text">
      <style:text-properties officeooo:rsid="0c9ef4b8"/>
    </style:style>
    <style:style style:name="T1971" style:family="text">
      <style:text-properties officeooo:rsid="0ca1ca36"/>
    </style:style>
    <style:style style:name="T1972" style:family="text">
      <style:text-properties officeooo:rsid="0ca3fbc6"/>
    </style:style>
    <style:style style:name="T1973" style:family="text">
      <style:text-properties officeooo:rsid="0ca64938"/>
    </style:style>
    <style:style style:name="T1974" style:family="text">
      <style:text-properties officeooo:rsid="0ca8703b"/>
    </style:style>
    <style:style style:name="T1975" style:family="text">
      <style:text-properties officeooo:rsid="0ca913a5"/>
    </style:style>
    <style:style style:name="T1976" style:family="text">
      <style:text-properties officeooo:rsid="0caaeeb9"/>
    </style:style>
    <style:style style:name="T1977" style:family="text">
      <style:text-properties officeooo:rsid="0caba0dd"/>
    </style:style>
    <style:style style:name="T1978" style:family="text">
      <style:text-properties officeooo:rsid="0cac1355"/>
    </style:style>
    <style:style style:name="T1979" style:family="text">
      <style:text-properties officeooo:rsid="0cad3393"/>
    </style:style>
    <style:style style:name="T1980" style:family="text">
      <style:text-properties officeooo:rsid="0cad923e"/>
    </style:style>
    <style:style style:name="T1981" style:family="text">
      <style:text-properties officeooo:rsid="0caf7800"/>
    </style:style>
    <style:style style:name="T1982" style:family="text">
      <style:text-properties officeooo:rsid="0cb06555"/>
    </style:style>
    <style:style style:name="T1983" style:family="text">
      <style:text-properties officeooo:rsid="0cb24aff"/>
    </style:style>
    <style:style style:name="T1984" style:family="text">
      <style:text-properties officeooo:rsid="0cb37a28"/>
    </style:style>
    <style:style style:name="T1985" style:family="text">
      <style:text-properties officeooo:rsid="0cb58051"/>
    </style:style>
    <style:style style:name="T1986" style:family="text">
      <style:text-properties officeooo:rsid="0cb704e4"/>
    </style:style>
    <style:style style:name="T1987" style:family="text">
      <style:text-properties officeooo:rsid="0cb75058"/>
    </style:style>
    <style:style style:name="T1988" style:family="text">
      <style:text-properties officeooo:rsid="0cb87af2"/>
    </style:style>
    <style:style style:name="T1989" style:family="text">
      <style:text-properties officeooo:rsid="0cb97785"/>
    </style:style>
    <style:style style:name="T1990" style:family="text">
      <style:text-properties officeooo:rsid="0cba6a75"/>
    </style:style>
    <style:style style:name="T1991" style:family="text">
      <style:text-properties officeooo:rsid="0cba9e3e"/>
    </style:style>
    <style:style style:name="T1992" style:family="text">
      <style:text-properties officeooo:rsid="0cbce4ae"/>
    </style:style>
    <style:style style:name="T1993" style:family="text">
      <style:text-properties officeooo:rsid="0cbe2793"/>
    </style:style>
    <style:style style:name="T1994" style:family="text">
      <style:text-properties officeooo:rsid="0cbf55dd"/>
    </style:style>
    <style:style style:name="T1995" style:family="text">
      <style:text-properties officeooo:rsid="0cc11408"/>
    </style:style>
    <style:style style:name="T1996" style:family="text">
      <style:text-properties officeooo:rsid="0cc134bf"/>
    </style:style>
    <style:style style:name="T1997" style:family="text">
      <style:text-properties officeooo:rsid="0cc2a9b0"/>
    </style:style>
    <style:style style:name="T1998" style:family="text">
      <style:text-properties officeooo:rsid="0cc4ccfa"/>
    </style:style>
    <style:style style:name="T1999" style:family="text">
      <style:text-properties officeooo:rsid="0cc596e6"/>
    </style:style>
    <style:style style:name="T2000" style:family="text">
      <style:text-properties officeooo:rsid="0cc636e5"/>
    </style:style>
    <style:style style:name="T2001" style:family="text">
      <style:text-properties officeooo:rsid="0cc8e8d7"/>
    </style:style>
    <style:style style:name="T2002" style:family="text">
      <style:text-properties officeooo:rsid="0cc95860"/>
    </style:style>
    <style:style style:name="T2003" style:family="text">
      <style:text-properties officeooo:rsid="0ccbe40f"/>
    </style:style>
    <style:style style:name="T2004" style:family="text">
      <style:text-properties officeooo:rsid="0ccfc901"/>
    </style:style>
    <style:style style:name="T2005" style:family="text">
      <style:text-properties officeooo:rsid="0cd0e00f"/>
    </style:style>
    <style:style style:name="T2006" style:family="text">
      <style:text-properties officeooo:rsid="0cd262c1"/>
    </style:style>
    <style:style style:name="T2007" style:family="text">
      <style:text-properties officeooo:rsid="0cd5199b"/>
    </style:style>
    <style:style style:name="T2008" style:family="text">
      <style:text-properties officeooo:rsid="0cd6e63b"/>
    </style:style>
    <style:style style:name="T2009" style:family="text">
      <style:text-properties officeooo:rsid="0cd86057"/>
    </style:style>
    <style:style style:name="T2010" style:family="text">
      <style:text-properties officeooo:rsid="0cda6dff"/>
    </style:style>
    <style:style style:name="T2011" style:family="text">
      <style:text-properties officeooo:rsid="0cdacf6e"/>
    </style:style>
    <style:style style:name="T2012" style:family="text">
      <style:text-properties officeooo:rsid="0cdadad0"/>
    </style:style>
    <style:style style:name="T2013" style:family="text">
      <style:text-properties officeooo:rsid="0cdbbf32"/>
    </style:style>
    <style:style style:name="T2014" style:family="text">
      <style:text-properties officeooo:rsid="0cdcdc94"/>
    </style:style>
    <style:style style:name="T2015" style:family="text">
      <style:text-properties officeooo:rsid="0cdea8f3"/>
    </style:style>
    <style:style style:name="T2016" style:family="text">
      <style:text-properties officeooo:rsid="0ce071aa"/>
    </style:style>
    <style:style style:name="T2017" style:family="text">
      <style:text-properties officeooo:rsid="0ce1f8ef"/>
    </style:style>
    <style:style style:name="T2018" style:family="text">
      <style:text-properties officeooo:rsid="0ce20ede"/>
    </style:style>
    <style:style style:name="T2019" style:family="text">
      <style:text-properties officeooo:rsid="0ce3d138"/>
    </style:style>
    <style:style style:name="T2020" style:family="text">
      <style:text-properties officeooo:rsid="0ce48ba9"/>
    </style:style>
    <style:style style:name="T2021" style:family="text">
      <style:text-properties officeooo:rsid="0ce61041"/>
    </style:style>
    <style:style style:name="T2022" style:family="text">
      <style:text-properties officeooo:rsid="0ce70a63"/>
    </style:style>
    <style:style style:name="T2023" style:family="text">
      <style:text-properties officeooo:rsid="0ce73aea"/>
    </style:style>
    <style:style style:name="T2024" style:family="text">
      <style:text-properties officeooo:rsid="0ce89a7c"/>
    </style:style>
    <style:style style:name="T2025" style:family="text">
      <style:text-properties officeooo:rsid="0cea04a1"/>
    </style:style>
    <style:style style:name="T2026" style:family="text">
      <style:text-properties officeooo:rsid="0cea3a3d"/>
    </style:style>
    <style:style style:name="T2027" style:family="text">
      <style:text-properties officeooo:rsid="0cead7a9"/>
    </style:style>
    <style:style style:name="T2028" style:family="text">
      <style:text-properties officeooo:rsid="0cebf51c"/>
    </style:style>
    <style:style style:name="T2029" style:family="text">
      <style:text-properties officeooo:rsid="0cf17178"/>
    </style:style>
    <style:style style:name="T2030" style:family="text">
      <style:text-properties officeooo:rsid="0cf2760d"/>
    </style:style>
    <style:style style:name="T2031" style:family="text">
      <style:text-properties officeooo:rsid="0cf34945"/>
    </style:style>
    <style:style style:name="T2032" style:family="text">
      <style:text-properties officeooo:rsid="0cf5749f"/>
    </style:style>
    <style:style style:name="T2033" style:family="text">
      <style:text-properties officeooo:rsid="0cf71b24"/>
    </style:style>
    <style:style style:name="T2034" style:family="text">
      <style:text-properties officeooo:rsid="0cf76011"/>
    </style:style>
    <style:style style:name="T2035" style:family="text">
      <style:text-properties officeooo:rsid="0cf8bb78"/>
    </style:style>
    <style:style style:name="T2036" style:family="text">
      <style:text-properties officeooo:rsid="0cfa5e14"/>
    </style:style>
    <style:style style:name="T2037" style:family="text">
      <style:text-properties officeooo:rsid="0cfa754e"/>
    </style:style>
    <style:style style:name="T2038" style:family="text">
      <style:text-properties officeooo:rsid="0cfb9537"/>
    </style:style>
    <style:style style:name="T2039" style:family="text">
      <style:text-properties officeooo:rsid="0cff1d6c"/>
    </style:style>
    <style:style style:name="T2040" style:family="text">
      <style:text-properties officeooo:rsid="0cff61d6"/>
    </style:style>
    <style:style style:name="T2041" style:family="text">
      <style:text-properties officeooo:rsid="0d00880c"/>
    </style:style>
    <style:style style:name="T2042" style:family="text">
      <style:text-properties officeooo:rsid="0d01a914"/>
    </style:style>
    <style:style style:name="T2043" style:family="text">
      <style:text-properties officeooo:rsid="0d01ff19"/>
    </style:style>
    <style:style style:name="T2044" style:family="text">
      <style:text-properties officeooo:rsid="0d02c634"/>
    </style:style>
    <style:style style:name="T2045" style:family="text">
      <style:text-properties officeooo:rsid="0d030a08"/>
    </style:style>
    <style:style style:name="T2046" style:family="text">
      <style:text-properties officeooo:rsid="0d04bda3"/>
    </style:style>
    <style:style style:name="T2047" style:family="text">
      <style:text-properties officeooo:rsid="0d056ab9"/>
    </style:style>
    <style:style style:name="T2048" style:family="text">
      <style:text-properties officeooo:rsid="0d074acb"/>
    </style:style>
    <style:style style:name="T2049" style:family="text">
      <style:text-properties officeooo:rsid="0d079352"/>
    </style:style>
    <style:style style:name="T2050" style:family="text">
      <style:text-properties officeooo:rsid="0d0b594d"/>
    </style:style>
    <style:style style:name="T2051" style:family="text">
      <style:text-properties officeooo:rsid="0d0e9c20"/>
    </style:style>
    <style:style style:name="T2052" style:family="text">
      <style:text-properties officeooo:rsid="0d1027e9"/>
    </style:style>
    <style:style style:name="T2053" style:family="text">
      <style:text-properties officeooo:rsid="0d115b0d"/>
    </style:style>
    <style:style style:name="T2054" style:family="text">
      <style:text-properties officeooo:rsid="0d13535a"/>
    </style:style>
    <style:style style:name="T2055" style:family="text">
      <style:text-properties officeooo:rsid="0d149dbe"/>
    </style:style>
    <style:style style:name="T2056" style:family="text">
      <style:text-properties officeooo:rsid="0d15b7c6"/>
    </style:style>
    <style:style style:name="T2057" style:family="text">
      <style:text-properties officeooo:rsid="0d1766f3"/>
    </style:style>
    <style:style style:name="T2058" style:family="text">
      <style:text-properties officeooo:rsid="0d18c95a"/>
    </style:style>
    <style:style style:name="T2059" style:family="text">
      <style:text-properties officeooo:rsid="0d1a2bb3"/>
    </style:style>
    <style:style style:name="T2060" style:family="text">
      <style:text-properties officeooo:rsid="0d1a52f0"/>
    </style:style>
    <style:style style:name="T2061" style:family="text">
      <style:text-properties officeooo:rsid="0d1c17c8"/>
    </style:style>
    <style:style style:name="T2062" style:family="text">
      <style:text-properties officeooo:rsid="0d1e50b3"/>
    </style:style>
    <style:style style:name="T2063" style:family="text">
      <style:text-properties officeooo:rsid="0d1f7d8d"/>
    </style:style>
    <style:style style:name="T2064" style:family="text">
      <style:text-properties officeooo:rsid="0d2044ce"/>
    </style:style>
    <style:style style:name="T2065" style:family="text">
      <style:text-properties officeooo:rsid="0d204a68"/>
    </style:style>
    <style:style style:name="T2066" style:family="text">
      <style:text-properties officeooo:rsid="0d206403"/>
    </style:style>
    <style:style style:name="T2067" style:family="text">
      <style:text-properties officeooo:rsid="0d20f6bf"/>
    </style:style>
    <style:style style:name="T2068" style:family="text">
      <style:text-properties officeooo:rsid="0d212c98"/>
    </style:style>
    <style:style style:name="T2069" style:family="text">
      <style:text-properties officeooo:rsid="0d224b61"/>
    </style:style>
    <style:style style:name="T2070" style:family="text">
      <style:text-properties officeooo:rsid="0d241450"/>
    </style:style>
    <style:style style:name="T2071" style:family="text">
      <style:text-properties officeooo:rsid="0d24ed81"/>
    </style:style>
    <style:style style:name="T2072" style:family="text">
      <style:text-properties officeooo:rsid="0d26ba6e"/>
    </style:style>
    <style:style style:name="T2073" style:family="text">
      <style:text-properties officeooo:rsid="0d27af78"/>
    </style:style>
    <style:style style:name="T2074" style:family="text">
      <style:text-properties officeooo:rsid="0d2922e3"/>
    </style:style>
    <style:style style:name="T2075" style:family="text">
      <style:text-properties officeooo:rsid="0d2b2134"/>
    </style:style>
    <style:style style:name="T2076" style:family="text">
      <style:text-properties officeooo:rsid="0d3c26ce"/>
    </style:style>
    <style:style style:name="T2077" style:family="text">
      <style:text-properties officeooo:rsid="0d3f54d4"/>
    </style:style>
    <style:style style:name="T2078" style:family="text">
      <style:text-properties officeooo:rsid="0d3fc833"/>
    </style:style>
    <style:style style:name="T2079" style:family="text">
      <style:text-properties officeooo:rsid="0d403b2b"/>
    </style:style>
    <style:style style:name="T2080" style:family="text">
      <style:text-properties officeooo:rsid="0d421838"/>
    </style:style>
    <style:style style:name="T2081" style:family="text">
      <style:text-properties officeooo:rsid="0d441399"/>
    </style:style>
    <style:style style:name="T2082" style:family="text">
      <style:text-properties officeooo:rsid="0d46609e"/>
    </style:style>
    <style:style style:name="T2083" style:family="text">
      <style:text-properties officeooo:rsid="0d47cc63"/>
    </style:style>
    <style:style style:name="T2084" style:family="text">
      <style:text-properties officeooo:rsid="0d49f01c"/>
    </style:style>
    <style:style style:name="T2085" style:family="text">
      <style:text-properties officeooo:rsid="0d4acf8a"/>
    </style:style>
    <style:style style:name="T2086" style:family="text">
      <style:text-properties officeooo:rsid="0d4cd987"/>
    </style:style>
    <style:style style:name="T2087" style:family="text">
      <style:text-properties officeooo:rsid="0d4df383"/>
    </style:style>
    <style:style style:name="T2088" style:family="text">
      <style:text-properties officeooo:rsid="0d4ee2f6"/>
    </style:style>
    <style:style style:name="T2089" style:family="text">
      <style:text-properties officeooo:rsid="0d4faae3"/>
    </style:style>
    <style:style style:name="T2090" style:family="text">
      <style:text-properties officeooo:rsid="0d50d104"/>
    </style:style>
    <style:style style:name="T2091" style:family="text">
      <style:text-properties officeooo:rsid="0d529151"/>
    </style:style>
    <style:style style:name="T2092" style:family="text">
      <style:text-properties officeooo:rsid="0d52fbd6"/>
    </style:style>
    <style:style style:name="T2093" style:family="text">
      <style:text-properties officeooo:rsid="0d5367af"/>
    </style:style>
    <style:style style:name="T2094" style:family="text">
      <style:text-properties officeooo:rsid="0d554526"/>
    </style:style>
    <style:style style:name="T2095" style:family="text">
      <style:text-properties officeooo:rsid="0d56cf87"/>
    </style:style>
    <style:style style:name="T2096" style:family="text">
      <style:text-properties officeooo:rsid="0d570e73"/>
    </style:style>
    <style:style style:name="T2097" style:family="text">
      <style:text-properties officeooo:rsid="0d58c25a"/>
    </style:style>
    <style:style style:name="T2098" style:family="text">
      <style:text-properties officeooo:rsid="0d5959b8"/>
    </style:style>
    <style:style style:name="T2099" style:family="text">
      <style:text-properties officeooo:rsid="0d59c19f"/>
    </style:style>
    <style:style style:name="T2100" style:family="text">
      <style:text-properties officeooo:rsid="0d5b428b"/>
    </style:style>
    <style:style style:name="T2101" style:family="text">
      <style:text-properties officeooo:rsid="0d5c1f39"/>
    </style:style>
    <style:style style:name="T2102" style:family="text">
      <style:text-properties officeooo:rsid="0d5e489c"/>
    </style:style>
    <style:style style:name="T2103" style:family="text">
      <style:text-properties officeooo:rsid="0d600d39"/>
    </style:style>
    <style:style style:name="T2104" style:family="text">
      <style:text-properties officeooo:rsid="0d61b804"/>
    </style:style>
    <style:style style:name="T2105" style:family="text">
      <style:text-properties officeooo:rsid="0d632c1f"/>
    </style:style>
    <style:style style:name="T2106" style:family="text">
      <style:text-properties officeooo:rsid="0d67fc5d"/>
    </style:style>
    <style:style style:name="T2107" style:family="text">
      <style:text-properties officeooo:rsid="0d68e321"/>
    </style:style>
    <style:style style:name="T2108" style:family="text">
      <style:text-properties officeooo:rsid="0d6919ca"/>
    </style:style>
    <style:style style:name="T2109" style:family="text">
      <style:text-properties officeooo:rsid="0d6a035d"/>
    </style:style>
    <style:style style:name="T2110" style:family="text">
      <style:text-properties officeooo:rsid="0d6c44a9"/>
    </style:style>
    <style:style style:name="T2111" style:family="text">
      <style:text-properties officeooo:rsid="0d6db92f"/>
    </style:style>
    <style:style style:name="T2112" style:family="text">
      <style:text-properties officeooo:rsid="0d70322e"/>
    </style:style>
    <style:style style:name="T2113" style:family="text">
      <style:text-properties officeooo:rsid="0d715789"/>
    </style:style>
    <style:style style:name="T2114" style:family="text">
      <style:text-properties officeooo:rsid="0d729933"/>
    </style:style>
    <style:style style:name="T2115" style:family="text">
      <style:text-properties officeooo:rsid="0d729eca"/>
    </style:style>
    <style:style style:name="T2116" style:family="text">
      <style:text-properties officeooo:rsid="0d770f77"/>
    </style:style>
    <style:style style:name="T2117" style:family="text">
      <style:text-properties officeooo:rsid="0d784d01"/>
    </style:style>
    <style:style style:name="T2118" style:family="text">
      <style:text-properties officeooo:rsid="0d797562"/>
    </style:style>
    <style:style style:name="T2119" style:family="text">
      <style:text-properties officeooo:rsid="0d7b8b68"/>
    </style:style>
    <style:style style:name="T2120" style:family="text">
      <style:text-properties officeooo:rsid="0d7c1736"/>
    </style:style>
    <style:style style:name="T2121" style:family="text">
      <style:text-properties officeooo:rsid="0d7c9f5a"/>
    </style:style>
    <style:style style:name="T2122" style:family="text">
      <style:text-properties officeooo:rsid="0d7e769c"/>
    </style:style>
    <style:style style:name="T2123" style:family="text">
      <style:text-properties officeooo:rsid="0d7ebb98"/>
    </style:style>
    <style:style style:name="T2124" style:family="text">
      <style:text-properties officeooo:rsid="0d805f33"/>
    </style:style>
    <style:style style:name="T2125" style:family="text">
      <style:text-properties officeooo:rsid="0d81eb18"/>
    </style:style>
    <style:style style:name="T2126" style:family="text">
      <style:text-properties officeooo:rsid="0d85db34"/>
    </style:style>
    <style:style style:name="T2127" style:family="text">
      <style:text-properties officeooo:rsid="0d86de29"/>
    </style:style>
    <style:style style:name="T2128" style:family="text">
      <style:text-properties officeooo:rsid="0d870677"/>
    </style:style>
    <style:style style:name="T2129" style:family="text">
      <style:text-properties officeooo:rsid="0d8a11d9"/>
    </style:style>
    <style:style style:name="T2130" style:family="text">
      <style:text-properties officeooo:rsid="0d8ca6b7"/>
    </style:style>
    <style:style style:name="T2131" style:family="text">
      <style:text-properties officeooo:rsid="0d8e4b89"/>
    </style:style>
    <style:style style:name="T2132" style:family="text">
      <style:text-properties officeooo:rsid="0d901a97"/>
    </style:style>
    <style:style style:name="T2133" style:family="text">
      <style:text-properties officeooo:rsid="0d90f89d"/>
    </style:style>
    <style:style style:name="T2134" style:family="text">
      <style:text-properties officeooo:rsid="0d92f5a4"/>
    </style:style>
    <style:style style:name="T2135" style:family="text">
      <style:text-properties officeooo:rsid="0d930962"/>
    </style:style>
    <style:style style:name="T2136" style:family="text">
      <style:text-properties officeooo:rsid="0d968608"/>
    </style:style>
    <style:style style:name="T2137" style:family="text">
      <style:text-properties officeooo:rsid="0d96c1ea"/>
    </style:style>
    <style:style style:name="T2138" style:family="text">
      <style:text-properties officeooo:rsid="0d988e67"/>
    </style:style>
    <style:style style:name="T2139" style:family="text">
      <style:text-properties officeooo:rsid="0d9932d6"/>
    </style:style>
    <style:style style:name="T2140" style:family="text">
      <style:text-properties officeooo:rsid="0d99ea54"/>
    </style:style>
    <style:style style:name="T2141" style:family="text">
      <style:text-properties officeooo:rsid="0d9af3cb"/>
    </style:style>
    <style:style style:name="T2142" style:family="text">
      <style:text-properties officeooo:rsid="0d9c260b"/>
    </style:style>
    <style:style style:name="T2143" style:family="text">
      <style:text-properties officeooo:rsid="0d9d9532"/>
    </style:style>
    <style:style style:name="T2144" style:family="text">
      <style:text-properties officeooo:rsid="0d9f448c"/>
    </style:style>
    <style:style style:name="T2145" style:family="text">
      <style:text-properties officeooo:rsid="0da04222"/>
    </style:style>
    <style:style style:name="T2146" style:family="text">
      <style:text-properties officeooo:rsid="0da18a56"/>
    </style:style>
    <style:style style:name="T2147" style:family="text">
      <style:text-properties officeooo:rsid="0da20b75"/>
    </style:style>
    <style:style style:name="T2148" style:family="text">
      <style:text-properties officeooo:rsid="0da35cde"/>
    </style:style>
    <style:style style:name="T2149" style:family="text">
      <style:text-properties officeooo:rsid="0da50257"/>
    </style:style>
    <style:style style:name="T2150" style:family="text">
      <style:text-properties officeooo:rsid="0da60b1e"/>
    </style:style>
    <style:style style:name="T2151" style:family="text">
      <style:text-properties officeooo:rsid="0da6f8aa"/>
    </style:style>
    <style:style style:name="T2152" style:family="text">
      <style:text-properties officeooo:rsid="0da826cd"/>
    </style:style>
    <style:style style:name="T2153" style:family="text">
      <style:text-properties officeooo:rsid="0da83eb6"/>
    </style:style>
    <style:style style:name="T2154" style:family="text">
      <style:text-properties officeooo:rsid="0da865e0"/>
    </style:style>
    <style:style style:name="T2155" style:family="text">
      <style:text-properties officeooo:rsid="0daa18d3"/>
    </style:style>
    <style:style style:name="T2156" style:family="text">
      <style:text-properties officeooo:rsid="0daa88fc"/>
    </style:style>
    <style:style style:name="T2157" style:family="text">
      <style:text-properties officeooo:rsid="0dac0db3"/>
    </style:style>
    <style:style style:name="T2158" style:family="text">
      <style:text-properties officeooo:rsid="0dacc927"/>
    </style:style>
    <style:style style:name="T2159" style:family="text">
      <style:text-properties officeooo:rsid="0daff3e3"/>
    </style:style>
    <style:style style:name="T2160" style:family="text">
      <style:text-properties officeooo:rsid="0db1cde4"/>
    </style:style>
    <style:style style:name="T2161" style:family="text">
      <style:text-properties officeooo:rsid="0db370ec"/>
    </style:style>
    <style:style style:name="T2162" style:family="text">
      <style:text-properties officeooo:rsid="0db44079"/>
    </style:style>
    <style:style style:name="T2163" style:family="text">
      <style:text-properties officeooo:rsid="0db61bf3"/>
    </style:style>
    <style:style style:name="T2164" style:family="text">
      <style:text-properties officeooo:rsid="0db7c81b"/>
    </style:style>
    <style:style style:name="T2165" style:family="text">
      <style:text-properties officeooo:rsid="0db97649"/>
    </style:style>
    <style:style style:name="T2166" style:family="text">
      <style:text-properties officeooo:rsid="0dba0161"/>
    </style:style>
    <style:style style:name="T2167" style:family="text">
      <style:text-properties officeooo:rsid="0dba5ecb"/>
    </style:style>
    <style:style style:name="T2168" style:family="text">
      <style:text-properties officeooo:rsid="0dbab662"/>
    </style:style>
    <style:style style:name="T2169" style:family="text">
      <style:text-properties officeooo:rsid="0dbbc46d"/>
    </style:style>
    <style:style style:name="T2170" style:family="text">
      <style:text-properties officeooo:rsid="0dbc6d36"/>
    </style:style>
    <style:style style:name="T2171" style:family="text">
      <style:text-properties officeooo:rsid="0dbd681b"/>
    </style:style>
    <style:style style:name="T2172" style:family="text">
      <style:text-properties officeooo:rsid="0dbf27cb"/>
    </style:style>
    <style:style style:name="T2173" style:family="text">
      <style:text-properties officeooo:rsid="0dc0eff1"/>
    </style:style>
    <style:style style:name="T2174" style:family="text">
      <style:text-properties officeooo:rsid="0dc2d520"/>
    </style:style>
    <style:style style:name="T2175" style:family="text">
      <style:text-properties officeooo:rsid="0dc6c3bc"/>
    </style:style>
    <style:style style:name="T2176" style:family="text">
      <style:text-properties officeooo:rsid="0dc8be92"/>
    </style:style>
    <style:style style:name="T2177" style:family="text">
      <style:text-properties officeooo:rsid="0dca6f54"/>
    </style:style>
    <style:style style:name="T2178" style:family="text">
      <style:text-properties officeooo:rsid="0dcce78f"/>
    </style:style>
    <style:style style:name="T2179" style:family="text">
      <style:text-properties officeooo:rsid="0dccfa51"/>
    </style:style>
    <style:style style:name="T2180" style:family="text">
      <style:text-properties officeooo:rsid="0dce003e"/>
    </style:style>
    <style:style style:name="T2181" style:family="text">
      <style:text-properties officeooo:rsid="0dcfe216"/>
    </style:style>
    <style:style style:name="T2182" style:family="text">
      <style:text-properties officeooo:rsid="0dcff6a7"/>
    </style:style>
    <style:style style:name="T2183" style:family="text">
      <style:text-properties officeooo:rsid="0dd3d8aa"/>
    </style:style>
    <style:style style:name="T2184" style:family="text">
      <style:text-properties officeooo:rsid="0dd597a0"/>
    </style:style>
    <style:style style:name="T2185" style:family="text">
      <style:text-properties officeooo:rsid="0dd66a2d"/>
    </style:style>
    <style:style style:name="T2186" style:family="text">
      <style:text-properties officeooo:rsid="0dd8fe1b"/>
    </style:style>
    <style:style style:name="T2187" style:family="text">
      <style:text-properties officeooo:rsid="0ddb2045"/>
    </style:style>
    <style:style style:name="T2188" style:family="text">
      <style:text-properties officeooo:rsid="0ddbba03"/>
    </style:style>
    <style:style style:name="T2189" style:family="text">
      <style:text-properties officeooo:rsid="0ddeba75"/>
    </style:style>
    <style:style style:name="T2190" style:family="text">
      <style:text-properties officeooo:rsid="0de05915"/>
    </style:style>
    <style:style style:name="T2191" style:family="text">
      <style:text-properties officeooo:rsid="0de20747"/>
    </style:style>
    <style:style style:name="T2192" style:family="text">
      <style:text-properties officeooo:rsid="0de37f1a"/>
    </style:style>
    <style:style style:name="T2193" style:family="text">
      <style:text-properties officeooo:rsid="0de533a2"/>
    </style:style>
    <style:style style:name="T2194" style:family="text">
      <style:text-properties officeooo:rsid="0de69a97"/>
    </style:style>
    <style:style style:name="T2195" style:family="text">
      <style:text-properties officeooo:rsid="0dea8b8e"/>
    </style:style>
    <style:style style:name="T2196" style:family="text">
      <style:text-properties officeooo:rsid="0dec23aa"/>
    </style:style>
    <style:style style:name="T2197" style:family="text">
      <style:text-properties officeooo:rsid="0dee7dd7"/>
    </style:style>
    <style:style style:name="T2198" style:family="text">
      <style:text-properties officeooo:rsid="0df0163c"/>
    </style:style>
    <style:style style:name="T2199" style:family="text">
      <style:text-properties officeooo:rsid="0df02644"/>
    </style:style>
    <style:style style:name="T2200" style:family="text">
      <style:text-properties officeooo:rsid="0df21087"/>
    </style:style>
    <style:style style:name="T2201" style:family="text">
      <style:text-properties officeooo:rsid="0df49e6b"/>
    </style:style>
    <style:style style:name="T2202" style:family="text">
      <style:text-properties officeooo:rsid="0df525fe"/>
    </style:style>
    <style:style style:name="T2203" style:family="text">
      <style:text-properties officeooo:rsid="0df6fce1"/>
    </style:style>
    <style:style style:name="T2204" style:family="text">
      <style:text-properties officeooo:rsid="0dfa41e6"/>
    </style:style>
    <style:style style:name="T2205" style:family="text">
      <style:text-properties officeooo:rsid="0dfbbe95"/>
    </style:style>
    <style:style style:name="T2206" style:family="text">
      <style:text-properties officeooo:rsid="0dfc75f9"/>
    </style:style>
    <style:style style:name="T2207" style:family="text">
      <style:text-properties officeooo:rsid="0dfc97b3"/>
    </style:style>
    <style:style style:name="T2208" style:family="text">
      <style:text-properties officeooo:rsid="0dfe14e1"/>
    </style:style>
    <style:style style:name="T2209" style:family="text">
      <style:text-properties officeooo:rsid="0dfedc34"/>
    </style:style>
    <style:style style:name="T2210" style:family="text">
      <style:text-properties officeooo:rsid="0e007a5d"/>
    </style:style>
    <style:style style:name="T2211" style:family="text">
      <style:text-properties officeooo:rsid="0e017f1c"/>
    </style:style>
    <style:style style:name="T2212" style:family="text">
      <style:text-properties officeooo:rsid="0e03ca29"/>
    </style:style>
    <style:style style:name="T2213" style:family="text">
      <style:text-properties officeooo:rsid="0e04082d"/>
    </style:style>
    <style:style style:name="T2214" style:family="text">
      <style:text-properties officeooo:rsid="0e04a68d"/>
    </style:style>
    <style:style style:name="T2215" style:family="text">
      <style:text-properties officeooo:rsid="0e0629f1"/>
    </style:style>
    <style:style style:name="T2216" style:family="text">
      <style:text-properties officeooo:rsid="0e06a0a9"/>
    </style:style>
    <style:style style:name="T2217" style:family="text">
      <style:text-properties officeooo:rsid="0e088ef9"/>
    </style:style>
    <style:style style:name="T2218" style:family="text">
      <style:text-properties officeooo:rsid="0e0cb140"/>
    </style:style>
    <style:style style:name="T2219" style:family="text">
      <style:text-properties officeooo:rsid="0e0e07e6"/>
    </style:style>
    <style:style style:name="T2220" style:family="text">
      <style:text-properties officeooo:rsid="0e0eb64c"/>
    </style:style>
    <style:style style:name="T2221" style:family="text">
      <style:text-properties officeooo:rsid="0e0fb97f"/>
    </style:style>
    <style:style style:name="T2222" style:family="text">
      <style:text-properties officeooo:rsid="0e10c035"/>
    </style:style>
    <style:style style:name="T2223" style:family="text">
      <style:text-properties officeooo:rsid="0e14d68f"/>
    </style:style>
    <style:style style:name="T2224" style:family="text">
      <style:text-properties officeooo:rsid="0e158740"/>
    </style:style>
    <style:style style:name="T2225" style:family="text">
      <style:text-properties officeooo:rsid="0e17bca5"/>
    </style:style>
    <style:style style:name="T2226" style:family="text">
      <style:text-properties officeooo:rsid="0e1942fe"/>
    </style:style>
    <style:style style:name="T2227" style:family="text">
      <style:text-properties officeooo:rsid="0e1bb834"/>
    </style:style>
    <style:style style:name="T2228" style:family="text">
      <style:text-properties officeooo:rsid="0e1e30b8"/>
    </style:style>
    <style:style style:name="T2229" style:family="text">
      <style:text-properties officeooo:rsid="0e2000c7"/>
    </style:style>
    <style:style style:name="T2230" style:family="text">
      <style:text-properties officeooo:rsid="0e21a55b"/>
    </style:style>
    <style:style style:name="T2231" style:family="text">
      <style:text-properties officeooo:rsid="0e21ec5c"/>
    </style:style>
    <style:style style:name="T2232" style:family="text">
      <style:text-properties officeooo:rsid="0e2259dc"/>
    </style:style>
    <style:style style:name="T2233" style:family="text">
      <style:text-properties officeooo:rsid="0e243c15"/>
    </style:style>
    <style:style style:name="T2234" style:family="text">
      <style:text-properties officeooo:rsid="0e25b79c"/>
    </style:style>
    <style:style style:name="T2235" style:family="text">
      <style:text-properties officeooo:rsid="0e266a42"/>
    </style:style>
    <style:style style:name="T2236" style:family="text">
      <style:text-properties officeooo:rsid="0e26e935"/>
    </style:style>
    <style:style style:name="T2237" style:family="text">
      <style:text-properties officeooo:rsid="0e2755b6"/>
    </style:style>
    <style:style style:name="T2238" style:family="text">
      <style:text-properties officeooo:rsid="0e28d8ca"/>
    </style:style>
    <style:style style:name="T2239" style:family="text">
      <style:text-properties officeooo:rsid="0e296486"/>
    </style:style>
    <style:style style:name="T2240" style:family="text">
      <style:text-properties officeooo:rsid="0e2c8593"/>
    </style:style>
    <style:style style:name="T2241" style:family="text">
      <style:text-properties officeooo:rsid="0e2c8e9f"/>
    </style:style>
    <style:style style:name="T2242" style:family="text">
      <style:text-properties officeooo:rsid="0e2db948"/>
    </style:style>
    <style:style style:name="T2243" style:family="text">
      <style:text-properties officeooo:rsid="0e2f9d65"/>
    </style:style>
    <style:style style:name="T2244" style:family="text">
      <style:text-properties officeooo:rsid="0e3146c9"/>
    </style:style>
    <style:style style:name="T2245" style:family="text">
      <style:text-properties officeooo:rsid="0e3480be"/>
    </style:style>
    <style:style style:name="T2246" style:family="text">
      <style:text-properties officeooo:rsid="0e36622f"/>
    </style:style>
    <style:style style:name="T2247" style:family="text">
      <style:text-properties officeooo:rsid="0e36d50f"/>
    </style:style>
    <style:style style:name="T2248" style:family="text">
      <style:text-properties officeooo:rsid="0e3aa42a"/>
    </style:style>
    <style:style style:name="T2249" style:family="text">
      <style:text-properties officeooo:rsid="0e3af3dc"/>
    </style:style>
    <style:style style:name="T2250" style:family="text">
      <style:text-properties officeooo:rsid="0e3d4ed6"/>
    </style:style>
    <style:style style:name="T2251" style:family="text">
      <style:text-properties officeooo:rsid="0e3f4559"/>
    </style:style>
    <style:style style:name="T2252" style:family="text">
      <style:text-properties officeooo:rsid="0e4130f5"/>
    </style:style>
    <style:style style:name="T2253" style:family="text">
      <style:text-properties officeooo:rsid="0e448f11"/>
    </style:style>
    <style:style style:name="T2254" style:family="text">
      <style:text-properties officeooo:rsid="0e470530"/>
    </style:style>
    <style:style style:name="T2255" style:family="text">
      <style:text-properties officeooo:rsid="0e48de61"/>
    </style:style>
    <style:style style:name="T2256" style:family="text">
      <style:text-properties officeooo:rsid="0e4a5c02"/>
    </style:style>
    <style:style style:name="T2257" style:family="text">
      <style:text-properties officeooo:rsid="0e4abf13"/>
    </style:style>
    <style:style style:name="T2258" style:family="text">
      <style:text-properties officeooo:rsid="0e4c8a6d"/>
    </style:style>
    <style:style style:name="T2259" style:family="text">
      <style:text-properties officeooo:rsid="0e4e325a"/>
    </style:style>
    <style:style style:name="T2260" style:family="text">
      <style:text-properties officeooo:rsid="0e501004"/>
    </style:style>
    <style:style style:name="T2261" style:family="text">
      <style:text-properties officeooo:rsid="0e51baf9"/>
    </style:style>
    <style:style style:name="T2262" style:family="text">
      <style:text-properties officeooo:rsid="0e520e3e"/>
    </style:style>
    <style:style style:name="T2263" style:family="text">
      <style:text-properties officeooo:rsid="0e52a273"/>
    </style:style>
    <style:style style:name="T2264" style:family="text">
      <style:text-properties officeooo:rsid="0e55863a"/>
    </style:style>
    <style:style style:name="T2265" style:family="text">
      <style:text-properties officeooo:rsid="0e55e057"/>
    </style:style>
    <style:style style:name="T2266" style:family="text">
      <style:text-properties officeooo:rsid="0e5a11df"/>
    </style:style>
    <style:style style:name="T2267" style:family="text">
      <style:text-properties officeooo:rsid="0e5c96b2"/>
    </style:style>
    <style:style style:name="T2268" style:family="text">
      <style:text-properties officeooo:rsid="0e5ce119"/>
    </style:style>
    <style:style style:name="T2269" style:family="text">
      <style:text-properties officeooo:rsid="0e5d5773"/>
    </style:style>
    <style:style style:name="T2270" style:family="text">
      <style:text-properties officeooo:rsid="0e5f08a2"/>
    </style:style>
    <style:style style:name="T2271" style:family="text">
      <style:text-properties officeooo:rsid="0e5ffc6b"/>
    </style:style>
    <style:style style:name="T2272" style:family="text">
      <style:text-properties officeooo:rsid="0e624be4"/>
    </style:style>
    <style:style style:name="T2273" style:family="text">
      <style:text-properties officeooo:rsid="0e64840c"/>
    </style:style>
    <style:style style:name="T2274" style:family="text">
      <style:text-properties officeooo:rsid="0e668f20"/>
    </style:style>
    <style:style style:name="T2275" style:family="text">
      <style:text-properties officeooo:rsid="0e685d60"/>
    </style:style>
    <style:style style:name="T2276" style:family="text">
      <style:text-properties officeooo:rsid="0e68c0c0"/>
    </style:style>
    <style:style style:name="T2277" style:family="text">
      <style:text-properties officeooo:rsid="0e6a50d8"/>
    </style:style>
    <style:style style:name="T2278" style:family="text">
      <style:text-properties officeooo:rsid="0e6aa266"/>
    </style:style>
    <style:style style:name="T2279" style:family="text">
      <style:text-properties officeooo:rsid="0e6bf904"/>
    </style:style>
    <style:style style:name="T2280" style:family="text">
      <style:text-properties officeooo:rsid="0e6ebc81"/>
    </style:style>
    <style:style style:name="T2281" style:family="text">
      <style:text-properties officeooo:rsid="0e71a9ff"/>
    </style:style>
    <style:style style:name="T2282" style:family="text">
      <style:text-properties officeooo:rsid="0e740c4b"/>
    </style:style>
    <style:style style:name="T2283" style:family="text">
      <style:text-properties officeooo:rsid="0e74cb3c"/>
    </style:style>
    <style:style style:name="T2284" style:family="text">
      <style:text-properties officeooo:rsid="0e771fbf"/>
    </style:style>
    <style:style style:name="T2285" style:family="text">
      <style:text-properties officeooo:rsid="0e77ef2d"/>
    </style:style>
    <style:style style:name="T2286" style:family="text">
      <style:text-properties officeooo:rsid="0e79476f"/>
    </style:style>
    <style:style style:name="T2287" style:family="text">
      <style:text-properties officeooo:rsid="0e7947f7"/>
    </style:style>
    <style:style style:name="T2288" style:family="text">
      <style:text-properties officeooo:rsid="0e7ae936"/>
    </style:style>
    <style:style style:name="T2289" style:family="text">
      <style:text-properties officeooo:rsid="0e7b8e95"/>
    </style:style>
    <style:style style:name="T2290" style:family="text">
      <style:text-properties officeooo:rsid="0e7c3368"/>
    </style:style>
    <style:style style:name="T2291" style:family="text">
      <style:text-properties officeooo:rsid="0e7db78d"/>
    </style:style>
    <style:style style:name="T2292" style:family="text">
      <style:text-properties officeooo:rsid="0e7f72e4"/>
    </style:style>
    <style:style style:name="T2293" style:family="text">
      <style:text-properties officeooo:rsid="0e826a2d"/>
    </style:style>
    <style:style style:name="T2294" style:family="text">
      <style:text-properties officeooo:rsid="0e84b77b"/>
    </style:style>
    <style:style style:name="T2295" style:family="text">
      <style:text-properties officeooo:rsid="0e850f08"/>
    </style:style>
    <style:style style:name="T2296" style:family="text">
      <style:text-properties officeooo:rsid="0e86fdf8"/>
    </style:style>
    <style:style style:name="T2297" style:family="text">
      <style:text-properties officeooo:rsid="0e8a5187"/>
    </style:style>
    <style:style style:name="T2298" style:family="text">
      <style:text-properties officeooo:rsid="0e8e4a09"/>
    </style:style>
    <style:style style:name="T2299" style:family="text">
      <style:text-properties officeooo:rsid="0e8eece3"/>
    </style:style>
    <style:style style:name="T2300" style:family="text">
      <style:text-properties officeooo:rsid="0e90c60c"/>
    </style:style>
    <style:style style:name="T2301" style:family="text">
      <style:text-properties officeooo:rsid="0e93684f"/>
    </style:style>
    <style:style style:name="T2302" style:family="text">
      <style:text-properties officeooo:rsid="0e94ffe0"/>
    </style:style>
    <style:style style:name="T2303" style:family="text">
      <style:text-properties officeooo:rsid="0e961992"/>
    </style:style>
    <style:style style:name="T2304" style:family="text">
      <style:text-properties officeooo:rsid="0e9bbcd7"/>
    </style:style>
    <style:style style:name="T2305" style:family="text">
      <style:text-properties officeooo:rsid="0e9cfce7"/>
    </style:style>
    <style:style style:name="T2306" style:family="text">
      <style:text-properties officeooo:rsid="0e9fd518"/>
    </style:style>
    <style:style style:name="T2307" style:family="text">
      <style:text-properties officeooo:rsid="0ea118cf"/>
    </style:style>
    <style:style style:name="T2308" style:family="text">
      <style:text-properties officeooo:rsid="0ea41cc4"/>
    </style:style>
    <style:style style:name="T2309" style:family="text">
      <style:text-properties officeooo:rsid="0ea4cb98"/>
    </style:style>
    <style:style style:name="T2310" style:family="text">
      <style:text-properties officeooo:rsid="0ea64216"/>
    </style:style>
    <style:style style:name="T2311" style:family="text">
      <style:text-properties officeooo:rsid="0eadece6"/>
    </style:style>
    <style:style style:name="T2312" style:family="text">
      <style:text-properties officeooo:rsid="0eaef76d"/>
    </style:style>
    <style:style style:name="T2313" style:family="text">
      <style:text-properties officeooo:rsid="0eb0ccd1"/>
    </style:style>
    <style:style style:name="T2314" style:family="text">
      <style:text-properties officeooo:rsid="0eb20bb2"/>
    </style:style>
    <style:style style:name="T2315" style:family="text">
      <style:text-properties officeooo:rsid="0eb667ba"/>
    </style:style>
    <style:style style:name="T2316" style:family="text">
      <style:text-properties officeooo:rsid="0eb68110"/>
    </style:style>
    <style:style style:name="T2317" style:family="text">
      <style:text-properties officeooo:rsid="0eb6c238"/>
    </style:style>
    <style:style style:name="T2318" style:family="text">
      <style:text-properties officeooo:rsid="0eb8472e"/>
    </style:style>
    <style:style style:name="T2319" style:family="text">
      <style:text-properties officeooo:rsid="0eb9a0d2"/>
    </style:style>
    <style:style style:name="T2320" style:family="text">
      <style:text-properties officeooo:rsid="0ebcd41d"/>
    </style:style>
    <style:style style:name="T2321" style:family="text">
      <style:text-properties officeooo:rsid="0ebeb4e4"/>
    </style:style>
    <style:style style:name="T2322" style:family="text">
      <style:text-properties officeooo:rsid="0ec0108d"/>
    </style:style>
    <style:style style:name="T2323" style:family="text">
      <style:text-properties officeooo:rsid="0ec23d23"/>
    </style:style>
    <style:style style:name="T2324" style:family="text">
      <style:text-properties officeooo:rsid="0ec44a39"/>
    </style:style>
    <style:style style:name="T2325" style:family="text">
      <style:text-properties officeooo:rsid="0ec8cbdb"/>
    </style:style>
    <style:style style:name="T2326" style:family="text">
      <style:text-properties officeooo:rsid="0ec8f8cc"/>
    </style:style>
    <style:style style:name="T2327" style:family="text">
      <style:text-properties officeooo:rsid="0eca23fd"/>
    </style:style>
    <style:style style:name="T2328" style:family="text">
      <style:text-properties officeooo:rsid="0ecd3a65"/>
    </style:style>
    <style:style style:name="T2329" style:family="text">
      <style:text-properties officeooo:rsid="0ed0ab8f"/>
    </style:style>
    <style:style style:name="T2330" style:family="text">
      <style:text-properties officeooo:rsid="0ed33dd0"/>
    </style:style>
    <style:style style:name="T2331" style:family="text">
      <style:text-properties officeooo:rsid="0ed513cd"/>
    </style:style>
    <style:style style:name="T2332" style:family="text">
      <style:text-properties officeooo:rsid="0ed90cbf"/>
    </style:style>
    <style:style style:name="T2333" style:family="text">
      <style:text-properties officeooo:rsid="0ed941f2"/>
    </style:style>
    <style:style style:name="T2334" style:family="text">
      <style:text-properties officeooo:rsid="0edabadb"/>
    </style:style>
    <style:style style:name="T2335" style:family="text">
      <style:text-properties officeooo:rsid="0edaf5d5"/>
    </style:style>
    <style:style style:name="T2336" style:family="text">
      <style:text-properties officeooo:rsid="0edcfbe3"/>
    </style:style>
    <style:style style:name="T2337" style:family="text">
      <style:text-properties officeooo:rsid="0ede755f"/>
    </style:style>
    <style:style style:name="T2338" style:family="text">
      <style:text-properties officeooo:rsid="0edfa7a0"/>
    </style:style>
    <style:style style:name="T2339" style:family="text">
      <style:text-properties officeooo:rsid="0edfab72"/>
    </style:style>
    <style:style style:name="T2340" style:family="text">
      <style:text-properties officeooo:rsid="0ee147a6"/>
    </style:style>
    <style:style style:name="T2341" style:family="text">
      <style:text-properties officeooo:rsid="0ee31369"/>
    </style:style>
    <style:style style:name="T2342" style:family="text">
      <style:text-properties officeooo:rsid="0ee70ff1"/>
    </style:style>
    <style:style style:name="T2343" style:family="text">
      <style:text-properties officeooo:rsid="0ef0b640"/>
    </style:style>
    <style:style style:name="T2344" style:family="text">
      <style:text-properties officeooo:rsid="0ef2276e"/>
    </style:style>
    <style:style style:name="T2345" style:family="text">
      <style:text-properties officeooo:rsid="0ef2d8e4"/>
    </style:style>
    <style:style style:name="T2346" style:family="text">
      <style:text-properties officeooo:rsid="0ef4c24e"/>
    </style:style>
    <style:style style:name="T2347" style:family="text">
      <style:text-properties officeooo:rsid="0ef70b0c"/>
    </style:style>
    <style:style style:name="T2348" style:family="text">
      <style:text-properties officeooo:rsid="0efb19be"/>
    </style:style>
    <style:style style:name="T2349" style:family="text">
      <style:text-properties officeooo:rsid="0efb8be3"/>
    </style:style>
    <style:style style:name="T2350" style:family="text">
      <style:text-properties officeooo:rsid="0efc08dc"/>
    </style:style>
    <style:style style:name="T2351" style:family="text">
      <style:text-properties officeooo:rsid="0efcabf1"/>
    </style:style>
    <style:style style:name="T2352" style:family="text">
      <style:text-properties officeooo:rsid="0f0985e8"/>
    </style:style>
    <style:style style:name="T2353" style:family="text">
      <style:text-properties officeooo:rsid="0f09b75f"/>
    </style:style>
    <style:style style:name="T2354" style:family="text">
      <style:text-properties officeooo:rsid="0f0aa3c1"/>
    </style:style>
    <style:style style:name="T2355" style:family="text">
      <style:text-properties officeooo:rsid="0f0ad57c"/>
    </style:style>
    <style:style style:name="T2356" style:family="text">
      <style:text-properties officeooo:rsid="0f0b0fd1"/>
    </style:style>
    <style:style style:name="T2357" style:family="text">
      <style:text-properties officeooo:rsid="0f0babe8"/>
    </style:style>
    <style:style style:name="T2358" style:family="text">
      <style:text-properties officeooo:rsid="0f0e60af"/>
    </style:style>
    <style:style style:name="T2359" style:family="text">
      <style:text-properties officeooo:rsid="0f1510d7"/>
    </style:style>
    <style:style style:name="T2360" style:family="text">
      <style:text-properties officeooo:rsid="0f195d5b"/>
    </style:style>
    <style:style style:name="T2361" style:family="text">
      <style:text-properties officeooo:rsid="0f1afe3e"/>
    </style:style>
    <style:style style:name="T2362" style:family="text">
      <style:text-properties officeooo:rsid="0f1b2576"/>
    </style:style>
    <style:style style:name="T2363" style:family="text">
      <style:text-properties officeooo:rsid="0f1cd219"/>
    </style:style>
    <style:style style:name="T2364" style:family="text">
      <style:text-properties officeooo:rsid="0f1daf40"/>
    </style:style>
    <style:style style:name="T2365" style:family="text">
      <style:text-properties officeooo:rsid="0f1eede3"/>
    </style:style>
    <style:style style:name="T2366" style:family="text">
      <style:text-properties officeooo:rsid="0f200bba"/>
    </style:style>
    <style:style style:name="T2367" style:family="text">
      <style:text-properties officeooo:rsid="0f207e08"/>
    </style:style>
    <style:style style:name="T2368" style:family="text">
      <style:text-properties officeooo:rsid="0f218a2c"/>
    </style:style>
    <style:style style:name="T2369" style:family="text">
      <style:text-properties officeooo:rsid="0f230c49"/>
    </style:style>
    <style:style style:name="T2370" style:family="text">
      <style:text-properties officeooo:rsid="0f275f94"/>
    </style:style>
    <style:style style:name="T2371" style:family="text">
      <style:text-properties officeooo:rsid="0f2b1332"/>
    </style:style>
    <style:style style:name="T2372" style:family="text">
      <style:text-properties officeooo:rsid="0f311d73"/>
    </style:style>
    <style:style style:name="T2373" style:family="text">
      <style:text-properties officeooo:rsid="0f31603b"/>
    </style:style>
    <style:style style:name="T2374" style:family="text">
      <style:text-properties officeooo:rsid="0f3303c2"/>
    </style:style>
    <style:style style:name="T2375" style:family="text">
      <style:text-properties officeooo:rsid="0f38df3a"/>
    </style:style>
    <style:style style:name="T2376" style:family="text">
      <style:text-properties officeooo:rsid="0f3a5583"/>
    </style:style>
    <style:style style:name="T2377" style:family="text">
      <style:text-properties officeooo:rsid="0f3b2fba"/>
    </style:style>
    <style:style style:name="T2378" style:family="text">
      <style:text-properties officeooo:rsid="0f3c721a"/>
    </style:style>
    <style:style style:name="T2379" style:family="text">
      <style:text-properties officeooo:rsid="0f3f9544"/>
    </style:style>
    <style:style style:name="T2380" style:family="text">
      <style:text-properties officeooo:rsid="0f409332"/>
    </style:style>
    <style:style style:name="T2381" style:family="text">
      <style:text-properties officeooo:rsid="0f42891d"/>
    </style:style>
    <style:style style:name="T2382" style:family="text">
      <style:text-properties officeooo:rsid="0f43aa8d"/>
    </style:style>
    <style:style style:name="T2383" style:family="text">
      <style:text-properties officeooo:rsid="0f490ef7"/>
    </style:style>
    <style:style style:name="T2384" style:family="text">
      <style:text-properties officeooo:rsid="0f49c5f5"/>
    </style:style>
    <style:style style:name="T2385" style:family="text">
      <style:text-properties officeooo:rsid="0f4ac296"/>
    </style:style>
    <style:style style:name="T2386" style:family="text">
      <style:text-properties officeooo:rsid="0f4c0c6a"/>
    </style:style>
    <style:style style:name="T2387" style:family="text">
      <style:text-properties officeooo:rsid="0f4d3148"/>
    </style:style>
    <style:style style:name="T2388" style:family="text">
      <style:text-properties officeooo:rsid="0f4ee2aa"/>
    </style:style>
    <style:style style:name="T2389" style:family="text">
      <style:text-properties officeooo:rsid="0f4f7df6"/>
    </style:style>
    <style:style style:name="T2390" style:family="text">
      <style:text-properties officeooo:rsid="0f4fbb23"/>
    </style:style>
    <style:style style:name="T2391" style:family="text">
      <style:text-properties officeooo:rsid="0f50878c"/>
    </style:style>
    <style:style style:name="T2392" style:family="text">
      <style:text-properties officeooo:rsid="0f50982d"/>
    </style:style>
    <style:style style:name="T2393" style:family="text">
      <style:text-properties officeooo:rsid="0f51fb19"/>
    </style:style>
    <style:style style:name="T2394" style:family="text">
      <style:text-properties officeooo:rsid="0f5287d8"/>
    </style:style>
    <style:style style:name="T2395" style:family="text">
      <style:text-properties officeooo:rsid="0f542799"/>
    </style:style>
    <style:style style:name="T2396" style:family="text">
      <style:text-properties officeooo:rsid="0f558c00"/>
    </style:style>
    <style:style style:name="T2397" style:family="text">
      <style:text-properties officeooo:rsid="0f56aee3"/>
    </style:style>
    <style:style style:name="T2398" style:family="text">
      <style:text-properties officeooo:rsid="0f595bb5"/>
    </style:style>
    <style:style style:name="T2399" style:family="text">
      <style:text-properties officeooo:rsid="0f59cd04"/>
    </style:style>
    <style:style style:name="T2400" style:family="text">
      <style:text-properties officeooo:rsid="0f5a3280"/>
    </style:style>
    <style:style style:name="T2401" style:family="text">
      <style:text-properties officeooo:rsid="0f5a5e57"/>
    </style:style>
    <style:style style:name="T2402" style:family="text">
      <style:text-properties officeooo:rsid="0f5b9aad"/>
    </style:style>
    <style:style style:name="T2403" style:family="text">
      <style:text-properties officeooo:rsid="0f5bcfa1"/>
    </style:style>
    <style:style style:name="T2404" style:family="text">
      <style:text-properties officeooo:rsid="0f5cd447"/>
    </style:style>
    <style:style style:name="T2405" style:family="text">
      <style:text-properties officeooo:rsid="0f5d685f"/>
    </style:style>
    <style:style style:name="T2406" style:family="text">
      <style:text-properties officeooo:rsid="0f5f2101"/>
    </style:style>
    <style:style style:name="T2407" style:family="text">
      <style:text-properties officeooo:rsid="0f60d82e"/>
    </style:style>
    <style:style style:name="T2408" style:family="text">
      <style:text-properties officeooo:rsid="0f618867"/>
    </style:style>
    <style:style style:name="T2409" style:family="text">
      <style:text-properties officeooo:rsid="0f623629"/>
    </style:style>
    <style:style style:name="T2410" style:family="text">
      <style:text-properties officeooo:rsid="0f634cb7"/>
    </style:style>
    <style:style style:name="T2411" style:family="text">
      <style:text-properties officeooo:rsid="0f6559fd"/>
    </style:style>
    <style:style style:name="T2412" style:family="text">
      <style:text-properties officeooo:rsid="0f65c7dd"/>
    </style:style>
    <style:style style:name="T2413" style:family="text">
      <style:text-properties officeooo:rsid="0f677090"/>
    </style:style>
    <style:style style:name="T2414" style:family="text">
      <style:text-properties officeooo:rsid="0f6975ce"/>
    </style:style>
    <style:style style:name="T2415" style:family="text">
      <style:text-properties officeooo:rsid="0f69a70f"/>
    </style:style>
    <style:style style:name="T2416" style:family="text">
      <style:text-properties officeooo:rsid="0f6a6a06"/>
    </style:style>
    <style:style style:name="T2417" style:family="text">
      <style:text-properties officeooo:rsid="0f6c471d"/>
    </style:style>
    <style:style style:name="T2418" style:family="text">
      <style:text-properties officeooo:rsid="0f6dd8aa"/>
    </style:style>
    <style:style style:name="T2419" style:family="text">
      <style:text-properties officeooo:rsid="0f6f83f3"/>
    </style:style>
    <style:style style:name="T2420" style:family="text">
      <style:text-properties officeooo:rsid="0f70c5c5"/>
    </style:style>
    <style:style style:name="T2421" style:family="text">
      <style:text-properties officeooo:rsid="0f743da9"/>
    </style:style>
    <style:style style:name="T2422" style:family="text">
      <style:text-properties officeooo:rsid="0f79c00b"/>
    </style:style>
    <style:style style:name="T2423" style:family="text">
      <style:text-properties officeooo:rsid="0f7ed141"/>
    </style:style>
    <style:style style:name="T2424" style:family="text">
      <style:text-properties officeooo:rsid="0f804f46"/>
    </style:style>
    <style:style style:name="T2425" style:family="text">
      <style:text-properties officeooo:rsid="0f81d004"/>
    </style:style>
    <style:style style:name="T2426" style:family="text">
      <style:text-properties officeooo:rsid="0f8253e3"/>
    </style:style>
    <style:style style:name="T2427" style:family="text">
      <style:text-properties officeooo:rsid="0f8304b3"/>
    </style:style>
    <style:style style:name="T2428" style:family="text">
      <style:text-properties officeooo:rsid="0f845837"/>
    </style:style>
    <style:style style:name="T2429" style:family="text">
      <style:text-properties officeooo:rsid="0f8468aa"/>
    </style:style>
    <style:style style:name="T2430" style:family="text">
      <style:text-properties officeooo:rsid="0f85b21e"/>
    </style:style>
    <style:style style:name="T2431" style:family="text">
      <style:text-properties officeooo:rsid="0f85e282"/>
    </style:style>
    <style:style style:name="T2432" style:family="text">
      <style:text-properties officeooo:rsid="0f8cc6f2"/>
    </style:style>
    <style:style style:name="T2433" style:family="text">
      <style:text-properties officeooo:rsid="0f8cf070"/>
    </style:style>
    <style:style style:name="T2434" style:family="text">
      <style:text-properties officeooo:rsid="0f8e5312"/>
    </style:style>
    <style:style style:name="T2435" style:family="text">
      <style:text-properties officeooo:rsid="0f91e83c"/>
    </style:style>
    <style:style style:name="T2436" style:family="text">
      <style:text-properties officeooo:rsid="0f942ffd"/>
    </style:style>
    <style:style style:name="T2437" style:family="text">
      <style:text-properties officeooo:rsid="0f972a1e"/>
    </style:style>
    <style:style style:name="T2438" style:family="text">
      <style:text-properties officeooo:rsid="0f97cbc8"/>
    </style:style>
    <style:style style:name="T2439" style:family="text">
      <style:text-properties officeooo:rsid="0f992610"/>
    </style:style>
    <style:style style:name="T2440" style:family="text">
      <style:text-properties officeooo:rsid="0f999f63"/>
    </style:style>
    <style:style style:name="T2441" style:family="text">
      <style:text-properties officeooo:rsid="0f9b79c8"/>
    </style:style>
    <style:style style:name="T2442" style:family="text">
      <style:text-properties officeooo:rsid="0f9babca"/>
    </style:style>
    <style:style style:name="T2443" style:family="text">
      <style:text-properties officeooo:rsid="0f9d8c6a"/>
    </style:style>
    <style:style style:name="T2444" style:family="text">
      <style:text-properties officeooo:rsid="0f9dc253"/>
    </style:style>
    <style:style style:name="T2445" style:family="text">
      <style:text-properties officeooo:rsid="0f9e6d2d"/>
    </style:style>
    <style:style style:name="T2446" style:family="text">
      <style:text-properties officeooo:rsid="0f9febb8"/>
    </style:style>
    <style:style style:name="T2447" style:family="text">
      <style:text-properties officeooo:rsid="0fa03ba0"/>
    </style:style>
    <style:style style:name="T2448" style:family="text">
      <style:text-properties officeooo:rsid="0fa2ca5b"/>
    </style:style>
    <style:style style:name="T2449" style:family="text">
      <style:text-properties officeooo:rsid="0fa3b704"/>
    </style:style>
    <style:style style:name="T2450" style:family="text">
      <style:text-properties officeooo:rsid="0fa58e7e"/>
    </style:style>
    <style:style style:name="T2451" style:family="text">
      <style:text-properties officeooo:rsid="0fa64d31"/>
    </style:style>
    <style:style style:name="T2452" style:family="text">
      <style:text-properties officeooo:rsid="0fa683a9"/>
    </style:style>
    <style:style style:name="T2453" style:family="text">
      <style:text-properties officeooo:rsid="0fa6e171"/>
    </style:style>
    <style:style style:name="T2454" style:family="text">
      <style:text-properties officeooo:rsid="0fa7bf30"/>
    </style:style>
    <style:style style:name="T2455" style:family="text">
      <style:text-properties officeooo:rsid="0fa7c4d2"/>
    </style:style>
    <style:style style:name="T2456" style:family="text">
      <style:text-properties officeooo:rsid="0fa91e86"/>
    </style:style>
    <style:style style:name="T2457" style:family="text">
      <style:text-properties officeooo:rsid="0faa1a7f"/>
    </style:style>
    <style:style style:name="T2458" style:family="text">
      <style:text-properties officeooo:rsid="0fab0bfc"/>
    </style:style>
    <style:style style:name="T2459" style:family="text">
      <style:text-properties officeooo:rsid="0fac3edd"/>
    </style:style>
    <style:style style:name="T2460" style:family="text">
      <style:text-properties officeooo:rsid="0fae782f"/>
    </style:style>
    <style:style style:name="T2461" style:family="text">
      <style:text-properties officeooo:rsid="0faf7d2f"/>
    </style:style>
    <style:style style:name="T2462" style:family="text">
      <style:text-properties officeooo:rsid="0fb17298"/>
    </style:style>
    <style:style style:name="T2463" style:family="text">
      <style:text-properties officeooo:rsid="0fb29298"/>
    </style:style>
    <style:style style:name="T2464" style:family="text">
      <style:text-properties officeooo:rsid="0fb46c41"/>
    </style:style>
    <style:style style:name="T2465" style:family="text">
      <style:text-properties officeooo:rsid="0fb5a60f"/>
    </style:style>
    <style:style style:name="T2466" style:family="text">
      <style:text-properties officeooo:rsid="0fb669db"/>
    </style:style>
    <style:style style:name="T2467" style:family="text">
      <style:text-properties officeooo:rsid="0fb76059"/>
    </style:style>
    <style:style style:name="T2468" style:family="text">
      <style:text-properties officeooo:rsid="0fb94bc5"/>
    </style:style>
    <style:style style:name="T2469" style:family="text">
      <style:text-properties officeooo:rsid="0fbd38c2"/>
    </style:style>
    <style:style style:name="T2470" style:family="text">
      <style:text-properties officeooo:rsid="0fbea50d"/>
    </style:style>
    <style:style style:name="T2471" style:family="text">
      <style:text-properties officeooo:rsid="0fc2c496"/>
    </style:style>
    <style:style style:name="T2472" style:family="text">
      <style:text-properties officeooo:rsid="0fc4673d"/>
    </style:style>
    <style:style style:name="T2473" style:family="text">
      <style:text-properties officeooo:rsid="0fc64812"/>
    </style:style>
    <style:style style:name="T2474" style:family="text">
      <style:text-properties officeooo:rsid="0fc73dca"/>
    </style:style>
    <style:style style:name="T2475" style:family="text">
      <style:text-properties officeooo:rsid="0fc80418"/>
    </style:style>
    <style:style style:name="T2476" style:family="text">
      <style:text-properties officeooo:rsid="0fc84749"/>
    </style:style>
    <style:style style:name="T2477" style:family="text">
      <style:text-properties officeooo:rsid="0fc9b448"/>
    </style:style>
    <style:style style:name="T2478" style:family="text">
      <style:text-properties officeooo:rsid="0fc9f962"/>
    </style:style>
    <style:style style:name="T2479" style:family="text">
      <style:text-properties officeooo:rsid="0fcc0f34"/>
    </style:style>
    <style:style style:name="T2480" style:family="text">
      <style:text-properties officeooo:rsid="0fcdc698"/>
    </style:style>
    <style:style style:name="T2481" style:family="text">
      <style:text-properties officeooo:rsid="0fcefe36"/>
    </style:style>
    <style:style style:name="T2482" style:family="text">
      <style:text-properties officeooo:rsid="0fcfcc87"/>
    </style:style>
    <style:style style:name="T2483" style:family="text">
      <style:text-properties officeooo:rsid="0fd12e06"/>
    </style:style>
    <style:style style:name="T2484" style:family="text">
      <style:text-properties officeooo:rsid="0fd1e30a"/>
    </style:style>
    <style:style style:name="T2485" style:family="text">
      <style:text-properties officeooo:rsid="0fd34498"/>
    </style:style>
    <style:style style:name="T2486" style:family="text">
      <style:text-properties officeooo:rsid="0fd52cb0"/>
    </style:style>
    <style:style style:name="T2487" style:family="text">
      <style:text-properties officeooo:rsid="0fd60eb4"/>
    </style:style>
    <style:style style:name="T2488" style:family="text">
      <style:text-properties officeooo:rsid="0fd8df21"/>
    </style:style>
    <style:style style:name="T2489" style:family="text">
      <style:text-properties officeooo:rsid="0fd93c57"/>
    </style:style>
    <style:style style:name="T2490" style:family="text">
      <style:text-properties officeooo:rsid="0fda246f"/>
    </style:style>
    <style:style style:name="T2491" style:family="text">
      <style:text-properties officeooo:rsid="0fdb0de1"/>
    </style:style>
    <style:style style:name="T2492" style:family="text">
      <style:text-properties officeooo:rsid="0fdc6ee6"/>
    </style:style>
    <style:style style:name="T2493" style:family="text">
      <style:text-properties officeooo:rsid="0fdff5be"/>
    </style:style>
    <style:style style:name="T2494" style:family="text">
      <style:text-properties officeooo:rsid="0fe24203"/>
    </style:style>
    <style:style style:name="T2495" style:family="text">
      <style:text-properties officeooo:rsid="0fe2a977"/>
    </style:style>
    <style:style style:name="T2496" style:family="text">
      <style:text-properties officeooo:rsid="0fe6fcf2"/>
    </style:style>
    <style:style style:name="T2497" style:family="text">
      <style:text-properties officeooo:rsid="0fe7cecf"/>
    </style:style>
    <style:style style:name="T2498" style:family="text">
      <style:text-properties officeooo:rsid="0fe8f36a"/>
    </style:style>
    <style:style style:name="T2499" style:family="text">
      <style:text-properties officeooo:rsid="0fea938e"/>
    </style:style>
    <style:style style:name="T2500" style:family="text">
      <style:text-properties officeooo:rsid="0feb2069"/>
    </style:style>
    <style:style style:name="T2501" style:family="text">
      <style:text-properties officeooo:rsid="0fec5601"/>
    </style:style>
    <style:style style:name="T2502" style:family="text">
      <style:text-properties officeooo:rsid="0feda593"/>
    </style:style>
    <style:style style:name="T2503" style:family="text">
      <style:text-properties officeooo:rsid="0fedae9d"/>
    </style:style>
    <style:style style:name="T2504" style:family="text">
      <style:text-properties officeooo:rsid="0fee445a"/>
    </style:style>
    <style:style style:name="T2505" style:family="text">
      <style:text-properties officeooo:rsid="0ff16596"/>
    </style:style>
    <style:style style:name="T2506" style:family="text">
      <style:text-properties officeooo:rsid="0ff2d289"/>
    </style:style>
    <style:style style:name="T2507" style:family="text">
      <style:text-properties officeooo:rsid="0ff47723"/>
    </style:style>
    <style:style style:name="T2508" style:family="text">
      <style:text-properties officeooo:rsid="0ff4cdca"/>
    </style:style>
    <style:style style:name="T2509" style:family="text">
      <style:text-properties officeooo:rsid="0ff5c87c"/>
    </style:style>
    <style:style style:name="T2510" style:family="text">
      <style:text-properties officeooo:rsid="0ff75582"/>
    </style:style>
    <style:style style:name="T2511" style:family="text">
      <style:text-properties officeooo:rsid="0ff816e2"/>
    </style:style>
    <style:style style:name="T2512" style:family="text">
      <style:text-properties officeooo:rsid="0ff9865f"/>
    </style:style>
    <style:style style:name="T2513" style:family="text">
      <style:text-properties officeooo:rsid="0ffb8037"/>
    </style:style>
    <style:style style:name="T2514" style:family="text">
      <style:text-properties officeooo:rsid="0ffd6f84"/>
    </style:style>
    <style:style style:name="T2515" style:family="text">
      <style:text-properties officeooo:rsid="0fff1133"/>
    </style:style>
    <style:style style:name="T2516" style:family="text">
      <style:text-properties officeooo:rsid="100044f1"/>
    </style:style>
    <style:style style:name="T2517" style:family="text">
      <style:text-properties officeooo:rsid="10027836"/>
    </style:style>
    <style:style style:name="T2518" style:family="text">
      <style:text-properties officeooo:rsid="1003aa30"/>
    </style:style>
    <style:style style:name="T2519" style:family="text">
      <style:text-properties officeooo:rsid="10049145"/>
    </style:style>
    <style:style style:name="T2520" style:family="text">
      <style:text-properties officeooo:rsid="100587a3"/>
    </style:style>
    <style:style style:name="T2521" style:family="text">
      <style:text-properties officeooo:rsid="10087d80"/>
    </style:style>
    <style:style style:name="T2522" style:family="text">
      <style:text-properties officeooo:rsid="100bff04"/>
    </style:style>
    <style:style style:name="T2523" style:family="text">
      <style:text-properties officeooo:rsid="100dab77"/>
    </style:style>
    <style:style style:name="T2524" style:family="text">
      <style:text-properties officeooo:rsid="100f02a2"/>
    </style:style>
    <style:style style:name="T2525" style:family="text">
      <style:text-properties officeooo:rsid="100f5d57"/>
    </style:style>
    <style:style style:name="T2526" style:family="text">
      <style:text-properties officeooo:rsid="10113631"/>
    </style:style>
    <style:style style:name="T2527" style:family="text">
      <style:text-properties officeooo:rsid="1012cf02"/>
    </style:style>
    <style:style style:name="T2528" style:family="text">
      <style:text-properties officeooo:rsid="1018e4a4"/>
    </style:style>
    <style:style style:name="T2529" style:family="text">
      <style:text-properties officeooo:rsid="1018e949"/>
    </style:style>
    <style:style style:name="T2530" style:family="text">
      <style:text-properties officeooo:rsid="101ad802"/>
    </style:style>
    <style:style style:name="T2531" style:family="text">
      <style:text-properties officeooo:rsid="101c0ff5"/>
    </style:style>
    <style:style style:name="T2532" style:family="text">
      <style:text-properties officeooo:rsid="101cb330"/>
    </style:style>
    <style:style style:name="T2533" style:family="text">
      <style:text-properties officeooo:rsid="101ed43c"/>
    </style:style>
    <style:style style:name="T2534" style:family="text">
      <style:text-properties officeooo:rsid="101f101a"/>
    </style:style>
    <style:style style:name="T2535" style:family="text">
      <style:text-properties officeooo:rsid="101f8875"/>
    </style:style>
    <style:style style:name="T2536" style:family="text">
      <style:text-properties officeooo:rsid="101fe875"/>
    </style:style>
    <style:style style:name="T2537" style:family="text">
      <style:text-properties officeooo:rsid="10223b41"/>
    </style:style>
    <style:style style:name="T2538" style:family="text">
      <style:text-properties officeooo:rsid="10226083"/>
    </style:style>
    <style:style style:name="T2539" style:family="text">
      <style:text-properties officeooo:rsid="1022d25b"/>
    </style:style>
    <style:style style:name="T2540" style:family="text">
      <style:text-properties officeooo:rsid="102656b3"/>
    </style:style>
    <style:style style:name="T2541" style:family="text">
      <style:text-properties officeooo:rsid="10267fe6"/>
    </style:style>
    <style:style style:name="T2542" style:family="text">
      <style:text-properties officeooo:rsid="10283855"/>
    </style:style>
    <style:style style:name="T2543" style:family="text">
      <style:text-properties officeooo:rsid="102a2bca"/>
    </style:style>
    <style:style style:name="T2544" style:family="text">
      <style:text-properties officeooo:rsid="102d404b"/>
    </style:style>
    <style:style style:name="T2545" style:family="text">
      <style:text-properties officeooo:rsid="102f2ad7"/>
    </style:style>
    <style:style style:name="T2546" style:family="text">
      <style:text-properties officeooo:rsid="102fa45c"/>
    </style:style>
    <style:style style:name="T2547" style:family="text">
      <style:text-properties officeooo:rsid="10304199"/>
    </style:style>
    <style:style style:name="T2548" style:family="text">
      <style:text-properties officeooo:rsid="10310037"/>
    </style:style>
    <style:style style:name="T2549" style:family="text">
      <style:text-properties officeooo:rsid="103146b5"/>
    </style:style>
    <style:style style:name="T2550" style:family="text">
      <style:text-properties officeooo:rsid="10326d7d"/>
    </style:style>
    <style:style style:name="T2551" style:family="text">
      <style:text-properties officeooo:rsid="103366e2"/>
    </style:style>
    <style:style style:name="T2552" style:family="text">
      <style:text-properties officeooo:rsid="1034536b"/>
    </style:style>
    <style:style style:name="T2553" style:family="text">
      <style:text-properties officeooo:rsid="1035ffd1"/>
    </style:style>
    <style:style style:name="T2554" style:family="text">
      <style:text-properties officeooo:rsid="1036e73f"/>
    </style:style>
    <style:style style:name="T2555" style:family="text">
      <style:text-properties officeooo:rsid="103a2f30"/>
    </style:style>
    <style:style style:name="T2556" style:family="text">
      <style:text-properties officeooo:rsid="103bd11c"/>
    </style:style>
    <style:style style:name="T2557" style:family="text">
      <style:text-properties officeooo:rsid="103d8b69"/>
    </style:style>
    <style:style style:name="T2558" style:family="text">
      <style:text-properties officeooo:rsid="103f8990"/>
    </style:style>
    <style:style style:name="T2559" style:family="text">
      <style:text-properties officeooo:rsid="10417151"/>
    </style:style>
    <style:style style:name="T2560" style:family="text">
      <style:text-properties officeooo:rsid="104178ef"/>
    </style:style>
    <style:style style:name="T2561" style:family="text">
      <style:text-properties officeooo:rsid="1042e51f"/>
    </style:style>
    <style:style style:name="T2562" style:family="text">
      <style:text-properties officeooo:rsid="1044a699"/>
    </style:style>
    <style:style style:name="T2563" style:family="text">
      <style:text-properties officeooo:rsid="1045f924"/>
    </style:style>
    <style:style style:name="T2564" style:family="text">
      <style:text-properties officeooo:rsid="1047bad1"/>
    </style:style>
    <style:style style:name="T2565" style:family="text">
      <style:text-properties officeooo:rsid="104a986b"/>
    </style:style>
    <style:style style:name="T2566" style:family="text">
      <style:text-properties officeooo:rsid="104b8571"/>
    </style:style>
    <style:style style:name="T2567" style:family="text">
      <style:text-properties officeooo:rsid="104d3461"/>
    </style:style>
    <style:style style:name="T2568" style:family="text">
      <style:text-properties officeooo:rsid="10516494"/>
    </style:style>
    <style:style style:name="T2569" style:family="text">
      <style:text-properties officeooo:rsid="10542643"/>
    </style:style>
    <style:style style:name="T2570" style:family="text">
      <style:text-properties officeooo:rsid="1055a932"/>
    </style:style>
    <style:style style:name="T2571" style:family="text">
      <style:text-properties officeooo:rsid="1055b0fc"/>
    </style:style>
    <style:style style:name="T2572" style:family="text">
      <style:text-properties officeooo:rsid="1055da2a"/>
    </style:style>
    <style:style style:name="T2573" style:family="text">
      <style:text-properties officeooo:rsid="10565cc0"/>
    </style:style>
    <style:style style:name="T2574" style:family="text">
      <style:text-properties officeooo:rsid="10571fb4"/>
    </style:style>
    <style:style style:name="T2575" style:family="text">
      <style:text-properties officeooo:rsid="1057b0ed"/>
    </style:style>
    <style:style style:name="T2576" style:family="text">
      <style:text-properties officeooo:rsid="1057c6b5"/>
    </style:style>
    <style:style style:name="T2577" style:family="text">
      <style:text-properties officeooo:rsid="10582fc4"/>
    </style:style>
    <style:style style:name="T2578" style:family="text">
      <style:text-properties officeooo:rsid="105b23e5"/>
    </style:style>
    <style:style style:name="T2579" style:family="text">
      <style:text-properties officeooo:rsid="105d1ff4"/>
    </style:style>
    <style:style style:name="T2580" style:family="text">
      <style:text-properties officeooo:rsid="105e8a8d"/>
    </style:style>
    <style:style style:name="T2581" style:family="text">
      <style:text-properties officeooo:rsid="105fc6e1"/>
    </style:style>
    <style:style style:name="T2582" style:family="text">
      <style:text-properties officeooo:rsid="105ffc6c"/>
    </style:style>
    <style:style style:name="T2583" style:family="text">
      <style:text-properties officeooo:rsid="106340d8"/>
    </style:style>
    <style:style style:name="T2584" style:family="text">
      <style:text-properties officeooo:rsid="10671661"/>
    </style:style>
    <style:style style:name="T2585" style:family="text">
      <style:text-properties officeooo:rsid="1067a189"/>
    </style:style>
    <style:style style:name="T2586" style:family="text">
      <style:text-properties officeooo:rsid="106a1c8a"/>
    </style:style>
    <style:style style:name="T2587" style:family="text">
      <style:text-properties officeooo:rsid="106aed96"/>
    </style:style>
    <style:style style:name="T2588" style:family="text">
      <style:text-properties officeooo:rsid="106dce17"/>
    </style:style>
    <style:style style:name="T2589" style:family="text">
      <style:text-properties officeooo:rsid="1070252f"/>
    </style:style>
    <style:style style:name="T2590" style:family="text">
      <style:text-properties officeooo:rsid="10712edb"/>
    </style:style>
    <style:style style:name="T2591" style:family="text">
      <style:text-properties officeooo:rsid="1071e7f1"/>
    </style:style>
    <style:style style:name="T2592" style:family="text">
      <style:text-properties officeooo:rsid="107408ba"/>
    </style:style>
    <style:style style:name="T2593" style:family="text">
      <style:text-properties officeooo:rsid="1074f234"/>
    </style:style>
    <style:style style:name="T2594" style:family="text">
      <style:text-properties officeooo:rsid="1076ca3b"/>
    </style:style>
    <style:style style:name="T2595" style:family="text">
      <style:text-properties officeooo:rsid="107807e6"/>
    </style:style>
    <style:style style:name="T2596" style:family="text">
      <style:text-properties officeooo:rsid="10796561"/>
    </style:style>
    <style:style style:name="T2597" style:family="text">
      <style:text-properties officeooo:rsid="107ae7c7"/>
    </style:style>
    <style:style style:name="T2598" style:family="text">
      <style:text-properties officeooo:rsid="107c1683"/>
    </style:style>
    <style:style style:name="T2599" style:family="text">
      <style:text-properties officeooo:rsid="107dda0e"/>
    </style:style>
    <style:style style:name="T2600" style:family="text">
      <style:text-properties officeooo:rsid="107eb39b"/>
    </style:style>
    <style:style style:name="T2601" style:family="text">
      <style:text-properties officeooo:rsid="1081f88e"/>
    </style:style>
    <style:style style:name="T2602" style:family="text">
      <style:text-properties officeooo:rsid="1083572f"/>
    </style:style>
    <style:style style:name="T2603" style:family="text">
      <style:text-properties officeooo:rsid="10847eac"/>
    </style:style>
    <style:style style:name="T2604" style:family="text">
      <style:text-properties officeooo:rsid="10861605"/>
    </style:style>
    <style:style style:name="T2605" style:family="text">
      <style:text-properties officeooo:rsid="1086436d"/>
    </style:style>
    <style:style style:name="T2606" style:family="text">
      <style:text-properties officeooo:rsid="10873a9f"/>
    </style:style>
    <style:style style:name="T2607" style:family="text">
      <style:text-properties officeooo:rsid="1087acb7"/>
    </style:style>
    <style:style style:name="T2608" style:family="text">
      <style:text-properties officeooo:rsid="108809c9"/>
    </style:style>
    <style:style style:name="T2609" style:family="text">
      <style:text-properties officeooo:rsid="108c1e70"/>
    </style:style>
    <style:style style:name="T2610" style:family="text">
      <style:text-properties officeooo:rsid="108e1595"/>
    </style:style>
    <style:style style:name="T2611" style:family="text">
      <style:text-properties officeooo:rsid="10909172"/>
    </style:style>
    <style:style style:name="T2612" style:family="text">
      <style:text-properties officeooo:rsid="1090b038"/>
    </style:style>
    <style:style style:name="T2613" style:family="text">
      <style:text-properties officeooo:rsid="1093dd4f"/>
    </style:style>
    <style:style style:name="T2614" style:family="text">
      <style:text-properties officeooo:rsid="10989eb7"/>
    </style:style>
    <style:style style:name="T2615" style:family="text">
      <style:text-properties officeooo:rsid="1099339c"/>
    </style:style>
    <style:style style:name="T2616" style:family="text">
      <style:text-properties officeooo:rsid="109a5ff6"/>
    </style:style>
    <style:style style:name="T2617" style:family="text">
      <style:text-properties officeooo:rsid="109c54ce"/>
    </style:style>
    <style:style style:name="T2618" style:family="text">
      <style:text-properties officeooo:rsid="109dfbf8"/>
    </style:style>
    <style:style style:name="T2619" style:family="text">
      <style:text-properties officeooo:rsid="10a1b6ce"/>
    </style:style>
    <style:style style:name="T2620" style:family="text">
      <style:text-properties officeooo:rsid="10a378f7"/>
    </style:style>
    <style:style style:name="T2621" style:family="text">
      <style:text-properties officeooo:rsid="10a4797a"/>
    </style:style>
    <style:style style:name="T2622" style:family="text">
      <style:text-properties officeooo:rsid="10a640b9"/>
    </style:style>
    <style:style style:name="T2623" style:family="text">
      <style:text-properties officeooo:rsid="10a75e49"/>
    </style:style>
    <style:style style:name="T2624" style:family="text">
      <style:text-properties officeooo:rsid="10a85ade"/>
    </style:style>
    <style:style style:name="T2625" style:family="text">
      <style:text-properties officeooo:rsid="10a8f466"/>
    </style:style>
    <style:style style:name="T2626" style:family="text">
      <style:text-properties officeooo:rsid="10adefa0"/>
    </style:style>
    <style:style style:name="T2627" style:family="text">
      <style:text-properties officeooo:rsid="10b1333c"/>
    </style:style>
    <style:style style:name="T2628" style:family="text">
      <style:text-properties officeooo:rsid="10b1a1b9"/>
    </style:style>
    <style:style style:name="T2629" style:family="text">
      <style:text-properties officeooo:rsid="10b399b7"/>
    </style:style>
    <style:style style:name="T2630" style:family="text">
      <style:text-properties officeooo:rsid="10b4c127"/>
    </style:style>
    <style:style style:name="T2631" style:family="text">
      <style:text-properties officeooo:rsid="10b52e41"/>
    </style:style>
    <style:style style:name="T2632" style:family="text">
      <style:text-properties officeooo:rsid="10b5c89a"/>
    </style:style>
    <style:style style:name="T2633" style:family="text">
      <style:text-properties officeooo:rsid="10b60ed7"/>
    </style:style>
    <style:style style:name="T2634" style:family="text">
      <style:text-properties officeooo:rsid="10b657bd"/>
    </style:style>
    <style:style style:name="T2635" style:family="text">
      <style:text-properties officeooo:rsid="10b67087"/>
    </style:style>
    <style:style style:name="T2636" style:family="text">
      <style:text-properties officeooo:rsid="10b69a21"/>
    </style:style>
    <style:style style:name="T2637" style:family="text">
      <style:text-properties officeooo:rsid="10b83930"/>
    </style:style>
    <style:style style:name="T2638" style:family="text">
      <style:text-properties officeooo:rsid="10b84644"/>
    </style:style>
    <style:style style:name="T2639" style:family="text">
      <style:text-properties officeooo:rsid="10b91a74"/>
    </style:style>
    <style:style style:name="T2640" style:family="text">
      <style:text-properties officeooo:rsid="10b971d6"/>
    </style:style>
    <style:style style:name="T2641" style:family="text">
      <style:text-properties officeooo:rsid="10b98275"/>
    </style:style>
    <style:style style:name="T2642" style:family="text">
      <style:text-properties officeooo:rsid="10baba18"/>
    </style:style>
    <style:style style:name="T2643" style:family="text">
      <style:text-properties officeooo:rsid="10bb5fa1"/>
    </style:style>
    <style:style style:name="T2644" style:family="text">
      <style:text-properties officeooo:rsid="10bbaef6"/>
    </style:style>
    <style:style style:name="T2645" style:family="text">
      <style:text-properties officeooo:rsid="10bcb32a"/>
    </style:style>
    <style:style style:name="T2646" style:family="text">
      <style:text-properties officeooo:rsid="10bcd2bb"/>
    </style:style>
    <style:style style:name="T2647" style:family="text">
      <style:text-properties officeooo:rsid="10be661b"/>
    </style:style>
    <style:style style:name="T2648" style:family="text">
      <style:text-properties officeooo:rsid="10bf74e8"/>
    </style:style>
    <style:style style:name="T2649" style:family="text">
      <style:text-properties officeooo:rsid="10bfbec3"/>
    </style:style>
    <style:style style:name="T2650" style:family="text">
      <style:text-properties officeooo:rsid="10c28550"/>
    </style:style>
    <style:style style:name="T2651" style:family="text">
      <style:text-properties officeooo:rsid="10c36400"/>
    </style:style>
    <style:style style:name="T2652" style:family="text">
      <style:text-properties officeooo:rsid="10c5d819"/>
    </style:style>
    <style:style style:name="T2653" style:family="text">
      <style:text-properties officeooo:rsid="10c6fc4a"/>
    </style:style>
    <style:style style:name="T2654" style:family="text">
      <style:text-properties officeooo:rsid="10c7e621"/>
    </style:style>
    <style:style style:name="T2655" style:family="text">
      <style:text-properties officeooo:rsid="10c80e4a"/>
    </style:style>
    <style:style style:name="T2656" style:family="text">
      <style:text-properties officeooo:rsid="10c983dc"/>
    </style:style>
    <style:style style:name="T2657" style:family="text">
      <style:text-properties officeooo:rsid="10c9f0e1"/>
    </style:style>
    <style:style style:name="T2658" style:family="text">
      <style:text-properties officeooo:rsid="10cc20a6"/>
    </style:style>
    <style:style style:name="T2659" style:family="text">
      <style:text-properties officeooo:rsid="10cd92dc"/>
    </style:style>
    <style:style style:name="T2660" style:family="text">
      <style:text-properties officeooo:rsid="10d1a036"/>
    </style:style>
    <style:style style:name="T2661" style:family="text">
      <style:text-properties officeooo:rsid="10d28b28"/>
    </style:style>
    <style:style style:name="T2662" style:family="text">
      <style:text-properties officeooo:rsid="10d2c53f"/>
    </style:style>
    <style:style style:name="T2663" style:family="text">
      <style:text-properties officeooo:rsid="10d2fea1"/>
    </style:style>
    <style:style style:name="T2664" style:family="text">
      <style:text-properties officeooo:rsid="10d32e27"/>
    </style:style>
    <style:style style:name="T2665" style:family="text">
      <style:text-properties officeooo:rsid="10d461a1"/>
    </style:style>
    <style:style style:name="T2666" style:family="text">
      <style:text-properties officeooo:rsid="10d502f2"/>
    </style:style>
    <style:style style:name="T2667" style:family="text">
      <style:text-properties officeooo:rsid="10d6d400"/>
    </style:style>
    <style:style style:name="T2668" style:family="text">
      <style:text-properties officeooo:rsid="10d8b111"/>
    </style:style>
    <style:style style:name="T2669" style:family="text">
      <style:text-properties officeooo:rsid="10da5ebb"/>
    </style:style>
    <style:style style:name="T2670" style:family="text">
      <style:text-properties officeooo:rsid="10dc28f3"/>
    </style:style>
    <style:style style:name="T2671" style:family="text">
      <style:text-properties officeooo:rsid="10df50bb"/>
    </style:style>
    <style:style style:name="T2672" style:family="text">
      <style:text-properties officeooo:rsid="10e148e6"/>
    </style:style>
    <style:style style:name="T2673" style:family="text">
      <style:text-properties officeooo:rsid="10e1f8f3"/>
    </style:style>
    <style:style style:name="T2674" style:family="text">
      <style:text-properties officeooo:rsid="10e38fdf"/>
    </style:style>
    <style:style style:name="T2675" style:family="text">
      <style:text-properties officeooo:rsid="10e3c204"/>
    </style:style>
    <style:style style:name="T2676" style:family="text">
      <style:text-properties officeooo:rsid="10e5bdc0"/>
    </style:style>
    <style:style style:name="T2677" style:family="text">
      <style:text-properties officeooo:rsid="10e63d25"/>
    </style:style>
    <style:style style:name="T2678" style:family="text">
      <style:text-properties officeooo:rsid="10e7418d"/>
    </style:style>
    <style:style style:name="T2679" style:family="text">
      <style:text-properties officeooo:rsid="10e812f8"/>
    </style:style>
    <style:style style:name="T2680" style:family="text">
      <style:text-properties officeooo:rsid="10e9c182"/>
    </style:style>
    <style:style style:name="T2681" style:family="text">
      <style:text-properties officeooo:rsid="10eb6089"/>
    </style:style>
    <style:style style:name="T2682" style:family="text">
      <style:text-properties officeooo:rsid="10ec2f82"/>
    </style:style>
    <style:style style:name="T2683" style:family="text">
      <style:text-properties officeooo:rsid="10ed538b"/>
    </style:style>
    <style:style style:name="T2684" style:family="text">
      <style:text-properties officeooo:rsid="10f39b8d"/>
    </style:style>
    <style:style style:name="T2685" style:family="text">
      <style:text-properties officeooo:rsid="10f5144c"/>
    </style:style>
    <style:style style:name="T2686" style:family="text">
      <style:text-properties officeooo:rsid="10fa875d"/>
    </style:style>
    <style:style style:name="T2687" style:family="text">
      <style:text-properties officeooo:rsid="10fb4c09"/>
    </style:style>
    <style:style style:name="T2688" style:family="text">
      <style:text-properties officeooo:rsid="10fcc97a"/>
    </style:style>
    <style:style style:name="T2689" style:family="text">
      <style:text-properties officeooo:rsid="10fe367c"/>
    </style:style>
    <style:style style:name="T2690" style:family="text">
      <style:text-properties officeooo:rsid="10fe8b69"/>
    </style:style>
    <style:style style:name="T2691" style:family="text">
      <style:text-properties officeooo:rsid="11007a02"/>
    </style:style>
    <style:style style:name="T2692" style:family="text">
      <style:text-properties officeooo:rsid="1102452e"/>
    </style:style>
    <style:style style:name="T2693" style:family="text">
      <style:text-properties officeooo:rsid="11029488"/>
    </style:style>
    <style:style style:name="T2694" style:family="text">
      <style:text-properties officeooo:rsid="1103475d"/>
    </style:style>
    <style:style style:name="T2695" style:family="text">
      <style:text-properties officeooo:rsid="1104f0a0"/>
    </style:style>
    <style:style style:name="T2696" style:family="text">
      <style:text-properties officeooo:rsid="11054b55"/>
    </style:style>
    <style:style style:name="T2697" style:family="text">
      <style:text-properties officeooo:rsid="11058fb8"/>
    </style:style>
    <style:style style:name="T2698" style:family="text">
      <style:text-properties officeooo:rsid="11072c51"/>
    </style:style>
    <style:style style:name="T2699" style:family="text">
      <style:text-properties officeooo:rsid="11075b07"/>
    </style:style>
    <style:style style:name="T2700" style:family="text">
      <style:text-properties officeooo:rsid="110cb764"/>
    </style:style>
    <style:style style:name="T2701" style:family="text">
      <style:text-properties officeooo:rsid="110e470b"/>
    </style:style>
    <style:style style:name="T2702" style:family="text">
      <style:text-properties officeooo:rsid="110f9f25"/>
    </style:style>
    <style:style style:name="T2703" style:family="text">
      <style:text-properties officeooo:rsid="111184a8"/>
    </style:style>
    <style:style style:name="T2704" style:family="text">
      <style:text-properties officeooo:rsid="11126fb7"/>
    </style:style>
    <style:style style:name="T2705" style:family="text">
      <style:text-properties officeooo:rsid="11138afd"/>
    </style:style>
    <style:style style:name="T2706" style:family="text">
      <style:text-properties officeooo:rsid="111590ce"/>
    </style:style>
    <style:style style:name="T2707" style:family="text">
      <style:text-properties officeooo:rsid="11170e73"/>
    </style:style>
    <style:style style:name="T2708" style:family="text">
      <style:text-properties officeooo:rsid="1118417e"/>
    </style:style>
    <style:style style:name="T2709" style:family="text">
      <style:text-properties officeooo:rsid="1118b0b7"/>
    </style:style>
    <style:style style:name="T2710" style:family="text">
      <style:text-properties officeooo:rsid="111b40ae"/>
    </style:style>
    <style:style style:name="T2711" style:family="text">
      <style:text-properties officeooo:rsid="111c91a6"/>
    </style:style>
    <style:style style:name="T2712" style:family="text">
      <style:text-properties officeooo:rsid="111df513"/>
    </style:style>
    <style:style style:name="T2713" style:family="text">
      <style:text-properties officeooo:rsid="111fee36"/>
    </style:style>
    <style:style style:name="T2714" style:family="text">
      <style:text-properties officeooo:rsid="1120c4d2"/>
    </style:style>
    <style:style style:name="T2715" style:family="text">
      <style:text-properties officeooo:rsid="11222754"/>
    </style:style>
    <style:style style:name="T2716" style:family="text">
      <style:text-properties officeooo:rsid="1122ac6c"/>
    </style:style>
    <style:style style:name="T2717" style:family="text">
      <style:text-properties officeooo:rsid="1125bcae"/>
    </style:style>
    <style:style style:name="T2718" style:family="text">
      <style:text-properties officeooo:rsid="1129a270"/>
    </style:style>
    <style:style style:name="T2719" style:family="text">
      <style:text-properties officeooo:rsid="112ab591"/>
    </style:style>
    <style:style style:name="T2720" style:family="text">
      <style:text-properties officeooo:rsid="112c7e38"/>
    </style:style>
    <style:style style:name="T2721" style:family="text">
      <style:text-properties officeooo:rsid="112c8c25"/>
    </style:style>
    <style:style style:name="T2722" style:family="text">
      <style:text-properties officeooo:rsid="112ee389"/>
    </style:style>
    <style:style style:name="T2723" style:family="text">
      <style:text-properties officeooo:rsid="1130db40"/>
    </style:style>
    <style:style style:name="T2724" style:family="text">
      <style:text-properties officeooo:rsid="11316a50"/>
    </style:style>
    <style:style style:name="T2725" style:family="text">
      <style:text-properties officeooo:rsid="113377a3"/>
    </style:style>
    <style:style style:name="T2726" style:family="text">
      <style:text-properties officeooo:rsid="1135f5f1"/>
    </style:style>
    <style:style style:name="T2727" style:family="text">
      <style:text-properties officeooo:rsid="11372329"/>
    </style:style>
    <style:style style:name="T2728" style:family="text">
      <style:text-properties officeooo:rsid="1138f94b"/>
    </style:style>
    <style:style style:name="T2729" style:family="text">
      <style:text-properties officeooo:rsid="113a663b"/>
    </style:style>
    <style:style style:name="T2730" style:family="text">
      <style:text-properties officeooo:rsid="113cb394"/>
    </style:style>
    <style:style style:name="T2731" style:family="text">
      <style:text-properties officeooo:rsid="113d0632"/>
    </style:style>
    <style:style style:name="T2732" style:family="text">
      <style:text-properties officeooo:rsid="113d5421"/>
    </style:style>
    <style:style style:name="T2733" style:family="text">
      <style:text-properties officeooo:rsid="113ee7c3"/>
    </style:style>
    <style:style style:name="T2734" style:family="text">
      <style:text-properties officeooo:rsid="113f77db"/>
    </style:style>
    <style:style style:name="T2735" style:family="text">
      <style:text-properties officeooo:rsid="114679aa"/>
    </style:style>
    <style:style style:name="T2736" style:family="text">
      <style:text-properties officeooo:rsid="1147772c"/>
    </style:style>
    <style:style style:name="T2737" style:family="text">
      <style:text-properties officeooo:rsid="1148077f"/>
    </style:style>
    <style:style style:name="T2738" style:family="text">
      <style:text-properties officeooo:rsid="1148ebd6"/>
    </style:style>
    <style:style style:name="T2739" style:family="text">
      <style:text-properties officeooo:rsid="114adc01"/>
    </style:style>
    <style:style style:name="T2740" style:family="text">
      <style:text-properties officeooo:rsid="114d4dcd"/>
    </style:style>
    <style:style style:name="T2741" style:family="text">
      <style:text-properties officeooo:rsid="114f972c"/>
    </style:style>
    <style:style style:name="T2742" style:family="text">
      <style:text-properties officeooo:rsid="1150a79a"/>
    </style:style>
    <style:style style:name="T2743" style:family="text">
      <style:text-properties officeooo:rsid="1151e145"/>
    </style:style>
    <style:style style:name="T2744" style:family="text">
      <style:text-properties officeooo:rsid="11520a44"/>
    </style:style>
    <style:style style:name="T2745" style:family="text">
      <style:text-properties officeooo:rsid="11539957"/>
    </style:style>
    <style:style style:name="T2746" style:family="text">
      <style:text-properties officeooo:rsid="11558ad5"/>
    </style:style>
    <style:style style:name="T2747" style:family="text">
      <style:text-properties officeooo:rsid="11580fe1"/>
    </style:style>
    <style:style style:name="T2748" style:family="text">
      <style:text-properties officeooo:rsid="11599a32"/>
    </style:style>
    <style:style style:name="T2749" style:family="text">
      <style:text-properties officeooo:rsid="1159e22b"/>
    </style:style>
    <style:style style:name="T2750" style:family="text">
      <style:text-properties officeooo:rsid="115a6d66"/>
    </style:style>
    <style:style style:name="T2751" style:family="text">
      <style:text-properties officeooo:rsid="115be661"/>
    </style:style>
    <style:style style:name="T2752" style:family="text">
      <style:text-properties officeooo:rsid="115c1fe3"/>
    </style:style>
    <style:style style:name="T2753" style:family="text">
      <style:text-properties officeooo:rsid="115d6273"/>
    </style:style>
    <style:style style:name="T2754" style:family="text">
      <style:text-properties officeooo:rsid="115ef9da"/>
    </style:style>
    <style:style style:name="T2755" style:family="text">
      <style:text-properties officeooo:rsid="116045ca"/>
    </style:style>
    <style:style style:name="T2756" style:family="text">
      <style:text-properties officeooo:rsid="1160befa"/>
    </style:style>
    <style:style style:name="T2757" style:family="text">
      <style:text-properties officeooo:rsid="11613bce"/>
    </style:style>
    <style:style style:name="T2758" style:family="text">
      <style:text-properties officeooo:rsid="1163d34a"/>
    </style:style>
    <style:style style:name="T2759" style:family="text">
      <style:text-properties officeooo:rsid="11648f6f"/>
    </style:style>
    <style:style style:name="T2760" style:family="text">
      <style:text-properties officeooo:rsid="11671a92"/>
    </style:style>
    <style:style style:name="T2761" style:family="text">
      <style:text-properties officeooo:rsid="11671c3e"/>
    </style:style>
    <style:style style:name="T2762" style:family="text">
      <style:text-properties officeooo:rsid="11689ef0"/>
    </style:style>
    <style:style style:name="T2763" style:family="text">
      <style:text-properties officeooo:rsid="1169a908"/>
    </style:style>
    <style:style style:name="T2764" style:family="text">
      <style:text-properties officeooo:rsid="116afaf0"/>
    </style:style>
    <style:style style:name="T2765" style:family="text">
      <style:text-properties officeooo:rsid="116be2e1"/>
    </style:style>
    <style:style style:name="T2766" style:family="text">
      <style:text-properties officeooo:rsid="116daacb"/>
    </style:style>
    <style:style style:name="T2767" style:family="text">
      <style:text-properties officeooo:rsid="116f4d3d"/>
    </style:style>
    <style:style style:name="T2768" style:family="text">
      <style:text-properties officeooo:rsid="11704870"/>
    </style:style>
    <style:style style:name="T2769" style:family="text">
      <style:text-properties officeooo:rsid="1170dfbe"/>
    </style:style>
    <style:style style:name="T2770" style:family="text">
      <style:text-properties officeooo:rsid="1171e4d9"/>
    </style:style>
    <style:style style:name="T2771" style:family="text">
      <style:text-properties officeooo:rsid="117381d2"/>
    </style:style>
    <style:style style:name="T2772" style:family="text">
      <style:text-properties officeooo:rsid="1173b815"/>
    </style:style>
    <style:style style:name="T2773" style:family="text">
      <style:text-properties officeooo:rsid="1175ac36"/>
    </style:style>
    <style:style style:name="T2774" style:family="text">
      <style:text-properties officeooo:rsid="11772e13"/>
    </style:style>
    <style:style style:name="T2775" style:family="text">
      <style:text-properties officeooo:rsid="11783391"/>
    </style:style>
    <style:style style:name="T2776" style:family="text">
      <style:text-properties officeooo:rsid="1179a275"/>
    </style:style>
    <style:style style:name="T2777" style:family="text">
      <style:text-properties officeooo:rsid="117abe8e"/>
    </style:style>
    <style:style style:name="T2778" style:family="text">
      <style:text-properties officeooo:rsid="117b886a"/>
    </style:style>
    <style:style style:name="T2779" style:family="text">
      <style:text-properties officeooo:rsid="117bdc34"/>
    </style:style>
    <style:style style:name="T2780" style:family="text">
      <style:text-properties officeooo:rsid="117d62ac"/>
    </style:style>
    <style:style style:name="T2781" style:family="text">
      <style:text-properties officeooo:rsid="117df651"/>
    </style:style>
    <style:style style:name="T2782" style:family="text">
      <style:text-properties officeooo:rsid="117fa2cc"/>
    </style:style>
    <style:style style:name="T2783" style:family="text">
      <style:text-properties officeooo:rsid="11816e4f"/>
    </style:style>
    <style:style style:name="T2784" style:family="text">
      <style:text-properties officeooo:rsid="11827360"/>
    </style:style>
    <style:style style:name="T2785" style:family="text">
      <style:text-properties officeooo:rsid="11845e3b"/>
    </style:style>
    <style:style style:name="T2786" style:family="text">
      <style:text-properties officeooo:rsid="118461db"/>
    </style:style>
    <style:style style:name="T2787" style:family="text">
      <style:text-properties officeooo:rsid="11855f0a"/>
    </style:style>
    <style:style style:name="T2788" style:family="text">
      <style:text-properties officeooo:rsid="1186585e"/>
    </style:style>
    <style:style style:name="T2789" style:family="text">
      <style:text-properties officeooo:rsid="118687cf"/>
    </style:style>
    <style:style style:name="T2790" style:family="text">
      <style:text-properties officeooo:rsid="11883468"/>
    </style:style>
    <style:style style:name="T2791" style:family="text">
      <style:text-properties officeooo:rsid="11898d7d"/>
    </style:style>
    <style:style style:name="T2792" style:family="text">
      <style:text-properties officeooo:rsid="118a5453"/>
    </style:style>
    <style:style style:name="T2793" style:family="text">
      <style:text-properties fo:language="ru" fo:country="RU"/>
    </style:style>
    <style:style style:name="T2794" style:family="text">
      <style:text-properties fo:language="ru" fo:country="RU" officeooo:rsid="118b33a0"/>
    </style:style>
    <style:style style:name="T2795" style:family="text">
      <style:text-properties fo:language="ru" fo:country="RU" officeooo:rsid="118b533c"/>
    </style:style>
    <style:style style:name="T2796" style:family="text">
      <style:text-properties fo:language="ru" fo:country="RU" officeooo:rsid="118bb06b"/>
    </style:style>
    <style:style style:name="T2797" style:family="text">
      <style:text-properties fo:language="ru" fo:country="RU" officeooo:rsid="118ce011"/>
    </style:style>
    <style:style style:name="T2798" style:family="text">
      <style:text-properties fo:language="ru" fo:country="RU" officeooo:rsid="118edcfb"/>
    </style:style>
    <style:style style:name="T2799" style:family="text">
      <style:text-properties fo:language="ru" fo:country="RU" officeooo:rsid="11906b56"/>
    </style:style>
    <style:style style:name="T2800" style:family="text">
      <style:text-properties fo:language="ru" fo:country="RU" officeooo:rsid="11914104"/>
    </style:style>
    <style:style style:name="T2801" style:family="text">
      <style:text-properties fo:language="ru" fo:country="RU" officeooo:rsid="119227a7"/>
    </style:style>
    <style:style style:name="T2802" style:family="text">
      <style:text-properties fo:language="ru" fo:country="RU" officeooo:rsid="11923144"/>
    </style:style>
    <style:style style:name="T2803" style:family="text">
      <style:text-properties fo:language="ru" fo:country="RU" officeooo:rsid="11935218"/>
    </style:style>
    <style:style style:name="T2804" style:family="text">
      <style:text-properties fo:language="ru" fo:country="RU" officeooo:rsid="11936f3c"/>
    </style:style>
    <style:style style:name="T2805" style:family="text">
      <style:text-properties fo:language="ru" fo:country="RU" officeooo:rsid="119525dc"/>
    </style:style>
    <style:style style:name="T2806" style:family="text">
      <style:text-properties fo:language="ru" fo:country="RU" officeooo:rsid="11989089"/>
    </style:style>
    <style:style style:name="T2807" style:family="text">
      <style:text-properties fo:language="ru" fo:country="RU" officeooo:rsid="1198f998"/>
    </style:style>
    <style:style style:name="T2808" style:family="text">
      <style:text-properties fo:language="ru" fo:country="RU" officeooo:rsid="1199cfc4"/>
    </style:style>
    <style:style style:name="T2809" style:family="text">
      <style:text-properties fo:language="ru" fo:country="RU" officeooo:rsid="119a11c2"/>
    </style:style>
    <style:style style:name="T2810" style:family="text">
      <style:text-properties fo:language="ru" fo:country="RU" officeooo:rsid="119c8e02"/>
    </style:style>
    <style:style style:name="T2811" style:family="text">
      <style:text-properties fo:language="ru" fo:country="RU" officeooo:rsid="119cd665"/>
    </style:style>
    <style:style style:name="T2812" style:family="text">
      <style:text-properties fo:language="ru" fo:country="RU" officeooo:rsid="119eb177"/>
    </style:style>
    <style:style style:name="T2813" style:family="text">
      <style:text-properties fo:language="ru" fo:country="RU" officeooo:rsid="119ee730"/>
    </style:style>
    <style:style style:name="T2814" style:family="text">
      <style:text-properties fo:language="ru" fo:country="RU" officeooo:rsid="119f13e4"/>
    </style:style>
    <style:style style:name="T2815" style:family="text">
      <style:text-properties fo:language="ru" fo:country="RU" officeooo:rsid="11a01ddd"/>
    </style:style>
    <style:style style:name="T2816" style:family="text">
      <style:text-properties fo:language="ru" fo:country="RU" officeooo:rsid="11a11191"/>
    </style:style>
    <style:style style:name="T2817" style:family="text">
      <style:text-properties fo:language="ru" fo:country="RU" officeooo:rsid="11a40849"/>
    </style:style>
    <style:style style:name="T2818" style:family="text">
      <style:text-properties fo:language="ru" fo:country="RU" officeooo:rsid="11a48ec4"/>
    </style:style>
    <style:style style:name="T2819" style:family="text">
      <style:text-properties fo:language="ru" fo:country="RU" officeooo:rsid="11a64ccd"/>
    </style:style>
    <style:style style:name="T2820" style:family="text">
      <style:text-properties fo:language="ru" fo:country="RU" officeooo:rsid="11a79ab6"/>
    </style:style>
    <style:style style:name="T2821" style:family="text">
      <style:text-properties fo:language="ru" fo:country="RU" officeooo:rsid="11a7bd28"/>
    </style:style>
    <style:style style:name="T2822" style:family="text">
      <style:text-properties fo:language="ru" fo:country="RU" officeooo:rsid="11aabeef"/>
    </style:style>
    <style:style style:name="T2823" style:family="text">
      <style:text-properties fo:language="ru" fo:country="RU" officeooo:rsid="11abcfc9"/>
    </style:style>
    <style:style style:name="T2824" style:family="text">
      <style:text-properties fo:language="ru" fo:country="RU" officeooo:rsid="11af2abc"/>
    </style:style>
    <style:style style:name="T2825" style:family="text">
      <style:text-properties fo:language="ru" fo:country="RU" officeooo:rsid="11aff85d"/>
    </style:style>
    <style:style style:name="T2826" style:family="text">
      <style:text-properties fo:language="ru" fo:country="RU" officeooo:rsid="11b18718"/>
    </style:style>
    <style:style style:name="T2827" style:family="text">
      <style:text-properties fo:language="ru" fo:country="RU" officeooo:rsid="11b4d7af"/>
    </style:style>
    <style:style style:name="T2828" style:family="text">
      <style:text-properties fo:language="ru" fo:country="RU" officeooo:rsid="11b6a4cd"/>
    </style:style>
    <style:style style:name="T2829" style:family="text">
      <style:text-properties fo:language="ru" fo:country="RU" officeooo:rsid="11b72905"/>
    </style:style>
    <style:style style:name="T2830" style:family="text">
      <style:text-properties fo:language="ru" fo:country="RU" officeooo:rsid="11b863ac"/>
    </style:style>
    <style:style style:name="T2831" style:family="text">
      <style:text-properties fo:language="ru" fo:country="RU" officeooo:rsid="11b8ae44"/>
    </style:style>
    <style:style style:name="T2832" style:family="text">
      <style:text-properties fo:language="ru" fo:country="RU" officeooo:rsid="11ba7acf"/>
    </style:style>
    <style:style style:name="T2833" style:family="text">
      <style:text-properties fo:language="ru" fo:country="RU" officeooo:rsid="11bd7b0c"/>
    </style:style>
    <style:style style:name="T2834" style:family="text">
      <style:text-properties fo:language="ru" fo:country="RU" officeooo:rsid="11bf6499"/>
    </style:style>
    <style:style style:name="T2835" style:family="text">
      <style:text-properties fo:language="ru" fo:country="RU" officeooo:rsid="11c0c7ba"/>
    </style:style>
    <style:style style:name="T2836" style:family="text">
      <style:text-properties fo:language="ru" fo:country="RU" officeooo:rsid="11c1b12d"/>
    </style:style>
    <style:style style:name="T2837" style:family="text">
      <style:text-properties fo:language="ru" fo:country="RU" officeooo:rsid="11c2fdeb"/>
    </style:style>
    <style:style style:name="T2838" style:family="text">
      <style:text-properties fo:language="ru" fo:country="RU" officeooo:rsid="11c6fb49"/>
    </style:style>
    <style:style style:name="T2839" style:family="text">
      <style:text-properties fo:language="ru" fo:country="RU" officeooo:rsid="11c94a14"/>
    </style:style>
    <style:style style:name="T2840" style:family="text">
      <style:text-properties fo:language="ru" fo:country="RU" officeooo:rsid="11ca4d0f"/>
    </style:style>
    <style:style style:name="T2841" style:family="text">
      <style:text-properties fo:language="ru" fo:country="RU" officeooo:rsid="11cad88c"/>
    </style:style>
    <style:style style:name="T2842" style:family="text">
      <style:text-properties fo:language="ru" fo:country="RU" officeooo:rsid="11cba5a8"/>
    </style:style>
    <style:style style:name="T2843" style:family="text">
      <style:text-properties fo:language="ru" fo:country="RU" officeooo:rsid="11cd5ae6"/>
    </style:style>
    <style:style style:name="T2844" style:family="text">
      <style:text-properties fo:language="ru" fo:country="RU" officeooo:rsid="11ce2f4b"/>
    </style:style>
    <style:style style:name="T2845" style:family="text">
      <style:text-properties fo:language="ru" fo:country="RU" officeooo:rsid="11ce966e"/>
    </style:style>
    <style:style style:name="T2846" style:family="text">
      <style:text-properties fo:language="ru" fo:country="RU" officeooo:rsid="11d029af"/>
    </style:style>
    <style:style style:name="T2847" style:family="text">
      <style:text-properties fo:language="ru" fo:country="RU" officeooo:rsid="11d0338a"/>
    </style:style>
    <style:style style:name="T2848" style:family="text">
      <style:text-properties fo:language="ru" fo:country="RU" officeooo:rsid="11d27bba"/>
    </style:style>
    <style:style style:name="T2849" style:family="text">
      <style:text-properties fo:language="ru" fo:country="RU" officeooo:rsid="11d6064f"/>
    </style:style>
    <style:style style:name="T2850" style:family="text">
      <style:text-properties fo:language="ru" fo:country="RU" officeooo:rsid="11d671b5"/>
    </style:style>
    <style:style style:name="T2851" style:family="text">
      <style:text-properties fo:language="ru" fo:country="RU" officeooo:rsid="11d8629c"/>
    </style:style>
    <style:style style:name="T2852" style:family="text">
      <style:text-properties fo:language="ru" fo:country="RU" officeooo:rsid="11d9f2c2"/>
    </style:style>
    <style:style style:name="T2853" style:family="text">
      <style:text-properties fo:language="ru" fo:country="RU" officeooo:rsid="11db7b27"/>
    </style:style>
    <style:style style:name="T2854" style:family="text">
      <style:text-properties fo:language="ru" fo:country="RU" officeooo:rsid="11dfc3c0"/>
    </style:style>
    <style:style style:name="T2855" style:family="text">
      <style:text-properties fo:language="ru" fo:country="RU" officeooo:rsid="11e12d7f"/>
    </style:style>
    <style:style style:name="T2856" style:family="text">
      <style:text-properties fo:language="ru" fo:country="RU" officeooo:rsid="11e22d9f"/>
    </style:style>
    <style:style style:name="T2857" style:family="text">
      <style:text-properties fo:language="ru" fo:country="RU" officeooo:rsid="11e301af"/>
    </style:style>
    <style:style style:name="T2858" style:family="text">
      <style:text-properties fo:language="ru" fo:country="RU" officeooo:rsid="11e67666"/>
    </style:style>
    <style:style style:name="T2859" style:family="text">
      <style:text-properties fo:language="ru" fo:country="RU" officeooo:rsid="11e86257"/>
    </style:style>
    <style:style style:name="T2860" style:family="text">
      <style:text-properties fo:language="ru" fo:country="RU" officeooo:rsid="11e9c6bb"/>
    </style:style>
    <style:style style:name="T2861" style:family="text">
      <style:text-properties fo:language="ru" fo:country="RU" officeooo:rsid="11ea2bc8"/>
    </style:style>
    <style:style style:name="T2862" style:family="text">
      <style:text-properties fo:language="ru" fo:country="RU" officeooo:rsid="11ec8853"/>
    </style:style>
    <style:style style:name="T2863" style:family="text">
      <style:text-properties fo:language="ru" fo:country="RU" officeooo:rsid="11edc4dd"/>
    </style:style>
    <style:style style:name="T2864" style:family="text">
      <style:text-properties fo:language="ru" fo:country="RU" officeooo:rsid="11ef3815"/>
    </style:style>
    <style:style style:name="T2865" style:family="text">
      <style:text-properties fo:language="ru" fo:country="RU" officeooo:rsid="11f03ed5"/>
    </style:style>
    <style:style style:name="T2866" style:family="text">
      <style:text-properties fo:language="ru" fo:country="RU" officeooo:rsid="11f2cd8a"/>
    </style:style>
    <style:style style:name="T2867" style:family="text">
      <style:text-properties fo:language="ru" fo:country="RU" officeooo:rsid="11f2fe30"/>
    </style:style>
    <style:style style:name="T2868" style:family="text">
      <style:text-properties fo:language="ru" fo:country="RU" officeooo:rsid="11f4278a"/>
    </style:style>
    <style:style style:name="T2869" style:family="text">
      <style:text-properties fo:language="ru" fo:country="RU" officeooo:rsid="11f4aeec"/>
    </style:style>
    <style:style style:name="T2870" style:family="text">
      <style:text-properties fo:language="ru" fo:country="RU" officeooo:rsid="11f6de7f"/>
    </style:style>
    <style:style style:name="T2871" style:family="text">
      <style:text-properties fo:language="ru" fo:country="RU" officeooo:rsid="11f903f3"/>
    </style:style>
    <style:style style:name="T2872" style:family="text">
      <style:text-properties fo:language="ru" fo:country="RU" officeooo:rsid="11fc727f"/>
    </style:style>
    <style:style style:name="T2873" style:family="text">
      <style:text-properties fo:language="ru" fo:country="RU" officeooo:rsid="11fd5441"/>
    </style:style>
    <style:style style:name="T2874" style:family="text">
      <style:text-properties fo:language="ru" fo:country="RU" officeooo:rsid="11fe7862"/>
    </style:style>
    <style:style style:name="T2875" style:family="text">
      <style:text-properties fo:language="ru" fo:country="RU" officeooo:rsid="12002d5f"/>
    </style:style>
    <style:style style:name="T2876" style:family="text">
      <style:text-properties fo:language="ru" fo:country="RU" officeooo:rsid="12060b12"/>
    </style:style>
    <style:style style:name="T2877" style:family="text">
      <style:text-properties fo:language="ru" fo:country="RU" officeooo:rsid="1208ddef"/>
    </style:style>
    <style:style style:name="T2878" style:family="text">
      <style:text-properties fo:language="ru" fo:country="RU" officeooo:rsid="120a870e"/>
    </style:style>
    <style:style style:name="T2879" style:family="text">
      <style:text-properties fo:language="ru" fo:country="RU" officeooo:rsid="120bee7a"/>
    </style:style>
    <style:style style:name="T2880" style:family="text">
      <style:text-properties fo:language="ru" fo:country="RU" officeooo:rsid="120d3aa7"/>
    </style:style>
    <style:style style:name="T2881" style:family="text">
      <style:text-properties fo:language="ru" fo:country="RU" officeooo:rsid="120dbc6a"/>
    </style:style>
    <style:style style:name="T2882" style:family="text">
      <style:text-properties fo:language="ru" fo:country="RU" officeooo:rsid="120fb430"/>
    </style:style>
    <style:style style:name="T2883" style:family="text">
      <style:text-properties fo:language="ru" fo:country="RU" officeooo:rsid="1210e971"/>
    </style:style>
    <style:style style:name="T2884" style:family="text">
      <style:text-properties fo:language="ru" fo:country="RU" officeooo:rsid="12129af3"/>
    </style:style>
    <style:style style:name="T2885" style:family="text">
      <style:text-properties fo:language="ru" fo:country="RU" officeooo:rsid="1217cc5d"/>
    </style:style>
    <style:style style:name="T2886" style:family="text">
      <style:text-properties fo:language="ru" fo:country="RU" officeooo:rsid="121928c7"/>
    </style:style>
    <style:style style:name="T2887" style:family="text">
      <style:text-properties fo:language="ru" fo:country="RU" officeooo:rsid="121ad3a1"/>
    </style:style>
    <style:style style:name="T2888" style:family="text">
      <style:text-properties fo:language="ru" fo:country="RU" officeooo:rsid="121ca28c"/>
    </style:style>
    <style:style style:name="T2889" style:family="text">
      <style:text-properties fo:language="ru" fo:country="RU" officeooo:rsid="121e0d70"/>
    </style:style>
    <style:style style:name="T2890" style:family="text">
      <style:text-properties fo:language="ru" fo:country="RU" officeooo:rsid="121fa926"/>
    </style:style>
    <style:style style:name="T2891" style:family="text">
      <style:text-properties fo:language="ru" fo:country="RU" officeooo:rsid="1371297c"/>
    </style:style>
    <style:style style:name="T2892" style:family="text">
      <style:text-properties fo:language="ru" fo:country="RU" officeooo:rsid="1371ae4f"/>
    </style:style>
    <style:style style:name="T2893" style:family="text">
      <style:text-properties fo:language="ru" fo:country="RU" officeooo:rsid="13e7e460"/>
    </style:style>
    <style:style style:name="T2894" style:family="text">
      <style:text-properties fo:language="ru" fo:country="RU" officeooo:rsid="13e8b1cc"/>
    </style:style>
    <style:style style:name="T2895" style:family="text">
      <style:text-properties fo:language="ru" fo:country="RU" officeooo:rsid="13e96d86"/>
    </style:style>
    <style:style style:name="T2896" style:family="text">
      <style:text-properties fo:language="ru" fo:country="RU" officeooo:rsid="13ea2ab0"/>
    </style:style>
    <style:style style:name="T2897" style:family="text">
      <style:text-properties fo:language="ru" fo:country="RU" officeooo:rsid="13ea6811"/>
    </style:style>
    <style:style style:name="T2898" style:family="text">
      <style:text-properties fo:language="ru" fo:country="RU" officeooo:rsid="13eb6e6b"/>
    </style:style>
    <style:style style:name="T2899" style:family="text">
      <style:text-properties fo:language="ru" fo:country="RU" officeooo:rsid="18120248"/>
    </style:style>
    <style:style style:name="T2900" style:family="text">
      <style:text-properties fo:language="ru" fo:country="RU" officeooo:rsid="1813c651"/>
    </style:style>
    <style:style style:name="T2901" style:family="text">
      <style:text-properties fo:language="ru" fo:country="RU" officeooo:rsid="1818810f"/>
    </style:style>
    <style:style style:name="T2902" style:family="text">
      <style:text-properties fo:language="ru" fo:country="RU" officeooo:rsid="181a2335"/>
    </style:style>
    <style:style style:name="T2903" style:family="text">
      <style:text-properties style:text-underline-style="none"/>
    </style:style>
    <style:style style:name="T2904" style:family="text">
      <style:text-properties style:text-underline-style="none" officeooo:rsid="1171e4d9"/>
    </style:style>
    <style:style style:name="T2905" style:family="text">
      <style:text-properties officeooo:rsid="11906b56"/>
    </style:style>
    <style:style style:name="T2906" style:family="text">
      <style:text-properties officeooo:rsid="119668ac"/>
    </style:style>
    <style:style style:name="T2907" style:family="text">
      <style:text-properties officeooo:rsid="1197faaf"/>
    </style:style>
    <style:style style:name="T2908" style:family="text">
      <style:text-properties officeooo:rsid="11987e97"/>
    </style:style>
    <style:style style:name="T2909" style:family="text">
      <style:text-properties officeooo:rsid="11989089"/>
    </style:style>
    <style:style style:name="T2910" style:family="text">
      <style:text-properties officeooo:rsid="119bfd10"/>
    </style:style>
    <style:style style:name="T2911" style:family="text">
      <style:text-properties officeooo:rsid="11c3ef68"/>
    </style:style>
    <style:style style:name="T2912" style:family="text">
      <style:text-properties officeooo:rsid="11c4a0e5"/>
    </style:style>
    <style:style style:name="T2913" style:family="text">
      <style:text-properties officeooo:rsid="1220a866"/>
    </style:style>
    <style:style style:name="T2914" style:family="text">
      <style:text-properties officeooo:rsid="12129af3"/>
    </style:style>
    <style:style style:name="T2915" style:family="text">
      <style:text-properties officeooo:rsid="12210542"/>
    </style:style>
    <style:style style:name="T2916" style:family="text">
      <style:text-properties officeooo:rsid="12228bde"/>
    </style:style>
    <style:style style:name="T2917" style:family="text">
      <style:text-properties officeooo:rsid="12236054"/>
    </style:style>
    <style:style style:name="T2918" style:family="text">
      <style:text-properties officeooo:rsid="122520ad"/>
    </style:style>
    <style:style style:name="T2919" style:family="text">
      <style:text-properties officeooo:rsid="1225a826"/>
    </style:style>
    <style:style style:name="T2920" style:family="text">
      <style:text-properties officeooo:rsid="12270d9d"/>
    </style:style>
    <style:style style:name="T2921" style:family="text">
      <style:text-properties officeooo:rsid="1228b9d0"/>
    </style:style>
    <style:style style:name="T2922" style:family="text">
      <style:text-properties officeooo:rsid="1228bf64"/>
    </style:style>
    <style:style style:name="T2923" style:family="text">
      <style:text-properties officeooo:rsid="122a94b9"/>
    </style:style>
    <style:style style:name="T2924" style:family="text">
      <style:text-properties officeooo:rsid="122afb58"/>
    </style:style>
    <style:style style:name="T2925" style:family="text">
      <style:text-properties officeooo:rsid="122c63b6"/>
    </style:style>
    <style:style style:name="T2926" style:family="text">
      <style:text-properties officeooo:rsid="122f47cc"/>
    </style:style>
    <style:style style:name="T2927" style:family="text">
      <style:text-properties officeooo:rsid="1230033a"/>
    </style:style>
    <style:style style:name="T2928" style:family="text">
      <style:text-properties officeooo:rsid="1230fea2"/>
    </style:style>
    <style:style style:name="T2929" style:family="text">
      <style:text-properties officeooo:rsid="12313fe9"/>
    </style:style>
    <style:style style:name="T2930" style:family="text">
      <style:text-properties officeooo:rsid="1232d874"/>
    </style:style>
    <style:style style:name="T2931" style:family="text">
      <style:text-properties officeooo:rsid="12341068"/>
    </style:style>
    <style:style style:name="T2932" style:family="text">
      <style:text-properties officeooo:rsid="12368b43"/>
    </style:style>
    <style:style style:name="T2933" style:family="text">
      <style:text-properties officeooo:rsid="12381600"/>
    </style:style>
    <style:style style:name="T2934" style:family="text">
      <style:text-properties officeooo:rsid="12393212"/>
    </style:style>
    <style:style style:name="T2935" style:family="text">
      <style:text-properties officeooo:rsid="123a3af9"/>
    </style:style>
    <style:style style:name="T2936" style:family="text">
      <style:text-properties officeooo:rsid="123b6b42"/>
    </style:style>
    <style:style style:name="T2937" style:family="text">
      <style:text-properties officeooo:rsid="123bcc6b"/>
    </style:style>
    <style:style style:name="T2938" style:family="text">
      <style:text-properties officeooo:rsid="123c8d09"/>
    </style:style>
    <style:style style:name="T2939" style:family="text">
      <style:text-properties officeooo:rsid="123df596"/>
    </style:style>
    <style:style style:name="T2940" style:family="text">
      <style:text-properties officeooo:rsid="123eeaaf"/>
    </style:style>
    <style:style style:name="T2941" style:family="text">
      <style:text-properties officeooo:rsid="12428de5"/>
    </style:style>
    <style:style style:name="T2942" style:family="text">
      <style:text-properties officeooo:rsid="12450b2d"/>
    </style:style>
    <style:style style:name="T2943" style:family="text">
      <style:text-properties officeooo:rsid="1245ade2"/>
    </style:style>
    <style:style style:name="T2944" style:family="text">
      <style:text-properties officeooo:rsid="12477502"/>
    </style:style>
    <style:style style:name="T2945" style:family="text">
      <style:text-properties officeooo:rsid="124bca8f"/>
    </style:style>
    <style:style style:name="T2946" style:family="text">
      <style:text-properties officeooo:rsid="124c56e2"/>
    </style:style>
    <style:style style:name="T2947" style:family="text">
      <style:text-properties officeooo:rsid="124dd7b2"/>
    </style:style>
    <style:style style:name="T2948" style:family="text">
      <style:text-properties officeooo:rsid="124e9a26"/>
    </style:style>
    <style:style style:name="T2949" style:family="text">
      <style:text-properties officeooo:rsid="12505681"/>
    </style:style>
    <style:style style:name="T2950" style:family="text">
      <style:text-properties officeooo:rsid="12508360"/>
    </style:style>
    <style:style style:name="T2951" style:family="text">
      <style:text-properties officeooo:rsid="12513309"/>
    </style:style>
    <style:style style:name="T2952" style:family="text">
      <style:text-properties officeooo:rsid="125226a9"/>
    </style:style>
    <style:style style:name="T2953" style:family="text">
      <style:text-properties officeooo:rsid="12534fbd"/>
    </style:style>
    <style:style style:name="T2954" style:family="text">
      <style:text-properties officeooo:rsid="1253af94"/>
    </style:style>
    <style:style style:name="T2955" style:family="text">
      <style:text-properties officeooo:rsid="1255d218"/>
    </style:style>
    <style:style style:name="T2956" style:family="text">
      <style:text-properties officeooo:rsid="125780ff"/>
    </style:style>
    <style:style style:name="T2957" style:family="text">
      <style:text-properties officeooo:rsid="1258178c"/>
    </style:style>
    <style:style style:name="T2958" style:family="text">
      <style:text-properties officeooo:rsid="125aa737"/>
    </style:style>
    <style:style style:name="T2959" style:family="text">
      <style:text-properties officeooo:rsid="125b7842"/>
    </style:style>
    <style:style style:name="T2960" style:family="text">
      <style:text-properties officeooo:rsid="125d1c16"/>
    </style:style>
    <style:style style:name="T2961" style:family="text">
      <style:text-properties officeooo:rsid="125dae90"/>
    </style:style>
    <style:style style:name="T2962" style:family="text">
      <style:text-properties officeooo:rsid="125f8b86"/>
    </style:style>
    <style:style style:name="T2963" style:family="text">
      <style:text-properties officeooo:rsid="12615911"/>
    </style:style>
    <style:style style:name="T2964" style:family="text">
      <style:text-properties officeooo:rsid="12627700"/>
    </style:style>
    <style:style style:name="T2965" style:family="text">
      <style:text-properties officeooo:rsid="126354ed"/>
    </style:style>
    <style:style style:name="T2966" style:family="text">
      <style:text-properties officeooo:rsid="1264d6ad"/>
    </style:style>
    <style:style style:name="T2967" style:family="text">
      <style:text-properties officeooo:rsid="1265b51d"/>
    </style:style>
    <style:style style:name="T2968" style:family="text">
      <style:text-properties officeooo:rsid="1266fe2e"/>
    </style:style>
    <style:style style:name="T2969" style:family="text">
      <style:text-properties officeooo:rsid="1268e239"/>
    </style:style>
    <style:style style:name="T2970" style:family="text">
      <style:text-properties officeooo:rsid="126d993d"/>
    </style:style>
    <style:style style:name="T2971" style:family="text">
      <style:text-properties officeooo:rsid="126dcce3"/>
    </style:style>
    <style:style style:name="T2972" style:family="text">
      <style:text-properties officeooo:rsid="126f8993"/>
    </style:style>
    <style:style style:name="T2973" style:family="text">
      <style:text-properties officeooo:rsid="1270c1ee"/>
    </style:style>
    <style:style style:name="T2974" style:family="text">
      <style:text-properties officeooo:rsid="1270fb38"/>
    </style:style>
    <style:style style:name="T2975" style:family="text">
      <style:text-properties officeooo:rsid="12739dce"/>
    </style:style>
    <style:style style:name="T2976" style:family="text">
      <style:text-properties officeooo:rsid="1273f568"/>
    </style:style>
    <style:style style:name="T2977" style:family="text">
      <style:text-properties officeooo:rsid="1275f618"/>
    </style:style>
    <style:style style:name="T2978" style:family="text">
      <style:text-properties officeooo:rsid="12762adc"/>
    </style:style>
    <style:style style:name="T2979" style:family="text">
      <style:text-properties officeooo:rsid="1278edd6"/>
    </style:style>
    <style:style style:name="T2980" style:family="text">
      <style:text-properties officeooo:rsid="12791c02"/>
    </style:style>
    <style:style style:name="T2981" style:family="text">
      <style:text-properties officeooo:rsid="127b0e93"/>
    </style:style>
    <style:style style:name="T2982" style:family="text">
      <style:text-properties officeooo:rsid="127b9b51"/>
    </style:style>
    <style:style style:name="T2983" style:family="text">
      <style:text-properties officeooo:rsid="127f4373"/>
    </style:style>
    <style:style style:name="T2984" style:family="text">
      <style:text-properties officeooo:rsid="12810b3e"/>
    </style:style>
    <style:style style:name="T2985" style:family="text">
      <style:text-properties officeooo:rsid="128309ad"/>
    </style:style>
    <style:style style:name="T2986" style:family="text">
      <style:text-properties officeooo:rsid="1283b45b"/>
    </style:style>
    <style:style style:name="T2987" style:family="text">
      <style:text-properties officeooo:rsid="128408d2"/>
    </style:style>
    <style:style style:name="T2988" style:family="text">
      <style:text-properties officeooo:rsid="1285b473"/>
    </style:style>
    <style:style style:name="T2989" style:family="text">
      <style:text-properties officeooo:rsid="128639ce"/>
    </style:style>
    <style:style style:name="T2990" style:family="text">
      <style:text-properties officeooo:rsid="12875ff4"/>
    </style:style>
    <style:style style:name="T2991" style:family="text">
      <style:text-properties officeooo:rsid="128961b4"/>
    </style:style>
    <style:style style:name="T2992" style:family="text">
      <style:text-properties officeooo:rsid="1289637c"/>
    </style:style>
    <style:style style:name="T2993" style:family="text">
      <style:text-properties officeooo:rsid="128ad344"/>
    </style:style>
    <style:style style:name="T2994" style:family="text">
      <style:text-properties officeooo:rsid="128c522b"/>
    </style:style>
    <style:style style:name="T2995" style:family="text">
      <style:text-properties officeooo:rsid="128dbe9e"/>
    </style:style>
    <style:style style:name="T2996" style:family="text">
      <style:text-properties officeooo:rsid="128ed23f"/>
    </style:style>
    <style:style style:name="T2997" style:family="text">
      <style:text-properties officeooo:rsid="128ef578"/>
    </style:style>
    <style:style style:name="T2998" style:family="text">
      <style:text-properties officeooo:rsid="128f4d2c"/>
    </style:style>
    <style:style style:name="T2999" style:family="text">
      <style:text-properties officeooo:rsid="128feaec"/>
    </style:style>
    <style:style style:name="T3000" style:family="text">
      <style:text-properties officeooo:rsid="12915e15"/>
    </style:style>
    <style:style style:name="T3001" style:family="text">
      <style:text-properties officeooo:rsid="1292bbc1"/>
    </style:style>
    <style:style style:name="T3002" style:family="text">
      <style:text-properties officeooo:rsid="12935445"/>
    </style:style>
    <style:style style:name="T3003" style:family="text">
      <style:text-properties officeooo:rsid="1297c31d"/>
    </style:style>
    <style:style style:name="T3004" style:family="text">
      <style:text-properties officeooo:rsid="1297d319"/>
    </style:style>
    <style:style style:name="T3005" style:family="text">
      <style:text-properties officeooo:rsid="129908e1"/>
    </style:style>
    <style:style style:name="T3006" style:family="text">
      <style:text-properties officeooo:rsid="129c2ee1"/>
    </style:style>
    <style:style style:name="T3007" style:family="text">
      <style:text-properties officeooo:rsid="129cc89b"/>
    </style:style>
    <style:style style:name="T3008" style:family="text">
      <style:text-properties officeooo:rsid="129ee4e9"/>
    </style:style>
    <style:style style:name="T3009" style:family="text">
      <style:text-properties officeooo:rsid="12a09211"/>
    </style:style>
    <style:style style:name="T3010" style:family="text">
      <style:text-properties officeooo:rsid="12a1cc02"/>
    </style:style>
    <style:style style:name="T3011" style:family="text">
      <style:text-properties officeooo:rsid="12a1fee7"/>
    </style:style>
    <style:style style:name="T3012" style:family="text">
      <style:text-properties officeooo:rsid="12a349fe"/>
    </style:style>
    <style:style style:name="T3013" style:family="text">
      <style:text-properties officeooo:rsid="12a469ff"/>
    </style:style>
    <style:style style:name="T3014" style:family="text">
      <style:text-properties officeooo:rsid="12a5405c"/>
    </style:style>
    <style:style style:name="T3015" style:family="text">
      <style:text-properties officeooo:rsid="12a57ee0"/>
    </style:style>
    <style:style style:name="T3016" style:family="text">
      <style:text-properties officeooo:rsid="12a7068e"/>
    </style:style>
    <style:style style:name="T3017" style:family="text">
      <style:text-properties officeooo:rsid="12a882df"/>
    </style:style>
    <style:style style:name="T3018" style:family="text">
      <style:text-properties officeooo:rsid="12a96fd0"/>
    </style:style>
    <style:style style:name="T3019" style:family="text">
      <style:text-properties officeooo:rsid="12aa992d"/>
    </style:style>
    <style:style style:name="T3020" style:family="text">
      <style:text-properties officeooo:rsid="12ab0317"/>
    </style:style>
    <style:style style:name="T3021" style:family="text">
      <style:text-properties officeooo:rsid="12abce81"/>
    </style:style>
    <style:style style:name="T3022" style:family="text">
      <style:text-properties officeooo:rsid="12ac5a0e"/>
    </style:style>
    <style:style style:name="T3023" style:family="text">
      <style:text-properties officeooo:rsid="12ae8a78"/>
    </style:style>
    <style:style style:name="T3024" style:family="text">
      <style:text-properties officeooo:rsid="12af9faa"/>
    </style:style>
    <style:style style:name="T3025" style:family="text">
      <style:text-properties officeooo:rsid="12b0abca"/>
    </style:style>
    <style:style style:name="T3026" style:family="text">
      <style:text-properties officeooo:rsid="12b1ada0"/>
    </style:style>
    <style:style style:name="T3027" style:family="text">
      <style:text-properties officeooo:rsid="12b31df8"/>
    </style:style>
    <style:style style:name="T3028" style:family="text">
      <style:text-properties officeooo:rsid="12b364c6"/>
    </style:style>
    <style:style style:name="T3029" style:family="text">
      <style:text-properties officeooo:rsid="12b55b82"/>
    </style:style>
    <style:style style:name="T3030" style:family="text">
      <style:text-properties officeooo:rsid="12b6af8b"/>
    </style:style>
    <style:style style:name="T3031" style:family="text">
      <style:text-properties officeooo:rsid="12b8a218"/>
    </style:style>
    <style:style style:name="T3032" style:family="text">
      <style:text-properties officeooo:rsid="12b97b5e"/>
    </style:style>
    <style:style style:name="T3033" style:family="text">
      <style:text-properties officeooo:rsid="12ba203f"/>
    </style:style>
    <style:style style:name="T3034" style:family="text">
      <style:text-properties officeooo:rsid="12bdaaa4"/>
    </style:style>
    <style:style style:name="T3035" style:family="text">
      <style:text-properties officeooo:rsid="12be6f95"/>
    </style:style>
    <style:style style:name="T3036" style:family="text">
      <style:text-properties officeooo:rsid="12c030a5"/>
    </style:style>
    <style:style style:name="T3037" style:family="text">
      <style:text-properties officeooo:rsid="12c04db9"/>
    </style:style>
    <style:style style:name="T3038" style:family="text">
      <style:text-properties officeooo:rsid="12c0ff76"/>
    </style:style>
    <style:style style:name="T3039" style:family="text">
      <style:text-properties officeooo:rsid="12c2c41b"/>
    </style:style>
    <style:style style:name="T3040" style:family="text">
      <style:text-properties officeooo:rsid="12c2c4db"/>
    </style:style>
    <style:style style:name="T3041" style:family="text">
      <style:text-properties officeooo:rsid="12c3ed09"/>
    </style:style>
    <style:style style:name="T3042" style:family="text">
      <style:text-properties officeooo:rsid="12c58ca6"/>
    </style:style>
    <style:style style:name="T3043" style:family="text">
      <style:text-properties officeooo:rsid="12c6ea8a"/>
    </style:style>
    <style:style style:name="T3044" style:family="text">
      <style:text-properties officeooo:rsid="12c7d261"/>
    </style:style>
    <style:style style:name="T3045" style:family="text">
      <style:text-properties officeooo:rsid="12c97c39"/>
    </style:style>
    <style:style style:name="T3046" style:family="text">
      <style:text-properties officeooo:rsid="12c9e531"/>
    </style:style>
    <style:style style:name="T3047" style:family="text">
      <style:text-properties officeooo:rsid="12ca6f4b"/>
    </style:style>
    <style:style style:name="T3048" style:family="text">
      <style:text-properties officeooo:rsid="12cc16ba"/>
    </style:style>
    <style:style style:name="T3049" style:family="text">
      <style:text-properties officeooo:rsid="12cd7552"/>
    </style:style>
    <style:style style:name="T3050" style:family="text">
      <style:text-properties officeooo:rsid="12ced184"/>
    </style:style>
    <style:style style:name="T3051" style:family="text">
      <style:text-properties officeooo:rsid="12d01065"/>
    </style:style>
    <style:style style:name="T3052" style:family="text">
      <style:text-properties officeooo:rsid="12d097a7"/>
    </style:style>
    <style:style style:name="T3053" style:family="text">
      <style:text-properties officeooo:rsid="12d28648"/>
    </style:style>
    <style:style style:name="T3054" style:family="text">
      <style:text-properties officeooo:rsid="12d2db41"/>
    </style:style>
    <style:style style:name="T3055" style:family="text">
      <style:text-properties officeooo:rsid="12d7e558"/>
    </style:style>
    <style:style style:name="T3056" style:family="text">
      <style:text-properties officeooo:rsid="12d7ef87"/>
    </style:style>
    <style:style style:name="T3057" style:family="text">
      <style:text-properties officeooo:rsid="12d80d72"/>
    </style:style>
    <style:style style:name="T3058" style:family="text">
      <style:text-properties officeooo:rsid="12d84ef9"/>
    </style:style>
    <style:style style:name="T3059" style:family="text">
      <style:text-properties officeooo:rsid="12d943f4"/>
    </style:style>
    <style:style style:name="T3060" style:family="text">
      <style:text-properties officeooo:rsid="12d94c05"/>
    </style:style>
    <style:style style:name="T3061" style:family="text">
      <style:text-properties officeooo:rsid="12d991d0"/>
    </style:style>
    <style:style style:name="T3062" style:family="text">
      <style:text-properties officeooo:rsid="12daf5a1"/>
    </style:style>
    <style:style style:name="T3063" style:family="text">
      <style:text-properties officeooo:rsid="12db7c6a"/>
    </style:style>
    <style:style style:name="T3064" style:family="text">
      <style:text-properties officeooo:rsid="12dbcb29"/>
    </style:style>
    <style:style style:name="T3065" style:family="text">
      <style:text-properties officeooo:rsid="12dd3de7"/>
    </style:style>
    <style:style style:name="T3066" style:family="text">
      <style:text-properties officeooo:rsid="12dec0e3"/>
    </style:style>
    <style:style style:name="T3067" style:family="text">
      <style:text-properties officeooo:rsid="12e123b0"/>
    </style:style>
    <style:style style:name="T3068" style:family="text">
      <style:text-properties officeooo:rsid="12e24d41"/>
    </style:style>
    <style:style style:name="T3069" style:family="text">
      <style:text-properties officeooo:rsid="12e39727"/>
    </style:style>
    <style:style style:name="T3070" style:family="text">
      <style:text-properties officeooo:rsid="12e52203"/>
    </style:style>
    <style:style style:name="T3071" style:family="text">
      <style:text-properties officeooo:rsid="12e61bc9"/>
    </style:style>
    <style:style style:name="T3072" style:family="text">
      <style:text-properties officeooo:rsid="12e6c1a9"/>
    </style:style>
    <style:style style:name="T3073" style:family="text">
      <style:text-properties officeooo:rsid="12e7db4c"/>
    </style:style>
    <style:style style:name="T3074" style:family="text">
      <style:text-properties officeooo:rsid="12e8c6dd"/>
    </style:style>
    <style:style style:name="T3075" style:family="text">
      <style:text-properties officeooo:rsid="12ea267d"/>
    </style:style>
    <style:style style:name="T3076" style:family="text">
      <style:text-properties officeooo:rsid="12ec24be"/>
    </style:style>
    <style:style style:name="T3077" style:family="text">
      <style:text-properties officeooo:rsid="12eca8a7"/>
    </style:style>
    <style:style style:name="T3078" style:family="text">
      <style:text-properties officeooo:rsid="12ed6d4c"/>
    </style:style>
    <style:style style:name="T3079" style:family="text">
      <style:text-properties officeooo:rsid="12eed043"/>
    </style:style>
    <style:style style:name="T3080" style:family="text">
      <style:text-properties officeooo:rsid="12efec33"/>
    </style:style>
    <style:style style:name="T3081" style:family="text">
      <style:text-properties officeooo:rsid="12f10a10"/>
    </style:style>
    <style:style style:name="T3082" style:family="text">
      <style:text-properties officeooo:rsid="12f3ac10"/>
    </style:style>
    <style:style style:name="T3083" style:family="text">
      <style:text-properties officeooo:rsid="12f59572"/>
    </style:style>
    <style:style style:name="T3084" style:family="text">
      <style:text-properties officeooo:rsid="12f5a223"/>
    </style:style>
    <style:style style:name="T3085" style:family="text">
      <style:text-properties officeooo:rsid="12f8cac6"/>
    </style:style>
    <style:style style:name="T3086" style:family="text">
      <style:text-properties officeooo:rsid="12fa5d95"/>
    </style:style>
    <style:style style:name="T3087" style:family="text">
      <style:text-properties officeooo:rsid="12fa6cfa"/>
    </style:style>
    <style:style style:name="T3088" style:family="text">
      <style:text-properties officeooo:rsid="12fb74a4"/>
    </style:style>
    <style:style style:name="T3089" style:family="text">
      <style:text-properties officeooo:rsid="12fd09a0"/>
    </style:style>
    <style:style style:name="T3090" style:family="text">
      <style:text-properties officeooo:rsid="12ff4f13"/>
    </style:style>
    <style:style style:name="T3091" style:family="text">
      <style:text-properties officeooo:rsid="1301056d"/>
    </style:style>
    <style:style style:name="T3092" style:family="text">
      <style:text-properties officeooo:rsid="1302040e"/>
    </style:style>
    <style:style style:name="T3093" style:family="text">
      <style:text-properties officeooo:rsid="1303c193"/>
    </style:style>
    <style:style style:name="T3094" style:family="text">
      <style:text-properties officeooo:rsid="1304403f"/>
    </style:style>
    <style:style style:name="T3095" style:family="text">
      <style:text-properties officeooo:rsid="13056c2a"/>
    </style:style>
    <style:style style:name="T3096" style:family="text">
      <style:text-properties officeooo:rsid="1305b04e"/>
    </style:style>
    <style:style style:name="T3097" style:family="text">
      <style:text-properties officeooo:rsid="1305d782"/>
    </style:style>
    <style:style style:name="T3098" style:family="text">
      <style:text-properties officeooo:rsid="1307b207"/>
    </style:style>
    <style:style style:name="T3099" style:family="text">
      <style:text-properties officeooo:rsid="1308489c"/>
    </style:style>
    <style:style style:name="T3100" style:family="text">
      <style:text-properties officeooo:rsid="1308b414"/>
    </style:style>
    <style:style style:name="T3101" style:family="text">
      <style:text-properties officeooo:rsid="13098d2b"/>
    </style:style>
    <style:style style:name="T3102" style:family="text">
      <style:text-properties officeooo:rsid="130a599d"/>
    </style:style>
    <style:style style:name="T3103" style:family="text">
      <style:text-properties officeooo:rsid="130b8de9"/>
    </style:style>
    <style:style style:name="T3104" style:family="text">
      <style:text-properties officeooo:rsid="130c97cc"/>
    </style:style>
    <style:style style:name="T3105" style:family="text">
      <style:text-properties officeooo:rsid="130e3aba"/>
    </style:style>
    <style:style style:name="T3106" style:family="text">
      <style:text-properties officeooo:rsid="130e7d15"/>
    </style:style>
    <style:style style:name="T3107" style:family="text">
      <style:text-properties officeooo:rsid="130fb3e8"/>
    </style:style>
    <style:style style:name="T3108" style:family="text">
      <style:text-properties officeooo:rsid="130fcb07"/>
    </style:style>
    <style:style style:name="T3109" style:family="text">
      <style:text-properties officeooo:rsid="131147e3"/>
    </style:style>
    <style:style style:name="T3110" style:family="text">
      <style:text-properties officeooo:rsid="131330ea"/>
    </style:style>
    <style:style style:name="T3111" style:family="text">
      <style:text-properties officeooo:rsid="1313c201"/>
    </style:style>
    <style:style style:name="T3112" style:family="text">
      <style:text-properties officeooo:rsid="1313f869"/>
    </style:style>
    <style:style style:name="T3113" style:family="text">
      <style:text-properties officeooo:rsid="1314c90d"/>
    </style:style>
    <style:style style:name="T3114" style:family="text">
      <style:text-properties officeooo:rsid="1314cdb7"/>
    </style:style>
    <style:style style:name="T3115" style:family="text">
      <style:text-properties officeooo:rsid="13156d61"/>
    </style:style>
    <style:style style:name="T3116" style:family="text">
      <style:text-properties officeooo:rsid="1315806c"/>
    </style:style>
    <style:style style:name="T3117" style:family="text">
      <style:text-properties officeooo:rsid="131674cb"/>
    </style:style>
    <style:style style:name="T3118" style:family="text">
      <style:text-properties officeooo:rsid="13180b9a"/>
    </style:style>
    <style:style style:name="T3119" style:family="text">
      <style:text-properties officeooo:rsid="13197f86"/>
    </style:style>
    <style:style style:name="T3120" style:family="text">
      <style:text-properties officeooo:rsid="131b6df1"/>
    </style:style>
    <style:style style:name="T3121" style:family="text">
      <style:text-properties officeooo:rsid="131bfd02"/>
    </style:style>
    <style:style style:name="T3122" style:family="text">
      <style:text-properties officeooo:rsid="131c21ee"/>
    </style:style>
    <style:style style:name="T3123" style:family="text">
      <style:text-properties officeooo:rsid="131c3237"/>
    </style:style>
    <style:style style:name="T3124" style:family="text">
      <style:text-properties officeooo:rsid="131dcad1"/>
    </style:style>
    <style:style style:name="T3125" style:family="text">
      <style:text-properties officeooo:rsid="131fa546"/>
    </style:style>
    <style:style style:name="T3126" style:family="text">
      <style:text-properties officeooo:rsid="13204e6f"/>
    </style:style>
    <style:style style:name="T3127" style:family="text">
      <style:text-properties officeooo:rsid="13207931"/>
    </style:style>
    <style:style style:name="T3128" style:family="text">
      <style:text-properties officeooo:rsid="132099d8"/>
    </style:style>
    <style:style style:name="T3129" style:family="text">
      <style:text-properties officeooo:rsid="13213b61"/>
    </style:style>
    <style:style style:name="T3130" style:family="text">
      <style:text-properties officeooo:rsid="13228126"/>
    </style:style>
    <style:style style:name="T3131" style:family="text">
      <style:text-properties officeooo:rsid="13233ab6"/>
    </style:style>
    <style:style style:name="T3132" style:family="text">
      <style:text-properties officeooo:rsid="13241ede"/>
    </style:style>
    <style:style style:name="T3133" style:family="text">
      <style:text-properties officeooo:rsid="1325704f"/>
    </style:style>
    <style:style style:name="T3134" style:family="text">
      <style:text-properties officeooo:rsid="13266204"/>
    </style:style>
    <style:style style:name="T3135" style:family="text">
      <style:text-properties officeooo:rsid="1326ed68"/>
    </style:style>
    <style:style style:name="T3136" style:family="text">
      <style:text-properties officeooo:rsid="13285473"/>
    </style:style>
    <style:style style:name="T3137" style:family="text">
      <style:text-properties officeooo:rsid="13297448"/>
    </style:style>
    <style:style style:name="T3138" style:family="text">
      <style:text-properties officeooo:rsid="132bf34a"/>
    </style:style>
    <style:style style:name="T3139" style:family="text">
      <style:text-properties officeooo:rsid="132c8082"/>
    </style:style>
    <style:style style:name="T3140" style:family="text">
      <style:text-properties officeooo:rsid="132d81a0"/>
    </style:style>
    <style:style style:name="T3141" style:family="text">
      <style:text-properties officeooo:rsid="132f7167"/>
    </style:style>
    <style:style style:name="T3142" style:family="text">
      <style:text-properties officeooo:rsid="1330cea9"/>
    </style:style>
    <style:style style:name="T3143" style:family="text">
      <style:text-properties officeooo:rsid="13315cde"/>
    </style:style>
    <style:style style:name="T3144" style:family="text">
      <style:text-properties officeooo:rsid="13324da0"/>
    </style:style>
    <style:style style:name="T3145" style:family="text">
      <style:text-properties officeooo:rsid="1333db4c"/>
    </style:style>
    <style:style style:name="T3146" style:family="text">
      <style:text-properties officeooo:rsid="13348069"/>
    </style:style>
    <style:style style:name="T3147" style:family="text">
      <style:text-properties officeooo:rsid="1334f9b3"/>
    </style:style>
    <style:style style:name="T3148" style:family="text">
      <style:text-properties officeooo:rsid="13358a1a"/>
    </style:style>
    <style:style style:name="T3149" style:family="text">
      <style:text-properties officeooo:rsid="133703ac"/>
    </style:style>
    <style:style style:name="T3150" style:family="text">
      <style:text-properties officeooo:rsid="1338bb66"/>
    </style:style>
    <style:style style:name="T3151" style:family="text">
      <style:text-properties officeooo:rsid="133a5f9c"/>
    </style:style>
    <style:style style:name="T3152" style:family="text">
      <style:text-properties officeooo:rsid="133b96fb"/>
    </style:style>
    <style:style style:name="T3153" style:family="text">
      <style:text-properties officeooo:rsid="133ce696"/>
    </style:style>
    <style:style style:name="T3154" style:family="text">
      <style:text-properties officeooo:rsid="133d001c"/>
    </style:style>
    <style:style style:name="T3155" style:family="text">
      <style:text-properties officeooo:rsid="133ea076"/>
    </style:style>
    <style:style style:name="T3156" style:family="text">
      <style:text-properties officeooo:rsid="133ff10e"/>
    </style:style>
    <style:style style:name="T3157" style:family="text">
      <style:text-properties officeooo:rsid="1341c8a1"/>
    </style:style>
    <style:style style:name="T3158" style:family="text">
      <style:text-properties officeooo:rsid="134277b3"/>
    </style:style>
    <style:style style:name="T3159" style:family="text">
      <style:text-properties officeooo:rsid="1342a849"/>
    </style:style>
    <style:style style:name="T3160" style:family="text">
      <style:text-properties officeooo:rsid="13437eb4"/>
    </style:style>
    <style:style style:name="T3161" style:family="text">
      <style:text-properties officeooo:rsid="1345474e"/>
    </style:style>
    <style:style style:name="T3162" style:family="text">
      <style:text-properties officeooo:rsid="134691dc"/>
    </style:style>
    <style:style style:name="T3163" style:family="text">
      <style:text-properties officeooo:rsid="1346a814"/>
    </style:style>
    <style:style style:name="T3164" style:family="text">
      <style:text-properties officeooo:rsid="1346aaa4"/>
    </style:style>
    <style:style style:name="T3165" style:family="text">
      <style:text-properties officeooo:rsid="134835ca"/>
    </style:style>
    <style:style style:name="T3166" style:family="text">
      <style:text-properties officeooo:rsid="134a080f"/>
    </style:style>
    <style:style style:name="T3167" style:family="text">
      <style:text-properties officeooo:rsid="134af7e9"/>
    </style:style>
    <style:style style:name="T3168" style:family="text">
      <style:text-properties officeooo:rsid="134ccf60"/>
    </style:style>
    <style:style style:name="T3169" style:family="text">
      <style:text-properties officeooo:rsid="134e87f4"/>
    </style:style>
    <style:style style:name="T3170" style:family="text">
      <style:text-properties officeooo:rsid="1351c2dd"/>
    </style:style>
    <style:style style:name="T3171" style:family="text">
      <style:text-properties officeooo:rsid="13521876"/>
    </style:style>
    <style:style style:name="T3172" style:family="text">
      <style:text-properties officeooo:rsid="135270b2"/>
    </style:style>
    <style:style style:name="T3173" style:family="text">
      <style:text-properties officeooo:rsid="13539569"/>
    </style:style>
    <style:style style:name="T3174" style:family="text">
      <style:text-properties officeooo:rsid="1354543f"/>
    </style:style>
    <style:style style:name="T3175" style:family="text">
      <style:text-properties officeooo:rsid="135587db"/>
    </style:style>
    <style:style style:name="T3176" style:family="text">
      <style:text-properties officeooo:rsid="13564ca0"/>
    </style:style>
    <style:style style:name="T3177" style:family="text">
      <style:text-properties officeooo:rsid="13570e50"/>
    </style:style>
    <style:style style:name="T3178" style:family="text">
      <style:text-properties officeooo:rsid="135851b5"/>
    </style:style>
    <style:style style:name="T3179" style:family="text">
      <style:text-properties officeooo:rsid="13586d85"/>
    </style:style>
    <style:style style:name="T3180" style:family="text">
      <style:text-properties officeooo:rsid="1358e8e9"/>
    </style:style>
    <style:style style:name="T3181" style:family="text">
      <style:text-properties officeooo:rsid="1359d683"/>
    </style:style>
    <style:style style:name="T3182" style:family="text">
      <style:text-properties officeooo:rsid="135abf08"/>
    </style:style>
    <style:style style:name="T3183" style:family="text">
      <style:text-properties officeooo:rsid="135acd29"/>
    </style:style>
    <style:style style:name="T3184" style:family="text">
      <style:text-properties officeooo:rsid="135b8cda"/>
    </style:style>
    <style:style style:name="T3185" style:family="text">
      <style:text-properties officeooo:rsid="135ea893"/>
    </style:style>
    <style:style style:name="T3186" style:family="text">
      <style:text-properties officeooo:rsid="13618c49"/>
    </style:style>
    <style:style style:name="T3187" style:family="text">
      <style:text-properties officeooo:rsid="1361d05d"/>
    </style:style>
    <style:style style:name="T3188" style:family="text">
      <style:text-properties officeooo:rsid="1362648f"/>
    </style:style>
    <style:style style:name="T3189" style:family="text">
      <style:text-properties officeooo:rsid="13641abc"/>
    </style:style>
    <style:style style:name="T3190" style:family="text">
      <style:text-properties officeooo:rsid="1365a09e"/>
    </style:style>
    <style:style style:name="T3191" style:family="text">
      <style:text-properties officeooo:rsid="136760e9"/>
    </style:style>
    <style:style style:name="T3192" style:family="text">
      <style:text-properties officeooo:rsid="1368f396"/>
    </style:style>
    <style:style style:name="T3193" style:family="text">
      <style:text-properties officeooo:rsid="1369dd9b"/>
    </style:style>
    <style:style style:name="T3194" style:family="text">
      <style:text-properties officeooo:rsid="136b2f81"/>
    </style:style>
    <style:style style:name="T3195" style:family="text">
      <style:text-properties officeooo:rsid="136d224c"/>
    </style:style>
    <style:style style:name="T3196" style:family="text">
      <style:text-properties officeooo:rsid="136d8762"/>
    </style:style>
    <style:style style:name="T3197" style:family="text">
      <style:text-properties officeooo:rsid="136ec9e1"/>
    </style:style>
    <style:style style:name="T3198" style:family="text">
      <style:text-properties officeooo:rsid="136f5858"/>
    </style:style>
    <style:style style:name="T3199" style:family="text">
      <style:text-properties officeooo:rsid="136fce4d"/>
    </style:style>
    <style:style style:name="T3200" style:family="text">
      <style:text-properties officeooo:rsid="1371ae4f"/>
    </style:style>
    <style:style style:name="T3201" style:family="text">
      <style:text-properties officeooo:rsid="137268d9"/>
    </style:style>
    <style:style style:name="T3202" style:family="text">
      <style:text-properties officeooo:rsid="1372f57b"/>
    </style:style>
    <style:style style:name="T3203" style:family="text">
      <style:text-properties officeooo:rsid="1374cc92"/>
    </style:style>
    <style:style style:name="T3204" style:family="text">
      <style:text-properties officeooo:rsid="13751bf9"/>
    </style:style>
    <style:style style:name="T3205" style:family="text">
      <style:text-properties officeooo:rsid="137538c1"/>
    </style:style>
    <style:style style:name="T3206" style:family="text">
      <style:text-properties officeooo:rsid="137554dd"/>
    </style:style>
    <style:style style:name="T3207" style:family="text">
      <style:text-properties officeooo:rsid="1375b9ac"/>
    </style:style>
    <style:style style:name="T3208" style:family="text">
      <style:text-properties officeooo:rsid="13772d50"/>
    </style:style>
    <style:style style:name="T3209" style:family="text">
      <style:text-properties officeooo:rsid="13781d37"/>
    </style:style>
    <style:style style:name="T3210" style:family="text">
      <style:text-properties officeooo:rsid="1379c5d0"/>
    </style:style>
    <style:style style:name="T3211" style:family="text">
      <style:text-properties officeooo:rsid="1379f29c"/>
    </style:style>
    <style:style style:name="T3212" style:family="text">
      <style:text-properties officeooo:rsid="137a90ef"/>
    </style:style>
    <style:style style:name="T3213" style:family="text">
      <style:text-properties officeooo:rsid="137ad2ec"/>
    </style:style>
    <style:style style:name="T3214" style:family="text">
      <style:text-properties officeooo:rsid="137b539a"/>
    </style:style>
    <style:style style:name="T3215" style:family="text">
      <style:text-properties officeooo:rsid="137c2897"/>
    </style:style>
    <style:style style:name="T3216" style:family="text">
      <style:text-properties officeooo:rsid="137e0011"/>
    </style:style>
    <style:style style:name="T3217" style:family="text">
      <style:text-properties officeooo:rsid="137efc0d"/>
    </style:style>
    <style:style style:name="T3218" style:family="text">
      <style:text-properties officeooo:rsid="137fd9f7"/>
    </style:style>
    <style:style style:name="T3219" style:family="text">
      <style:text-properties officeooo:rsid="13814cee"/>
    </style:style>
    <style:style style:name="T3220" style:family="text">
      <style:text-properties officeooo:rsid="13833e08"/>
    </style:style>
    <style:style style:name="T3221" style:family="text">
      <style:text-properties officeooo:rsid="13851945"/>
    </style:style>
    <style:style style:name="T3222" style:family="text">
      <style:text-properties officeooo:rsid="1385e2bc"/>
    </style:style>
    <style:style style:name="T3223" style:family="text">
      <style:text-properties officeooo:rsid="13862d16"/>
    </style:style>
    <style:style style:name="T3224" style:family="text">
      <style:text-properties officeooo:rsid="13864a4e"/>
    </style:style>
    <style:style style:name="T3225" style:family="text">
      <style:text-properties officeooo:rsid="1388479e"/>
    </style:style>
    <style:style style:name="T3226" style:family="text">
      <style:text-properties officeooo:rsid="138a3df3"/>
    </style:style>
    <style:style style:name="T3227" style:family="text">
      <style:text-properties officeooo:rsid="138c140a"/>
    </style:style>
    <style:style style:name="T3228" style:family="text">
      <style:text-properties officeooo:rsid="138df7df"/>
    </style:style>
    <style:style style:name="T3229" style:family="text">
      <style:text-properties officeooo:rsid="138f4f46"/>
    </style:style>
    <style:style style:name="T3230" style:family="text">
      <style:text-properties officeooo:rsid="138fd7ca"/>
    </style:style>
    <style:style style:name="T3231" style:family="text">
      <style:text-properties officeooo:rsid="139301b0"/>
    </style:style>
    <style:style style:name="T3232" style:family="text">
      <style:text-properties officeooo:rsid="13933a04"/>
    </style:style>
    <style:style style:name="T3233" style:family="text">
      <style:text-properties officeooo:rsid="13939ce0"/>
    </style:style>
    <style:style style:name="T3234" style:family="text">
      <style:text-properties officeooo:rsid="139496ac"/>
    </style:style>
    <style:style style:name="T3235" style:family="text">
      <style:text-properties officeooo:rsid="1395f4ae"/>
    </style:style>
    <style:style style:name="T3236" style:family="text">
      <style:text-properties officeooo:rsid="13988f17"/>
    </style:style>
    <style:style style:name="T3237" style:family="text">
      <style:text-properties officeooo:rsid="139a8b3c"/>
    </style:style>
    <style:style style:name="T3238" style:family="text">
      <style:text-properties officeooo:rsid="139bc742"/>
    </style:style>
    <style:style style:name="T3239" style:family="text">
      <style:text-properties officeooo:rsid="139d080f"/>
    </style:style>
    <style:style style:name="T3240" style:family="text">
      <style:text-properties officeooo:rsid="139eb86d"/>
    </style:style>
    <style:style style:name="T3241" style:family="text">
      <style:text-properties officeooo:rsid="139f56da"/>
    </style:style>
    <style:style style:name="T3242" style:family="text">
      <style:text-properties officeooo:rsid="13a17525"/>
    </style:style>
    <style:style style:name="T3243" style:family="text">
      <style:text-properties officeooo:rsid="13a1efe5"/>
    </style:style>
    <style:style style:name="T3244" style:family="text">
      <style:text-properties officeooo:rsid="13a2e18a"/>
    </style:style>
    <style:style style:name="T3245" style:family="text">
      <style:text-properties officeooo:rsid="13a54352"/>
    </style:style>
    <style:style style:name="T3246" style:family="text">
      <style:text-properties officeooo:rsid="13a6f10f"/>
    </style:style>
    <style:style style:name="T3247" style:family="text">
      <style:text-properties officeooo:rsid="13aad470"/>
    </style:style>
    <style:style style:name="T3248" style:family="text">
      <style:text-properties officeooo:rsid="13ac3dc4"/>
    </style:style>
    <style:style style:name="T3249" style:family="text">
      <style:text-properties officeooo:rsid="13acc3d7"/>
    </style:style>
    <style:style style:name="T3250" style:family="text">
      <style:text-properties officeooo:rsid="13ad46f6"/>
    </style:style>
    <style:style style:name="T3251" style:family="text">
      <style:text-properties officeooo:rsid="13ae8118"/>
    </style:style>
    <style:style style:name="T3252" style:family="text">
      <style:text-properties officeooo:rsid="13b07111"/>
    </style:style>
    <style:style style:name="T3253" style:family="text">
      <style:text-properties officeooo:rsid="13b1f398"/>
    </style:style>
    <style:style style:name="T3254" style:family="text">
      <style:text-properties officeooo:rsid="13b22127"/>
    </style:style>
    <style:style style:name="T3255" style:family="text">
      <style:text-properties officeooo:rsid="13b53896"/>
    </style:style>
    <style:style style:name="T3256" style:family="text">
      <style:text-properties officeooo:rsid="13b5d5c8"/>
    </style:style>
    <style:style style:name="T3257" style:family="text">
      <style:text-properties officeooo:rsid="13b6d660"/>
    </style:style>
    <style:style style:name="T3258" style:family="text">
      <style:text-properties officeooo:rsid="13b7de58"/>
    </style:style>
    <style:style style:name="T3259" style:family="text">
      <style:text-properties officeooo:rsid="13b9c050"/>
    </style:style>
    <style:style style:name="T3260" style:family="text">
      <style:text-properties officeooo:rsid="13bbb8b5"/>
    </style:style>
    <style:style style:name="T3261" style:family="text">
      <style:text-properties officeooo:rsid="13bd7f52"/>
    </style:style>
    <style:style style:name="T3262" style:family="text">
      <style:text-properties officeooo:rsid="13be46b7"/>
    </style:style>
    <style:style style:name="T3263" style:family="text">
      <style:text-properties officeooo:rsid="13c120c6"/>
    </style:style>
    <style:style style:name="T3264" style:family="text">
      <style:text-properties officeooo:rsid="13c43181"/>
    </style:style>
    <style:style style:name="T3265" style:family="text">
      <style:text-properties officeooo:rsid="13c5d466"/>
    </style:style>
    <style:style style:name="T3266" style:family="text">
      <style:text-properties officeooo:rsid="13c7790d"/>
    </style:style>
    <style:style style:name="T3267" style:family="text">
      <style:text-properties officeooo:rsid="13c8db11"/>
    </style:style>
    <style:style style:name="T3268" style:family="text">
      <style:text-properties officeooo:rsid="13ca0bed"/>
    </style:style>
    <style:style style:name="T3269" style:family="text">
      <style:text-properties officeooo:rsid="13cc1b0b"/>
    </style:style>
    <style:style style:name="T3270" style:family="text">
      <style:text-properties officeooo:rsid="13cd369a"/>
    </style:style>
    <style:style style:name="T3271" style:family="text">
      <style:text-properties officeooo:rsid="13ce3e1d"/>
    </style:style>
    <style:style style:name="T3272" style:family="text">
      <style:text-properties officeooo:rsid="13cece31"/>
    </style:style>
    <style:style style:name="T3273" style:family="text">
      <style:text-properties officeooo:rsid="13d06bcb"/>
    </style:style>
    <style:style style:name="T3274" style:family="text">
      <style:text-properties officeooo:rsid="13d20e7f"/>
    </style:style>
    <style:style style:name="T3275" style:family="text">
      <style:text-properties officeooo:rsid="13d2141b"/>
    </style:style>
    <style:style style:name="T3276" style:family="text">
      <style:text-properties officeooo:rsid="13d35ea8"/>
    </style:style>
    <style:style style:name="T3277" style:family="text">
      <style:text-properties officeooo:rsid="13d40e15"/>
    </style:style>
    <style:style style:name="T3278" style:family="text">
      <style:text-properties officeooo:rsid="13d5906d"/>
    </style:style>
    <style:style style:name="T3279" style:family="text">
      <style:text-properties officeooo:rsid="13d648da"/>
    </style:style>
    <style:style style:name="T3280" style:family="text">
      <style:text-properties officeooo:rsid="13d7a3d0"/>
    </style:style>
    <style:style style:name="T3281" style:family="text">
      <style:text-properties officeooo:rsid="13d863ed"/>
    </style:style>
    <style:style style:name="T3282" style:family="text">
      <style:text-properties officeooo:rsid="13d8d67d"/>
    </style:style>
    <style:style style:name="T3283" style:family="text">
      <style:text-properties officeooo:rsid="13d8e53c"/>
    </style:style>
    <style:style style:name="T3284" style:family="text">
      <style:text-properties officeooo:rsid="13da52c7"/>
    </style:style>
    <style:style style:name="T3285" style:family="text">
      <style:text-properties officeooo:rsid="13dbd9f2"/>
    </style:style>
    <style:style style:name="T3286" style:family="text">
      <style:text-properties officeooo:rsid="13deca80"/>
    </style:style>
    <style:style style:name="T3287" style:family="text">
      <style:text-properties officeooo:rsid="13decbd9"/>
    </style:style>
    <style:style style:name="T3288" style:family="text">
      <style:text-properties officeooo:rsid="13e02f64"/>
    </style:style>
    <style:style style:name="T3289" style:family="text">
      <style:text-properties officeooo:rsid="13e09827"/>
    </style:style>
    <style:style style:name="T3290" style:family="text">
      <style:text-properties officeooo:rsid="13e176ba"/>
    </style:style>
    <style:style style:name="T3291" style:family="text">
      <style:text-properties officeooo:rsid="13e2b0c5"/>
    </style:style>
    <style:style style:name="T3292" style:family="text">
      <style:text-properties officeooo:rsid="13e44187"/>
    </style:style>
    <style:style style:name="T3293" style:family="text">
      <style:text-properties officeooo:rsid="13e47913"/>
    </style:style>
    <style:style style:name="T3294" style:family="text">
      <style:text-properties officeooo:rsid="13e69d59"/>
    </style:style>
    <style:style style:name="T3295" style:family="text">
      <style:text-properties officeooo:rsid="13e877f9"/>
    </style:style>
    <style:style style:name="T3296" style:family="text">
      <style:text-properties officeooo:rsid="13eb9269"/>
    </style:style>
    <style:style style:name="T3297" style:family="text">
      <style:text-properties officeooo:rsid="13ed836c"/>
    </style:style>
    <style:style style:name="T3298" style:family="text">
      <style:text-properties officeooo:rsid="13ee6d37"/>
    </style:style>
    <style:style style:name="T3299" style:family="text">
      <style:text-properties officeooo:rsid="13efe487"/>
    </style:style>
    <style:style style:name="T3300" style:family="text">
      <style:text-properties officeooo:rsid="13f02c60"/>
    </style:style>
    <style:style style:name="T3301" style:family="text">
      <style:text-properties officeooo:rsid="13f103e3"/>
    </style:style>
    <style:style style:name="T3302" style:family="text">
      <style:text-properties officeooo:rsid="13f2bcb7"/>
    </style:style>
    <style:style style:name="T3303" style:family="text">
      <style:text-properties officeooo:rsid="13f6504e"/>
    </style:style>
    <style:style style:name="T3304" style:family="text">
      <style:text-properties officeooo:rsid="13f78f90"/>
    </style:style>
    <style:style style:name="T3305" style:family="text">
      <style:text-properties officeooo:rsid="13f7f198"/>
    </style:style>
    <style:style style:name="T3306" style:family="text">
      <style:text-properties officeooo:rsid="13f980d9"/>
    </style:style>
    <style:style style:name="T3307" style:family="text">
      <style:text-properties officeooo:rsid="13fb136a"/>
    </style:style>
    <style:style style:name="T3308" style:family="text">
      <style:text-properties officeooo:rsid="13fb6c9f"/>
    </style:style>
    <style:style style:name="T3309" style:family="text">
      <style:text-properties officeooo:rsid="13fccd5f"/>
    </style:style>
    <style:style style:name="T3310" style:family="text">
      <style:text-properties officeooo:rsid="13fd8ca3"/>
    </style:style>
    <style:style style:name="T3311" style:family="text">
      <style:text-properties officeooo:rsid="13fe7e34"/>
    </style:style>
    <style:style style:name="T3312" style:family="text">
      <style:text-properties officeooo:rsid="140035a6"/>
    </style:style>
    <style:style style:name="T3313" style:family="text">
      <style:text-properties officeooo:rsid="14015bae"/>
    </style:style>
    <style:style style:name="T3314" style:family="text">
      <style:text-properties officeooo:rsid="140199b6"/>
    </style:style>
    <style:style style:name="T3315" style:family="text">
      <style:text-properties officeooo:rsid="1401dcf1"/>
    </style:style>
    <style:style style:name="T3316" style:family="text">
      <style:text-properties officeooo:rsid="1403d043"/>
    </style:style>
    <style:style style:name="T3317" style:family="text">
      <style:text-properties officeooo:rsid="1406258b"/>
    </style:style>
    <style:style style:name="T3318" style:family="text">
      <style:text-properties officeooo:rsid="14067f67"/>
    </style:style>
    <style:style style:name="T3319" style:family="text">
      <style:text-properties officeooo:rsid="1407de11"/>
    </style:style>
    <style:style style:name="T3320" style:family="text">
      <style:text-properties officeooo:rsid="14091408"/>
    </style:style>
    <style:style style:name="T3321" style:family="text">
      <style:text-properties officeooo:rsid="1409a397"/>
    </style:style>
    <style:style style:name="T3322" style:family="text">
      <style:text-properties officeooo:rsid="140a59ea"/>
    </style:style>
    <style:style style:name="T3323" style:family="text">
      <style:text-properties officeooo:rsid="140bc4af"/>
    </style:style>
    <style:style style:name="T3324" style:family="text">
      <style:text-properties officeooo:rsid="140d71cf"/>
    </style:style>
    <style:style style:name="T3325" style:family="text">
      <style:text-properties officeooo:rsid="140e0148"/>
    </style:style>
    <style:style style:name="T3326" style:family="text">
      <style:text-properties officeooo:rsid="140fe4c1"/>
    </style:style>
    <style:style style:name="T3327" style:family="text">
      <style:text-properties officeooo:rsid="14114c62"/>
    </style:style>
    <style:style style:name="T3328" style:family="text">
      <style:text-properties officeooo:rsid="141265d7"/>
    </style:style>
    <style:style style:name="T3329" style:family="text">
      <style:text-properties officeooo:rsid="1412d28f"/>
    </style:style>
    <style:style style:name="T3330" style:family="text">
      <style:text-properties officeooo:rsid="14146e28"/>
    </style:style>
    <style:style style:name="T3331" style:family="text">
      <style:text-properties officeooo:rsid="1416b275"/>
    </style:style>
    <style:style style:name="T3332" style:family="text">
      <style:text-properties officeooo:rsid="1416fc23"/>
    </style:style>
    <style:style style:name="T3333" style:family="text">
      <style:text-properties officeooo:rsid="1417df07"/>
    </style:style>
    <style:style style:name="T3334" style:family="text">
      <style:text-properties officeooo:rsid="141889f5"/>
    </style:style>
    <style:style style:name="T3335" style:family="text">
      <style:text-properties officeooo:rsid="141a6c3c"/>
    </style:style>
    <style:style style:name="T3336" style:family="text">
      <style:text-properties officeooo:rsid="141b1678"/>
    </style:style>
    <style:style style:name="T3337" style:family="text">
      <style:text-properties officeooo:rsid="141b2ce6"/>
    </style:style>
    <style:style style:name="T3338" style:family="text">
      <style:text-properties officeooo:rsid="141c0ddd"/>
    </style:style>
    <style:style style:name="T3339" style:family="text">
      <style:text-properties officeooo:rsid="141c1b19"/>
    </style:style>
    <style:style style:name="T3340" style:family="text">
      <style:text-properties officeooo:rsid="141d2e90"/>
    </style:style>
    <style:style style:name="T3341" style:family="text">
      <style:text-properties officeooo:rsid="141ecdc1"/>
    </style:style>
    <style:style style:name="T3342" style:family="text">
      <style:text-properties officeooo:rsid="141f648e"/>
    </style:style>
    <style:style style:name="T3343" style:family="text">
      <style:text-properties officeooo:rsid="14200517"/>
    </style:style>
    <style:style style:name="T3344" style:family="text">
      <style:text-properties officeooo:rsid="14203c28"/>
    </style:style>
    <style:style style:name="T3345" style:family="text">
      <style:text-properties officeooo:rsid="142040ae"/>
    </style:style>
    <style:style style:name="T3346" style:family="text">
      <style:text-properties officeooo:rsid="142647b2"/>
    </style:style>
    <style:style style:name="T3347" style:family="text">
      <style:text-properties officeooo:rsid="1427be04"/>
    </style:style>
    <style:style style:name="T3348" style:family="text">
      <style:text-properties officeooo:rsid="1428337c"/>
    </style:style>
    <style:style style:name="T3349" style:family="text">
      <style:text-properties officeooo:rsid="1428b921"/>
    </style:style>
    <style:style style:name="T3350" style:family="text">
      <style:text-properties officeooo:rsid="142a621f"/>
    </style:style>
    <style:style style:name="T3351" style:family="text">
      <style:text-properties officeooo:rsid="142c28b9"/>
    </style:style>
    <style:style style:name="T3352" style:family="text">
      <style:text-properties officeooo:rsid="142e12a3"/>
    </style:style>
    <style:style style:name="T3353" style:family="text">
      <style:text-properties officeooo:rsid="143170e1"/>
    </style:style>
    <style:style style:name="T3354" style:family="text">
      <style:text-properties officeooo:rsid="14334a63"/>
    </style:style>
    <style:style style:name="T3355" style:family="text">
      <style:text-properties officeooo:rsid="14340db8"/>
    </style:style>
    <style:style style:name="T3356" style:family="text">
      <style:text-properties officeooo:rsid="1434612f"/>
    </style:style>
    <style:style style:name="T3357" style:family="text">
      <style:text-properties officeooo:rsid="1435e38b"/>
    </style:style>
    <style:style style:name="T3358" style:family="text">
      <style:text-properties officeooo:rsid="143731cb"/>
    </style:style>
    <style:style style:name="T3359" style:family="text">
      <style:text-properties officeooo:rsid="14374a0c"/>
    </style:style>
    <style:style style:name="T3360" style:family="text">
      <style:text-properties officeooo:rsid="14392004"/>
    </style:style>
    <style:style style:name="T3361" style:family="text">
      <style:text-properties officeooo:rsid="143a215c"/>
    </style:style>
    <style:style style:name="T3362" style:family="text">
      <style:text-properties officeooo:rsid="143a3702"/>
    </style:style>
    <style:style style:name="T3363" style:family="text">
      <style:text-properties officeooo:rsid="143ad75d"/>
    </style:style>
    <style:style style:name="T3364" style:family="text">
      <style:text-properties officeooo:rsid="143adbea"/>
    </style:style>
    <style:style style:name="T3365" style:family="text">
      <style:text-properties officeooo:rsid="143cbf89"/>
    </style:style>
    <style:style style:name="T3366" style:family="text">
      <style:text-properties officeooo:rsid="143e9aac"/>
    </style:style>
    <style:style style:name="T3367" style:family="text">
      <style:text-properties officeooo:rsid="143f5dde"/>
    </style:style>
    <style:style style:name="T3368" style:family="text">
      <style:text-properties officeooo:rsid="14407ef8"/>
    </style:style>
    <style:style style:name="T3369" style:family="text">
      <style:text-properties officeooo:rsid="1440aa88"/>
    </style:style>
    <style:style style:name="T3370" style:family="text">
      <style:text-properties officeooo:rsid="14422f5f"/>
    </style:style>
    <style:style style:name="T3371" style:family="text">
      <style:text-properties officeooo:rsid="1443739e"/>
    </style:style>
    <style:style style:name="T3372" style:family="text">
      <style:text-properties officeooo:rsid="1444548d"/>
    </style:style>
    <style:style style:name="T3373" style:family="text">
      <style:text-properties officeooo:rsid="1445b227"/>
    </style:style>
    <style:style style:name="T3374" style:family="text">
      <style:text-properties officeooo:rsid="14467609"/>
    </style:style>
    <style:style style:name="T3375" style:family="text">
      <style:text-properties officeooo:rsid="14468b4c"/>
    </style:style>
    <style:style style:name="T3376" style:family="text">
      <style:text-properties officeooo:rsid="14470d11"/>
    </style:style>
    <style:style style:name="T3377" style:family="text">
      <style:text-properties officeooo:rsid="14479f6a"/>
    </style:style>
    <style:style style:name="T3378" style:family="text">
      <style:text-properties officeooo:rsid="14495765"/>
    </style:style>
    <style:style style:name="T3379" style:family="text">
      <style:text-properties officeooo:rsid="144abf17"/>
    </style:style>
    <style:style style:name="T3380" style:family="text">
      <style:text-properties officeooo:rsid="144c6f10"/>
    </style:style>
    <style:style style:name="T3381" style:family="text">
      <style:text-properties officeooo:rsid="144cfb1a"/>
    </style:style>
    <style:style style:name="T3382" style:family="text">
      <style:text-properties officeooo:rsid="144e973c"/>
    </style:style>
    <style:style style:name="T3383" style:family="text">
      <style:text-properties officeooo:rsid="144fb30a"/>
    </style:style>
    <style:style style:name="T3384" style:family="text">
      <style:text-properties officeooo:rsid="14510007"/>
    </style:style>
    <style:style style:name="T3385" style:family="text">
      <style:text-properties officeooo:rsid="145115fa"/>
    </style:style>
    <style:style style:name="T3386" style:family="text">
      <style:text-properties officeooo:rsid="00ab986d"/>
    </style:style>
    <style:style style:name="T3387" style:family="text">
      <style:text-properties officeooo:rsid="14539c31"/>
    </style:style>
    <style:style style:name="T3388" style:family="text">
      <style:text-properties officeooo:rsid="1453cd00"/>
    </style:style>
    <style:style style:name="T3389" style:family="text">
      <style:text-properties officeooo:rsid="1454b330"/>
    </style:style>
    <style:style style:name="T3390" style:family="text">
      <style:text-properties officeooo:rsid="009989c0"/>
    </style:style>
    <style:style style:name="T3391" style:family="text">
      <style:text-properties officeooo:rsid="1457ef9d"/>
    </style:style>
    <style:style style:name="T3392" style:family="text">
      <style:text-properties officeooo:rsid="1458d43c"/>
    </style:style>
    <style:style style:name="T3393" style:family="text">
      <style:text-properties officeooo:rsid="1459e20f"/>
    </style:style>
    <style:style style:name="T3394" style:family="text">
      <style:text-properties officeooo:rsid="145afb22"/>
    </style:style>
    <style:style style:name="T3395" style:family="text">
      <style:text-properties officeooo:rsid="145d0440"/>
    </style:style>
    <style:style style:name="T3396" style:family="text">
      <style:text-properties officeooo:rsid="145d6e42"/>
    </style:style>
    <style:style style:name="T3397" style:family="text">
      <style:text-properties officeooo:rsid="145e5984"/>
    </style:style>
    <style:style style:name="T3398" style:family="text">
      <style:text-properties officeooo:rsid="145ea8c6"/>
    </style:style>
    <style:style style:name="T3399" style:family="text">
      <style:text-properties officeooo:rsid="14606628"/>
    </style:style>
    <style:style style:name="T3400" style:family="text">
      <style:text-properties officeooo:rsid="1460f22c"/>
    </style:style>
    <style:style style:name="T3401" style:family="text">
      <style:text-properties officeooo:rsid="1461de10"/>
    </style:style>
    <style:style style:name="T3402" style:family="text">
      <style:text-properties officeooo:rsid="146354db"/>
    </style:style>
    <style:style style:name="T3403" style:family="text">
      <style:text-properties officeooo:rsid="1463ace3"/>
    </style:style>
    <style:style style:name="T3404" style:family="text">
      <style:text-properties officeooo:rsid="146481ac"/>
    </style:style>
    <style:style style:name="T3405" style:family="text">
      <style:text-properties officeooo:rsid="1464d020"/>
    </style:style>
    <style:style style:name="T3406" style:family="text">
      <style:text-properties officeooo:rsid="1465045c"/>
    </style:style>
    <style:style style:name="T3407" style:family="text">
      <style:text-properties officeooo:rsid="1465c238"/>
    </style:style>
    <style:style style:name="T3408" style:family="text">
      <style:text-properties officeooo:rsid="146992a6"/>
    </style:style>
    <style:style style:name="T3409" style:family="text">
      <style:text-properties officeooo:rsid="146b0406"/>
    </style:style>
    <style:style style:name="T3410" style:family="text">
      <style:text-properties officeooo:rsid="146b17d2"/>
    </style:style>
    <style:style style:name="T3411" style:family="text">
      <style:text-properties officeooo:rsid="146fa2f7"/>
    </style:style>
    <style:style style:name="T3412" style:family="text">
      <style:text-properties officeooo:rsid="14712d55"/>
    </style:style>
    <style:style style:name="T3413" style:family="text">
      <style:text-properties officeooo:rsid="14726329"/>
    </style:style>
    <style:style style:name="T3414" style:family="text">
      <style:text-properties officeooo:rsid="1475dfb0"/>
    </style:style>
    <style:style style:name="T3415" style:family="text">
      <style:text-properties officeooo:rsid="14771b3e"/>
    </style:style>
    <style:style style:name="T3416" style:family="text">
      <style:text-properties officeooo:rsid="14774a07"/>
    </style:style>
    <style:style style:name="T3417" style:family="text">
      <style:text-properties officeooo:rsid="14779cdb"/>
    </style:style>
    <style:style style:name="T3418" style:family="text">
      <style:text-properties officeooo:rsid="1478df7e"/>
    </style:style>
    <style:style style:name="T3419" style:family="text">
      <style:text-properties officeooo:rsid="147a3880"/>
    </style:style>
    <style:style style:name="T3420" style:family="text">
      <style:text-properties officeooo:rsid="147a4883"/>
    </style:style>
    <style:style style:name="T3421" style:family="text">
      <style:text-properties officeooo:rsid="147a5c80"/>
    </style:style>
    <style:style style:name="T3422" style:family="text">
      <style:text-properties officeooo:rsid="147ad6f2"/>
    </style:style>
    <style:style style:name="T3423" style:family="text">
      <style:text-properties officeooo:rsid="147cafee"/>
    </style:style>
    <style:style style:name="T3424" style:family="text">
      <style:text-properties officeooo:rsid="147d58ea"/>
    </style:style>
    <style:style style:name="T3425" style:family="text">
      <style:text-properties officeooo:rsid="147d831f"/>
    </style:style>
    <style:style style:name="T3426" style:family="text">
      <style:text-properties officeooo:rsid="147ff88e"/>
    </style:style>
    <style:style style:name="T3427" style:family="text">
      <style:text-properties officeooo:rsid="14803526"/>
    </style:style>
    <style:style style:name="T3428" style:family="text">
      <style:text-properties officeooo:rsid="14816f50"/>
    </style:style>
    <style:style style:name="T3429" style:family="text">
      <style:text-properties officeooo:rsid="14835b1e"/>
    </style:style>
    <style:style style:name="T3430" style:family="text">
      <style:text-properties officeooo:rsid="14845ef2"/>
    </style:style>
    <style:style style:name="T3431" style:family="text">
      <style:text-properties officeooo:rsid="148579c6"/>
    </style:style>
    <style:style style:name="T3432" style:family="text">
      <style:text-properties officeooo:rsid="14896939"/>
    </style:style>
    <style:style style:name="T3433" style:family="text">
      <style:text-properties officeooo:rsid="148a6198"/>
    </style:style>
    <style:style style:name="T3434" style:family="text">
      <style:text-properties officeooo:rsid="148bbab7"/>
    </style:style>
    <style:style style:name="T3435" style:family="text">
      <style:text-properties officeooo:rsid="148c3ede"/>
    </style:style>
    <style:style style:name="T3436" style:family="text">
      <style:text-properties officeooo:rsid="148e17ed"/>
    </style:style>
    <style:style style:name="T3437" style:family="text">
      <style:text-properties officeooo:rsid="148fff4f"/>
    </style:style>
    <style:style style:name="T3438" style:family="text">
      <style:text-properties officeooo:rsid="14913d1d"/>
    </style:style>
    <style:style style:name="T3439" style:family="text">
      <style:text-properties officeooo:rsid="1492f72b"/>
    </style:style>
    <style:style style:name="T3440" style:family="text">
      <style:text-properties officeooo:rsid="14964af1"/>
    </style:style>
    <style:style style:name="T3441" style:family="text">
      <style:text-properties officeooo:rsid="14978703"/>
    </style:style>
    <style:style style:name="T3442" style:family="text">
      <style:text-properties officeooo:rsid="1498731b"/>
    </style:style>
    <style:style style:name="T3443" style:family="text">
      <style:text-properties officeooo:rsid="149adf66"/>
    </style:style>
    <style:style style:name="T3444" style:family="text">
      <style:text-properties officeooo:rsid="149bd3f0"/>
    </style:style>
    <style:style style:name="T3445" style:family="text">
      <style:text-properties officeooo:rsid="149d54f9"/>
    </style:style>
    <style:style style:name="T3446" style:family="text">
      <style:text-properties officeooo:rsid="149da4a2"/>
    </style:style>
    <style:style style:name="T3447" style:family="text">
      <style:text-properties officeooo:rsid="149ed562"/>
    </style:style>
    <style:style style:name="T3448" style:family="text">
      <style:text-properties officeooo:rsid="14a02dff"/>
    </style:style>
    <style:style style:name="T3449" style:family="text">
      <style:text-properties officeooo:rsid="14a2030e"/>
    </style:style>
    <style:style style:name="T3450" style:family="text">
      <style:text-properties officeooo:rsid="14a2bd9b"/>
    </style:style>
    <style:style style:name="T3451" style:family="text">
      <style:text-properties officeooo:rsid="14a47e06"/>
    </style:style>
    <style:style style:name="T3452" style:family="text">
      <style:text-properties officeooo:rsid="14a70766"/>
    </style:style>
    <style:style style:name="T3453" style:family="text">
      <style:text-properties officeooo:rsid="14a7dffa"/>
    </style:style>
    <style:style style:name="T3454" style:family="text">
      <style:text-properties officeooo:rsid="14a8d9bd"/>
    </style:style>
    <style:style style:name="T3455" style:family="text">
      <style:text-properties officeooo:rsid="14aad0ed"/>
    </style:style>
    <style:style style:name="T3456" style:family="text">
      <style:text-properties officeooo:rsid="14ac9ebc"/>
    </style:style>
    <style:style style:name="T3457" style:family="text">
      <style:text-properties officeooo:rsid="14adc01f"/>
    </style:style>
    <style:style style:name="T3458" style:family="text">
      <style:text-properties officeooo:rsid="14af9e0c"/>
    </style:style>
    <style:style style:name="T3459" style:family="text">
      <style:text-properties officeooo:rsid="14afc28e"/>
    </style:style>
    <style:style style:name="T3460" style:family="text">
      <style:text-properties officeooo:rsid="14afe174"/>
    </style:style>
    <style:style style:name="T3461" style:family="text">
      <style:text-properties officeooo:rsid="14affbcb"/>
    </style:style>
    <style:style style:name="T3462" style:family="text">
      <style:text-properties officeooo:rsid="14b15cdf"/>
    </style:style>
    <style:style style:name="T3463" style:family="text">
      <style:text-properties officeooo:rsid="14b1e6c6"/>
    </style:style>
    <style:style style:name="T3464" style:family="text">
      <style:text-properties officeooo:rsid="14b1ff23"/>
    </style:style>
    <style:style style:name="T3465" style:family="text">
      <style:text-properties officeooo:rsid="14b5a417"/>
    </style:style>
    <style:style style:name="T3466" style:family="text">
      <style:text-properties officeooo:rsid="14b62fd0"/>
    </style:style>
    <style:style style:name="T3467" style:family="text">
      <style:text-properties officeooo:rsid="14b7e7f2"/>
    </style:style>
    <style:style style:name="T3468" style:family="text">
      <style:text-properties officeooo:rsid="14b8f1b3"/>
    </style:style>
    <style:style style:name="T3469" style:family="text">
      <style:text-properties officeooo:rsid="14ba0c9d"/>
    </style:style>
    <style:style style:name="T3470" style:family="text">
      <style:text-properties officeooo:rsid="14bb09d7"/>
    </style:style>
    <style:style style:name="T3471" style:family="text">
      <style:text-properties officeooo:rsid="14be92fb"/>
    </style:style>
    <style:style style:name="T3472" style:family="text">
      <style:text-properties officeooo:rsid="14bf6a9b"/>
    </style:style>
    <style:style style:name="T3473" style:family="text">
      <style:text-properties officeooo:rsid="14c0544c"/>
    </style:style>
    <style:style style:name="T3474" style:family="text">
      <style:text-properties officeooo:rsid="14c2351b"/>
    </style:style>
    <style:style style:name="T3475" style:family="text">
      <style:text-properties officeooo:rsid="14c49a23"/>
    </style:style>
    <style:style style:name="T3476" style:family="text">
      <style:text-properties officeooo:rsid="14c5d319"/>
    </style:style>
    <style:style style:name="T3477" style:family="text">
      <style:text-properties officeooo:rsid="14c5d7dd"/>
    </style:style>
    <style:style style:name="T3478" style:family="text">
      <style:text-properties officeooo:rsid="14c77919"/>
    </style:style>
    <style:style style:name="T3479" style:family="text">
      <style:text-properties officeooo:rsid="14c8258a"/>
    </style:style>
    <style:style style:name="T3480" style:family="text">
      <style:text-properties officeooo:rsid="14c94564"/>
    </style:style>
    <style:style style:name="T3481" style:family="text">
      <style:text-properties officeooo:rsid="14ca724d"/>
    </style:style>
    <style:style style:name="T3482" style:family="text">
      <style:text-properties officeooo:rsid="14cb0a33"/>
    </style:style>
    <style:style style:name="T3483" style:family="text">
      <style:text-properties officeooo:rsid="14cb14f1"/>
    </style:style>
    <style:style style:name="T3484" style:family="text">
      <style:text-properties officeooo:rsid="14cc0726"/>
    </style:style>
    <style:style style:name="T3485" style:family="text">
      <style:text-properties officeooo:rsid="14cc14ea"/>
    </style:style>
    <style:style style:name="T3486" style:family="text">
      <style:text-properties officeooo:rsid="14cd9731"/>
    </style:style>
    <style:style style:name="T3487" style:family="text">
      <style:text-properties officeooo:rsid="14cef7ca"/>
    </style:style>
    <style:style style:name="T3488" style:family="text">
      <style:text-properties officeooo:rsid="14cf1101"/>
    </style:style>
    <style:style style:name="T3489" style:family="text">
      <style:text-properties officeooo:rsid="14d07e66"/>
    </style:style>
    <style:style style:name="T3490" style:family="text">
      <style:text-properties officeooo:rsid="14d0e347"/>
    </style:style>
    <style:style style:name="T3491" style:family="text">
      <style:text-properties officeooo:rsid="14d1c750"/>
    </style:style>
    <style:style style:name="T3492" style:family="text">
      <style:text-properties officeooo:rsid="14d2464d"/>
    </style:style>
    <style:style style:name="T3493" style:family="text">
      <style:text-properties officeooo:rsid="14d53b6c"/>
    </style:style>
    <style:style style:name="T3494" style:family="text">
      <style:text-properties officeooo:rsid="14d729af"/>
    </style:style>
    <style:style style:name="T3495" style:family="text">
      <style:text-properties officeooo:rsid="14d91376"/>
    </style:style>
    <style:style style:name="T3496" style:family="text">
      <style:text-properties officeooo:rsid="14db5180"/>
    </style:style>
    <style:style style:name="T3497" style:family="text">
      <style:text-properties officeooo:rsid="14dc0379"/>
    </style:style>
    <style:style style:name="T3498" style:family="text">
      <style:text-properties officeooo:rsid="14ddbc2b"/>
    </style:style>
    <style:style style:name="T3499" style:family="text">
      <style:text-properties officeooo:rsid="14df8474"/>
    </style:style>
    <style:style style:name="T3500" style:family="text">
      <style:text-properties officeooo:rsid="14e1f362"/>
    </style:style>
    <style:style style:name="T3501" style:family="text">
      <style:text-properties officeooo:rsid="14e2f1f7"/>
    </style:style>
    <style:style style:name="T3502" style:family="text">
      <style:text-properties officeooo:rsid="14e34aeb"/>
    </style:style>
    <style:style style:name="T3503" style:family="text">
      <style:text-properties officeooo:rsid="14e52401"/>
    </style:style>
    <style:style style:name="T3504" style:family="text">
      <style:text-properties officeooo:rsid="14e5810b"/>
    </style:style>
    <style:style style:name="T3505" style:family="text">
      <style:text-properties officeooo:rsid="14e6c168"/>
    </style:style>
    <style:style style:name="T3506" style:family="text">
      <style:text-properties officeooo:rsid="14e86178"/>
    </style:style>
    <style:style style:name="T3507" style:family="text">
      <style:text-properties officeooo:rsid="14e9a11e"/>
    </style:style>
    <style:style style:name="T3508" style:family="text">
      <style:text-properties officeooo:rsid="14eacc55"/>
    </style:style>
    <style:style style:name="T3509" style:family="text">
      <style:text-properties officeooo:rsid="14ebbbba"/>
    </style:style>
    <style:style style:name="T3510" style:family="text">
      <style:text-properties officeooo:rsid="14ec33a5"/>
    </style:style>
    <style:style style:name="T3511" style:family="text">
      <style:text-properties officeooo:rsid="14ed172c"/>
    </style:style>
    <style:style style:name="T3512" style:family="text">
      <style:text-properties officeooo:rsid="14ed396e"/>
    </style:style>
    <style:style style:name="T3513" style:family="text">
      <style:text-properties officeooo:rsid="14ee1a2b"/>
    </style:style>
    <style:style style:name="T3514" style:family="text">
      <style:text-properties officeooo:rsid="14efbb2d"/>
    </style:style>
    <style:style style:name="T3515" style:family="text">
      <style:text-properties officeooo:rsid="14f16d57"/>
    </style:style>
    <style:style style:name="T3516" style:family="text">
      <style:text-properties officeooo:rsid="14f2d0c2"/>
    </style:style>
    <style:style style:name="T3517" style:family="text">
      <style:text-properties officeooo:rsid="14f45e63"/>
    </style:style>
    <style:style style:name="T3518" style:family="text">
      <style:text-properties officeooo:rsid="14f48ff7"/>
    </style:style>
    <style:style style:name="T3519" style:family="text">
      <style:text-properties officeooo:rsid="14f581eb"/>
    </style:style>
    <style:style style:name="T3520" style:family="text">
      <style:text-properties officeooo:rsid="14f700bf"/>
    </style:style>
    <style:style style:name="T3521" style:family="text">
      <style:text-properties officeooo:rsid="14f83e79"/>
    </style:style>
    <style:style style:name="T3522" style:family="text">
      <style:text-properties officeooo:rsid="14f9c38e"/>
    </style:style>
    <style:style style:name="T3523" style:family="text">
      <style:text-properties officeooo:rsid="14fa355d"/>
    </style:style>
    <style:style style:name="T3524" style:family="text">
      <style:text-properties officeooo:rsid="14fa4173"/>
    </style:style>
    <style:style style:name="T3525" style:family="text">
      <style:text-properties officeooo:rsid="14fbab1f"/>
    </style:style>
    <style:style style:name="T3526" style:family="text">
      <style:text-properties officeooo:rsid="14fca8f0"/>
    </style:style>
    <style:style style:name="T3527" style:family="text">
      <style:text-properties officeooo:rsid="14fd30a3"/>
    </style:style>
    <style:style style:name="T3528" style:family="text">
      <style:text-properties officeooo:rsid="14fe5e3a"/>
    </style:style>
    <style:style style:name="T3529" style:family="text">
      <style:text-properties officeooo:rsid="150009f7"/>
    </style:style>
    <style:style style:name="T3530" style:family="text">
      <style:text-properties officeooo:rsid="1501a213"/>
    </style:style>
    <style:style style:name="T3531" style:family="text">
      <style:text-properties officeooo:rsid="1501d9b8"/>
    </style:style>
    <style:style style:name="T3532" style:family="text">
      <style:text-properties officeooo:rsid="1503327c"/>
    </style:style>
    <style:style style:name="T3533" style:family="text">
      <style:text-properties officeooo:rsid="150461cd"/>
    </style:style>
    <style:style style:name="T3534" style:family="text">
      <style:text-properties officeooo:rsid="1504a113"/>
    </style:style>
    <style:style style:name="T3535" style:family="text">
      <style:text-properties officeooo:rsid="1505a189"/>
    </style:style>
    <style:style style:name="T3536" style:family="text">
      <style:text-properties officeooo:rsid="1507238b"/>
    </style:style>
    <style:style style:name="T3537" style:family="text">
      <style:text-properties officeooo:rsid="15080124"/>
    </style:style>
    <style:style style:name="T3538" style:family="text">
      <style:text-properties officeooo:rsid="1508dbc0"/>
    </style:style>
    <style:style style:name="T3539" style:family="text">
      <style:text-properties officeooo:rsid="1508f364"/>
    </style:style>
    <style:style style:name="T3540" style:family="text">
      <style:text-properties officeooo:rsid="15091c05"/>
    </style:style>
    <style:style style:name="T3541" style:family="text">
      <style:text-properties officeooo:rsid="1509316b"/>
    </style:style>
    <style:style style:name="T3542" style:family="text">
      <style:text-properties officeooo:rsid="150b0397"/>
    </style:style>
    <style:style style:name="T3543" style:family="text">
      <style:text-properties officeooo:rsid="150db38a"/>
    </style:style>
    <style:style style:name="T3544" style:family="text">
      <style:text-properties officeooo:rsid="150de719"/>
    </style:style>
    <style:style style:name="T3545" style:family="text">
      <style:text-properties officeooo:rsid="150f0949"/>
    </style:style>
    <style:style style:name="T3546" style:family="text">
      <style:text-properties officeooo:rsid="15103a65"/>
    </style:style>
    <style:style style:name="T3547" style:family="text">
      <style:text-properties officeooo:rsid="1510dd7e"/>
    </style:style>
    <style:style style:name="T3548" style:family="text">
      <style:text-properties officeooo:rsid="1511ce20"/>
    </style:style>
    <style:style style:name="T3549" style:family="text">
      <style:text-properties officeooo:rsid="1513a339"/>
    </style:style>
    <style:style style:name="T3550" style:family="text">
      <style:text-properties officeooo:rsid="15140bee"/>
    </style:style>
    <style:style style:name="T3551" style:family="text">
      <style:text-properties officeooo:rsid="151436be"/>
    </style:style>
    <style:style style:name="T3552" style:family="text">
      <style:text-properties officeooo:rsid="1514f6c8"/>
    </style:style>
    <style:style style:name="T3553" style:family="text">
      <style:text-properties officeooo:rsid="151620b0"/>
    </style:style>
    <style:style style:name="T3554" style:family="text">
      <style:text-properties officeooo:rsid="1517d2b5"/>
    </style:style>
    <style:style style:name="T3555" style:family="text">
      <style:text-properties officeooo:rsid="151a055b"/>
    </style:style>
    <style:style style:name="T3556" style:family="text">
      <style:text-properties officeooo:rsid="151dbace"/>
    </style:style>
    <style:style style:name="T3557" style:family="text">
      <style:text-properties officeooo:rsid="151f9e27"/>
    </style:style>
    <style:style style:name="T3558" style:family="text">
      <style:text-properties officeooo:rsid="1520db81"/>
    </style:style>
    <style:style style:name="T3559" style:family="text">
      <style:text-properties officeooo:rsid="1521b0ab"/>
    </style:style>
    <style:style style:name="T3560" style:family="text">
      <style:text-properties officeooo:rsid="15221c13"/>
    </style:style>
    <style:style style:name="T3561" style:family="text">
      <style:text-properties officeooo:rsid="1522ebe1"/>
    </style:style>
    <style:style style:name="T3562" style:family="text">
      <style:text-properties officeooo:rsid="1524404d"/>
    </style:style>
    <style:style style:name="T3563" style:family="text">
      <style:text-properties officeooo:rsid="1525e0cf"/>
    </style:style>
    <style:style style:name="T3564" style:family="text">
      <style:text-properties officeooo:rsid="152663d2"/>
    </style:style>
    <style:style style:name="T3565" style:family="text">
      <style:text-properties officeooo:rsid="1527ca6d"/>
    </style:style>
    <style:style style:name="T3566" style:family="text">
      <style:text-properties officeooo:rsid="1529aefb"/>
    </style:style>
    <style:style style:name="T3567" style:family="text">
      <style:text-properties officeooo:rsid="1529d586"/>
    </style:style>
    <style:style style:name="T3568" style:family="text">
      <style:text-properties officeooo:rsid="152b0e8c"/>
    </style:style>
    <style:style style:name="T3569" style:family="text">
      <style:text-properties officeooo:rsid="152dafd2"/>
    </style:style>
    <style:style style:name="T3570" style:family="text">
      <style:text-properties officeooo:rsid="152f576d"/>
    </style:style>
    <style:style style:name="T3571" style:family="text">
      <style:text-properties officeooo:rsid="1530d60e"/>
    </style:style>
    <style:style style:name="T3572" style:family="text">
      <style:text-properties officeooo:rsid="15315b6f"/>
    </style:style>
    <style:style style:name="T3573" style:family="text">
      <style:text-properties officeooo:rsid="1532bed3"/>
    </style:style>
    <style:style style:name="T3574" style:family="text">
      <style:text-properties officeooo:rsid="1534bb7b"/>
    </style:style>
    <style:style style:name="T3575" style:family="text">
      <style:text-properties officeooo:rsid="15358be9"/>
    </style:style>
    <style:style style:name="T3576" style:family="text">
      <style:text-properties officeooo:rsid="15370a20"/>
    </style:style>
    <style:style style:name="T3577" style:family="text">
      <style:text-properties officeooo:rsid="1538ca56"/>
    </style:style>
    <style:style style:name="T3578" style:family="text">
      <style:text-properties officeooo:rsid="153b1cd8"/>
    </style:style>
    <style:style style:name="T3579" style:family="text">
      <style:text-properties officeooo:rsid="153b235b"/>
    </style:style>
    <style:style style:name="T3580" style:family="text">
      <style:text-properties officeooo:rsid="153cc138"/>
    </style:style>
    <style:style style:name="T3581" style:family="text">
      <style:text-properties officeooo:rsid="153d18ed"/>
    </style:style>
    <style:style style:name="T3582" style:family="text">
      <style:text-properties officeooo:rsid="153df71b"/>
    </style:style>
    <style:style style:name="T3583" style:family="text">
      <style:text-properties officeooo:rsid="153fa625"/>
    </style:style>
    <style:style style:name="T3584" style:family="text">
      <style:text-properties officeooo:rsid="154055de"/>
    </style:style>
    <style:style style:name="T3585" style:family="text">
      <style:text-properties officeooo:rsid="1542e526"/>
    </style:style>
    <style:style style:name="T3586" style:family="text">
      <style:text-properties officeooo:rsid="15451ca5"/>
    </style:style>
    <style:style style:name="T3587" style:family="text">
      <style:text-properties officeooo:rsid="154530df"/>
    </style:style>
    <style:style style:name="T3588" style:family="text">
      <style:text-properties officeooo:rsid="1545472a"/>
    </style:style>
    <style:style style:name="T3589" style:family="text">
      <style:text-properties officeooo:rsid="15468c3f"/>
    </style:style>
    <style:style style:name="T3590" style:family="text">
      <style:text-properties officeooo:rsid="1547dffa"/>
    </style:style>
    <style:style style:name="T3591" style:family="text">
      <style:text-properties officeooo:rsid="1549da65"/>
    </style:style>
    <style:style style:name="T3592" style:family="text">
      <style:text-properties officeooo:rsid="154b7891"/>
    </style:style>
    <style:style style:name="T3593" style:family="text">
      <style:text-properties officeooo:rsid="154f0cc0"/>
    </style:style>
    <style:style style:name="T3594" style:family="text">
      <style:text-properties officeooo:rsid="1550f868"/>
    </style:style>
    <style:style style:name="T3595" style:family="text">
      <style:text-properties officeooo:rsid="1552f37b"/>
    </style:style>
    <style:style style:name="T3596" style:family="text">
      <style:text-properties officeooo:rsid="15533209"/>
    </style:style>
    <style:style style:name="T3597" style:family="text">
      <style:text-properties officeooo:rsid="1554ab1a"/>
    </style:style>
    <style:style style:name="T3598" style:family="text">
      <style:text-properties officeooo:rsid="15561bef"/>
    </style:style>
    <style:style style:name="T3599" style:family="text">
      <style:text-properties officeooo:rsid="15572bdf"/>
    </style:style>
    <style:style style:name="T3600" style:family="text">
      <style:text-properties officeooo:rsid="155b75f5"/>
    </style:style>
    <style:style style:name="T3601" style:family="text">
      <style:text-properties officeooo:rsid="155c4425"/>
    </style:style>
    <style:style style:name="T3602" style:family="text">
      <style:text-properties officeooo:rsid="155cc3c5"/>
    </style:style>
    <style:style style:name="T3603" style:family="text">
      <style:text-properties officeooo:rsid="155eb892"/>
    </style:style>
    <style:style style:name="T3604" style:family="text">
      <style:text-properties officeooo:rsid="155f2a15"/>
    </style:style>
    <style:style style:name="T3605" style:family="text">
      <style:text-properties officeooo:rsid="155f4f8d"/>
    </style:style>
    <style:style style:name="T3606" style:family="text">
      <style:text-properties officeooo:rsid="15608bab"/>
    </style:style>
    <style:style style:name="T3607" style:family="text">
      <style:text-properties officeooo:rsid="15616f39"/>
    </style:style>
    <style:style style:name="T3608" style:family="text">
      <style:text-properties officeooo:rsid="1561f9ff"/>
    </style:style>
    <style:style style:name="T3609" style:family="text">
      <style:text-properties officeooo:rsid="15621ab5"/>
    </style:style>
    <style:style style:name="T3610" style:family="text">
      <style:text-properties officeooo:rsid="15629c83"/>
    </style:style>
    <style:style style:name="T3611" style:family="text">
      <style:text-properties officeooo:rsid="1565d2d3"/>
    </style:style>
    <style:style style:name="T3612" style:family="text">
      <style:text-properties officeooo:rsid="1566a99f"/>
    </style:style>
    <style:style style:name="T3613" style:family="text">
      <style:text-properties officeooo:rsid="1566acf9"/>
    </style:style>
    <style:style style:name="T3614" style:family="text">
      <style:text-properties officeooo:rsid="1568b5a9"/>
    </style:style>
    <style:style style:name="T3615" style:family="text">
      <style:text-properties officeooo:rsid="156a4d96"/>
    </style:style>
    <style:style style:name="T3616" style:family="text">
      <style:text-properties officeooo:rsid="156b3388"/>
    </style:style>
    <style:style style:name="T3617" style:family="text">
      <style:text-properties officeooo:rsid="156b9f7c"/>
    </style:style>
    <style:style style:name="T3618" style:family="text">
      <style:text-properties officeooo:rsid="156c96e3"/>
    </style:style>
    <style:style style:name="T3619" style:family="text">
      <style:text-properties officeooo:rsid="1571c11f"/>
    </style:style>
    <style:style style:name="T3620" style:family="text">
      <style:text-properties officeooo:rsid="1572a0ab"/>
    </style:style>
    <style:style style:name="T3621" style:family="text">
      <style:text-properties officeooo:rsid="1573dc67"/>
    </style:style>
    <style:style style:name="T3622" style:family="text">
      <style:text-properties officeooo:rsid="15751890"/>
    </style:style>
    <style:style style:name="T3623" style:family="text">
      <style:text-properties officeooo:rsid="15775fce"/>
    </style:style>
    <style:style style:name="T3624" style:family="text">
      <style:text-properties officeooo:rsid="15778e58"/>
    </style:style>
    <style:style style:name="T3625" style:family="text">
      <style:text-properties officeooo:rsid="1578c6c4"/>
    </style:style>
    <style:style style:name="T3626" style:family="text">
      <style:text-properties officeooo:rsid="1579f738"/>
    </style:style>
    <style:style style:name="T3627" style:family="text">
      <style:text-properties officeooo:rsid="1579f762"/>
    </style:style>
    <style:style style:name="T3628" style:family="text">
      <style:text-properties officeooo:rsid="157ac144"/>
    </style:style>
    <style:style style:name="T3629" style:family="text">
      <style:text-properties officeooo:rsid="157b4303"/>
    </style:style>
    <style:style style:name="T3630" style:family="text">
      <style:text-properties officeooo:rsid="157edf5e"/>
    </style:style>
    <style:style style:name="T3631" style:family="text">
      <style:text-properties officeooo:rsid="157f3902"/>
    </style:style>
    <style:style style:name="T3632" style:family="text">
      <style:text-properties officeooo:rsid="1581bfd1"/>
    </style:style>
    <style:style style:name="T3633" style:family="text">
      <style:text-properties officeooo:rsid="15856c67"/>
    </style:style>
    <style:style style:name="T3634" style:family="text">
      <style:text-properties officeooo:rsid="15860ced"/>
    </style:style>
    <style:style style:name="T3635" style:family="text">
      <style:text-properties officeooo:rsid="1586619c"/>
    </style:style>
    <style:style style:name="T3636" style:family="text">
      <style:text-properties officeooo:rsid="1589d209"/>
    </style:style>
    <style:style style:name="T3637" style:family="text">
      <style:text-properties officeooo:rsid="158ccbea"/>
    </style:style>
    <style:style style:name="T3638" style:family="text">
      <style:text-properties officeooo:rsid="158d5d65"/>
    </style:style>
    <style:style style:name="T3639" style:family="text">
      <style:text-properties officeooo:rsid="158d852f"/>
    </style:style>
    <style:style style:name="T3640" style:family="text">
      <style:text-properties officeooo:rsid="158e5867"/>
    </style:style>
    <style:style style:name="T3641" style:family="text">
      <style:text-properties officeooo:rsid="159164f1"/>
    </style:style>
    <style:style style:name="T3642" style:family="text">
      <style:text-properties officeooo:rsid="159247f3"/>
    </style:style>
    <style:style style:name="T3643" style:family="text">
      <style:text-properties officeooo:rsid="1595820c"/>
    </style:style>
    <style:style style:name="T3644" style:family="text">
      <style:text-properties officeooo:rsid="15969f70"/>
    </style:style>
    <style:style style:name="T3645" style:family="text">
      <style:text-properties officeooo:rsid="15975617"/>
    </style:style>
    <style:style style:name="T3646" style:family="text">
      <style:text-properties officeooo:rsid="1598370e"/>
    </style:style>
    <style:style style:name="T3647" style:family="text">
      <style:text-properties officeooo:rsid="15998f4a"/>
    </style:style>
    <style:style style:name="T3648" style:family="text">
      <style:text-properties officeooo:rsid="1599b7b9"/>
    </style:style>
    <style:style style:name="T3649" style:family="text">
      <style:text-properties officeooo:rsid="159a7093"/>
    </style:style>
    <style:style style:name="T3650" style:family="text">
      <style:text-properties officeooo:rsid="159c6e8b"/>
    </style:style>
    <style:style style:name="T3651" style:family="text">
      <style:text-properties officeooo:rsid="159d8a7a"/>
    </style:style>
    <style:style style:name="T3652" style:family="text">
      <style:text-properties officeooo:rsid="159f8898"/>
    </style:style>
    <style:style style:name="T3653" style:family="text">
      <style:text-properties officeooo:rsid="15a1181e"/>
    </style:style>
    <style:style style:name="T3654" style:family="text">
      <style:text-properties officeooo:rsid="15a16b6d"/>
    </style:style>
    <style:style style:name="T3655" style:family="text">
      <style:text-properties officeooo:rsid="15a3b57a"/>
    </style:style>
    <style:style style:name="T3656" style:family="text">
      <style:text-properties officeooo:rsid="15a41a2a"/>
    </style:style>
    <style:style style:name="T3657" style:family="text">
      <style:text-properties officeooo:rsid="15a48344"/>
    </style:style>
    <style:style style:name="T3658" style:family="text">
      <style:text-properties officeooo:rsid="15a62b2d"/>
    </style:style>
    <style:style style:name="T3659" style:family="text">
      <style:text-properties officeooo:rsid="15a6af1a"/>
    </style:style>
    <style:style style:name="T3660" style:family="text">
      <style:text-properties officeooo:rsid="15a6c73e"/>
    </style:style>
    <style:style style:name="T3661" style:family="text">
      <style:text-properties officeooo:rsid="15a7b130"/>
    </style:style>
    <style:style style:name="T3662" style:family="text">
      <style:text-properties officeooo:rsid="15a91f74"/>
    </style:style>
    <style:style style:name="T3663" style:family="text">
      <style:text-properties officeooo:rsid="15a9d8d0"/>
    </style:style>
    <style:style style:name="T3664" style:family="text">
      <style:text-properties officeooo:rsid="15aa9f36"/>
    </style:style>
    <style:style style:name="T3665" style:family="text">
      <style:text-properties officeooo:rsid="15abf535"/>
    </style:style>
    <style:style style:name="T3666" style:family="text">
      <style:text-properties officeooo:rsid="15acfc1b"/>
    </style:style>
    <style:style style:name="T3667" style:family="text">
      <style:text-properties officeooo:rsid="15ad0965"/>
    </style:style>
    <style:style style:name="T3668" style:family="text">
      <style:text-properties officeooo:rsid="15b03cfd"/>
    </style:style>
    <style:style style:name="T3669" style:family="text">
      <style:text-properties officeooo:rsid="15b13d84"/>
    </style:style>
    <style:style style:name="T3670" style:family="text">
      <style:text-properties officeooo:rsid="15b46f0a"/>
    </style:style>
    <style:style style:name="T3671" style:family="text">
      <style:text-properties officeooo:rsid="15b7d655"/>
    </style:style>
    <style:style style:name="T3672" style:family="text">
      <style:text-properties officeooo:rsid="15b86b7b"/>
    </style:style>
    <style:style style:name="T3673" style:family="text">
      <style:text-properties officeooo:rsid="15bbb6b0"/>
    </style:style>
    <style:style style:name="T3674" style:family="text">
      <style:text-properties officeooo:rsid="15bd3519"/>
    </style:style>
    <style:style style:name="T3675" style:family="text">
      <style:text-properties officeooo:rsid="15bd9216"/>
    </style:style>
    <style:style style:name="T3676" style:family="text">
      <style:text-properties officeooo:rsid="15be6648"/>
    </style:style>
    <style:style style:name="T3677" style:family="text">
      <style:text-properties officeooo:rsid="15bf3458"/>
    </style:style>
    <style:style style:name="T3678" style:family="text">
      <style:text-properties officeooo:rsid="15c08a99"/>
    </style:style>
    <style:style style:name="T3679" style:family="text">
      <style:text-properties officeooo:rsid="15c1464a"/>
    </style:style>
    <style:style style:name="T3680" style:family="text">
      <style:text-properties officeooo:rsid="15c32823"/>
    </style:style>
    <style:style style:name="T3681" style:family="text">
      <style:text-properties officeooo:rsid="15c4730e"/>
    </style:style>
    <style:style style:name="T3682" style:family="text">
      <style:text-properties officeooo:rsid="15c58454"/>
    </style:style>
    <style:style style:name="T3683" style:family="text">
      <style:text-properties officeooo:rsid="15c76de7"/>
    </style:style>
    <style:style style:name="T3684" style:family="text">
      <style:text-properties officeooo:rsid="15c83123"/>
    </style:style>
    <style:style style:name="T3685" style:family="text">
      <style:text-properties officeooo:rsid="15c9f26e"/>
    </style:style>
    <style:style style:name="T3686" style:family="text">
      <style:text-properties officeooo:rsid="15ca20d5"/>
    </style:style>
    <style:style style:name="T3687" style:family="text">
      <style:text-properties officeooo:rsid="15cc8408"/>
    </style:style>
    <style:style style:name="T3688" style:family="text">
      <style:text-properties officeooo:rsid="15cceb0e"/>
    </style:style>
    <style:style style:name="T3689" style:family="text">
      <style:text-properties officeooo:rsid="15cd54ee"/>
    </style:style>
    <style:style style:name="T3690" style:family="text">
      <style:text-properties officeooo:rsid="15cdba73"/>
    </style:style>
    <style:style style:name="T3691" style:family="text">
      <style:text-properties officeooo:rsid="15cf85bb"/>
    </style:style>
    <style:style style:name="T3692" style:family="text">
      <style:text-properties officeooo:rsid="15cf8ac6"/>
    </style:style>
    <style:style style:name="T3693" style:family="text">
      <style:text-properties officeooo:rsid="15d013d8"/>
    </style:style>
    <style:style style:name="T3694" style:family="text">
      <style:text-properties officeooo:rsid="15d17371"/>
    </style:style>
    <style:style style:name="T3695" style:family="text">
      <style:text-properties officeooo:rsid="15d1ca89"/>
    </style:style>
    <style:style style:name="T3696" style:family="text">
      <style:text-properties officeooo:rsid="15d39a3a"/>
    </style:style>
    <style:style style:name="T3697" style:family="text">
      <style:text-properties officeooo:rsid="15d468da"/>
    </style:style>
    <style:style style:name="T3698" style:family="text">
      <style:text-properties officeooo:rsid="15d4d203"/>
    </style:style>
    <style:style style:name="T3699" style:family="text">
      <style:text-properties officeooo:rsid="15d509d8"/>
    </style:style>
    <style:style style:name="T3700" style:family="text">
      <style:text-properties officeooo:rsid="15d612f8"/>
    </style:style>
    <style:style style:name="T3701" style:family="text">
      <style:text-properties officeooo:rsid="15d82f51"/>
    </style:style>
    <style:style style:name="T3702" style:family="text">
      <style:text-properties officeooo:rsid="15d90717"/>
    </style:style>
    <style:style style:name="T3703" style:family="text">
      <style:text-properties officeooo:rsid="15dac076"/>
    </style:style>
    <style:style style:name="T3704" style:family="text">
      <style:text-properties officeooo:rsid="15db6780"/>
    </style:style>
    <style:style style:name="T3705" style:family="text">
      <style:text-properties officeooo:rsid="15db7b73"/>
    </style:style>
    <style:style style:name="T3706" style:family="text">
      <style:text-properties officeooo:rsid="15dd4b7e"/>
    </style:style>
    <style:style style:name="T3707" style:family="text">
      <style:text-properties officeooo:rsid="15de55c6"/>
    </style:style>
    <style:style style:name="T3708" style:family="text">
      <style:text-properties officeooo:rsid="15e03b1b"/>
    </style:style>
    <style:style style:name="T3709" style:family="text">
      <style:text-properties officeooo:rsid="15e100c7"/>
    </style:style>
    <style:style style:name="T3710" style:family="text">
      <style:text-properties officeooo:rsid="15e113f8"/>
    </style:style>
    <style:style style:name="T3711" style:family="text">
      <style:text-properties officeooo:rsid="15e28a58"/>
    </style:style>
    <style:style style:name="T3712" style:family="text">
      <style:text-properties officeooo:rsid="15e45f30"/>
    </style:style>
    <style:style style:name="T3713" style:family="text">
      <style:text-properties officeooo:rsid="15e6b43c"/>
    </style:style>
    <style:style style:name="T3714" style:family="text">
      <style:text-properties officeooo:rsid="15e8781a"/>
    </style:style>
    <style:style style:name="T3715" style:family="text">
      <style:text-properties officeooo:rsid="15e931f8"/>
    </style:style>
    <style:style style:name="T3716" style:family="text">
      <style:text-properties officeooo:rsid="15e969be"/>
    </style:style>
    <style:style style:name="T3717" style:family="text">
      <style:text-properties officeooo:rsid="15eb1828"/>
    </style:style>
    <style:style style:name="T3718" style:family="text">
      <style:text-properties officeooo:rsid="15ecfb04"/>
    </style:style>
    <style:style style:name="T3719" style:family="text">
      <style:text-properties officeooo:rsid="15ed09e6"/>
    </style:style>
    <style:style style:name="T3720" style:family="text">
      <style:text-properties officeooo:rsid="15ed965f"/>
    </style:style>
    <style:style style:name="T3721" style:family="text">
      <style:text-properties officeooo:rsid="15ef081f"/>
    </style:style>
    <style:style style:name="T3722" style:family="text">
      <style:text-properties officeooo:rsid="15f0ec90"/>
    </style:style>
    <style:style style:name="T3723" style:family="text">
      <style:text-properties officeooo:rsid="15f1bd28"/>
    </style:style>
    <style:style style:name="T3724" style:family="text">
      <style:text-properties officeooo:rsid="15f23075"/>
    </style:style>
    <style:style style:name="T3725" style:family="text">
      <style:text-properties officeooo:rsid="15f23d2f"/>
    </style:style>
    <style:style style:name="T3726" style:family="text">
      <style:text-properties officeooo:rsid="15f4aee9"/>
    </style:style>
    <style:style style:name="T3727" style:family="text">
      <style:text-properties officeooo:rsid="15f4d184"/>
    </style:style>
    <style:style style:name="T3728" style:family="text">
      <style:text-properties officeooo:rsid="15f564ca"/>
    </style:style>
    <style:style style:name="T3729" style:family="text">
      <style:text-properties officeooo:rsid="15f6c972"/>
    </style:style>
    <style:style style:name="T3730" style:family="text">
      <style:text-properties officeooo:rsid="15f7ed0c"/>
    </style:style>
    <style:style style:name="T3731" style:family="text">
      <style:text-properties officeooo:rsid="15f832dd"/>
    </style:style>
    <style:style style:name="T3732" style:family="text">
      <style:text-properties officeooo:rsid="15fe27f3"/>
    </style:style>
    <style:style style:name="T3733" style:family="text">
      <style:text-properties officeooo:rsid="15ffa3b0"/>
    </style:style>
    <style:style style:name="T3734" style:family="text">
      <style:text-properties officeooo:rsid="1601fca6"/>
    </style:style>
    <style:style style:name="T3735" style:family="text">
      <style:text-properties officeooo:rsid="160201e2"/>
    </style:style>
    <style:style style:name="T3736" style:family="text">
      <style:text-properties officeooo:rsid="160304d1"/>
    </style:style>
    <style:style style:name="T3737" style:family="text">
      <style:text-properties officeooo:rsid="16047fc8"/>
    </style:style>
    <style:style style:name="T3738" style:family="text">
      <style:text-properties officeooo:rsid="160567c4"/>
    </style:style>
    <style:style style:name="T3739" style:family="text">
      <style:text-properties officeooo:rsid="160663f5"/>
    </style:style>
    <style:style style:name="T3740" style:family="text">
      <style:text-properties officeooo:rsid="16075f6e"/>
    </style:style>
    <style:style style:name="T3741" style:family="text">
      <style:text-properties officeooo:rsid="16087fd8"/>
    </style:style>
    <style:style style:name="T3742" style:family="text">
      <style:text-properties officeooo:rsid="16099f1d"/>
    </style:style>
    <style:style style:name="T3743" style:family="text">
      <style:text-properties officeooo:rsid="1609df84"/>
    </style:style>
    <style:style style:name="T3744" style:family="text">
      <style:text-properties officeooo:rsid="160aff55"/>
    </style:style>
    <style:style style:name="T3745" style:family="text">
      <style:text-properties officeooo:rsid="160e14c2"/>
    </style:style>
    <style:style style:name="T3746" style:family="text">
      <style:text-properties officeooo:rsid="160f070b"/>
    </style:style>
    <style:style style:name="T3747" style:family="text">
      <style:text-properties officeooo:rsid="16108ae8"/>
    </style:style>
    <style:style style:name="T3748" style:family="text">
      <style:text-properties officeooo:rsid="1612083b"/>
    </style:style>
    <style:style style:name="T3749" style:family="text">
      <style:text-properties officeooo:rsid="161349e3"/>
    </style:style>
    <style:style style:name="T3750" style:family="text">
      <style:text-properties officeooo:rsid="1613f8af"/>
    </style:style>
    <style:style style:name="T3751" style:family="text">
      <style:text-properties officeooo:rsid="16143119"/>
    </style:style>
    <style:style style:name="T3752" style:family="text">
      <style:text-properties officeooo:rsid="161479e1"/>
    </style:style>
    <style:style style:name="T3753" style:family="text">
      <style:text-properties officeooo:rsid="1616776a"/>
    </style:style>
    <style:style style:name="T3754" style:family="text">
      <style:text-properties officeooo:rsid="161a33c6"/>
    </style:style>
    <style:style style:name="T3755" style:family="text">
      <style:text-properties officeooo:rsid="161ab4ec"/>
    </style:style>
    <style:style style:name="T3756" style:family="text">
      <style:text-properties officeooo:rsid="161ae497"/>
    </style:style>
    <style:style style:name="T3757" style:family="text">
      <style:text-properties officeooo:rsid="161b5521"/>
    </style:style>
    <style:style style:name="T3758" style:family="text">
      <style:text-properties officeooo:rsid="161d2cd8"/>
    </style:style>
    <style:style style:name="T3759" style:family="text">
      <style:text-properties officeooo:rsid="161ea697"/>
    </style:style>
    <style:style style:name="T3760" style:family="text">
      <style:text-properties officeooo:rsid="161ec115"/>
    </style:style>
    <style:style style:name="T3761" style:family="text">
      <style:text-properties officeooo:rsid="161febdd"/>
    </style:style>
    <style:style style:name="T3762" style:family="text">
      <style:text-properties officeooo:rsid="16209377"/>
    </style:style>
    <style:style style:name="T3763" style:family="text">
      <style:text-properties officeooo:rsid="16212d62"/>
    </style:style>
    <style:style style:name="T3764" style:family="text">
      <style:text-properties officeooo:rsid="1621ac6e"/>
    </style:style>
    <style:style style:name="T3765" style:family="text">
      <style:text-properties officeooo:rsid="1623949d"/>
    </style:style>
    <style:style style:name="T3766" style:family="text">
      <style:text-properties officeooo:rsid="1625408a"/>
    </style:style>
    <style:style style:name="T3767" style:family="text">
      <style:text-properties officeooo:rsid="16286171"/>
    </style:style>
    <style:style style:name="T3768" style:family="text">
      <style:text-properties officeooo:rsid="162b2f13"/>
    </style:style>
    <style:style style:name="T3769" style:family="text">
      <style:text-properties officeooo:rsid="162bd18f"/>
    </style:style>
    <style:style style:name="T3770" style:family="text">
      <style:text-properties officeooo:rsid="162d7de3"/>
    </style:style>
    <style:style style:name="T3771" style:family="text">
      <style:text-properties officeooo:rsid="162dcf0a"/>
    </style:style>
    <style:style style:name="T3772" style:family="text">
      <style:text-properties officeooo:rsid="162e29aa"/>
    </style:style>
    <style:style style:name="T3773" style:family="text">
      <style:text-properties officeooo:rsid="162f7e83"/>
    </style:style>
    <style:style style:name="T3774" style:family="text">
      <style:text-properties officeooo:rsid="16312573"/>
    </style:style>
    <style:style style:name="T3775" style:family="text">
      <style:text-properties officeooo:rsid="1635d8de"/>
    </style:style>
    <style:style style:name="T3776" style:family="text">
      <style:text-properties officeooo:rsid="16378e8d"/>
    </style:style>
    <style:style style:name="T3777" style:family="text">
      <style:text-properties officeooo:rsid="16382f2a"/>
    </style:style>
    <style:style style:name="T3778" style:family="text">
      <style:text-properties officeooo:rsid="1639c1d0"/>
    </style:style>
    <style:style style:name="T3779" style:family="text">
      <style:text-properties officeooo:rsid="163bab4b"/>
    </style:style>
    <style:style style:name="T3780" style:family="text">
      <style:text-properties officeooo:rsid="163c3909"/>
    </style:style>
    <style:style style:name="T3781" style:family="text">
      <style:text-properties officeooo:rsid="163dd69c"/>
    </style:style>
    <style:style style:name="T3782" style:family="text">
      <style:text-properties officeooo:rsid="163ef52d"/>
    </style:style>
    <style:style style:name="T3783" style:family="text">
      <style:text-properties officeooo:rsid="1640815d"/>
    </style:style>
    <style:style style:name="T3784" style:family="text">
      <style:text-properties officeooo:rsid="16421bf4"/>
    </style:style>
    <style:style style:name="T3785" style:family="text">
      <style:text-properties officeooo:rsid="164318ba"/>
    </style:style>
    <style:style style:name="T3786" style:family="text">
      <style:text-properties officeooo:rsid="16446674"/>
    </style:style>
    <style:style style:name="T3787" style:family="text">
      <style:text-properties officeooo:rsid="164561db"/>
    </style:style>
    <style:style style:name="T3788" style:family="text">
      <style:text-properties officeooo:rsid="1645e992"/>
    </style:style>
    <style:style style:name="T3789" style:family="text">
      <style:text-properties officeooo:rsid="16476ea7"/>
    </style:style>
    <style:style style:name="T3790" style:family="text">
      <style:text-properties officeooo:rsid="1648edcb"/>
    </style:style>
    <style:style style:name="T3791" style:family="text">
      <style:text-properties officeooo:rsid="164ab7e6"/>
    </style:style>
    <style:style style:name="T3792" style:family="text">
      <style:text-properties officeooo:rsid="164c0fa0"/>
    </style:style>
    <style:style style:name="T3793" style:family="text">
      <style:text-properties officeooo:rsid="164cb2fa"/>
    </style:style>
    <style:style style:name="T3794" style:family="text">
      <style:text-properties officeooo:rsid="164e34b3"/>
    </style:style>
    <style:style style:name="T3795" style:family="text">
      <style:text-properties officeooo:rsid="165178cf"/>
    </style:style>
    <style:style style:name="T3796" style:family="text">
      <style:text-properties officeooo:rsid="1651a2ad"/>
    </style:style>
    <style:style style:name="T3797" style:family="text">
      <style:text-properties officeooo:rsid="16537218"/>
    </style:style>
    <style:style style:name="T3798" style:family="text">
      <style:text-properties officeooo:rsid="1654c3c6"/>
    </style:style>
    <style:style style:name="T3799" style:family="text">
      <style:text-properties officeooo:rsid="165513bd"/>
    </style:style>
    <style:style style:name="T3800" style:family="text">
      <style:text-properties officeooo:rsid="1655e5a2"/>
    </style:style>
    <style:style style:name="T3801" style:family="text">
      <style:text-properties officeooo:rsid="16567dd0"/>
    </style:style>
    <style:style style:name="T3802" style:family="text">
      <style:text-properties officeooo:rsid="165c9ec2"/>
    </style:style>
    <style:style style:name="T3803" style:family="text">
      <style:text-properties officeooo:rsid="16602f1d"/>
    </style:style>
    <style:style style:name="T3804" style:family="text">
      <style:text-properties officeooo:rsid="1660aa74"/>
    </style:style>
    <style:style style:name="T3805" style:family="text">
      <style:text-properties officeooo:rsid="1663836b"/>
    </style:style>
    <style:style style:name="T3806" style:family="text">
      <style:text-properties officeooo:rsid="16644bdd"/>
    </style:style>
    <style:style style:name="T3807" style:family="text">
      <style:text-properties officeooo:rsid="16669782"/>
    </style:style>
    <style:style style:name="T3808" style:family="text">
      <style:text-properties officeooo:rsid="16672cf1"/>
    </style:style>
    <style:style style:name="T3809" style:family="text">
      <style:text-properties officeooo:rsid="1668c253"/>
    </style:style>
    <style:style style:name="T3810" style:family="text">
      <style:text-properties officeooo:rsid="166a7ef8"/>
    </style:style>
    <style:style style:name="T3811" style:family="text">
      <style:text-properties officeooo:rsid="166c7d18"/>
    </style:style>
    <style:style style:name="T3812" style:family="text">
      <style:text-properties officeooo:rsid="166f96b8"/>
    </style:style>
    <style:style style:name="T3813" style:family="text">
      <style:text-properties officeooo:rsid="16714562"/>
    </style:style>
    <style:style style:name="T3814" style:family="text">
      <style:text-properties officeooo:rsid="1673677d"/>
    </style:style>
    <style:style style:name="T3815" style:family="text">
      <style:text-properties officeooo:rsid="1673b5d2"/>
    </style:style>
    <style:style style:name="T3816" style:family="text">
      <style:text-properties officeooo:rsid="1673bb7a"/>
    </style:style>
    <style:style style:name="T3817" style:family="text">
      <style:text-properties officeooo:rsid="16751468"/>
    </style:style>
    <style:style style:name="T3818" style:family="text">
      <style:text-properties officeooo:rsid="16758e0f"/>
    </style:style>
    <style:style style:name="T3819" style:family="text">
      <style:text-properties officeooo:rsid="167743c6"/>
    </style:style>
    <style:style style:name="T3820" style:family="text">
      <style:text-properties officeooo:rsid="167820a9"/>
    </style:style>
    <style:style style:name="T3821" style:family="text">
      <style:text-properties officeooo:rsid="1679f0ff"/>
    </style:style>
    <style:style style:name="T3822" style:family="text">
      <style:text-properties officeooo:rsid="167ba8f7"/>
    </style:style>
    <style:style style:name="T3823" style:family="text">
      <style:text-properties officeooo:rsid="167c56f6"/>
    </style:style>
    <style:style style:name="T3824" style:family="text">
      <style:text-properties officeooo:rsid="167dc20d"/>
    </style:style>
    <style:style style:name="T3825" style:family="text">
      <style:text-properties officeooo:rsid="167e1e36"/>
    </style:style>
    <style:style style:name="T3826" style:family="text">
      <style:text-properties officeooo:rsid="1680ccbf"/>
    </style:style>
    <style:style style:name="T3827" style:family="text">
      <style:text-properties officeooo:rsid="1681e91b"/>
    </style:style>
    <style:style style:name="T3828" style:family="text">
      <style:text-properties officeooo:rsid="1682429e"/>
    </style:style>
    <style:style style:name="T3829" style:family="text">
      <style:text-properties officeooo:rsid="1683b3e6"/>
    </style:style>
    <style:style style:name="T3830" style:family="text">
      <style:text-properties officeooo:rsid="1683e074"/>
    </style:style>
    <style:style style:name="T3831" style:family="text">
      <style:text-properties officeooo:rsid="168440d1"/>
    </style:style>
    <style:style style:name="T3832" style:family="text">
      <style:text-properties officeooo:rsid="16875466"/>
    </style:style>
    <style:style style:name="T3833" style:family="text">
      <style:text-properties officeooo:rsid="16875cbb"/>
    </style:style>
    <style:style style:name="T3834" style:family="text">
      <style:text-properties officeooo:rsid="16886582"/>
    </style:style>
    <style:style style:name="T3835" style:family="text">
      <style:text-properties officeooo:rsid="1689e708"/>
    </style:style>
    <style:style style:name="T3836" style:family="text">
      <style:text-properties officeooo:rsid="168b31f8"/>
    </style:style>
    <style:style style:name="T3837" style:family="text">
      <style:text-properties officeooo:rsid="168f247e"/>
    </style:style>
    <style:style style:name="T3838" style:family="text">
      <style:text-properties officeooo:rsid="16927cf0"/>
    </style:style>
    <style:style style:name="T3839" style:family="text">
      <style:text-properties officeooo:rsid="1693f229"/>
    </style:style>
    <style:style style:name="T3840" style:family="text">
      <style:text-properties officeooo:rsid="1694b1fb"/>
    </style:style>
    <style:style style:name="T3841" style:family="text">
      <style:text-properties officeooo:rsid="1695abea"/>
    </style:style>
    <style:style style:name="T3842" style:family="text">
      <style:text-properties officeooo:rsid="1698bae3"/>
    </style:style>
    <style:style style:name="T3843" style:family="text">
      <style:text-properties officeooo:rsid="16998cf7"/>
    </style:style>
    <style:style style:name="T3844" style:family="text">
      <style:text-properties officeooo:rsid="169c3086"/>
    </style:style>
    <style:style style:name="T3845" style:family="text">
      <style:text-properties officeooo:rsid="169cfad6"/>
    </style:style>
    <style:style style:name="T3846" style:family="text">
      <style:text-properties officeooo:rsid="169d5737"/>
    </style:style>
    <style:style style:name="T3847" style:family="text">
      <style:text-properties officeooo:rsid="169e5f7a"/>
    </style:style>
    <style:style style:name="T3848" style:family="text">
      <style:text-properties officeooo:rsid="16a005d9"/>
    </style:style>
    <style:style style:name="T3849" style:family="text">
      <style:text-properties officeooo:rsid="16a18cdd"/>
    </style:style>
    <style:style style:name="T3850" style:family="text">
      <style:text-properties officeooo:rsid="16a195d6"/>
    </style:style>
    <style:style style:name="T3851" style:family="text">
      <style:text-properties officeooo:rsid="16a33936"/>
    </style:style>
    <style:style style:name="T3852" style:family="text">
      <style:text-properties officeooo:rsid="16a50fba"/>
    </style:style>
    <style:style style:name="T3853" style:family="text">
      <style:text-properties officeooo:rsid="16a58ac4"/>
    </style:style>
    <style:style style:name="T3854" style:family="text">
      <style:text-properties officeooo:rsid="16a6669a"/>
    </style:style>
    <style:style style:name="T3855" style:family="text">
      <style:text-properties officeooo:rsid="16a7cb9c"/>
    </style:style>
    <style:style style:name="T3856" style:family="text">
      <style:text-properties officeooo:rsid="16a88af3"/>
    </style:style>
    <style:style style:name="T3857" style:family="text">
      <style:text-properties officeooo:rsid="16a98536"/>
    </style:style>
    <style:style style:name="T3858" style:family="text">
      <style:text-properties officeooo:rsid="16ab3359"/>
    </style:style>
    <style:style style:name="T3859" style:family="text">
      <style:text-properties officeooo:rsid="16ad311c"/>
    </style:style>
    <style:style style:name="T3860" style:family="text">
      <style:text-properties officeooo:rsid="16ae41cf"/>
    </style:style>
    <style:style style:name="T3861" style:family="text">
      <style:text-properties officeooo:rsid="16aed81e"/>
    </style:style>
    <style:style style:name="T3862" style:family="text">
      <style:text-properties officeooo:rsid="16afdc49"/>
    </style:style>
    <style:style style:name="T3863" style:family="text">
      <style:text-properties officeooo:rsid="16b07b94"/>
    </style:style>
    <style:style style:name="T3864" style:family="text">
      <style:text-properties officeooo:rsid="16b0c52f"/>
    </style:style>
    <style:style style:name="T3865" style:family="text">
      <style:text-properties officeooo:rsid="16b254b9"/>
    </style:style>
    <style:style style:name="T3866" style:family="text">
      <style:text-properties officeooo:rsid="16b51687"/>
    </style:style>
    <style:style style:name="T3867" style:family="text">
      <style:text-properties officeooo:rsid="16b5d1e9"/>
    </style:style>
    <style:style style:name="T3868" style:family="text">
      <style:text-properties officeooo:rsid="16b786f3"/>
    </style:style>
    <style:style style:name="T3869" style:family="text">
      <style:text-properties officeooo:rsid="16b9f105"/>
    </style:style>
    <style:style style:name="T3870" style:family="text">
      <style:text-properties officeooo:rsid="16bc11ea"/>
    </style:style>
    <style:style style:name="T3871" style:family="text">
      <style:text-properties officeooo:rsid="16bccaa4"/>
    </style:style>
    <style:style style:name="T3872" style:family="text">
      <style:text-properties officeooo:rsid="16c0b54f"/>
    </style:style>
    <style:style style:name="T3873" style:family="text">
      <style:text-properties officeooo:rsid="16c1f182"/>
    </style:style>
    <style:style style:name="T3874" style:family="text">
      <style:text-properties officeooo:rsid="16c51f69"/>
    </style:style>
    <style:style style:name="T3875" style:family="text">
      <style:text-properties officeooo:rsid="16c54eca"/>
    </style:style>
    <style:style style:name="T3876" style:family="text">
      <style:text-properties officeooo:rsid="16c5e6d6"/>
    </style:style>
    <style:style style:name="T3877" style:family="text">
      <style:text-properties officeooo:rsid="16c695b9"/>
    </style:style>
    <style:style style:name="T3878" style:family="text">
      <style:text-properties officeooo:rsid="16c6e3c6"/>
    </style:style>
    <style:style style:name="T3879" style:family="text">
      <style:text-properties officeooo:rsid="16c88b6b"/>
    </style:style>
    <style:style style:name="T3880" style:family="text">
      <style:text-properties officeooo:rsid="16c90cec"/>
    </style:style>
    <style:style style:name="T3881" style:family="text">
      <style:text-properties officeooo:rsid="16ca093d"/>
    </style:style>
    <style:style style:name="T3882" style:family="text">
      <style:text-properties officeooo:rsid="16cbc33a"/>
    </style:style>
    <style:style style:name="T3883" style:family="text">
      <style:text-properties officeooo:rsid="16cce677"/>
    </style:style>
    <style:style style:name="T3884" style:family="text">
      <style:text-properties officeooo:rsid="16cdb444"/>
    </style:style>
    <style:style style:name="T3885" style:family="text">
      <style:text-properties officeooo:rsid="16ce4f9a"/>
    </style:style>
    <style:style style:name="T3886" style:family="text">
      <style:text-properties officeooo:rsid="16cf0487"/>
    </style:style>
    <style:style style:name="T3887" style:family="text">
      <style:text-properties officeooo:rsid="16d01fe6"/>
    </style:style>
    <style:style style:name="T3888" style:family="text">
      <style:text-properties officeooo:rsid="16d035c5"/>
    </style:style>
    <style:style style:name="T3889" style:family="text">
      <style:text-properties officeooo:rsid="16d21ba6"/>
    </style:style>
    <style:style style:name="T3890" style:family="text">
      <style:text-properties officeooo:rsid="16d59729"/>
    </style:style>
    <style:style style:name="T3891" style:family="text">
      <style:text-properties officeooo:rsid="16d72c15"/>
    </style:style>
    <style:style style:name="T3892" style:family="text">
      <style:text-properties officeooo:rsid="16d75abe"/>
    </style:style>
    <style:style style:name="T3893" style:family="text">
      <style:text-properties officeooo:rsid="16d98937"/>
    </style:style>
    <style:style style:name="T3894" style:family="text">
      <style:text-properties officeooo:rsid="16dace9b"/>
    </style:style>
    <style:style style:name="T3895" style:family="text">
      <style:text-properties officeooo:rsid="16db2a4d"/>
    </style:style>
    <style:style style:name="T3896" style:family="text">
      <style:text-properties officeooo:rsid="16dbe19c"/>
    </style:style>
    <style:style style:name="T3897" style:family="text">
      <style:text-properties officeooo:rsid="16dc969f"/>
    </style:style>
    <style:style style:name="T3898" style:family="text">
      <style:text-properties officeooo:rsid="16dd4004"/>
    </style:style>
    <style:style style:name="T3899" style:family="text">
      <style:text-properties officeooo:rsid="16de4b81"/>
    </style:style>
    <style:style style:name="T3900" style:family="text">
      <style:text-properties officeooo:rsid="16df36e0"/>
    </style:style>
    <style:style style:name="T3901" style:family="text">
      <style:text-properties officeooo:rsid="16e07d65"/>
    </style:style>
    <style:style style:name="T3902" style:family="text">
      <style:text-properties officeooo:rsid="16e24014"/>
    </style:style>
    <style:style style:name="T3903" style:family="text">
      <style:text-properties officeooo:rsid="16e4b604"/>
    </style:style>
    <style:style style:name="T3904" style:family="text">
      <style:text-properties officeooo:rsid="16e5368d"/>
    </style:style>
    <style:style style:name="T3905" style:family="text">
      <style:text-properties officeooo:rsid="16e88a12"/>
    </style:style>
    <style:style style:name="T3906" style:family="text">
      <style:text-properties officeooo:rsid="16ea3564"/>
    </style:style>
    <style:style style:name="T3907" style:family="text">
      <style:text-properties officeooo:rsid="16eb4103"/>
    </style:style>
    <style:style style:name="T3908" style:family="text">
      <style:text-properties officeooo:rsid="16ec6e1e"/>
    </style:style>
    <style:style style:name="T3909" style:family="text">
      <style:text-properties officeooo:rsid="16ed0d1d"/>
    </style:style>
    <style:style style:name="T3910" style:family="text">
      <style:text-properties officeooo:rsid="16edb4a8"/>
    </style:style>
    <style:style style:name="T3911" style:family="text">
      <style:text-properties officeooo:rsid="16ee8af8"/>
    </style:style>
    <style:style style:name="T3912" style:family="text">
      <style:text-properties officeooo:rsid="16eeade6"/>
    </style:style>
    <style:style style:name="T3913" style:family="text">
      <style:text-properties officeooo:rsid="16f02e45"/>
    </style:style>
    <style:style style:name="T3914" style:family="text">
      <style:text-properties officeooo:rsid="16f21243"/>
    </style:style>
    <style:style style:name="T3915" style:family="text">
      <style:text-properties officeooo:rsid="16f37afd"/>
    </style:style>
    <style:style style:name="T3916" style:family="text">
      <style:text-properties officeooo:rsid="16f43bc7"/>
    </style:style>
    <style:style style:name="T3917" style:family="text">
      <style:text-properties officeooo:rsid="16f482af"/>
    </style:style>
    <style:style style:name="T3918" style:family="text">
      <style:text-properties officeooo:rsid="16f57d84"/>
    </style:style>
    <style:style style:name="T3919" style:family="text">
      <style:text-properties officeooo:rsid="16f5c01d"/>
    </style:style>
    <style:style style:name="T3920" style:family="text">
      <style:text-properties officeooo:rsid="16f7684c"/>
    </style:style>
    <style:style style:name="T3921" style:family="text">
      <style:text-properties officeooo:rsid="16f9075f"/>
    </style:style>
    <style:style style:name="T3922" style:family="text">
      <style:text-properties officeooo:rsid="16faefb5"/>
    </style:style>
    <style:style style:name="T3923" style:family="text">
      <style:text-properties officeooo:rsid="16fc2ae9"/>
    </style:style>
    <style:style style:name="T3924" style:family="text">
      <style:text-properties officeooo:rsid="16fdccff"/>
    </style:style>
    <style:style style:name="T3925" style:family="text">
      <style:text-properties officeooo:rsid="16ffc389"/>
    </style:style>
    <style:style style:name="T3926" style:family="text">
      <style:text-properties officeooo:rsid="1702685a"/>
    </style:style>
    <style:style style:name="T3927" style:family="text">
      <style:text-properties officeooo:rsid="1702b883"/>
    </style:style>
    <style:style style:name="T3928" style:family="text">
      <style:text-properties officeooo:rsid="1702e4a9"/>
    </style:style>
    <style:style style:name="T3929" style:family="text">
      <style:text-properties officeooo:rsid="17043408"/>
    </style:style>
    <style:style style:name="T3930" style:family="text">
      <style:text-properties officeooo:rsid="1706a547"/>
    </style:style>
    <style:style style:name="T3931" style:family="text">
      <style:text-properties officeooo:rsid="17098ca0"/>
    </style:style>
    <style:style style:name="T3932" style:family="text">
      <style:text-properties officeooo:rsid="170be955"/>
    </style:style>
    <style:style style:name="T3933" style:family="text">
      <style:text-properties officeooo:rsid="170ddebd"/>
    </style:style>
    <style:style style:name="T3934" style:family="text">
      <style:text-properties officeooo:rsid="170f9b30"/>
    </style:style>
    <style:style style:name="T3935" style:family="text">
      <style:text-properties officeooo:rsid="17106101"/>
    </style:style>
    <style:style style:name="T3936" style:family="text">
      <style:text-properties officeooo:rsid="1711b866"/>
    </style:style>
    <style:style style:name="T3937" style:family="text">
      <style:text-properties officeooo:rsid="1712067f"/>
    </style:style>
    <style:style style:name="T3938" style:family="text">
      <style:text-properties officeooo:rsid="1713604b"/>
    </style:style>
    <style:style style:name="T3939" style:family="text">
      <style:text-properties officeooo:rsid="1714b1f2"/>
    </style:style>
    <style:style style:name="T3940" style:family="text">
      <style:text-properties officeooo:rsid="17169f53"/>
    </style:style>
    <style:style style:name="T3941" style:family="text">
      <style:text-properties officeooo:rsid="1716f473"/>
    </style:style>
    <style:style style:name="T3942" style:family="text">
      <style:text-properties officeooo:rsid="171a44a3"/>
    </style:style>
    <style:style style:name="T3943" style:family="text">
      <style:text-properties officeooo:rsid="171a5d48"/>
    </style:style>
    <style:style style:name="T3944" style:family="text">
      <style:text-properties officeooo:rsid="171a7f27"/>
    </style:style>
    <style:style style:name="T3945" style:family="text">
      <style:text-properties officeooo:rsid="171b00bd"/>
    </style:style>
    <style:style style:name="T3946" style:family="text">
      <style:text-properties officeooo:rsid="171b3589"/>
    </style:style>
    <style:style style:name="T3947" style:family="text">
      <style:text-properties officeooo:rsid="171c750e"/>
    </style:style>
    <style:style style:name="T3948" style:family="text">
      <style:text-properties officeooo:rsid="171d2b0e"/>
    </style:style>
    <style:style style:name="T3949" style:family="text">
      <style:text-properties officeooo:rsid="172174e3"/>
    </style:style>
    <style:style style:name="T3950" style:family="text">
      <style:text-properties officeooo:rsid="17222e3b"/>
    </style:style>
    <style:style style:name="T3951" style:family="text">
      <style:text-properties officeooo:rsid="172594f4"/>
    </style:style>
    <style:style style:name="T3952" style:family="text">
      <style:text-properties officeooo:rsid="1726f4bb"/>
    </style:style>
    <style:style style:name="T3953" style:family="text">
      <style:text-properties officeooo:rsid="17281233"/>
    </style:style>
    <style:style style:name="T3954" style:family="text">
      <style:text-properties officeooo:rsid="17299ff5"/>
    </style:style>
    <style:style style:name="T3955" style:family="text">
      <style:text-properties officeooo:rsid="172ad5c9"/>
    </style:style>
    <style:style style:name="T3956" style:family="text">
      <style:text-properties officeooo:rsid="172ad981"/>
    </style:style>
    <style:style style:name="T3957" style:family="text">
      <style:text-properties officeooo:rsid="172b1a14"/>
    </style:style>
    <style:style style:name="T3958" style:family="text">
      <style:text-properties officeooo:rsid="172db225"/>
    </style:style>
    <style:style style:name="T3959" style:family="text">
      <style:text-properties officeooo:rsid="17305c92"/>
    </style:style>
    <style:style style:name="T3960" style:family="text">
      <style:text-properties officeooo:rsid="1730f219"/>
    </style:style>
    <style:style style:name="T3961" style:family="text">
      <style:text-properties officeooo:rsid="17314594"/>
    </style:style>
    <style:style style:name="T3962" style:family="text">
      <style:text-properties officeooo:rsid="17333b6b"/>
    </style:style>
    <style:style style:name="T3963" style:family="text">
      <style:text-properties officeooo:rsid="173487e5"/>
    </style:style>
    <style:style style:name="T3964" style:family="text">
      <style:text-properties officeooo:rsid="17361617"/>
    </style:style>
    <style:style style:name="T3965" style:family="text">
      <style:text-properties officeooo:rsid="173769f2"/>
    </style:style>
    <style:style style:name="T3966" style:family="text">
      <style:text-properties officeooo:rsid="1737a47b"/>
    </style:style>
    <style:style style:name="T3967" style:family="text">
      <style:text-properties officeooo:rsid="17384a30"/>
    </style:style>
    <style:style style:name="T3968" style:family="text">
      <style:text-properties officeooo:rsid="173a22e9"/>
    </style:style>
    <style:style style:name="T3969" style:family="text">
      <style:text-properties officeooo:rsid="173b24e6"/>
    </style:style>
    <style:style style:name="T3970" style:family="text">
      <style:text-properties officeooo:rsid="173d0c72"/>
    </style:style>
    <style:style style:name="T3971" style:family="text">
      <style:text-properties officeooo:rsid="173dba9c"/>
    </style:style>
    <style:style style:name="T3972" style:family="text">
      <style:text-properties officeooo:rsid="173e8837"/>
    </style:style>
    <style:style style:name="T3973" style:family="text">
      <style:text-properties officeooo:rsid="17431888"/>
    </style:style>
    <style:style style:name="T3974" style:family="text">
      <style:text-properties officeooo:rsid="1743b595"/>
    </style:style>
    <style:style style:name="T3975" style:family="text">
      <style:text-properties officeooo:rsid="17468626"/>
    </style:style>
    <style:style style:name="T3976" style:family="text">
      <style:text-properties officeooo:rsid="17471d30"/>
    </style:style>
    <style:style style:name="T3977" style:family="text">
      <style:text-properties officeooo:rsid="17483b30"/>
    </style:style>
    <style:style style:name="T3978" style:family="text">
      <style:text-properties officeooo:rsid="1748dad3"/>
    </style:style>
    <style:style style:name="T3979" style:family="text">
      <style:text-properties officeooo:rsid="1749d46e"/>
    </style:style>
    <style:style style:name="T3980" style:family="text">
      <style:text-properties officeooo:rsid="174a76a1"/>
    </style:style>
    <style:style style:name="T3981" style:family="text">
      <style:text-properties officeooo:rsid="174b1d21"/>
    </style:style>
    <style:style style:name="T3982" style:family="text">
      <style:text-properties officeooo:rsid="174cb290"/>
    </style:style>
    <style:style style:name="T3983" style:family="text">
      <style:text-properties officeooo:rsid="174f55ac"/>
    </style:style>
    <style:style style:name="T3984" style:family="text">
      <style:text-properties officeooo:rsid="174f8972"/>
    </style:style>
    <style:style style:name="T3985" style:family="text">
      <style:text-properties officeooo:rsid="17515df8"/>
    </style:style>
    <style:style style:name="T3986" style:family="text">
      <style:text-properties officeooo:rsid="1753367d"/>
    </style:style>
    <style:style style:name="T3987" style:family="text">
      <style:text-properties officeooo:rsid="1753c498"/>
    </style:style>
    <style:style style:name="T3988" style:family="text">
      <style:text-properties officeooo:rsid="1758846c"/>
    </style:style>
    <style:style style:name="T3989" style:family="text">
      <style:text-properties officeooo:rsid="175ae833"/>
    </style:style>
    <style:style style:name="T3990" style:family="text">
      <style:text-properties officeooo:rsid="175c480d"/>
    </style:style>
    <style:style style:name="T3991" style:family="text">
      <style:text-properties officeooo:rsid="175dd5f3"/>
    </style:style>
    <style:style style:name="T3992" style:family="text">
      <style:text-properties officeooo:rsid="175ede26"/>
    </style:style>
    <style:style style:name="T3993" style:family="text">
      <style:text-properties officeooo:rsid="175fd65f"/>
    </style:style>
    <style:style style:name="T3994" style:family="text">
      <style:text-properties officeooo:rsid="1761f47c"/>
    </style:style>
    <style:style style:name="T3995" style:family="text">
      <style:text-properties officeooo:rsid="1763bbeb"/>
    </style:style>
    <style:style style:name="T3996" style:family="text">
      <style:text-properties officeooo:rsid="1763e792"/>
    </style:style>
    <style:style style:name="T3997" style:family="text">
      <style:text-properties officeooo:rsid="17640386"/>
    </style:style>
    <style:style style:name="T3998" style:family="text">
      <style:text-properties officeooo:rsid="176471da"/>
    </style:style>
    <style:style style:name="T3999" style:family="text">
      <style:text-properties officeooo:rsid="17648629"/>
    </style:style>
    <style:style style:name="T4000" style:family="text">
      <style:text-properties officeooo:rsid="1765916d"/>
    </style:style>
    <style:style style:name="T4001" style:family="text">
      <style:text-properties officeooo:rsid="17660916"/>
    </style:style>
    <style:style style:name="T4002" style:family="text">
      <style:text-properties officeooo:rsid="176878fd"/>
    </style:style>
    <style:style style:name="T4003" style:family="text">
      <style:text-properties officeooo:rsid="17688778"/>
    </style:style>
    <style:style style:name="T4004" style:family="text">
      <style:text-properties officeooo:rsid="1769474c"/>
    </style:style>
    <style:style style:name="T4005" style:family="text">
      <style:text-properties officeooo:rsid="176ae36e"/>
    </style:style>
    <style:style style:name="T4006" style:family="text">
      <style:text-properties officeooo:rsid="176c7955"/>
    </style:style>
    <style:style style:name="T4007" style:family="text">
      <style:text-properties officeooo:rsid="176cf352"/>
    </style:style>
    <style:style style:name="T4008" style:family="text">
      <style:text-properties officeooo:rsid="176d25d1"/>
    </style:style>
    <style:style style:name="T4009" style:family="text">
      <style:text-properties officeooo:rsid="176f1d1d"/>
    </style:style>
    <style:style style:name="T4010" style:family="text">
      <style:text-properties officeooo:rsid="17707798"/>
    </style:style>
    <style:style style:name="T4011" style:family="text">
      <style:text-properties officeooo:rsid="17723ff2"/>
    </style:style>
    <style:style style:name="T4012" style:family="text">
      <style:text-properties officeooo:rsid="1773ef82"/>
    </style:style>
    <style:style style:name="T4013" style:family="text">
      <style:text-properties officeooo:rsid="177501d4"/>
    </style:style>
    <style:style style:name="T4014" style:family="text">
      <style:text-properties officeooo:rsid="1776ff3e"/>
    </style:style>
    <style:style style:name="T4015" style:family="text">
      <style:text-properties officeooo:rsid="17782312"/>
    </style:style>
    <style:style style:name="T4016" style:family="text">
      <style:text-properties officeooo:rsid="177a3397"/>
    </style:style>
    <style:style style:name="T4017" style:family="text">
      <style:text-properties officeooo:rsid="177bc033"/>
    </style:style>
    <style:style style:name="T4018" style:family="text">
      <style:text-properties officeooo:rsid="177cfde7"/>
    </style:style>
    <style:style style:name="T4019" style:family="text">
      <style:text-properties officeooo:rsid="177d4286"/>
    </style:style>
    <style:style style:name="T4020" style:family="text">
      <style:text-properties officeooo:rsid="177e5dfb"/>
    </style:style>
    <style:style style:name="T4021" style:family="text">
      <style:text-properties officeooo:rsid="17821be4"/>
    </style:style>
    <style:style style:name="T4022" style:family="text">
      <style:text-properties officeooo:rsid="1782d48f"/>
    </style:style>
    <style:style style:name="T4023" style:family="text">
      <style:text-properties officeooo:rsid="17857b22"/>
    </style:style>
    <style:style style:name="T4024" style:family="text">
      <style:text-properties officeooo:rsid="17860609"/>
    </style:style>
    <style:style style:name="T4025" style:family="text">
      <style:text-properties officeooo:rsid="17866d9c"/>
    </style:style>
    <style:style style:name="T4026" style:family="text">
      <style:text-properties officeooo:rsid="17896413"/>
    </style:style>
    <style:style style:name="T4027" style:family="text">
      <style:text-properties officeooo:rsid="178a4f96"/>
    </style:style>
    <style:style style:name="T4028" style:family="text">
      <style:text-properties officeooo:rsid="178cbba4"/>
    </style:style>
    <style:style style:name="T4029" style:family="text">
      <style:text-properties officeooo:rsid="1790b035"/>
    </style:style>
    <style:style style:name="T4030" style:family="text">
      <style:text-properties officeooo:rsid="17918d28"/>
    </style:style>
    <style:style style:name="T4031" style:family="text">
      <style:text-properties officeooo:rsid="1792f714"/>
    </style:style>
    <style:style style:name="T4032" style:family="text">
      <style:text-properties officeooo:rsid="1794a068"/>
    </style:style>
    <style:style style:name="T4033" style:family="text">
      <style:text-properties officeooo:rsid="1795fdae"/>
    </style:style>
    <style:style style:name="T4034" style:family="text">
      <style:text-properties officeooo:rsid="1796977b"/>
    </style:style>
    <style:style style:name="T4035" style:family="text">
      <style:text-properties officeooo:rsid="17983442"/>
    </style:style>
    <style:style style:name="T4036" style:family="text">
      <style:text-properties officeooo:rsid="179a2b94"/>
    </style:style>
    <style:style style:name="T4037" style:family="text">
      <style:text-properties officeooo:rsid="179b71a6"/>
    </style:style>
    <style:style style:name="T4038" style:family="text">
      <style:text-properties officeooo:rsid="179c3a3b"/>
    </style:style>
    <style:style style:name="T4039" style:family="text">
      <style:text-properties officeooo:rsid="179db645"/>
    </style:style>
    <style:style style:name="T4040" style:family="text">
      <style:text-properties officeooo:rsid="179f98fa"/>
    </style:style>
    <style:style style:name="T4041" style:family="text">
      <style:text-properties officeooo:rsid="17a02a60"/>
    </style:style>
    <style:style style:name="T4042" style:family="text">
      <style:text-properties officeooo:rsid="17a16fd9"/>
    </style:style>
    <style:style style:name="T4043" style:family="text">
      <style:text-properties officeooo:rsid="17a22e4e"/>
    </style:style>
    <style:style style:name="T4044" style:family="text">
      <style:text-properties officeooo:rsid="17a397e8"/>
    </style:style>
    <style:style style:name="T4045" style:family="text">
      <style:text-properties officeooo:rsid="17a4f6f5"/>
    </style:style>
    <style:style style:name="T4046" style:family="text">
      <style:text-properties officeooo:rsid="17a517a2"/>
    </style:style>
    <style:style style:name="T4047" style:family="text">
      <style:text-properties officeooo:rsid="17a61d35"/>
    </style:style>
    <style:style style:name="T4048" style:family="text">
      <style:text-properties officeooo:rsid="17a73499"/>
    </style:style>
    <style:style style:name="T4049" style:family="text">
      <style:text-properties officeooo:rsid="17a794ab"/>
    </style:style>
    <style:style style:name="T4050" style:family="text">
      <style:text-properties officeooo:rsid="17a7d576"/>
    </style:style>
    <style:style style:name="T4051" style:family="text">
      <style:text-properties officeooo:rsid="17a8f02f"/>
    </style:style>
    <style:style style:name="T4052" style:family="text">
      <style:text-properties officeooo:rsid="17a90653"/>
    </style:style>
    <style:style style:name="T4053" style:family="text">
      <style:text-properties officeooo:rsid="17aafeee"/>
    </style:style>
    <style:style style:name="T4054" style:family="text">
      <style:text-properties officeooo:rsid="17aba662"/>
    </style:style>
    <style:style style:name="T4055" style:family="text">
      <style:text-properties officeooo:rsid="17ad5bce"/>
    </style:style>
    <style:style style:name="T4056" style:family="text">
      <style:text-properties officeooo:rsid="17ae09b2"/>
    </style:style>
    <style:style style:name="T4057" style:family="text">
      <style:text-properties officeooo:rsid="17aed4a0"/>
    </style:style>
    <style:style style:name="T4058" style:family="text">
      <style:text-properties officeooo:rsid="17af2678"/>
    </style:style>
    <style:style style:name="T4059" style:family="text">
      <style:text-properties officeooo:rsid="17b10185"/>
    </style:style>
    <style:style style:name="T4060" style:family="text">
      <style:text-properties officeooo:rsid="17b2943d"/>
    </style:style>
    <style:style style:name="T4061" style:family="text">
      <style:text-properties officeooo:rsid="17b68c43"/>
    </style:style>
    <style:style style:name="T4062" style:family="text">
      <style:text-properties officeooo:rsid="17b80b33"/>
    </style:style>
    <style:style style:name="T4063" style:family="text">
      <style:text-properties officeooo:rsid="17ba4107"/>
    </style:style>
    <style:style style:name="T4064" style:family="text">
      <style:text-properties officeooo:rsid="17ba4cec"/>
    </style:style>
    <style:style style:name="T4065" style:family="text">
      <style:text-properties officeooo:rsid="17bb4ee7"/>
    </style:style>
    <style:style style:name="T4066" style:family="text">
      <style:text-properties officeooo:rsid="17bbb058"/>
    </style:style>
    <style:style style:name="T4067" style:family="text">
      <style:text-properties officeooo:rsid="17bbee12"/>
    </style:style>
    <style:style style:name="T4068" style:family="text">
      <style:text-properties officeooo:rsid="17bf9b36"/>
    </style:style>
    <style:style style:name="T4069" style:family="text">
      <style:text-properties officeooo:rsid="17c0a4d8"/>
    </style:style>
    <style:style style:name="T4070" style:family="text">
      <style:text-properties officeooo:rsid="17c1f501"/>
    </style:style>
    <style:style style:name="T4071" style:family="text">
      <style:text-properties officeooo:rsid="17c49b45"/>
    </style:style>
    <style:style style:name="T4072" style:family="text">
      <style:text-properties officeooo:rsid="17c6536b"/>
    </style:style>
    <style:style style:name="T4073" style:family="text">
      <style:text-properties officeooo:rsid="17c743bc"/>
    </style:style>
    <style:style style:name="T4074" style:family="text">
      <style:text-properties officeooo:rsid="17c84937"/>
    </style:style>
    <style:style style:name="T4075" style:family="text">
      <style:text-properties officeooo:rsid="17c90236"/>
    </style:style>
    <style:style style:name="T4076" style:family="text">
      <style:text-properties officeooo:rsid="17ca1994"/>
    </style:style>
    <style:style style:name="T4077" style:family="text">
      <style:text-properties officeooo:rsid="17ca2a74"/>
    </style:style>
    <style:style style:name="T4078" style:family="text">
      <style:text-properties officeooo:rsid="17ca3fe9"/>
    </style:style>
    <style:style style:name="T4079" style:family="text">
      <style:text-properties officeooo:rsid="17cd7ba3"/>
    </style:style>
    <style:style style:name="T4080" style:family="text">
      <style:text-properties officeooo:rsid="17cdd283"/>
    </style:style>
    <style:style style:name="T4081" style:family="text">
      <style:text-properties officeooo:rsid="17ceea12"/>
    </style:style>
    <style:style style:name="T4082" style:family="text">
      <style:text-properties officeooo:rsid="17cf592b"/>
    </style:style>
    <style:style style:name="T4083" style:family="text">
      <style:text-properties officeooo:rsid="17d0ecba"/>
    </style:style>
    <style:style style:name="T4084" style:family="text">
      <style:text-properties officeooo:rsid="17d2b791"/>
    </style:style>
    <style:style style:name="T4085" style:family="text">
      <style:text-properties officeooo:rsid="17d82277"/>
    </style:style>
    <style:style style:name="T4086" style:family="text">
      <style:text-properties officeooo:rsid="17d97f1e"/>
    </style:style>
    <style:style style:name="T4087" style:family="text">
      <style:text-properties officeooo:rsid="17d9e12f"/>
    </style:style>
    <style:style style:name="T4088" style:family="text">
      <style:text-properties officeooo:rsid="17db92f1"/>
    </style:style>
    <style:style style:name="T4089" style:family="text">
      <style:text-properties officeooo:rsid="17dcce0a"/>
    </style:style>
    <style:style style:name="T4090" style:family="text">
      <style:text-properties officeooo:rsid="17deb633"/>
    </style:style>
    <style:style style:name="T4091" style:family="text">
      <style:text-properties officeooo:rsid="17df0a49"/>
    </style:style>
    <style:style style:name="T4092" style:family="text">
      <style:text-properties officeooo:rsid="17dfb5f6"/>
    </style:style>
    <style:style style:name="T4093" style:family="text">
      <style:text-properties officeooo:rsid="17e17346"/>
    </style:style>
    <style:style style:name="T4094" style:family="text">
      <style:text-properties officeooo:rsid="17e3ac79"/>
    </style:style>
    <style:style style:name="T4095" style:family="text">
      <style:text-properties officeooo:rsid="17e5381c"/>
    </style:style>
    <style:style style:name="T4096" style:family="text">
      <style:text-properties officeooo:rsid="17e5d121"/>
    </style:style>
    <style:style style:name="T4097" style:family="text">
      <style:text-properties officeooo:rsid="17e6f751"/>
    </style:style>
    <style:style style:name="T4098" style:family="text">
      <style:text-properties officeooo:rsid="17e7df39"/>
    </style:style>
    <style:style style:name="T4099" style:family="text">
      <style:text-properties officeooo:rsid="17e7ee09"/>
    </style:style>
    <style:style style:name="T4100" style:family="text">
      <style:text-properties officeooo:rsid="17e9e17c"/>
    </style:style>
    <style:style style:name="T4101" style:family="text">
      <style:text-properties officeooo:rsid="17ea8c73"/>
    </style:style>
    <style:style style:name="T4102" style:family="text">
      <style:text-properties officeooo:rsid="17ec7f75"/>
    </style:style>
    <style:style style:name="T4103" style:family="text">
      <style:text-properties officeooo:rsid="17ecadea"/>
    </style:style>
    <style:style style:name="T4104" style:family="text">
      <style:text-properties officeooo:rsid="17ece261"/>
    </style:style>
    <style:style style:name="T4105" style:family="text">
      <style:text-properties officeooo:rsid="17ede0c3"/>
    </style:style>
    <style:style style:name="T4106" style:family="text">
      <style:text-properties officeooo:rsid="17efc9be"/>
    </style:style>
    <style:style style:name="T4107" style:family="text">
      <style:text-properties officeooo:rsid="17f0f37e"/>
    </style:style>
    <style:style style:name="T4108" style:family="text">
      <style:text-properties officeooo:rsid="17f256c8"/>
    </style:style>
    <style:style style:name="T4109" style:family="text">
      <style:text-properties officeooo:rsid="17f2dbc0"/>
    </style:style>
    <style:style style:name="T4110" style:family="text">
      <style:text-properties officeooo:rsid="17f42c40"/>
    </style:style>
    <style:style style:name="T4111" style:family="text">
      <style:text-properties officeooo:rsid="17f596f6"/>
    </style:style>
    <style:style style:name="T4112" style:family="text">
      <style:text-properties officeooo:rsid="17f73c7e"/>
    </style:style>
    <style:style style:name="T4113" style:family="text">
      <style:text-properties officeooo:rsid="17f7e1b4"/>
    </style:style>
    <style:style style:name="T4114" style:family="text">
      <style:text-properties officeooo:rsid="17f9d191"/>
    </style:style>
    <style:style style:name="T4115" style:family="text">
      <style:text-properties officeooo:rsid="17fbab8e"/>
    </style:style>
    <style:style style:name="T4116" style:family="text">
      <style:text-properties officeooo:rsid="17fd13ff"/>
    </style:style>
    <style:style style:name="T4117" style:family="text">
      <style:text-properties officeooo:rsid="17fdcda8"/>
    </style:style>
    <style:style style:name="T4118" style:family="text">
      <style:text-properties officeooo:rsid="17fe302f"/>
    </style:style>
    <style:style style:name="T4119" style:family="text">
      <style:text-properties officeooo:rsid="17fe4623"/>
    </style:style>
    <style:style style:name="T4120" style:family="text">
      <style:text-properties officeooo:rsid="17ff6d7e"/>
    </style:style>
    <style:style style:name="T4121" style:family="text">
      <style:text-properties officeooo:rsid="1800b451"/>
    </style:style>
    <style:style style:name="T4122" style:family="text">
      <style:text-properties officeooo:rsid="1803e0e6"/>
    </style:style>
    <style:style style:name="T4123" style:family="text">
      <style:text-properties officeooo:rsid="18054022"/>
    </style:style>
    <style:style style:name="T4124" style:family="text">
      <style:text-properties officeooo:rsid="180702ac"/>
    </style:style>
    <style:style style:name="T4125" style:family="text">
      <style:text-properties officeooo:rsid="180797e2"/>
    </style:style>
    <style:style style:name="T4126" style:family="text">
      <style:text-properties officeooo:rsid="1807ee68"/>
    </style:style>
    <style:style style:name="T4127" style:family="text">
      <style:text-properties officeooo:rsid="18095a98"/>
    </style:style>
    <style:style style:name="T4128" style:family="text">
      <style:text-properties officeooo:rsid="180b01fe"/>
    </style:style>
    <style:style style:name="T4129" style:family="text">
      <style:text-properties officeooo:rsid="180d8e7f"/>
    </style:style>
    <style:style style:name="T4130" style:family="text">
      <style:text-properties officeooo:rsid="180e006e"/>
    </style:style>
    <style:style style:name="T4131" style:family="text">
      <style:text-properties officeooo:rsid="180f53ec"/>
    </style:style>
    <style:style style:name="T4132" style:family="text">
      <style:text-properties officeooo:rsid="1813c651"/>
    </style:style>
    <style:style style:name="T4133" style:family="text">
      <style:text-properties officeooo:rsid="1813e13b"/>
    </style:style>
    <style:style style:name="T4134" style:family="text">
      <style:text-properties officeooo:rsid="1815dfd3"/>
    </style:style>
    <style:style style:name="T4135" style:family="text">
      <style:text-properties officeooo:rsid="181a4962"/>
    </style:style>
    <style:style style:name="T4136" style:family="text">
      <style:text-properties officeooo:rsid="181b7130"/>
    </style:style>
    <style:style style:name="T4137" style:family="text">
      <style:text-properties officeooo:rsid="181c8d70"/>
    </style:style>
    <style:style style:name="T4138" style:family="text">
      <style:text-properties officeooo:rsid="181e1c2b"/>
    </style:style>
    <style:style style:name="T4139" style:family="text">
      <style:text-properties officeooo:rsid="18200d4e"/>
    </style:style>
    <style:style style:name="T4140" style:family="text">
      <style:text-properties officeooo:rsid="1821d8e1"/>
    </style:style>
    <style:style style:name="T4141" style:family="text">
      <style:text-properties officeooo:rsid="18231438"/>
    </style:style>
    <style:style style:name="T4142" style:family="text">
      <style:text-properties officeooo:rsid="18243781"/>
    </style:style>
    <style:style style:name="T4143" style:family="text">
      <style:text-properties officeooo:rsid="18262162"/>
    </style:style>
    <style:style style:name="T4144" style:family="text">
      <style:text-properties officeooo:rsid="18263c90"/>
    </style:style>
    <style:style style:name="T4145" style:family="text">
      <style:text-properties officeooo:rsid="182793e4"/>
    </style:style>
    <style:style style:name="T4146" style:family="text">
      <style:text-properties officeooo:rsid="18283939"/>
    </style:style>
    <style:style style:name="T4147" style:family="text">
      <style:text-properties officeooo:rsid="182baba8"/>
    </style:style>
    <style:style style:name="T4148" style:family="text">
      <style:text-properties officeooo:rsid="182c53dc"/>
    </style:style>
    <style:style style:name="T4149" style:family="text">
      <style:text-properties officeooo:rsid="182e1379"/>
    </style:style>
    <style:style style:name="T4150" style:family="text">
      <style:text-properties officeooo:rsid="182f4b30"/>
    </style:style>
    <style:style style:name="T4151" style:family="text">
      <style:text-properties officeooo:rsid="1830332e"/>
    </style:style>
    <style:style style:name="T4152" style:family="text">
      <style:text-properties officeooo:rsid="1831e6d0"/>
    </style:style>
    <style:style style:name="T4153" style:family="text">
      <style:text-properties officeooo:rsid="1833680d"/>
    </style:style>
    <style:style style:name="T4154" style:family="text">
      <style:text-properties officeooo:rsid="1834d837"/>
    </style:style>
    <style:style style:name="T4155" style:family="text">
      <style:text-properties officeooo:rsid="183573ed"/>
    </style:style>
    <style:style style:name="T4156" style:family="text">
      <style:text-properties officeooo:rsid="18373ac0"/>
    </style:style>
    <style:style style:name="T4157" style:family="text">
      <style:text-properties officeooo:rsid="1838b335"/>
    </style:style>
    <style:style style:name="T4158" style:family="text">
      <style:text-properties officeooo:rsid="183a2f34"/>
    </style:style>
    <style:style style:name="T4159" style:family="text">
      <style:text-properties officeooo:rsid="183a9da8"/>
    </style:style>
    <style:style style:name="T4160" style:family="text">
      <style:text-properties officeooo:rsid="183b6dd5"/>
    </style:style>
    <style:style style:name="T4161" style:family="text">
      <style:text-properties officeooo:rsid="183bddc7"/>
    </style:style>
    <style:style style:name="T4162" style:family="text">
      <style:text-properties officeooo:rsid="183be8a3"/>
    </style:style>
    <style:style style:name="T4163" style:family="text">
      <style:text-properties officeooo:rsid="183c8957"/>
    </style:style>
    <style:style style:name="T4164" style:family="text">
      <style:text-properties officeooo:rsid="183d2879"/>
    </style:style>
    <style:style style:name="T4165" style:family="text">
      <style:text-properties officeooo:rsid="183eb995"/>
    </style:style>
    <style:style style:name="T4166" style:family="text">
      <style:text-properties officeooo:rsid="183f2662"/>
    </style:style>
    <style:style style:name="T4167" style:family="text">
      <style:text-properties officeooo:rsid="184113f0"/>
    </style:style>
    <style:style style:name="T4168" style:family="text">
      <style:text-properties officeooo:rsid="18423554"/>
    </style:style>
    <style:style style:name="T4169" style:family="text">
      <style:text-properties officeooo:rsid="184508ba"/>
    </style:style>
    <style:style style:name="T4170" style:family="text">
      <style:text-properties officeooo:rsid="18463bf8"/>
    </style:style>
    <style:style style:name="T4171" style:family="text">
      <style:text-properties officeooo:rsid="184770eb"/>
    </style:style>
    <style:style style:name="T4172" style:family="text">
      <style:text-properties officeooo:rsid="184955aa"/>
    </style:style>
    <style:style style:name="T4173" style:family="text">
      <style:text-properties officeooo:rsid="1849698f"/>
    </style:style>
    <style:style style:name="T4174" style:family="text">
      <style:text-properties officeooo:rsid="184a06d3"/>
    </style:style>
    <style:style style:name="T4175" style:family="text">
      <style:text-properties officeooo:rsid="184bf497"/>
    </style:style>
    <style:style style:name="T4176" style:family="text">
      <style:text-properties officeooo:rsid="184cf20f"/>
    </style:style>
    <style:style style:name="T4177" style:family="text">
      <style:text-properties officeooo:rsid="18507dd1"/>
    </style:style>
    <style:style style:name="T4178" style:family="text">
      <style:text-properties officeooo:rsid="18516609"/>
    </style:style>
    <style:style style:name="T4179" style:family="text">
      <style:text-properties officeooo:rsid="1851de8e"/>
    </style:style>
    <style:style style:name="T4180" style:family="text">
      <style:text-properties officeooo:rsid="18521f03"/>
    </style:style>
    <style:style style:name="T4181" style:family="text">
      <style:text-properties officeooo:rsid="18549163"/>
    </style:style>
    <style:style style:name="T4182" style:family="text">
      <style:text-properties officeooo:rsid="1855509b"/>
    </style:style>
    <style:style style:name="T4183" style:family="text">
      <style:text-properties officeooo:rsid="185646fb"/>
    </style:style>
    <style:style style:name="T4184" style:family="text">
      <style:text-properties officeooo:rsid="18568e07"/>
    </style:style>
    <style:style style:name="T4185" style:family="text">
      <style:text-properties officeooo:rsid="1858847a"/>
    </style:style>
    <style:style style:name="T4186" style:family="text">
      <style:text-properties officeooo:rsid="1859ab63"/>
    </style:style>
    <style:style style:name="T4187" style:family="text">
      <style:text-properties officeooo:rsid="1859ee03"/>
    </style:style>
    <style:style style:name="T4188" style:family="text">
      <style:text-properties officeooo:rsid="185b7ab1"/>
    </style:style>
    <style:style style:name="T4189" style:family="text">
      <style:text-properties officeooo:rsid="185c2490"/>
    </style:style>
    <style:style style:name="T4190" style:family="text">
      <style:text-properties officeooo:rsid="185cd78e"/>
    </style:style>
    <style:style style:name="T4191" style:family="text">
      <style:text-properties officeooo:rsid="185e5213"/>
    </style:style>
    <style:style style:name="T4192" style:family="text">
      <style:text-properties officeooo:rsid="185fc081"/>
    </style:style>
    <style:style style:name="T4193" style:family="text">
      <style:text-properties officeooo:rsid="1860a265"/>
    </style:style>
    <style:style style:name="T4194" style:family="text">
      <style:text-properties officeooo:rsid="1861c0c4"/>
    </style:style>
    <style:style style:name="T4195" style:family="text">
      <style:text-properties officeooo:rsid="1862d50f"/>
    </style:style>
    <style:style style:name="T4196" style:family="text">
      <style:text-properties officeooo:rsid="18638ea1"/>
    </style:style>
    <style:style style:name="T4197" style:family="text">
      <style:text-properties officeooo:rsid="18662872"/>
    </style:style>
    <style:style style:name="T4198" style:family="text">
      <style:text-properties officeooo:rsid="1867e1ba"/>
    </style:style>
    <style:style style:name="T4199" style:family="text">
      <style:text-properties officeooo:rsid="1869a273"/>
    </style:style>
    <style:style style:name="T4200" style:family="text">
      <style:text-properties officeooo:rsid="186daca4"/>
    </style:style>
    <style:style style:name="T4201" style:family="text">
      <style:text-properties officeooo:rsid="186f47cb"/>
    </style:style>
    <style:style style:name="T4202" style:family="text">
      <style:text-properties officeooo:rsid="1871fc05"/>
    </style:style>
    <style:style style:name="T4203" style:family="text">
      <style:text-properties officeooo:rsid="1873d9ff"/>
    </style:style>
    <style:style style:name="T4204" style:family="text">
      <style:text-properties officeooo:rsid="1874969a"/>
    </style:style>
    <style:style style:name="T4205" style:family="text">
      <style:text-properties officeooo:rsid="1876720b"/>
    </style:style>
    <style:style style:name="T4206" style:family="text">
      <style:text-properties officeooo:rsid="1877acfb"/>
    </style:style>
    <style:style style:name="T4207" style:family="text">
      <style:text-properties officeooo:rsid="18790506"/>
    </style:style>
    <style:style style:name="T4208" style:family="text">
      <style:text-properties officeooo:rsid="187a2a96"/>
    </style:style>
    <style:style style:name="T4209" style:family="text">
      <style:text-properties officeooo:rsid="187c138f"/>
    </style:style>
    <style:style style:name="T4210" style:family="text">
      <style:text-properties officeooo:rsid="187c7b00"/>
    </style:style>
    <style:style style:name="T4211" style:family="text">
      <style:text-properties officeooo:rsid="187d5404"/>
    </style:style>
    <style:style style:name="T4212" style:family="text">
      <style:text-properties officeooo:rsid="187dfd11"/>
    </style:style>
    <style:style style:name="T4213" style:family="text">
      <style:text-properties officeooo:rsid="187fa45c"/>
    </style:style>
    <style:style style:name="T4214" style:family="text">
      <style:text-properties officeooo:rsid="187fdcb9"/>
    </style:style>
    <style:style style:name="T4215" style:family="text">
      <style:text-properties officeooo:rsid="18812fb7"/>
    </style:style>
    <style:style style:name="T4216" style:family="text">
      <style:text-properties officeooo:rsid="1882a1c7"/>
    </style:style>
    <style:style style:name="T4217" style:family="text">
      <style:text-properties officeooo:rsid="1883f426"/>
    </style:style>
    <style:style style:name="T4218" style:family="text">
      <style:text-properties officeooo:rsid="18845a3a"/>
    </style:style>
    <style:style style:name="T4219" style:family="text">
      <style:text-properties officeooo:rsid="188529a8"/>
    </style:style>
    <style:style style:name="T4220" style:family="text">
      <style:text-properties officeooo:rsid="18867147"/>
    </style:style>
    <style:style style:name="T4221" style:family="text">
      <style:text-properties officeooo:rsid="18874166"/>
    </style:style>
    <style:style style:name="T4222" style:family="text">
      <style:text-properties officeooo:rsid="1888cd1d"/>
    </style:style>
    <style:style style:name="T4223" style:family="text">
      <style:text-properties officeooo:rsid="18899455"/>
    </style:style>
    <style:style style:name="T4224" style:family="text">
      <style:text-properties officeooo:rsid="188e9db2"/>
    </style:style>
    <style:style style:name="T4225" style:family="text">
      <style:text-properties officeooo:rsid="188f0fc8"/>
    </style:style>
    <style:style style:name="T4226" style:family="text">
      <style:text-properties officeooo:rsid="188f1f39"/>
    </style:style>
    <style:style style:name="T4227" style:family="text">
      <style:text-properties officeooo:rsid="188fa487"/>
    </style:style>
    <style:style style:name="T4228" style:family="text">
      <style:text-properties officeooo:rsid="188ff17f"/>
    </style:style>
    <style:style style:name="T4229" style:family="text">
      <style:text-properties officeooo:rsid="1891a84a"/>
    </style:style>
    <style:style style:name="T4230" style:family="text">
      <style:text-properties officeooo:rsid="18958469"/>
    </style:style>
    <style:style style:name="T4231" style:family="text">
      <style:text-properties officeooo:rsid="189631af"/>
    </style:style>
    <style:style style:name="T4232" style:family="text">
      <style:text-properties officeooo:rsid="189639ad"/>
    </style:style>
    <style:style style:name="T4233" style:family="text">
      <style:text-properties officeooo:rsid="18994908"/>
    </style:style>
    <style:style style:name="T4234" style:family="text">
      <style:text-properties officeooo:rsid="189987f7"/>
    </style:style>
    <style:style style:name="T4235" style:family="text">
      <style:text-properties officeooo:rsid="189b4342"/>
    </style:style>
    <style:style style:name="T4236" style:family="text">
      <style:text-properties officeooo:rsid="189b8fdc"/>
    </style:style>
    <style:style style:name="T4237" style:family="text">
      <style:text-properties officeooo:rsid="189b9417"/>
    </style:style>
    <style:style style:name="T4238" style:family="text">
      <style:text-properties officeooo:rsid="189c7559"/>
    </style:style>
    <style:style style:name="T4239" style:family="text">
      <style:text-properties officeooo:rsid="189e445a"/>
    </style:style>
    <style:style style:name="T4240" style:family="text">
      <style:text-properties officeooo:rsid="189f1472"/>
    </style:style>
    <style:style style:name="T4241" style:family="text">
      <style:text-properties officeooo:rsid="18a0a448"/>
    </style:style>
    <style:style style:name="T4242" style:family="text">
      <style:text-properties officeooo:rsid="18a2c34c"/>
    </style:style>
    <style:style style:name="T4243" style:family="text">
      <style:text-properties officeooo:rsid="18a50980"/>
    </style:style>
    <style:style style:name="T4244" style:family="text">
      <style:text-properties officeooo:rsid="18a726b4"/>
    </style:style>
    <style:style style:name="T4245" style:family="text">
      <style:text-properties officeooo:rsid="18a7509f"/>
    </style:style>
    <style:style style:name="T4246" style:family="text">
      <style:text-properties officeooo:rsid="18a8fc17"/>
    </style:style>
    <style:style style:name="T4247" style:family="text">
      <style:text-properties officeooo:rsid="18aa78f4"/>
    </style:style>
    <style:style style:name="T4248" style:family="text">
      <style:text-properties officeooo:rsid="18ab2fa3"/>
    </style:style>
    <style:style style:name="T4249" style:family="text">
      <style:text-properties officeooo:rsid="18abdbe2"/>
    </style:style>
    <style:style style:name="T4250" style:family="text">
      <style:text-properties officeooo:rsid="18b06e8e"/>
    </style:style>
    <style:style style:name="T4251" style:family="text">
      <style:text-properties officeooo:rsid="18b268ea"/>
    </style:style>
    <style:style style:name="T4252" style:family="text">
      <style:text-properties officeooo:rsid="18b3c307"/>
    </style:style>
    <style:style style:name="T4253" style:family="text">
      <style:text-properties officeooo:rsid="18b5a2ed"/>
    </style:style>
    <style:style style:name="T4254" style:family="text">
      <style:text-properties officeooo:rsid="18b70f4b"/>
    </style:style>
    <style:style style:name="T4255" style:family="text">
      <style:text-properties officeooo:rsid="18b767b0"/>
    </style:style>
    <style:style style:name="T4256" style:family="text">
      <style:text-properties officeooo:rsid="18bb5f1b"/>
    </style:style>
    <style:style style:name="T4257" style:family="text">
      <style:text-properties officeooo:rsid="18bc252b"/>
    </style:style>
    <style:style style:name="T4258" style:family="text">
      <style:text-properties officeooo:rsid="18bcbcd7"/>
    </style:style>
    <style:style style:name="T4259" style:family="text">
      <style:text-properties officeooo:rsid="18bd7828"/>
    </style:style>
    <style:style style:name="T4260" style:family="text">
      <style:text-properties officeooo:rsid="18bf6ae1"/>
    </style:style>
    <style:style style:name="T4261" style:family="text">
      <style:text-properties officeooo:rsid="18c10201"/>
    </style:style>
    <style:style style:name="T4262" style:family="text">
      <style:text-properties officeooo:rsid="18c2a3b0"/>
    </style:style>
    <style:style style:name="T4263" style:family="text">
      <style:text-properties officeooo:rsid="18c52d85"/>
    </style:style>
    <style:style style:name="T4264" style:family="text">
      <style:text-properties officeooo:rsid="18c63145"/>
    </style:style>
    <style:style style:name="T4265" style:family="text">
      <style:text-properties officeooo:rsid="18c82f0c"/>
    </style:style>
    <style:style style:name="T4266" style:family="text">
      <style:text-properties officeooo:rsid="18c9a0ec"/>
    </style:style>
    <style:style style:name="T4267" style:family="text">
      <style:text-properties officeooo:rsid="18c9e33d"/>
    </style:style>
    <style:style style:name="T4268" style:family="text">
      <style:text-properties officeooo:rsid="18caaa56"/>
    </style:style>
    <style:style style:name="T4269" style:family="text">
      <style:text-properties officeooo:rsid="18cabe27"/>
    </style:style>
    <style:style style:name="T4270" style:family="text">
      <style:text-properties officeooo:rsid="18cb9673"/>
    </style:style>
    <style:style style:name="T4271" style:family="text">
      <style:text-properties officeooo:rsid="18cbaa2c"/>
    </style:style>
    <style:style style:name="T4272" style:family="text">
      <style:text-properties officeooo:rsid="18cbe2e1"/>
    </style:style>
    <style:style style:name="T4273" style:family="text">
      <style:text-properties officeooo:rsid="18ccb0c9"/>
    </style:style>
    <style:style style:name="T4274" style:family="text">
      <style:text-properties officeooo:rsid="18cd3f61"/>
    </style:style>
    <style:style style:name="T4275" style:family="text">
      <style:text-properties officeooo:rsid="18cedd01"/>
    </style:style>
    <style:style style:name="T4276" style:family="text">
      <style:text-properties officeooo:rsid="18d05514"/>
    </style:style>
    <style:style style:name="T4277" style:family="text">
      <style:text-properties officeooo:rsid="18d08882"/>
    </style:style>
    <style:style style:name="T4278" style:family="text">
      <style:text-properties officeooo:rsid="18d13907"/>
    </style:style>
    <style:style style:name="T4279" style:family="text">
      <style:text-properties officeooo:rsid="18d1c565"/>
    </style:style>
    <style:style style:name="T4280" style:family="text">
      <style:text-properties officeooo:rsid="18d35aae"/>
    </style:style>
    <style:style style:name="T4281" style:family="text">
      <style:text-properties officeooo:rsid="18d3a1bf"/>
    </style:style>
    <style:style style:name="T4282" style:family="text">
      <style:text-properties officeooo:rsid="18d43337"/>
    </style:style>
    <style:style style:name="T4283" style:family="text">
      <style:text-properties officeooo:rsid="18d53310"/>
    </style:style>
    <style:style style:name="T4284" style:family="text">
      <style:text-properties officeooo:rsid="18d53ee4"/>
    </style:style>
    <style:style style:name="T4285" style:family="text">
      <style:text-properties officeooo:rsid="18d7614c"/>
    </style:style>
    <style:style style:name="T4286" style:family="text">
      <style:text-properties officeooo:rsid="18d7cdf0"/>
    </style:style>
    <style:style style:name="T4287" style:family="text">
      <style:text-properties officeooo:rsid="18da74f5"/>
    </style:style>
    <style:style style:name="T4288" style:family="text">
      <style:text-properties officeooo:rsid="18dc3065"/>
    </style:style>
    <style:style style:name="T4289" style:family="text">
      <style:text-properties officeooo:rsid="18de4a4c"/>
    </style:style>
    <style:style style:name="T4290" style:family="text">
      <style:text-properties officeooo:rsid="18e06a45"/>
    </style:style>
    <style:style style:name="T4291" style:family="text">
      <style:text-properties officeooo:rsid="18e1fda5"/>
    </style:style>
    <style:style style:name="T4292" style:family="text">
      <style:text-properties officeooo:rsid="18e236c0"/>
    </style:style>
    <style:style style:name="T4293" style:family="text">
      <style:text-properties officeooo:rsid="18e3985e"/>
    </style:style>
    <style:style style:name="T4294" style:family="text">
      <style:text-properties officeooo:rsid="18e57d72"/>
    </style:style>
    <style:style style:name="T4295" style:family="text">
      <style:text-properties officeooo:rsid="18e76dfe"/>
    </style:style>
    <style:style style:name="T4296" style:family="text">
      <style:text-properties officeooo:rsid="18e8db3a"/>
    </style:style>
    <style:style style:name="T4297" style:family="text">
      <style:text-properties officeooo:rsid="18e96eac"/>
    </style:style>
    <style:style style:name="T4298" style:family="text">
      <style:text-properties officeooo:rsid="18eaafe5"/>
    </style:style>
    <style:style style:name="T4299" style:family="text">
      <style:text-properties officeooo:rsid="18ec02f1"/>
    </style:style>
    <style:style style:name="T4300" style:family="text">
      <style:text-properties officeooo:rsid="18edcc30"/>
    </style:style>
    <style:style style:name="T4301" style:family="text">
      <style:text-properties officeooo:rsid="18f07c43"/>
    </style:style>
    <style:style style:name="T4302" style:family="text">
      <style:text-properties officeooo:rsid="18f23bf0"/>
    </style:style>
    <style:style style:name="T4303" style:family="text">
      <style:text-properties officeooo:rsid="18f2ee1b"/>
    </style:style>
    <style:style style:name="T4304" style:family="text">
      <style:text-properties officeooo:rsid="18f3669a"/>
    </style:style>
    <style:style style:name="T4305" style:family="text">
      <style:text-properties officeooo:rsid="18f4b032"/>
    </style:style>
    <style:style style:name="T4306" style:family="text">
      <style:text-properties officeooo:rsid="18f55e8b"/>
    </style:style>
    <style:style style:name="T4307" style:family="text">
      <style:text-properties officeooo:rsid="18f70dde"/>
    </style:style>
    <style:style style:name="T4308" style:family="text">
      <style:text-properties officeooo:rsid="18f90a91"/>
    </style:style>
    <style:style style:name="T4309" style:family="text">
      <style:text-properties officeooo:rsid="18faddc5"/>
    </style:style>
    <style:style style:name="T4310" style:family="text">
      <style:text-properties officeooo:rsid="18fb19e2"/>
    </style:style>
    <style:style style:name="T4311" style:family="text">
      <style:text-properties officeooo:rsid="18fb7e54"/>
    </style:style>
    <style:style style:name="T4312" style:family="text">
      <style:text-properties officeooo:rsid="18fd0652"/>
    </style:style>
    <style:style style:name="T4313" style:family="text">
      <style:text-properties officeooo:rsid="18fdbea5"/>
    </style:style>
    <style:style style:name="T4314" style:family="text">
      <style:text-properties officeooo:rsid="18feafbc"/>
    </style:style>
    <style:style style:name="T4315" style:family="text">
      <style:text-properties officeooo:rsid="18ff2f99"/>
    </style:style>
    <style:style style:name="T4316" style:family="text">
      <style:text-properties officeooo:rsid="1900fb89"/>
    </style:style>
    <style:style style:name="T4317" style:family="text">
      <style:text-properties officeooo:rsid="19024be7"/>
    </style:style>
    <style:style style:name="T4318" style:family="text">
      <style:text-properties officeooo:rsid="19037609"/>
    </style:style>
    <style:style style:name="T4319" style:family="text">
      <style:text-properties officeooo:rsid="1903a3b6"/>
    </style:style>
    <style:style style:name="T4320" style:family="text">
      <style:text-properties officeooo:rsid="19061763"/>
    </style:style>
    <style:style style:name="T4321" style:family="text">
      <style:text-properties officeooo:rsid="1908e4fb"/>
    </style:style>
    <style:style style:name="T4322" style:family="text">
      <style:text-properties officeooo:rsid="1909cd88"/>
    </style:style>
    <style:style style:name="T4323" style:family="text">
      <style:text-properties officeooo:rsid="190acace"/>
    </style:style>
    <style:style style:name="T4324" style:family="text">
      <style:text-properties officeooo:rsid="190d7cd0"/>
    </style:style>
    <style:style style:name="T4325" style:family="text">
      <style:text-properties officeooo:rsid="190e761a"/>
    </style:style>
    <style:style style:name="T4326" style:family="text">
      <style:text-properties officeooo:rsid="190ec262"/>
    </style:style>
    <style:style style:name="T4327" style:family="text">
      <style:text-properties officeooo:rsid="190f38b0"/>
    </style:style>
    <style:style style:name="T4328" style:family="text">
      <style:text-properties officeooo:rsid="191005e8"/>
    </style:style>
    <style:style style:name="T4329" style:family="text">
      <style:text-properties officeooo:rsid="19111690"/>
    </style:style>
    <style:style style:name="T4330" style:family="text">
      <style:text-properties officeooo:rsid="1911a452"/>
    </style:style>
    <style:style style:name="T4331" style:family="text">
      <style:text-properties officeooo:rsid="19125589"/>
    </style:style>
    <style:style style:name="T4332" style:family="text">
      <style:text-properties officeooo:rsid="191359e1"/>
    </style:style>
    <style:style style:name="T4333" style:family="text">
      <style:text-properties officeooo:rsid="1914b4fa"/>
    </style:style>
    <style:style style:name="T4334" style:family="text">
      <style:text-properties officeooo:rsid="1915b257"/>
    </style:style>
    <style:style style:name="T4335" style:family="text">
      <style:text-properties officeooo:rsid="1915e25c"/>
    </style:style>
    <style:style style:name="T4336" style:family="text">
      <style:text-properties officeooo:rsid="1916e3e4"/>
    </style:style>
    <style:style style:name="T4337" style:family="text">
      <style:text-properties officeooo:rsid="191932a4"/>
    </style:style>
    <style:style style:name="T4338" style:family="text">
      <style:text-properties officeooo:rsid="191bf9a7"/>
    </style:style>
    <style:style style:name="T4339" style:family="text">
      <style:text-properties officeooo:rsid="191d531f"/>
    </style:style>
    <style:style style:name="T4340" style:family="text">
      <style:text-properties officeooo:rsid="191ef07f"/>
    </style:style>
    <style:style style:name="T4341" style:family="text">
      <style:text-properties officeooo:rsid="19208995"/>
    </style:style>
    <style:style style:name="T4342" style:family="text">
      <style:text-properties officeooo:rsid="19209756"/>
    </style:style>
    <style:style style:name="T4343" style:family="text">
      <style:text-properties officeooo:rsid="19232f29"/>
    </style:style>
    <style:style style:name="T4344" style:family="text">
      <style:text-properties officeooo:rsid="1923b7cb"/>
    </style:style>
    <style:style style:name="T4345" style:family="text">
      <style:text-properties officeooo:rsid="19252ce8"/>
    </style:style>
    <style:style style:name="T4346" style:family="text">
      <style:text-properties officeooo:rsid="19261cad"/>
    </style:style>
    <style:style style:name="T4347" style:family="text">
      <style:text-properties officeooo:rsid="1928b28c"/>
    </style:style>
    <style:style style:name="T4348" style:family="text">
      <style:text-properties officeooo:rsid="192a29fb"/>
    </style:style>
    <style:style style:name="T4349" style:family="text">
      <style:text-properties officeooo:rsid="192b42e1"/>
    </style:style>
    <style:style style:name="T4350" style:family="text">
      <style:text-properties officeooo:rsid="192cab15"/>
    </style:style>
    <style:style style:name="T4351" style:family="text">
      <style:text-properties officeooo:rsid="192ea7fd"/>
    </style:style>
    <style:style style:name="T4352" style:family="text">
      <style:text-properties officeooo:rsid="192ec225"/>
    </style:style>
    <style:style style:name="T4353" style:family="text">
      <style:text-properties officeooo:rsid="192f038b"/>
    </style:style>
    <style:style style:name="T4354" style:family="text">
      <style:text-properties officeooo:rsid="1930be8b"/>
    </style:style>
    <style:style style:name="T4355" style:family="text">
      <style:text-properties officeooo:rsid="1931eb37"/>
    </style:style>
    <style:style style:name="T4356" style:family="text">
      <style:text-properties officeooo:rsid="1933c957"/>
    </style:style>
    <style:style style:name="T4357" style:family="text">
      <style:text-properties officeooo:rsid="19348dfd"/>
    </style:style>
    <style:style style:name="T4358" style:family="text">
      <style:text-properties officeooo:rsid="1935643d"/>
    </style:style>
    <style:style style:name="T4359" style:family="text">
      <style:text-properties officeooo:rsid="19367cc4"/>
    </style:style>
    <style:style style:name="T4360" style:family="text">
      <style:text-properties officeooo:rsid="193768fc"/>
    </style:style>
    <style:style style:name="T4361" style:family="text">
      <style:text-properties officeooo:rsid="19383349"/>
    </style:style>
    <style:style style:name="T4362" style:family="text">
      <style:text-properties officeooo:rsid="19396530"/>
    </style:style>
    <style:style style:name="T4363" style:family="text">
      <style:text-properties officeooo:rsid="193afaf2"/>
    </style:style>
    <style:style style:name="T4364" style:family="text">
      <style:text-properties officeooo:rsid="193b5279"/>
    </style:style>
    <style:style style:name="T4365" style:family="text">
      <style:text-properties officeooo:rsid="193c9e43"/>
    </style:style>
    <style:style style:name="T4366" style:family="text">
      <style:text-properties officeooo:rsid="19404cb7"/>
    </style:style>
    <style:style style:name="T4367" style:family="text">
      <style:text-properties officeooo:rsid="19423119"/>
    </style:style>
    <style:style style:name="T4368" style:family="text">
      <style:text-properties officeooo:rsid="19442003"/>
    </style:style>
    <style:style style:name="T4369" style:family="text">
      <style:text-properties officeooo:rsid="19451f6c"/>
    </style:style>
    <style:style style:name="T4370" style:family="text">
      <style:text-properties officeooo:rsid="19465bdb"/>
    </style:style>
    <style:style style:name="T4371" style:family="text">
      <style:text-properties officeooo:rsid="19471b37"/>
    </style:style>
    <style:style style:name="T4372" style:family="text">
      <style:text-properties officeooo:rsid="194c1413"/>
    </style:style>
    <style:style style:name="T4373" style:family="text">
      <style:text-properties officeooo:rsid="194d8fe4"/>
    </style:style>
    <style:style style:name="T4374" style:family="text">
      <style:text-properties officeooo:rsid="19502d81"/>
    </style:style>
    <style:style style:name="T4375" style:family="text">
      <style:text-properties officeooo:rsid="1950c444"/>
    </style:style>
    <style:style style:name="T4376" style:family="text">
      <style:text-properties officeooo:rsid="1952aa67"/>
    </style:style>
    <style:style style:name="T4377" style:family="text">
      <style:text-properties officeooo:rsid="195399c2"/>
    </style:style>
    <style:style style:name="T4378" style:family="text">
      <style:text-properties officeooo:rsid="19544ac0"/>
    </style:style>
    <style:style style:name="T4379" style:family="text">
      <style:text-properties officeooo:rsid="19555567"/>
    </style:style>
    <style:style style:name="T4380" style:family="text">
      <style:text-properties officeooo:rsid="19556fc6"/>
    </style:style>
    <style:style style:name="T4381" style:family="text">
      <style:text-properties officeooo:rsid="19557f65"/>
    </style:style>
    <style:style style:name="T4382" style:family="text">
      <style:text-properties officeooo:rsid="19583418"/>
    </style:style>
    <style:style style:name="T4383" style:family="text">
      <style:text-properties officeooo:rsid="1958a175"/>
    </style:style>
    <style:style style:name="T4384" style:family="text">
      <style:text-properties officeooo:rsid="19597ae3"/>
    </style:style>
    <style:style style:name="T4385" style:family="text">
      <style:text-properties officeooo:rsid="195c199a"/>
    </style:style>
    <style:style style:name="T4386" style:family="text">
      <style:text-properties officeooo:rsid="195d40ac"/>
    </style:style>
    <style:style style:name="T4387" style:family="text">
      <style:text-properties officeooo:rsid="195e38d0"/>
    </style:style>
    <style:style style:name="T4388" style:family="text">
      <style:text-properties officeooo:rsid="19607d08"/>
    </style:style>
    <style:style style:name="T4389" style:family="text">
      <style:text-properties officeooo:rsid="1961a4bd"/>
    </style:style>
    <style:style style:name="T4390" style:family="text">
      <style:text-properties officeooo:rsid="19636cfe"/>
    </style:style>
    <style:style style:name="T4391" style:family="text">
      <style:text-properties officeooo:rsid="19644acd"/>
    </style:style>
    <style:style style:name="T4392" style:family="text">
      <style:text-properties officeooo:rsid="196485a8"/>
    </style:style>
    <style:style style:name="T4393" style:family="text">
      <style:text-properties officeooo:rsid="1964e8d4"/>
    </style:style>
    <style:style style:name="T4394" style:family="text">
      <style:text-properties officeooo:rsid="196810da"/>
    </style:style>
    <style:style style:name="T4395" style:family="text">
      <style:text-properties officeooo:rsid="196a05c9"/>
    </style:style>
    <style:style style:name="T4396" style:family="text">
      <style:text-properties officeooo:rsid="196b2368"/>
    </style:style>
    <style:style style:name="T4397" style:family="text">
      <style:text-properties officeooo:rsid="196c16fc"/>
    </style:style>
    <style:style style:name="T4398" style:family="text">
      <style:text-properties officeooo:rsid="196d58ee"/>
    </style:style>
    <style:style style:name="T4399" style:family="text">
      <style:text-properties officeooo:rsid="196d5ac4"/>
    </style:style>
    <style:style style:name="T4400" style:family="text">
      <style:text-properties officeooo:rsid="196e27f0"/>
    </style:style>
    <style:style style:name="T4401" style:family="text">
      <style:text-properties officeooo:rsid="196fdec4"/>
    </style:style>
    <style:style style:name="T4402" style:family="text">
      <style:text-properties officeooo:rsid="19708295"/>
    </style:style>
    <style:style style:name="T4403" style:family="text">
      <style:text-properties officeooo:rsid="19719b5b"/>
    </style:style>
    <style:style style:name="T4404" style:family="text">
      <style:text-properties officeooo:rsid="1972ec15"/>
    </style:style>
    <style:style style:name="T4405" style:family="text">
      <style:text-properties officeooo:rsid="1974a024"/>
    </style:style>
    <style:style style:name="T4406" style:family="text">
      <style:text-properties officeooo:rsid="19767761"/>
    </style:style>
    <style:style style:name="T4407" style:family="text">
      <style:text-properties officeooo:rsid="1976bb6a"/>
    </style:style>
    <style:style style:name="T4408" style:family="text">
      <style:text-properties officeooo:rsid="1979b581"/>
    </style:style>
    <style:style style:name="T4409" style:family="text">
      <style:text-properties officeooo:rsid="197af85f"/>
    </style:style>
    <style:style style:name="T4410" style:family="text">
      <style:text-properties officeooo:rsid="197bc833"/>
    </style:style>
    <style:style style:name="T4411" style:family="text">
      <style:text-properties officeooo:rsid="197c240f"/>
    </style:style>
    <style:style style:name="T4412" style:family="text">
      <style:text-properties officeooo:rsid="197cc1d6"/>
    </style:style>
    <style:style style:name="T4413" style:family="text">
      <style:text-properties officeooo:rsid="197d2f0b"/>
    </style:style>
    <style:style style:name="T4414" style:family="text">
      <style:text-properties officeooo:rsid="197e5725"/>
    </style:style>
    <style:style style:name="T4415" style:family="text">
      <style:text-properties officeooo:rsid="197f3f8e"/>
    </style:style>
    <style:style style:name="T4416" style:family="text">
      <style:text-properties officeooo:rsid="19829ffc"/>
    </style:style>
    <style:style style:name="T4417" style:family="text">
      <style:text-properties officeooo:rsid="1983a6cc"/>
    </style:style>
    <style:style style:name="T4418" style:family="text">
      <style:text-properties officeooo:rsid="1984ae6c"/>
    </style:style>
    <style:style style:name="T4419" style:family="text">
      <style:text-properties officeooo:rsid="1985761d"/>
    </style:style>
    <style:style style:name="T4420" style:family="text">
      <style:text-properties officeooo:rsid="19878379"/>
    </style:style>
    <style:style style:name="T4421" style:family="text">
      <style:text-properties officeooo:rsid="1988f068"/>
    </style:style>
    <style:style style:name="T4422" style:family="text">
      <style:text-properties officeooo:rsid="198a695c"/>
    </style:style>
    <style:style style:name="T4423" style:family="text">
      <style:text-properties officeooo:rsid="198d1a06"/>
    </style:style>
    <style:style style:name="T4424" style:family="text">
      <style:text-properties officeooo:rsid="198d7c91"/>
    </style:style>
    <style:style style:name="T4425" style:family="text">
      <style:text-properties officeooo:rsid="198f0e20"/>
    </style:style>
    <style:style style:name="T4426" style:family="text">
      <style:text-properties officeooo:rsid="1990fe82"/>
    </style:style>
    <style:style style:name="T4427" style:family="text">
      <style:text-properties officeooo:rsid="1992343c"/>
    </style:style>
    <style:style style:name="T4428" style:family="text">
      <style:text-properties officeooo:rsid="19943034"/>
    </style:style>
    <style:style style:name="T4429" style:family="text">
      <style:text-properties officeooo:rsid="1995548f"/>
    </style:style>
    <style:style style:name="T4430" style:family="text">
      <style:text-properties officeooo:rsid="199993f8"/>
    </style:style>
    <style:style style:name="T4431" style:family="text">
      <style:text-properties officeooo:rsid="199c2c07"/>
    </style:style>
    <style:style style:name="T4432" style:family="text">
      <style:text-properties officeooo:rsid="199d150c"/>
    </style:style>
    <style:style style:name="T4433" style:family="text">
      <style:text-properties officeooo:rsid="199f8bc1"/>
    </style:style>
    <style:style style:name="T4434" style:family="text">
      <style:text-properties officeooo:rsid="19a15a06"/>
    </style:style>
    <style:style style:name="T4435" style:family="text">
      <style:text-properties officeooo:rsid="19a217c7"/>
    </style:style>
    <style:style style:name="T4436" style:family="text">
      <style:text-properties officeooo:rsid="19a3af09"/>
    </style:style>
    <style:style style:name="T4437" style:family="text">
      <style:text-properties officeooo:rsid="19a4ed51"/>
    </style:style>
    <style:style style:name="T4438" style:family="text">
      <style:text-properties officeooo:rsid="19a54178"/>
    </style:style>
    <style:style style:name="T4439" style:family="text">
      <style:text-properties officeooo:rsid="19a72923"/>
    </style:style>
    <style:style style:name="T4440" style:family="text">
      <style:text-properties officeooo:rsid="19a9954e"/>
    </style:style>
    <style:style style:name="T4441" style:family="text">
      <style:text-properties officeooo:rsid="19ac8054"/>
    </style:style>
    <style:style style:name="T4442" style:family="text">
      <style:text-properties officeooo:rsid="19aec7e2"/>
    </style:style>
    <style:style style:name="T4443" style:family="text">
      <style:text-properties officeooo:rsid="19b0b465"/>
    </style:style>
    <style:style style:name="T4444" style:family="text">
      <style:text-properties officeooo:rsid="19b1701d"/>
    </style:style>
    <style:style style:name="T4445" style:family="text">
      <style:text-properties officeooo:rsid="19b31e30"/>
    </style:style>
    <style:style style:name="T4446" style:family="text">
      <style:text-properties officeooo:rsid="19b34699"/>
    </style:style>
    <style:style style:name="T4447" style:family="text">
      <style:text-properties officeooo:rsid="19b526d7"/>
    </style:style>
    <style:style style:name="T4448" style:family="text">
      <style:text-properties officeooo:rsid="19b6d8dc"/>
    </style:style>
    <style:style style:name="T4449" style:family="text">
      <style:text-properties officeooo:rsid="19b70ce6"/>
    </style:style>
    <style:style style:name="T4450" style:family="text">
      <style:text-properties officeooo:rsid="19b77523"/>
    </style:style>
    <style:style style:name="T4451" style:family="text">
      <style:text-properties officeooo:rsid="19b7ed23"/>
    </style:style>
    <style:style style:name="T4452" style:family="text">
      <style:text-properties officeooo:rsid="19b98580"/>
    </style:style>
    <style:style style:name="T4453" style:family="text">
      <style:text-properties officeooo:rsid="19b9f8c2"/>
    </style:style>
    <style:style style:name="T4454" style:family="text">
      <style:text-properties officeooo:rsid="19ba085e"/>
    </style:style>
    <style:style style:name="T4455" style:family="text">
      <style:text-properties officeooo:rsid="19ba9592"/>
    </style:style>
    <style:style style:name="T4456" style:family="text">
      <style:text-properties officeooo:rsid="19bc1077"/>
    </style:style>
    <style:style style:name="T4457" style:family="text">
      <style:text-properties officeooo:rsid="19be5297"/>
    </style:style>
    <style:style style:name="T4458" style:family="text">
      <style:text-properties officeooo:rsid="19be7a31"/>
    </style:style>
    <style:style style:name="T4459" style:family="text">
      <style:text-properties officeooo:rsid="19bedc6d"/>
    </style:style>
    <style:style style:name="T4460" style:family="text">
      <style:text-properties officeooo:rsid="19bef6eb"/>
    </style:style>
    <style:style style:name="T4461" style:family="text">
      <style:text-properties officeooo:rsid="19c209d4"/>
    </style:style>
    <style:style style:name="T4462" style:family="text">
      <style:text-properties officeooo:rsid="19c255fa"/>
    </style:style>
    <style:style style:name="T4463" style:family="text">
      <style:text-properties officeooo:rsid="19c2f173"/>
    </style:style>
    <style:style style:name="T4464" style:family="text">
      <style:text-properties officeooo:rsid="19c4b7a5"/>
    </style:style>
    <style:style style:name="T4465" style:family="text">
      <style:text-properties officeooo:rsid="19c62466"/>
    </style:style>
    <style:style style:name="T4466" style:family="text">
      <style:text-properties officeooo:rsid="19c7fa18"/>
    </style:style>
    <style:style style:name="T4467" style:family="text">
      <style:text-properties officeooo:rsid="19c988ad"/>
    </style:style>
    <style:style style:name="T4468" style:family="text">
      <style:text-properties officeooo:rsid="19c9b836"/>
    </style:style>
    <style:style style:name="T4469" style:family="text">
      <style:text-properties officeooo:rsid="19cb9ebd"/>
    </style:style>
    <style:style style:name="T4470" style:family="text">
      <style:text-properties officeooo:rsid="19cd8026"/>
    </style:style>
    <style:style style:name="T4471" style:family="text">
      <style:text-properties officeooo:rsid="19ce6e28"/>
    </style:style>
    <style:style style:name="T4472" style:family="text">
      <style:text-properties officeooo:rsid="19d061a4"/>
    </style:style>
    <style:style style:name="T4473" style:family="text">
      <style:text-properties officeooo:rsid="19d15693"/>
    </style:style>
    <style:style style:name="T4474" style:family="text">
      <style:text-properties officeooo:rsid="19d332c2"/>
    </style:style>
    <style:style style:name="T4475" style:family="text">
      <style:text-properties officeooo:rsid="19d38f49"/>
    </style:style>
    <style:style style:name="T4476" style:family="text">
      <style:text-properties officeooo:rsid="19d40f61"/>
    </style:style>
    <style:style style:name="T4477" style:family="text">
      <style:text-properties officeooo:rsid="19d4e4cb"/>
    </style:style>
    <style:style style:name="T4478" style:family="text">
      <style:text-properties officeooo:rsid="19d5ecec"/>
    </style:style>
    <style:style style:name="T4479" style:family="text">
      <style:text-properties officeooo:rsid="19d7b0a7"/>
    </style:style>
    <style:style style:name="T4480" style:family="text">
      <style:text-properties officeooo:rsid="19d9d0dc"/>
    </style:style>
    <style:style style:name="T4481" style:family="text">
      <style:text-properties officeooo:rsid="19da18cc"/>
    </style:style>
    <style:style style:name="T4482" style:family="text">
      <style:text-properties officeooo:rsid="19dbfabb"/>
    </style:style>
    <style:style style:name="T4483" style:family="text">
      <style:text-properties officeooo:rsid="19dca7fc"/>
    </style:style>
    <style:style style:name="T4484" style:family="text">
      <style:text-properties officeooo:rsid="19dd7349"/>
    </style:style>
    <style:style style:name="T4485" style:family="text">
      <style:text-properties officeooo:rsid="19dde1da"/>
    </style:style>
    <style:style style:name="T4486" style:family="text">
      <style:text-properties officeooo:rsid="19df40b8"/>
    </style:style>
    <style:style style:name="T4487" style:family="text">
      <style:text-properties officeooo:rsid="19e09757"/>
    </style:style>
    <style:style style:name="T4488" style:family="text">
      <style:text-properties officeooo:rsid="19e1fc49"/>
    </style:style>
    <style:style style:name="T4489" style:family="text">
      <style:text-properties officeooo:rsid="19e2a891"/>
    </style:style>
    <style:style style:name="T4490" style:family="text">
      <style:text-properties officeooo:rsid="19e31c0b"/>
    </style:style>
    <style:style style:name="T4491" style:family="text">
      <style:text-properties officeooo:rsid="19e3c630"/>
    </style:style>
    <style:style style:name="T4492" style:family="text">
      <style:text-properties officeooo:rsid="19e4647e"/>
    </style:style>
    <style:style style:name="T4493" style:family="text">
      <style:text-properties officeooo:rsid="19e596d4"/>
    </style:style>
    <style:style style:name="T4494" style:family="text">
      <style:text-properties officeooo:rsid="19e5c441"/>
    </style:style>
    <style:style style:name="T4495" style:family="text">
      <style:text-properties officeooo:rsid="19e896b7"/>
    </style:style>
    <style:style style:name="T4496" style:family="text">
      <style:text-properties officeooo:rsid="19f7eac8"/>
    </style:style>
    <style:style style:name="T4497" style:family="text">
      <style:text-properties officeooo:rsid="19fd7f26"/>
    </style:style>
    <style:style style:name="T4498" style:family="text">
      <style:text-properties officeooo:rsid="19fdd2c8"/>
    </style:style>
    <style:style style:name="T4499" style:family="text">
      <style:text-properties officeooo:rsid="19ffc0b9"/>
    </style:style>
    <style:style style:name="T4500" style:family="text">
      <style:text-properties officeooo:rsid="1a00f56f"/>
    </style:style>
    <style:style style:name="T4501" style:family="text">
      <style:text-properties officeooo:rsid="1a01e451"/>
    </style:style>
    <style:style style:name="T4502" style:family="text">
      <style:text-properties officeooo:rsid="1a02dc20"/>
    </style:style>
    <style:style style:name="T4503" style:family="text">
      <style:text-properties officeooo:rsid="1a042af2"/>
    </style:style>
    <style:style style:name="T4504" style:family="text">
      <style:text-properties officeooo:rsid="1a05bf6a"/>
    </style:style>
    <style:style style:name="T4505" style:family="text">
      <style:text-properties officeooo:rsid="1a077879"/>
    </style:style>
    <style:style style:name="T4506" style:family="text">
      <style:text-properties officeooo:rsid="1a08961f"/>
    </style:style>
    <style:style style:name="T4507" style:family="text">
      <style:text-properties officeooo:rsid="1a0a8e76"/>
    </style:style>
    <style:style style:name="T4508" style:family="text">
      <style:text-properties officeooo:rsid="1a0a9cd8"/>
    </style:style>
    <style:style style:name="T4509" style:family="text">
      <style:text-properties officeooo:rsid="1a0dc914"/>
    </style:style>
    <style:style style:name="T4510" style:family="text">
      <style:text-properties officeooo:rsid="1a0f5ee2"/>
    </style:style>
    <style:style style:name="T4511" style:family="text">
      <style:text-properties officeooo:rsid="1a111c52"/>
    </style:style>
    <style:style style:name="T4512" style:family="text">
      <style:text-properties officeooo:rsid="1a12dd1e"/>
    </style:style>
    <style:style style:name="T4513" style:family="text">
      <style:text-properties officeooo:rsid="1a132cc1"/>
    </style:style>
    <style:style style:name="T4514" style:family="text">
      <style:text-properties officeooo:rsid="1a13e904"/>
    </style:style>
    <style:style style:name="T4515" style:family="text">
      <style:text-properties officeooo:rsid="1a13ef2a"/>
    </style:style>
    <style:style style:name="T4516" style:family="text">
      <style:text-properties officeooo:rsid="1a15bf38"/>
    </style:style>
    <style:style style:name="T4517" style:family="text">
      <style:text-properties officeooo:rsid="1a15cf96"/>
    </style:style>
    <style:style style:name="T4518" style:family="text">
      <style:text-properties officeooo:rsid="1a16946a"/>
    </style:style>
    <style:style style:name="T4519" style:family="text">
      <style:text-properties officeooo:rsid="1a1872ac"/>
    </style:style>
    <style:style style:name="T4520" style:family="text">
      <style:text-properties officeooo:rsid="1a1a0214"/>
    </style:style>
    <style:style style:name="T4521" style:family="text">
      <style:text-properties officeooo:rsid="1a1a49a5"/>
    </style:style>
    <style:style style:name="T4522" style:family="text">
      <style:text-properties officeooo:rsid="1a1ba4f3"/>
    </style:style>
    <style:style style:name="T4523" style:family="text">
      <style:text-properties officeooo:rsid="1a1cc583"/>
    </style:style>
    <style:style style:name="T4524" style:family="text">
      <style:text-properties officeooo:rsid="1a1fe431"/>
    </style:style>
    <style:style style:name="T4525" style:family="text">
      <style:text-properties officeooo:rsid="1a20fa7c"/>
    </style:style>
    <style:style style:name="T4526" style:family="text">
      <style:text-properties officeooo:rsid="1a21b64e"/>
    </style:style>
    <style:style style:name="T4527" style:family="text">
      <style:text-properties officeooo:rsid="1a229670"/>
    </style:style>
    <style:style style:name="T4528" style:family="text">
      <style:text-properties officeooo:rsid="1a2429c4"/>
    </style:style>
    <style:style style:name="T4529" style:family="text">
      <style:text-properties officeooo:rsid="1a25c0cb"/>
    </style:style>
    <style:style style:name="T4530" style:family="text">
      <style:text-properties officeooo:rsid="1a270371"/>
    </style:style>
    <style:style style:name="T4531" style:family="text">
      <style:text-properties officeooo:rsid="1a285391"/>
    </style:style>
    <style:style style:name="T4532" style:family="text">
      <style:text-properties officeooo:rsid="1a294082"/>
    </style:style>
    <style:style style:name="T4533" style:family="text">
      <style:text-properties officeooo:rsid="1a29ea82"/>
    </style:style>
    <style:style style:name="T4534" style:family="text">
      <style:text-properties officeooo:rsid="1a2ba2b2"/>
    </style:style>
    <style:style style:name="T4535" style:family="text">
      <style:text-properties officeooo:rsid="1a2ca5a6"/>
    </style:style>
    <style:style style:name="T4536" style:family="text">
      <style:text-properties officeooo:rsid="1a2d1b00"/>
    </style:style>
    <style:style style:name="T4537" style:family="text">
      <style:text-properties officeooo:rsid="1a2ed471"/>
    </style:style>
    <style:style style:name="T4538" style:family="text">
      <style:text-properties officeooo:rsid="1a303ae6"/>
    </style:style>
    <style:style style:name="T4539" style:family="text">
      <style:text-properties officeooo:rsid="1a3135f0"/>
    </style:style>
    <style:style style:name="T4540" style:family="text">
      <style:text-properties officeooo:rsid="1a3252e3"/>
    </style:style>
    <style:style style:name="T4541" style:family="text">
      <style:text-properties officeooo:rsid="1a332723"/>
    </style:style>
    <style:style style:name="T4542" style:family="text">
      <style:text-properties officeooo:rsid="1a340308"/>
    </style:style>
    <style:style style:name="T4543" style:family="text">
      <style:text-properties officeooo:rsid="1a3474aa"/>
    </style:style>
    <style:style style:name="T4544" style:family="text">
      <style:text-properties officeooo:rsid="1a34842d"/>
    </style:style>
    <style:style style:name="T4545" style:family="text">
      <style:text-properties officeooo:rsid="1a351a9c"/>
    </style:style>
    <style:style style:name="T4546" style:family="text">
      <style:text-properties officeooo:rsid="1a36b0b3"/>
    </style:style>
    <style:style style:name="T4547" style:family="text">
      <style:text-properties officeooo:rsid="1a36f36e"/>
    </style:style>
    <style:style style:name="T4548" style:family="text">
      <style:text-properties officeooo:rsid="1a3a24c5"/>
    </style:style>
    <style:style style:name="T4549" style:family="text">
      <style:text-properties officeooo:rsid="1a3adc22"/>
    </style:style>
    <style:style style:name="T4550" style:family="text">
      <style:text-properties officeooo:rsid="1a3c1257"/>
    </style:style>
    <style:style style:name="T4551" style:family="text">
      <style:text-properties officeooo:rsid="1a3d9f04"/>
    </style:style>
    <style:style style:name="T4552" style:family="text">
      <style:text-properties officeooo:rsid="1a3f6a14"/>
    </style:style>
    <style:style style:name="T4553" style:family="text">
      <style:text-properties officeooo:rsid="1a404e3a"/>
    </style:style>
    <style:style style:name="T4554" style:family="text">
      <style:text-properties officeooo:rsid="1a411e8e"/>
    </style:style>
    <style:style style:name="T4555" style:family="text">
      <style:text-properties officeooo:rsid="1a423a17"/>
    </style:style>
    <style:style style:name="T4556" style:family="text">
      <style:text-properties officeooo:rsid="1a45b5b1"/>
    </style:style>
    <style:style style:name="T4557" style:family="text">
      <style:text-properties officeooo:rsid="1a4777a6"/>
    </style:style>
    <style:style style:name="T4558" style:family="text">
      <style:text-properties officeooo:rsid="1a49ded8"/>
    </style:style>
    <style:style style:name="T4559" style:family="text">
      <style:text-properties officeooo:rsid="1a4a78f8"/>
    </style:style>
    <style:style style:name="T4560" style:family="text">
      <style:text-properties officeooo:rsid="1a4c2e23"/>
    </style:style>
    <style:style style:name="T4561" style:family="text">
      <style:text-properties officeooo:rsid="1a4c7f9d"/>
    </style:style>
    <style:style style:name="T4562" style:family="text">
      <style:text-properties officeooo:rsid="1a4e3dc1"/>
    </style:style>
    <style:style style:name="T4563" style:family="text">
      <style:text-properties officeooo:rsid="1a4ed876"/>
    </style:style>
    <style:style style:name="T4564" style:family="text">
      <style:text-properties officeooo:rsid="1a4f9354"/>
    </style:style>
    <style:style style:name="T4565" style:family="text">
      <style:text-properties officeooo:rsid="1a503dcc"/>
    </style:style>
    <style:style style:name="T4566" style:family="text">
      <style:text-properties officeooo:rsid="1a51019d"/>
    </style:style>
    <style:style style:name="T4567" style:family="text">
      <style:text-properties officeooo:rsid="1a528edc"/>
    </style:style>
    <style:style style:name="T4568" style:family="text">
      <style:text-properties officeooo:rsid="1a52950a"/>
    </style:style>
    <style:style style:name="T4569" style:family="text">
      <style:text-properties officeooo:rsid="1a52da8a"/>
    </style:style>
    <style:style style:name="T4570" style:family="text">
      <style:text-properties officeooo:rsid="1a543054"/>
    </style:style>
    <style:style style:name="T4571" style:family="text">
      <style:text-properties officeooo:rsid="1a543871"/>
    </style:style>
    <style:style style:name="T4572" style:family="text">
      <style:text-properties officeooo:rsid="1a558fde"/>
    </style:style>
    <style:style style:name="T4573" style:family="text">
      <style:text-properties officeooo:rsid="1a56f222"/>
    </style:style>
    <style:style style:name="T4574" style:family="text">
      <style:text-properties officeooo:rsid="1a581499"/>
    </style:style>
    <style:style style:name="T4575" style:family="text">
      <style:text-properties officeooo:rsid="1a590fc0"/>
    </style:style>
    <style:style style:name="T4576" style:family="text">
      <style:text-properties officeooo:rsid="1a591e27"/>
    </style:style>
    <style:style style:name="T4577" style:family="text">
      <style:text-properties officeooo:rsid="1a5abaab"/>
    </style:style>
    <style:style style:name="T4578" style:family="text">
      <style:text-properties officeooo:rsid="1a5b719a"/>
    </style:style>
    <style:style style:name="T4579" style:family="text">
      <style:text-properties officeooo:rsid="1a5cc7eb"/>
    </style:style>
    <style:style style:name="T4580" style:family="text">
      <style:text-properties officeooo:rsid="1a5e811d"/>
    </style:style>
    <style:style style:name="T4581" style:family="text">
      <style:text-properties officeooo:rsid="1a5fcbf3"/>
    </style:style>
    <style:style style:name="T4582" style:family="text">
      <style:text-properties officeooo:rsid="1a5fe36d"/>
    </style:style>
    <style:style style:name="T4583" style:family="text">
      <style:text-properties officeooo:rsid="1a61d3f4"/>
    </style:style>
    <style:style style:name="T4584" style:family="text">
      <style:text-properties officeooo:rsid="1a62eb27"/>
    </style:style>
    <style:style style:name="T4585" style:family="text">
      <style:text-properties officeooo:rsid="1a66caf9"/>
    </style:style>
    <style:style style:name="T4586" style:family="text">
      <style:text-properties officeooo:rsid="1a6709cf"/>
    </style:style>
    <style:style style:name="T4587" style:family="text">
      <style:text-properties officeooo:rsid="1a67aad2"/>
    </style:style>
    <style:style style:name="T4588" style:family="text">
      <style:text-properties officeooo:rsid="1a691bd6"/>
    </style:style>
    <style:style style:name="T4589" style:family="text">
      <style:text-properties officeooo:rsid="1a6aab86"/>
    </style:style>
    <style:style style:name="T4590" style:family="text">
      <style:text-properties officeooo:rsid="1a6e9d86"/>
    </style:style>
    <style:style style:name="T4591" style:family="text">
      <style:text-properties officeooo:rsid="1a6eee29"/>
    </style:style>
    <style:style style:name="T4592" style:family="text">
      <style:text-properties officeooo:rsid="1a70ab1c"/>
    </style:style>
    <style:style style:name="T4593" style:family="text">
      <style:text-properties officeooo:rsid="1a722e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освящается Этельстану.</text:p>
      <text:p text:style-name="P1"/>
      <text:p text:style-name="P1">РАЗУМ — БОРЕЦ</text:p>
      <text:p text:style-name="P1"/>
      <text:p text:style-name="P2">(<text:span text:style-name="T538">Э</text:span><text:span text:style-name="T459">ТО</text:span><text:span text:style-name="T537">Т</text:span><text:span text:style-name="T457"> ГОД </text:span><text:span text:style-name="T459">МОГ БЫ </text:span><text:span text:style-name="T536">СТАТЬ ГОДОМ</text:span><text:span text:style-name="T457"> </text:span><text:span text:style-name="T460">НОВ</text:span><text:span text:style-name="T536">ОГО</text:span><text:span text:style-name="T460"> </text:span><text:span text:style-name="T457">БОЛЬШО</text:span><text:span text:style-name="T536">ГО</text:span><text:span text:style-name="T457"> ВЗРЫВ</text:span><text:span text:style-name="T536">А</text:span>)</text:p>
      <text:p text:style-name="P2"/>
      <text:p text:style-name="P3">В прошлом, словосочетание «Большой взрыв» использовалось как название теории <text:span text:style-name="T441">о </text:span><text:span text:style-name="T440">зарождени</text:span><text:span text:style-name="T441">и</text:span> Вселенной <text:s/><text:span text:style-name="T442">а также</text:span><text:span text:style-name="T1">, </text:span><text:span text:style-name="T442">что вполне логично</text:span><text:span text:style-name="T1">,</text:span> <text:span text:style-name="T1">и </text:span>нашей планеты - Земли. <text:span text:style-name="T439">Имея это в виду, мы не станем возражать и против </text:span><text:span text:style-name="T458">его </text:span><text:span text:style-name="T439">использования в противоположном смысле, говоря о </text:span><text:span text:style-name="T2177">её </text:span><text:span text:style-name="T439">разрушении.</text:span></text:p>
      <text:p text:style-name="P2"/>
      <text:p text:style-name="P4">О парапсихологии мало кому известно в подробностях и <text:span text:style-name="T443">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38">они </text:span>не понима<text:span text:style-name="T438">ю</text:span>т <text:span text:style-name="T3">или не хо</text:span><text:span text:style-name="T438">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44">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37">все эти люди</text:span><text:span text:style-name="T7">. «Если сон сбылся, </text:span><text:span text:style-name="T8">то это ровным счётом ничего не </text:span><text:span text:style-name="T445">значит</text:span><text:span text:style-name="T8"> - всего лишь совпад</text:span><text:span text:style-name="T9">ение, воля случая</text:span><text:span text:style-name="T7">».</text:span></text:p>
      <text:p text:style-name="P4"/>
      <text:p text:style-name="P5">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5"/>
      <text:p text:style-name="P6"><text:span text:style-name="T446">В с</text:span>ледующи<text:span text:style-name="T446">х</text:span> <text:span text:style-name="T446">строках</text:span> рассматривает<text:span text:style-name="T447">с</text:span><text:span text:style-name="T446">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6"/>
      <text:p text:style-name="P7">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7">1) Дверь ко <text:span text:style-name="T3379">з</text:span>лу, то есть полное разрушение Мира и неизбежная смерть <text:span text:style-name="T65">всего живого</text:span>.</text:p>
      <text:p text:style-name="P7">2) Дверь к добру, то есть всеобщее процветание и жизнь.</text:p>
      <text:p text:style-name="P7">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7"/>
      <text:p text:style-name="P8">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9">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48">ого</text:span><text:span text:style-name="T15"> сомнени</text:span><text:span text:style-name="T448">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9"/>
      <text:p text:style-name="P10">ПЕРВАЯ ГЛАВА</text:p>
      <text:p text:style-name="P10"/>
      <text:p text:style-name="P10">СТРАННЫЕ ИДЕИ</text:p>
      <text:p text:style-name="P10"/>
      <text:p text:style-name="P10">«<text:span text:style-name="T17">РОБИН, ТЫ </text:span><text:span text:style-name="T3444">CЛИШКОМ СКОВАН И ТЕБЕ НУЖНО РАССЛАБИТЬСЯ.</text:span><text:span text:style-name="T17"> НЕ ТОРОПИСЬ. ТЫ ТОЧНО ЗНАЕШЬ, ЧТО </text:span><text:span text:style-name="T3445">нужно</text:span><text:span text:style-name="T17"> </text:span><text:span text:style-name="T3447">с</text:span><text:span text:style-name="T17">делать? <text:s/></text:span><text:span text:style-name="T2182">П</text:span><text:span text:style-name="T18">омни, если </text:span><text:span text:style-name="T3444">в</text:span><text:span text:style-name="T18"> этот раз у тебя ничего не </text:span><text:soft-page-break/><text:span text:style-name="T18">получится, то в конечном </text:span><text:span text:style-name="T3430">счёте</text:span><text:span text:style-name="T18"> это не имеет </text:span><text:span text:style-name="T3431">большого </text:span><text:span text:style-name="T18">значения. Профессор Шо</text:span><text:span text:style-name="T3432">уэ</text:span><text:span text:style-name="T18">н из Страсбургского университета </text:span><text:span text:style-name="T3431">уже пред</text:span><text:span text:style-name="T3444">о</text:span><text:span text:style-name="T3431">ставил</text:span><text:span text:style-name="T18"> </text:span><text:span text:style-name="T3977">теоретическое обоснование достижимости результатов</text:span>».</text:p>
      <text:p text:style-name="P11">Профессор Фергер, как <text:span text:style-name="T4243">обычно</text:span>, <text:span text:style-name="T4242">таким образом </text:span><text:span text:style-name="T20">поддерживал </text:span>студентов <text:span text:style-name="T19">перед началом эксперимент</text:span><text:span text:style-name="T4242">а</text:span>.</text:p>
      <text:p text:style-name="P11"/>
      <text:p text:style-name="P11">"From harmony, from heavenly harmony,</text:p>
      <text:p text:style-name="P11">The universal frame began:</text:p>
      <text:p text:style-name="P11">When Nature underneath a heap</text:p>
      <text:p text:style-name="P11">Of jarring atoms lay,</text:p>
      <text:p text:style-name="P11">And could not heave her weary head,</text:p>
      <text:p text:style-name="P11">The tuneful voice we heard from high:</text:p>
      <text:p text:style-name="P11">Arise ye more than dead."</text:p>
      <text:p text:style-name="P11"/>
      <text:p text:style-name="P12">Робин повторял эти слова снова и снова. Затем, <text:span text:style-name="T3956">сконцентрировав</text:span> <text:span text:style-name="T3957">всё </text:span>внимание на пламени свечи, он начал <text:span text:style-name="T1340">рас</text:span>слаблять своё, <text:span text:style-name="T3955">ставшее</text:span> <text:span text:style-name="T3955">невероятно </text:span>чувствительн<text:span text:style-name="T3955">ым,</text:span> тело. <text:span text:style-name="T21">Вскоре оно отяжелело, будто бы налившись свинцом, и Робин стал очень медленно закрывать глаза.</text:span></text:p>
      <text:p text:style-name="P13"><text:span text:style-name="T3263">Сейчас</text:span> он был полностью расслаблен и начал вдыхать, считая до трёх. <text:span text:style-name="T22">Затем он задержал дыхание, считая </text:span><text:span text:style-name="T23">в уме</text:span><text:span text:style-name="T22"> до двенадцати. Досчитав, выдохнул.</text:span></text:p>
      <text:p text:style-name="P14">Эту дыхате<text:span text:style-name="T174">л</text:span>ьную процедуру он повторил трижды.</text:p>
      <text:p text:style-name="P15">Перед тем, как войти в состояние транса, Робин пробормотал:</text:p>
      <text:p text:style-name="P15">«Я готов...»</text:p>
      <text:p text:style-name="P15"/>
      <text:p text:style-name="P16">С этого момента наступила полная тишина. Профессор вместе со студентами наблюдали за Робином через одностороннее зеркало.</text:p>
      <text:p text:style-name="P14"/>
      <text:p text:style-name="P17">Робин безжизненно сидел на грубо <text:span text:style-name="T4158">сколоченном</text:span> деревянном стуле лицом к грязно-белой стене.</text:p>
      <text:p text:style-name="P17">Он был один в маленькой, тускло освещённой комнате.</text:p>
      <text:p text:style-name="P17">Первые несколько минут он сосредотачивал свои мысли на ускорении <text:span text:style-name="T24">радиоактивного распада изотопа урана.</text:span></text:p>
      <text:p text:style-name="P18">Затем он начал концентрироваться на его замедлении.</text:p>
      <text:p text:style-name="P18">Наконец, на третьей минуте, он полностью <text:span text:style-name="T3382">подавил</text:span> все свои мысли.</text:p>
      <text:p text:style-name="P19">Один раз в минуту автоматически <text:span text:style-name="T3382">вык</text:span>лючался счётчик Гейгера, с помощью <text:span text:style-name="T3382">которого </text:span>измерялась и регистрировалась скорость распада <text:span text:style-name="T3381">химического</text:span><text:span text:style-name="T3380"> элемента</text:span>.</text:p>
      <text:p text:style-name="P19"/>
      <text:p text:style-name="P20">Робин вышел из транса <text:span text:style-name="T3254">и приступил</text:span> <text:span text:style-name="T3254">к снятию навалившейся на него тяже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3253">и</text:span><text:span text:style-name="T26">, наконец, повторил дыхательную процедуру.</text:span></text:p>
      <text:p text:style-name="P21"><text:span text:style-name="T28">Он</text:span> сидел молча, его лицо было бледным <text:span text:style-name="T3264">и отрешённым</text:span>.</text:p>
      <text:p text:style-name="P22">Когда были проверены результаты, никто из присутствующих не мог поверить своим глазам.</text:p>
      <text:p text:style-name="P22"/>
      <text:p text:style-name="P22">«Он это сделал!»</text:p>
      <text:p text:style-name="P22"/>
      <text:p text:style-name="P23">Робину удалось управлять радиоактивным распадом изотопа урана, используя свои <text:span text:style-name="T3252">паранормальные</text:span> способности.</text:p>
      <text:p text:style-name="P24">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4"/>
      <text:p text:style-name="P25">Он посмотрел на неё, улыбнулся и прошептал: «Спасибо».</text:p>
      <text:p text:style-name="P26"><text:soft-page-break/>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7">Четыре года он прожил в детском доме.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8"><text:span text:style-name="T60">Вот у</text:span>же два года <text:span text:style-name="T33">с </text:span>Робином обр<text:span text:style-name="T477">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266">поистине </text:span><text:span text:style-name="T3265">безграничны</text:span><text:span text:style-name="T32">.</text:span></text:p>
      <text:p text:style-name="P28"/>
      <text:p text:style-name="P29">Студенты старших курсов и сам профессор были поражены.</text:p>
      <text:p text:style-name="P30">Вперёд вышел Г<text:span text:style-name="T41">а</text:span>рри.</text:p>
      <text:p text:style-name="P30">«<text:span text:style-name="T34">Хочешь куда-нибудь пойти, </text:span><text:span text:style-name="T478">развлечься</text:span><text:span text:style-name="T34">?</text:span>»</text:p>
      <text:p text:style-name="P30">«<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1">Его большие зелёные глаза безразлично смотрели снизу вверх, лицо <text:span text:style-name="T289">не </text:span>выдавало <text:span text:style-name="T289">никаких</text:span><text:span text:style-name="T37"> признак</text:span><text:span text:style-name="T289">ов</text:span> эмо<text:span text:style-name="T37">ций</text:span>. <text:span text:style-name="T38">Цвет лица был белым, сравнимым с цветом мраморных статуй.</text:span></text:p>
      <text:p text:style-name="P31">«<text:span text:style-name="T39">Конечно, я всё понимаю. </text:span><text:span text:style-name="T40">Поезжай домой и </text:span><text:span text:style-name="T290">как следует </text:span><text:span text:style-name="T48">отдохни</text:span><text:span text:style-name="T40">. </text:span><text:span text:style-name="T39">Мэтью </text:span><text:span text:style-name="T3267">отвезёт тебя</text:span>».</text:p>
      <text:p text:style-name="P30"/>
      <text:p text:style-name="P32">Пока они ехали в машине, Робин спросил: </text:p>
      <text:p text:style-name="P32">«Что будешь делать после обеда?»</text:p>
      <text:p text:style-name="P32">«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3">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3255">ему</text:span> рукой на прощание.</text:p>
      <text:p text:style-name="P33"/>
      <text:p text:style-name="P34">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448">и</text:span><text:span text:style-name="T46"> </text:span><text:span text:style-name="T3448">с</text:span><text:span text:style-name="T47">ейчас он </text:span><text:span text:style-name="T2282">частенько</text:span><text:span text:style-name="T47"> скуча</text:span><text:span text:style-name="T2282">л</text:span><text:span text:style-name="T47"> от тех заданий, которые ему приходилось выполнять.</text:span></text:p>
      <text:p text:style-name="P35"><text:span text:style-name="T61">К</text:span>азалось, что всё внимание уделялось одному лишь Робину. Большинство тестов и необычных экспериментов устраивал<text:span text:style-name="T117">о</text:span>сь для Робина. Всё, о чём говорил профессор Фергер, было о Робине: «Робин сделал это. Робин сделал то. Разве это не чудо? Вы <text:span text:style-name="T3446">когда-нибудь </text:span>видели <text:span text:style-name="T3446">нечто</text:span> подобное?»</text:p>
      <text:p text:style-name="P36">Но это было правдой — ни один человек, живший в этом столетии, не обладал таким<text:span text:style-name="T118">и</text:span> талантами, как у Робина.</text:p>
      <text:p text:style-name="P36"/>
      <text:p text:style-name="P37">Мэтью был <text:span text:style-name="T3389">длинным</text:span> и худощавым. <text:span text:style-name="T49">На его лице резко выделялись скулы, а холодные голубые глаза были глубоко посажены в глазницах. </text:span><text:span text:style-name="T3388">К</text:span><text:span text:style-name="T50">ороткие прямые волосы каштанового цвета, небрежно откинутые назад, о</text:span><text:span text:style-name="T51">бнаж</text:span><text:span text:style-name="T3388">али</text:span><text:span text:style-name="T50"> </text:span><text:span text:style-name="T3388">высокий, открытый</text:span><text:span text:style-name="T50"> лоб.</text:span></text:p>
      <text:p text:style-name="P38"><text:span text:style-name="T52">П</text:span>ока он вёл машину, <text:s/>его обида на Робина постепенно угасала.</text:p>
      <text:p text:style-name="P38"/>
      <text:p text:style-name="P39">Наконец, Мэтью вернулся в лабораторию, где обнаружил профессора, проверяющего и перепроверяющего показания счётчика Гейгера.</text:p>
      <text:p text:style-name="P576">Профессор Фергер был пожилым мужчиной при<text:span text:style-name="T3392">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393">заметно</text:span><text:span text:style-name="T54"> поредела, но большая часть побелевшей копны волос всё ещё </text:span><text:span text:style-name="T3393">находилась</text:span><text:span text:style-name="T54"> на своём месте, </text:span><text:span text:style-name="T3391">а из-под металлической оправы круглых очков торчали</text:span><text:span text:style-name="T54"> </text:span><text:span text:style-name="T3391">г</text:span><text:span text:style-name="T55">устые, </text:span><text:span text:style-name="T3391">кустистые</text:span><text:span text:style-name="T55"> брови. </text:span><text:span text:style-name="T3390">Своей внешностью он напоминал типичного «Безумного профессора» из </text:span><text:span text:style-name="T3383">чёрно-белых</text:span><text:span text:style-name="T3390"> </text:span><text:span text:style-name="T3384">ужастиков</text:span><text:span text:style-name="T3390"> тридцатых годов.</text:span></text:p>
      <text:p text:style-name="P40">Он <text:span text:style-name="T4159">что-то пробормотал</text:span>, затем вздохнул, заикнулся и снова пробормотал, но уже более членораздельно:</text:p>
      <text:p text:style-name="P40"><text:soft-page-break/>«Невероятно, невероят… Никогда не думал, что проживу достаточно долго, чтобы увидеть такое...»</text:p>
      <text:p text:style-name="P41">Он сделал паузу, и затем продолжил:</text:p>
      <text:p text:style-name="P41">«Невероя...»</text:p>
      <text:p text:style-name="P41">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4">Но что дальше? <text:span text:style-name="T59">Как </text:span><text:span text:style-name="T3385">полученные в ходе эксперимента</text:span><text:span text:style-name="T59"> данные могли бы помочь ему? Каким образом он мог бы контролировать распад радиоактивных изотопов не прибегая к </text:span><text:span text:style-name="T3256">уникальным</text:span><text:span text:style-name="T59"> способностям Робина?</text:span></text:p>
      <text:p text:style-name="P575">Пытаясь контролировать распад, профессор проводил физические и химические опыты. <text:span text:style-name="T3386">Его главная цель состояла в том, чтобы в конечном </text:span><text:span text:style-name="T3394">счёте</text:span><text:span text:style-name="T3386"> спасти Человечество от ядерного самоуничтожения, поскольку Третья мировая война </text:span><text:span text:style-name="T3449">многим </text:span><text:span text:style-name="T3386">казалась неизбежной.</text:span></text:p>
      <text:p text:style-name="P42"/>
      <text:p text:style-name="P42">«<text:span text:style-name="T62">Нет, 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2">«<text:span text:style-name="T64">Увидимся завтра. Присмотри за Робином, теперь он самый ценный человек на Земле. Крайне важно, чтобы то, что произошло </text:span><text:span text:style-name="T3387">сегодня</text:span><text:span text:style-name="T64">, держалось в строжайшем секрете!</text:span>»</text:p>
      <text:p text:style-name="P43">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3"/>
      <text:p text:style-name="P43">«<text:span text:style-name="T68">Ну, и что мы теперь будем делать?</text:span>» - <text:span text:style-name="T69">спросил Гарри.</text:span></text:p>
      <text:p text:style-name="P44">Он посмотрел на Элисон, для которой <text:span text:style-name="T70">на самом деле </text:span>и предназначался <text:span text:style-name="T74">вопрос</text:span>.</text:p>
      <text:p text:style-name="P45">Гарри всегда испытывал нежные чувства к Элисон.</text:p>
      <text:p text:style-name="P46">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294">поперёк небосвода</text:span><text:span text:style-name="T72"> </text:span><text:span text:style-name="T3258">словно</text:span><text:span text:style-name="T72"> золотые ленты, </text:span><text:span text:style-name="T3395">тянущие</text:span><text:span text:style-name="T72"> </text:span><text:span text:style-name="T3259">за собой </text:span><text:span text:style-name="T72">колесницу, на которой </text:span><text:span text:style-name="T3257">разъезжают</text:span><text:span text:style-name="T72"> </text:span><text:span text:style-name="T73">б</text:span><text:span text:style-name="T72">оги.</text:span></text:p>
      <text:p text:style-name="P47">Покраснев, она застенчиво стояла перед ними и смотрела себе под ноги. Пожав им руки, прошептала:</text:p>
      <text:p text:style-name="P47">«Здравствуйте, я Элисон Уитли».</text:p>
      <text:p text:style-name="P47"/>
      <text:p text:style-name="P48">Она выглядела такой невинной, <text:span text:style-name="T3396">как </text:span>будто <text:span text:style-name="T3396">сама </text:span>была одним <text:span text:style-name="T3260">из тех </text:span>ангел<text:span text:style-name="T3260">ьских созданий</text:span>, что <text:span text:style-name="T76">вечно </text:span>тянут <text:span text:style-name="T81">за собой </text:span>колесницу-<text:span text:style-name="T3258">с</text:span>олнце.</text:p>
      <text:p text:style-name="P49">С <text:span text:style-name="T3397">э</text:span>того самого дня она нравилась ему. Он <text:span text:style-name="T75">старался </text:span>дела<text:span text:style-name="T75">ть</text:span> вид, что его чувства к ней были не более, чем братскими, однако в глубине <text:span text:style-name="T75">его сердца </text:span><text:span text:style-name="T3398">расцве</text:span><text:span text:style-name="T3450">ла</text:span><text:span text:style-name="T3261"> совсем другая любовь</text:span><text:span text:style-name="T75">.</text:span></text:p>
      <text:p text:style-name="P49"/>
      <text:p text:style-name="P50">Хотя Элисон и <text:span text:style-name="T3399">исполнился</text:span> двадцать один год, <text:span text:style-name="T77">но фактически она была </text:span><text:span text:style-name="T3400">словно</text:span><text:span text:style-name="T77"> ребёнок — </text:span><text:span text:style-name="T78">слишком ранимой и уязвимой для окружавшего её </text:span><text:span text:style-name="T1398">б</text:span><text:span text:style-name="T78">ольшого </text:span><text:span text:style-name="T1398">м</text:span><text:span text:style-name="T78">ира. </text:span><text:span text:style-name="T79">Она слишком легко доверяла людям </text:span><text:span text:style-name="T3262">и</text:span><text:span text:style-name="T79"> нуждалась в их заботе </text:span><text:span text:style-name="T80">и ласке</text:span><text:span text:style-name="T79">.</text:span></text:p>
      <text:p text:style-name="P51">До <text:span text:style-name="T3401">сих</text:span> пор у неё не было никаких отношений с противоположным полом, и это <text:span text:style-name="T3401">её </text:span><text:span text:style-name="T3262">немного </text:span><text:s/>беспокоило. <text:span text:style-name="T82">Детские психиатры уверили монахинь монастыря, что Элисон больше не подвержена </text:span><text:span text:style-name="T3401">паническому </text:span><text:span text:style-name="T82">страху. Но в глубине души она </text:span><text:span text:style-name="T83">боялась</text:span><text:span text:style-name="T82"> точно так же, как и тогда, шестнадцать лет назад.</text:span></text:p>
      <text:p text:style-name="P51"/>
      <text:p text:style-name="P52">… той <text:span text:style-name="T3268">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2"/>
      <text:p text:style-name="P97">Раскаты грома гулко отдавались в её голове — глухие, болезненные.</text:p>
      <text:p text:style-name="P53">Периодически то тут, то там вспыхивали молнии, освещая серое, местами чернильное пасмурное небо.</text:p>
      <text:p text:style-name="P54"><text:soft-page-break/>Она била его! Её сердце бешено колотилось, когда она умоляла его оставить маму в покое. Но он не хотел. Он <text:span text:style-name="T984">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402">Элисон </text:span><text:span text:style-name="T88">своего отца после </text:span><text:span text:style-name="T3403">той </text:span><text:span text:style-name="T3402">прокля</text:span><text:span text:style-name="T88">той ночи. </text:span><text:span text:style-name="T89">У него был дурной характер, а под </text:span><text:span text:style-name="T3403">воз</text:span><text:span text:style-name="T89">действием </text:span><text:span text:style-name="T93">алкоголя</text:span><text:span text:style-name="T89"> отец и вовсе становился жестоким. </text:span><text:span text:style-name="T3403">В</text:span><text:span text:style-name="T3269">ечер</text:span><text:span text:style-name="T3403">ом</text:span><text:span text:style-name="T90"> он выпил гораздо больше обычного, проиграв </text:span><text:span text:style-name="T985">все наличные</text:span><text:span text:style-name="T90"> деньги в казино «Силуэт». </text:span><text:span text:style-name="T91">И во всём он обвинил </text:span><text:span text:style-name="T986">свою </text:span><text:span text:style-name="T91">жену.</text:span></text:p>
      <text:p text:style-name="P56">Она была необычайно красивой и хрупкой женщиной.</text:p>
      <text:p text:style-name="P57"><text:span text:style-name="T3270">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80">та</text:span> покончила с собой.</text:p>
      <text:p text:style-name="P59">Элисон запомнила, как сидела рядом с <text:span text:style-name="T3272">её безжизненным, </text:span><text:span text:style-name="T3404">покрытым синяками и ссадинами</text:span> телом, и как <text:span text:style-name="T3273">затем</text:span> побежала к дому сосед<text:span text:style-name="T3271">ки</text:span>. <text:span text:style-name="T92">Слёзы текли по её щекам, когда она дёргала </text:span><text:span text:style-name="T3318">эту женщину</text:span><text:span text:style-name="T92"> за платье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407">устроили</text:span> в <text:span text:style-name="T3319">женский </text:span>монастырь, в котором она <text:span text:style-name="T3406">жила и </text:span><text:span text:style-name="T3405">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451">экстрасенсорными и </text:span><text:span text:style-name="T3407">психокинетическими </text:span>способностями.</text:p>
      <text:p text:style-name="P62"/>
      <text:p text:style-name="P63">Когда они дошли до скамейки, располагавшейся на территории университета, Элисон села на неё <text:span text:style-name="T95">лицом к</text:span> Гарри, а Мэтью остался стоять, опершись одной ногой на скамью. <text:span text:style-name="T94">Он выбил пригоревший табак из кал</text:span><text:span text:style-name="T3408">е</text:span><text:span text:style-name="T94">баса, </text:span><text:span text:style-name="T3408">сво</text:span><text:span text:style-name="T3274">его </text:span><text:span text:style-name="T94">главного сокровища, — </text:span><text:span text:style-name="T3408">курительной</text:span><text:span text:style-name="T94"> трубки </text:span><text:span text:style-name="T3275">сыщика</text:span><text:span text:style-name="T94"> Холмса, </text:span><text:span text:style-name="T96">снова наполнил его, и </text:span><text:span text:style-name="T3409">стал</text:span><text:span text:style-name="T96"> </text:span><text:span text:style-name="T3275">раскуривать</text:span><text:span text:style-name="T96">.</text:span></text:p>
      <text:p text:style-name="P63"/>
      <text:p text:style-name="P63">«<text:span text:style-name="T98">Вчера я</text:span><text:span text:style-name="T97"> на</text:span><text:span text:style-name="T3410">шла</text:span><text:span text:style-name="T97"> интересную статью...</text:span>» - <text:span text:style-name="T99">начала</text:span><text:span text:style-name="T97"> Элисон, и затем продолжила:</text:span></text:p>
      <text:p text:style-name="P63">«<text:span text:style-name="T100">В ней автор пытается выяснить, является ли существование волков-оборотней всего лишь мифом </text:span><text:span text:style-name="T1504">времён Средневековья</text:span><text:span text:style-name="T100">, передаваемым из поколения в поколение как </text:span><text:span text:style-name="T3411">один из </text:span><text:span text:style-name="T101">элемент</text:span><text:span text:style-name="T3411">ов</text:span><text:span text:style-name="T101"> </text:span><text:span text:style-name="T100">фольклор</text:span><text:span text:style-name="T101">а</text:span>».</text:p>
      <text:p text:style-name="P63"/>
      <text:p text:style-name="P63">«<text:span text:style-name="T102">С чего это вдруг такой интерес к оборотням?</text:span>» - <text:span text:style-name="T103">спросил Гарри, и его глаза заблестели от любопытства. </text:span><text:span text:style-name="T104">Мэтью, </text:span><text:span text:style-name="T105">не двигаясь,</text:span><text:span text:style-name="T104"> стоял рядом. Наклонившись вперёд и подперев локт</text:span><text:span text:style-name="T105">е</text:span><text:span text:style-name="T104">м колено, он курил свою трубку, глубоко задумавшись.</text:span></text:p>
      <text:p text:style-name="P63">«<text:span text:style-name="T106">Считается, что оборотни были тесно связаны с людьми с особой формой психического </text:span><text:span text:style-name="T3276">расстройства</text:span><text:span text:style-name="T106">, </text:span><text:span text:style-name="T3276">именуемого</text:span><text:span text:style-name="T106"> ликантропией. </text:span><text:span text:style-name="T107">Человек, подвергшийся нападению волка, начинал </text:span><text:span text:style-name="T108">сам</text:span><text:span text:style-name="T107"> </text:span><text:span text:style-name="T109">себя </text:span><text:span text:style-name="T107">считать волком</text:span>».</text:p>
      <text:p text:style-name="P63">«<text:span text:style-name="T1199">У</text:span><text:span text:style-name="T110">-</text:span><text:span text:style-name="T1199">у</text:span><text:span text:style-name="T110">-</text:span><text:span text:style-name="T1199">у</text:span><text:span text:style-name="T110">-у! И что с того? Мы и раньше знали </text:span><text:span text:style-name="T3277">об этом</text:span>» - <text:span text:style-name="T3451">подвывая, </text:span><text:span text:style-name="T110">ответил </text:span><text:span text:style-name="T2687">ей </text:span><text:span text:style-name="T110">Гарри, </text:span><text:span text:style-name="T3451">стараясь </text:span><text:span text:style-name="T1200">подраж</text:span><text:span text:style-name="T3451">ать</text:span><text:span text:style-name="T1200"> во</text:span><text:span text:style-name="T3466">лку</text:span><text:span text:style-name="T1200"> и </text:span><text:span text:style-name="T1201">широко улыбаясь</text:span><text:span text:style-name="T110">.</text:span></text:p>
      <text:p text:style-name="P63">«<text:span text:style-name="T111">Не смей</text:span><text:span text:style-name="T1265">ся</text:span><text:span text:style-name="T111">, я ещё не закончила. То, что </text:span><text:span text:style-name="T2688">сделал </text:span><text:span text:style-name="T3412">сегодня </text:span><text:span text:style-name="T111">Робин, заставило меня задуматься. Если это правда, что в прошлом люди, находясь в припадке безумия, могли превращаться в оборотней, </text:span><text:span text:style-name="T112">следовательно… О, разве вы не видите, к </text:span><text:span text:style-name="T2343">чему</text:span><text:span text:style-name="T112"> я клоню? </text:span><text:span text:style-name="T113">Что насчёт нас? </text:span><text:span text:style-name="T114">Нам не нужно впадать в безумие, чтобы заставить наш разум делать </text:span><text:span text:style-name="T3279">именно </text:span><text:span text:style-name="T114">то, </text:span><text:span text:style-name="T3280">что</text:span><text:span text:style-name="T114"> мы </text:span><text:span text:style-name="T3278">по</text:span><text:span text:style-name="T114">желаем в любое удобное для нас время</text:span>».</text:p>
      <text:p text:style-name="P64">Гарри и Мэтью непонимающе уставились на неё.</text:p>
      <text:p text:style-name="P64">«Не <text:span text:style-name="T115">улавливаете</text:span>, <text:span text:style-name="T116">да</text:span>?»</text:p>
      <text:p text:style-name="P65">Элисон разволновалась и её дыхание начало немного сбиваться, но она продолжила.</text:p>
      <text:p text:style-name="P65"><text:soft-page-break/>«А что, если и нам попробовать? Представь<text:span text:style-name="T122">т</text:span>е, что каждый из нас может превратиться в любое живо<text:span text:style-name="T646">е существо</text:span> по собственному желанию, не теряя <text:span text:style-name="T120">при этом </text:span>рассудка <text:span text:style-name="T119">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1">осознать</text:span>, <text:span text:style-name="T122">о чём она им говорит</text:span>. Оба находились в состоянии замешательства.</text:p>
      <text:p text:style-name="P68">Она что, серьёзно? <text:span text:style-name="T124">Но р</text:span>азве <text:span text:style-name="T126">это </text:span>возможно? - примерно такие вопросы <text:s/><text:span text:style-name="T123">одолевали </text:span><text:span text:style-name="T125">их </text:span><text:span text:style-name="T123">в данный момент.</text:span></text:p>
      <text:p text:style-name="P68">«<text:span text:style-name="T137">И</text:span><text:span text:style-name="T127"> что вы думаете?</text:span>» - <text:span text:style-name="T127">спросила она, тревожно вглядываясь в их удивлённые лица.</text:span></text:p>
      <text:p text:style-name="P68">«Да…<text:span text:style-name="T128">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9">Это фантастическая идея, Элисон, и мы обязательно должны проверить её. В любом случае, мне уже на</text:span><text:span text:style-name="T131">скучили</text:span><text:span text:style-name="T129"> наши обычные эксперименты. Итак, чего же мы медлим?</text:span>» - <text:span text:style-name="T130">с воодушевлением </text:span><text:span text:style-name="T139">воскликнул</text:span><text:span text:style-name="T130"> Мэтью. </text:span><text:span text:style-name="T132">Точно так же, как Элисон, он был взволнован и полон реши</text:span><text:span text:style-name="T647">мости</text:span><text:span text:style-name="T132">. </text:span><text:span text:style-name="T134">У</text:span><text:span text:style-name="T133">бра</text:span><text:span text:style-name="T134">в</text:span><text:span text:style-name="T133"> ногу со скамейки, </text:span><text:span text:style-name="T134">он</text:span><text:span text:style-name="T133"> </text:span><text:span text:style-name="T135">распрямился и </text:span><text:span text:style-name="T133">повторил:</text:span></text:p>
      <text:p text:style-name="P71">«<text:span text:style-name="T136">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413">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8">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3">ледует</text:span><text:span text:style-name="T138"> забыть о ней.</text:span>»</text:p>
      <text:p text:style-name="P74">Он сделал небольшую паузу и затем <text:span text:style-name="T140">окончательно </text:span>сдал свои позиции:</text:p>
      <text:p text:style-name="P74">«<text:span text:style-name="T141">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2">и сейчас</text:span><text:span text:style-name="T141">. </text:span><text:span text:style-name="T144">Как уже дважды сказал Мэтью, чего же мы ждём? Вперед! Должно быть, я окончательно свихнулся, раз </text:span><text:span text:style-name="T147">стал участвовать</text:span><text:span text:style-name="T144"> </text:span><text:span text:style-name="T147">в </text:span><text:span text:style-name="T145">эт</text:span><text:span text:style-name="T147">ой</text:span><text:span text:style-name="T145"> безумн</text:span><text:span text:style-name="T147">ой</text:span><text:span text:style-name="T145"> </text:span><text:span text:style-name="T146">зат</text:span><text:span text:style-name="T147">ее</text:span><text:span text:style-name="T144">!</text:span>»</text:p>
      <text:p text:style-name="P75">Вздохнув, Гарри поднялся на ноги, отряхнул куртку и пошёл к красной Сиерре, принадлежавшей Мэтью — <text:span text:style-name="T3414">легковой </text:span>автомобиль был припаркован приблизительно в десяти минутах ходьбы от <text:span text:style-name="T3414">главного </text:span>входа в университет.</text:p>
      <text:p text:style-name="P76">Мэтью и Элисон побежали вслед за Гарри. <text:span text:style-name="T148">Элисон была </text:span><text:span text:style-name="T3415">вне себя от счастья</text:span><text:span text:style-name="T148">.</text:span></text:p>
      <text:p text:style-name="P77">Наконец-то её идея может «выстрелить» и <text:span text:style-name="T149">у неё появится возможность доказать </text:span><text:span text:style-name="T3416">всем</text:span><text:span text:style-name="T149">, что она на что-то способна. </text:span><text:span text:style-name="T150">До сих пор все только баловали её, не </text:span><text:span text:style-name="T151">рассчитывая на</text:span><text:span text:style-name="T150"> каки</text:span><text:span text:style-name="T151">е</text:span><text:span text:style-name="T150">-либо конструктивны</text:span><text:span text:style-name="T151">е</text:span><text:span text:style-name="T150"> или творчески</text:span><text:span text:style-name="T151">е</text:span><text:span text:style-name="T150"> решени</text:span><text:span text:style-name="T151">я с её стороны</text:span><text:span text:style-name="T150">. </text:span><text:span text:style-name="T152">Для окружавших её людей она была </text:span><text:span text:style-name="T3417">приятным в общении</text:span><text:span text:style-name="T152"> человеком, у которого в </text:span><text:span text:style-name="T153">любое время</text:span><text:span text:style-name="T152"> можно получить </text:span><text:span text:style-name="T153">хороший </text:span><text:span text:style-name="T152">дружеский совет, но </text:span><text:span text:style-name="T3419">абсолютно </text:span><text:span text:style-name="T3417">ничего </text:span><text:span text:style-name="T3418">сверх </text:span><text:span text:style-name="T3452">э</text:span><text:span text:style-name="T3418">того</text:span><text:span text:style-name="T152">.</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5">вслух </text:span>свой конспект об оборотнях:</text:p>
      <text:p text:style-name="P79">«<text:span text:style-name="T154">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6">ещё </text:span>кое-ч<text:span text:style-name="T156">то, что может нам пригодиться. </text:span><text:span text:style-name="T159">К примеру</text:span><text:span text:style-name="T157">, если из тела ведьмы уда</text:span><text:span text:style-name="T3453">ё</text:span><text:span text:style-name="T3421">тся</text:span><text:span text:style-name="T157"> добыть хот</text:span><text:span text:style-name="T3453">я бы</text:span><text:span text:style-name="T3420"> </text:span><text:span text:style-name="T157">каплю крови, то она </text:span><text:span text:style-name="T3420">мгновенно</text:span><text:span text:style-name="T158"> </text:span><text:span text:style-name="T577">лиш</text:span><text:span text:style-name="T3453">ае</text:span><text:span text:style-name="T3421">тся</text:span><text:span text:style-name="T577"> </text:span><text:span text:style-name="T578">всех </text:span><text:span text:style-name="T577">своих </text:span><text:span text:style-name="T3421">колдовских </text:span><text:span text:style-name="T577">сил</text:span><text:span text:style-name="T157">.</text:span></text:p>
      <text:p text:style-name="P84"><text:soft-page-break/>Превращённому человеку, или <text:span text:style-name="T3422">же </text:span>оборотню, <text:span text:style-name="T3422">воз</text:span>можно вернуть его прежний <text:span text:style-name="T160">облик </text:span><text:span text:style-name="T3454">точно </text:span>таким <text:span text:style-name="T648">же </text:span>радикальным <text:span text:style-name="T3422">способом</text:span>.</text:p>
      <text:p text:style-name="P85"><text:span text:style-name="T161">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423">начал </text:span>раскури<text:span text:style-name="T3423">вать </text:span>трубку. Он откинул волосы назад и <text:span text:style-name="T3424">сдвинул брови</text:span>, обдумывая представленные им <text:span text:style-name="T173">сведения</text:span>.</text:p>
      <text:p text:style-name="P86"/>
      <text:p text:style-name="P87">Гарри <text:span text:style-name="T3425">внезапно поднялся со своего места</text:span> и воскликнул:</text:p>
      <text:p text:style-name="P87">«<text:span text:style-name="T515">Отлично</text:span>! Пр<text:span text:style-name="T163">евосходно</text:span>! Элисон, ты гений! Если <text:span text:style-name="T162">всё </text:span>получится <text:span text:style-name="T164">так, как задумано</text:span>, то <text:span text:style-name="T162">нас </text:span><text:span text:style-name="T164">уже никто </text:span><text:span text:style-name="T162">не </text:span><text:span text:style-name="T3455">сможет </text:span><text:span text:style-name="T162">остановит</text:span><text:span text:style-name="T3455">ь</text:span>!»</text:p>
      <text:p text:style-name="P88">На раскрасневшемся лице Элисон отражались удовольствие и восторг. Она спросила:</text:p>
      <text:p text:style-name="P88">«<text:span text:style-name="T165">Когда </text:span><text:span text:style-name="T404">начнём</text:span><text:span text:style-name="T165">? Мы </text:span><text:span text:style-name="T404">станем </text:span><text:span text:style-name="T165">изве</text:span><text:span text:style-name="T404">щать</text:span><text:span text:style-name="T165">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6">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7">Нет, я считаю что он ещё слишком молод и неопытен. Ты ведь </text:span><text:span text:style-name="T170">сам </text:span><text:span text:style-name="T167">говорил, что мы не можем полагаться даже на собственные способности</text:span>» - <text:span text:style-name="T167">уверенно </text:span><text:span text:style-name="T168">заявила</text:span><text:span text:style-name="T167"> Элисон.</text:span></text:p>
      <text:p text:style-name="P90">«<text:span text:style-name="T169">Ладно, согласен. Но вообще-то я обещал Робину, что мы заглянем к нему сегодня вечером, ненадолго</text:span>» - <text:span text:style-name="T169">добавил Мэтью.</text:span></text:p>
      <text:p text:style-name="P90">«<text:span text:style-name="T171">Ну и отлично, </text:span><text:span text:style-name="T3426">мы </text:span><text:span text:style-name="T1505">сдержим обещание!</text:span>» - <text:span text:style-name="T172">ответила </text:span><text:span text:style-name="T3427">ему </text:span><text:span text:style-name="T171">Элисон.</text:span></text:p>
      <text:p text:style-name="P91">Прежде чем они собрались уходить, она убрала все свои записки, а Гарри отнёс <text:span text:style-name="T3429">на кухню </text:span><text:span text:style-name="T3428">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2">Ь</text:span>. СВЕТИЛО СОЛНЦЕ. НА НЕБЕ НЕ БЫЛО НИ ЕДИНОГО обла<text:span text:style-name="T2684">ч</text:span>ка. Нарциссы в парке слегка покачивались на ветру, напоминая <text:span text:style-name="T3978">равномерное</text:span> <text:span text:style-name="T3980">движение</text:span><text:span text:style-name="T3978"> </text:span>волн в океане жёлтого цвета. <text:span text:style-name="T175">Их яркие, жёлто-охристые цветки склон</text:span><text:span text:style-name="T3978">и</text:span><text:span text:style-name="T175">лись перед </text:span><text:span text:style-name="T3978">с</text:span><text:span text:style-name="T175">олнцем, </text:span><text:span text:style-name="T579">словно</text:span><text:span text:style-name="T175"> на богослужении. Ветер доносил запах свежескошенной травы.</text:span></text:p>
      <text:p text:style-name="P93"/>
      <text:p text:style-name="P94">Гарри проснулся от пульсирующей голов<text:span text:style-name="T3979">ной боли</text:span>. Накануне, покинув остальных, он случайно встретил в кино своего старого <text:span text:style-name="T3457">друга</text:span>. <text:span text:style-name="T176">До раннего утра они выпивали и веселились, вспоминая студенческие годы. </text:span><text:span text:style-name="T177">На двоих они выпили бутылку вина, бренди и виски, оставшийся с Рождества.</text:span></text:p>
      <text:p text:style-name="P95">Он стоял у окна глубоко вдыхая свежий воздух, <text:span text:style-name="T178">и прикрывал глаза рукой, оберегая их от, </text:span><text:span text:style-name="T179">как ему казалось,</text:span><text:span text:style-name="T178"> </text:span><text:span text:style-name="T3978">чересчур </text:span><text:span text:style-name="T178">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1">Несмотря на на то, что большую часть вечеринки он держался молодцом, падение наступило </text:span><text:span text:style-name="T182">сразу же, как только</text:span><text:span text:style-name="T181"> </text:span><text:span text:style-name="T182">он </text:span><text:span text:style-name="T181">начал смешивать напитки.</text:span></text:p>
      <text:p text:style-name="P98"><text:span text:style-name="T213">Сейчас </text:span>Гарри выглядел настолько же ужасно, насколько он себя чувствовал — небритый, с покрасневшими глазами. Он поймал себя на мысли о том, что щурится, осматривая свою неопрятную комнату.</text:p>
      <text:p text:style-name="P99">Сейчас ему с трудом давались воспоминания о том, что именно происходило после того, как он покинул остальных.</text:p>
      <text:p text:style-name="P100">Мэтью и Робин жили в <text:span text:style-name="T184">разных частях </text:span>одно<text:span text:style-name="T184">го</text:span> дом<text:span text:style-name="T184">а</text:span>, располагавш<text:span text:style-name="T184">егося</text:span> на Девоншир-роуд, в поместье Бедфорд-плейс. Элисон <text:span text:style-name="T183">жила вместе с Гарри</text:span> на Оксфорд-стрит, на другом конце города.</text:p>
      <text:p text:style-name="P100"><text:soft-page-break/></text:p>
      <text:p text:style-name="P100">«<text:span text:style-name="T185">Гарри, ты уже собрался? Помнишь, ты обещал сегодня утром отвезти Робина в университет. </text:span><text:span text:style-name="T186">Гарри, ты в порядке? Скажи что-нибудь!</text:span>» - <text:span text:style-name="T3456">про</text:span><text:span text:style-name="T186">кричала Элисон, стуча в дверь его спальни.</text:span></text:p>
      <text:p text:style-name="P100">«<text:span text:style-name="T188">Ты м</text:span><text:span text:style-name="T187">ожешь войти, Эли.</text:span>»</text:p>
      <text:p text:style-name="P101">Войдя, она сразу увидела неубранную комнату и разбитый внешний вид молодого человека.</text:p>
      <text:p text:style-name="P101">«<text:span text:style-name="T189">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434">огне</text:span><text:span text:style-name="T190">.</text:span>»</text:p>
      <text:p text:style-name="P101">«<text:span text:style-name="T191">Знаю, знаю… Можешь не продолжать. </text:span><text:span text:style-name="T192">Я встретил </text:span><text:span text:style-name="T193">одного</text:span><text:span text:style-name="T192"> старого </text:span><text:span text:style-name="T3433">приятеля</text:span><text:span text:style-name="T192">, мы вместе учились в колледже. </text:span><text:span text:style-name="T195">Ну, т</text:span><text:span text:style-name="T194">ы </text:span><text:span text:style-name="T195">должна </text:span><text:span text:style-name="T3435">понимать</text:span><text:span text:style-name="T194">, как </text:span><text:span text:style-name="T195">обычно </text:span><text:span text:style-name="T194">проходят такие встречи. </text:span><text:span text:style-name="T3436">Вчера мы </text:span><text:span text:style-name="T194">слегка перебрали, вот и всё...</text:span>»</text:p>
      <text:p text:style-name="P101">«<text:span text:style-name="T197">Послушай, </text:span><text:span text:style-name="T196">Элисон! </text:span><text:span text:style-name="T197">Б</text:span><text:span text:style-name="T196">удь добра, забери Робина вместо меня. Я даже не в силах представить, </text:span><text:span text:style-name="T2689">как</text:span><text:span text:style-name="T196"> </text:span><text:span text:style-name="T3437">буду встречаться с профессором этим утром</text:span><text:span text:style-name="T196">.</text:span>»</text:p>
      <text:p text:style-name="P102">Он смотрел на неё глазами <text:span text:style-name="T3438">совершившего проступок </text:span>ребёнка, <text:span text:style-name="T3438">в страхе </text:span>ожидающего н<text:span text:style-name="T3438">еотвратимо</text:span><text:span text:style-name="T3439">го наказания</text:span>.</text:p>
      <text:p text:style-name="P103">Затем он произнёс, вкрадчиво:</text:p>
      <text:p text:style-name="P103">«Пожалуйста...»</text:p>
      <text:p text:style-name="P104">Она кивнула и вышла из комнаты, предоставив Гарри возможность с облегчением поискать в ванной таблетку парацетамола.</text:p>
      <text:p text:style-name="P102"/>
      <text:p text:style-name="P105">Когда Элисон <text:span text:style-name="T216">уже была</text:span> <text:span text:style-name="T216">во</text:span><text:span text:style-name="T217">з</text:span><text:span text:style-name="T216">ле</text:span> дом<text:span text:style-name="T216">а</text:span> Робина, она увидела, как он смотрит <text:span text:style-name="T2690">на неё из</text:span> <text:span text:style-name="T2691">открытого </text:span>окн<text:span text:style-name="T2690">а</text:span> на верх<text:span text:style-name="T2690">нем этаже</text:span>.</text:p>
      <text:p text:style-name="P105">«Доброе утро, Робин. Ты уже готов? Надеюсь, ты позавтракал?»</text:p>
      <text:p text:style-name="P106">Робин направился <text:span text:style-name="T580">вглубь</text:span> <text:span text:style-name="T581">своей </text:span>спальн<text:span text:style-name="T580">и</text:span>, по пути отвечая на вопрос Элисон:</text:p>
      <text:p text:style-name="P106">«Нет, я не завтракал. Поднимайся, я буду готов через пять минут.»</text:p>
      <text:p text:style-name="P107">Он сел на пол и продолжил <text:span text:style-name="T449">прерванное </text:span>чтение. <text:span text:style-name="T3440">На горизонте маячили экзамены, к которым было </text:span><text:span text:style-name="T3441">необходимо </text:span><text:span text:style-name="T3440">готовиться</text:span><text:span text:style-name="T198">.</text:span></text:p>
      <text:p text:style-name="P107">«<text:span text:style-name="T199">Тебе чем-нибудь помочь? Что ты ищешь?</text:span>» - <text:span text:style-name="T199">спросила она, заглядывая Робину через плечо.</text:span></text:p>
      <text:p text:style-name="P107">«<text:span text:style-name="T200">Всё </text:span><text:span text:style-name="T3442">нормально</text:span><text:span text:style-name="T200">. </text:span><text:span text:style-name="T3442">Сейчас я</text:span><text:span text:style-name="T200"> положу эти книги в сумку и мы сразу </text:span><text:span text:style-name="T3459">же</text:span><text:span text:style-name="T200"> </text:span><text:span text:style-name="T3458">отправимся </text:span><text:span text:style-name="T3459">в путь</text:span><text:span text:style-name="T200">.</text:span>»</text:p>
      <text:p text:style-name="P107">«<text:span text:style-name="T201">Что случилось, Робин? Последние несколько дней ты ведёшь себя очень странно.</text:span>»</text:p>
      <text:p text:style-name="P108">Она выдержала паузу и затем продолжила:</text:p>
      <text:p text:style-name="P108">«<text:span text:style-name="T203">Прош</text:span><text:span text:style-name="T3442">лым</text:span><text:span text:style-name="T203"> </text:span><text:span text:style-name="T3442">вечером</text:span><text:span text:style-name="T203"> ты не произнёс ни </text:span><text:span text:style-name="T3442">единого </text:span><text:span text:style-name="T203">слова. Ну же, Робин, ты ведь знаешь, что мне можно доверять.</text:span>»</text:p>
      <text:p text:style-name="P109">Он посмотрел в пол, в отчаянии сжимая свои худые жилистые руки. Затем он начал говорить, но не своим обычным голосом, а каким-то другим. В его холодных зелёных глазах <text:span text:style-name="T3459">поблескивал</text:span> <text:span text:style-name="T3459">недобрый</text:span><text:span text:style-name="T207"> огонёк</text:span>.</text:p>
      <text:p text:style-name="P109">«<text:span text:style-name="T205">Всё нормально</text:span><text:span text:style-name="T204">. Просто я… Я… Слишком остро чувствую всё… </text:span><text:span text:style-name="T206">Я не знаю… Впрочем, какое тебе дело? Неужели вы не можете оставить меня в покое? Что бы я ни делал, всё время кто-то из вас мешает мне! </text:span><text:span text:style-name="T2103">Без вашей слежки я</text:span><text:span text:style-name="T206"> </text:span><text:span text:style-name="T2692">даже </text:span><text:span text:style-name="T206">не могу чихнуть или сходить в туалет!</text:span>»</text:p>
      <text:p text:style-name="P109">«<text:span text:style-name="T208">Я не хотела...</text:span>»</text:p>
      <text:p text:style-name="P110">«Да! Вот оно! Именно это я и имею в виду. <text:span text:style-name="T209">Все просто хотят быть добренькими и заботиться обо мне. Ах, бедный Робин! Он же остался без родителей, ну разве он не лап</text:span><text:span text:style-name="T210">уля</text:span><text:span text:style-name="T209">? </text:span><text:span text:style-name="T210">Погладьте его по голов</text:span><text:span text:style-name="T211">ке</text:span><text:span text:style-name="T210">. Никто из вас никогда не воспринимал меня всерьёз! Ради </text:span><text:span text:style-name="T212">всего святого</text:span><text:span text:style-name="T210">, я учусь на последнем курсе!</text:span>»</text:p>
      <text:p text:style-name="P111">Он уже почти <text:span text:style-name="T221">срывался на крик</text:span>. В его глазах блестели слёзы.</text:p>
      <text:p text:style-name="P111"/>
      <text:p text:style-name="P111">«<text:span text:style-name="T214">Ладно, я подожду тебя внизу, пока ты будешь собирать вещи</text:span>» - <text:span text:style-name="T215">спокойно ответила Элисон и вышла из комнаты, пребывая в состоянии </text:span><text:span text:style-name="T3281">нервного </text:span><text:span text:style-name="T215">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50">срыв</text:span><text:span text:style-name="T215">.</text:span></text:p>
      <text:p text:style-name="P111"/>
      <text:p text:style-name="P112">Всю дорогу, пока они ехали в университет, Робин и Элисон не обменялись ни словом. <text:span text:style-name="T218">В конце пути, Элисон </text:span><text:span text:style-name="T451">первой </text:span><text:span text:style-name="T218">нарушила </text:span><text:span text:style-name="T3443">ледяное</text:span><text:span text:style-name="T219"> </text:span><text:span text:style-name="T3443">молчание</text:span><text:span text:style-name="T218">:</text:span></text:p>
      <text:p text:style-name="P113"><text:soft-page-break/>«Пообедаешь с нами? Если не против, <text:span text:style-name="T3460">то </text:span>мы встретим тебя в столовой около часа дня.»</text:p>
      <text:p text:style-name="P114">Она снова завела машину.</text:p>
      <text:p text:style-name="P114">«<text:span text:style-name="T220">Да. Благодарю.</text:span>»</text:p>
      <text:p text:style-name="P115">В <text:span text:style-name="T452">его интонации присутствовала </text:span>некоторая резкость.</text:p>
      <text:p text:style-name="P115"/>
      <text:p text:style-name="P116">Элисон вела машину и слушала по радио классическую музыку, Вагнера. Внезапно она <text:s/>вздрогнула - <text:span text:style-name="T222">е</text:span>й стало так холодно, что она <text:span text:style-name="T227">не </text:span><text:span text:style-name="T453">с</text:span>могла <text:span text:style-name="T3282">даже </text:span>подвигать плечами. <text:span text:style-name="T224">Какое</text:span><text:span text:style-name="T223"> с</text:span>транное ощущение - до сих пор она <text:span text:style-name="T3460">никогда </text:span>не испытывала ничего подобного. Её начал обволакивать страх, она как будто предчувствовала, что с ней обязательно <text:span text:style-name="T228">случится </text:span>что-то <text:span text:style-name="T223">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ное, чего ей сейчас хотелось - это выскочить из машины и бежать, бежать <text:span text:style-name="T226">без оглядки</text:span>…</text:p>
      <text:p text:style-name="P117">Бежать куда? От <text:span text:style-name="T225">чего</text:span>?</text:p>
      <text:p text:style-name="P117"/>
      <text:p text:style-name="P118">Когда она вернулась домой, <text:span text:style-name="T232">всю </text:span><text:span text:style-name="T3460">её </text:span>трясло от страха. <text:span text:style-name="T229">Дверь открыл Гарри.</text:span></text:p>
      <text:p text:style-name="P118">«<text:span text:style-name="T230">Эли, что случилось? Проходи, присядь.</text:span>»</text:p>
      <text:p text:style-name="P119">Он взял её за руку и по<text:span text:style-name="T231">д</text:span>вёл к <text:span text:style-name="T235">дивану</text:span>.</text:p>
      <text:p text:style-name="P119">«<text:span text:style-name="T231">Почему ты дрожишь? Эли, посмотри на меня и расскажи, что случилось. Ты что, попала в аварию? Успокойся, дыши </text:span><text:span text:style-name="T3283">глубоко</text:span><text:span text:style-name="T231">.</text:span>»</text:p>
      <text:p text:style-name="P120">Гарри разволновался, не зная что <text:span text:style-name="T582">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3">же </text:span>могло случиться с милым <text:span text:style-name="T233">его сердцу </text:span>другом.</text:p>
      <text:p text:style-name="P120">«Эли, тебе плохо? Ты выглядишь так, будто увидела привидение.»</text:p>
      <text:p text:style-name="P120">«<text:span text:style-name="T234">Гарри, обними меня. Скажи, что я сплю. Мне очень страшно. Не оставляй меня. Никогда.</text:span>»</text:p>
      <text:p text:style-name="P121">Она села на диван рядом с Гарри, прижавшись к нему <text:span text:style-name="T238">и </text:span>он крепко обнял <text:span text:style-name="T237">её</text:span>. Элисон была на грани истерики, <text:span text:style-name="T244">вся </text:span><text:span text:style-name="T243">бледная</text:span>, словно <text:span text:style-name="T243">белое </text:span>полотно.</text:p>
      <text:p text:style-name="P121">«<text:span text:style-name="T236">Не волнуйся, я не оставлю тебя одну. Пожалуйста, перестань плакать и успокойся. </text:span><text:span text:style-name="T3284">Т</text:span><text:span text:style-name="T236">еперь </text:span><text:span text:style-name="T3284">ты </text:span><text:span text:style-name="T236">в полной безопасности.</text:span>»</text:p>
      <text:p text:style-name="P122">Он легонько поцеловал макушку <text:span text:style-name="T240">девушки</text:span>, пытаясь утешить <text:span text:style-name="T245">её </text:span><text:span text:style-name="T239">и уверить </text:span><text:span text:style-name="T245">в том</text:span><text:span text:style-name="T239">, что в их доме ей не грозит никакая </text:span><text:span text:style-name="T3285">беда</text:span><text:span text:style-name="T239">.</text:span></text:p>
      <text:p text:style-name="P122">«<text:span text:style-name="T241">Всё </text:span><text:span text:style-name="T242">в порядке</text:span><text:span text:style-name="T241">. </text:span><text:span text:style-name="T242">А теперь расскажи мне, что случилось. Кто тебя так расстроил? Я хочу знать, Элисон!</text:span>» - <text:span text:style-name="T242">произнёс Гарри строгим голосом.</text:span></text:p>
      <text:p text:style-name="P123">«Никто… Я просто… Ох, я не знаю, с чего начать.»</text:p>
      <text:p text:style-name="P124">Она начала очень сбивчиво и понять её было очень трудно, но всё-таки продолжила:</text:p>
      <text:p text:style-name="P124">«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8">неясные </text:span>чёрные тени, из-за них я несколько раз чуть было не угодила в аварию… Гарри, это было ужасно! <text:span text:style-name="T246">На меня, </text:span><text:span text:style-name="T3461">словно мрачная чёрная туча,</text:span><text:span text:style-name="T246"> навалилось ощущение невыносимого горя. </text:span><text:span text:style-name="T247">Я будто </text:span><text:span text:style-name="T251">бы </text:span><text:span text:style-name="T247">воочию наблюдала, как </text:span><text:span text:style-name="T3461">она</text:span><text:span text:style-name="T247"> сгущается надо мной, клубится… </text:span><text:span text:style-name="T249">И о</text:span><text:span text:style-name="T247">на не принесёт ничего, кроме страданий… </text:span><text:span text:style-name="T250">Гарри, это дурной знак, что-то плохое обязательно должно произойти, </text:span><text:span text:style-name="T252">и очень скоро!</text:span>»</text:p>
      <text:p text:style-name="P124">«<text:span text:style-name="T253">Эли, всё будет хорошо. </text:span><text:span text:style-name="T254">Ни</text:span><text:span text:style-name="T315">к</text:span><text:span text:style-name="T254">то и ничто не причинит тебе вреда. </text:span><text:span text:style-name="T255">Ты в полной безопасности. </text:span><text:span text:style-name="T454">Я</text:span><text:span text:style-name="T255"> про</text:span><text:span text:style-name="T1208">веду</text:span><text:span text:style-name="T255"> с тобой весь остаток для и всю ночь. Тебя это устроит?</text:span>»</text:p>
      <text:p text:style-name="P125">Он не знал, стоит ли полностью доверять словам впечатлительной девушки и не имел ни малейшего представления о том, что ему нужно делать. Единственное, что было в его силах - это поддержать Элисон и утешить её. <text:span text:style-name="T256">Но в одном </text:span><text:span text:style-name="T257">Гарри</text:span><text:span text:style-name="T256"> был абсолютно уверен - не стоит оставлять её одну, пока она находится в таком разбитом состоянии. </text:span><text:span text:style-name="T257">В одиночку она бы не смогла пережить навалившегося на неё несчастья.</text:span></text:p>
      <text:p text:style-name="P125">«<text:span text:style-name="T258">Спасибо, Гарри. Теперь я чувствую себя намного лучше. </text:span><text:span text:style-name="T259">Ты наверное думаешь, что я сошла с ума. </text:span><text:span text:style-name="T260">Я </text:span><text:span text:style-name="T262">понимаю</text:span><text:span text:style-name="T260">, </text:span><text:span text:style-name="T261">что всё сказанное з</text:span><text:span text:style-name="T260">вучит нелепо, но...</text:span>»</text:p>
      <text:p text:style-name="P126">Гарри прервал её:</text:p>
      <text:p text:style-name="P126"><text:soft-page-break/>«<text:span text:style-name="T263">Я верю тебе. Мне ещё </text:span><text:span text:style-name="T264">никогда </text:span><text:span text:style-name="T263">не доводилось видеть такого испуганного выражения лица как у тебя двадцать минут назад.</text:span>»</text:p>
      <text:p text:style-name="P126">«<text:span text:style-name="T265">Ещё раз спасибо!</text:span>»</text:p>
      <text:p text:style-name="P127">Прижавшись поближе к Гарри, она положила голову на его руки и уснула. Он крепко <text:span text:style-name="T3286">обнял </text:span><text:s/>её и не двигался до тех пор, пока не позвонили в дверь. Элисон проснулась.</text:p>
      <text:p text:style-name="P127">«<text:span text:style-name="T266">Прости, Гарри. Я не думала, что усну. </text:span><text:span text:style-name="T267">Сколько </text:span><text:span text:style-name="T269">я проспала</text:span><text:span text:style-name="T268">?</text:span>» - <text:span text:style-name="T270">спросила она протерев глаза и вытянув руки.</text:span></text:p>
      <text:p text:style-name="P127">«<text:span text:style-name="T270">Не волнуйся, всего час.</text:span>»</text:p>
      <text:p text:style-name="P127">«<text:span text:style-name="T270">Я открою</text:span>» - <text:span text:style-name="T270">ответила она, вставая.</text:span></text:p>
      <text:p text:style-name="P127">«<text:span text:style-name="T271">Это, должно быть, Мэтью. Господи, мы опоздали! Я обещала Робину, что мы встретим его в столовой в час дня. С ним что-то не так. Я не знаю что </text:span><text:span text:style-name="T273">именно</text:span><text:span text:style-name="T271">,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4">Происходит что-то очень </text:span><text:span text:style-name="T272">серьёзное. </text:span><text:span text:style-name="T274">Думаю, н</text:span><text:span text:style-name="T272">ам стоит повнимательнее следить за ним.</text:span>»</text:p>
      <text:p text:style-name="P128">Она замолчала и <text:span text:style-name="T3287">пошла</text:span> открывать дверь.</text:p>
      <text:p text:style-name="P128">«<text:span text:style-name="T316">Здравствуйте</text:span><text:span text:style-name="T275">, чем могу помочь?</text:span>»</text:p>
      <text:p text:style-name="P129">На пороге неподвижно стоял мужчина приблизительно <text:span text:style-name="T317">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288">замёрзший </text:span>кусок масла.</text:p>
      <text:p text:style-name="P129">«<text:span text:style-name="T276">Вы - друг Гарри?</text:span>» - <text:span text:style-name="T277">спросила Элисон.</text:span></text:p>
      <text:p text:style-name="P129">«<text:span text:style-name="T278">Элисон, это ты?</text:span>» - <text:span text:style-name="T278">спросил неизвестный. Он вынул руки из карманов и поманил её к себе.</text:span></text:p>
      <text:p text:style-name="P127">«<text:span text:style-name="T279">Элисон Уитли, не так ли? </text:span><text:span text:style-name="T280">Ты меня не помнишь? </text:span><text:span text:style-name="T281">Может быть, ты пригласишь меня войти?</text:span>»</text:p>
      <text:p text:style-name="P130">Не дожидаясь ответа он вошёл сам, направляясь в гостиную и разглядывая по пути холл. <text:span text:style-name="T282">Элисон была в смятении. Кем был этот человек, который буквально ворвался внутрь даже не представившись? </text:span><text:span text:style-name="T283">Она быстро последовала за ним. </text:span><text:span text:style-name="T284">Гарри посмотрел на Элисон, будто бы спрашивая, </text:span><text:span text:style-name="T318">кто это</text:span><text:span text:style-name="T284">. </text:span><text:span text:style-name="T285">О</text:span><text:span text:style-name="T284">на </text:span><text:span text:style-name="T287">лишь</text:span><text:span text:style-name="T284"> пожала плечами </text:span><text:span text:style-name="T285">ему в ответ</text:span><text:span text:style-name="T284">. </text:span><text:span text:style-name="T286">Мгновением позже она побледнела.</text:span></text:p>
      <text:p text:style-name="P131">Это был он! Он пришёл сюда! Это из-за него у неё были видения этим утром. Это он был злом!</text:p>
      <text:p text:style-name="P131">«<text:span text:style-name="T288">Кто вы? Что вам от меня </text:span><text:span text:style-name="T296">нужно</text:span><text:span text:style-name="T288">?</text:span>»</text:p>
      <text:p text:style-name="P132">На мгновение она <text:span text:style-name="T319">запнулась</text:span>…</text:p>
      <text:p text:style-name="P132">«Меня это не касается. Пожалуйста, уходите!»</text:p>
      <text:p text:style-name="P132"/>
      <text:p text:style-name="P133">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290">а </text:span>слова лились <text:span text:style-name="T3289">словно</text:span> вода, лениво скользящая по округлым валунам в ручье.</text:p>
      <text:p text:style-name="P133">«<text:span text:style-name="T289">Разве ты не помнишь меня? </text:span><text:span text:style-name="T291">Разве ты не узнаёшь меня после стольких лет? Я твой отец. Прошло около шестнадцати лет с тех пор, когда я видел тебя в последний раз. </text:span><text:span text:style-name="T292">Мне понадобилось много времени, чтобы разыскать тебя. </text:span><text:span text:style-name="T293">Разве ты не хочешь меня </text:span><text:span text:style-name="T320">обнять</text:span><text:span text:style-name="T293">?</text:span>»</text:p>
      <text:p text:style-name="P134">Он протянул к ней свои жуткие длинные руки, рассчитывая заключить в объятия свою давно потерянную дочь.</text:p>
      <text:p text:style-name="P134">«<text:span text:style-name="T294">Ты! Ты мой отец? </text:span><text:span text:style-name="T295">Как ты мог даже подумать о том, чтобы явиться сюда после того, что ты сделал с мамой? Тебе что-нибудь известно о правилах приличия? Убирайся вон! </text:span><text:span text:style-name="T297">Уходи и больше никогда не возвращайся, </text:span><text:span text:style-name="T299">я</text:span><text:span text:style-name="T297"> не хочу тебя видеть!</text:span>» - <text:span text:style-name="T300">зло</text:span><text:span text:style-name="T298"> сказала она ему.</text:span></text:p>
      <text:p text:style-name="P135">Нахлынули воспоминания о той ночи и слёзы тут же подступили к её глазам.</text:p>
      <text:p text:style-name="P136">Её охватило чувство горя. Что она сделала не так, почему это «нечто» снова появилось в её жизни? <text:span text:style-name="T301">Он не мог привнести в её жизнь ничего, кроме новых неприятностей.</text:span></text:p>
      <text:p text:style-name="P137">Злобное существо, по ошибке именуемое человеком, возвращается к ней <text:span text:style-name="T302">по истечении </text:span>шестнадцати лет? Зачем? <text:span text:style-name="T303">Что он хотел ей доказать, появившись вот так, ни с того ни с сего? </text:span><text:span text:style-name="T304">За всё это время он ни разу не проявил интереса к её судьбе.</text:span></text:p>
      <text:p text:style-name="P138"><text:soft-page-break/>Элисон покинула комнату и побежала наверх. Гарри встал на пути между ней и мистером Уитли:</text:p>
      <text:p text:style-name="P138">«Вы слышали её! Убирайтесь!»</text:p>
      <text:p text:style-name="P139">Одной рукой он перегораживал лестницу, ведущую наверх, другой указывал на входную дверь.</text:p>
      <text:p text:style-name="P139">«<text:span text:style-name="T305">Но я только хотел...</text:span>»</text:p>
      <text:p text:style-name="P139">«<text:span text:style-name="T305">Уходите! На сегодня вы </text:span><text:span text:style-name="T307">уже </text:span><text:span text:style-name="T305">причинили достаточно непри</text:span><text:span text:style-name="T306">я</text:span><text:span text:style-name="T305">тностей!</text:span>»</text:p>
      <text:p text:style-name="P140">Нежеланный гость удалился совершенно спокойно, ни минуты <text:span text:style-name="T3874">не сожалея </text:span>о том несчастье, которое принёс <text:span text:style-name="T321">вместе </text:span>с собой.</text:p>
      <text:p text:style-name="P141">Гарри побежал в спальню Элисон.</text:p>
      <text:p text:style-name="P141">«<text:span text:style-name="T308">Элисон, пожалуйста, открой дверь. Его уже нет. Не волнуйся, я не позволю ему вернуться.</text:span>»</text:p>
      <text:p text:style-name="P142">Гарри выдержал паузу, но ответа не последовало. Стояла невыносимая тишина. Он снова попытался открыть дверь, но та была заперта изнутри.</text:p>
      <text:p text:style-name="P142">«<text:span text:style-name="T309">Эли, пожалуйста! Я не могу ничем тебе помочь, пока ты за</text:span><text:span text:style-name="T322">пер</text:span><text:span text:style-name="T309">та в </text:span><text:span text:style-name="T312">своей </text:span><text:span text:style-name="T311">спальне</text:span><text:span text:style-name="T309">! Ты могла бы мне всё объяснить, ведь я ничего не знаю о твоём прошлом! </text:span><text:span text:style-name="T310">Пребывание </text:span><text:span text:style-name="T313">там</text:span><text:span text:style-name="T310"> </text:span><text:span text:style-name="T323">совершенно точно </text:span><text:span text:style-name="T310">не решит твоих проблем и не заставит их исчезнуть!</text:span>»</text:p>
      <text:p text:style-name="P144">Пытаясь убедить Элисон, он старался говорить с ней построже, пытаясь обратить на себя внимание и ясно дать понять, кто тут главный — у него просто не оставалось иного выбора. <text:span text:style-name="T314">Перестав говорить, он стоял и прислушивался, ожидая хоть какого-нибудь ответа.</text:span></text:p>
      <text:p text:style-name="P145">Наконец-то дверь медленно отворилась и из-за неё осторожно выглянуло её робкое лицо, проверяя, сказал ли Гарри правду. Да, «зверь» действительно ушёл.</text:p>
      <text:p text:style-name="P146">Элисон упала в объятия Гарри и расплакалась, но скорее от радости и облегчения, чем от страха. Гарри <text:span text:style-name="T324">нежно гладил рукой её шею</text:span>, пытаясь успокоить.</text:p>
      <text:p text:style-name="P146">«<text:span text:style-name="T325">Эли, милая. Не волнуйся, он не сможет сделать тебе ничего плохого.</text:span>»</text:p>
      <text:p text:style-name="P147">В сердцах она оттолкнула Гарри от себя:</text:p>
      <text:p text:style-name="P147">«Ты совсем ничего о нём не знаешь! Откуда такая самоуверенность? Ты даже не представляешь, на что он способен и не имеешь <text:span text:style-name="T328">ни </text:span>малейшего п<text:span text:style-name="T326">онятия</text:span> о том, через какие пытки он заставил пройти мою мать и меня! Тебя не было с нами! <text:span text:style-name="T327">Так что не говори мне о том, чего он не сможет! </text:span><text:span text:style-name="T328">Я думала, что все кошмарные воспоминания наконец-то похоронены, но, как только он вошёл сюда </text:span><text:span text:style-name="T329">и я его узнала</text:span><text:span text:style-name="T328">, они снова накрыли меня </text:span><text:span text:style-name="T329">в одно мгновение</text:span><text:span text:style-name="T328">!</text:span>»</text:p>
      <text:p text:style-name="P147">«<text:span text:style-name="T330">Элисон, прости меня. До сегодняшнего дня я был уверен в том, что твои родители погибли в автокатастрофе. Почему ты не рассказала нам обо всём? Что случилось? Каким образом я могу помочь тебе, не зная правды? Я </text:span><text:span text:style-name="T332">даже </text:span><text:span text:style-name="T330">не смогу что-</text:span><text:span text:style-name="T331">нибудь</text:span><text:span text:style-name="T330"> посоветовать </text:span><text:span text:style-name="T332">тебе</text:span><text:span text:style-name="T330">!</text:span>»</text:p>
      <text:p text:style-name="P147">«<text:span text:style-name="T333">Да, наверное ты прав. Возможно, мне следовало рассказать вам… </text:span><text:span text:style-name="T334">Я придумала историю о своих родителях потому что… Потому что она показалась мне лёгким выходом… Я рассказала её стольким людям, что в конце концов и сама начала верить в неё. </text:span><text:span text:style-name="T337">В</text:span><text:span text:style-name="T335">ыдавая желаемое за действительное, </text:span><text:span text:style-name="T337">я</text:span><text:span text:style-name="T336"> пыталась забыть как можно больше из своего прошлого. Поймите, я была совсем маленькой, в то время мне было лет пять-шесть.</text:span>»</text:p>
      <text:p text:style-name="P148">Она немного помолчала и продолжила:</text:p>
      <text:p text:style-name="P149">«<text:span text:style-name="T338">На улице лил дождь, грохотало… Я помню крики и мольбу моей мамы. Она хотела, чтобы этот монстр оставил её в покое. Он вернулся с работы, снова пьяны</text:span><text:span text:style-name="T339">й. Толкнув её на пол, он сорвал с неё блузку и начал лезть с поцелуями... Можешь догадаться, что последовало дальше - я не хочу вдаваться в подробности того, как он её насиловал. </text:span><text:span text:style-name="T340">Это было ужасно, отвратительно. Потом он ушёл, а мама убила себя. Я нашла её тело, полуголое, </text:span><text:span text:style-name="T342">в синяках и </text:span><text:span text:style-name="T3465">царапинах</text:span><text:span text:style-name="T340">, лежащим на полу </text:span><text:span text:style-name="T341">в кухне</text:span><text:span text:style-name="T340">.</text:span></text:p>
      <text:p text:style-name="P149"><text:span text:style-name="T343">Боже мой! От этих воспоминаний у меня </text:span><text:span text:style-name="T344">кружится </text:span><text:span text:style-name="T343">голова, мне очень плохо. </text:span><text:span text:style-name="T344">Обними меня крепче! Умоляю, не </text:span><text:span text:style-name="T347">покидай</text:span><text:span text:style-name="T344"> меня, пока я не буду уверена, что он ушёл навсегда! </text:span><text:span text:style-name="T346">В те дни</text:span><text:span text:style-name="T345"> я поклялась, что отомщу ему за маму.</text:span>»</text:p>
      <text:p text:style-name="P150">Она остановилась и вытерла слёзы, наполнившие без спроса её глаза. Эти слёзы глубоко ранили Гарри. <text:span text:style-name="T348">Она взгляну</text:span><text:span text:style-name="T349">ла на него и затем положила голову на </text:span><text:span text:style-name="T350">его </text:span><text:span text:style-name="T349">плечо, </text:span><text:span text:style-name="T351">а он легонько целовал её мягкие пушистые </text:span><text:span text:style-name="T352">локоны</text:span><text:span text:style-name="T351">.</text:span></text:p>
      <text:p text:style-name="P151"><text:soft-page-break/><text:span text:style-name="T353">Немного п</text:span>озже он отвёл её на кухню внизу, усадил за стол и приготовил им обоим по чашке горячего кофе.</text:p>
      <text:p text:style-name="P151">«<text:span text:style-name="T354">Элисон, мы расскажем Мэтью и Робину о том, что сегодня произошло? </text:span><text:span text:style-name="T355">Мне кажется, будет лучше, если они узнают всю правду.</text:span>»</text:p>
      <text:p text:style-name="P151">«<text:span text:style-name="T356">Честно говоря, я не знаю что делать. Я сбита с толку и не могу ни о чём думать. Я была уверена, что моя жизнь наконец-то складывается идеально, </text:span><text:span text:style-name="T371">но</text:span><text:span text:style-name="T356"> тут внезапно в ней появляется мой отец. Что ему нужно от меня после стольких лет? … </text:span><text:span text:style-name="T357">Ладно, если ты думаешь, что это к лучшему, то</text:span><text:span text:style-name="T358">гда</text:span><text:span text:style-name="T357"> </text:span><text:span text:style-name="T359">рас</text:span><text:span text:style-name="T357">скажи им. </text:span><text:span text:style-name="T359">Только, пожалуйста, без подробностей.</text:span>»</text:p>
      <text:p text:style-name="P151">«<text:span text:style-name="T360">Эли, если мой следующий вопрос покажется тебе </text:span><text:span text:style-name="T365">неуместным</text:span><text:span text:style-name="T360">, можешь на него не отвечат</text:span><text:span text:style-name="T361">ь. </text:span><text:span text:style-name="T362">Т</text:span><text:span text:style-name="T361">вой отец, </text:span><text:span text:style-name="T362">он...</text:span><text:span text:style-name="T360"> </text:span>»</text:p>
      <text:p text:style-name="P152">Гарри прокашлялся, прежде чем продолжить.</text:p>
      <text:p text:style-name="P152">«М-м-м…<text:span text:style-name="T362"> Как бы это сказать… Он прикасался к тебе? </text:span><text:span text:style-name="T363">Ну, ты понимаешь...</text:span>»</text:p>
      <text:p text:style-name="P153">Её лицо снова побледнело. Она кивнула, но не произнесла ни слова <text:span text:style-name="T364">и Гарри решил оставить в покое эту неудобную для разговора тему, переключившись на другие.</text:span></text:p>
      <text:p text:style-name="P154">В глубокой тишине они смотрели друг на друга, не зная, как лучше подойти к обсуждению деликатной темы.</text:p>
      <text:p text:style-name="P152">«<text:span text:style-name="T366">У тебя был приятель?</text:span>»</text:p>
      <text:p text:style-name="P152">«<text:span text:style-name="T369">Я</text:span><text:span text:style-name="T366"> никогда ни с кем не встречалась</text:span>» - <text:span text:style-name="T366">неохотно ответила она.</text:span></text:p>
      <text:p text:style-name="P152">«<text:span text:style-name="T367">Это из-за т</text:span><text:span text:style-name="T368">воего прошлого? Если не хочешь, </text:span><text:span text:style-name="T429">то можешь не</text:span><text:span text:style-name="T368"> говорить </text:span><text:span text:style-name="T372">об этом</text:span><text:span text:style-name="T368">. </text:span><text:span text:style-name="T370">Я не стану возражать, но мне не нравится видеть тебя </text:span><text:span text:style-name="T371">такой </text:span><text:span text:style-name="T430">несчастной</text:span><text:span text:style-name="T370">. </text:span><text:span text:style-name="T371">Элисон, ты ведь знаешь, что я люблю </text:span><text:span text:style-name="T374">тебя </text:span><text:span text:style-name="T371">и готов ждать </text:span><text:span text:style-name="T374">столько, сколько нужно.</text:span>»</text:p>
      <text:p text:style-name="P155">Элисон была поражена. Она покраснела и стала разглядывать свои руки, нервно <text:span text:style-name="T455">вык</text:span>ручивая их над столом <text:span text:style-name="T373">Её сердце бешено колотилось, </text:span><text:span text:style-name="T375">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5">«<text:span text:style-name="T376">Гарри, ты серьёзно?</text:span>»</text:p>
      <text:p text:style-name="P156">Она подняла глаза наверх и посмотрела в его серо-голубые глаза.</text:p>
      <text:p text:style-name="P156">«<text:span text:style-name="T377">Я никогда не думала, что ты </text:span><text:span text:style-name="T1209">заинтересуешься</text:span><text:span text:style-name="T377"> </text:span><text:span text:style-name="T1209">кем</text:span><text:span text:style-name="T377">-то вроде меня, особенно после твоих прежних отношений.</text:span>»</text:p>
      <text:p text:style-name="P157">Гарри встал, подошёл к Элисон и взял её за руку.</text:p>
      <text:p text:style-name="P157">«<text:span text:style-name="T378">Можно мне поцеловать тебя?</text:span>» - <text:span text:style-name="T379">спросил он, внимательно вглядываясь в её глаза. Ему вовсе не хотелось торопить её.</text:span></text:p>
      <text:p text:style-name="P158">Она <text:span text:style-name="T432">выглядела</text:span> неуверенной и <text:span text:style-name="T431">тревожной</text:span>.</text:p>
      <text:p text:style-name="P158">«<text:span text:style-name="T380">Всё в порядке, Элисон. Я не должен был задавать этот вопрос, с моей стороны это было очень </text:span><text:span text:style-name="T396">бе</text:span><text:span text:style-name="T397">с</text:span><text:span text:style-name="T396">тактно</text:span><text:span text:style-name="T380">. Пожалуйста, не обращай на него внимания, а </text:span><text:span text:style-name="T381">ещё</text:span><text:span text:style-name="T380"> лучше — забудь о нём. </text:span><text:span text:style-name="T382">Я знаю, что выбрал неподходящее время, </text:span><text:span text:style-name="T383">ведь у тебя и так хватает забот.</text:span>»</text:p>
      <text:p text:style-name="P158">«<text:span text:style-name="T384">Спасибо тебе, Гарри. Ты только не думай, что я пытаюсь оттолкнуть тебя, но… Меня очень сильно удивило внезапное появление моего отца после стольких лет. Снова нахлынули дурные воспоминания. А мне казалось, что они были хорошо и по-настоящему похоронены.</text:span>»</text:p>
      <text:p text:style-name="P158">«<text:span text:style-name="T385">Боже! Я только что вспомнила, что мы должны были встретиться с Робином и Мэтью за обедом в университете! Который час? </text:span><text:span text:style-name="T386">Мы уже опаздываем. Думаю, будет лучше, если машину поведёшь ты.</text:span>»</text:p>
      <text:p text:style-name="P158"/>
      <text:p text:style-name="P159">К тому времени, когда Элисон и Гарри вошли в столовую университета, Мэтью и Робин уже закончили <text:span text:style-name="T3824">обедать</text:span> и нетерпеливо смотрели на <text:span text:style-name="T3825">висевшие над входом </text:span>часы.</text:p>
      <text:p text:style-name="P159">«<text:span text:style-name="T387">Где вы так задержались? Мы ждали вас целую вечность.</text:span>» - <text:span text:style-name="T388">спросил Мэтью, глядя на Гарри.</text:span> <text:span text:style-name="T389">Робин сидел </text:span><text:span text:style-name="T3815">молча</text:span><text:span text:style-name="T389">, </text:span><text:span text:style-name="T3815">стараясь не глядеть</text:span><text:span text:style-name="T389"> на остальных. </text:span><text:span text:style-name="T390">Гарри обернулся и тихо спросил Элисон:</text:span></text:p>
      <text:p text:style-name="P159">«<text:span text:style-name="T391">Мы расскажем им о твоём </text:span><text:span text:style-name="T433">видении</text:span><text:span text:style-name="T391"> и о нашем посетителе?</text:span>»</text:p>
      <text:p text:style-name="P159">«<text:span text:style-name="T392">Рано или поздно они всё равно узнают. </text:span><text:span text:style-name="T393">Расскажи.</text:span>»</text:p>
      <text:p text:style-name="P160">Гарри <text:span text:style-name="T434">стал </text:span>рассказ<text:span text:style-name="T434">ывать</text:span> о той странной последовательности событий, <text:span text:style-name="T3817">которая </text:span>произош<text:span text:style-name="T3817">ла</text:span> с ними этим утром, и о печальных эпизодах из прошлого Элисон.</text:p>
      <text:p text:style-name="P161"><text:soft-page-break/>Робин и Мэтью сочувственно выслушали каждое слово Гарри — молча, не пытаясь его п<text:span text:style-name="T3818">еребивать</text:span>. <text:span text:style-name="T394">Время от времени Элисон вытирала слёзы, </text:span><text:span text:style-name="T3816">наполнявшие её глаза</text:span><text:span text:style-name="T394">.</text:span></text:p>
      <text:p text:style-name="P162">Робин пытался казаться равнодушным по отношению к Элисон <text:span text:style-name="T395">и </text:span><text:span text:style-name="T405">к </text:span><text:span text:style-name="T395">её горю</text:span>, но на самом деле желал крепко обнять её и извиниться за то, что <text:span text:style-name="T3819">слишком</text:span> <text:span text:style-name="T3819">грубо</text:span> говорил с ней <text:span text:style-name="T406">сегодня</text:span><text:span text:style-name="T3819">шним</text:span> утром.</text:p>
      <text:p text:style-name="P162">«<text:span text:style-name="T398">Между прочим, профессор не хочет, чтобы мы возвращались в лабораторию после обеда</text:span>» - <text:span text:style-name="T398">сказал Мэтью, пытаясь сменить тему разговора, </text:span><text:span text:style-name="T3820">так как</text:span><text:span text:style-name="T399"> он</text:span><text:span text:style-name="T3820">а заставила его</text:span><text:span text:style-name="T399"> </text:span><text:span text:style-name="T3821">по</text:span><text:span text:style-name="T399">чувствова</text:span><text:span text:style-name="T3820">ть</text:span><text:span text:style-name="T399"> себя ужасно неловко. Он хотел посочувствовать Элисон </text:span><text:span text:style-name="T401">и пожалеть её</text:span><text:span text:style-name="T399">, но </text:span><text:span text:style-name="T3823">хорошо </text:span><text:span text:style-name="T399">знал, что </text:span><text:span text:style-name="T3822">ей не нрави</text:span><text:span text:style-name="T3823">лось</text:span><text:span text:style-name="T399">, когда </text:span><text:span text:style-name="T401">это </text:span><text:span text:style-name="T399">дела</text:span><text:span text:style-name="T3823">ли</text:span><text:span text:style-name="T399"> </text:span><text:span text:style-name="T2974">напоказ</text:span><text:span text:style-name="T399">.</text:span></text:p>
      <text:p text:style-name="P162">«<text:span text:style-name="T400">До свидания. Увидимся позже. Мэтью, если сможешь, то забери меня возле главного входа примерно в пять часов. Пока!</text:span>» - <text:span text:style-name="T400">собрав свои книги, Робин ушёл.</text:span></text:p>
      <text:p text:style-name="P162"/>
      <text:p text:style-name="P163">Вскоре после ухода Робина, остальные решили переместиться в дом к Мэтью, где стали <text:span text:style-name="T3826">совместно </text:span>обсуждать <text:span text:style-name="T3859">свой</text:span> нов<text:span text:style-name="T403">ый</text:span> п<text:span text:style-name="T402">роект</text:span>.</text:p>
      <text:p text:style-name="P164">Работа <text:span text:style-name="T3859">не клеилась — </text:span><text:span text:style-name="T407">Гарри и Мэтью не </text:span><text:span text:style-name="T3860">могли</text:span><text:span text:style-name="T407"> договориться, каким образом следует приступать к превращению в ин</text:span><text:span text:style-name="T409">ых</text:span><text:span text:style-name="T407"> существ. </text:span><text:span text:style-name="T408">Выслушав их, Элисон предложила </text:span><text:span text:style-name="T3859">каждому составить список</text:span><text:span text:style-name="T408">, в котором были бы </text:span><text:span text:style-name="T3860">кратко </text:span><text:span text:style-name="T408">изложены </text:span><text:span text:style-name="T3862">их </text:span><text:span text:style-name="T408">идеи о том, что следует </text:span><text:span text:style-name="T411">предпринять</text:span><text:span text:style-name="T408">.</text:span></text:p>
      <text:p text:style-name="P165">Забежав <text:span text:style-name="T456">по пути </text:span>в магазин, Элисон и Гарри вернулись к себе домой, <text:span text:style-name="T410">а Мэтью, как и обещал, </text:span><text:span text:style-name="T3861">отправился в университет, чтобы забрать Робина</text:span><text:span text:style-name="T410">.</text:span></text:p>
      <text:p text:style-name="P166">Вечер прошёл достаточно приятно и уже подходил к концу, но внезапно <text:span text:style-name="T412">к Элисон снова вернулись дурные предчувствия, </text:span><text:span text:style-name="T3981">уже испытанные</text:span><text:span text:style-name="T412"> </text:span><text:span text:style-name="T3827">этим </text:span><text:span text:style-name="T412">утром.</text:span></text:p>
      <text:p text:style-name="P167"><text:span text:style-name="T3982">В</text:span><text:span text:style-name="T3828"> доме </text:span><text:span text:style-name="T3982">вдруг </text:span><text:span text:style-name="T3829">резко </text:span><text:span text:style-name="T3828">похолодало </text:span><text:span text:style-name="T3829">и в какой-то момент он </text:span><text:span text:style-name="T3982">словно</text:span><text:span text:style-name="T3829"> превратился в морозильную камеру</text:span>, но <text:span text:style-name="T3830">точно </text:span><text:span text:style-name="T3828">так же </text:span><text:span text:style-name="T3830">быстро </text:span><text:span text:style-name="T3828">оттаял</text:span>. <text:span text:style-name="T413">Ужасн</text:span><text:span text:style-name="T4232">ый</text:span><text:span text:style-name="T413"> </text:span><text:span text:style-name="T4232">смрад</text:span><text:span text:style-name="T413"> распространил</text:span><text:span text:style-name="T4232">ся</text:span><text:span text:style-name="T413"> по всей комнате, </text:span><text:span text:style-name="T414">как будто</text:span><text:span text:style-name="T413"> </text:span><text:span text:style-name="T3858">в ней </text:span><text:span text:style-name="T413">не</text:span><text:span text:style-name="T3831">делями</text:span><text:span text:style-name="T413"> лежали полусгнившие трупы.</text:span></text:p>
      <text:p text:style-name="P168"><text:span text:style-name="T3834">Схватившись</text:span> за голову и дрожа всем телом, Элисон <text:span text:style-name="T3833">пронзительно </text:span>закричала. <text:span text:style-name="T415">Она наблюдала, как </text:span><text:span text:style-name="T3832">бешено </text:span><text:span text:style-name="T415">пляшут </text:span><text:span text:style-name="T3832">по комнате неясные </text:span><text:span text:style-name="T3835">чёрные </text:span><text:span text:style-name="T415">тени — </text:span><text:span text:style-name="T416">они издевались </text:span><text:span text:style-name="T435">и, </text:span><text:span text:style-name="T3836">глумясь, </text:span><text:span text:style-name="T435">дразнили её</text:span><text:span text:style-name="T416">. </text:span><text:span text:style-name="T3858">Раздался</text:span><text:span text:style-name="T416"> детский смех, эхом </text:span><text:span text:style-name="T436">про</text:span><text:span text:style-name="T416">нёсшийся по углам комнаты. Элисон </text:span><text:span text:style-name="T3837">пыталась </text:span><text:span text:style-name="T416">всм</text:span><text:span text:style-name="T3863">отреться</text:span><text:span text:style-name="T416"> в эти т</text:span><text:span text:style-name="T3832">ёмные пятна,</text:span><text:span text:style-name="T416"> и всё явственнее </text:span><text:span text:style-name="T421">из тьмы </text:span><text:span text:style-name="T416">перед ней предст</text:span><text:span text:style-name="T419">а</text:span><text:span text:style-name="T420">вала</text:span><text:span text:style-name="T416"> пара чёрных рук, манящих присоединиться к </text:span><text:span text:style-name="T419">всеобщей </text:span><text:span text:style-name="T416">безумной пляске.</text:span></text:p>
      <text:p text:style-name="P169">Нет, <text:span text:style-name="T3838">о</text:span>ни не манили — <text:span text:style-name="T417">они </text:span>приказывали <text:span text:style-name="T3838">ей</text:span>, не оставляя для не<text:span text:style-name="T417">ё </text:span>никакого выбора! <text:span text:style-name="T418">Они угрожали ей! Они </text:span><text:span text:style-name="T3864">как </text:span><text:span text:style-name="T418">будт</text:span><text:span text:style-name="T3864">о</text:span><text:span text:style-name="T418"> </text:span><text:span text:style-name="T3839">хотели сказать</text:span><text:span text:style-name="T418">, что если она не подчинится, то станет ещё </text:span><text:span text:style-name="T3865">несчастнее</text:span><text:span text:style-name="T418">, </text:span><text:span text:style-name="T3839">чем сейчас,</text:span><text:span text:style-name="T418"> и будет горько жалеть о </text:span><text:span text:style-name="T3839">своём отказе</text:span><text:span text:style-name="T418"> всю оставшуюся </text:span><text:span text:style-name="T3839">жалкую </text:span><text:span text:style-name="T418">жизнь!</text:span></text:p>
      <text:p text:style-name="P170">Гарри был рядом. Он пытался успокоить Элисон и умолял её изо всех сил сопротивляться незваным призракам, пр<text:span text:style-name="T422">о</text:span>никшим в <text:span text:style-name="T463">её</text:span> <text:span text:style-name="T3866">сознание.</text:span></text:p>
      <text:p text:style-name="P171">Внезапно раздавшийся телефонный звонок вывел её из оцепенения. Она подняла трубку.</text:p>
      <text:p text:style-name="P171"/>
      <text:p text:style-name="P171">«Элисон Уитли. <text:span text:style-name="T424">Слушаю.</text:span>»</text:p>
      <text:p text:style-name="P171"/>
      <text:p text:style-name="P172">Нет ответа — вместо <text:span text:style-name="T649">него</text:span> мертвящая тишина. <text:span text:style-name="T423">Это было </text:span><text:span text:style-name="T3840">Зло</text:span><text:span text:style-name="T423"> — </text:span><text:span text:style-name="T3841">на другом конце линии явственно ощущалось его присутствие</text:span><text:span text:style-name="T423">. </text:span><text:span text:style-name="T3843">Через уш</text:span><text:span text:style-name="T3867">ные раковины</text:span><text:span text:style-name="T3843"> в её </text:span><text:span text:style-name="T3867">разум</text:span><text:span text:style-name="T3843"> про</text:span><text:span text:style-name="T3867">рвался</text:span><text:span text:style-name="T3843"> отвратительный звук</text:span><text:span text:style-name="T423"> — </text:span><text:span text:style-name="T3843">жужжание — </text:span><text:span text:style-name="T423">зовущее </text:span><text:span text:style-name="T3843">её</text:span><text:span text:style-name="T423">, умоляющее выйти навстречу </text:span><text:span text:style-name="T3841">З</text:span><text:span text:style-name="T423">лу.</text:span></text:p>
      <text:p text:style-name="P173">Она отбросила телефон <text:span text:style-name="T3842">от себя</text:span>, <text:span text:style-name="T3842">указывая </text:span><text:span text:style-name="T3844">трясущимся</text:span><text:span text:style-name="T3842"> пальцем на трубку</text:span>. Вот <text:span text:style-name="T3847">где </text:span>оно — монотонное, сбивчивое жужжание — всё ещё там, внутри.</text:p>
      <text:p text:style-name="P173">«<text:span text:style-name="T425">Это он! Это может быть только он! Гарри, это </text:span><text:span text:style-name="T3845">З</text:span><text:span text:style-name="T425">ло — </text:span><text:span text:style-name="T3845">Зло в </text:span><text:span text:style-name="T3846">своём натуральном облике</text:span><text:span text:style-name="T425">, </text:span><text:span text:style-name="T3846">как </text:span><text:span text:style-name="T425">будто сам Дьявол добрался до телефонной сети и звонит сюда, </text:span><text:span text:style-name="T3846">мне</text:span><text:span text:style-name="T425">. </text:span><text:span text:style-name="T426">Этот звук пугает меня! </text:span><text:span text:style-name="T3848">М</text:span><text:span text:style-name="T426">не кажется, он исходит из моей головы. Гарри, быстрее положи трубку на рычаг! </text:span><text:span text:style-name="T427">П</text:span><text:span text:style-name="T426">ожалуйст</text:span><text:span text:style-name="T3848">а...</text:span>» - <text:span text:style-name="T428">проговорила Элисон. Голос её стал хриплым, а лицо — белее мела. </text:span><text:span text:style-name="T461">Она стала походить на статую, </text:span><text:span text:style-name="T3849">высеченную из куска льда, </text:span><text:span text:style-name="T462">холодную</text:span><text:span text:style-name="T461"> и безжизненн</text:span><text:span text:style-name="T462">ую</text:span><text:span text:style-name="T461">. </text:span><text:span text:style-name="T462">Силы покидали её, их вытягивало </text:span><text:span text:style-name="T3850">З</text:span><text:span text:style-name="T462">ло, словно вампир, </text:span><text:span text:style-name="T3850">испивающий </text:span><text:span text:style-name="T3851">до последней капли </text:span><text:span text:style-name="T462">кровь своей жертвы.</text:span></text:p>
      <text:p text:style-name="P174"><text:soft-page-break/>Не задавая лишних вопросов, Гарри сделал то, <text:span text:style-name="T3852">о чём</text:span> она просила. Затем, взяв её руки в свои, крепко сжал их, пристально глядя в её глаза. <text:span text:style-name="T463">Они просидели так целую минуту, </text:span><text:span text:style-name="T464">в своём </text:span><text:span text:style-name="T4233">замкнутом пространстве</text:span><text:span text:style-name="T464">, не обращая внимания </text:span><text:span text:style-name="T486">ни на что,</text:span><text:span text:style-name="T464"> и осознавая только силу, связывавшую их воеди</text:span><text:span text:style-name="T465">н</text:span><text:span text:style-name="T464">о. </text:span><text:span text:style-name="T466">Затем безумие начало медленно отступать и, глядя в глаза </text:span><text:span text:style-name="T3868">молодого человека</text:span><text:span text:style-name="T466">, Элисон почувствовала, как её затягивает внутрь их — в то </text:span><text:span text:style-name="T3868">самое </text:span><text:span text:style-name="T466">место, где </text:span><text:span text:style-name="T467">больше </text:span><text:span text:style-name="T466">ничто не </text:span><text:span text:style-name="T488">заставит </text:span><text:span text:style-name="T487">е</text:span><text:span text:style-name="T488">ё</text:span><text:span text:style-name="T487"> </text:span><text:span text:style-name="T466">страд</text:span><text:span text:style-name="T488">ать.</text:span><text:span text:style-name="T466">.</text:span></text:p>
      <text:p text:style-name="P175">Медленно шло время. Наконец, Гарри отвёл глаза и спросил:</text:p>
      <text:p text:style-name="P175">«<text:span text:style-name="T468">Думаешь, </text:span><text:span text:style-name="T3853">на другом конце провода </text:span><text:span text:style-name="T468">был твой отец? Он что-</text:span><text:span text:style-name="T3854">то</text:span><text:span text:style-name="T468"> сказал? </text:span><text:span text:style-name="T469">П</text:span><text:span text:style-name="T470">рисядь</text:span><text:span text:style-name="T469">, я принесу тебе бренди — оно согреет.</text:span>»</text:p>
      <text:p text:style-name="P176">Она <text:span text:style-name="T3855">подчинилась</text:span>.</text:p>
      <text:p text:style-name="P176">Гарри <text:span text:style-name="T3856">плеснул в её стакан капельку горячительного напитка</text:span>. Она сидела молча, раскачиваясь взад и вперёд, <text:span text:style-name="T3869">и </text:span>бессмысленно <text:span text:style-name="T3856">глядела </text:span><text:span text:style-name="T2903">на телефон.</text:span></text:p>
      <text:p text:style-name="P177">Внезапно он зазвонил <text:span text:style-name="T3346">снова</text:span>. От неожиданности Элисон вздрогнула и, <text:span text:style-name="T3857">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71">Кто бы это мог быть? Они никого не ждали.</text:span></text:p>
      <text:p text:style-name="P178">Гарри поднял телефонную трубку.</text:p>
      <text:p text:style-name="P178">«<text:span text:style-name="T472">Это я, Мэтт. Вы не против, если мы зайдём к вам? Или, если хотите, можете сами прийти ко мне.</text:span>»</text:p>
      <text:p text:style-name="P179">Мэтью чуточку подождал, <text:span text:style-name="T4137">а </text:span>затем спросил:</text:p>
      <text:p text:style-name="P179">«<text:span text:style-name="T473">Гарри, ты слушаешь? Ты какой-то подозрительно </text:span><text:span text:style-name="T474">молчаливый</text:span><text:span text:style-name="T473">, это совсем не похоже </text:span><text:span text:style-name="T4138">на тебя</text:span><text:span text:style-name="T473">… Ребята, что у вас случилось? С вами всё в порядке?</text:span>»</text:p>
      <text:p text:style-name="P179">«<text:span text:style-name="T475">Всё нормально. Извини, мы не сможем увидеться </text:span><text:span text:style-name="T3871">сегодня</text:span><text:span text:style-name="T475">. </text:span><text:span text:style-name="T476">Элисон сильно устала и ей нужно лечь спать пораньше. </text:span><text:span text:style-name="T479">Что касается нашего эксперимента… Вы были правы — для начала мы испробуем метод самовнушения. </text:span><text:span text:style-name="T3872">Когда </text:span><text:span text:style-name="T480">отвезёшь Робина в университет — </text:span><text:span text:style-name="T3872">приходи,</text:span><text:span text:style-name="T480"> и мы </text:span><text:span text:style-name="T3870">сразу начнём</text:span><text:span text:style-name="T480">. Хорошо? Ну, тогда до завтра!</text:span>»</text:p>
      <text:p text:style-name="P180">И прежде, чем Мэтью успел <text:span text:style-name="T3873">что-то </text:span>ответить, Гарри положил трубку.</text:p>
      <text:p text:style-name="P181">В дверь продолжали настойчиво звонить. <text:span text:style-name="T481">Элисон осторожно пересела на краешек дивана и прошептала, указав на дверь:</text:span></text:p>
      <text:p text:style-name="P181">«<text:span text:style-name="T481">Это он, я уверена. Силы зла навсегда вошли в его чёрную душу, тесно объединившись с самим Дьяволом!</text:span>»</text:p>
      <text:p text:style-name="P181">«<text:span text:style-name="T482">Элисон, ты не можешь прятаться от него вечно. Он знает, что ты </text:span><text:span text:style-name="T483">здесь. </text:span><text:span text:style-name="T484">Если он поймёт, что ты боишься его, то уже никогда не отвяжется. </text:span><text:span text:style-name="T485">Позволь мне разрешить ему войти. Я обещаю, что не позволю ему навредить тебе.</text:span>»</text:p>
      <text:p text:style-name="P182">Прикусив нижнюю губу они смиренно кивнула.</text:p>
      <text:p text:style-name="P183">Гарри подошёл к двери. Открыв её, он с опаской выглянул <text:span text:style-name="T3297">наружу</text:span>, увидев перед входом неподвижно стоящего мистера Уитли, спокойного и хладнокровного.</text:p>
      <text:p text:style-name="P183">«<text:span text:style-name="T489">Проходите.</text:span>»</text:p>
      <text:p text:style-name="P184"><text:span text:style-name="T490">Он</text:span> широко открыл дверь, и указал не<text:span text:style-name="T494">званому</text:span> гостю путь в гостиную. <text:span text:style-name="T492">Последовав за ним, Гарри б</text:span><text:span text:style-name="T491">ыстро очути</text:span><text:span text:style-name="T492">лся</text:span><text:span text:style-name="T491"> возле Элисон </text:span><text:span text:style-name="T492">и, приобняв, </text:span><text:span text:style-name="T491">сел рядом с ней на подлокотник </text:span><text:span text:style-name="T493">дивана</text:span><text:span text:style-name="T491">.</text:span></text:p>
      <text:p text:style-name="P185"><text:span text:style-name="T496">Её отец, Ник, </text:span>так и остался стоять в своей властной позе, <text:span text:style-name="T497">его</text:span> лицо как и прежде не выражало никаких эмоций. <text:span text:style-name="T495">Казалось, что он смотрит внутрь каждого, вскрывая их </text:span><text:span text:style-name="T498">оболочки </text:span><text:span text:style-name="T495">своим пронзающим взглядом. </text:span><text:span text:style-name="T499">По спине Элисон забегали мурашки и </text:span><text:span text:style-name="T502">она </text:span><text:span text:style-name="T499">мысленно вознесла молитву к Богу с просьбой дать ей силы, </text:span><text:span text:style-name="T501">чтобы </text:span><text:span text:style-name="T499">достойно выдержать </text:span><text:span text:style-name="T500">выпавшее ей</text:span><text:span text:style-name="T499"> испытание. </text:span><text:span text:style-name="T503">К ней снова начало возвращаться ужасное ощущение, будто её разум истощается. Жужжание возобновилось.</text:span></text:p>
      <text:p text:style-name="P185">«<text:span text:style-name="T504">Прекрати это! Хватит! Что тебе нужно от меня после стольких лет? </text:span><text:span text:style-name="T505">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6">Она сделала паузу, собираясь с силами, и затем продолжила:</text:p>
      <text:p text:style-name="P186">«<text:span text:style-name="T506">Нет, ты вовсе не пугаешь меня. Ты меня раздражаешь! И мне надоели твои появления!</text:span>»</text:p>
      <text:p text:style-name="P187"><text:soft-page-break/>Он собрался подойти к ней, но Элисон <text:span text:style-name="T507">мгновенно </text:span>его остановила:</text:p>
      <text:p text:style-name="P187">«<text:span text:style-name="T508">Не подходи! Сядь во</text:span><text:span text:style-name="T3298">т</text:span><text:span text:style-name="T508"> на тот стул и держи руки на виду. Я тебе не доверяю!</text:span>»</text:p>
      <text:p text:style-name="P188">Элисон начала злиться.</text:p>
      <text:p text:style-name="P188">«<text:span text:style-name="T509">Как ты можешь разговаривать так</text:span><text:span text:style-name="T510">им тоном</text:span><text:span text:style-name="T509"> с</text:span><text:span text:style-name="T510">о своим</text:span><text:span text:style-name="T509"> отцом? Ты обращаешься со мной </text:span><text:span text:style-name="T511">так</text:span><text:span text:style-name="T509">, </text:span><text:span text:style-name="T511">как </text:span><text:span text:style-name="T509">будто </text:span><text:span text:style-name="T512">перед тобой</text:span><text:span text:style-name="T509"> какой-то грязный бродяга. Я пришёл сюда, чтобы помириться с тобой. Сейчас я заканчиваю оформление покупки дома на Милтон-роуд, </text:span><text:span text:style-name="T513">и</text:span><text:span text:style-name="T509"> </text:span><text:span text:style-name="T513">я</text:span><text:span text:style-name="T509"> надеялся, что ты будешь жить вместе со мной. </text:span><text:span text:style-name="T513">Я хотел бы</text:span><text:span text:style-name="T509"> загладить свою вину перед тобой.</text:span>»</text:p>
      <text:p text:style-name="P189">Он говорил очень убедительно и на его глазах заблестели слёзы.</text:p>
      <text:p text:style-name="P189">«Что?! У тебя хватает наглости думать, что я буду жить с тобой под одной крышей? Ты ждёшь, что я прощу тебя после того, что ты сделал с ма<text:span text:style-name="T514">м</text:span>ой?»</text:p>
      <text:p text:style-name="P190">На мгновение она прервалась и затем продолжила, но уже более спокойно:</text:p>
      <text:p text:style-name="P190">«<text:span text:style-name="T516">Прежде, чем ты уйдёшь, я хотела бы </text:span><text:span text:style-name="T517">выяснить</text:span><text:span text:style-name="T516">, </text:span><text:span text:style-name="T519">что за</text:span><text:span text:style-name="T517"> </text:span><text:span text:style-name="T516">причина кроется за этим внезапным проявлением родительской заботы? </text:span><text:span text:style-name="T518">Почему ты не появлялся раньше? С тех </text:span><text:span text:style-name="T3299">пор </text:span><text:span text:style-name="T518">прошло не меньше пятнадцати лет!</text:span>»</text:p>
      <text:p text:style-name="P191">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1">«<text:span text:style-name="T520">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521">таким </text:span><text:span text:style-name="T520">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2">Он замолчал. Элисон первой нарушила это затянувшееся молчание:</text:p>
      <text:p text:style-name="P192">«<text:span text:style-name="T522">Предположим, </text:span><text:span text:style-name="T535">что </text:span><text:span text:style-name="T522">Гарри мог бы побыть в соседней комнате, но только полчаса и не больше.</text:span>»</text:p>
      <text:p text:style-name="P192">«<text:span text:style-name="T523">Элисон, Ты уверена?</text:span>» - <text:span text:style-name="T523">спросил Гарри, </text:span><text:span text:style-name="T3673">тревожно </text:span><text:span text:style-name="T523">вглядываясь в её лицо.</text:span></text:p>
      <text:p text:style-name="P193">Она утвердительно кивнула.</text:p>
      <text:p text:style-name="P194">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5">Как только Гарри вышел из комнаты, мистер Уитли встал и <text:span text:style-name="T3673">направился</text:span> <text:span text:style-name="T3673">в её сторону.</text:span></text:p>
      <text:p text:style-name="P195">«<text:span text:style-name="T524">Не подходи ко мне! Сядь вон там!</text:span>» - <text:span text:style-name="T524">сказала она решительно.</text:span></text:p>
      <text:p text:style-name="P196">Но он не стал слушать её и продолжал приближаться. На его лице вдруг расплылась грубая ухмылка и он хрипло рассмеялся:</text:p>
      <text:p text:style-name="P196">«<text:span text:style-name="T525">Глупая сучка! Ты такая же доверчивая, как твоя мать. Она решила, что сможет убежать от меня, покончив с собой, </text:span><text:span text:style-name="T3347">но</text:span><text:span text:style-name="T525"> теперь тебе придётся занять её место.</text:span>»</text:p>
      <text:p text:style-name="P197">Он <text:span text:style-name="T650">у</text:span><text:span text:style-name="T545">сел</text:span><text:span text:style-name="T650">ся</text:span> рядом с ней, <text:span text:style-name="T526">крепко сжимая её запястья и выкручивая руки за её спиной</text:span>.</text:p>
      <text:p text:style-name="P197">«<text:span text:style-name="T527">Убирайся вон, ты… Больной… Сумасшедший… Отойди от меня...</text:span>» - <text:span text:style-name="T527">шипела Элисон.</text:span></text:p>
      <text:p text:style-name="P198">Выражение его лица было <text:span text:style-name="T529">очень </text:span>странным. Он не слышал её жалоб, будто бы находясь в другом, собственном мире. <text:span text:style-name="T528">Словно какая-то потусторонняя сущность владела </text:span><text:span text:style-name="T1341">им </text:span><text:span text:style-name="T528">сейчас.</text:span></text:p>
      <text:p text:style-name="P199">Она откинула голову назад и завизжала.</text:p>
      <text:p text:style-name="P199">«<text:span text:style-name="T530">Я буду кричать! Пошёл вон, мразь!</text:span>»</text:p>
      <text:p text:style-name="P200">Не обращая внимания на её <text:span text:style-name="T532">вопли</text:span>, он толкнул её и она упала на пол.</text:p>
      <text:p text:style-name="P199">«<text:span text:style-name="T531">Слезь с меня! Ты - мерзкий! Меня тошнит от тебя!</text:span>»</text:p>
      <text:p text:style-name="P201">Слёзы <text:span text:style-name="T533">потекли по её щекам.</text:span></text:p>
      <text:p text:style-name="P202">Он <text:span text:style-name="T3675">ударил её наотмашь</text:span> и затем закрыл <text:span text:style-name="T534">рот </text:span>своим <text:span text:style-name="T534">предплечьем</text:span>, чтобы она не <text:span text:style-name="T3675">с</text:span>могла <text:span text:style-name="T3674">позвать на помощь</text:span>.</text:p>
      <text:p text:style-name="P202">«Заткнись! Твоя мать вечно рыдала, а я ненавижу женские слёзы!» </text:p>
      <text:p text:style-name="P203">Он ударил её снова.</text:p>
      <text:p text:style-name="P204">Элисон оттолкнула его от себя и побежала к двери, нападавший последовал за ней.</text:p>
      <text:p text:style-name="P204">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4"><text:soft-page-break/></text:p>
      <text:p text:style-name="P205">Внезапно открылась дверь и в комнате появился Гарри. Он тут же увидел Элисон, залитую слезами боли. <text:span text:style-name="T1342">О</text:span>тец в ярости вскочил и, оттолкнув его в сторону, бросился бежать, пытаясь скрыться в темноте.</text:p>
      <text:p text:style-name="P205">«Элисон, какого чёрта тут…?»</text:p>
      <text:p text:style-name="P205">Он не договорил, <text:span text:style-name="T539">мгновенно</text:span> бро<text:span text:style-name="T539">сившись</text:span> к ней <text:span text:style-name="T539">и простирая над ней руки</text:span>. Осмотрев синяки и ссадины на её теле и на лице, Гарри осторожно отнёс её в гостиную и усадил на диван.</text:p>
      <text:p text:style-name="P205">«<text:span text:style-name="T540">Я услышал, как что-то разбилось и сразу </text:span><text:span text:style-name="T3348">же </text:span><text:span text:style-name="T540">побежал к тебе. Он не… Ну, ты понимаешь?</text:span>»</text:p>
      <text:p text:style-name="P206">«Слава Богу, нет. Хорошо, что ты появился вовремя, ему не хватило времени. <text:span text:style-name="T541">Как только ты вышел из комнаты, он сразу изменился. Как будто кто-то чужой завладел его телом. Его глаза… </text:span><text:span text:style-name="T542">Они стали совсем другими, то есть не его глазами</text:span><text:span text:style-name="T541">! Он постоянно ухмылялся - это было так ужасно!</text:span>»</text:p>
      <text:p text:style-name="P206">«<text:span text:style-name="T543">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349">поблизости</text:span><text:span text:style-name="T543">, пока я буду мыться. Я боюсь оставаться одна!</text:span>»</text:p>
      <text:p text:style-name="P207">Её руки протянулись к Гарри, нервно вцепившись в его куртку. Её бил озноб и она с трудом могла говорить, задыхаясь.</text:p>
      <text:p text:style-name="P207">«<text:span text:style-name="T544">Да, конечно!</text:span>» - <text:span text:style-name="T544">ответил Гарри, помогая ей подняться на ноги.</text:span></text:p>
      <text:p text:style-name="P208">После того, как она приняла душ и переоделась, они оба спустились вниз. Гарри позвонил Мэтью и Робину и попросил их приехать как можно скорее, <text:span text:style-name="T546">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9">В ту ночь Элисон никак не могла уснуть, и лишь только около двух часов <text:span text:style-name="T547">утра </text:span>сон, наконец-то, взял над ней верх.</text:p>
      <text:p text:style-name="P209"/>
      <text:p text:style-name="P210">Она проснулась от собственного крика, вся в холодном поту, <text:span text:style-name="T548">и Гарри успокоил её, </text:span><text:span text:style-name="T3910">объяснив</text:span><text:span text:style-name="T548">, что это б</text:span><text:span text:style-name="T4459">ыл </text:span><text:span text:style-name="T3911">всего лишь </text:span><text:span text:style-name="T3877">дурной</text:span><text:span text:style-name="T548"> </text:span><text:span text:style-name="T3877">сон</text:span><text:span text:style-name="T548">:</text:span></text:p>
      <text:p text:style-name="P210">«<text:span text:style-name="T4457">В</text:span><text:span text:style-name="T548">сё в порядке, </text:span><text:span text:style-name="T4457">малыш</text:span><text:span text:style-name="T548">. </text:span><text:span text:style-name="T3876">Кроме нас з</text:span><text:span text:style-name="T548">десь </text:span><text:span text:style-name="T3876">больше никого нет</text:span><text:span text:style-name="T548">. </text:span><text:span text:style-name="T3876">Ему не известно</text:span><text:span text:style-name="T548">, </text:span><text:span text:style-name="T4458">где мы находимся</text:span><text:span text:style-name="T548">. </text:span><text:span text:style-name="T3878">Не волнуйся. Спи.</text:span>» - <text:span text:style-name="T548">прошептал он, </text:span><text:span text:style-name="T3910">нежно </text:span><text:span text:style-name="T3950">поглаживая</text:span><text:span text:style-name="T548"> её </text:span><text:span text:style-name="T3912">мягкие</text:span><text:span text:style-name="T548"> волосы. </text:span><text:span text:style-name="T549">Она была словно младенец, которому внезапно приснился кошмар и </text:span><text:span text:style-name="T550">в этот момент </text:span><text:span text:style-name="T549">остро нуждалась в </text:span><text:span text:style-name="T609">родительской</text:span><text:span text:style-name="T549"> любви и заботе. </text:span><text:span text:style-name="T551">Гарри считал себя винов</text:span><text:span text:style-name="T3878">атым</text:span><text:span text:style-name="T551"> в том, что произошло предыдущим вечером — если бы он не стал слушать Элисон, уверовавшую в раскаяние своего отца, </text:span><text:span text:style-name="T3913">то </text:span><text:span text:style-name="T551">всё могло бы сложиться по-</text:span><text:span text:style-name="T3878">иному</text:span><text:span text:style-name="T551">. </text:span><text:span text:style-name="T552">Нет, он был </text:span><text:span text:style-name="T3879">обязан </text:span><text:span text:style-name="T552">прислушаться к </text:span><text:span text:style-name="T553">своему внутреннему голосу, твердившему об обратном, </text:span><text:span text:style-name="T554">и теперь всё выглядело так, </text:span><text:span text:style-name="T3879">словно</text:span><text:span text:style-name="T554"> он предал её веру в него.</text:span></text:p>
      <text:p text:style-name="P210">«<text:span text:style-name="T555">Не волнуйся, Эли. Он заплатит за всё. Бог мне свидетель, он дорого заплатит</text:span>» - <text:span text:style-name="T555">поклялся Гарри прежде, чем задремать. Время приближалось к четырём часам утра.</text:span></text:p>
      <text:p text:style-name="P210"/>
      <text:p text:style-name="P577">Мистер<text:span text:style-name="T4061">у</text:span> Уитли было около сорока лет, в<text:span text:style-name="T556">о</text:span>зможно <text:span text:style-name="T645">немного </text:span><text:span text:style-name="T556">меньше или больше. </text:span><text:span text:style-name="T557">Ростом он был примерно шести футов </text:span><text:span text:style-name="T3887">и</text:span><text:span text:style-name="T557"> </text:span><text:span text:style-name="T3880">физически </text:span><text:span text:style-name="T3886">крепко </text:span><text:span text:style-name="T3885">сложен</text:span><text:span text:style-name="T557">. </text:span><text:span text:style-name="T558">Ег</text:span><text:span text:style-name="T3881">о настоящим именем было</text:span><text:span text:style-name="T558"> </text:span><text:span text:style-name="T3881">имя </text:span><text:span text:style-name="T558">Теренс, но он предпочитал </text:span><text:span text:style-name="T3882">называться</text:span><text:span text:style-name="T558"> Ником — таково было его второе имя. </text:span><text:span text:style-name="T559">Он был хорош собой — смуглая кожа, светлые волосы и голубые глаза-жемчужины, глубокие, словно </text:span><text:span text:style-name="T3947">океанские</text:span><text:span text:style-name="T3883"> </text:span><text:span text:style-name="T3947">впадины</text:span><text:span text:style-name="T559">. </text:span><text:span text:style-name="T3888">Он имел</text:span><text:span text:style-name="T3884"> ярк</text:span><text:span text:style-name="T3888">ую</text:span><text:span text:style-name="T3884"> и запоминающ</text:span><text:span text:style-name="T3888">уюся</text:span><text:span text:style-name="T3884"> внешность</text:span><text:span text:style-name="T559"> и, когда был моложе, за ним бегало много </text:span><text:span text:style-name="T561">девиц</text:span><text:span text:style-name="T559">. </text:span><text:span text:style-name="T3889">П</text:span><text:span text:style-name="T562">ри этом</text:span><text:span text:style-name="T560"> он никогда не довольствовался тем, что имел — ему всегда </text:span><text:span text:style-name="T3889">хотелось заполуч</text:span><text:span text:style-name="T3890">а</text:span><text:span text:style-name="T3889">ть больше — заполуч</text:span><text:span text:style-name="T3890">а</text:span><text:span text:style-name="T3889">ть </text:span><text:span text:style-name="T560"><text:s/></text:span><text:span text:style-name="T3889">то, что многим, на первый взгляд, казалось не</text:span><text:span text:style-name="T3890">достижимым</text:span><text:span text:style-name="T3889"> — замужних женщин. Его второй страстью было запугивание людей — загоняя их в предварительно расставленные </text:span><text:span text:style-name="T4062">капканы</text:span><text:span text:style-name="T3889"> и доводя </text:span><text:span text:style-name="T3948">всевозможными</text:span><text:span text:style-name="T3889"> способами до </text:span><text:span text:style-name="T3891">нервного истощения</text:span><text:span text:style-name="T3889">, он испытывал особенное </text:span><text:span text:style-name="T3892">наслаждение</text:span><text:span text:style-name="T3889">.</text:span></text:p>
      <text:p text:style-name="P578"><text:span text:style-name="T3898">Ему</text:span><text:span text:style-name="T3891"> действительно</text:span> удавал<text:span text:style-name="T3891">о</text:span>сь очаровывать женщин, независимо от <text:span text:style-name="T3891">их семейного положения</text:span>. <text:span text:style-name="T3891">Наличие мужей </text:span>вовсе не являлось пр<text:span text:style-name="T610">епятствием </text:span><text:span text:style-name="T3893">— </text:span>скорее наоборот, ведь лёгкая добыча <text:span text:style-name="T3899">никогда </text:span>не приносила радости. <text:span text:style-name="T3894">Е</text:span><text:span text:style-name="T3893">му доставляло </text:span><text:span text:style-name="T3894">огромное удовольствие </text:span><text:span text:style-name="T3893">выслеживание </text:span><text:span text:style-name="T3894">своих </text:span><text:soft-page-break/><text:span text:style-name="T3894">будущих </text:span><text:span text:style-name="T3893">жертв и выход </text:span><text:span text:style-name="T3983">на контакт </text:span><text:span text:style-name="T3894">с ними</text:span><text:span text:style-name="T3893"> — </text:span><text:span text:style-name="T3984">именно тогда</text:span><text:span text:style-name="T3893"> к нему приходило приятное чувство взволнованности и возбуждения. </text:span><text:span text:style-name="T563">Но </text:span><text:span text:style-name="T3906">истинное</text:span><text:span text:style-name="T563"> удовлетворение </text:span><text:span text:style-name="T3984">случалось</text:span><text:span text:style-name="T3893"> </text:span><text:span text:style-name="T3894">только </text:span><text:span text:style-name="T3984">в те мгновения</text:span><text:span text:style-name="T3893">, когда </text:span><text:span text:style-name="T3984">он наблюдал в глазах преследуемых </text:span><text:span text:style-name="T3895">страх</text:span><text:span text:style-name="T564"> и </text:span><text:span text:style-name="T565">отвращение</text:span><text:span text:style-name="T564"> </text:span><text:span text:style-name="T3895">к </text:span><text:span text:style-name="T3984">своей</text:span><text:span text:style-name="T3895"> персоне</text:span><text:span text:style-name="T563">. </text:span><text:span text:style-name="T3896">Иногда приходилось сталкиваться</text:span><text:span text:style-name="T566"> </text:span><text:span text:style-name="T3896">с </text:span><text:span text:style-name="T566">разгневанны</text:span><text:span text:style-name="T3896">ми</text:span><text:span text:style-name="T566"> муж</text:span><text:span text:style-name="T3896">ьями</text:span><text:span text:style-name="T566">, но </text:span><text:span text:style-name="T3896">обычно </text:span><text:span text:style-name="T566">ему чертовски везло </text:span><text:span text:style-name="T3904">и</text:span><text:span text:style-name="T566"> всегда находился повод своевременно скрыться, оставив </text:span><text:span text:style-name="T567">далеко </text:span><text:span text:style-name="T566">позади </text:span><text:span text:style-name="T3905">себя все </text:span><text:span text:style-name="T566">надвиг</text:span><text:span text:style-name="T3897">а</text:span><text:span text:style-name="T3949">вшиеся</text:span><text:span text:style-name="T3897"> неприятности.</text:span><text:span text:style-name="T566">.</text:span></text:p>
      <text:p text:style-name="P211">У <text:span text:style-name="T3897">Ника</text:span> не было постоянной работы — вся его жизнь проходила в разъездах. <text:span text:style-name="T568">Он путешествовал по стране, устраиваясь на временную работу то здесь, то там — </text:span><text:span text:style-name="T569">начиная от бармена в придорожной закусочной и заканчивая водителем большегрузн</text:span><text:span text:style-name="T3901">ых</text:span><text:span text:style-name="T569"> авто. </text:span><text:span text:style-name="T570">В тех случаях, когда события принимали дурной оборот и на горизонте маячил</text:span><text:span text:style-name="T3902">и</text:span><text:span text:style-name="T570"> выяснени</text:span><text:span text:style-name="T3902">я</text:span><text:span text:style-name="T570"> отношений с мужем </text:span><text:span text:style-name="T3900">очередной обманутой</text:span><text:span text:style-name="T570"> женщины, он просто </text:span><text:span text:style-name="T608">исчезал</text:span><text:span text:style-name="T570"> и больше </text:span><text:span text:style-name="T3902">никогда</text:span><text:span text:style-name="T611"> </text:span><text:span text:style-name="T570">не появлялся </text:span><text:span text:style-name="T3907">вновь</text:span><text:span text:style-name="T570">.</text:span></text:p>
      <text:p text:style-name="P212">До этого <text:span text:style-name="T3902">дня </text:span>Ник никогда не бывал в Саутгемптоне, <text:span text:style-name="T3902">и</text:span> ему потребовалась всего неделя, чтобы <text:span text:style-name="T3903">выяснить</text:span>, где живёт дочь.</text:p>
      <text:p text:style-name="P212"/>
      <text:p text:style-name="P213"><text:span text:style-name="T4063">Она прошла</text:span>, и за это время Элисон ничего не слышала о своём отце. <text:span text:style-name="T571">Вместе с Гарри они </text:span><text:span text:style-name="T3908">до сих пор </text:span><text:span text:style-name="T571">оставались в доме Мэтью. </text:span><text:span text:style-name="T572">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76">ж</text:span><text:span text:style-name="T583">н</text:span><text:span text:style-name="T576">ие</text:span><text:span text:style-name="T572">, Мэтью, недолго думая, ответил:</text:span></text:p>
      <text:p text:style-name="P213">«<text:span text:style-name="T573">О! Та парочка, что жила здесь </text:span><text:span text:style-name="T576">до нас, </text:span><text:span text:style-name="T573">переехала куда-то в Лондон. Извините, но они не оставили своего адреса.</text:span>»</text:p>
      <text:p text:style-name="P214">После этого <text:span text:style-name="T3909">случая </text:span>мистер Уитли больше не беспокоил ни Мэтью, ни Робина. <text:span text:style-name="T574">Но </text:span><text:span text:style-name="T3909">и</text:span><text:span text:style-name="T574"> </text:span><text:span text:style-name="T575">не стал съезжать</text:span><text:span text:style-name="T574"> </text:span><text:span text:style-name="T575">из дома на</text:span><text:span text:style-name="T574"> Милтон-роуд.</text:span></text:p>
      <text:p text:style-name="P214"/>
      <text:p text:style-name="P215">Робин усердно готовился к <text:span text:style-name="T4148">предстоящим</text:span> экзаменам. <text:span text:style-name="T4148">Все о</text:span>стальные продолжали заниматься новым проектом и смогли добиться <text:span text:style-name="T4149">в нём </text:span>некоторых <text:span text:style-name="T4150">результатов</text:span>.</text:p>
      <text:p text:style-name="P216">Профессор <text:span text:style-name="T585">Фергер </text:span>предоставил каждому по месяцу отпуска. Разработанный <text:span text:style-name="T4149">студентами</text:span> метод самовнушения оказался <text:span text:style-name="T4153">д</text:span><text:span text:style-name="T4151">остаточно</text:span> эффективным — все трое успели побывать в шкур<text:span text:style-name="T4152">ах</text:span> различных <text:span text:style-name="T589">существ</text:span> и даже вполне у<text:span text:style-name="T4155">дачно</text:span> <text:span text:style-name="T4154">пр</text:span><text:span text:style-name="T4155">инимать облик</text:span><text:span text:style-name="T4154"> </text:span>других людей. В их тесном кру<text:span text:style-name="T4156">жке</text:span> <text:span text:style-name="T4156">считалось </text:span>особенно забавным превращение в профессора, а также имитация его странных привычек и манеры произношения слов. <text:span text:style-name="T4156">Н</text:span><text:span text:style-name="T584">овый навык </text:span><text:span text:style-name="T4156">оказался для Элисон весьма кстати</text:span><text:span text:style-name="T584"> — обладая им, она могла больше не чувствовать угрозы, исходящей со стороны её отца.</text:span></text:p>
      <text:p text:style-name="P581">Единственной проблемой, с которой при<text:span text:style-name="T4146">ходилось</text:span> ст<text:span text:style-name="T4146">алкиваться</text:span> в ходе проведения эксперимента, было время, в течении которого <text:span text:style-name="T4156">студенты</text:span> претерпевали метаморфозы. Их превращения в других существ длились не дольше четверти часа, <text:span text:style-name="T612">и </text:span>поэтому, <text:span text:style-name="T4139">находясь в телах различных птиц, они даже не пытались подняться в воздух.</text:span> <text:span text:style-name="T3914">Необычн</text:span><text:span text:style-name="T4145">ые</text:span><text:span text:style-name="T586"> ощущени</text:span><text:span text:style-name="T4145">я от </text:span><text:span text:style-name="T586">превращени</text:span><text:span text:style-name="T4145">й</text:span><text:span text:style-name="T586"> был</text:span><text:span text:style-name="T4145">и</text:span><text:span text:style-name="T586"> </text:span><text:span text:style-name="T4145">похожи</text:span><text:span text:style-name="T586"> </text:span><text:span text:style-name="T4145">на</text:span><text:span text:style-name="T586"> помешательство, но без </text:span><text:span text:style-name="T4156">различных</text:span><text:span text:style-name="T3915"> </text:span><text:span text:style-name="T586">негативных последствий.</text:span></text:p>
      <text:p text:style-name="P217">Находясь в состоянии эйфории от <text:span text:style-name="T4146">своих </text:span>первых <text:span text:style-name="T4146">успехов</text:span>, никто не <text:span text:style-name="T4140">задумывался</text:span> о том, насколько опасным может <text:span text:style-name="T4146">стать</text:span> <text:span text:style-name="T4146">это </text:span>новое открытие, попади оно в <text:span text:style-name="T4140">дурные</text:span> руки <text:span text:style-name="T587">и</text:span><text:span text:style-name="T588">ли </text:span><text:span text:style-name="T587">в </text:span><text:span text:style-name="T588">не</text:span><text:span text:style-name="T3916">удачно сложившиеся </text:span><text:span text:style-name="T587">обстоятельства</text:span>.</text:p>
      <text:p text:style-name="P218"><text:span text:style-name="T4144">В</text:span><text:span text:style-name="T4141">озможност</text:span><text:span text:style-name="T4144">ь</text:span><text:span text:style-name="T4141"> </text:span><text:span text:style-name="T4144">свободно, </text:span><text:span text:style-name="T4147">до неузнаваемости</text:span><text:span text:style-name="T4144"> </text:span><text:span text:style-name="T4141">менять с</text:span><text:span text:style-name="T4144">обственную</text:span><text:span text:style-name="T4141"> </text:span><text:span text:style-name="T590">вне</text:span><text:span text:style-name="T4141">шность </text:span><text:span text:style-name="T4142">даровал</text:span><text:span text:style-name="T4144">а</text:span><text:span text:style-name="T590"> </text:span><text:span text:style-name="T4142">им</text:span><text:span text:style-name="T590"> </text:span><text:span text:style-name="T4142">необычай</text:span><text:span text:style-name="T4143">но</text:span><text:span text:style-name="T590"> захватывающие ощущения, и они тратили </text:span><text:span text:style-name="T4142">на </text:span><text:span text:style-name="T4144">своё </text:span><text:span text:style-name="T4142">новое увлечение </text:span><text:span text:style-name="T590">почти всё свободное время. </text:span><text:span text:style-name="T591">Однако ни</text:span><text:span text:style-name="T4144">кто из них </text:span><text:span text:style-name="T591">не </text:span><text:span text:style-name="T4144">сказал о нём </text:span><text:span text:style-name="T3917">Робину </text:span><text:span text:style-name="T4144">ни единого слова</text:span><text:span text:style-name="T3917">.</text:span></text:p>
      <text:p text:style-name="P218"/>
      <text:p text:style-name="P219"><text:span text:style-name="T3919">В эту ночь</text:span><text:span text:style-name="T597">, </text:span><text:span text:style-name="T3918">но</text:span> много лет назад, Ник совершил насилие над матерью Элисон. <text:span text:style-name="T3919">Тьма</text:span><text:span text:style-name="T597"> была такой же </text:span><text:span text:style-name="T3918">непроглядной,</text:span> и на улице <text:span text:style-name="T604">точно </text:span><text:span text:style-name="T598">так же </text:span>бушевала буря. Над крышами домов разносились раскаты грома, как будто где-то там, наверху, <text:span text:style-name="T1567">б</text:span>оги разгневались на простых смертных и осыпа<text:span text:style-name="T592">ют</text:span> их своими <text:span text:style-name="T592">страшными </text:span>проклятиями. <text:span text:style-name="T593">Вскоре за </text:span><text:span text:style-name="T599">раскатами</text:span><text:span text:style-name="T593"> последовали смертоносные молни</text:span><text:span text:style-name="T615">и</text:span><text:span text:style-name="T593">, безжалостно разбрасываемые небес</text:span><text:span text:style-name="T3920">ными властелинами</text:span><text:span text:style-name="T593">. </text:span><text:span text:style-name="T594">Дождь </text:span><text:span text:style-name="T3921">заливал</text:span><text:span text:style-name="T594"> </text:span><text:span text:style-name="T3921">оконные стёкла</text:span><text:span text:style-name="T594">. </text:span><text:span text:style-name="T595">В тот вечер было слишком сыро, чтобы выходить из дом</text:span><text:span text:style-name="T596">ов</text:span><text:span text:style-name="T595">, и улицы </text:span><text:span text:style-name="T596">были </text:span><text:span text:style-name="T600">пусты и </text:span><text:span text:style-name="T596">безлюдны, </text:span><text:span text:style-name="T602">словно </text:span><text:span text:style-name="T603">кадры</text:span><text:span text:style-name="T601"> </text:span><text:span text:style-name="T603">из </text:span><text:span text:style-name="T1568">старых </text:span><text:span text:style-name="T605">фильмов</text:span><text:span text:style-name="T601"> о городах-призраках</text:span><text:span text:style-name="T596">.</text:span></text:p>
      <text:p text:style-name="P220"><text:soft-page-break/>Ник ехал домой из Линдхерста в Саутгемптон. <text:span text:style-name="T606">Шум дождя, </text:span><text:span text:style-name="T2685">хлеставший</text:span><text:span text:style-name="T606"> по лобовому стеклу, </text:span><text:span text:style-name="T607">периодически </text:span><text:span text:style-name="T606">заглушал льющуюся из автомагнитолы музыку. «Дворники» его авто</text:span><text:span text:style-name="T3922">машины</text:span><text:span text:style-name="T606">, казалось, двига</text:span><text:span text:style-name="T3923">лись</text:span><text:span text:style-name="T606"> в такт со вспышками молний, освещающи</text:span><text:span text:style-name="T3923">ми</text:span><text:span text:style-name="T606"> пасмурное небо.</text:span></text:p>
      <text:p text:style-name="P221">Смотреть вдаль было невозможно — огни встречных автомобилей не были видны до тех пор, пока <text:span text:style-name="T3925">те</text:span> не подъезжали вплотную, после чего слепили <text:span text:style-name="T3924">глаза </text:span>своим ярким светом. Из-за плохой погоды Нику пришлось вернуться домой, в своё логово, около полуночи. <text:span text:style-name="T613">Ему </text:span><text:span text:style-name="T3926">досаждало</text:span><text:span text:style-name="T613">, что в </text:span><text:span text:style-name="T3926">э</text:span><text:span text:style-name="T613">ту ночь не удалось отыскать для себя новой жертвы.</text:span></text:p>
      <text:p text:style-name="P222">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614">на тысячу мельчайших осколков.</text:span></text:p>
      <text:p text:style-name="P222"/>
      <text:p text:style-name="P223">Мистер Уитли был не единственным человеком, на которого подействовал шторм. <text:span text:style-name="T616">Это было пугающим зрелищем — </text:span><text:span text:style-name="T617">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620">проклятиями</text:span><text:span text:style-name="T617">, о том, что «Он» умрёт и что «Он» </text:span><text:span text:style-name="T618">пожил достаточно долго</text:span><text:span text:style-name="T617">.</text:span><text:span text:style-name="T619"> </text:span><text:span text:style-name="T620">Н</text:span><text:span text:style-name="T619">а несколько секунд наступила тишина. То, что произошло дальше, трудно описать словами. </text:span><text:span text:style-name="T620">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623">пугающая</text:span><text:span text:style-name="T622"> фигура</text:span><text:span text:style-name="T620"> вознесл</text:span><text:span text:style-name="T622">ась</text:span><text:span text:style-name="T620"> над постелью, за</text:span><text:span text:style-name="T621">мерев</text:span><text:span text:style-name="T620"> в воздухе. </text:span><text:span text:style-name="T624">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626">в ту ночь </text:span><text:span text:style-name="T625">б</text:span><text:span text:style-name="T624">еспощадный бой с</text:span><text:span text:style-name="T626">о всем</text:span><text:span text:style-name="T624"> </text:span><text:span text:style-name="T4157">м</text:span><text:span text:style-name="T626">иром…</text:span></text:p>
      <text:p text:style-name="P223"/>
      <text:p text:style-name="P224">К <text:span text:style-name="T627">следующему </text:span>утр<text:span text:style-name="T627">у</text:span> <text:span text:style-name="T629">шторм</text:span> утих <text:span text:style-name="T627">и повсюду в воздухе витала свежесть, будто бы свидетельствуя о том, что всё напряжение и тревоги ночи канули в Лету. </text:span><text:span text:style-name="T628">Гарри поднялся рано и приготовил завтрак для Элисон.</text:span></text:p>
      <text:p text:style-name="P224"/>
      <text:p text:style-name="P224">«<text:span text:style-name="T630">Эли? Эли! Просыпайся, уже десять утра.</text:span>»</text:p>
      <text:p text:style-name="P225">Она не просыпалась и ему пришлось несколько <text:span text:style-name="T635">раз </text:span>осторожно встряхнуть её. <text:span text:style-name="T631">Элисон медленно пошевелилась, протирая </text:span><text:span text:style-name="T637">ладонями </text:span><text:span text:style-name="T631">глаз</text:span><text:span text:style-name="T636">а</text:span><text:span text:style-name="T631">.</text:span></text:p>
      <text:p text:style-name="P224">«<text:span text:style-name="T632">Господи, какая усталость! </text:span><text:span text:style-name="T633">Я ужасно спала этой ночью и мои руки… Они словно одеревенели</text:span>» - <text:span text:style-name="T634">вяло ответила она.</text:span></text:p>
      <text:p text:style-name="P226">Поев и одевшись, Элисон стала читать местную <text:span text:style-name="T638">утреннюю </text:span>газету.</text:p>
      <text:p text:style-name="P227">Внезапно она уронила её и, побледнев, закричала:</text:p>
      <text:p text:style-name="P227">«<text:span text:style-name="T639">Гарри! Гарри! Ты читал это? Ты что-нибудь знаешь об этом?</text:span>»</text:p>
      <text:p text:style-name="P228">Гарри в<text:span text:style-name="T640">бежал в гостиную</text:span>.</text:p>
      <text:p text:style-name="P228">«<text:span text:style-name="T640">Что? Что ты имеешь в виду? Нет, я ещё не читал. Не так быстро... Объясни, что я должен был прочитать?</text:span>»</text:p>
      <text:p text:style-name="P229">Она указала на статью.</text:p>
      <text:p text:style-name="P229">«Вот и всё» - <text:span text:style-name="T2524">произнесла</text:span> она, дрожа.</text:p>
      <text:p text:style-name="P230">Он пр<text:span text:style-name="T2686">обежал глазами</text:span> статью, в ней говорилось, что…</text:p>
      <text:p text:style-name="P230">«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41">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42">Взлома жилища не зафиксировано равно как и фактов кражи имущества.</text:span>»</text:p>
      <text:p text:style-name="P230"/>
      <text:p text:style-name="P231">Гарри, в замешательстве, сел.</text:p>
      <text:p text:style-name="P231"><text:soft-page-break/>«Собираешься что-нибудь делать? Пойдёшь в полицейский участок <text:span text:style-name="T643">за подробностями </text:span><text:span text:style-name="T644">или </text:span><text:span text:style-name="T2525">нет</text:span>?»</text:p>
      <text:p text:style-name="P232">Такие вопросы были типичными для него. Гарри всегда рассуждал здраво и логично.</text:p>
      <text:p text:style-name="P232">«<text:span text:style-name="T652">Полагаю</text:span><text:span text:style-name="T651">, мне придётся объяснить им, что он был моим отцом. Да, я его ненавидела, но не желала е</text:span><text:span text:style-name="T653">му</text:span><text:span text:style-name="T651"> смерти. Подумать только, он умер в ту же ночь, что и мама. Неужели его заела совесть и он покончил жизнь самоубийством, в точности как она? -</text:span><text:span text:style-name="T654">Вряд ли</text:span><text:span text:style-name="T652">, </text:span><text:span text:style-name="T655">на него </text:span><text:span text:style-name="T652">это не похоже. </text:span><text:span text:style-name="T654">Судя по описанию </text:span><text:span text:style-name="T656">в газете, он умер </text:span><text:span text:style-name="T3369">мучительной</text:span><text:span text:style-name="T656"> смертью. Интересно, кто это сделал?</text:span>»</text:p>
      <text:p text:style-name="P233">Гарри подошел к Элисон и обнял её.</text:p>
      <text:p text:style-name="P233">«<text:span text:style-name="T657">Эли, я знаю, что это прозвучит ужасно, но… Это к лучшему, </text:span><text:span text:style-name="T3372">поскольку</text:span><text:span text:style-name="T657"> он не </text:span><text:span text:style-name="T3370">побеспокоит нас </text:span><text:span text:style-name="T3371">больше</text:span><text:span text:style-name="T657">. Наконец-то он </text:span><text:span text:style-name="T658">сполна </text:span><text:span text:style-name="T657">получил то, что заслуживал. Вероятно, его убил кто-то из </text:span><text:span text:style-name="T3372">тех отбросов </text:span><text:span text:style-name="T3373">общества</text:span><text:span text:style-name="T3372">, среди которых он </text:span><text:span text:style-name="T3374">постоянно вращался</text:span><text:span text:style-name="T657">, не получив вовремя свой должок. Нужно признать, что твой отец не был святым.</text:span>»</text:p>
      <text:p text:style-name="P233">«<text:span text:style-name="T659">Да, ты прав. Я не понимаю, что со мной, и почему я </text:span><text:span text:style-name="T660">испытываю чувство печали</text:span><text:span text:style-name="T659">,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4">В полицейском участке они пробыли несколько часов.</text:p>
      <text:p text:style-name="P234">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5">Элисон засыпали вопросами о прошлом её отца и о том, почему они не жили вместе <text:span text:style-name="T662">все эти годы</text:span>. В какой-то момент <text:span text:style-name="T754">она</text:span> даже почувствовала, что находится на скамье подсудимых, <text:span text:style-name="T753">будучи</text:span><text:span text:style-name="T661"> </text:span>идеальн<text:span text:style-name="T755">о</text:span>й <text:span text:style-name="T666">подозреваем</text:span><text:span text:style-name="T755">о</text:span><text:span text:style-name="T666">й</text:span> с идеальным мотивом для убийства.</text:p>
      <text:p text:style-name="P236">Из участка она <text:span text:style-name="T667">вышла</text:span> взволнованной <text:span text:style-name="T3375">и сильно побледневшей</text:span>, <text:span text:style-name="T661">и большую часть обратного пути домой хранила молчание. Гарри </text:span><text:span text:style-name="T663">тихонько </text:span><text:span text:style-name="T3376">мурлыкал себе под нос, </text:span><text:span text:style-name="T663">подпева</text:span><text:span text:style-name="T3376">я</text:span><text:span text:style-name="T663"> </text:span><text:span text:style-name="T3377">играющим по радио </text:span><text:span text:style-name="T663">песням. </text:span><text:span text:style-name="T664">Элисон нарушила тишину первой:</text:span></text:p>
      <text:p text:style-name="P236">«<text:span text:style-name="T665">А вдруг это я убила его? Ведь я его ненавидела. Вдруг это я, сама того не зная, превратилась в хищную птицу и напала на него?</text:span>»</text:p>
      <text:p text:style-name="P237">Она немного помолчала и продолжила:</text:p>
      <text:p text:style-name="P237">«Гарри! Если это сделала я, то где гарантии, что в будущем такого <text:span text:style-name="T668">больше </text:span>не повторится? Вдруг я снова убью, даже не подозревая об этом? <text:span text:style-name="T669">Господи, как бы я хотела не знать </text:span><text:span text:style-name="T3378">абсолютно ничего </text:span><text:span text:style-name="T669">ни о метаморфозах, ни об оборотнях. </text:span><text:span text:style-name="T670">Как же хорошо, что мы не посвятили Робина в </text:span><text:span text:style-name="T750">наш</text:span><text:span text:style-name="T670"> чёртов </text:span><text:span text:style-name="T750">план</text:span><text:span text:style-name="T670">!</text:span>»</text:p>
      <text:p text:style-name="P237">«<text:span text:style-name="T671">Не вини себя, Эли! Ты ни за что бы не сделала </text:span><text:span text:style-name="T3671">этого</text:span><text:span text:style-name="T671">. Уж я то знаю - </text:span><text:span text:style-name="T677">для </text:span><text:span text:style-name="T678">такого</text:span><text:span text:style-name="T677"> </text:span><text:span text:style-name="T671">ты слишком мягкосердечна. Если хорошенько подумать, то это мог бы сделать, например, Мэтью или даже я.</text:span>»</text:p>
      <text:p text:style-name="P238">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8"/>
      <text:p text:style-name="P239">ТРЕТЬЯ ГЛАВА</text:p>
      <text:p text:style-name="P239"/>
      <text:p text:style-name="P345">СВЕРШИЛОСЬ!</text:p>
      <text:p text:style-name="P239"/>
      <text:p text:style-name="P239">«<text:span text:style-name="T672">РОБИН! РОБИН!</text:span>» - <text:span text:style-name="T673">ЗВАЛ</text:span><text:span text:style-name="T672"> МЭТЬЮ ИЗ-ЗА ДВЕРИ СПАЛЬНИ, НО ОТВЕТА не </text:span><text:span text:style-name="T690">последовало</text:span><text:span text:style-name="T672">. </text:span><text:span text:style-name="T674">Он снова постучал, после чего попытался открыть дверь самостоятельно, но, к его удивлению, она была заперта.</text:span></text:p>
      <text:p text:style-name="P239">«<text:span text:style-name="T675">Робин, п</text:span><text:span text:style-name="T1262">росыпайся</text:span><text:span text:style-name="T675">! </text:span><text:span text:style-name="T3640">Мы</text:span><text:span text:style-name="T675"> опаздывае</text:span><text:span text:style-name="T3640">м</text:span><text:span text:style-name="T675">! </text:span><text:span text:style-name="T676">Я жду тебя целую вечность!</text:span>»</text:p>
      <text:p text:style-name="P240">Мэтью приложил ухо к двери и <text:span text:style-name="T3641">стал вслушиваться </text:span><text:span text:style-name="T3642">в тишину</text:span>, пытаясь уловить хотя бы малейший шорох.</text:p>
      <text:p text:style-name="P241">Мгновением позже он услышал низкий, приглушённый голос Робина:</text:p>
      <text:p text:style-name="P241"><text:soft-page-break/>«Уходи! Ты, наверное, шутишь. Ещё слишком рано.»</text:p>
      <text:p text:style-name="P241">«<text:span text:style-name="T679">Что это значит - слишком рано? К твоему сведению, сейчас одиннадцать-тридцать. Я принёс тебе кофе! Пожалуйста, открой дверь!</text:span>»</text:p>
      <text:p text:style-name="P242"><text:span text:style-name="T698">Он</text:span> прождал несколько минут, прежде чем безжизненн<text:span text:style-name="T682">ая</text:span> сущ<text:span text:style-name="T682">ность</text:span> <text:span text:style-name="T681">Робина </text:span>медленно выползл<text:span text:style-name="T682">а</text:span> из свое<text:span text:style-name="T686">го</text:span><text:span text:style-name="T685"> </text:span><text:span text:style-name="T686">логова</text:span> <text:span text:style-name="T680">и</text:span>, протирая заспанные глаза, <text:span text:style-name="T683">наконец-то </text:span><text:span text:style-name="T695">появилась в дверном проёме</text:span>. <text:span text:style-name="T684">Робин</text:span> взял чашку и тут же <text:span text:style-name="T680">снова закрыл </text:span><text:span text:style-name="T696">дверь </text:span><text:span text:style-name="T697">перед самым носом Мэтью</text:span><text:span text:style-name="T680">.</text:span></text:p>
      <text:p text:style-name="P242"/>
      <text:p text:style-name="P243">Необычная вялость Робина продолжалась несколько недель, <text:span text:style-name="T687">и с каждой неделей она </text:span><text:span text:style-name="T688">становилась всё более заметной. </text:span><text:span text:style-name="T689">В его работе отчётливо наблюдался заметный </text:span><text:span text:style-name="T1263">спад — </text:span><text:span text:style-name="T3670">профессор Фергер не отмечал для себя никаких, хотя бы в малейшей</text:span><text:span text:style-name="T689"> </text:span><text:span text:style-name="T3670">степени интересных результатов, и</text:span><text:span text:style-name="T689"> </text:span><text:span text:style-name="T3670">п</text:span><text:span text:style-name="T691">о </text:span><text:span text:style-name="T3645">этой причине он</text:span><text:span text:style-name="T691"> предоставил Робину и его коллегам недельный отпуск. Усталость Робина </text:span><text:span text:style-name="T3643">списывалась на</text:span><text:span text:style-name="T691"> </text:span><text:span text:style-name="T3643">постоянно возрастающее напряжение от</text:span><text:span text:style-name="T691"> </text:span><text:span text:style-name="T3643">подготовки к </text:span><text:span text:style-name="T691">предстоящи</text:span><text:span text:style-name="T3643">м</text:span><text:span text:style-name="T691"> экзамен</text:span><text:span text:style-name="T3643">ам</text:span><text:span text:style-name="T691">.</text:span></text:p>
      <text:p text:style-name="P244">В<text:span text:style-name="T3646">сю</text:span> недел<text:span text:style-name="T3646">ю</text:span> никто из них не беспокоил <text:span text:style-name="T3646">мальчика</text:span>, давая <text:span text:style-name="T3646">ему</text:span> возможность <text:span text:style-name="T3644">посвятить учёбе всё свободное время</text:span>.</text:p>
      <text:p text:style-name="P244"/>
      <text:p text:style-name="P245">Они вспомнили о Робине лишь в воскресенье, ближе к вечеру, и тогда всем показалось, что его одиночество выглядит слишком <text:span text:style-name="T3647">затянуто и </text:span>необычно. Поэтому все трое <text:span text:style-name="T3649">без промедления</text:span> отправились <text:span text:style-name="T3648">в дом к Мэтью, чтобы </text:span><text:span text:style-name="T707">проведать </text:span><text:span text:style-name="T3644">и </text:span><text:span text:style-name="T3648">заодно </text:span><text:span text:style-name="T3644">поинтересоваться </text:span><text:span text:style-name="T3648">здоровьем </text:span><text:span text:style-name="T3649">своего подопечного</text:span>.</text:p>
      <text:p text:style-name="P246"><text:span text:style-name="T3650">Не менее</text:span><text:span text:style-name="T692"> получаса </text:span><text:span text:style-name="T3654">молодые люди</text:span><text:span text:style-name="T693"> стояли возле </text:span><text:span text:style-name="T3644">з</text:span><text:span text:style-name="T3650">акрытой комнаты</text:span><text:span text:style-name="T693"> и звали его</text:span>, <text:span text:style-name="T3652">однако</text:span> <text:span text:style-name="T3652">отклика не последовало</text:span>, <text:span text:style-name="T3651">после чего было принято решение ломать дверь.</text:span></text:p>
      <text:p text:style-name="P247">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654">Сознание не покинуло его</text:span>, <text:span text:style-name="T694">но </text:span>было похоже, что <text:span text:style-name="T3654">он не замечал ни их присутствия, ни того факта, что кто-то вломился на его территорию.</text:span></text:p>
      <text:p text:style-name="P248">Зрелище было ужасным - повсюду валялись <text:span text:style-name="T3653">подгнившие</text:span> и заплесневелые остатки пищи, а по комнате <text:span text:style-name="T699">расползлась</text:span> <text:span text:style-name="T3656">едкая и </text:span>отвратительная, <text:span text:style-name="T3656">вызывающая тошноту, </text:span>вонь. <text:span text:style-name="T3655">В ту же</text:span> <text:span text:style-name="T3655">минуту до всех присутствующих дошло</text:span>, что <text:span text:style-name="T3655">по какой-то причине </text:span>Робин не выходил из <text:span text:style-name="T3655">своей </text:span>комнаты как минимум несколько <text:span text:style-name="T3655">последних дней</text:span>.</text:p>
      <text:p text:style-name="P249">Гарри <text:span text:style-name="T3655">срочно </text:span>вызвал врача.</text:p>
      <text:p text:style-name="P249"/>
      <text:p text:style-name="P250">После тщательного осмотра выяснилось, что Робину требу<text:span text:style-name="T3657">е</text:span>тся всего лишь хороший отдых и тщательный уход. <text:span text:style-name="T3657">Было о</text:span>чевидно что, <text:span text:style-name="T701">готовясь к своим экзаменам,</text:span> он слишком <text:span text:style-name="T701">сильно </text:span>переутомился, и не уделял должного внимания <text:span text:style-name="T700">своевременному</text:span> <text:span text:style-name="T3657">и правильному </text:span>питанию.</text:p>
      <text:p text:style-name="P250"/>
      <text:p text:style-name="P250">«<text:span text:style-name="T702">Я был слишком глуп, полагая что Робин в состоянии сам позаботиться о себе, и что с ним всё будет в порядке.</text:span>» - <text:span text:style-name="T703">сокрушался Мэтью. Он чувствовал себя виноватым </text:span><text:span text:style-name="T704">и не находил себе места.</text:span></text:p>
      <text:p text:style-name="P250"/>
      <text:p text:style-name="P251">Прошло несколько дней, но, несмотря на <text:span text:style-name="T3658">всеобщее </text:span>внимание и заботу, <text:span text:style-name="T3658">самочу</text:span><text:span text:style-name="T3661">в</text:span><text:span text:style-name="T3658">ствие</text:span> Робина <text:span text:style-name="T3658">становилось всё хуже</text:span>. <text:span text:style-name="T705">С каждым днём </text:span><text:span text:style-name="T3659">его </text:span><text:span text:style-name="T725">слабость всё больше брала </text:span><text:span text:style-name="T3669">верх </text:span><text:span text:style-name="T725">над ним, </text:span><text:span text:style-name="T705">и теперь </text:span><text:span text:style-name="T726">он </text:span><text:span text:style-name="T705">не мог осмысленно </text:span><text:span text:style-name="T3658">выговорить </text:span><text:span text:style-name="T3660">даже </text:span><text:span text:style-name="T3658">пар</text:span><text:span text:style-name="T3662">ы</text:span><text:span text:style-name="T3658"> слов</text:span><text:span text:style-name="T705">. Он словно окаменел, и никто </text:span><text:span text:style-name="T3659">из докторов не </text:span><text:span text:style-name="T705">мог понять причин </text:span><text:span text:style-name="T3664">этого недуга</text:span><text:span text:style-name="T705">.</text:span></text:p>
      <text:p text:style-name="P252"><text:span text:style-name="T727">По ночам </text:span><text:span text:style-name="T3663">его мучила бессонница</text:span>. В <text:span text:style-name="T3665">те счастливые минуты</text:span>, <text:span text:style-name="T3665">когда сон принимал </text:span><text:span text:style-name="T3666">Робина</text:span><text:span text:style-name="T3665"> в свои объят</text:span><text:span text:style-name="T4160">и</text:span><text:span text:style-name="T3665">я</text:span>, <text:span text:style-name="T3665">его сотрясала дрожь, он пронзительно вскрикивал</text:span> и <text:span text:style-name="T3665">сразу же </text:span>просыпался.</text:p>
      <text:p text:style-name="P254"><text:span text:style-name="T3667">К</text:span><text:span text:style-name="T3665">аждую ночь </text:span><text:span text:style-name="T3668">Мэтью</text:span><text:span text:style-name="T3667"> будили</text:span><text:span text:style-name="T3665"> душераздирающи</text:span><text:span text:style-name="T3667">е</text:span><text:span text:style-name="T3665"> вопл</text:span><text:span text:style-name="T3667">и</text:span>, раздававши<text:span text:style-name="T3667">еся</text:span> из комнаты <text:span text:style-name="T3666">мальчика,</text:span> и каждый раз <text:span text:style-name="T3668">он</text:span><text:span text:style-name="T706"> </text:span>мчался к нему на помощь, <text:span text:style-name="T3667">не жалея ног</text:span>. И каждый раз ему от<text:span text:style-name="T751">к</text:span>рывалась одна и та же картина — безучастный взгляд в пустоту, дрожь и капли холодного пота, стекающие по лицу Робина. <text:span text:style-name="T3669">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3"><text:soft-page-break/></text:p>
      <text:p text:style-name="P255">О <text:span text:style-name="T710">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708">И </text:span><text:span text:style-name="T711">вот </text:span><text:span text:style-name="T708">тогда </text:span><text:span text:style-name="T709">им открылась </text:span><text:span text:style-name="T711">истина</text:span><text:span text:style-name="T709">.</text:span></text:p>
      <text:p text:style-name="P256">Все студенты испытали чувство облегчения, узнав, что бремя ответственности за совершённое преступление больше не лежит на них, но на одном <text:span text:style-name="T714">лишь </text:span>Робине. Никому из них не приходило в голову расспрашивать <text:span text:style-name="T712">его </text:span>об этом.</text:p>
      <text:p text:style-name="P257">Профессору удалось ввести Робина в транс не сосредотачивая его внимания на чём-то конкретном. <text:span text:style-name="T4161">В</text:span>место этого он заманил <text:span text:style-name="T2104">мощный</text:span> разум <text:span text:style-name="T4161">подростка </text:span>в ловушку, исполь<text:span text:style-name="T4161">зовав</text:span> <text:span text:style-name="T713">силу </text:span>сво<text:span text:style-name="T713">его</text:span> <text:span text:style-name="T4161">спокойного </text:span>монотонн<text:span text:style-name="T713">ого</text:span> голос<text:span text:style-name="T713">а</text:span>.</text:p>
      <text:p text:style-name="P258">Однако это было задачей не из лёгких — на протяжении <text:span text:style-name="T715">длительного</text:span> времени Робину удавалось воздвигать вокруг себя мысленный барьер, <text:span text:style-name="T4161">сопротивля</text:span><text:span text:style-name="T4162">ясь</text:span> убедительн<text:span text:style-name="T4161">ому</text:span> голос<text:span text:style-name="T4161">у</text:span>, призывавш<text:span text:style-name="T4161">ему</text:span> его подсознание <text:span text:style-name="T4161">освободиться от </text:span>мучивше<text:span text:style-name="T4161">го</text:span> его тяжк<text:span text:style-name="T4161">ого</text:span> брем<text:span text:style-name="T4161">ени</text:span>.</text:p>
      <text:p text:style-name="P258">«<text:span text:style-name="T716">Это был я! Это я убил их! Не знаю, зачем, но </text:span><text:span text:style-name="T4163">я </text:span><text:span text:style-name="T716">это сделал!</text:span>» - <text:span text:style-name="T716">внезапно воскликнул </text:span><text:span text:style-name="T717">он</text:span><text:span text:style-name="T716">.</text:span></text:p>
      <text:p text:style-name="P258">«<text:span text:style-name="T718">Робин, кого ты убил?</text:span>» - <text:span text:style-name="T718">спросил профессор, зап</text:span><text:span text:style-name="T1020">исывая</text:span><text:span text:style-name="T718"> каждое слово.</text:span></text:p>
      <text:p text:style-name="P259">Пожилого профессора совсем не <text:span text:style-name="T719">беспокоило,</text:span> что один из его студентов, <text:span text:style-name="T720">в особенности Робин,</text:span> <text:span text:style-name="T719">мо</text:span><text:span text:style-name="T720">г оказаться</text:span><text:span text:style-name="T719"> убийцей. </text:span><text:span text:style-name="T721">Нет, о</text:span><text:span text:style-name="T720">н рассматривал всё сказанное как </text:span><text:span text:style-name="T728">новый этап</text:span><text:span text:style-name="T720"> </text:span><text:span text:style-name="T4164">своего исследования</text:span><text:span text:style-name="T720">. Робин рассказ</text:span><text:span text:style-name="T722">ал</text:span><text:span text:style-name="T720"> ему </text:span><text:span text:style-name="T729">о </text:span><text:span text:style-name="T720">своей жизни </text:span><text:span text:style-name="T722">и, что гораздо важнее, о своих странных видениях, которые </text:span><text:span text:style-name="T4166">являлись</text:span><text:span text:style-name="T722"> причиной его </text:span><text:span text:style-name="T4165">психического </text:span><text:span text:style-name="T722">расстройства. </text:span><text:span text:style-name="T723">При этом о</text:span><text:span text:style-name="T722">н </text:span><text:span text:style-name="T724">нервно </text:span><text:span text:style-name="T722">вздрагивал от каждого внезапного движения и от посторонних звуков.</text:span></text:p>
      <text:p text:style-name="P259">«<text:span text:style-name="T730">Они! Они называли меня своими родителями... Они не любили меня… Не могли любить… Так не любят! Она мучила меня, прижиг</text:span><text:span text:style-name="T731">а</text:span><text:span text:style-name="T4167">ла</text:span><text:span text:style-name="T730"> дымящимися сигаретами… </text:span><text:span text:style-name="T732">Они должны </text:span><text:span text:style-name="T2105">были </text:span><text:span text:style-name="T732">испытать ту же боль, что и я... Это я устроил пожар и </text:span><text:span text:style-name="T734">с</text:span><text:span text:style-name="T732">жёг их... Они познали все мои страхи... Они заслужили это!</text:span>»</text:p>
      <text:p text:style-name="P260">Затем что-то отвлекло Робина и он <text:span text:style-name="T4168">начал</text:span> невнятно <text:span text:style-name="T3350">бубнить</text:span> себе под нос.</text:p>
      <text:p text:style-name="P261">И снова профессору пришлось проявить настойчивость. <text:span text:style-name="T733">Это было похоже на общение с затравленным ребёнком, который слишком напуган, чтобы сообщить кому-либо о своих обидчиках. </text:span><text:span text:style-name="T735">Словно на суде, профессор загонял его </text:span><text:span text:style-name="T736">разум </text:span><text:span text:style-name="T735">в угол, вынуждая к чистосердечному признанию. </text:span><text:span text:style-name="T737">Он доверительно сообщил, что глядя на проблему со стороны ему, как другу, будет проще отыскать </text:span><text:span text:style-name="T3351">её </text:span><text:span text:style-name="T737">верное решение.</text:span></text:p>
      <text:p text:style-name="P262">«Мы на твоей стороне, Робин. Ничего не бойся. Мы обязательно поможем тебе, если ты расскажешь всю правду. Что <text:span text:style-name="T738">с тобой </text:span>случилось? Почему ты не можешь спать?» - <text:span text:style-name="T739">повторял </text:span><text:span text:style-name="T4176">измученный</text:span><text:span text:style-name="T739"> профессор. </text:span></text:p>
      <text:p text:style-name="P263">Робин улыбнулся и, затем, <text:span text:style-name="T4169">за</text:span>шептал:</text:p>
      <text:p text:style-name="P263">«Это мой секрет. Бедняжка Элисон не <text:span text:style-name="T742">понимает — </text:span><text:span text:style-name="T4170">когда она спала,</text:span> я проник в её разум и узнал о <text:span text:style-name="T4177">превращениях</text:span>. <text:span text:style-name="T741">Мне известно</text:span>, <text:span text:style-name="T740">что после смерти отца </text:span>она испытывает чувство вин<text:span text:style-name="T740">ы</text:span>, но <text:span text:style-name="T4168">совершенно напрасно, </text:span><text:span text:style-name="T740">она не должна</text:span>...»</text:p>
      <text:p text:style-name="P264">Он сделал паузу и затем рассмеялся, почти истерически:</text:p>
      <text:p text:style-name="P264">«Прости меня, Элисон. Это я убил его — твоего отца! Я <text:span text:style-name="T4171">решил</text:span>, что так будет лучше. Мне казалось, ты сама хотела <text:span text:style-name="T743">избавиться от него</text:span>… Разве нет?»</text:p>
      <text:p text:style-name="P265">Его настроение <text:span text:style-name="T4172">внезапно поменялось</text:span>, и от смеха он перешёл к рыданиям.</text:p>
      <text:p text:style-name="P265">Он <text:span text:style-name="T4173">проглотил слюну</text:span>, затем попытался откашляться и его голос <text:span text:style-name="T4178">за</text:span>дрожал.</text:p>
      <text:p text:style-name="P265">«<text:span text:style-name="T744">Робин, все убийства в прошлом </text:span><text:span text:style-name="T4175">и д</text:span><text:span text:style-name="T4174">о этого дня они </text:span><text:span text:style-name="T4175">тебя </text:span><text:span text:style-name="T4174">не </text:span><text:span text:style-name="T4175">беспокоили</text:span><text:span text:style-name="T744">... Но ты отчаянно </text:span><text:span text:style-name="T4175">чего-то </text:span><text:span text:style-name="T744">боишься. </text:span><text:span text:style-name="T4175">Это означает</text:span><text:span text:style-name="T744">, </text:span><text:span text:style-name="T4175">что</text:span><text:span text:style-name="T744"> есть что-то </text:span><text:span text:style-name="T4175">другое</text:span><text:span text:style-name="T744">, </text:span><text:span text:style-name="T4175">произошедшее поз</text:span><text:span text:style-name="T4179">же</text:span><text:span text:style-name="T744">. Расскажи нам </text:span><text:span text:style-name="T745">об этом</text:span><text:span text:style-name="T744">, Робин</text:span>».</text:p>
      <text:p text:style-name="P266">Профессор говори<text:span text:style-name="T746">л</text:span> с нажимом, для него было <text:span text:style-name="T747">крайне </text:span>важн<text:span text:style-name="T4180">о</text:span> добиться от Робина <text:span text:style-name="T748">каких-либо </text:span><text:span text:style-name="T4181">внятных</text:span> <text:span text:style-name="T4181">ответов</text:span>.</text:p>
      <text:p text:style-name="P266">«<text:span text:style-name="T749">Рассказать? Но я не могу. Это </text:span><text:span text:style-name="T4182">значит</text:span><text:span text:style-name="T749">, что мне придётся заново вспом</text:span><text:span text:style-name="T752">нить </text:span><text:span text:style-name="T4182">всё</text:span><text:span text:style-name="T749">, а я не хочу… Это гораздо страшнее, чем вы можете представить!</text:span>»</text:p>
      <text:p text:style-name="P266">«<text:span text:style-name="T756">Нет, Робин. Ты ошибаешься. Я не смогу помочь тебе бороться с</text:span><text:span text:style-name="T757">о</text:span><text:span text:style-name="T756"> страхом, пока ты не расскажешь </text:span><text:span text:style-name="T757">мне </text:span><text:span text:style-name="T756">о нём.</text:span>»</text:p>
      <text:p text:style-name="P267">Робин отчаянно заломил руки, набираясь смелости для того, чтобы вспомнить сво<text:span text:style-name="T4183">и</text:span> <text:span text:style-name="T4183">видения</text:span>.</text:p>
      <text:p text:style-name="P267"><text:soft-page-break/>«Здесь очень страшно… Заберите меня отсюда! Если вы не сделаете этого, я умру!»</text:p>
      <text:p text:style-name="P267">Он задрожал, после чего сжался в ком и начал лихорадочно тереть свои руки.</text:p>
      <text:p text:style-name="P267">«<text:span text:style-name="T4184">Д</text:span><text:span text:style-name="T758">ля беспокойства </text:span><text:span text:style-name="T4184">нет причи</text:span><text:span text:style-name="T4185">н</text:span><text:span text:style-name="T758">. Перестань трястись.</text:span>» - <text:span text:style-name="T758">увещевал его профессор.</text:span></text:p>
      <text:p text:style-name="P267">«<text:span text:style-name="T759">Меня знобит от того, что здесь очень холодно</text:span>» - <text:span text:style-name="T759">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4186">уникальным</text:span><text:span text:style-name="T759"> </text:span><text:span text:style-name="T4186">ребёнком</text:span><text:span text:style-name="T759">, очевидно не следили за перепадами его температуры. </text:span><text:span text:style-name="T760">Профессор снял с себя твидовый пиджак и накинул на плечи Робина.</text:span></text:p>
      <text:p text:style-name="P267">«<text:span text:style-name="T761">Где ты сейчас? В каком месте мы </text:span><text:span text:style-name="T4187">с</text:span><text:span text:style-name="T761">можем </text:span><text:span text:style-name="T1021">отыскать </text:span><text:span text:style-name="T4187">тебя</text:span><text:span text:style-name="T761">?</text:span>»</text:p>
      <text:p text:style-name="P267">«<text:span text:style-name="T762">Я не знаю, где. Я заблудился. Это место кажется мне знакомым, но </text:span><text:span text:style-name="T4188">такого</text:span><text:span text:style-name="T914"> просто не может быть</text:span><text:span text:style-name="T762">. Оно выглядит как Саутгемптон, </text:span><text:span text:style-name="T4188">но</text:span><text:span text:style-name="T762"> </text:span><text:span text:style-name="T798">через </text:span><text:span text:style-name="T915">много лет</text:span><text:span text:style-name="T785"> по</text:span><text:span text:style-name="T798">сле</text:span><text:span text:style-name="T764"> окончания своего существования.</text:span>»</text:p>
      <text:p text:style-name="P267">«<text:span text:style-name="T916">Робин, н</text:span><text:span text:style-name="T763">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7">«<text:span text:style-name="T799">Да. </text:span><text:span text:style-name="T765">Здесь повсюду мор, болезни. </text:span><text:span text:style-name="T800">До меня доносятся</text:span><text:span text:style-name="T766"> </text:span><text:span text:style-name="T767">жалобные </text:span><text:span text:style-name="T766">стоны, они исходят от странных существ — </text:span><text:span text:style-name="T801">они </text:span><text:span text:style-name="T767">выглядят как люд</text:span><text:span text:style-name="T773">и, или</text:span><text:span text:style-name="T767"> </text:span><text:span text:style-name="T773">п</text:span><text:span text:style-name="T767">очти как люди. Большинство </text:span><text:span text:style-name="T768">их</text:span><text:span text:style-name="T767"> голодает. </text:span><text:span text:style-name="T769">Позади меня между собой </text:span><text:span text:style-name="T797">дерутся</text:span><text:span text:style-name="T769"> две группы </text:span><text:span text:style-name="T4189">каких-то людей</text:span><text:span text:style-name="T769">… Из-за трупа собаки. </text:span><text:span text:style-name="T770">Я </text:span><text:span text:style-name="T4190">уже </text:span><text:span text:style-name="T770">видел, как они </text:span><text:span text:style-name="T4190">расправлялись с животными и ели их… </text:span><text:span text:style-name="T770">Их забивали до смерти </text:span><text:span text:style-name="T917">палками и обломками досок</text:span><text:span text:style-name="T770">! </text:span><text:span text:style-name="T802">Э</text:span><text:span text:style-name="T770">то </text:span><text:span text:style-name="T802">же </text:span><text:span text:style-name="T770">дико</text:span><text:span text:style-name="T802">сть</text:span><text:span text:style-name="T770">! </text:span><text:span text:style-name="T771">Они не держат </text:span><text:span text:style-name="T803">здесь </text:span><text:span text:style-name="T771">никаких запасов пищи, у них нет никаких складов. </text:span><text:span text:style-name="T772">Всё, что уда</text:span><text:span text:style-name="T774">ётся</text:span><text:span text:style-name="T772"> найти, съедается тут-же, на месте, чтобы не украли </text:span><text:span text:style-name="T804">остальные</text:span><text:span text:style-name="T772">… Опять лютый ветер… </text:span><text:span text:style-name="T775">Он завывает, </text:span><text:span text:style-name="T4191">будто бы</text:span><text:span text:style-name="T775"> подражая </text:span><text:span text:style-name="T4195">всем </text:span><text:span text:style-name="T4196">этим</text:span><text:span text:style-name="T775"> </text:span><text:span text:style-name="T4192">несчастным</text:span><text:span text:style-name="T775">. Я не знаю, что делать </text:span><text:span text:style-name="T4194">дальше</text:span><text:span text:style-name="T775">. </text:span><text:span text:style-name="T776">Н</text:span><text:span text:style-name="T775">ужно где-то спрятаться.</text:span>»</text:p>
      <text:p text:style-name="P268">Последовало долгое молчание, <text:span text:style-name="T777">в течении которого профессор несколько раз пытался привлечь внимание Робина, но безуспешно. </text:span><text:span text:style-name="T778">Он забеспокоился. Возможно, </text:span><text:span text:style-name="T783">во всём </text:span><text:span text:style-name="T4193">происходящем</text:span><text:span text:style-name="T783"> </text:span><text:span text:style-name="T778">была его вина. Убийство отца Элисон, уход Робина из реального мира — всего этого могло бы не </text:span><text:span text:style-name="T779">произойти</text:span><text:span text:style-name="T778">, если бы он, ведущий в своей области специалист, не оказывал такого давления на мальчика. </text:span><text:span text:style-name="T780">Он воспитывал Робина с самого первого дня, когда тот попал под его опеку, и учил его использовать весь потенциал своего подсознания, </text:span><text:span text:style-name="T784">в полную силу</text:span><text:span text:style-name="T780">. </text:span><text:span text:style-name="T781">Кроме того, он очень гордился тем, </text:span><text:span text:style-name="T786">ч</text:span><text:span text:style-name="T781">то обучил его широкому кругу научных дисциплин </text:span><text:span text:style-name="T918">а также</text:span><text:span text:style-name="T781"> нескольким языкам. </text:span><text:span text:style-name="T782">Робин был </text:span><text:span text:style-name="T787">уникальным</text:span><text:span text:style-name="T782"> — </text:span><text:span text:style-name="T788">от природы </text:span><text:span text:style-name="T787">он владел мощными экстрасенсорными способностями, раскрывшимися благодаря стараниям профессора, и было в</text:span><text:span text:style-name="T788">е</text:span><text:span text:style-name="T787">сьма сомнительно, что среди </text:span><text:span text:style-name="T788">всех людей, когда-либо живших на планете, мог бы найтись </text:span><text:span text:style-name="T789">ещё один такой </text:span><text:span text:style-name="T790">же </text:span><text:span text:style-name="T789">талант.</text:span></text:p>
      <text:p text:style-name="P268"/>
      <text:p text:style-name="P269">Робин закричал — ужас вырвался из <text:span text:style-name="T847">недр</text:span> его разума, пронзительный визг отвращения и страха эхом отозвался в глубоком извилистом пути его внутреннего уха и <text:span text:style-name="T919">по</text:span>рвал повисшую в воздухе тишину. <text:span text:style-name="T791">Несколько раз подряд </text:span><text:span text:style-name="T848">его</text:span><text:span text:style-name="T791"> сотрясли рвотные позывы </text:span><text:span text:style-name="T792">и </text:span><text:span text:style-name="T791">из</text:span><text:span text:style-name="T794">о </text:span><text:span text:style-name="T791">рта </text:span><text:span text:style-name="T793">на </text:span><text:span text:style-name="T794">его </text:span><text:span text:style-name="T793">одежду </text:span><text:span text:style-name="T805">закапала слюна</text:span><text:span text:style-name="T791">.</text:span></text:p>
      <text:p text:style-name="P269">«<text:span text:style-name="T795">Что случилось, Робин?</text:span>» - <text:span text:style-name="T795">спросил профессор с ноткой настойчивости в голосе. На его взволнованном и </text:span><text:span text:style-name="T806">внезапно</text:span><text:span text:style-name="T795"> постаревшем лице отразилось явное облегчение, когда юноша снова </text:span><text:span text:style-name="T796">н</text:span><text:span text:style-name="T795">ачал говорить.</text:span></text:p>
      <text:p text:style-name="P270">«Я и сам не знаю, почему кричу. <text:span text:style-name="T814">Крик </text:span><text:span text:style-name="T830">здесь </text:span><text:span text:style-name="T807">не </text:span>считается <text:span text:style-name="T807">чем-то </text:span><text:span text:style-name="T920">диковинным</text:span>. <text:span text:style-name="T810">Т</text:span>олько что <text:span text:style-name="T810">я </text:span><text:span text:style-name="T815">наблюдал</text:span>, как тупым ножом <text:span text:style-name="T853">от</text:span><text:span text:style-name="T816">пилили </text:span>руку <text:span text:style-name="T808">какого-то</text:span> немощного <text:span text:style-name="T831">старика </text:span><text:span text:style-name="T833">и</text:span> <text:span text:style-name="T833">как е</text:span><text:span text:style-name="T811">го оде</text:span><text:span text:style-name="T832">жду</text:span><text:span text:style-name="T811"> </text:span><text:span text:style-name="T832">зали</text:span><text:span text:style-name="T833">вала</text:span><text:span text:style-name="T832"> кровь</text:span><text:span text:style-name="T808">. </text:span><text:span text:style-name="T812">Такова</text:span><text:span text:style-name="T809"> </text:span><text:span text:style-name="T834">местная</text:span><text:span text:style-name="T813"> </text:span><text:span text:style-name="T809">Система — </text:span><text:span text:style-name="T818">периодически </text:span><text:span text:style-name="T812">д</text:span><text:span text:style-name="T809">емонстрируя </text:span><text:span text:style-name="T812">неслыханную </text:span><text:span text:style-name="T809">жестокость, он</text:span><text:span text:style-name="T834">а</text:span><text:span text:style-name="T809"> </text:span><text:span text:style-name="T834">даёт людям понять</text:span><text:span text:style-name="T817">,</text:span><text:span text:style-name="T809"> на что способн</text:span><text:span text:style-name="T834">а</text:span><text:span text:style-name="T809">.</text:span>»</text:p>
      <text:p text:style-name="P271">Робин умолк.</text:p>
      <text:p text:style-name="P271">«<text:span text:style-name="T819">Хорошо, Робин. </text:span><text:span text:style-name="T822">К</text:span><text:span text:style-name="T4197">огда</text:span><text:span text:style-name="T819"> проснёшься, </text:span><text:span text:style-name="T4197">ты </text:span><text:span text:style-name="T819">перестанешь </text:span><text:span text:style-name="T4197">бояться</text:span><text:span text:style-name="T819"> </text:span><text:span text:style-name="T822">сво</text:span><text:span text:style-name="T4197">его</text:span><text:span text:style-name="T819"> в</text:span><text:span text:style-name="T821">идени</text:span><text:span text:style-name="T4197">я</text:span><text:span text:style-name="T819">. </text:span><text:span text:style-name="T822">Сейчас т</text:span><text:span text:style-name="T820">еб</text:span><text:span text:style-name="T822">е</text:span><text:span text:style-name="T820"> </text:span><text:span text:style-name="T822">предстоит</text:span><text:span text:style-name="T820"> </text:span><text:span text:style-name="T822">отдых — </text:span><text:span text:style-name="T820">крепкий, глубокий сон, независимо от того, гд</text:span><text:span text:style-name="T4197">е находится твоё сознание</text:span><text:span text:style-name="T820">. </text:span><text:span text:style-name="T822">На этом всё. </text:span><text:span text:style-name="T4198">П</text:span><text:span text:style-name="T824">озови меня</text:span><text:span text:style-name="T822">, </text:span><text:span text:style-name="T4198">когда проснёшься, </text:span><text:span text:style-name="T822">и </text:span><text:span text:style-name="T921">хорошенько </text:span><text:span text:style-name="T826">за</text:span><text:span text:style-name="T822">помни, что </text:span><text:span text:style-name="T823">кроме нас, твоих друзей, </text:span><text:span text:style-name="T822">никто не сможет помочь </text:span><text:span text:style-name="T921">тебе в </text:span><text:span text:style-name="T4198">твоём</text:span><text:span text:style-name="T921"> мире</text:span><text:span text:style-name="T823">. </text:span><text:span text:style-name="T825">Ты </text:span><text:span text:style-name="T849">должен</text:span><text:span text:style-name="T825"> доверять только нам!</text:span>»</text:p>
      <text:p text:style-name="P582">После того, как замолчал профессор, Робин моментально погрузился в глубокий сон. <text:span text:style-name="T827">Впервые за несколько прошедших недель он закрыл глаза и не закричал. </text:span><text:span text:style-name="T829">П</text:span><text:span text:style-name="T828">рофессор и его </text:span><text:soft-page-break/><text:span text:style-name="T828">ученики были </text:span>поражены тем<text:span text:style-name="T828">, </text:span><text:span text:style-name="T922">что</text:span><text:span text:style-name="T828"> поведал им Робин, </text:span><text:span text:style-name="T829">но мысль, что </text:span>им хотя бы <text:span text:style-name="T829">удалось</text:span><text:span text:style-name="T828"> уложить его спать, </text:span><text:span text:style-name="T829">вселяла в них надежду и уверенность.</text:span></text:p>
      <text:p text:style-name="P272">Они вышли из <text:span text:style-name="T1022">комнаты</text:span>, оставив <text:span text:style-name="T1022">приглашённую сиделку</text:span> присматривать за <text:span text:style-name="T1023">здоровьем </text:span>молод<text:span text:style-name="T1023">ого</text:span> человек<text:span text:style-name="T1023">а</text:span>. Ей было <text:span text:style-name="T836">указано</text:span> немедленно известить их, <text:span text:style-name="T850">как только</text:span> Робин <text:span text:style-name="T4199">придёт в себя</text:span>.</text:p>
      <text:p text:style-name="P273">Он проспал восемнадцать часов кряду не пророни<text:span text:style-name="T854">в</text:span> за это время ни звука, будучи очевидцем ужасных событий, происходивших в друго<text:span text:style-name="T924">й,</text:span> <text:span text:style-name="T923">кошмарно</text:span><text:span text:style-name="T924">й</text:span> <text:span text:style-name="T924">реальности</text:span>.</text:p>
      <text:p text:style-name="P273"/>
      <text:p text:style-name="P274">Тем временем профессор Фергер перечитывал сво<text:span text:style-name="T830">й</text:span> <text:span text:style-name="T830">подробный конспект</text:span> <text:span text:style-name="T835">с </text:span><text:span text:style-name="T830">описан</text:span><text:span text:style-name="T835">ием</text:span><text:span text:style-name="T830"> другого мира, </text:span><text:span text:style-name="T835">данным Робином. </text:span><text:span text:style-name="T837">Вместе со студентами он пытался выяснить, что именно должны было означать его слова, </text:span><text:span text:style-name="T838">ведь</text:span><text:span text:style-name="T837"> никто из них не мог припомнить ни одного эпизода из истории Великобритании, в котором </text:span><text:span text:style-name="T839">страной </text:span><text:span text:style-name="T837">управлял</text:span><text:span text:style-name="T839">а</text:span><text:span text:style-name="T837"> </text:span><text:span text:style-name="T839">некая </text:span><text:span text:style-name="T837">Систем</text:span><text:span text:style-name="T839">а</text:span><text:span text:style-name="T837">. </text:span><text:span text:style-name="T840">Выводы были разнообразными. Во-первых, это могло быть </text:span><text:span text:style-name="T841">время несчастливого правления Оливера Кромвеля, </text:span><text:span text:style-name="T842">а </text:span><text:span text:style-name="T841">во вторых — время Великой эпиде</text:span><text:span text:style-name="T843">м</text:span><text:span text:style-name="T841">ии чумы. </text:span><text:span text:style-name="T844">Но </text:span><text:span text:style-name="T846">всё </text:span><text:span text:style-name="T844">это </text:span><text:span text:style-name="T851">были</text:span><text:span text:style-name="T844"> лишь предположени</text:span><text:span text:style-name="T851">я</text:span><text:span text:style-name="T844">, поскольку </text:span><text:span text:style-name="T852">никто </text:span><text:span text:style-name="T844">так и не смог найти никаких подтверждений своим гипотезам в краеведческом отделе городской библиотеки. </text:span><text:span text:style-name="T845">Может быть, Робин ошибся и это была истори</text:span><text:span text:style-name="T852">я</text:span><text:span text:style-name="T845"> какой-то другой страны?</text:span></text:p>
      <text:p text:style-name="P274"/>
      <text:p text:style-name="P275">Прежде, чем Робин окончательно про<text:span text:style-name="T1024">снулся</text:span>, профессор Фергер ещё раз загипнотизировал его, <text:span text:style-name="T875">и</text:span> <text:span text:style-name="T876">в</text:span> этот раз ему было проще, чем в предыдущий. Возможно, это было связано с тем, что мальчик больше не боялся <text:span text:style-name="T855">таинственного места, в котором очутился, а также с тем, что ему, наконец-то, удалось </text:span><text:span text:style-name="T856">хорошенько </text:span><text:span text:style-name="T855">выспаться </text:span><text:span text:style-name="T877">и отдохнуть</text:span><text:span text:style-name="T855">. Поэтому он </text:span><text:span text:style-name="T878">не волновался</text:span><text:span text:style-name="T855"> и </text:span><text:span text:style-name="T878">был </text:span><text:span text:style-name="T855">готов взаимодейст</text:span><text:span text:style-name="T4200">вовать</text:span><text:span text:style-name="T855"> с профессором.</text:span></text:p>
      <text:p text:style-name="P275">«<text:span text:style-name="T857">Робин, ты с нами? О чём ты думаешь? Мы сделаем всё, </text:span><text:span text:style-name="T879">что</text:span><text:span text:style-name="T857"> от нас завис</text:span><text:span text:style-name="T879">ит</text:span><text:span text:style-name="T857">, чтобы помочь тебе. Не </text:span><text:span text:style-name="T896">переживай</text:span><text:span text:style-name="T857">, Система </text:span><text:span text:style-name="T907">ничего </text:span><text:span text:style-name="T857">не узнает </text:span><text:span text:style-name="T864">о </text:span><text:span text:style-name="T857">нашем общении.</text:span>»</text:p>
      <text:p text:style-name="P275">«<text:span text:style-name="T857">Я знаю, что нахожусь в другом мире, но к сожалению не </text:span><text:span text:style-name="T865">понимаю</text:span><text:span text:style-name="T857">, как </text:span><text:span text:style-name="T865">мне </text:span><text:span text:style-name="T857">вернуться обратно. Сейчас я начну </text:span><text:span text:style-name="T880">рассказывать</text:span><text:span text:style-name="T857">, что происходит вокруг. </text:span><text:span text:style-name="T863">Вы г</text:span><text:span text:style-name="T857">отовы?</text:span>»</text:p>
      <text:p text:style-name="P276">Профессор отметил спокойствие Робина. По всей видимости он осознал, в каком положении находится, и намерен сделать всё возможное, чтобы вернуться в свою обычную жизнь.</text:p>
      <text:p text:style-name="P277">«<text:span text:style-name="T858">Я </text:span><text:span text:style-name="T866">практически </text:span><text:span text:style-name="T858">уверен, что это Саутгемптон. Но если бы сейчас </text:span><text:span text:style-name="T925">вы </text:span><text:span text:style-name="T881">были </text:span><text:span text:style-name="T858">со мной, никто из вас не поверил бы собственным глазам. Здесь не осталось многоэтажных </text:span><text:span text:style-name="T897">жилых </text:span><text:span text:style-name="T858">строений - </text:span><text:span text:style-name="T882">все </text:span><text:span text:style-name="T858">они превратились в развалины, </text:span><text:span text:style-name="T859">и </text:span><text:span text:style-name="T1799">у меня нет ни малейшего желания</text:span><text:span text:style-name="T859"> приближаться к ним, особенно по ночам. </text:span><text:span text:style-name="T860">Периодически в разных местах </text:span><text:span text:style-name="T1800">я слышу</text:span><text:span text:style-name="T859"> стоны и крики людей, зовущих на помощь. Должно быть, это </text:span><text:span text:style-name="T860">скитаются </text:span><text:span text:style-name="T859">заблудшие душ</text:span><text:span text:style-name="T860">и в поисках </text:span><text:span text:style-name="T891">уголка</text:span><text:span text:style-name="T860"> для покоя. </text:span><text:span text:style-name="T861">Растительность здесь очень скудная, </text:span><text:span text:style-name="T892">н</text:span><text:span text:style-name="T861">а этой проклятой земле ничто не хочет расти. </text:span><text:span text:style-name="T862">Высокие деревья в парках — сожжены </text:span><text:span text:style-name="T1264">и обуглены</text:span><text:span text:style-name="T862">.</text:span>»</text:p>
      <text:p text:style-name="P278">Робин прервался, задумавшись.</text:p>
      <text:p text:style-name="P278">«<text:span text:style-name="T867">Я не </text:span><text:span text:style-name="T1801">с</text:span><text:span text:style-name="T867">могу достоверно и понятно описать всё, что вижу. Нужно поискать другой способ, как </text:span><text:span text:style-name="T883">это </text:span><text:span text:style-name="T867">сделать.</text:span>»</text:p>
      <text:p text:style-name="P278">«<text:span text:style-name="T868">Робин, о чём ты сейчас думаешь?</text:span>»</text:p>
      <text:p text:style-name="P279">Ответа не последовало. Вместо <text:span text:style-name="T4201">него воцарилась</text:span> <text:span text:style-name="T4201">полная</text:span><text:span text:style-name="T884"> </text:span>тишина.</text:p>
      <text:p text:style-name="P279">«Т-с-с…<text:span text:style-name="T869"> Я пытаюсь собраться с мыслями. </text:span><text:span text:style-name="T873">Это невозможно объяснить… </text:span><text:span text:style-name="T870">Пожалуйста, внимательно следите за моими глазами </text:span><text:span text:style-name="T871">и,</text:span><text:span text:style-name="T870"> </text:span><text:span text:style-name="T871">если всё получится так, как </text:span><text:span text:style-name="T4203">з</text:span><text:span text:style-name="T871">адума</text:span><text:span text:style-name="T4203">но</text:span><text:span text:style-name="T871">, </text:span><text:span text:style-name="T872">у вас </text:span><text:span text:style-name="T874">будет</text:span><text:span text:style-name="T872"> возможность </text:span><text:span text:style-name="T4202">дать</text:span><text:span text:style-name="T872"> м</text:span><text:span text:style-name="T4202">не</text:span><text:span text:style-name="T872"> какой-нибудь совет или подсказку.</text:span>»</text:p>
      <text:p text:style-name="P281">Профессор был в замешательстве. <text:span text:style-name="T885">Что </text:span><text:span text:style-name="T4204">имел в виду</text:span><text:span text:style-name="T885"> мальчик, </text:span><text:span text:style-name="T4204">говоря </text:span><text:span text:style-name="T885">о развалинах и руинах? </text:span><text:span text:style-name="T886">И что он пытался сделать сейчас, требуя от них полной тишины? </text:span><text:span text:style-name="T887">Единственным разом, когда они </text:span><text:span text:style-name="T1807">все вместе не издавали ни звука</text:span><text:span text:style-name="T887">, было погружение Робина в транс перед началом одного из самых крупных экспериментов профессора. </text:span><text:span text:style-name="T893">В настоящий момент п</text:span><text:span text:style-name="T888">рофессор </text:span><text:span text:style-name="T889">Фергер </text:span><text:span text:style-name="T888">был крайне обеспокоен. </text:span><text:span text:style-name="T889">Судя по </text:span><text:span text:style-name="T894">его словам</text:span><text:span text:style-name="T889">, </text:span><text:span text:style-name="T890">Робин</text:span><text:span text:style-name="T889"> находился в </text:span><text:span text:style-name="T1795">каком-то</text:span><text:span text:style-name="T889"> опасном месте, </text:span><text:span text:style-name="T895">где </text:span><text:span text:style-name="T1796">от него</text:span><text:span text:style-name="T895"> </text:span><text:span text:style-name="T1796">требовалось</text:span><text:span text:style-name="T895"> внимательно следить за </text:span><text:span text:style-name="T1798">всем</text:span><text:span text:style-name="T895">, что происходи</text:span><text:span text:style-name="T1798">ло</text:span><text:span text:style-name="T895"> </text:span><text:span text:style-name="T1798">в </text:span><text:span text:style-name="T1808">его </text:span><text:span text:style-name="T1798">непосредственной близости</text:span><text:span text:style-name="T895">, </text:span><text:span text:style-name="T1797">и</text:span><text:span text:style-name="T895"> не отвлекаться на </text:span><text:span text:style-name="T1803">всевозможные </text:span><text:span text:style-name="T1802">рассуждения</text:span><text:span text:style-name="T895">.</text:span></text:p>
      <text:p text:style-name="P280"/>
      <text:p text:style-name="P282"><text:soft-page-break/>Продолжительное молчание заставляло их нервничать. <text:span text:style-name="T898">Прошёл целый час, но они по-прежнему не </text:span><text:span text:style-name="T1810">у</text:span><text:span text:style-name="T898">слышали от </text:span><text:span text:style-name="T899">Робина</text:span><text:span text:style-name="T898"> ни слова, </text:span><text:span text:style-name="T899">и не осмеливались заго</text:span><text:span text:style-name="T926">ворить</text:span><text:span text:style-name="T899"> </text:span><text:span text:style-name="T908">сами</text:span><text:span text:style-name="T899">, чтобы не беспокоить его. </text:span><text:span text:style-name="T900">Но, с другой стороны, вдруг он попал в крупную неприятность и сейчас </text:span><text:span text:style-name="T1804">н</text:span><text:span text:style-name="T1809">е</text:span><text:span text:style-name="T1804"> </text:span><text:span text:style-name="T1809">имеет возможности </text:span><text:span text:style-name="T900">выйти на связь?</text:span></text:p>
      <text:p text:style-name="P283">Они терпеливо прождали ещё один час. Незаметно для всех, Элисон сумела выскользнуть из комнаты и приготовить для <text:span text:style-name="T902">каждого</text:span> по чашке горячего чая, <text:span text:style-name="T901">которы</text:span><text:span text:style-name="T903">й</text:span><text:span text:style-name="T901"> был </text:span>принят с благодарностью. <text:span text:style-name="T905">В ожидании о</text:span><text:span text:style-name="T904">ни расселись на стульях с жёсткими спинками вокруг кровати Робина, </text:span><text:span text:style-name="T905">но</text:span><text:span text:style-name="T904"> время тянулось очень медленно.</text:span></text:p>
      <text:p text:style-name="P284">«<text:span text:style-name="T906">Это бесполезно, он наверное уснул</text:span>» - <text:span text:style-name="T906">шепнул Гарри профессору.</text:span></text:p>
      <text:p text:style-name="P284"><text:span text:style-name="T909">Периодически он</text:span><text:span text:style-name="T910">и</text:span><text:span text:style-name="T909"> тихонько вставали, чтобы размять затёкшие руки и ноги, </text:span><text:span text:style-name="T910">и уже было собрались направиться к выходу, но, Мэтью, внезапно остановил </text:span><text:span text:style-name="T912">их</text:span><text:span text:style-name="T910">, </text:span><text:span text:style-name="T911">прошептав</text:span><text:span text:style-name="T910">:</text:span></text:p>
      <text:p text:style-name="P283">«<text:span text:style-name="T913">Смотрите! Что это? С Робином происходит что-то странное.</text:span>»</text:p>
      <text:p text:style-name="P285">Остальные быстро обернулись и уставились на Робина. Ещё никогда никто из них не видел ничего столь же впечатляющего. То, что он <text:span text:style-name="T3352">проделывал</text:span> сейчас <text:span text:style-name="T3352">над</text:span> собой, бросало вызов всем устоявшимся научным теориям о том, как функционирует человеческое тело. <text:span text:style-name="T927">Должно быть, это галлюцинаци</text:span><text:span text:style-name="T929">я</text:span><text:span text:style-name="T927">, ведь такого не </text:span><text:span text:style-name="T930">бывает</text:span><text:span text:style-name="T927">! </text:span><text:span text:style-name="T974">Просто н</text:span><text:span text:style-name="T930">е может быть!</text:span><text:span text:style-name="T927"> </text:span><text:span text:style-name="T928">Как только </text:span><text:span text:style-name="T931">студенты и профессор</text:span><text:span text:style-name="T928"> решили, что </text:span><text:span text:style-name="T1458">Робин</text:span><text:span text:style-name="T928"> достиг предела в использовании своих экстрасенсорных способностей, он </text:span><text:span text:style-name="T975">моментально</text:span><text:span text:style-name="T928"> </text:span><text:span text:style-name="T1457">опроверг их </text:span><text:span text:style-name="T1459">мнения</text:span><text:span text:style-name="T1457">, доказав</text:span><text:span text:style-name="T928">, что они </text:span><text:span text:style-name="T976">серьёзно </text:span><text:span text:style-name="T928">ошибались </text:span><text:span text:style-name="T976">в нём</text:span><text:span text:style-name="T928">.</text:span></text:p>
      <text:p text:style-name="P285"/>
      <text:p text:style-name="P286">Все присутствующие были восхищены <text:span text:style-name="T932">увиденным и</text:span> пристально <text:span text:style-name="T978">разглядывали </text:span>глаза Робина. <text:span text:style-name="T932">То, что им там открылось, было</text:span> похоже на фильм, спроецированн<text:span text:style-name="T934">ый</text:span> <text:span text:style-name="T934">на экран </text:span><text:span text:style-name="T962">зелёного цвета —</text:span><text:span text:style-name="T934"> </text:span><text:span text:style-name="T3353">на </text:span><text:span text:style-name="T977">его глаза</text:span>. <text:s/><text:span text:style-name="T933">Там они увидели </text:span><text:span text:style-name="T979">самого </text:span><text:span text:style-name="T933">Робина и тот странный мир, </text:span><text:span text:style-name="T980">в</text:span><text:span text:style-name="T933"> котором он </text:span><text:span text:style-name="T980">очутился</text:span><text:span text:style-name="T933">. </text:span><text:span text:style-name="T935">Каким-то образом ему удалось наложить картинку на зрачки своих глаз. Все они испытали чувство </text:span><text:span text:style-name="T1811">тревоги</text:span><text:span text:style-name="T935">, </text:span><text:span text:style-name="T981">осматривая окрестности</text:span><text:span text:style-name="T935"> глазами Робина. Профессор вёл подробные записи о том, куда направлялся Робин, и что он при этом делал. Его мучил вопрос, </text:span><text:span text:style-name="T936">как долго мальчик сможет поддерживать</text:span><text:span text:style-name="T935"> </text:span><text:span text:style-name="T936">с ними связь, </text:span><text:span text:style-name="T963">от</text:span><text:span text:style-name="T936">рис</text:span><text:span text:style-name="T963">овывая</text:span><text:span text:style-name="T936"> в уме каждое </text:span><text:span text:style-name="T3354">своё движение</text:span><text:span text:style-name="T936">. Сколько времени должно пройти прежде, чем его силы иссякнут и </text:span><text:span text:style-name="T938">ему придётся лечь спать, </text:span><text:span text:style-name="T936">и где он </text:span><text:span text:style-name="T937">собирается </text:span><text:span text:style-name="T936">оты</text:span><text:span text:style-name="T937">скать</text:span><text:span text:style-name="T936"> такое безопасное место?</text:span></text:p>
      <text:p text:style-name="P286">«<text:span text:style-name="T939">Робин, подойди к обуглившемуся старому пню. Что </text:span><text:span text:style-name="T1460">это </text:span><text:span text:style-name="T939">там лежит неподалёку — </text:span><text:span text:style-name="T940">неужели </text:span><text:span text:style-name="T939">газета? </text:span>»</text:p>
      <text:p text:style-name="P287">Робин выполнил просьбу профессора — там действительно валялась старая, вся измятая, газета. <text:span text:style-name="T941">Он взял её в руки и начал читать особ</text:span><text:span text:style-name="T946">ым</text:span><text:span text:style-name="T941"> образом — так, чтобы профессор мог своими глазами видеть каждое напечатанное в ней слово. </text:span><text:span text:style-name="T943">Н</text:span><text:span text:style-name="T942">аконец-то </text:span><text:span text:style-name="T943">они </text:span><text:span text:style-name="T942">выяснил</text:span><text:span text:style-name="T943">и</text:span><text:span text:style-name="T942">, где именно он о</text:span><text:span text:style-name="T3355">чутился</text:span><text:span text:style-name="T982"> —</text:span><text:span text:style-name="T942"> </text:span><text:span text:style-name="T945">газета являлась печатным изданием местного значения</text:span><text:span text:style-name="T944"> </text:span><text:span text:style-name="T945">и </text:span><text:span text:style-name="T944">был</text:span><text:span text:style-name="T945">а</text:span><text:span text:style-name="T944"> датирован</text:span><text:span text:style-name="T945">а</text:span><text:span text:style-name="T944"> 5 апреля 1988 года. </text:span><text:span text:style-name="T1266">Э</text:span><text:span text:style-name="T947">то было будущее. </text:span><text:span text:style-name="T948">Выдержка из передовицы гласила, что…</text:span></text:p>
      <text:p text:style-name="P287">«<text:span text:style-name="T948">Прошлой ночью до крайнего предела </text:span><text:span text:style-name="T950">накалил</text:span><text:span text:style-name="T966">и</text:span><text:span text:style-name="T950">сь </text:span><text:span text:style-name="T966">отношения</text:span><text:span text:style-name="T948"> между странами Западного и Восточного блоков, </text:span><text:span text:style-name="T3356">после того как</text:span><text:span text:style-name="T948"> постоянный представитель России при О</text:span><text:span text:style-name="T949">рганизации </text:span><text:span text:style-name="T948">О</text:span><text:span text:style-name="T949">бъединённых </text:span><text:span text:style-name="T948">Н</text:span><text:span text:style-name="T949">аций</text:span><text:span text:style-name="T948"> внезапно покинул экстренное </text:span><text:span text:style-name="T951">совещание</text:span><text:span text:style-name="T948">. </text:span><text:span text:style-name="T952">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953">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954">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955">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957">штат </text:span><text:span text:style-name="T955">Аляск</text:span><text:span text:style-name="T957">а</text:span><text:span text:style-name="T956">,</text:span><text:span text:style-name="T955"> и Анадырь — </text:span><text:span text:style-name="T957">Чукотский национальный округ, расположенных на </text:span><text:span text:style-name="T958">противоположных </text:span><text:span text:style-name="T957">побережьях Берингова моря. </text:span><text:span text:style-name="T959">США имеют в своём распоряжении </text:span><text:span text:style-name="T960">соединения </text:span><text:span text:style-name="T959">крупны</text:span><text:span text:style-name="T960">х</text:span><text:span text:style-name="T959"> боевы</text:span><text:span text:style-name="T960">х</text:span><text:span text:style-name="T959"> корабл</text:span><text:span text:style-name="T960">ей</text:span><text:span text:style-name="T959"> и авианосц</text:span><text:span text:style-name="T960">ев</text:span><text:span text:style-name="T959">, базирующиеся на Острове Святого Лаврентия в Беринговом проливе.</text:span>»</text:p>
      <text:p text:style-name="P287"/>
      <text:p text:style-name="P287"><text:soft-page-break/>«…<text:span text:style-name="T961">Прошлой ночью, премьер-министр Великобритании выступил по радио с экстренным обращением к гражданам...</text:span>»</text:p>
      <text:p text:style-name="P287"/>
      <text:p text:style-name="P287">«<text:span text:style-name="T961">Похоже, что война неизбежна и мы должны готовиться к худшему, поскольку переговоры между сверхдержавами </text:span><text:span text:style-name="T1134">зашли в тупик</text:span><text:span text:style-name="T961">...</text:span>»</text:p>
      <text:p text:style-name="P287"/>
      <text:p text:style-name="P288">Как только профессор закончил чтение, Робин отбросил газету подальше и вытер руки о своё грязное пальто. <text:span text:style-name="T964">То, что он произнёс </text:span><text:span text:style-name="T983">затем</text:span><text:span text:style-name="T964">, </text:span><text:span text:style-name="T972">про</text:span><text:span text:style-name="T964">демонстрировало его полное понимание </text:span><text:span text:style-name="T965">ситуации </text:span><text:span text:style-name="T964">и готовность действовать в условиях сложившихся обстоятельств:</text:span></text:p>
      <text:p text:style-name="P288">«<text:span text:style-name="T967">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968">Этой ночью мне придётся здесь спать, </text:span><text:span text:style-name="T969">и я должен вас предупредить - иногда я всё ещё чувствую в своём сердце </text:span><text:span text:style-name="T970">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817">ч</text:span><text:span text:style-name="T970">еловечества </text:span><text:span text:style-name="T1817">а также</text:span><text:span text:style-name="T970"> даровать миру свободу, </text:span><text:span text:style-name="T1805">и что</text:span><text:span text:style-name="T970"> я </text:span><text:span text:style-name="T1805">должен </text:span><text:span text:style-name="T970">б</text:span><text:span text:style-name="T1805">ыть</text:span><text:span text:style-name="T970"> </text:span><text:span text:style-name="T1805">предельно </text:span><text:span text:style-name="T970">осторожным. </text:span><text:span text:style-name="T971">Спокойной ночи! Не волнуйтесь! </text:span><text:span text:style-name="T973">Б</text:span><text:span text:style-name="T971">уду оставаться на связи.</text:span>»</text:p>
      <text:p text:style-name="P288"/>
      <text:p text:style-name="P289">Робин свернулся калачиком и заснул. На протяжении ночи его <text:span text:style-name="T1009">измученное </text:span>маленьк<text:span text:style-name="T988">ое</text:span><text:span text:style-name="T987"> тельце</text:span> <text:span text:style-name="T987">пробирала дрожь</text:span>, когда холодный воздух, словно острые кинжалы, прон<text:span text:style-name="T1010">икал сквозь</text:span> его изношенное пальто. Он проснулся на следующее утро и осторожно выглянул из своего убежища, чтобы увидеть, как <text:span text:style-name="T1012">первые лучи солнца </text:span>про<text:span text:style-name="T1011">биваются</text:span> сквозь пасмурное небо <text:span text:style-name="T987">во время восхода</text:span>.</text:p>
      <text:p text:style-name="P290">Прошедшая ночь была морозной и к утру его конечности изрядно <text:span text:style-name="T1814">задубели</text:span>. <text:span text:style-name="T989">Помимо этого, желудок </text:span><text:span text:style-name="T1813">Робина </text:span><text:span text:style-name="T989">отчаянным урчанием и болью напоминал </text:span><text:span text:style-name="T1815">ему</text:span><text:span text:style-name="T989">, что </text:span><text:span text:style-name="T1812">он</text:span><text:span text:style-name="T989"> не ел по меньшей мере три </text:span><text:span text:style-name="T1816">последних </text:span><text:span text:style-name="T989">дня.</text:span></text:p>
      <text:p text:style-name="P290"/>
      <text:p text:style-name="P290">«<text:span text:style-name="T990">Профессор Фергер, вы меня слышите?</text:span>» - <text:span text:style-name="T990">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991">по</text:span><text:span text:style-name="T990">катилась по его щеке, когда он вспомнил о своей прошлой жизни в реальном мире и, что ещё важнее, о любви и </text:span><text:span text:style-name="T991">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356">её</text:span><text:span text:style-name="T991">. </text:span><text:span text:style-name="T992">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90">«<text:span text:style-name="T993">Робин, мы готовы. Пожалуйста, открой свои глаза снова. Мы, к сожалению, пропустили </text:span><text:span text:style-name="T994">предыдущий визуальный контакт.</text:span>»</text:p>
      <text:p text:style-name="P291">Робин выполнил то, о чём попросил профессор. <text:span text:style-name="T995">Тем утром, в поисках еды, он про</text:span><text:span text:style-name="T999">шёл </text:span><text:span text:style-name="T995">больш</text:span><text:span text:style-name="T999">ое</text:span><text:span text:style-name="T995"> </text:span><text:span text:style-name="T999">расстояние</text:span><text:span text:style-name="T995"> от </text:span><text:span text:style-name="T3357">того </text:span><text:span text:style-name="T995">места, где ему пришлось </text:span><text:span text:style-name="T998">за</text:span><text:span text:style-name="T995">ночевать.</text:span></text:p>
      <text:p text:style-name="P291">«<text:span text:style-name="T996">Профессор, </text:span><text:span text:style-name="T1014">существует</text:span><text:span text:style-name="T996"> какой-нибудь способ </text:span><text:span text:style-name="T1013">накормить меня</text:span><text:span text:style-name="T996">? Я сильно ослаб, </text:span><text:span text:style-name="T997">и в ближайшее время стану для вас абсолютно бесполезным. Уже два часа я занят поисками съестного, но не смог найти ничего даже отдалённо похожего.</text:span>»</text:p>
      <text:p text:style-name="P292">«Не беспокойся, Робин. Мы обязательно что-нибудь придумаем. Где ты сейчас находишься?»</text:p>
      <text:p text:style-name="P292">«<text:span text:style-name="T1000">Я по</text:span><text:span text:style-name="T1001">д</text:span><text:span text:style-name="T1000">хожу к как</text:span><text:span text:style-name="T1001">ой</text:span><text:span text:style-name="T1000">-то </text:span><text:span text:style-name="T1001">группе </text:span><text:span text:style-name="T1000">строени</text:span><text:span text:style-name="T1001">й</text:span><text:span text:style-name="T1000">, </text:span><text:span text:style-name="T1001">с</text:span><text:span text:style-name="T1000"> виду напоминаю</text:span><text:span text:style-name="T1001">щей</text:span><text:span text:style-name="T1000"> </text:span><text:span text:style-name="T1005">полуразвалившийся порт</text:span><text:span text:style-name="T1000">. До меня долетели обрывочные сведения, что </text:span><text:span text:style-name="T1002">здесь </text:span><text:span text:style-name="T1000">Система </text:span><text:span text:style-name="T1002">получает для себя припасы</text:span><text:span text:style-name="T1000">. </text:span><text:span text:style-name="T1002">Но </text:span><text:span text:style-name="T1004">я ничего не знаю о том</text:span><text:span text:style-name="T1002">, </text:span><text:span text:style-name="T1003">когда именно </text:span><text:span text:style-name="T1004">это </text:span><text:span text:style-name="T1003">происходит</text:span><text:span text:style-name="T1002">.</text:span>»</text:p>
      <text:p text:style-name="P293">Наступила тишина. <text:span text:style-name="T1006">На её протяжении профессор вместе со студентами наблюдали чужой мир глазами Робина - </text:span><text:span text:style-name="T1017">через </text:span><text:span text:style-name="T1006">дв</text:span><text:span text:style-name="T1017">а</text:span><text:span text:style-name="T1006"> сияющи</text:span><text:span text:style-name="T1017">х</text:span><text:span text:style-name="T1006"> изумруда, </text:span><text:span text:style-name="T1007">которые</text:span><text:span text:style-name="T1006"> хранили секретов больше, чем история всех когда-либо существовавших на планете драгоцен</text:span><text:span text:style-name="T1008">ностей</text:span><text:span text:style-name="T1006">.</text:span></text:p>
      <text:p text:style-name="P294">Первым затянувшуюся тишину прервал Мэтью:</text:p>
      <text:p text:style-name="P294"><text:soft-page-break/>«<text:span text:style-name="T1015">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1127">и</text:span><text:span text:style-name="T1015">т витамины и прочие вещества. Мне также не нравится, что Робин </text:span><text:span text:style-name="T1016">собирается</text:span><text:span text:style-name="T1015"> питаться найденными продуктами. </text:span><text:span text:style-name="T1016">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4"/>
      <text:p text:style-name="P295">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5">«<text:span text:style-name="T1018">Молодец, Мэтью! </text:span><text:span text:style-name="T1026">О</text:span><text:span text:style-name="T1018">тличная идея! Элисон, будь добра, подготовь всё, </text:span><text:span text:style-name="T1027">что требуется</text:span><text:span text:style-name="T1018">. Н</text:span><text:span text:style-name="T1025">еобходимо</text:span><text:span text:style-name="T1018">, чтобы капельница была поставлена </text:span><text:span text:style-name="T1019">Робину </text:span><text:span text:style-name="T1018">как можно раньше.</text:span>»</text:p>
      <text:p text:style-name="P295"/>
      <text:p text:style-name="P296"><text:span text:style-name="T1041">Следуя указаниям профессора, Элисон</text:span> <text:span text:style-name="T1041">быстро </text:span><text:span text:style-name="T1043">вышла из</text:span> комнат<text:span text:style-name="T1043">ы</text:span>, прихватив <text:span text:style-name="T1042">по дороге </text:span>своё пальто. <text:span text:style-name="T1028">Она несколько дней не покидала дома Мэтью и сейчас её глаза болели, пытаясь приспособиться к солнечному свету. Только когда она </text:span><text:span text:style-name="T1044">снова </text:span><text:span text:style-name="T1028">очутилась на улице и почувствовала себя частью реального мира, до неё дошел весь смысл проис</text:span><text:span text:style-name="T1029">х</text:span><text:span text:style-name="T1028">одящего в, казалось бы, ничем не примечательном доме Мэтью. </text:span><text:span text:style-name="T1030">Её раздирали сомнения… Было ли правильным их вмешательство в события будущего, пусть даже и с целью недопущения ядерной войны? </text:span><text:span text:style-name="T1031">Или им следует сосредоточить усилия на возвращении Робина в его родной дом, где она снова могла бы стать для него матерью </text:span><text:span text:style-name="T1032">и</text:span><text:span text:style-name="T1031"> </text:span><text:span text:style-name="T1032">быть уверенной </text:span><text:span text:style-name="T1045">в том</text:span><text:span text:style-name="T1031">, что он не ранен и</text:span><text:span text:style-name="T1058">ли</text:span><text:span text:style-name="T1031"> не убит?</text:span></text:p>
      <text:p text:style-name="P297">Глядя на встречных людей, она размышляла об их дальнейшей участи. Находясь в незнании, они <text:span text:style-name="T1033">проживают </text:span>день за днём, усердно работают, чтобы обеспечить себе безбедную старость, и стараются казаться <text:span text:style-name="T1033">культурными и респектабельными для таких же середня</text:span><text:span text:style-name="T1046">ков</text:span><text:span text:style-name="T1033">, как они сами. </text:span><text:span text:style-name="T1034">Если бы они могли знать, что ожидает их в ближайшем будущем - всего через год. </text:span><text:span text:style-name="T1035">В таком случае каждый из них моментально и навсегда распрощался бы с образом хорошего и милого парня. Нет, их ждёт </text:span><text:span text:style-name="T1059">там </text:span><text:span text:style-name="T1035">совершенно иная жизнь - </text:span><text:span text:style-name="T1037">выживание и </text:span><text:span text:style-name="T1035">беспрестанная борьба за </text:span><text:span text:style-name="T1037">своё </text:span><text:span text:style-name="T1035">существование. С другой стороны, возможно, они пойдут по более лёгкому пути, зарыв, подобно страусу, свои бестолковые головы в песок, прячась от надвигающейся опасности. </text:span><text:span text:style-name="T1075">Но р</text:span><text:span text:style-name="T1035">азве </text:span><text:span text:style-name="T1038">такие</text:span><text:span text:style-name="T1036"> люди</text:span><text:span text:style-name="T1035"> заслуживают спасения? </text:span><text:span text:style-name="T1039">Это нездоровое общество </text:span><text:span text:style-name="T1040">любой ценой </text:span><text:span text:style-name="T1039">попытается договориться с Системой, </text:span><text:span text:style-name="T1040">даже </text:span><text:span text:style-name="T1047">распрощавшись со своей свободой.</text:span></text:p>
      <text:p text:style-name="P297"/>
      <text:p text:style-name="P298">Ей не потребовалось много усилий, чтобы получить разрешение на установку капельницы для Робина в доме Мэтью, а не в больнице, <text:span text:style-name="T1048">хотя было бы забавно </text:span><text:span text:style-name="T1049">посмотреть на</text:span><text:span text:style-name="T1048"> удивлённые лица медсестёр и врачей, разглядывающих </text:span><text:span text:style-name="T1074">необыкновенные </text:span><text:span text:style-name="T1048">глаза Робина. </text:span><text:span text:style-name="T1050">Перед тем, как вернуться обратно, Элисон зашла в магазин за покупками. </text:span><text:span text:style-name="T1051">Как и у Робина этим утром, её желудок так же </text:span><text:span text:style-name="T1054">возмущённо</text:span><text:span text:style-name="T1051"> </text:span><text:span text:style-name="T1052">протестовал против голода</text:span><text:span text:style-name="T1051">. </text:span><text:span text:style-name="T1053">Опять начался дождь. Когда она ехала по Хай-стрит, возвращаясь </text:span><text:span text:style-name="T1055">в</text:span><text:span text:style-name="T1053"> дом </text:span><text:span text:style-name="T1055">к</text:span><text:span text:style-name="T1053"> Мэтью, она видела, как </text:span><text:span text:style-name="T1056">скрываются от него</text:span><text:span text:style-name="T1053"> случайные прохожие, забегая под навесы и в ближайшие </text:span><text:span text:style-name="T1057">магазины</text:span><text:span text:style-name="T1053">.</text:span></text:p>
      <text:p text:style-name="P299">После <text:span text:style-name="T1060">совместного завтрака они, вместе с Робином, продолжили своё путешествие в царство будущего.</text:span></text:p>
      <text:p text:style-name="P299">«<text:span text:style-name="T1061">Сегодня в порту происходит что-то очень важное, я наблюдаю здесь значительную активность, </text:span><text:span text:style-name="T1066">н</text:span><text:span text:style-name="T1064">о н</text:span><text:span text:style-name="T1061">е думаю, что это как-то связано с теми поставками, которы</text:span><text:span text:style-name="T1065">х</text:span><text:span text:style-name="T1061"> </text:span><text:span text:style-name="T1065">ждёт</text:span><text:span text:style-name="T1061"> Система. </text:span><text:span text:style-name="T1062">Как видите, здесь много вооружённых </text:span><text:span text:style-name="T1063">охранников. Интересно, к чему они готовятся? </text:span><text:span text:style-name="T1066">Последние несколько дней они </text:span><text:span text:style-name="T1067">отчаянно </text:span><text:span text:style-name="T1066">пытаются навести порядок </text:span><text:span text:style-name="T1067">в городе</text:span><text:span text:style-name="T1066">, </text:span><text:span text:style-name="T1076">а </text:span><text:span text:style-name="T1067">самы</text:span><text:span text:style-name="T1070">м</text:span><text:span text:style-name="T1067"> беспомощны</text:span><text:span text:style-name="T1070">м</text:span><text:span text:style-name="T1067"> жител</text:span><text:span text:style-name="T1070">ям</text:span><text:span text:style-name="T1067"> даже выделили </text:span><text:span text:style-name="T1068">кое-какую </text:span><text:span text:style-name="T1067">одежду - </text:span><text:span text:style-name="T1068">в основном, </text:span><text:span text:style-name="T1067">лохмотья, но о</text:span><text:span text:style-name="T1072">на </text:span><text:span text:style-name="T1067">всё же лучше, чем </text:span><text:span text:style-name="T1071">полн</text:span><text:span text:style-name="T1073">ая</text:span><text:span text:style-name="T1071"> </text:span><text:span text:style-name="T1073">нагота</text:span><text:span text:style-name="T1069">. </text:span><text:span text:style-name="T1077">Все эти люди распрощались со своей одеждой в тот же день, когда были разрушены их дома. Как вы думаете, что может быть причиной происходящего? Вы видели всё то же, что и я.</text:span>»</text:p>
      <text:p text:style-name="P299"><text:soft-page-break/>«<text:span text:style-name="T1078">Робин, т</text:span><text:span text:style-name="T1081">ы</text:span><text:span text:style-name="T1078"> что-нибудь </text:span><text:span text:style-name="T1081">слышал</text:span><text:span text:style-name="T1078"> о главе этой Системы? </text:span><text:span text:style-name="T1079">Её представители когда-нибудь проводили массовые собрания? </text:span><text:span text:style-name="T1818">Оглашали</text:span><text:span text:style-name="T1079"> ли они какие-либо теории, учения или принципы? </text:span><text:span text:style-name="T1080">Тебе известны их цели? </text:span><text:span text:style-name="T1082">Ч</text:span><text:span text:style-name="T1080">его именно они хотят от местных жителей?</text:span>»</text:p>
      <text:p text:style-name="P300">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будущее теперь представлялось ему в серьёзной опасности, и он со всей ответственностью подходил к своей работе. <text:span text:style-name="T1083">Почти наверняка причиной разрушения человеческих судеб послужила произошедшая в <text:s/>будущем ядерная война, и для того, чтобы выяснить, кто победил в этой бойне, если таковые были, </text:span><text:span text:style-name="T1084">сперва</text:span><text:span text:style-name="T1083"> нужно </text:span><text:span text:style-name="T1084">узнать</text:span><text:span text:style-name="T1083">, какой политики придержива</text:span><text:span text:style-name="T1267">ется</text:span><text:span text:style-name="T1083"> правящая там сила — Система.</text:span></text:p>
      <text:p text:style-name="P300"/>
      <text:p text:style-name="P301">Они увидели вдалеке приближающееся к порту большое судно, вырисовывающееся тёмным силуэтом на фоне горизонта. <text:span text:style-name="T1085">Жёлто-серый туман, словно тонкий слой краски на картине художника, покрывал всё пространство над морем, слегка затуманивая взгляд любого, кто находился на суше. </text:span><text:span text:style-name="T1086">До прибытия корабля в порт оставалось несколько часов.</text:span></text:p>
      <text:p text:style-name="P302">Внезапно на территории порта раздались крики, и внимание Робина сместилось от корабля в сторону группы людей, закованных в цепи и находящихся под конвоем. <text:span text:style-name="T1087">Своей внешностью они не </text:span><text:span text:style-name="T1098">походили на</text:span><text:span text:style-name="T1087"> </text:span><text:span text:style-name="T1088">обычных</text:span><text:span text:style-name="T1087"> </text:span><text:span text:style-name="T1088">голодающих и ободранных жителей этой страны, бродивших со стонами и причитаниями по развалинам улиц. </text:span><text:span text:style-name="T1089">Нет, это были крупные и физически крепкие люди, которые сумели выжить и приспособиться к новой жизни. Они не прилагали для этого почти никаких усилий, <text:s/>а только лишь </text:span><text:span text:style-name="T1990">промышля</text:span><text:span text:style-name="T1991">ли</text:span><text:span text:style-name="T1990"> воровством,</text:span><text:span text:style-name="T1089"> объединившись в </text:span><text:span text:style-name="T1990">группу</text:span><text:span text:style-name="T1089">. </text:span><text:span text:style-name="T1091">Оставалось загадкой, к</text:span><text:span text:style-name="T1090">аким образом Система смогла </text:span><text:span text:style-name="T1091">отыскать</text:span><text:span text:style-name="T1090"> их убежищ</text:span><text:span text:style-name="T1128">е</text:span><text:span text:style-name="T1090">. </text:span><text:span text:style-name="T1092">Также оставался невыясненным и вопрос о том, зачем они могли понадобиться Системе. </text:span><text:span text:style-name="T1093">Было весьма сомнительно, что </text:span><text:span text:style-name="T1094">этих людей</text:span><text:span text:style-name="T1093"> доставили сюда </text:span><text:span text:style-name="T1095">под </text:span><text:span text:style-name="T1093">в цепях, </text:span><text:span text:style-name="T1099">под охраной, </text:span><text:span text:style-name="T1093">только для того, чтобы помахать им </text:span><text:span text:style-name="T1096">на прощание </text:span><text:span text:style-name="T1093">рукой и сфотографировать на память. </text:span><text:span text:style-name="T1097">Наверное, Система посчитала их опасными и решила избавиться от них, отправив на казнь. Могло случиться и так, что теперешние заключённые, становившиеся с каждым днём всё сильнее по мере присоединения к ним других участников, прознав каким-то образом о том, что </text:span><text:span text:style-name="T1993">должно было </text:span><text:span text:style-name="T1097">произойти </text:span><text:span text:style-name="T1993">сегодня </text:span><text:span text:style-name="T1097">в порту, задумали какое-то </text:span><text:span text:style-name="T1992">чёрное дело</text:span><text:span text:style-name="T1097">. </text:span><text:span text:style-name="T1100">Начиная понимать, как работают местные законы, Робин предположил, что вскоре Система обязательно известит всех о том, что собирается сделать с этими людьми. </text:span><text:span text:style-name="T1101">Здесь было принято демонстрировать и всячески освещать любые телесные наказания вплоть до казни, </text:span><text:span text:style-name="T1102">вызывая страх </text:span><text:span text:style-name="T1103">у оставшейся </text:span><text:span text:style-name="T1104">части </text:span><text:span text:style-name="T1103">публики, и таким образом поддерживать сложившийся порядок вещей.</text:span></text:p>
      <text:p text:style-name="P302"/>
      <text:p text:style-name="P302">«<text:span text:style-name="T1105">Робин, </text:span><text:span text:style-name="T1106">как часто случаются подобные действа</text:span><text:span text:style-name="T1105">?</text:span>»</text:p>
      <text:p text:style-name="P302">«<text:span text:style-name="T1107">Не думаю, что часто. Раньше мне не доводилось видеть </text:span><text:span text:style-name="T1111">ничего подобного</text:span><text:span text:style-name="T1107">. </text:span><text:span text:style-name="T1109">М</text:span><text:span text:style-name="T1108">огу попытаться выяснить это, но придётся </text:span><text:span text:style-name="T1110">сильно рисковать</text:span><text:span text:style-name="T1108">, поскольку любой из местных, с большой долей вероятности, </text:span><text:span text:style-name="T1114">может </text:span><text:span text:style-name="T1108">оказаться информатором Системы. </text:span><text:span text:style-name="T1112">Выбравшись из укрытия я непременно выдам себя. </text:span><text:span text:style-name="T1113">Меня также может заметить один из охранников и я даже не представляют, что они сделают со мной, узнав что я всё утро следил за их приготовлениями. </text:span><text:span text:style-name="T1115">О! </text:span><text:span text:style-name="T1116">У меня </text:span><text:span text:style-name="T1117">возникла </text:span><text:span text:style-name="T1116">идея! </text:span><text:span text:style-name="T1120">Как</text:span><text:span text:style-name="T1118"> </text:span><text:span text:style-name="T1120">мне кажется, все</text:span><text:span text:style-name="T1118"> главные силы Сис</text:span><text:span text:style-name="T1120">темы </text:span><text:span text:style-name="T1118">сейч</text:span><text:span text:style-name="T1121">ас </text:span><text:span text:style-name="T1118">собраны здесь, </text:span><text:span text:style-name="T1119">в районе порта. </text:span><text:span text:style-name="T1120">Что, если мне посетить их главную базу и посмотреть, что я смогу там найти? </text:span><text:span text:style-name="T1122">Они </text:span><text:span text:style-name="T1123">должны</text:span><text:span text:style-name="T1122"> ве</text:span><text:span text:style-name="T1123">сти</text:span><text:span text:style-name="T1122"> какую-</text:span><text:span text:style-name="T1124">нибудь</text:span><text:span text:style-name="T1122"> письменную документацию </text:span><text:span text:style-name="T1124">или что-то </text:span><text:span text:style-name="T1206">в этом роде</text:span><text:span text:style-name="T1122">. </text:span><text:span text:style-name="T1125">База расположена не очень далеко — примерно в пятнадцати минутах ходьбы отсюда, если идти быстрым шагом. </text:span><text:span text:style-name="T1126">В любом случае, я пока что не вижу, как корабль входит в док.</text:span>»</text:p>
      <text:p text:style-name="P302">«<text:span text:style-name="T1129">Ты уверен, что это не опасно? Оказавшись возле их базы, каким образом ты планируешь пробраться внутрь? </text:span><text:span text:style-name="T1130">Скорее всего там будут другие охранники, возможно даже, что целая разветвлённая сеть </text:span><text:span text:style-name="T1131">охраны</text:span><text:span text:style-name="T1130">.</text:span>»</text:p>
      <text:p text:style-name="P302">«Ну…<text:span text:style-name="T1132"> Я ведь ничего не теряю, отправляясь туда. </text:span><text:span text:style-name="T1139">До этого дня я</text:span><text:span text:style-name="T1135"> </text:span><text:span text:style-name="T1140">никогда </text:span><text:span text:style-name="T1133">не пытался проникнуть в </text:span><text:span text:style-name="T1141">то</text:span><text:span text:style-name="T1133"> место и мне ничего не известно о подобных попытках.</text:span>»</text:p>
      <text:p text:style-name="P302"/>
      <text:p text:style-name="P303"><text:soft-page-break/>Робин осторожно выбрался из своего укрытия и <text:span text:style-name="T1136">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304">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1137">служащих</text:span> Систем<text:span text:style-name="T1137">е</text:span> людей сейчас направлялась по остаткам дорог и шоссе в направлении доков, и для Робина не было ничего хуже, чем испыт<text:span text:style-name="T1138">ать </text:span>судьбу, оказавшись на их пути.</text:p>
      <text:p text:style-name="P306">Для остальных наблюдающих <text:span text:style-name="T1202">за </text:span><text:span text:style-name="T1203">ходом </text:span><text:span text:style-name="T1202">эксперимент</text:span><text:span text:style-name="T1203">а</text:span><text:span text:style-name="T1202"> </text:span>было невыносимо тяжко от невозможности быть рядом и поддерживать его. Из-за своей недостаточной осведомлённости о том, как работает Система, они даже не могли поделиться с ним каким-нибудь дельным советом, и поэтому чувствовали себя беспомощными. <text:span text:style-name="T1142">Но каждый из них надеялся, что в будущем всё-таки сможет сделать хоть что-то полезное для мальчика. </text:span><text:span text:style-name="T1178">О</text:span><text:span text:style-name="T1143">ни испытывали </text:span><text:span text:style-name="T1423">противоположные</text:span><text:span text:style-name="T1143"> чувства </text:span><text:span text:style-name="T1178">н</text:span><text:span text:style-name="T1151">асчёт</text:span><text:span text:style-name="T1143"> того, что сейчас приходилось делать Робину. С одной стороны, они гордились тем, как он справился со сложившейся ситуацией, и тем, как мужественно он ведёт себя в дикой местности, </text:span><text:span text:style-name="T1144">где царит лишь зло и насилие. </text:span><text:span text:style-name="T1145">С другой, были готовы </text:span><text:span text:style-name="T1152">впасть в </text:span><text:span text:style-name="T1268">отчаяние</text:span><text:span text:style-name="T1145">, поскольку с каждым новым сеансом всё больше и больше размышляли о </text:span><text:span text:style-name="T1146">нищете и страданиях </text:span><text:span text:style-name="T1154">людей</text:span><text:span text:style-name="T1146">, которы</text:span><text:span text:style-name="T1155">х</text:span><text:span text:style-name="T1146"> им приходилось видеть. </text:span><text:span text:style-name="T1147">Никто из родителей, переживающих за судьбу с</text:span><text:span text:style-name="T1148">воих</text:span><text:span text:style-name="T1147"> детей, не пожелал бы им стать свидетелями или даже частью </text:span><text:span text:style-name="T1149">такого</text:span><text:span text:style-name="T1147"> жестокого мира. </text:span><text:span text:style-name="T1150">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204">употребляющие</text:span><text:span text:style-name="T1150"> загрязнённ</text:span><text:span text:style-name="T1204">ую</text:span><text:span text:style-name="T1150"> </text:span><text:span text:style-name="T1179">пищ</text:span><text:span text:style-name="T1204">у</text:span><text:span text:style-name="T1150"> и вод</text:span><text:span text:style-name="T1204">у</text:span><text:span text:style-name="T1150">.</text:span></text:p>
      <text:p text:style-name="P305"/>
      <text:p text:style-name="P307">Когда Робин, наконец, добрался до регионального штаба Системы, его сердце забилось <text:span text:style-name="T1153">чаще. </text:span><text:span text:style-name="T1156">М</text:span><text:span text:style-name="T1154">ысль о том, что он задумал, </text:span><text:span text:style-name="T1156">приводила его в ужас</text:span><text:span text:style-name="T1154"> но </text:span><text:span text:style-name="T1156">одновременно и </text:span><text:span text:style-name="T1154">возбуждала его </text:span><text:span text:style-name="T1161">воображение</text:span><text:span text:style-name="T1154">. </text:span><text:span text:style-name="T1157">Никто здесь даже не помышлял о том, чтобы проникнуть в этот огромный и тщательно охраняемый комплекс.</text:span></text:p>
      <text:p text:style-name="P308">Вот он, штаб, во всей своей красе. Он ничуть не изменился с тех пор, как Робин видел его в последний раз. <text:span text:style-name="T1158">В отличие от прочих зданий, </text:span><text:span text:style-name="T1181">ш</text:span><text:span text:style-name="T1180">таб</text:span><text:span text:style-name="T1158"> не являл</text:span><text:span text:style-name="T1180">ся</text:span><text:span text:style-name="T1158"> ветх</text:span><text:span text:style-name="T1160">ой</text:span><text:span text:style-name="T1158"> лачуг</text:span><text:span text:style-name="T1160">ой</text:span><text:span text:style-name="T1158">, готов</text:span><text:span text:style-name="T1160">ой</text:span><text:span text:style-name="T1158"> рухнуть от малейшего </text:span><text:span text:style-name="T1205">прикосновения</text:span><text:span text:style-name="T1158"> — </text:span><text:span text:style-name="T1160">нет, </text:span><text:span text:style-name="T1159">он был </text:span><text:span text:style-name="T1162">совсем </text:span><text:span text:style-name="T1159">другим — </text:span><text:span text:style-name="T1182">прочным строением из железа и бетона, </text:span><text:span text:style-name="T1159">и много людей погибло, строя </text:span><text:span text:style-name="T1160">его</text:span><text:span text:style-name="T1159">.</text:span></text:p>
      <text:p text:style-name="P309">На заре становления Системы, он<text:span text:style-name="T1183">а</text:span> использовал<text:span text:style-name="T1184">а</text:span> местное население, чтобы выстроить эту громадину. <text:span text:style-name="T1163">Для перевозки из порта тяжелых грузов с материалами для постройки были задействованы женщины и дети, работавшие ежедневно </text:span><text:span text:style-name="T2546">по</text:span><text:span text:style-name="T1163"> восемнадцат</text:span><text:span text:style-name="T2546">ь и более</text:span><text:span text:style-name="T1163"> часов в сутки, пока работа не была закончена. </text:span><text:span text:style-name="T1164">Окон здесь не было — вместо них лишь ряды узких прорезей, закрытые изнутри толстыми стёклами.</text:span></text:p>
      <text:p text:style-name="P309">«<text:span text:style-name="T1166">Полагаю, что в</text:span><text:span text:style-name="T1165">нутренние помещения большую часть времени </text:span><text:span text:style-name="T1166">находятся </text:span><text:span text:style-name="T1165">в полной темноте. </text:span><text:span text:style-name="T1166">Для их освещения у них должен иметься какой-то мощный источник электричества, без него </text:span><text:span text:style-name="T1167">им не обойтись</text:span>» - <text:span text:style-name="T1168">пр</text:span><text:span text:style-name="T1269">едположил</text:span><text:span text:style-name="T1168"> Робин, размышляя о том, насколько безопасно дотрагиваться до высокого забора, окружающего здание. </text:span><text:span text:style-name="T1169"><text:s/></text:span><text:span text:style-name="T2547">Его с</text:span><text:span text:style-name="T2032">етка</text:span><text:span text:style-name="T1169"> была </text:span><text:span text:style-name="T1170">настолько</text:span><text:span text:style-name="T1169"> плотно</text:span><text:span text:style-name="T2032">й</text:span><text:span text:style-name="T1169">, </text:span><text:span text:style-name="T1170">что не оставалось даже и мысли попытаться </text:span><text:span text:style-name="T1169">пролезть </text:span><text:span text:style-name="T1170">сквозь неё</text:span><text:span text:style-name="T1169">.</text:span></text:p>
      <text:p text:style-name="P309">«<text:span text:style-name="T1171">Есть идеи, как мне проникнуть внутрь? </text:span><text:span text:style-name="T1172">Не думаю, что могу просто подойти к главным воротам и спросить, не будут ли они возражать против того, если я зайду и немножко пошпионю.</text:span>»</text:p>
      <text:p text:style-name="P309"/>
      <text:p text:style-name="P310">Прошло не менее пяти минут прежде чем кто-нибудь смог произнести слово.</text:p>
      <text:p text:style-name="P310"/>
      <text:p text:style-name="P310">«<text:span text:style-name="T1173">Не знаю, насколько это </text:span><text:span text:style-name="T2548">возможно</text:span><text:span text:style-name="T1173">, но почему бы тебе не попробовать трансформировать себя в птицу, чтобы перелететь через забор, а затем стать каким-нибудь другим животным, в зависимости от имеющихся прорех в системе безопасности.</text:span>»</text:p>
      <text:p text:style-name="P311">И снова идея возникла в голове у Мэтью, но оставался открытым вопрос — <text:span text:style-name="T1174">а </text:span>хватит ли у Робина сил на её <text:span text:style-name="T2549">ис</text:span>полнение? Ответ на него мог <text:span text:style-name="T1177">дат</text:span><text:span text:style-name="T1187">ь </text:span><text:span text:style-name="T1175">один </text:span><text:span text:style-name="T1176">лишь </text:span>Робин. <text:span text:style-name="T1190">О</text:span><text:span text:style-name="T1188">н </text:span><text:span text:style-name="T1178">не </text:span><text:span text:style-name="T1185">ответил. </text:span><text:soft-page-break/><text:span text:style-name="T1185">Вместо </text:span><text:span text:style-name="T1189">этого</text:span><text:span text:style-name="T1185"> он начал оглядывать местность в поисках укрытия, </text:span><text:span text:style-name="T1186">в котором мог бы спрятаться</text:span><text:span text:style-name="T1185">.</text:span></text:p>
      <text:p text:style-name="P312">Как только он нашёл подходящее место и перебрался в него, сразу лёг на спину, будто бы изображая мертвеца и закрыл глаза, временно разорвав сеанс <text:span text:style-name="T1270">визуальной </text:span><text:span text:style-name="T1191">связи </text:span>с профессором и студентами. <text:span text:style-name="T1192">Хотя они не могли видеть Робина, зато они прекрасно слышали его. </text:span><text:span text:style-name="T1193">Он начал глубоко дышать, как обычно делал перед важным</text:span><text:span text:style-name="T2550">и</text:span><text:span text:style-name="T1193"> эксперимент</text:span><text:span text:style-name="T2550">ами</text:span><text:span text:style-name="T1193">, чтобы погрузить себя в глубокий транс. </text:span><text:span text:style-name="T1194">Вскоре его тело поднялось в воздух, совершая движения руками вверх и вниз, и они постепенно начали покрываться слоем перьев. </text:span><text:span text:style-name="T1195">По мере того, как </text:span><text:span text:style-name="T2551">тело</text:span><text:span text:style-name="T1195"> приобретало типичные птичьи черты, он стал уменьшать себя до размеров совы. </text:span><text:span text:style-name="T1196">Завершением метаморфозы послужило открытие глаз, и они ярко </text:span><text:span text:style-name="T1217">за</text:span><text:span text:style-name="T1196">светились, словно криптонит, </text:span><text:span text:style-name="T1197">сияя </text:span><text:span text:style-name="T1196">ярко-изумрудным </text:span><text:span text:style-name="T1218">ц</text:span><text:span text:style-name="T1196">ветом. </text:span><text:span text:style-name="T1198">До сих пор профессор ещё не был свидетелем такого превращения и для него </text:span><text:span text:style-name="T1271">это</text:span><text:span text:style-name="T1198"> было так же прекрасно, как наблюдение за рождением нового живого существа.</text:span></text:p>
      <text:p text:style-name="P312"/>
      <text:p text:style-name="P313">Робин взмыл высоко в небо и облетел здание по кругу. <text:span text:style-name="T1207">Он тщательно осматривал его со всех сторон, пытаясь найти какой-нибудь способ попасть внутрь, </text:span><text:span text:style-name="T1225">и</text:span><text:span text:style-name="T1207"> </text:span><text:span text:style-name="T1225">е</text:span><text:span text:style-name="T1207">му повезло — обогнув здание во второй раз, </text:span><text:span text:style-name="T1210">он заметил небольшую и едва заметную полость. При ближайшем рассмотрении выяснилось, что это было вентиляционное отверстие, площадью примерно в семьдесят квадратных сантиметров. </text:span><text:span text:style-name="T1211">Оно было единственным и располагалось в верхней части западной стены, под самой крышей. </text:span><text:span text:style-name="T1212">Пользуясь своими когтями, Робин оторвал решётку, </text:span><text:span text:style-name="T1213">прикрывавшую вход в шахту, и быстро пролете</text:span><text:span text:style-name="T1214">л</text:span><text:span text:style-name="T1213"> её, грациозно планируя на каждом повороте. </text:span><text:span text:style-name="T1215">Во время полёта выяснилось, что все имеющиеся в здании воздухоотводы соединялись с главной шахтой, ведущей к выходу. </text:span><text:span text:style-name="T1216">Робин потратил немало времени и сил, чтобы узнать, для чего использовалась каждая комната, наблюдая за работой Системы через отверстия в вентиляционных решётках. </text:span><text:span text:style-name="T1219">За всё это время </text:span><text:span text:style-name="T1272">он</text:span><text:span text:style-name="T1219"> не проронил ни слова, опасаясь, что голос разнесётся эхом по всем рукавам шахты и таким образом выдаст </text:span><text:span text:style-name="T1273">его</text:span><text:span text:style-name="T1219"> присутствие. </text:span><text:span text:style-name="T1221">П</text:span><text:span text:style-name="T1220">оэтому он </text:span><text:span text:style-name="T1222">позволил</text:span><text:span text:style-name="T1220"> своим друзьям наблюдать за происходящим и самостоятельно делать выводы. </text:span><text:span text:style-name="T1223">Он был уверен, что они обязательно поделятся с ним каким-нибудь </text:span><text:span text:style-name="T1224">ценным </text:span><text:span text:style-name="T1223">советом, </text:span><text:span text:style-name="T1226">если заметят что-</text:span><text:span text:style-name="T1227">нибудь</text:span><text:span text:style-name="T1226"> интересное</text:span><text:span text:style-name="T1223">. </text:span><text:span text:style-name="T1228">В конце концов он потерял счёт количеству помещений внутри этой «тюремной крепости», </text:span><text:span text:style-name="T1229">ведь </text:span><text:span text:style-name="T1228">многие из были </text:span><text:span text:style-name="T1229">как две капли воды </text:span><text:span text:style-name="T1228">похожи одно на другое — пустые, </text:span><text:span text:style-name="T1230">словно</text:span><text:span text:style-name="T1228"> камеры для содержания заключённых. </text:span><text:span text:style-name="T1231">Робин оторвал решётку, преграждавшую его путь в одно из </text:span><text:span text:style-name="T1232">этих</text:span><text:span text:style-name="T1231"> помещений, и влетел внутрь. </text:span><text:span text:style-name="T1233">Сова уже начала своё приземление, когда Элисон, внезапно, услышала звук приближающихся шагов.</text:span></text:p>
      <text:p text:style-name="P313">«<text:span text:style-name="T1233">Робин, кто-то идёт! </text:span><text:span text:style-name="T1234">Я не знаю, что ты собираешься делать, но, молю, сделай это позже!</text:span>»</text:p>
      <text:p text:style-name="P313">«<text:span text:style-name="T1235">Эли, на это уйдёт меньше одной минуты</text:span>» - <text:span text:style-name="T1235">прошептал Робин ей в ответ.</text:span></text:p>
      <text:p text:style-name="P314">И тут случилось именно то, чего он опасался — один из охранников услышал <text:span text:style-name="T1238">чужую </text:span>неразборчивую речь и тут же <text:span text:style-name="T1236">окрикнул</text:span>:</text:p>
      <text:p text:style-name="P315">«<text:span text:style-name="T1237">Кто здесь? Немедленно выходи!</text:span>»</text:p>
      <text:p text:style-name="P319">Робин решил не обращать на него внимания и продолжил начатое ранее.</text:p>
      <text:p text:style-name="P316">Он был прав, его занятие не заняло много времени — из совы он трансформировал себя в мышь, минуя промежуточную человеческую стадию. <text:span text:style-name="T1239">Он </text:span><text:span text:style-name="T1241">в очередной раз</text:span><text:span text:style-name="T1239"> продемонстрировал всем </text:span><text:span text:style-name="T1240">зрителям свои неординарные экстрасенсорные способности, позволявшие ему </text:span><text:span text:style-name="T1242">управлять своим телом именно так, как </text:span><text:span text:style-name="T1243">требовалось</text:span><text:span text:style-name="T1242">. </text:span><text:span text:style-name="T1244">Ему удалось видоизменить себя </text:span><text:span text:style-name="T1248">как раз </text:span><text:span text:style-name="T1244">вовремя, ещё то того, как охранники ворвались внутрь. </text:span><text:span text:style-name="T1245">Он заполз в тёмный угол, прижал хвост к своему белому пушистому тельцу </text:span><text:span text:style-name="T1246">и дождался, когда охранники, наконец-то, разошлись по своим участкам, ругая друг друга на чём свет стоит. </text:span><text:span text:style-name="T1247">Всё это время мышь держала глаза закрытыми, опасаясь что </text:span><text:span text:style-name="T1274">их</text:span><text:span text:style-name="T1247"> </text:span><text:span text:style-name="T1274">мерцание</text:span><text:span text:style-name="T1247"> мо</text:span><text:span text:style-name="T1274">жет</text:span><text:span text:style-name="T1247"> привлечь внимание стражей. </text:span><text:span text:style-name="T1249">Не каждый день можно увидеть бел</text:span><text:span text:style-name="T1250">ого</text:span><text:span text:style-name="T1249"> </text:span><text:span text:style-name="T1250">грызуна</text:span><text:span text:style-name="T1249"> с пылающим </text:span><text:span text:style-name="T1275">зеленью </text:span><text:span text:style-name="T1249">взглядом!</text:span></text:p>
      <text:p text:style-name="P317">Робин был прав — он нашёл несколько осветительных приборов, работающих от электричества <text:span text:style-name="T1251">и, следовательно, теперь можно </text:span><text:span text:style-name="T1252">было </text:span><text:span text:style-name="T1251">не сомневаться в том, что где-то поблизости находится и генератор.</text:span></text:p>
      <text:p text:style-name="P317"/>
      <text:p text:style-name="P318"><text:soft-page-break/>Тем временем профессор <text:span text:style-name="T1253">рас</text:span>сматривал свои беглые наброс<text:span text:style-name="T1254">ки с</text:span> расположение<text:span text:style-name="T1254">м </text:span>вентиляционных шахт, составленные им во время полёта совы. <text:span text:style-name="T1256">На них</text:span><text:span text:style-name="T1255"> он </text:span><text:span text:style-name="T1256">также </text:span><text:span text:style-name="T1255">расставил отметки, описывающие предназначение каждой из комнат. </text:span><text:span text:style-name="T1257">В глаза ему сразу же бросилась некоторая область карты — пространство, к которому не был подведён ни один вентиляционный рукав. </text:span><text:span text:style-name="T1258">Профессор несколько раз п</text:span><text:span text:style-name="T1259">ереп</text:span><text:span text:style-name="T1258">роверил свои расчёты и, убедившись в своей правоте, сообщил Робину </text:span><text:span text:style-name="T1276">координаты</text:span><text:span text:style-name="T1258"> этого места.</text:span></text:p>
      <text:p text:style-name="P318"/>
      <text:p text:style-name="P320">Неопознанное пространство оказалось именно тем помещением, которое они искали. <text:span text:style-name="T1260">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261">в этой комнате </text:span><text:span text:style-name="T1260">шкафом, Гарри заметил несколько вертикально расположенных </text:span><text:span text:style-name="T1279">пеналов цилиндрической формы</text:span><text:span text:style-name="T1260">.</text:span></text:p>
      <text:p text:style-name="P321">«Робин, <text:span text:style-name="T1278">возможно</text:span>, тебе <text:span text:style-name="T1277">было бы </text:span>лучше снова стать самим собой? <text:span text:style-name="T1280">Пока ты находишься в теле мыши, т</text:span><text:span text:style-name="T1279">ы не сможешь проч</text:span><text:span text:style-name="T1281">итать</text:span><text:span text:style-name="T1279"> ни од</text:span><text:span text:style-name="T1291">ного</text:span><text:span text:style-name="T1279"> документ</text:span><text:span text:style-name="T1291">а</text:span><text:span text:style-name="T1279">, ведь ты </text:span><text:span text:style-name="T1284">для этого </text:span><text:span text:style-name="T1279">слишком мал. Справа от тебя, в углу, находятся тубусы, </text:span><text:span text:style-name="T1283">и </text:span><text:span text:style-name="T1282">я полагаю, что в них хранятся какие-то чертежи. </text:span><text:span text:style-name="T1285">Между прочим, </text:span><text:span text:style-name="T1286">тебе скоро придётся покинуть это здание</text:span><text:span text:style-name="T1285">, если ты планируешь вернуться в порт.</text:span>»</text:p>
      <text:p text:style-name="P322">Гарри говорил спокойно, но в его голосе <text:span text:style-name="T1313">слышались</text:span> <text:span text:style-name="T1313">металлические нотки</text:span>. <text:span text:style-name="T1287">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288">Это было </text:span><text:span text:style-name="T1296">гораздо </text:span><text:span text:style-name="T1288">интереснее, чем просмотр кинофильмов и однозначно лучше </text:span><text:span text:style-name="T1289">его </text:span><text:span text:style-name="T1288">скучн</text:span><text:span text:style-name="T1289">ой</text:span><text:span text:style-name="T1288"> </text:span><text:span text:style-name="T1290">и </text:span><text:span text:style-name="T1297">однообразной</text:span><text:span text:style-name="T1288"> жизн</text:span><text:span text:style-name="T1289">и</text:span><text:span text:style-name="T1288">.</text:span></text:p>
      <text:p text:style-name="P323">С другой стороны <text:span text:style-name="T1293">Гарри</text:span><text:span text:style-name="T1292"> понимал, что никто из них не обладал способностями Робина </text:span><text:span text:style-name="T1293">и,</text:span><text:span text:style-name="T1292"> </text:span><text:span text:style-name="T1293">если они пытаются спасти мир от </text:span><text:span text:style-name="T1294">фашисткой системы правления, то только Робин имеет все шансы оставаться в безопасности, не угодив при этом в лапы Системы. </text:span><text:span text:style-name="T1295">После </text:span><text:span text:style-name="T1298">этих</text:span><text:span text:style-name="T1295"> рассуждений к Гарри пришло чувство раскаяния. </text:span><text:span text:style-name="T1299">Он не имел права на зависть — </text:span><text:span text:style-name="T1300">она была одной из самых </text:span><text:span text:style-name="T1302">скверных</text:span><text:span text:style-name="T1300"> черт его характера. </text:span><text:span text:style-name="T1315">Гарри</text:span><text:span text:style-name="T1300"> неоднократно пытался бороться с ней, но безуспешно, </text:span><text:span text:style-name="T1301">поскольку</text:span><text:span text:style-name="T1300"> </text:span><text:span text:style-name="T1315">зависть</text:span><text:span text:style-name="T1300"> был</text:span><text:span text:style-name="T1314">а</text:span><text:span text:style-name="T1300"> заложен</text:span><text:span text:style-name="T1314">а</text:span><text:span text:style-name="T1300"> в его характере. </text:span><text:span text:style-name="T1303">Его притягивали риск и опасность. </text:span><text:span text:style-name="T1305">Гарри</text:span><text:span text:style-name="T1303"> был из тех людей, которые привыкли делать всё с первого раза, а если нет — то все последующие попытки </text:span><text:span text:style-name="T1304">рассматривать как </text:span><text:span text:style-name="T1303">наказани</text:span><text:span text:style-name="T1304">е за совершённую ранее ошибку</text:span><text:span text:style-name="T1303">.</text:span></text:p>
      <text:p text:style-name="P324">Элисон и Мэтью являлись его полной противоположностью — <text:span text:style-name="T1306">им так же нравилось рисковать, но они никогда не завидовали людям, способным совершать нечто экстраординарное.</text:span></text:p>
      <text:p text:style-name="P325">Робин вернулся к своему прежнему виду и с озабоченным видом рассматривал чертежи. <text:span text:style-name="T1307">Пока что он не нашёл ничего, что могло бы им пригодиться. </text:span><text:span text:style-name="T1308">Наиболее значимые сведения профессор занёс в свой блокнот на случай, если они понадобятся позже. </text:span><text:span text:style-name="T1309">Внезапно из рулона с бумагой вывалился один лист и спланировал на пол. </text:span><text:span text:style-name="T1310">Робин подобрал его и начал читать, с каждой минутой бледнея всё </text:span><text:span text:style-name="T1311">сильнее</text:span><text:span text:style-name="T1310">. </text:span><text:span text:style-name="T1312">По ходу чтения цвет лиц профессора и его студентов изменялся точно таким же образом.</text:span></text:p>
      <text:p text:style-name="P326">Теперь они поняли всю ошибочность своих рассуждений. <text:span text:style-name="T1316">Всё это время они были уверены в том, что </text:span><text:span text:style-name="T1318">столкновение</text:span><text:span text:style-name="T1316"> завершил</text:span><text:span text:style-name="T1318">о</text:span><text:span text:style-name="T1316">сь победой одной из противоборствующих сторон. </text:span><text:span text:style-name="T1317">Во время ядерной войны информация о том, кто вы</text:span><text:span text:style-name="T1319">йдет</text:span><text:span text:style-name="T1317"> из неё победителем, могла бы помочь миллионам людей уберечься от ядерных ударов и пережить их последствия.</text:span></text:p>
      <text:p text:style-name="P326"/>
      <text:p text:style-name="P327">Они снова услышали шаги приближающихся охранников <text:span text:style-name="T1320">и Робин, не теряя времени, начал подготовку к своей трансформации. </text:span><text:span text:style-name="T1321">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27"/>
      <text:p text:style-name="P328">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326">скорбные</text:span> пейзажи, Робин загрустил, и <text:span text:style-name="T1322">гла</text:span><text:span text:style-name="T1324">з</text:span><text:span text:style-name="T1325">а</text:span><text:span text:style-name="T1322"> птицы </text:span><text:span text:style-name="T1325">ненадолго </text:span><text:span text:style-name="T1323">заполнили</text:span><text:span text:style-name="T1325">сь</text:span><text:span text:style-name="T1323"> с</text:span><text:span text:style-name="T1327">лезами</text:span><text:span text:style-name="T1322">.</text:span></text:p>
      <text:p text:style-name="P328"/>
      <text:p text:style-name="P329"><text:soft-page-break/>Вскоре он добрался до <text:span text:style-name="T1328">территории </text:span>порта, <text:span text:style-name="T1329">подоспев в нужное время</text:span>. <text:span text:style-name="T1330">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331">Перемещение его вёсел напоминало движение морских волн.</text:span></text:p>
      <text:p text:style-name="P330">Робин поверг в изумление своих друзей, влетев на корабль и ловко проскользнув в его недра. <text:span text:style-name="T1332">Опустившись на одну из балок он убедился, что никто его не видит, и смотрел, как бичевали рабов, </text:span><text:span text:style-name="T1364">отдавая им приказания</text:span><text:span text:style-name="T1332"> грести быстрее. </text:span><text:span text:style-name="T1335">Зрелище </text:span><text:span text:style-name="T1333">был</text:span><text:span text:style-name="T1334">о</text:span><text:span text:style-name="T1333"> чудовищн</text:span><text:span text:style-name="T1335">ым</text:span><text:span text:style-name="T1333"> — множество скованных цепями людей, </text:span><text:span text:style-name="T1335">с которыми обращались хуже, чем с </text:span><text:span text:style-name="T1336">дикими </text:span><text:span text:style-name="T1335">животными…</text:span></text:p>
      <text:p text:style-name="P330"/>
      <text:p text:style-name="P331"><text:span text:style-name="T1365">Он </text:span>покинул корабль за минуту до того, как <text:span text:style-name="T1339">тот</text:span> достиг причала, <text:span text:style-name="T1337">и выбрал для себя укромное местечко </text:span><text:span text:style-name="T1366">неподалёку</text:span><text:span text:style-name="T1337">, из которого мог наблюдать за всем проис</text:span><text:span text:style-name="T1338">х</text:span><text:span text:style-name="T1337">одящим в порту, оставаясь при этом незамеченным.</text:span></text:p>
      <text:p text:style-name="P331"/>
      <text:p text:style-name="P332">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344">прикрыто</text:span> необычной шляпой, <text:span text:style-name="T1343">которую он носил. </text:span><text:span text:style-name="T1344">Робин бегло оглядел его, чуточку задержавшись на глазах — они были холодными и безжалостными, свидетельствуя о </text:span><text:span text:style-name="T1569">жестоком</text:span><text:span text:style-name="T1344"> </text:span><text:span text:style-name="T1445">характере</text:span><text:span text:style-name="T1344"> незнакомца.</text:span></text:p>
      <text:p text:style-name="P333">Внизу к нему моментально подбежал какой-то испуганный человек и с волнением в голосе стал что-то тихо говорить. <text:span text:style-name="T1345">Робин не мог слышать сказанного, но ему стало очевидно, что оно вызвало </text:span><text:span text:style-name="T1347">явное </text:span><text:span text:style-name="T1345">раздражение н</text:span><text:span text:style-name="T1346">е</text:span><text:span text:style-name="T1345">знакомца — внезапно он выхватил из ножен свой меч и одним точны</text:span><text:span text:style-name="T1348">м</text:span><text:span text:style-name="T1345"> и сильным ударом отсёк голову подчинённого. </text:span><text:span text:style-name="T1348">Затем он повернулся лицом к толпе и, </text:span><text:span text:style-name="T1469">приоткрыв рот, </text:span><text:span text:style-name="T1349">медленно прошёлся языком по всей длине лезвия. Оглядывая присутствующих он зловеще улыбался </text:span><text:span text:style-name="T1350">и с его нижней губы на </text:span><text:span text:style-name="T1351">его </text:span><text:span text:style-name="T1350">подбородок </text:span><text:span text:style-name="T3095">про</text:span><text:span text:style-name="T1350">лилась кровь. </text:span><text:span text:style-name="T1352">Когда незнакомец заговорил, страх обуял каждого и</text:span><text:span text:style-name="T1353">з <text:s/>присутствующих</text:span><text:span text:style-name="T1352">:</text:span></text:p>
      <text:p text:style-name="P333">«<text:span text:style-name="T1356">Меня известили</text:span><text:span text:style-name="T1354">, что кто-то проник внутрь регионального штаба и </text:span><text:span text:style-name="T1355">ознакомился с некоторыми документами</text:span><text:span text:style-name="T1354"> Системы. Необходимо найти человека, совершившего данное злодеяние, а также всех причастных к нему лиц.</text:span>»</text:p>
      <text:p text:style-name="P333">«<text:span text:style-name="T1357">Слушаемся, Яхуси!</text:span>» - <text:span text:style-name="T1357">ответила толпа, </text:span><text:span text:style-name="T1373">хором</text:span><text:span text:style-name="T1357">. </text:span><text:span text:style-name="T1358">Большая часть охранников немедленно разделилась на группы и разошлась в разные стороны. </text:span><text:span text:style-name="T1359">Робина и его друзей охватило чувство отчаяния - </text:span><text:span text:style-name="T1360">орёл полетел в сторону центральных улиц города и </text:span><text:span text:style-name="T1361">там</text:span><text:span text:style-name="T1360"> </text:span><text:span text:style-name="T1361">наблюдал</text:span><text:span text:style-name="T1360">, как </text:span><text:span text:style-name="T1363">собирают в</text:span><text:span text:style-name="T1368">месте</text:span><text:span text:style-name="T1363"> всех </text:span><text:span text:style-name="T1367">здешних </text:span><text:span text:style-name="T1361">нищих </text:span><text:span text:style-name="T1363">и</text:span><text:span text:style-name="T1362"> </text:span><text:span text:style-name="T1360">рассказывают им о </text:span><text:span text:style-name="T1361">произошедшем </text:span><text:span text:style-name="T1360">вторжении.</text:span></text:p>
      <text:p text:style-name="P334">Система предоставила местным жителям несколько минут на раздумья, ожидая, что кто-нибудь <text:span text:style-name="T1371">из них </text:span>выйдет вперёд и признается в <text:span text:style-name="T1446">совершённом </text:span>преступлении…</text:p>
      <text:p text:style-name="P334">… <text:span text:style-name="T1370">Н</text:span><text:span text:style-name="T1369">о таковых не нашлось.</text:span></text:p>
      <text:p text:style-name="P335">И тогда Система перешла к насилию. <text:span text:style-name="T1372">Они начали избивать всех мужчин до тех пор, пока они </text:span><text:span text:style-name="T1374">находились</text:span><text:span text:style-name="T1372"> в сознании. Пытаясь спастись, люди разбега</text:span><text:span text:style-name="T1375">лись</text:span><text:span text:style-name="T1372"> в </text:span><text:span text:style-name="T1375">разные</text:span><text:span text:style-name="T1372"> стороны, но многих настигали удары мечами или метательные ножи. </text:span><text:span text:style-name="T1376">Казалось, что </text:span><text:span text:style-name="T1383">теперь уличные </text:span><text:span text:style-name="T1376">лужи были наполнены не </text:span><text:span text:style-name="T1380">дождевой </text:span><text:span text:style-name="T1376">водой, </text:span><text:span text:style-name="T1379">а</text:span><text:span text:style-name="T1376"> кровью невинных жертв </text:span><text:span text:style-name="T1377">этой </text:span><text:span text:style-name="T1378">жуткой </text:span><text:span text:style-name="T1377">резни</text:span><text:span text:style-name="T1376">. </text:span><text:span text:style-name="T1381">Все </text:span><text:span text:style-name="T1447">эти люди </text:span><text:span text:style-name="T1381">были слишком слабы </text:span><text:span text:style-name="T1388">для того</text:span><text:span text:style-name="T1381">, чтобы пытаться мстить </text:span><text:span text:style-name="T1384">за себя </text:span><text:span text:style-name="T1381">или хотя бы </text:span><text:span text:style-name="T1403">в мыслях </text:span><text:span text:style-name="T1381">проник</text:span><text:span text:style-name="T1403">ать</text:span><text:span text:style-name="T1381"> в</text:span><text:span text:style-name="T1403">нутрь</text:span><text:span text:style-name="T1381"> служебн</text:span><text:span text:style-name="T1382">ы</text:span><text:span text:style-name="T1403">х</text:span><text:span text:style-name="T1381"> здани</text:span><text:span text:style-name="T1403">й</text:span><text:span text:style-name="T1381"> Системы.</text:span></text:p>
      <text:p text:style-name="P335"/>
      <text:p text:style-name="P336">Охранники жгли полуразвалившиеся и кособокие хибары местных жит<text:span text:style-name="T1385">е</text:span>лей, <text:span text:style-name="T1386">со многих из этих бедолаг срывали </text:span><text:span text:style-name="T1399">их </text:span><text:span text:style-name="T1386">ветхую одежду, унижая </text:span><text:span text:style-name="T1400">их </text:span><text:span text:style-name="T1387">таким образом </text:span><text:span text:style-name="T1386">ещё </text:span><text:span text:style-name="T1394">сильнее</text:span><text:span text:style-name="T1386">. </text:span><text:span text:style-name="T1448">Периодически </text:span><text:span text:style-name="T1688">стражей</text:span><text:span text:style-name="T1449"> </text:span><text:span text:style-name="T1389">охватывало чувство безумия, и в пылу ярости они действовали гораздо жёстче, чем обычно.</text:span></text:p>
      <text:p text:style-name="P337">Они издевались над женщинами и заставляли смотреть на это их детей и мужей — <text:span text:style-name="T1397">в </text:span><text:s/>тех случаях, когда запугивание не давало нужного результата, <text:span text:style-name="T1401">детей </text:span>связыва<text:span text:style-name="T1390">л</text:span><text:span text:style-name="T1395">и</text:span><text:span text:style-name="T1390"> </text:span><text:span text:style-name="T1391">верёвками в группы </text:span><text:span text:style-name="T1393">из</text:span><text:span text:style-name="T1391"> нескольк</text:span><text:span text:style-name="T1393">их</text:span><text:span text:style-name="T1391"> человек </text:span><text:span text:style-name="T1392">и угрожал</text:span><text:span text:style-name="T1396">и</text:span><text:span text:style-name="T1392"> и</text:span><text:span text:style-name="T4130">м</text:span><text:span text:style-name="T1392"> сожжением.</text:span></text:p>
      <text:p text:style-name="P338">Не только одной Элисон, <text:span text:style-name="T1402">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8"><text:soft-page-break/></text:p>
      <text:p text:style-name="P339">На улицах, тут и там, беспорядочно валялись человеческие тела, затрудняя<text:span text:style-name="T1404"> выжившим в этом аду </text:span>возможность <text:span text:style-name="T1404">спрятаться, убежав </text:span><text:span text:style-name="T1450">подальше </text:span><text:span text:style-name="T1404">от </text:span><text:span text:style-name="T1405">своих </text:span><text:span text:style-name="T1404">убийц</text:span>. <text:span text:style-name="T1406">Порывистый ветер разносил мольбы и вопли умирающих на много миль вокруг. </text:span><text:span text:style-name="T1407">От тлеющей земли вверх до самого неба поднимались столпы дыма, </text:span><text:span text:style-name="T1408">закручивающиеся по спирали и распространяющие едкий запах.</text:span></text:p>
      <text:p text:style-name="P340">«Я не могу позволить продолжаться <text:span text:style-name="T1690">этим </text:span><text:span text:style-name="T1689">зверствам</text:span>. Мне придётся сдаться.» - <text:span text:style-name="T1455">уныло произнёс</text:span> Робин, <text:span text:style-name="T3672">глотая</text:span><text:span text:style-name="T1409"> слёзы, </text:span>тек<text:span text:style-name="T1410">шие</text:span> <text:span text:style-name="T3672">в два ручья </text:span>из его остекленевших глаз. <text:span text:style-name="T1411">Он даже не представлял, что произойдёт нечто столь ужасное. </text:span><text:span text:style-name="T1451">Разве л</text:span><text:span text:style-name="T1412">юди могут быть настолько бесчеловечными? </text:span><text:span text:style-name="T1453">Р</text:span><text:span text:style-name="T1452">азве </text:span><text:span text:style-name="T1451">п</text:span><text:span text:style-name="T1413">одобные зверства </text:span><text:span text:style-name="T1452">не </text:span><text:span text:style-name="T1417">свойст</text:span><text:span text:style-name="T1418">венны</text:span><text:span text:style-name="T1413"> лишь дики</text:span><text:span text:style-name="T1417">м</text:span><text:span text:style-name="T1413"> </text:span><text:span text:style-name="T1415">животны</text:span><text:span text:style-name="T1417">м?</text:span></text:p>
      <text:p text:style-name="P341"><text:span text:style-name="T1467">Это</text:span><text:span text:style-name="T1414"> </text:span><text:span text:style-name="T1468">на</text:span><text:span text:style-name="T1416"> самом деле</text:span><text:span text:style-name="T1414"> — </text:span><text:span text:style-name="T1454">л</text:span><text:span text:style-name="T1414">юди</text:span>?</text:p>
      <text:p text:style-name="P342">Сколько <text:span text:style-name="T1419">ещё </text:span>нужно загубить человеческих жизней, чтобы наконец-то осознать всю тщетность <text:span text:style-name="T1420">данного</text:span> действа?</text:p>
      <text:p text:style-name="P342"/>
      <text:p text:style-name="P343">Профессор понимал и разделял чувства своего подопечного, но он был категорически против того, чтобы Робин выдал себя.</text:p>
      <text:p text:style-name="P343">«<text:span text:style-name="T1421">Робин, если ты сдашься, то всё будет напрасно. Подумай об этом, ведь </text:span><text:span text:style-name="T1433">сейчас </text:span><text:span text:style-name="T1432">ты — в будущем</text:span><text:span text:style-name="T1421">. </text:span><text:span text:style-name="T1422">Если ты не вернёшься </text:span><text:span text:style-name="T1424">обратно</text:span><text:span text:style-name="T1422">, </text:span><text:span text:style-name="T1424">к нам, </text:span><text:span text:style-name="T1422">то </text:span><text:span text:style-name="T1434">оно обязательно свершится</text:span><text:span text:style-name="T1422">. </text:span><text:span text:style-name="T1425">Ты наверняка считаешь, что, </text:span><text:span text:style-name="T1456">глядя со стороны, </text:span><text:span text:style-name="T1425">мне очень легко сидеть и </text:span><text:span text:style-name="T1428">пространно </text:span><text:span text:style-name="T1426">рассуждать</text:span><text:span text:style-name="T1425"> </text:span><text:span text:style-name="T1429">о человеческих жертвах</text:span><text:span text:style-name="T1426">, </text:span><text:span text:style-name="T1427">но, поверь мне, я знаю, </text:span><text:span text:style-name="T1430">что ты сейчас чувствуешь</text:span><text:span text:style-name="T1427">. </text:span><text:span text:style-name="T1431">Ты только подумай — мы можем предотвратить все эти события! </text:span><text:span text:style-name="T1435">Это было лишь вопросом времени — то, что Система разъярится и начнёт совершать подобные действия. </text:span><text:span text:style-name="T1436">Прошу тебя, не сдавайся! Кроме тебя больше некому помочь нам предотвратить Третью мировую войну. Пожалуйста, пойми это!</text:span>»</text:p>
      <text:p text:style-name="P343"/>
      <text:p text:style-name="P344">На глазах профессора заблестели слёзы. <text:span text:style-name="T1437">Всем своим сердцем он желал очутиться рядом с Робином и разделить его горе. </text:span><text:span text:style-name="T1438">Он знал, как тяжело и болезненно должен переживать его </text:span><text:span text:style-name="T1439">впечатлительный </text:span><text:span text:style-name="T1438">мальчик такого юного и нежного возраста.</text:span></text:p>
      <text:p text:style-name="P344"/>
      <text:p text:style-name="P344">«<text:span text:style-name="T1443">Хорошо</text:span><text:span text:style-name="T1440">. </text:span><text:span text:style-name="T1462">Тогда м</text:span><text:span text:style-name="T1442">не п</text:span><text:span text:style-name="T1440">ридётся пожертвовать </text:span><text:span text:style-name="T1441">своим </text:span><text:span text:style-name="T1440">человеколюбием и </text:span><text:span text:style-name="T1441">готовиться к </text:span><text:span text:style-name="T1440">сраж</text:span><text:span text:style-name="T1441">ению</text:span><text:span text:style-name="T1440">!</text:span>» - <text:span text:style-name="T1444">хладнокровно произнёс Робин </text:span><text:span text:style-name="T1461">и разорвал визуальный контакт, </text:span><text:span text:style-name="T1462">однако </text:span><text:span text:style-name="T1463">увиденная им </text:span><text:span text:style-name="T1464">картина </text:span><text:span text:style-name="T1463">расправ</text:span><text:span text:style-name="T1464">ы</text:span><text:span text:style-name="T1463"> над </text:span><text:span text:style-name="T1464">беззащитными людьми</text:span><text:span text:style-name="T1463"> ещё долго </text:span><text:span text:style-name="T1507">будоражила</text:span><text:span text:style-name="T1463"> его </text:span><text:span text:style-name="T1466">воспалённо</text:span><text:span text:style-name="T1507">е</text:span><text:span text:style-name="T1463"> </text:span><text:span text:style-name="T1465">воображени</text:span><text:span text:style-name="T1507">е</text:span><text:span text:style-name="T1463">.</text:span></text:p>
      <text:p text:style-name="P344"/>
      <text:p text:style-name="P346">ЧЕТВЁРТАЯ ГЛАВА</text:p>
      <text:p text:style-name="P346"/>
      <text:p text:style-name="P346">ДЖИММИ</text:p>
      <text:p text:style-name="P346"/>
      <text:p text:style-name="P347">ДЕНЬ КЛОНИЛСЯ К ЗАКАТУ. СОЛНЦЕ МЕДЛЕННО УХОДИЛО ЗА ЛИНИЮ ГОРИЗОНТА И ВСКОРЕ видимой осталась лишь <text:span text:style-name="T1473">узкая </text:span>полоса алого цвета, <text:span text:style-name="T1472">разделявшая</text:span> небо <text:span text:style-name="T1472">и</text:span> земл<text:span text:style-name="T1472">ю</text:span>. <text:span text:style-name="T1470">Её отражения неспешно переливались на чёрной поверхности бескрайнего моря, будто кровь, </text:span><text:span text:style-name="T1471">обильно </text:span><text:span text:style-name="T1470">пролитая уходящим днём.</text:span></text:p>
      <text:p text:style-name="P348">В темноте беззвучно бродили тени. <text:span text:style-name="T1474">Чудом сумевшие избежать смерти люди в глубокой печали бродили между </text:span><text:span text:style-name="T1475">многочисленных </text:span><text:span text:style-name="T1476">мёртвых тел,</text:span><text:span text:style-name="T1474"> в надежде отыскать кого-либо из своих родственников </text:span><text:span text:style-name="T1477">или знакомых</text:span><text:span text:style-name="T1474">. </text:span><text:span text:style-name="T1478">Иногда тишину разрывали рыдания, означавшие, </text:span><text:span text:style-name="T1479">что кому-то </text:span><text:span text:style-name="T3462">из них</text:span><text:span text:style-name="T1479"> уда</text:span><text:span text:style-name="T3462">валось</text:span><text:span text:style-name="T1479"> </text:span><text:span text:style-name="T1506">найти</text:span><text:span text:style-name="T1479"> </text:span><text:span text:style-name="T3462">близкого</text:span><text:span text:style-name="T1479"> человека — </text:span><text:span text:style-name="T1482">в</text:span><text:span text:style-name="T1479"> </text:span><text:span text:style-name="T3462">ра</text:span><text:span text:style-name="T1479">зорванной одежде, израненного и залитого кровью, убитого при попытк</text:span><text:span text:style-name="T1480">е спрятаться или </text:span><text:span text:style-name="T1481">с</text:span><text:span text:style-name="T3462">пастись бегством</text:span><text:span text:style-name="T1480">.</text:span></text:p>
      <text:p text:style-name="P380">Воспоминания об этом проклятом дне прочно врезались в память Робина. <text:span text:style-name="T1483">Чем больше он думал о</text:span><text:span text:style-name="T1484">б увиденной им</text:span><text:span text:style-name="T1483"> резне, тем сильнее закипал</text:span><text:span text:style-name="T1485">и</text:span><text:span text:style-name="T1483"> в нём гнев </text:span><text:span text:style-name="T1485">и желание отомстить </text:span><text:span text:style-name="T1691">этому </text:span><text:span text:style-name="T1485">зверю в человеческом обли</text:span><text:span text:style-name="T4068">ке</text:span><text:span text:style-name="T1692">, </text:span><text:span text:style-name="T1485">которого все здесь называли Яхуси.</text:span></text:p>
      <text:p text:style-name="P349">Профессор и его ученики пытались утешить мальчика, изо всех сил стараясь не дать ему скатиться в глубокую депрессию и, <text:span text:style-name="T1486">следовательно</text:span>, <text:span text:style-name="T1486">полностью </text:span>отрезать себя от них.</text:p>
      <text:p text:style-name="P350"><text:soft-page-break/>Увидев <text:span text:style-name="T1693">жестокость</text:span>, на котор<text:span text:style-name="T1693">ую</text:span> оказались способны люди, Робин почувствовал к ним глубокое отвращение. По <text:span text:style-name="T1487">какому праву</text:span> одни позволяют себе относиться к другим как к какому-то мусору или <text:span text:style-name="T1490">к </text:span><text:span text:style-name="T1488">бездушн</text:span><text:span text:style-name="T1496">ым</text:span><text:span text:style-name="T1488"> </text:span><text:span text:style-name="T3463">механизмам</text:span>, будто бы вторые существуют только для удобства первых и находятся в их полном <text:span text:style-name="T1489">распоряжении</text:span>? <text:span text:style-name="T1491">Это было отвратительным зрелищем — наблюдать, как </text:span><text:span text:style-name="T1492">чудовища</text:span><text:span text:style-name="T1491">, называющие себя людьми, убивают нев</text:span><text:span text:style-name="T1495">иновных</text:span><text:span text:style-name="T1491"> </text:span><text:span text:style-name="T1494">и</text:span><text:span text:style-name="T1491"> </text:span><text:span text:style-name="T1493">не способных </text:span><text:span text:style-name="T1497">защитить</text:span><text:span text:style-name="T1493"> себя</text:span><text:span text:style-name="T1491"> бедняков.</text:span></text:p>
      <text:p text:style-name="P350"/>
      <text:p text:style-name="P350">«<text:span text:style-name="T1498">Послушай, Робин! </text:span><text:span text:style-name="T1502">В произошедшем сегодня твоей вины нет</text:span><text:span text:style-name="T1498">. </text:span><text:span text:style-name="T1499">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500">Это заложено в человека самой природой — использовать </text:span><text:span text:style-name="T1501">примитивные методы для демонстрации с</text:span><text:span text:style-name="T1503">обственных</text:span><text:span text:style-name="T1501"> возможностей.</text:span>»</text:p>
      <text:p text:style-name="P351">«Робин, не закрывай глаза! Тебе не станет л<text:span text:style-name="T1511">егче</text:span>, если ты отгородишься от нас. <text:span text:style-name="T1508">Я согласен с тобой — л</text:span><text:span text:style-name="T4069">и</text:span><text:span text:style-name="T4070">ца</text:span><text:span text:style-name="T1508"> вроде Яхуси не </text:span><text:span text:style-name="T4069">имеют права</text:span><text:span text:style-name="T1509"> </text:span><text:span text:style-name="T1508">жить </text:span><text:span text:style-name="T1509">среди людей </text:span><text:span text:style-name="T1512">и, может быть, не </text:span><text:span text:style-name="T4069">имеют права</text:span><text:span text:style-name="T1512"> жить вообще</text:span><text:span text:style-name="T1508">. </text:span><text:span text:style-name="T1523">Однако</text:span><text:span text:style-name="T1509"> </text:span><text:span text:style-name="T1518">мы</text:span><text:span text:style-name="T1509"> не боги и не имеем п</text:span><text:span text:style-name="T1510">рава судить других. </text:span><text:span text:style-name="T1511">Всё, чт</text:span><text:span text:style-name="T1513">о в наших силах</text:span><text:span text:style-name="T1511">, это </text:span><text:span text:style-name="T1513">не позволять себе опускаться до уровня </text:span><text:span text:style-name="T1517">животных</text:span><text:span text:style-name="T1513">, </text:span><text:span text:style-name="T1515">и не </text:span><text:span text:style-name="T1514">теря</text:span><text:span text:style-name="T1515">ть</text:span><text:span text:style-name="T1514"> сво</text:span><text:span text:style-name="T1516">его</text:span><text:span text:style-name="T1514"> </text:span><text:span text:style-name="T1519">человеческого достоинства</text:span><text:span text:style-name="T1514">.</text:span>»</text:p>
      <text:p text:style-name="P352">Профессор сделал паузу, чтобы убедиться в том, что сказанное <text:span text:style-name="T1520">оказало благоприятный эффект на Робина. </text:span></text:p>
      <text:p text:style-name="P353">Наступила тишина, в течение которой <text:span text:style-name="T1522">юноша</text:span> <text:span text:style-name="T1521">обдумывал слова профессора. </text:span><text:span text:style-name="T1524">В его памяти всё ещё были живы крики и вопли детей и женщин, </text:span><text:span text:style-name="T1525">жизни которых были прерваны </text:span><text:span text:style-name="T1526">столь </text:span><text:span text:style-name="T3464">трагическим</text:span><text:span text:style-name="T1526"> </text:span><text:span text:style-name="T3464">образом</text:span><text:span text:style-name="T1526">.</text:span></text:p>
      <text:p text:style-name="P354">Он размышлял… Воспоминания о довольных лицах охранников, хорошо выполнивших свою грязную работу, не давали ему покоя.</text:p>
      <text:p text:style-name="P354">«<text:span text:style-name="T1527">Робин, не думай об этом. На самом деле всего этого ещё не </text:span><text:span text:style-name="T1529">случилось</text:span><text:span text:style-name="T1527">. Вспомни — ведь ты находишься в будущем. </text:span><text:span text:style-name="T1528">Если ты поможешь нам, то, я надеюсь, в истории больше никогда не </text:span><text:span text:style-name="T1530">будут </text:span><text:span text:style-name="T1528">прои</text:span><text:span text:style-name="T1530">сходить</text:span><text:span text:style-name="T1528"> </text:span><text:span text:style-name="T1531">подобные массовые жестокие расправы</text:span><text:span text:style-name="T1528">.</text:span>»</text:p>
      <text:p text:style-name="P355">«Хорошо, профессор. Вы, кон<text:span text:style-name="T1532">е</text:span>чно, правы. Просто я <text:span text:style-name="T1532">никогда не думал, что люди могут быть настолько бесчеловечными. </text:span><text:span text:style-name="T1533">То, что я увидел, прочно засело в моей голове... </text:span><text:span text:style-name="T1534">Я сделаю всё, что в моих силах.</text:span>»</text:p>
      <text:p text:style-name="P356">На лице профессора отразилось облегчение, когда Робин произнёс эти слова. </text:p>
      <text:p text:style-name="P357">Наступила тишина. Все находились в состоянии глубокой задумчивости, размышляя, не упустили ли они из виду что-то жизненно важное. <text:span text:style-name="T1535">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8">Мэтью стал первым, кто прервал затянувшееся молчание.</text:p>
      <text:p text:style-name="P358">«<text:span text:style-name="T1536">А что насчёт тех женщин и мужчин, которых доставили в порт в цепях? </text:span><text:span text:style-name="T1537">Мы так и не выяснили, каким образом Система собиралась использовать их. </text:span><text:span text:style-name="T1538">Что нам известно о месте, в которое их увезли, прежде чем началась кровавая бойня? </text:span><text:span text:style-name="T1539">Я думаю, что нам нужно найти их и </text:span><text:span text:style-name="T1540">попытаться </text:span><text:span text:style-name="T1539">получить </text:span><text:span text:style-name="T1541">для себя </text:span><text:span text:style-name="T1539">больше сведений. </text:span><text:span text:style-name="T1542">Должно быть, эти люди представляют для Системы какую-то ценность, раз никого из них не тронули во время побоища.</text:span>»</text:p>
      <text:p text:style-name="P358">«<text:span text:style-name="T1543">Профессор? </text:span><text:span text:style-name="T1544">Мэтью высказал очень толковую идею — это именно то, чему мы незаслуженно уделили слишком мало внимания. </text:span><text:span text:style-name="T1545">Сначала я попробую поискать на корабле — после сегодняшнего проникновения внутрь их крепости, они наверняка будут охранять е</text:span><text:span text:style-name="T1546">го </text:span><text:span text:style-name="T1545">лучше </text:span><text:span text:style-name="T1546">прежнего</text:span><text:span text:style-name="T1545">. </text:span><text:span text:style-name="T1547">Яхуси, вероятно, вынес </text:span><text:span text:style-name="T1550">охранникам</text:span><text:span text:style-name="T1547"> строгое предупреждение. </text:span><text:span text:style-name="T1548">Интересно, на какой позиции находится </text:span><text:span text:style-name="T1549">этот злодей</text:span><text:span text:style-name="T1548"> в иерархии Системы? Вероятно, мы скоро узнаем об этом.</text:span>»</text:p>
      <text:p text:style-name="P359"><text:span text:style-name="T1806">На подлёте к кораблю </text:span>Робин замолчал. Осмотр с высоты показал, что теперь его усиленно охраняли. <text:span text:style-name="T1551">События этого утра, должно быть, значительно повлияли на данное решение. </text:span><text:span text:style-name="T1552">Стало ясно, что у Робина не было никаких шансов пытаться проникнуть внутрь минуя </text:span><text:soft-page-break/><text:span text:style-name="T1553">охранников — </text:span><text:span text:style-name="T1566">очевидно</text:span><text:span text:style-name="T1553">, что все они были слишком напуганы и опасались казни в случае повторного проникновения.</text:span></text:p>
      <text:p text:style-name="P360">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555">обедом</text:span>.</text:p>
      <text:p text:style-name="P361">Дурной запах, исходивший от рабов, использов<text:span text:style-name="T1562">авшихся</text:span> для гребли, был просто невыносим — <text:span text:style-name="T1554">настолько, что находясь рядом с ними, вполне можно было бы лишиться сознания. </text:span><text:span text:style-name="T1555">Грязь </text:span><text:span text:style-name="T1561">и </text:span><text:span text:style-name="T1599">мусор</text:span><text:span text:style-name="T1555">, обильно покрывавш</text:span><text:span text:style-name="T1561">ие</text:span><text:span text:style-name="T1555"> всю палубу, мешал</text:span><text:span text:style-name="T1561">и</text:span><text:span text:style-name="T1555"> быстрому п</text:span><text:span text:style-name="T1600">родвижению</text:span><text:span text:style-name="T1555"> мыши. </text:span><text:span text:style-name="T1556">Невдалеке измождённый голодом гребец сосредоточил всё своё внимание </text:span><text:span text:style-name="T1557">на таракане. </text:span><text:span text:style-name="T1558">Внезапно</text:span><text:span text:style-name="T1557"> его рука метнулась </text:span><text:span text:style-name="T1564">в сторону насекомого </text:span><text:span text:style-name="T1563">и </text:span><text:span text:style-name="T1557">со скоростью молнии схватила вожделенную добычу. </text:span><text:span text:style-name="T1559">После беглого осмотра свое</text:span><text:span text:style-name="T1601">й</text:span><text:span text:style-name="T1559"> </text:span><text:span text:style-name="T1601">награды</text:span><text:span text:style-name="T1559"> мужчина сунул его в </text:span><text:span text:style-name="T1565">свой </text:span><text:span text:style-name="T1559">рот — </text:span><text:span text:style-name="T1598">послышался</text:span><text:span text:style-name="T1559"> едва слышн</text:span><text:span text:style-name="T1597">ый</text:span><text:span text:style-name="T1559"> </text:span><text:span text:style-name="T1597">хруст</text:span><text:span text:style-name="T1559">. </text:span><text:span text:style-name="T1560">Когда он сглотнул, на его лице отразилось выражение блаженства.</text:span></text:p>
      <text:p text:style-name="P362">Спины почти всех рабов были изуродованы шрамами. <text:span text:style-name="T1575">На телах у</text:span><text:span text:style-name="T1570"> некоторых имелись открытые раны, по краям которых свисали куски ободранной кожи. Повсюду раздавались кашель и стоны — с первого взгляда </text:span><text:span text:style-name="T1602">становилось</text:span><text:span text:style-name="T1570"> ясно, что это место является рассадником инфекции и различных болезней. </text:span><text:span text:style-name="T1576">Глядя на них, м</text:span><text:span text:style-name="T1571">ожно был</text:span><text:span text:style-name="T1572">о бы подумать, что такие </text:span><text:span text:style-name="T1571">условия содержания людей </text:span><text:span text:style-name="T1573">были отменены ещё в средние века.</text:span></text:p>
      <text:p text:style-name="P363">Помимо зловония, исходившего от <text:span text:style-name="T1582">гребцов</text:span>, в воздухе отчётливо чувствовался запах мочи. Осмотревшись по сторонам, Робин не нашёл <text:span text:style-name="T1574">никакой посуды, которую можно было бы <text:s/>использовать для того, чтобы справить нужду, </text:span><text:span text:style-name="T1577">а</text:span><text:span text:style-name="T1574"> </text:span><text:span text:style-name="T1577">туго сковывающие рабов массивные железные цепи наводили его на мысль о том, что их не снимают никогда. </text:span><text:span text:style-name="T1578">Сгорбившись на вёслах и приняв наиболее удобные позы в условиях ограниченного </text:span><text:span text:style-name="T1581">доступного </text:span><text:span text:style-name="T1578">пространства, </text:span><text:span text:style-name="T1606">рабы</text:span><text:span text:style-name="T1578"> пытались заснуть </text:span><text:span text:style-name="T1603">и</text:span><text:span text:style-name="T1578"> </text:span><text:span text:style-name="T1579">хотя бы на короткое время </text:span><text:span text:style-name="T1580">убежа</text:span><text:span text:style-name="T1603">ть</text:span><text:span text:style-name="T1580"> от жестокой реальности.</text:span></text:p>
      <text:p text:style-name="P364">За одним из <text:span text:style-name="T1584">этих несчастных</text:span> пришли двое охранников и поволокли его за собой. Он был мёртв.<text:span text:style-name="T1583"> </text:span><text:span text:style-name="T1584">Было похоже, что он </text:span><text:span text:style-name="T1583">умер либо от переутомления, либо от какой-то болезни — пе</text:span><text:span text:style-name="T1584">рвое <text:s/>предположение было наиболее вероятным.</text:span></text:p>
      <text:p text:style-name="P365">Робин <text:span text:style-name="T1585">покинул это убогое </text:span><text:span text:style-name="T1671">жилище</text:span><text:span text:style-name="T1585">, отправившись исследовать остальную часть корабля. </text:span><text:span text:style-name="T1672">Увы, </text:span><text:span text:style-name="T1587">о</text:span><text:span text:style-name="T1586">н не нашёл того, что искал. </text:span></text:p>
      <text:p text:style-name="P366">Перед тем, как <text:span text:style-name="T1590">улететь</text:span> <text:span text:style-name="T1590">с </text:span>корабл<text:span text:style-name="T1590">я</text:span>, Робин поджёг капитанскую каюту, запалив найденные тут же навигационные карты <text:span text:style-name="T1607">и</text:span> <text:span text:style-name="T1607">о</text:span>хранникам пришлось выпустить из трюма всех рабов, поскол<text:span text:style-name="T1588">ьку раздобыть живую силу в достаточном количестве было для них задачей </text:span><text:span text:style-name="T1592">не из простых</text:span><text:span text:style-name="T1588">. </text:span><text:span text:style-name="T1593">Таким образом, </text:span><text:span text:style-name="T1604">в спешном порядке </text:span><text:span text:style-name="T1593">к</text:span><text:span text:style-name="T1589">орабль </text:span><text:span text:style-name="T1590">был покинут</text:span><text:span text:style-name="T1589">. </text:span><text:span text:style-name="T1591">Это было захватывающ</text:span><text:span text:style-name="T1605">е</text:span><text:span text:style-name="T1591"> — наблюдать за языками пламени, охватившими весь корабль, на фоне быстро сгущающихся сумерек, а также за </text:span><text:span text:style-name="T1594">закручивающимися </text:span><text:span text:style-name="T1595">клубами дыма, </text:span><text:span text:style-name="T1596">которые </text:span><text:span text:style-name="T1595">подни</text:span><text:span text:style-name="T1596">мались высоко</text:span><text:span text:style-name="T1595"> вверх и рассеив</text:span><text:span text:style-name="T1596">ались</text:span><text:span text:style-name="T1595"> там порыва</text:span><text:span text:style-name="T1596">ми ветра</text:span><text:span text:style-name="T1595">.</text:span></text:p>
      <text:p text:style-name="P367">Среди команды гребцов послышались одобрительные перешёптывания — большинство из них <text:span text:style-name="T1673">уже давно </text:span>не видело дневного света и не <text:span text:style-name="T1673">выходило на поверхность, чтобы по</text:span>дыша<text:span text:style-name="T1673">ть</text:span> свежим воздухом. </text:p>
      <text:p text:style-name="P368">Внезапно раздался мощный треск — <text:span text:style-name="T1674">это </text:span>огромный разлом прошёл по корпусу корабля и он <text:span text:style-name="T1609">начал</text:span> быстро погружаться в <text:span text:style-name="T1670">воды пролива </text:span>Те-Солент. <text:span text:style-name="T1675">Здесь, у</text:span><text:span text:style-name="T1608">вязнув в илистом дне, </text:span><text:span text:style-name="T1668">он </text:span><text:span text:style-name="T1676">и </text:span><text:span text:style-name="T1669">нашёл своё последнее пристанище</text:span><text:span text:style-name="T1667">.</text:span></text:p>
      <text:p text:style-name="P369">Среди охранников разгорелся спор о том, что послужило причиной пожара и каким образом кто-либо мог оказаться в каюте Яхуси. <text:span text:style-name="T1610">Когда стражи, </text:span><text:span text:style-name="T1618">наконец,</text:span><text:span text:style-name="T1610"> поняли, что кому-то из них предстоит сообщить о пожаре своему главе, их моментально охватил леденящий ужас. </text:span><text:span text:style-name="T1614">Б</text:span><text:span text:style-name="T1611">ыло забавно наблюдать </text:span><text:span text:style-name="T1614">со стороны</text:span><text:span text:style-name="T1611">, как они тянут жребий, выясняя, </text:span><text:span text:style-name="T1612">кому именно предстоит встреча с </text:span><text:span text:style-name="T1613">Яхуси</text:span><text:span text:style-name="T1612">.</text:span></text:p>
      <text:p text:style-name="P370">Все сошедшие с корабля рабы были выстроены в колонну по одному и отправлены в крепость.</text:p>
      <text:p text:style-name="P371">У Робина появился шанс проникнуть внутрь их базы через главный вход. <text:span text:style-name="T1615">Он снова трансформировал себя в орла и полетел в нужном направлении, прибыв к мест</text:span><text:span text:style-name="T1680">у</text:span><text:span text:style-name="T1677"> </text:span><text:span text:style-name="T1615">раньше других. </text:span><text:span text:style-name="T1616">Здесь он превратил себя в мышь, </text:span><text:span text:style-name="T1617">поскольку посчитал, что будет безопаснее проползти мимо охраннико</text:span><text:span text:style-name="T1678">в</text:span><text:span text:style-name="T1617">, чем </text:span><text:span text:style-name="T1681">размахивать крыльями</text:span><text:span text:style-name="T1617"> над их головами.</text:span></text:p>
      <text:p text:style-name="P372"><text:soft-page-break/><text:span text:style-name="T1619">Ему пришлось некоторое время подождать прибытия стражей </text:span><text:span text:style-name="T1622">С</text:span><text:span text:style-name="T1619">истемы, и он провёл его, внимательно изучая здание.</text:span> <text:span text:style-name="T1620">На вид оно было холодным и </text:span><text:span text:style-name="T1625">неживым</text:span><text:span text:style-name="T1620">. Когда Робин разглядывал его устрашающе-массивное кубическое очертание, а также отмечал строгость прямых линий и углов, </text:span><text:span text:style-name="T1621">по его спине бегали мурашки. </text:span><text:span text:style-name="T1623">Было вполне возможно представ</text:span><text:span text:style-name="T1679">ить</text:span><text:span text:style-name="T1623"> его фабрикой по промывке человеческих мозгов, где </text:span><text:span text:style-name="T1624">из людей </text:span><text:span text:style-name="T1623">из</text:span><text:span text:style-name="T1624">влекают их разум, заменяя его роботизированной и механизированной начинкой, конечным продуктом которой явля</text:span><text:span text:style-name="T1627">ются</text:span><text:span text:style-name="T1624"> толпы зомби, проповедующи</text:span><text:span text:style-name="T1628">е</text:span><text:span text:style-name="T1624"> </text:span><text:span text:style-name="T1626">странную доктрину Системы.</text:span></text:p>
      <text:p text:style-name="P372"/>
      <text:p text:style-name="P373">Солнце уже опустилось за горизонт и наступили сумерки. <text:span text:style-name="T1629">Вдали Робин увидел неспешно двигавшуюся </text:span><text:span text:style-name="T1630">мрачную </text:span><text:span text:style-name="T1629">процессию, состоявшую из заключённых и конвоирующих их охранников. </text:span><text:span text:style-name="T1640">Б</text:span><text:span text:style-name="T1632">ывшие</text:span><text:span text:style-name="T1631"> гребцы с большим трудом преодолевали каждый шаг </text:span><text:span text:style-name="T1638">—</text:span><text:span text:style-name="T1631"> их босые ноги были изранены гноящимися ссадинами </text:span><text:span text:style-name="T3470">и порезами</text:span><text:span text:style-name="T1631">, </text:span><text:span text:style-name="T3470">а также </text:span><text:span text:style-name="T1631">ушибами.</text:span></text:p>
      <text:p text:style-name="P374"/>
      <text:p text:style-name="P375">Прошло не много времени с тех пор, <text:span text:style-name="T1633">как Робин впервые увидел штаб Системы, </text:span><text:span text:style-name="T1656">и </text:span><text:span text:style-name="T1633">до того </text:span><text:span text:style-name="T1636">момента</text:span><text:span text:style-name="T1633">, </text:span><text:span text:style-name="T1636">когда</text:span><text:span text:style-name="T1633"> он о</text:span><text:span text:style-name="T1634">казался </text:span><text:span text:style-name="T1635">в</text:span><text:span text:style-name="T1637">нутри</text:span><text:span text:style-name="T1633">. </text:span><text:span text:style-name="T1638">За воротами центрального входа обнаружился пустующий холл — </text:span><text:span text:style-name="T1639">нахо</text:span><text:span text:style-name="T1684">дившиеся</text:span><text:span text:style-name="T1639"> в нём </text:span><text:span text:style-name="T1657">служители Системы</text:span><text:span text:style-name="T1639"> </text:span><text:span text:style-name="T1684">пребывали</text:span><text:span text:style-name="T1639"> в растерянности </text:span><text:span text:style-name="T1682">и в недоумении</text:span><text:span text:style-name="T1639">, </text:span><text:span text:style-name="T1641">поскольку</text:span><text:span text:style-name="T1639"> никто не ожидал, что они приведут с собой рабов.</text:span></text:p>
      <text:p text:style-name="P376"><text:span text:style-name="T1642">С опаской, в</text:span>перёд выступил человек, вытянувший «несчастливую» соломинку <text:span text:style-name="T1643">и </text:span><text:span text:style-name="T1665">неуверенно </text:span><text:span text:style-name="T1658">про</text:span><text:span text:style-name="T1643">говорил:</text:span></text:p>
      <text:p text:style-name="P376">«<text:span text:style-name="T1643">Я могу видеть господина Яхуси? Свободен ли он? Я должен доложить ему о том, что произошло.</text:span>»</text:p>
      <text:p text:style-name="P377">Белого, словно мел, охранника направили в апартаменты Яхуси. <text:span text:style-name="T1644">В его </text:span><text:span text:style-name="T1685">памяти</text:span><text:span text:style-name="T1644"> </text:span><text:span text:style-name="T1645">намертво </text:span><text:span text:style-name="T1648">засело </text:span><text:span text:style-name="T1646">воспоминание о том, что случилось с таким же, как он сам, вестником, </text:span><text:span text:style-name="T1647">принесшим дурные </text:span><text:span text:style-name="T1649">новости </text:span><text:span text:style-name="T1650">утром </text:span><text:span text:style-name="T1651">э</text:span><text:span text:style-name="T1650">того дня</text:span><text:span text:style-name="T1647">. </text:span><text:span text:style-name="T1652">Увидев, </text:span><text:span text:style-name="T1653">как просто тот распрощался со своей жизнью</text:span><text:span text:style-name="T1652">, </text:span><text:span text:style-name="T1654">страж</text:span><text:span text:style-name="T1652"> опасался, что его </text:span><text:span text:style-name="T1653">постигнет</text:span><text:span text:style-name="T1652"> та же </text:span><text:span text:style-name="T1683">самая </text:span><text:span text:style-name="T1652">участь.</text:span></text:p>
      <text:p text:style-name="P377"/>
      <text:p text:style-name="P378">По всему зданию эхом разнёсся громкий голос Яхуси <text:span text:style-name="T1655">и</text:span> <text:span text:style-name="T1655">вслед за ним</text:span> послышались мольбы охранника о пощаде. <text:span text:style-name="T1661">Из ножен, </text:span><text:span text:style-name="T1662">как и прежде,</text:span><text:span text:style-name="T1661"> вновь появился меч</text:span><text:span text:style-name="T1660">. </text:span>Затем раздался пронзительный визг, за которым <text:span text:style-name="T1663">тут же </text:span>последовал глухой удар — <text:span text:style-name="T1659">стук о землю головы, распрощавшейся с телом.</text:span></text:p>
      <text:p text:style-name="P378"/>
      <text:p text:style-name="P378">«<text:span text:style-name="T1664">Несчастный...</text:span>» - <text:span text:style-name="T1664">подумал Робин.</text:span></text:p>
      <text:p text:style-name="P378">«<text:span text:style-name="T1664">Это несправедливо, ведь охранник </text:span><text:span text:style-name="T1666">совсем </text:span><text:span text:style-name="T1664">не виноват в том, что возник пожар!</text:span>»</text:p>
      <text:p text:style-name="P378"/>
      <text:p text:style-name="P379">Поджог корабля, похоже, сильно обеспокоил Яхуси — <text:span text:style-name="T1686">было заметно, что он чего-то боится. Он был в ярости и возмущённо </text:span><text:span text:style-name="T1694">вопил</text:span><text:span text:style-name="T1686">, угрожая казнить всех своих советников, если они </text:span><text:span text:style-name="T1687">они не предложат решение возникшей проблемы в установленный срок.</text:span></text:p>
      <text:p text:style-name="P379">«<text:span text:style-name="T1688">Мы должны как можно скорее </text:span><text:span text:style-name="T1695">вернуться </text:span><text:span text:style-name="T1697">обратно </text:span><text:span text:style-name="T1695">вместе с теми людьми. </text:span><text:span text:style-name="T2076">М</text:span><text:span text:style-name="T1695">ао Цзе-ч</text:span><text:span text:style-name="T1945">е</text:span><text:span text:style-name="T1695">йк будет страшно недоволен, если мы не выполним его приказ. </text:span><text:span text:style-name="T1696">Для нас всех жизненно важно выполнить </text:span><text:span text:style-name="T1703">его </text:span><text:span text:style-name="T1704">как можно скорее</text:span><text:span text:style-name="T1696">!</text:span>»</text:p>
      <text:p text:style-name="P379"/>
      <text:p text:style-name="P379">«<text:span text:style-name="T1698">Робин, мне кажется я знаю, о чём он говорит. Не могу объяснить этого словами, но уверен, что нам н</text:span><text:span text:style-name="T1706">е</text:span><text:span text:style-name="T1705">обходимо</text:span><text:span text:style-name="T1698"> </text:span><text:span text:style-name="T1705">немедленно</text:span><text:span text:style-name="T1698"> отыскать и освободить </text:span><text:span text:style-name="T1699">тех</text:span><text:span text:style-name="T1698"> заключённых</text:span><text:span text:style-name="T1701">, </text:span><text:span text:style-name="T1699">которых мы видели в порту</text:span><text:span text:style-name="T1698">.</text:span>»</text:p>
      <text:p text:style-name="P381">Голос профессора прозвучал весьма убедительно, и Робин, не задавая лишних вопросов, немедленно покинул жилище Яхуси, <text:span text:style-name="T1700">отправившись</text:span> на <text:span text:style-name="T1702">поиски бывших бандитов-приспособленцев</text:span>.</text:p>
      <text:p text:style-name="P382">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322">сообразил</text:span>, в каком месте могли содержать пленник<text:span text:style-name="T3322">ов</text:span>. <text:span text:style-name="T1707">Б</text:span>лагодаря ему, Робину не пришлось осматривать каждое помещение в отдельности.</text:p>
      <text:p text:style-name="P383"><text:soft-page-break/>Юноша сильно удивился, <text:span text:style-name="T1747">увидев</text:span>, что Система может делиться с кем-либо своими продуктовыми припасами, но сейчас, с<text:span text:style-name="T1709">обственными</text:span> глазами, он наблюдал <text:span text:style-name="T1748">именно это </text:span>— <text:span text:style-name="T1708">каждый </text:span><text:span text:style-name="T1710">из </text:span><text:span text:style-name="T1708">заключённы</text:span><text:span text:style-name="T1710">х</text:span><text:span text:style-name="T1708"> получил по миске, в которой находились свежие овощи и ещё что-то </text:span><text:span text:style-name="T3323">похожее на </text:span><text:span text:style-name="T1708">куски мяса. </text:span><text:span text:style-name="T1711">Эти люди, должно быть, </text:span><text:span text:style-name="T1769">представляли</text:span><text:span text:style-name="T1711"> </text:span><text:span text:style-name="T1718">для Системы </text:span><text:span text:style-name="T1711">больш</text:span><text:span text:style-name="T1770">ую</text:span><text:span text:style-name="T1711"> знач</text:span><text:span text:style-name="T1770">имость</text:span><text:span text:style-name="T1711">, </text:span><text:span text:style-name="T1717">если</text:span><text:span text:style-name="T1711"> </text:span><text:span text:style-name="T1718">она</text:span><text:span text:style-name="T1711"> </text:span><text:span text:style-name="T1749">решила </text:span><text:span text:style-name="T1711">заботи</text:span><text:span text:style-name="T1749">ться</text:span><text:span text:style-name="T1711"> о</text:span><text:span text:style-name="T1717">б</text:span><text:span text:style-name="T1711"> </text:span><text:span text:style-name="T1717">их здоровье</text:span><text:span text:style-name="T1711">. </text:span><text:span text:style-name="T1712">Мысленно, Робин сравнил эту сцену с кормлением цыплят на птицефабрике, которых, как всем известно, откармливают </text:span><text:span text:style-name="T1713">лишь</text:span><text:span text:style-name="T1712"> для того, чтобы впоследствии </text:span><text:span text:style-name="T1714">отправить на убой</text:span><text:span text:style-name="T1712">.</text:span></text:p>
      <text:p text:style-name="P384">Он внимательно осмотрел место заточения <text:span text:style-name="T1715">и понял, что вывести </text:span><text:span text:style-name="T3467">узников</text:span><text:span text:style-name="T1715"> в безопасное место — задача не из простых. </text:span><text:span text:style-name="T3324">О</text:span><text:span text:style-name="T1716">тсюда </text:span><text:span text:style-name="T3324">наружу </text:span><text:span text:style-name="T1719">вела </text:span><text:span text:style-name="T3324">всего</text:span><text:span text:style-name="T1719"> одна дверь, и она </text:span><text:span text:style-name="T1720">тщательно </text:span><text:span text:style-name="T1719">охранялась.</text:span></text:p>
      <text:p text:style-name="P384">«<text:span text:style-name="T1721">Профессор, как мне вывести </text:span><text:span text:style-name="T1750">всех</text:span><text:span text:style-name="T1721"> из этого помещения? На первый взгляд это кажется невозможным.</text:span>»</text:p>
      <text:p text:style-name="P384">«<text:span text:style-name="T1722">Робин, попробуй найти генератор. </text:span><text:span text:style-name="T1723">Если у тебя получится </text:span><text:span text:style-name="T3468">повредить его</text:span><text:span text:style-name="T1723">, </text:span><text:span text:style-name="T1724">то таким образом ты </text:span><text:span text:style-name="T1725">отвлечёшь</text:span><text:span text:style-name="T1724"> охрану и выигр</text:span><text:span text:style-name="T1725">аешь</text:span><text:span text:style-name="T1724"> время.</text:span>»</text:p>
      <text:p text:style-name="P384">«<text:span text:style-name="T1726">Вы можете подсказать, где он находится? </text:span><text:span text:style-name="T1727">И </text:span><text:span text:style-name="T1771">да</text:span><text:span text:style-name="T1727">… </text:span><text:span text:style-name="T1728">Мне кажется, </text:span><text:span text:style-name="T1772">где-то </text:span><text:span text:style-name="T1728">тут долж</text:span><text:span text:style-name="T1729">ен</text:span><text:span text:style-name="T1728"> </text:span><text:span text:style-name="T1772">находиться</text:span><text:span text:style-name="T1728"> ещё один вентиляционный проход, который ведёт </text:span><text:span text:style-name="T1730">на первый этаж и, затем, наружу. </text:span><text:span text:style-name="T1731">Возможно, будет лучше, если я попытаюсь вывести заключённых </text:span><text:span text:style-name="T1734">именно </text:span><text:span text:style-name="T1731">этим путём. </text:span><text:span text:style-name="T1732">После того, как они окажутся на открытом воздухе, им останется лишь пере</text:span><text:span text:style-name="T1878">браться</text:span><text:span text:style-name="T1732"> через забор, </text:span><text:span text:style-name="T1735">а</text:span><text:span text:style-name="T1732"> затем я </text:span><text:span text:style-name="T1736">смогу </text:span><text:span text:style-name="T1737">спрятать</text:span><text:span text:style-name="T1732"> их в то</text:span><text:span text:style-name="T1737">м</text:span><text:span text:style-name="T1732"> ветх</text:span><text:span text:style-name="T1737">ом</text:span><text:span text:style-name="T1732"> дом</text:span><text:span text:style-name="T1737">е</text:span><text:span text:style-name="T1732">, </text:span><text:span text:style-name="T1737">где </text:span><text:span text:style-name="T1773">обычно </text:span><text:span text:style-name="T1732">ночую.</text:span>»</text:p>
      <text:p text:style-name="P384">«<text:span text:style-name="T1733">Можешь попробовать, Робин</text:span>» - <text:span text:style-name="T1733">ответил ему профессор.</text:span></text:p>
      <text:p text:style-name="P384">«<text:span text:style-name="T1737">Полагаю, если на первом этаже имеется вентиляционное отверстие, </text:span><text:span text:style-name="T1738">ведущее наружу...</text:span>» - <text:span text:style-name="T1738">начал Мэтью,</text:span></text:p>
      <text:p text:style-name="P384">«...<text:span text:style-name="T1739">то оно должно располагаться в стене на противоположной </text:span><text:span text:style-name="T1741">к</text:span><text:span text:style-name="T1739"> главно</text:span><text:span text:style-name="T1741">му</text:span><text:span text:style-name="T1739"> вход</text:span><text:span text:style-name="T1741">у</text:span><text:span text:style-name="T1739"> стороне </text:span><text:span text:style-name="T1740">здания</text:span><text:span text:style-name="T1739">.</text:span>»</text:p>
      <text:p text:style-name="P385">В голосе <text:span text:style-name="T1742">Мэтью </text:span>явно слышалась нерешительность — <text:span text:style-name="T1742">обычно ему</text:span> не нравилось оставлять свои комментарии в тех случаях, когда он не был уверен в их точности.</text:p>
      <text:p text:style-name="P386">Робин покинул помещение, оставив заключённых доедать свой ужин. <text:span text:style-name="T1743">Он направился в ту сторону, где, как он надеялся, должна была находиться вторая вентиляцион</text:span><text:span text:style-name="T1744">ная</text:span><text:span text:style-name="T1743"> отдушина. </text:span><text:span text:style-name="T1744">После тщательного осмотра всех комнат с северной стороны здания, он выяснил, что искомая отдушина находится прямо под столом, </text:span><text:span text:style-name="T1746">и т</text:span><text:span text:style-name="T1745">еперь он мог приступать к поискам генератора.</text:span></text:p>
      <text:p text:style-name="P386">«<text:span text:style-name="T1751">Робин, не </text:span><text:span text:style-name="T1774">спеши</text:span><text:span text:style-name="T1751">! </text:span><text:span text:style-name="T1752">Если мы попробуем применить логику, то, возможно, сможем избавить тебя от напрасной траты сил... </text:span><text:span text:style-name="T1753">На первом этаже вентиляционный канал расположен с северной стороны </text:span><text:span text:style-name="T1754">штабы</text:span><text:span text:style-name="T1753">, а центральный вход — с южной... </text:span><text:span text:style-name="T1755">Заключённых, которых мы хотим освободить, держат в восточной стороне здания... </text:span><text:span text:style-name="T1756">Если не ошибаюсь, то вентиляционное отверстие под самой крышей здания находится на западной…</text:span><text:span text:style-name="T1762"> </text:span><text:span text:style-name="T1757">Генератор должен быть в подвале </text:span><text:span text:style-name="T1758">возле западной стены, потому что, </text:span><text:span text:style-name="T1759">если помнишь, там была широкая труба, ведущая от вентиляционного отверстия прямо вниз. </text:span><text:span text:style-name="T1760">Я просто пытаюсь сообразить, </text:span><text:span text:style-name="T1763">как </text:span><text:span text:style-name="T1760">расположен</text:span><text:span text:style-name="T1761">ы</text:span><text:span text:style-name="T1760"> резиденция Яхуси </text:span><text:span text:style-name="T1761">и помещение для охраны относительно остальных </text:span><text:span text:style-name="T1775">объектов</text:span><text:span text:style-name="T1761"> внутри штаба… </text:span><text:span text:style-name="T1764">Ах! Я вспомнил! </text:span><text:span text:style-name="T1765">Они находятся возле комнаты, в которой хранятся все документы и планы — всё это с западной стороны.</text:span>»</text:p>
      <text:p text:style-name="P386">«<text:span text:style-name="T1766">Профессор, если вы правы относительно того, где находится генератор, то я смогу без лишней суеты вывести всех </text:span><text:span text:style-name="T1767">заключённых</text:span><text:span text:style-name="T1766">!</text:span>»</text:p>
      <text:p text:style-name="P386"/>
      <text:p text:style-name="P387">Робин <text:span text:style-name="T1781">отправился</text:span> к западной стене. <text:span text:style-name="T1768">Ему пришлось быть предельно осторожным, так как профессор Фергер </text:span><text:span text:style-name="T1777">оказался</text:span><text:span text:style-name="T1768"> </text:span><text:span text:style-name="T1780">весьма </text:span><text:span text:style-name="T1778">точен в своих предположениях</text:span><text:span text:style-name="T1768"> насчёт </text:span><text:span text:style-name="T1776">мест </text:span><text:span text:style-name="T1768">расположения Яхуси и охран</text:span><text:span text:style-name="T1792">ников</text:span><text:span text:style-name="T1768">. </text:span><text:span text:style-name="T1782">Наполовину прикрыв </text:span><text:span text:style-name="T1785">веки</text:span><text:span text:style-name="T1782">, о</text:span><text:span text:style-name="T1779">н </text:span><text:span text:style-name="T1781">направил свою маленькую мышин</text:span><text:span text:style-name="T1782">ую мордочку вниз — </text:span><text:span text:style-name="T1784">так, </text:span><text:span text:style-name="T1783">чтобы никто не заметил его зелёных флуоресцентных глаз.</text:span></text:p>
      <text:p text:style-name="P388">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786">и стол</text:span><text:span text:style-name="T1787">бцы</text:span><text:span text:style-name="T1786">. </text:span><text:span text:style-name="T1788">В конце очередного ряда обнаружилась за</text:span><text:span text:style-name="T1794">крытая</text:span><text:span text:style-name="T1788"> дверь. </text:span><text:span text:style-name="T1789">Убедившись, что в коридоре никого нет, мышонок вернул себе сво</text:span><text:span text:style-name="T1793">й</text:span><text:span text:style-name="T1789"> прежн</text:span><text:span text:style-name="T1793">ий,</text:span><text:span text:style-name="T1789"> человеческ</text:span><text:span text:style-name="T1793">ий</text:span><text:span text:style-name="T1789"> </text:span><text:span text:style-name="T1793">облик,</text:span><text:span text:style-name="T1789"> </text:span><text:span text:style-name="T1790">открыл тяжёлую скрипучую дверь и прокрался внутрь. </text:span><text:span text:style-name="T1791">Вот она, искомая машина! Она стояла посреди комнаты — вибрируя и </text:span><text:span text:style-name="T1863">шумно </text:span><text:span text:style-name="T1791">производя электричество.</text:span></text:p>
      <text:p text:style-name="P389"><text:soft-page-break/>«И что мне делать с этим генератором?»</text:p>
      <text:p text:style-name="P389">«Робин, обойди его по кругу, чтобы я мог осмотреть его.»</text:p>
      <text:p text:style-name="P389">Мальчик <text:span text:style-name="T1819">сразу же приступил к выполнению</text:span> указани<text:span text:style-name="T1819">я</text:span> профессора — <text:span text:style-name="T1819">он не спеша обошёл аппарат, задерживаясь возле тех его частей, </text:span><text:span text:style-name="T1820">из</text:span><text:span text:style-name="T1819"> которых </text:span><text:span text:style-name="T1820">торчали</text:span><text:span text:style-name="T1819"> </text:span><text:span text:style-name="T1820">труб</text:span><text:span text:style-name="T1821">ы</text:span><text:span text:style-name="T1820"> и свисали провода. </text:span></text:p>
      <text:p text:style-name="P390">«<text:span text:style-name="T1821">Робин, ты видишь две расположенные параллельно трубы? По одной из них в генератор поступает вода для охлаждения. </text:span><text:span text:style-name="T1822">Перекрыв </text:span><text:span text:style-name="T1823">соответствующий </text:span><text:span text:style-name="T1822">вентиль, ты спровоцируешь перегрев агрегата и, если его не остановить вовремя, начнётся пожар, </text:span><text:span text:style-name="T1824">а затем произойд</text:span><text:span text:style-name="T1825">ё</text:span><text:span text:style-name="T1824">т взрыв. </text:span><text:span text:style-name="T1826">Сейчас ты должен вернуться к пленникам и начать выводить их из камеры через вентиляционное отверстие в полу, а затем, используя </text:span><text:span text:style-name="T3469">психокинетику</text:span><text:span text:style-name="T1826">, полностью перекрыть вентиль. </text:span><text:span text:style-name="T1827">Подождав </text:span><text:span text:style-name="T3469">около </text:span><text:span text:style-name="T1827">тр</text:span><text:span text:style-name="T3469">ёх</text:span><text:span text:style-name="T1827"> минут, ты закоротишь электрические схемы генератора — </text:span><text:span text:style-name="T1830">в</text:span><text:span text:style-name="T1828">озникшая при этом искра непременно вызовет воспламенение. </text:span><text:span text:style-name="T1829">Удачи, Робин! Я уверен, что у тебя всё получится!»</text:span></text:p>
      <text:p text:style-name="P390"/>
      <text:p text:style-name="P391">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91">«<text:span text:style-name="T1831">Не произносите ни слова! Я выведу вас на свободу, иначе скоро вас переведут в другое место.</text:span>»</text:p>
      <text:p text:style-name="P391"><text:span text:style-name="T1832">Разинув рты, присутствующие удивлённо уставились на него </text:span><text:span text:style-name="T1833">и в данный момент в их головах крутились вопросы примерно следующего содержания:</text:span></text:p>
      <text:p text:style-name="P391">«<text:span text:style-name="T1833">Что это за паренёк? Как он попал сюда и откуда ему известно о том, где </text:span><text:span text:style-name="T1861">нас</text:span><text:span text:style-name="T1833"> держат?</text:span>»</text:p>
      <text:p text:style-name="P392"><text:span text:style-name="T1837">Н</text:span>акопленный ранее опыт подсказывал им, что этот мальчик вполне может оказаться тайным агентом-<text:span text:style-name="T1842">провокатором</text:span> Системы. <text:span text:style-name="T1834">Им казалось невозможным, что </text:span><text:span text:style-name="T1835">ради их спасения</text:span><text:span text:style-name="T1834"> кто-то готов пожертвовать с</text:span><text:span text:style-name="T1836">воей жизнью.</text:span></text:p>
      <text:p text:style-name="P392">«<text:span text:style-name="T1838">В любом случае, убежать отсюда невозможно. </text:span><text:span text:style-name="T1839">Интересно, каким образом эта малявка собирается нас спасти?</text:span>» - <text:span text:style-name="T1839">подумал один из пленников. Это был высокий и широкоплечий мужчина </text:span><text:span text:style-name="T1841">крепкого телосложения</text:span><text:span text:style-name="T1839">, </text:span><text:span text:style-name="T1840">вероятно</text:span><text:span text:style-name="T1839"> — их вожак. </text:span><text:span text:style-name="T1842">Робин повернулся к нему и заговорил, отвечая на так и не прозвучавший вопрос:</text:span></text:p>
      <text:p text:style-name="P392">«<text:span text:style-name="T1842">Да, сэр, я понимаю, что вы относитесь ко мне с подозрением, </text:span><text:span text:style-name="T1843">но оно напрасно. Я могу вытащить вас отсюда. От вас требуется только слушать, что я говорю и беспрекословно </text:span><text:span text:style-name="T1845">выполнять</text:span><text:span text:style-name="T1843"> </text:span><text:span text:style-name="T1846">данные </text:span><text:span text:style-name="T1843">м</text:span><text:span text:style-name="T1846">ной</text:span><text:span text:style-name="T1843"> инструкци</text:span><text:span text:style-name="T1845">и</text:span><text:span text:style-name="T1843">. </text:span><text:span text:style-name="T1844">После того, как мы окажемся </text:span><text:span text:style-name="T1847">на свободе</text:span><text:span text:style-name="T1844">, я отведу вас в безопасное место.</text:span>»</text:p>
      <text:p text:style-name="P392">«<text:span text:style-name="T1848">Парнишка, ты забыл, что за дверью </text:span><text:span text:style-name="T2267">стоят</text:span><text:span text:style-name="T1848"> охранники, и мы не можем просто взять и выйти отсюда!</text:span>»</text:p>
      <text:p text:style-name="P392">«<text:span text:style-name="T1849">Я же сказал — вы должны слушаться меня во всём!</text:span>»</text:p>
      <text:p text:style-name="P393"><text:span text:style-name="T2266">Здоровяк</text:span> кивнул в знак согласия и склонил голову, пребывая в некотором замешательстве.</text:p>
      <text:p text:style-name="P393">«<text:span text:style-name="T1850">То, что я собираюсь сделать — это не ваша забота. Просто следуйте за мной и, главное, не издавайте ни звука </text:span><text:span text:style-name="T1851">до тех пор, пока мы не выберемся отсюда. Понятно?</text:span>»</text:p>
      <text:p text:style-name="P393"/>
      <text:p text:style-name="P394">Робин замолчал и застыл в неподвижности. <text:span text:style-name="T1852">Начав глубоко дышать, он в очередной раз превратился в орла, </text:span><text:span text:style-name="T1853">чей облик уже можно было считать его визитной карточкой. </text:span><text:span text:style-name="T1854">Своими </text:span><text:span text:style-name="T1855">мощными </text:span><text:span text:style-name="T1854">когтями он оторвал металлическую сетку от входа в вентиляционное отверстие </text:span><text:span text:style-name="T1856">и спрыгнул вниз, на пол шахты, </text:span><text:span text:style-name="T1857">показывая путь</text:span><text:span text:style-name="T1856"> </text:span><text:span text:style-name="T1857">остальным</text:span><text:span text:style-name="T1856">. </text:span><text:span text:style-name="T1857">Робин хотел бы быстро пролететь сквозь вентиляционную шахту, но тогда он не смог бы провести </text:span><text:span text:style-name="T1858">заключённых через сложный лабиринт тоннелей. </text:span><text:span text:style-name="T1859">Узники были ошеломлены — до сих пор им никогда не доводилось видеть ничего подобного.</text:span></text:p>
      <text:p text:style-name="P395">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860">Он позаботился также и о том, чтобы через пять минут после отключения подачи воды, произошло короткое замыкание </text:span><text:span text:style-name="T1862">в электрике</text:span><text:span text:style-name="T1860">.</text:span></text:p>
      <text:p text:style-name="P396">Вскоре беглецы добрались до северной стены. Робин снова воспользовался своими когтями, чтобы оторвать очередную вентиляционную решётку, <text:span text:style-name="T1870">отделявшую их от свободы, </text:span><text:span text:style-name="T1869">и </text:span><text:span text:style-name="T1864">покину</text:span><text:span text:style-name="T1869">л</text:span><text:span text:style-name="T1864"> шахту. Выбравшись наружу, он </text:span><text:span text:style-name="T1865">снова </text:span><text:span text:style-name="T1864">вернул себе свой человеческий облик. </text:span><text:span text:style-name="T1866">Появившиеся </text:span><text:soft-page-break/><text:span text:style-name="T1866">следом за ним бывшие заключённые в очередной раз испытали чувство глубокого потрясения, увидев, как </text:span><text:span text:style-name="T1868">их спаситель превращается </text:span><text:span text:style-name="T1867">из птицы </text:span><text:span text:style-name="T1866">в чумазого взлохмаченного подростка. </text:span><text:span text:style-name="T1871">Тем не менее никто из них </text:span><text:span text:style-name="T1884">так и </text:span><text:span text:style-name="T1871">не проронил ни слова. </text:span><text:span text:style-name="T1872">Робин повёл их в сторону забора.</text:span></text:p>
      <text:p text:style-name="P397">Внезапно это случилось — раздался мощный взрыв и языки пламени опалили стены восточной стороны здания. <text:span text:style-name="T1873">От места взрыва вверх повалили клубы дыма, рассеивавшиеся ветром по всему пасмурному небу. </text:span><text:span text:style-name="T1874">На фоне чёрн</text:span><text:span text:style-name="T1876">ых</text:span><text:span text:style-name="T1874">, словно дёготь, </text:span><text:span text:style-name="T1876">небесных просторов</text:span><text:span text:style-name="T1874">, вырыв</text:span><text:span text:style-name="T1875">а</text:span><text:span text:style-name="T1874">вше</text:span><text:span text:style-name="T1875">еся </text:span><text:span text:style-name="T1874">наружу алое пламя выглядело достаточно живописно. </text:span><text:span text:style-name="T1880">Повсюду с</text:span><text:span text:style-name="T1877">лышались крики, вызванные </text:span><text:span text:style-name="T1879">всеобщим </text:span><text:span text:style-name="T1877">хаосом и неразберихой.</text:span></text:p>
      <text:p text:style-name="P398">Наконец они добрались до забора. Здесь Робин снова воспользовался чудесн<text:span text:style-name="T1881">ой</text:span> способност<text:span text:style-name="T1881">ью своего разума, чтобы приподнять над землёй </text:span><text:span text:style-name="T1882">колючую проволоку на высоту, достаточную для того, чтобы следовавшие за ним беглецы смогли пробраться под ней.</text:span></text:p>
      <text:p text:style-name="P398"/>
      <text:p text:style-name="P398">«<text:span text:style-name="T1883">Молодец, Робин!</text:span>» - <text:span text:style-name="T1883">похвалил его профессор.</text:span></text:p>
      <text:p text:style-name="P398">«<text:span text:style-name="T1883">Ты отлично справился! </text:span><text:span text:style-name="T1885">Полагаю</text:span><text:span text:style-name="T1883">, что те</text:span><text:span text:style-name="T1886">перь</text:span><text:span text:style-name="T1883"> </text:span><text:span text:style-name="T1885">у Системы </text:span><text:span text:style-name="T1886">стало немного больше хлопот.</text:span>»</text:p>
      <text:p text:style-name="P399">Он был очень доволен Робином, хотя и не был <text:span text:style-name="T1887">до конца </text:span>уверен, правильно ли <text:span text:style-name="T1888">тот </text:span>поступил, <text:span text:style-name="T1889">открыв</text:span> посторонним людям, на что способен. <text:span text:style-name="T1890">Такое скоропалительное решение могло иметь </text:span><text:span text:style-name="T1891">непредсказуемые </text:span><text:span text:style-name="T1890">последствия. </text:span><text:span text:style-name="T1892">Во-первых, если сбежавшие почувствуют </text:span><text:span text:style-name="T1894">исходящую от него опасность</text:span><text:span text:style-name="T1892">, </text:span><text:span text:style-name="T1895">то </text:span><text:span text:style-name="T1892">они могут запросто его убить, </text:span><text:span text:style-name="T1893">например, когда</text:span><text:span text:style-name="T1892"> он спит. </text:span><text:span text:style-name="T1896">Во-вторых, они могли бы стать для него хорошими союзниками и таким образом принести пользу для их общего дела.</text:span></text:p>
      <text:p text:style-name="P400">Они благоговейно следовали за Робином, <text:span text:style-name="T1897">двигаясь</text:span> в сторону старых развалин, где он спал предыдущей ночью.</text:p>
      <text:p text:style-name="P401">По иссохшей и чрезвычайно скрипучей лестнице он провёл их в подвал. Здесь было сыро, а в щелях между кирпичами рос мох и какие-то грибы.</text:p>
      <text:p text:style-name="P401"><text:span text:style-name="T1898">Шедшие за ним мужчины и женщины уселись </text:span>прямо на полу, <text:span text:style-name="T1898">после чего</text:span> Робин заговорил:</text:p>
      <text:p text:style-name="P401">«<text:span text:style-name="T1899">Теперь мы в безопасности и можем спокойно </text:span><text:span text:style-name="T1975">общаться</text:span><text:span text:style-name="T1899">.</text:span>»</text:p>
      <text:p text:style-name="P402">Он обернулся, чтобы обратиться к вожаку этой группы.</text:p>
      <text:p text:style-name="P402">«<text:span text:style-name="T1900">Как види</text:span><text:span text:style-name="T1994">те</text:span><text:span text:style-name="T1900">, побег оказался вполне осуществим. </text:span><text:span text:style-name="T1901">Я </text:span><text:span text:style-name="T1902">зна</text:span><text:span text:style-name="T1903">ю</text:span><text:span text:style-name="T1901">, что </text:span><text:span text:style-name="T1995">вы</text:span><text:span text:style-name="T1901"> сомневал</text:span><text:span text:style-name="T1995">ись</text:span><text:span text:style-name="T1901"> во мне, </text:span><text:span text:style-name="T1902">но у </text:span><text:span text:style-name="T1996">вас</text:span><text:span text:style-name="T1902"> </text:span><text:span text:style-name="T1997">для этого имелись</text:span><text:span text:style-name="T1902"> веские причины. </text:span><text:span text:style-name="T1904">Полагаю, что </text:span><text:span text:style-name="T1998">у вас есть вопросы</text:span><text:span text:style-name="T1904">, на которые вы хотели бы получить </text:span><text:span text:style-name="T1998">мои </text:span><text:span text:style-name="T1904">ответы. </text:span><text:span text:style-name="T1905">После того, как мы закончим </text:span><text:span text:style-name="T1910">с эт</text:span><text:span text:style-name="T1999">им</text:span><text:span text:style-name="T1905">, я, в свою очередь, хотел бы </text:span><text:span text:style-name="T1909">получить </text:span><text:span text:style-name="T1911">некоторую </text:span><text:span text:style-name="T1909">информацию от вас</text:span><text:span text:style-name="T1905">. </text:span><text:span text:style-name="T1912">Для начала</text:span><text:span text:style-name="T1906">, как </text:span><text:span text:style-name="T2000">вас</text:span><text:span text:style-name="T1907"> зовут</text:span><text:span text:style-name="T1906">?</text:span>»</text:p>
      <text:p text:style-name="P402">«<text:span text:style-name="T1908">Моё имя — Джеймс, но все зовут меня Джимми. </text:span><text:span text:style-name="T1913">Я был журналистом до того, как всё началось… </text:span><text:span text:style-name="T1914">Так вот, </text:span><text:span text:style-name="T1915">я не вполне понимаю, что тут происходит, но мы </text:span><text:span text:style-name="T1916">все своими глазами </text:span><text:span text:style-name="T1915">видели, как ты превратился в орла...</text:span>»</text:p>
      <text:p text:style-name="P403">«<text:span text:style-name="T1917">Всё верно, я действительно стал орлом и вам это не приснилось. </text:span><text:span text:style-name="T1918">Предвидя следующий вопрос, отвечаю — я не </text:span><text:span text:style-name="T1921">какой-то там </text:span><text:span text:style-name="T1918">колдун и </text:span><text:span text:style-name="T1920">вам не </text:span><text:span text:style-name="T1922">стоит</text:span><text:span text:style-name="T1920"> меня опасаться</text:span><text:span text:style-name="T1918">. </text:span><text:span text:style-name="T1919">Я здесь, чтобы помочь вам бороться с Системой. </text:span><text:span text:style-name="T1923">Мне нужно, чтобы вы сотрудничали со мной — чтобы сражались вместе со мной, а не против меня.</text:span>»</text:p>
      <text:p text:style-name="P404">«Как ты сумел пробраться к нам, оставшись незамеченным охраной?»</text:p>
      <text:p text:style-name="P404">«<text:span text:style-name="T1924">Это не так уж и сложно, если выработана стратегия. </text:span><text:span text:style-name="T1925">Всё, что </text:span><text:span text:style-name="T1932">от меня </text:span><text:span text:style-name="T1925">требовалось — это провести диверсию. </text:span><text:span text:style-name="T1926">У Системы, как вам должно быть известно, имелся электрогенератор. </text:span><text:span text:style-name="T1927">Я вывел из строя трубы, по которым в него поступала жидкость для охлаждения. </text:span><text:span text:style-name="T1928">Перегрев двигателя спровоцировал перебой в подаче электричества </text:span><text:span text:style-name="T1929">в сеть</text:span><text:span text:style-name="T1928">. Взрыв, который вы слышали, произошёл из-за того, </text:span><text:span text:style-name="T1929">что я вызвал короткое замыкание в</text:span><text:span text:style-name="T1934">нутри</text:span><text:span text:style-name="T1929"> элек</text:span><text:span text:style-name="T1934">трической схемы </text:span><text:span text:style-name="T1929">генератора — </text:span><text:span text:style-name="T1930">таким образом, через пять минут после того, как </text:span><text:span text:style-name="T1933">я </text:span><text:span text:style-name="T1930">закрыл вентиль, </text:span><text:span text:style-name="T1933">разгорелся пожар</text:span><text:span text:style-name="T1930">. </text:span><text:span text:style-name="T1931">Всё это дало мне достаточно времени, чтобы вывести вас из здания.</text:span></text:p>
      <text:p text:style-name="P405">«У тебя есть родители? Они где-то здесь, поблизости?»</text:p>
      <text:p text:style-name="P405">«<text:span text:style-name="T1935">Нет. Они погибли во время пожара </text:span><text:span text:style-name="T1940">много лет назад.</text:span>»</text:p>
      <text:p text:style-name="P405">«<text:span text:style-name="T1935">Как же ты смог выжить здесь в одиночку? Это </text:span><text:span text:style-name="T1973">какое-то</text:span><text:span text:style-name="T1935"> чудо! </text:span><text:span text:style-name="T1936">Но, кажется, у тебя есть вопросы… Что же, сейчас самое время их задать. </text:span><text:span text:style-name="T1937">После того, что ты сделал для всех нас, мы </text:span><text:span text:style-name="T1938">перед тобой </text:span><text:span text:style-name="T1937">в долгу. </text:span><text:span text:style-name="T1974">Е</text:span><text:span text:style-name="T1939">сли мы можем чем-то тебе помочь — проси без стеснения!</text:span>»</text:p>
      <text:p text:style-name="P405"><text:soft-page-break/></text:p>
      <text:p text:style-name="P405">«<text:span text:style-name="T1941">Сперва я хотел бы узнать точную дату начала бомбардировок городов. </text:span><text:span text:style-name="T1943">И ещё… </text:span><text:span text:style-name="T1941">По моим предположениям, война разразилась между Россией и Америкой, </text:span><text:span text:style-name="T3325">и</text:span><text:span text:style-name="T1942"> для меня остаётся </text:span><text:span text:style-name="T2001">невыясненным вопрос</text:span><text:span text:style-name="T1942">, почему </text:span><text:span text:style-name="T2002">в </text:span><text:span text:style-name="T3326">настоящее</text:span><text:span text:style-name="T2002"> </text:span><text:span text:style-name="T2003">время</text:span><text:span text:style-name="T2002"> </text:span><text:span text:style-name="T3326">Великобританией управляет </text:span><text:span text:style-name="T2268">Китай</text:span><text:span text:style-name="T1942">?</text:span>»</text:p>
      <text:p text:style-name="P406">«<text:span text:style-name="T1944">Первые бомбы были сброшены седьмого апреля тысяча девятьсот восемьдесят восьмого года. </text:span><text:span text:style-name="T1946">Насколько я понимаю, как только стал</text:span><text:span text:style-name="T1947">о</text:span><text:span text:style-name="T1946"> очевидным, что ядерная война неизбежна, </text:span><text:span text:style-name="T1948">сразу </text:span><text:span text:style-name="T1946">стало поступать множество сообщений об исчезновении людей из самых густонаселённых городов Китая. </text:span><text:span text:style-name="T1949">Это известие заставило </text:span><text:span text:style-name="T1951">тогда </text:span><text:span text:style-name="T1949">задуматься мног</text:span><text:span text:style-name="T1951">их</text:span><text:span text:style-name="T1949">. </text:span><text:span text:style-name="T1950">Одновременно с этим, глава Китая, </text:span><text:span text:style-name="T2076">М</text:span><text:span text:style-name="T1695">ао Цзе-ч</text:span><text:span text:style-name="T1945">е</text:span><text:span text:style-name="T1695">йк</text:span><text:span text:style-name="T1950">, потребовал от лидеров </text:span><text:span text:style-name="T1951">мировых </text:span><text:span text:style-name="T1950">сверхдержав перед</text:span><text:span text:style-name="T1952">ачи</text:span><text:span text:style-name="T1950"> </text:span><text:span text:style-name="T1953">ему </text:span><text:span text:style-name="T1952">всех </text:span><text:span text:style-name="T1950">свои</text:span><text:span text:style-name="T1952">х</text:span><text:span text:style-name="T1950"> полномочи</text:span><text:span text:style-name="T1952">й, </text:span><text:span text:style-name="T1954">прежде</text:span><text:span text:style-name="T1953"> </text:span><text:span text:style-name="T1954">чем</text:span><text:span text:style-name="T1953"> начнётся обмен ядерными ударами. </text:span><text:span text:style-name="T1956">Ты т</text:span><text:span text:style-name="T1955">олько представь это! Я полагаю, что вместо ответа </text:span><text:span text:style-name="T1957">он</text:span><text:span text:style-name="T1955"> получил насмешки со всех уголков планеты. </text:span><text:span text:style-name="T1958">Затем стало известно, что в Китае уже построены подземные города в рамках подготовки к ядерной катастрофе. </text:span><text:span text:style-name="T1959">Также ходили слухи, что за последние полтора десятилетия они вложили </text:span><text:span text:style-name="T1972">огромные деньги</text:span><text:span text:style-name="T1959"> в научные исследования по выращиванию грибов, мхов и прочих мелких растений в условиях отсутствия солнечного света и почвы. </text:span><text:span text:style-name="T1960">Естественно, что представители мировой элиты восприняли всё это с изрядной долей скептицизма. </text:span><text:span text:style-name="T1961">Всё это казалось невозможным, поскольку </text:span><text:span text:style-name="T1963">на тот момент </text:span><text:span text:style-name="T1961">у китайских учёных не </text:span><text:span text:style-name="T1964">было</text:span><text:span text:style-name="T1961"> никаких прорывных исследований в данной области — никто в мире </text:span><text:span text:style-name="T1962">даже </text:span><text:span text:style-name="T1961">не </text:span><text:span text:style-name="T1965">мог </text:span><text:span text:style-name="T1961">предпол</text:span><text:span text:style-name="T1965">ожить</text:span><text:span text:style-name="T1961">, что они способны на это.</text:span>»</text:p>
      <text:p text:style-name="P406">«<text:span text:style-name="T1966">Ты хочешь сказать, что им удалось отыскать альтернативный способ выращивания растительности? </text:span><text:span text:style-name="T1971">Я п</text:span><text:span text:style-name="T1967">он</text:span><text:span text:style-name="T1968">имаю</text:span><text:span text:style-name="T1967">... Безусловно, в этом есть смысл. </text:span><text:span text:style-name="T1969">Зачем подвергать свой народ опасности зара</text:span><text:span text:style-name="T1970">жения</text:span><text:span text:style-name="T1969"> через еду, на которую воздействовали радиоактивные осадки?</text:span>»</text:p>
      <text:p text:style-name="P407">«Что ещё ты хотел бы узнать? Полагаю, что всё остальное и так достаточно очевидно.»</text:p>
      <text:p text:style-name="P407">«<text:span text:style-name="T1976">Где вы брали продукты? В достаточном количестве вы вряд ли могли найти их на улиц</text:span><text:span text:style-name="T1977">ах</text:span><text:span text:style-name="T1976">.</text:span>»</text:p>
      <text:p text:style-name="P407">«<text:span text:style-name="T1979">Б</text:span><text:span text:style-name="T1978">ольшую часть наших припасов </text:span><text:span text:style-name="T1979">мы получали </text:span><text:span text:style-name="T1978">от Системы. </text:span><text:span text:style-name="T1980">Мы крали их небольшими </text:span><text:span text:style-name="T3296">порциями</text:span><text:span text:style-name="T1980">, когда прибывал их корабль снабжения. Он прибывает в среднем один раз в две недели </text:span><text:span text:style-name="T2116">и </text:span><text:span text:style-name="T1981">следующая поставка провизии должна быть завтра.</text:span>»</text:p>
      <text:p text:style-name="P407">«<text:span text:style-name="T1982">Хорошо. Я думаю, что лучшее, что мы можем </text:span><text:span text:style-name="T2117">сейчас </text:span><text:span text:style-name="T1982">сделать — это хорошенько выспаться. </text:span><text:span text:style-name="T1983">Завтра у нас будет трудный день. </text:span><text:span text:style-name="T1984">Как только я разработаю план наших дальнейших действий, </text:span><text:span text:style-name="T2115">то</text:span><text:span text:style-name="T1985"> </text:span><text:span text:style-name="T1984">немедленно сообщу вам о нём.</text:span>»</text:p>
      <text:p text:style-name="P408">«Ещё раз спасибо тебе за всё, что ты сделал для нас. Ты можешь рассчитывать на нас впредь.» - <text:span text:style-name="T1986">ответил ему Джимми. </text:span><text:span text:style-name="T1987">Затем он продолжил отдавать распоряжения своим людям </text:span><text:span text:style-name="T1988">и стал</text:span><text:span text:style-name="T1987"> распредел</text:span><text:span text:style-name="T1988">ять</text:span><text:span text:style-name="T1987"> их по местам для ночлега. </text:span><text:span text:style-name="T1988">Он поручил им заботу об этом странном </text:span><text:span text:style-name="T2178">пареньке</text:span><text:span text:style-name="T1988">. </text:span><text:span text:style-name="T1989">Даже несмотря на то, что никто из них не знал его имени, они решили доверять ему во всём и помогать </text:span><text:span text:style-name="T2018">по</text:span><text:span text:style-name="T1989"> мер</text:span><text:span text:style-name="T2018">е</text:span><text:span text:style-name="T1989"> своих с</text:span><text:span text:style-name="T2017">ил</text:span><text:span text:style-name="T1987">.</text:span></text:p>
      <text:p text:style-name="P408"/>
      <text:p text:style-name="P409"><text:span text:style-name="T2112">Поздним вечером</text:span> он вышел из убежища, чтобы поговорить с профессором.</text:p>
      <text:p text:style-name="P409">«<text:span text:style-name="T2004">Я, кажется, начинаю понимать… </text:span><text:span text:style-name="T2005">Держу пари, что этих людей собирались отправить обратным рейсом в Китай. </text:span><text:span text:style-name="T2006">Там они были бы весьма полезны </text:span><text:span text:style-name="T2007">для</text:span><text:span text:style-name="T2006"> </text:span><text:span text:style-name="T2007">строительства</text:span><text:span text:style-name="T2006"> новых подземных городов. </text:span><text:span text:style-name="T2008">Есть вероятность</text:span><text:span text:style-name="T2007">, </text:span><text:span text:style-name="T2008">что в их стране произошёл демографический взрыв и теперь местным жителям не хватает </text:span><text:span text:style-name="T2009">пространства для жилья</text:span><text:span text:style-name="T2008">.</text:span>»</text:p>
      <text:p text:style-name="P409">«<text:span text:style-name="T2010">Да. И они почти наверняка не брезгуют пользоваться </text:span><text:span text:style-name="T2013">рабским трудом.</text:span><text:span text:style-name="T2010"> </text:span><text:span text:style-name="T2015">П</text:span><text:span text:style-name="T2011">о окончании всех работ от </text:span><text:span text:style-name="T2014">рабов</text:span><text:span text:style-name="T2011"> можно </text:span><text:span text:style-name="T2012">легко </text:span><text:span text:style-name="T2011">избавиться, как от </text:span><text:span text:style-name="T2693">пары </text:span><text:span text:style-name="T2011">старых перчаток, которые </text:span><text:span text:style-name="T2693">обычно </text:span><text:span text:style-name="T2011">выбрасывают в конце зимы</text:span>» - <text:span text:style-name="T2016">ответил Робин.</text:span></text:p>
      <text:p text:style-name="P410">«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2019">что у Робина вряд ли получится найти здесь какие-</text:span><text:span text:style-name="T2022">то</text:span><text:span text:style-name="T2019"> записи, касающиеся данного вопроса.</text:span></text:p>
      <text:p text:style-name="P410">«<text:span text:style-name="T2020">Это просто удивительно! На протяжении многих лет сверхдержавы тратили миллиарды на закупку и производство вооружения, </text:span><text:span text:style-name="T2021">но никто </text:span><text:span text:style-name="T2023">из них </text:span><text:span text:style-name="T2021">не </text:span><text:span text:style-name="T2023">мог </text:span><text:span text:style-name="T2062">даже </text:span><text:span text:style-name="T2021">предпол</text:span><text:span text:style-name="T2023">ожить</text:span><text:span text:style-name="T2021">, что после войны оно станет абсолютно бесполезным. </text:span><text:span text:style-name="T2023">Разве кто-то знал, что</text:span><text:span text:style-name="T2022"> какой-либо народ, в данном </text:span><text:soft-page-break/><text:span text:style-name="T2022">случае — китайский, подтолкнёт мир к текущему развитию событий? </text:span><text:span text:style-name="T2024">Ирония заключается в том, что в </text:span><text:span text:style-name="T2026">в наши дни </text:span><text:span text:style-name="T2024">Китай счита</text:span><text:span text:style-name="T2025">ется</text:span><text:span text:style-name="T2024"> бедной страной, но именно это мнение ста</text:span><text:span text:style-name="T2043">нет</text:span><text:span text:style-name="T2024"> </text:span><text:span text:style-name="T2027">его</text:span><text:span text:style-name="T2024"> главным преимуществом </text:span><text:span text:style-name="T2044">в будущем</text:span><text:span text:style-name="T2024">. </text:span><text:span text:style-name="T2029">Китайские</text:span><text:span text:style-name="T2025"> лидеры </text:span><text:span text:style-name="T2028">по-настоящему </text:span><text:span text:style-name="T2063">позаботятся</text:span><text:span text:style-name="T2028"> о благе собственного народа и </text:span><text:span text:style-name="T2030">достиг</text:span><text:span text:style-name="T2063">нут</text:span><text:span text:style-name="T2030"> значимых результатов</text:span><text:span text:style-name="T2028"> в том, чтобы защитить его от </text:span><text:span text:style-name="T2064">голода и </text:span><text:span text:style-name="T2028">вымирания.</text:span>»</text:p>
      <text:p text:style-name="P411">Слова профессора произвели на Робина изрядное впечатление, однако он всё равно <text:span text:style-name="T2065">продолжал </text:span>ненавиде<text:span text:style-name="T2065">ть</text:span> Систему за <text:span text:style-name="T2031">увиденную им сегодня хладнокровную резню невин</text:span><text:span text:style-name="T2066">овных</text:span><text:span text:style-name="T2031"> </text:span><text:span text:style-name="T2067">и ничего не подозревающих </text:span><text:span text:style-name="T2031">людей.</text:span></text:p>
      <text:p text:style-name="P411"/>
      <text:p text:style-name="P412">В одном из <text:span text:style-name="T2039">тех </text:span>документов, которые они <text:span text:style-name="T2045">успели </text:span>прочит<text:span text:style-name="T2045">ать</text:span> в архиве штаба, нашлись письменные свидетельства массовых убийств, соверш<text:span text:style-name="T2038">аемых</text:span> в Китае. <text:span text:style-name="T2033">Оказалось, что китайцы лишали жизни неизлечимо больных и стариков. </text:span><text:span text:style-name="T2034">Власти сообщали их семьям, что не могут ничем помочь несчастным пострадавшим и что государство </text:span><text:span text:style-name="T2068">принимает все необходимые меры</text:span><text:span text:style-name="T2034">. Они обвиняли другие </text:span><text:span text:style-name="T2069">страны</text:span><text:span text:style-name="T2034"> в отсутствии сотрудничества и предоставления информации о необходимых лекарствах от болезней и прочих недугов. </text:span><text:span text:style-name="T2035">На самом же деле </text:span><text:span text:style-name="T2036">этих людей попросту «усыпляли», словно </text:span><text:span text:style-name="T2269">вы</text:span><text:span text:style-name="T2036">брошенных домашних животных. </text:span><text:span text:style-name="T2037">Китайцы считали всех </text:span><text:span text:style-name="T2040">их </text:span><text:span text:style-name="T2037">ненужным бременем, </text:span><text:span text:style-name="T2041">ведь </text:span><text:span text:style-name="T2037">всё, что они мог</text:span><text:span text:style-name="T2042">ли</text:span><text:span text:style-name="T2037"> делать — это потреблять продукты, расходовать ценный воздух и занимать чьё-то место. </text:span><text:span text:style-name="T2046">Было ошибкой думать, что </text:span><text:span text:style-name="T2047">их</text:span><text:span text:style-name="T2046"> врачи и медицинские сёстры явля</text:span><text:span text:style-name="T2048">ются</text:span><text:span text:style-name="T2046"> людьми, которым можно всецело доверять </text:span><text:span text:style-name="T2047">и полагаться на то, что они приложат все усилия для спасения любимого человека, </text:span><text:span text:style-name="T2049">и ни при каких обстоятельствах не станут примерять на себя роль Бога, решая, кому жить, а кому ум</text:span><text:span text:style-name="T2270">и</text:span><text:span text:style-name="T2050">р</text:span><text:span text:style-name="T2270">а</text:span><text:span text:style-name="T2050">ть</text:span><text:span text:style-name="T2049">.</text:span></text:p>
      <text:p text:style-name="P412"/>
      <text:p text:style-name="P413">Они продолжили обсуждать сведения, <text:span text:style-name="T2051">добытые </text:span><text:span text:style-name="T2113">этим</text:span> днём. <text:span text:style-name="T2052">Профессор был </text:span><text:span text:style-name="T2101">чрезвычайно </text:span><text:span text:style-name="T2052">доволен тем, чего </text:span><text:span text:style-name="T2053">с</text:span><text:span text:style-name="T2102">мог</text:span><text:span text:style-name="T2053"> </text:span><text:span text:style-name="T2052">доби</text:span><text:span text:style-name="T2053">ться</text:span><text:span text:style-name="T2052"> Робин и тем, насколько умело он заслужил доверие Джимми </text:span><text:span text:style-name="T2099">а также</text:span><text:span text:style-name="T2052"> </text:span><text:span text:style-name="T2100">его </text:span><text:span text:style-name="T2052">людей. </text:span><text:span text:style-name="T2054">У него н</text:span><text:span text:style-name="T2053">е было никаких сомнений в том, что теперь Робин может рассчитывать на их </text:span><text:span text:style-name="T2055">полную </text:span><text:span text:style-name="T2053">поддержку. </text:span></text:p>
      <text:p text:style-name="P413"><text:span text:style-name="T2056">Никто из беглецов даже не спросил мальчика о том, откуда у него </text:span><text:span text:style-name="T2057">взялись</text:span><text:span text:style-name="T2056"> такие исключительные способности. </text:span><text:span text:style-name="T2058">Вместе с </text:span><text:span text:style-name="T2059">этими людьми</text:span><text:span text:style-name="T2058">, Робин стал представлять ещё большую </text:span><text:span text:style-name="T2114">опасность</text:span><text:span text:style-name="T2058"> для Системы, чем раньше. </text:span><text:span text:style-name="T2059">Завтра наступит день, который </text:span><text:span text:style-name="T2060">Система обязательно запомнит и о котором будет долго </text:span><text:span text:style-name="T2061">со</text:span><text:span text:style-name="T2060">жалеть.</text:span></text:p>
      <text:p text:style-name="P414">Перед тем, как отправиться спать, Робин снова превратил себя в орла и полетел в штаб Системы. <text:span text:style-name="T2070">Добравшись туда, он не отказал себе в удовольствии немного позлорадствовать, глядя на царивш</text:span><text:span text:style-name="T2071">ие</text:span><text:span text:style-name="T2070">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2071">Тем не менее, </text:span><text:span text:style-name="T2072">Системе был нанесён </text:span><text:span text:style-name="T2083">значительный</text:span><text:span text:style-name="T2072"> у</text:span><text:span text:style-name="T2694">щерб</text:span><text:span text:style-name="T2072"> и в огне погибло много её последователей, а сам комплекс был серьёзно повреждён — </text:span><text:span text:style-name="T2073">всё западное крыло </text:span><text:span text:style-name="T2075">строения</text:span><text:span text:style-name="T2073"> было </text:span><text:span text:style-name="T2074">до основания разрушено</text:span><text:span text:style-name="T2072">.</text:span></text:p>
      <text:p text:style-name="P415">Яхуси был крайне обеспокоен — многое из произошедшего так и осталось невыясненным. <text:span text:style-name="T2077">Во-первых, в то утро кто-то проник в штаб, затем на прибывшем в порт корабле начался пожар и, в завершение, взорвался генератор и сбежали раб</text:span><text:span text:style-name="T2080">ы — всё </text:span><text:span text:style-name="T2078">это случилось </text:span><text:span text:style-name="T2081">в</text:span><text:span text:style-name="T2078"> один день!</text:span><text:span text:style-name="T2077">. </text:span><text:span text:style-name="T2079">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16">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2082">если то, что произошло накануне, по его мнению было плохо, то завтрашний день станет для </text:span><text:span text:style-name="T2084">Яхуси</text:span><text:span text:style-name="T2082"> сущим кошмаром.</text:span></text:p>
      <text:p text:style-name="P417">Робин вернулся к развалинам, служившим ему ночлегом, снова принял свой человеческий облик и проспал до самого утра. <text:span text:style-name="T2085">Когда он проснулся, то обнаружил сидящего рядом с ним члена банды, которого </text:span><text:span text:style-name="T2090">все здесь на</text:span><text:span text:style-name="T2085">з</text:span><text:span text:style-name="T2090">ы</text:span><text:span text:style-name="T2085">вали Билл</text:span><text:span text:style-name="T2469">ом</text:span><text:span text:style-name="T2085"> — </text:span><text:span text:style-name="T2086">в его руках была </text:span><text:span text:style-name="T3533">краюха</text:span><text:span text:style-name="T2086"> хлеба и </text:span><text:span text:style-name="T3534">нечто </text:span><text:span text:style-name="T3535">зеленоватое</text:span><text:span text:style-name="T2087">, напом</text:span><text:span text:style-name="T2089">инавшее</text:span><text:span text:style-name="T2087"> </text:span><text:span text:style-name="T2088">своим внешним видом </text:span><text:span text:style-name="T3320">пожухлые листья салата</text:span><text:span text:style-name="T2086">.</text:span></text:p>
      <text:p text:style-name="P417">«<text:span text:style-name="T2091">Вот, держи</text:span>» - <text:span text:style-name="T2091">сказал он, предлагая </text:span><text:span text:style-name="T2093">еду Робину</text:span><text:span text:style-name="T2092">,</text:span></text:p>
      <text:p text:style-name="P417"><text:soft-page-break/>«<text:span text:style-name="T2093">Ешь. У нас всего вдоволь — </text:span><text:span text:style-name="T2094">украли </text:span><text:span text:style-name="T2093">у Системы во время последнего налёта.</text:span>»</text:p>
      <text:p text:style-name="P418">Робин <text:span text:style-name="T2095">с благодарностью принял пищу. После окончания завтрака он поднялся на ноги и пошёл искать Джимми. </text:span><text:span text:style-name="T2096">Вместе они обсудили предстоящие события, спланированные Робином.</text:span></text:p>
      <text:p text:style-name="P417">«<text:span text:style-name="T2097">Скажи, в котором часу обычно прибывает корабль?</text:span>»</text:p>
      <text:p text:style-name="P417">«<text:span text:style-name="T2098">Около полудня.</text:span>»</text:p>
      <text:p text:style-name="P419">«Отлично. Это значит, что у нас есть время хорошенько всё продумать.»</text:p>
      <text:p text:style-name="P420"/>
      <text:p text:style-name="P420">После того, как был разработан план действий, разбойники покинули своё пристанище и отправились в сторону <text:span text:style-name="T2130">причала</text:span>, куда, как ожидалось, вскоре должен был прибыть корабль. <text:span text:style-name="T2106">Пока они находились в своих укрытиях, никто из них не произнёс ни слова. </text:span><text:span text:style-name="T2107">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2108">то</text:span><text:span text:style-name="T2107"> пошло не так, как задумано. </text:span><text:span text:style-name="T2111">И</text:span><text:span text:style-name="T2109">з-за того, что </text:span><text:span text:style-name="T2111">Робин</text:span><text:span text:style-name="T2109"> обнаружил своё присутствие в штабе Системы, погибло много </text:span><text:span text:style-name="T2110">хороших </text:span><text:span text:style-name="T2109">людей </text:span><text:span text:style-name="T2111">и ему вовсе не хотелось брать на себя ответственность за новые смерти.</text:span></text:p>
      <text:p text:style-name="P420">«<text:span text:style-name="T2118">Профессор, как вы считаете, у нас всё получится? Не упустил ли я ч</text:span><text:span text:style-name="T2124">то</text:span><text:span text:style-name="T2118">-нибудь из виду?</text:span>» - <text:span text:style-name="T2119">прошептал Робин.</text:span></text:p>
      <text:p text:style-name="P420">«<text:span text:style-name="T2120">Не волнуйся, Робин. </text:span><text:span text:style-name="T2122">Твой план </text:span><text:span text:style-name="T2125">безупречен</text:span><text:span text:style-name="T2120">. Остаётся только надеяться, что остальные </text:span><text:span text:style-name="T2123">хорошо </text:span><text:span text:style-name="T2120">уяснили, что они должны делать</text:span>» - <text:span text:style-name="T2121">ответил профессор.</text:span></text:p>
      <text:p text:style-name="P420"/>
      <text:p text:style-name="P421">Робин сумел разработать план действий, которые должны <text:span text:style-name="T2131">были </text:span>больно ударить по Системе и одновременно с этим даровать свободу всем порабощенным <text:span text:style-name="T3327">на </text:span>юг<text:span text:style-name="T3327">е</text:span> Англии <text:span text:style-name="T3327">людям</text:span>. <text:span text:style-name="T2126">Пройдёт много времени, прежде чем она осознает, что именно произошло здесь, но тогда будет слишком поздно — </text:span><text:span text:style-name="T2128">люди </text:span><text:span text:style-name="T2127">станут сильнее и займут </text:span><text:span text:style-name="T2144">самые </text:span><text:span text:style-name="T2127">выгодные по</text:span><text:span text:style-name="T2129">зиции</text:span><text:span text:style-name="T2127"> для отра</text:span><text:span text:style-name="T2173">жения</text:span><text:span text:style-name="T2127"> люб</text:span><text:span text:style-name="T2173">ой</text:span><text:span text:style-name="T2127"> </text:span><text:span text:style-name="T3328">агрессии, </text:span><text:span text:style-name="T2145">направленн</text:span><text:span text:style-name="T2173">ой</text:span><text:span text:style-name="T2145"> против них</text:span><text:span text:style-name="T2127">.</text:span></text:p>
      <text:p text:style-name="P421">«<text:span text:style-name="T2132">Должно быть, близится полдень. Солнце </text:span><text:span text:style-name="T3329">расположено</text:span><text:span text:style-name="T2133"> </text:span><text:span text:style-name="T3329">надо мной </text:span><text:span text:style-name="T2133">почти вертикально</text:span>» - <text:span text:style-name="T2133">подумал Робин. Он нервничал. </text:span><text:span text:style-name="T2134">Мысль об ответственности за жизни мно</text:span><text:span text:style-name="T3330">жества</text:span><text:span text:style-name="T2134"> людей тревожила его разум. </text:span><text:span text:style-name="T2135">После </text:span><text:span text:style-name="T2136">и</text:span><text:span text:style-name="T2135">сполн</text:span><text:span text:style-name="T2136">ения</text:span><text:span text:style-name="T2135"> </text:span><text:span text:style-name="T2137">своего </text:span><text:span text:style-name="T2135">коронн</text:span><text:span text:style-name="T2136">ого</text:span><text:span text:style-name="T2135"> номер</text:span><text:span text:style-name="T2136">а — превращения </text:span><text:span text:style-name="T2135">в орла — </text:span><text:span text:style-name="T2136">он </text:span><text:span text:style-name="T2135">стал для них </text:span><text:span text:style-name="T3805">к</text:span><text:span text:style-name="T2135">ем-то вроде божества.</text:span></text:p>
      <text:p text:style-name="P421"/>
      <text:p text:style-name="P422">Во<text:span text:style-name="T2172">т</text:span> <text:span text:style-name="T2271">и </text:span>он, корабль. Судно <text:span text:style-name="T2140">выглядело скромнее, чем</text:span><text:span text:style-name="T2138"> то, на котором </text:span><text:span text:style-name="T2139">накануне</text:span><text:span text:style-name="T2138"> прибыл Яхуси. </text:span><text:span text:style-name="T2142">Как и пре</text:span><text:span text:style-name="T2143">дыдущее</text:span><text:span text:style-name="T2142">,</text:span><text:span text:style-name="T2141"> оно приводилось в движение с помощью </text:span><text:span text:style-name="T2470">вёсельной </text:span><text:span text:style-name="T2141">греб</text:span><text:span text:style-name="T2147">ли</text:span><text:span text:style-name="T2141">. </text:span><text:span text:style-name="T2146">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272">кнута</text:span><text:span text:style-name="T2146">.</text:span></text:p>
      <text:p text:style-name="P422">«<text:span text:style-name="T2332">Я о</text:span><text:span text:style-name="T2148">чень надеюсь, что это путешествие станет для них последним!</text:span>»</text:p>
      <text:p text:style-name="P423">Когда Робин оглянулся, <text:span text:style-name="T2174">то</text:span> увидел приближающегося к докам Яхуси <text:span text:style-name="T2149">в окружении большого </text:span><text:span text:style-name="T2333">количества</text:span><text:span text:style-name="T2149"> охранников. </text:span><text:span text:style-name="T2150">Лицо его было бледным, свидетельствующим о эмоциональной подавленности. </text:span><text:span text:style-name="T2151">Он был рассеян, </text:span><text:span text:style-name="T2334">на</text:span><text:span text:style-name="T2151">пуган и пытался убедить себя в том, что дела не могут пойти хуже, чем </text:span><text:span text:style-name="T2335">есть </text:span><text:span text:style-name="T2151">сейчас. </text:span><text:span text:style-name="T2152">Только не нов</text:span><text:span text:style-name="T2153">ая беда!</text:span><text:span text:style-name="T2152"> </text:span><text:span text:style-name="T2154">Четвёртая трагедия, которую он не </text:span><text:span text:style-name="T2155">с</text:span><text:span text:style-name="T2154">может объяснить своему начальству. </text:span><text:span text:style-name="T2156">Нет, он не должен допустить этого! </text:span><text:span text:style-name="T2157">Все несчастья случились во время его пребывания здесь, но таких совпадений не бывает! Никогда </text:span><text:span text:style-name="T3197">прежде</text:span><text:span text:style-name="T2157"> у него не случалось </text:span><text:span text:style-name="T2179">такого количества</text:span><text:span text:style-name="T2157"> </text:span><text:span text:style-name="T3197">неприятностей</text:span><text:span text:style-name="T2157"> во время </text:span><text:span text:style-name="T2180">столь</text:span><text:span text:style-name="T2157"> коротких визитов. Это было похоже на ночной кошмар, от которого он надеялся избавиться, </text:span><text:span text:style-name="T2181">внезапно </text:span><text:span text:style-name="T2157">проснувшись.</text:span></text:p>
      <text:p text:style-name="P423"/>
      <text:p text:style-name="P424">Робин приступил к выполнению своей части <text:span text:style-name="T2175">плана</text:span>.</text:p>
      <text:p text:style-name="P424">Он <text:span text:style-name="T2158">применил хитрый приём к разуму Яхуси, начав нашёптывать </text:span><text:span text:style-name="T2159">ему</text:span><text:span text:style-name="T2158">, что </text:span><text:span text:style-name="T2159">тот</text:span><text:span text:style-name="T2158"> скоро умрёт.</text:span></text:p>
      <text:p text:style-name="P424">«<text:span text:style-name="T2160">Ты не знаешь, когда и отчего ты умрёшь, но, поверь мне, ты умрёшь… </text:span><text:span text:style-name="T2162">С</text:span><text:span text:style-name="T2161">коро ты будешь освобождён от своих </text:span><text:span text:style-name="T2273">земных </text:span><text:span text:style-name="T2161">обязанностей...</text:span>» - <text:span text:style-name="T2336">шелестел</text:span><text:span text:style-name="T2163"> Робин </text:span><text:span text:style-name="T3196">прямиком в голове у </text:span><text:span text:style-name="T2163">Яхуси.</text:span></text:p>
      <text:p text:style-name="P425">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2166">Яхуси</text:span><text:span text:style-name="T2164"> обуял ужас — он не мог понять, от кого исходит этот ненавистный голос </text:span><text:span text:style-name="T2165">и припис</text:span><text:span text:style-name="T2167">ывал</text:span><text:span text:style-name="T2165"> его своему </text:span><text:soft-page-break/><text:span text:style-name="T2165">воображению, играющему с ним злую шутку. </text:span><text:span text:style-name="T2168">Он сильно нервничал из-за того, что дела могли пойти не так, как нужно, и таким образом </text:span><text:span text:style-name="T2170">распалял себя </text:span><text:span text:style-name="T2168">до крайнего предела. </text:span><text:span text:style-name="T2176">Н</text:span><text:span text:style-name="T2169">аблюдая </text:span><text:span text:style-name="T2171">за его </text:span><text:span text:style-name="T2169">реакц</text:span><text:span text:style-name="T2171">ией, </text:span><text:span text:style-name="T2176">Робин ликовал</text:span><text:span text:style-name="T2168">.</text:span></text:p>
      <text:p text:style-name="P427">Вскоре после того, как корабль вошёл в порт и все припасы были выгружены на берег, <text:span text:style-name="T2337">им </text:span>была приведена в действие оставшаяся часть плана.</text:p>
      <text:p text:style-name="P426"/>
      <text:p text:style-name="P428">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2183">имел возможность воочию убедиться в том</text:span>, что на корабль не проник ни од<text:span text:style-name="T2338">ин</text:span> посторонн<text:span text:style-name="T2338">ий</text:span>. <text:span text:style-name="T2184">Огонь разгорелся очень быстро и уже вовсю ревел на палубе. Тушить его было </text:span><text:span text:style-name="T2274">слишком </text:span><text:span text:style-name="T2184">поздно, </text:span><text:span text:style-name="T2185">и </text:span><text:span text:style-name="T2184">поэтому нов</text:span><text:span text:style-name="T2191">ое</text:span><text:span text:style-name="T2184"> </text:span><text:span text:style-name="T2191">судно</text:span><text:span text:style-name="T2184"> постигла участь предыдущего — он</text:span><text:span text:style-name="T2191">о</text:span><text:span text:style-name="T2184"> был</text:span><text:span text:style-name="T2191">о</text:span><text:span text:style-name="T2184"> сожжён</text:span><text:span text:style-name="T2191">о</text:span><text:span text:style-name="T2184">, а затем затоплен</text:span><text:span text:style-name="T2191">о</text:span><text:span text:style-name="T2184"> в Соленте.</text:span></text:p>
      <text:p text:style-name="P429">Как и рассчитывал <text:span text:style-name="T3806">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3198">стремительно улепётывал с территории порта </text:span>Джимми <text:span text:style-name="T3198">и его подельники</text:span>, прихватив с собой запасы продовольствия и оружия.</text:p>
      <text:p text:style-name="P429">Вот, в чём они нуждались сильнее всего — <text:span text:style-name="T2223">в </text:span><text:span text:style-name="T2186">оружи</text:span><text:span text:style-name="T2223">и</text:span><text:span text:style-name="T2186">! Только владея оружием, они могли по-настоящему начать </text:span><text:span text:style-name="T2192">противостоять</text:span><text:span text:style-name="T2186"> Систем</text:span><text:span text:style-name="T2192">е</text:span><text:span text:style-name="T2186">.</text:span></text:p>
      <text:p text:style-name="P430">Как только <text:span text:style-name="T2187">мужчины</text:span> спрятали в своём укрытии <text:span text:style-name="T2275">всю </text:span>украденную <text:span text:style-name="T2275">ими </text:span>провизию, они моментально вооружились и отправились <text:span text:style-name="T2339">по</text:span> направлени<text:span text:style-name="T2339">ю к</text:span> дорог<text:span text:style-name="T2339">е</text:span>, чтобы устроить на ней засаду. <text:span text:style-name="T2188">Вскоре они увидели возвращающ</text:span><text:span text:style-name="T2189">егося</text:span><text:span text:style-name="T2188"> из порта </text:span><text:span text:style-name="T2189">Яхуси </text:span><text:span text:style-name="T2340">и</text:span><text:span text:style-name="T2189"> окру</text:span><text:span text:style-name="T2340">жавшую его</text:span><text:span text:style-name="T2189"> </text:span><text:span text:style-name="T2188">охран</text:span><text:span text:style-name="T2340">у</text:span><text:span text:style-name="T2188">.</text:span></text:p>
      <text:p text:style-name="P430"/>
      <text:p text:style-name="P431">Для Робина это было отличной возможностью — <text:span text:style-name="T2341">в</text:span> очередной раз воспользоваться своими неординарными способностями. <text:span text:style-name="T2194">В его голове родилась забавная идея обратить охранников в бегство, и для её исполнения о</text:span><text:span text:style-name="T2190">н выбрал идеальн</text:span><text:span text:style-name="T2194">о подходящее</text:span><text:span text:style-name="T2190"> место</text:span><text:span text:style-name="T2193">. </text:span><text:span text:style-name="T2195">Он сосредоточил всё своё внимание на изуродованном трупе, лежащем посреди дороги. </text:span><text:span text:style-name="T2196">Как только охрана прошла мимо него, он заставил его подняться и издавать </text:span><text:span text:style-name="T2695">возгласы</text:span><text:span text:style-name="T2196">, будто бы от боли. </text:span><text:span text:style-name="T2197">В страхе, охранники стали расходиться в разные стороны — увиденное никак не укладывалось в их головах — </text:span><text:span text:style-name="T2198">а Яхуси, не в силах </text:span><text:span text:style-name="T2199">пошевелиться</text:span><text:span text:style-name="T2198">, стоял и кричал на них, приказывая вернуться на свои места. </text:span><text:span text:style-name="T2200">Пока продолжалось всеобщее замешательство, люди Джимми расправились с охраной точно таким же способом, к</text:span><text:span text:style-name="T2224">акой</text:span><text:span text:style-name="T2200"> был использован Системой накануне, когда были </text:span><text:span text:style-name="T2488">повержены</text:span><text:span text:style-name="T2200"> ни в чём не повинные бе</text:span><text:span text:style-name="T2342">ззащитные люди</text:span><text:span text:style-name="T2200">.</text:span></text:p>
      <text:p text:style-name="P432">Самого Яхуси оставили жить. Вместо <text:span text:style-name="T2202">убийства</text:span> разбойники заставили его смотреть, как, <text:span text:style-name="T2489">один за другим,</text:span> умирают его подчинённые. <text:span text:style-name="T2203">Затем е</text:span><text:span text:style-name="T2201">го заковали в цепи и вывели на улиц</text:span><text:span text:style-name="T2205">ы</text:span><text:span text:style-name="T2201">, чтобы каждый бедняк мог отомстить </text:span><text:span text:style-name="T2204">негодяю</text:span><text:span text:style-name="T2201"> так, как вздумается. </text:span><text:span text:style-name="T2206">Глядя на то, как он вымаливает прощение, окружившие его </text:span><text:span text:style-name="T2225">люди</text:span><text:span text:style-name="T2206"> испыт</text:span><text:span text:style-name="T2209">али</text:span><text:span text:style-name="T2206"> чувство глубокого удовлетворения.</text:span></text:p>
      <text:p text:style-name="P432">«<text:span text:style-name="T2207">Я выполню любую </text:span><text:span text:style-name="T2696">твою</text:span><text:span text:style-name="T2207"> просьбу, только не позволяй </text:span><text:span text:style-name="T2208">им</text:span><text:span text:style-name="T2207"> причинить мне боль! Я не хочу умирать!</text:span>» - <text:span text:style-name="T2207">умолял Яхуси.</text:span></text:p>
      <text:p text:style-name="P432">«<text:span text:style-name="T2210">О, не волнуйся</text:span>» - <text:span text:style-name="T2210">успокоил его Робин,</text:span></text:p>
      <text:p text:style-name="P432">«<text:span text:style-name="T2210">Ты не умрёшь слишком быстро. </text:span><text:span text:style-name="T2226">Они</text:span><text:span text:style-name="T2210"> обязательно придумают способ медленно </text:span><text:span text:style-name="T3807">истязать</text:span><text:span text:style-name="T2210"> тебя, чтобы ты мог насладиться всеми радостями нескончаем</text:span><text:span text:style-name="T2697">ых</text:span><text:span text:style-name="T2210"> </text:span><text:span text:style-name="T3807">мучений</text:span><text:span text:style-name="T2210">.</text:span>»</text:p>
      <text:p text:style-name="P433">Яхуси уставился на него, <text:span text:style-name="T3808">и в его взгляде отчётливо читался ужас</text:span>.</text:p>
      <text:p text:style-name="P433">«<text:span text:style-name="T2211">Ну </text:span><text:span text:style-name="T2698">уж </text:span><text:span text:style-name="T2211">нет! </text:span><text:span text:style-name="T3809">Мгновенная</text:span><text:span text:style-name="T2211"> смерть для тебя — </text:span><text:span text:style-name="T3809">недопустимая роскошь</text:span><text:span text:style-name="T2211">!</text:span>» - <text:span text:style-name="T2211">рассмеялся Робин ему в лицо.</text:span></text:p>
      <text:p text:style-name="P434">Оставив <text:span text:style-name="T2490">мерзавца</text:span> наедине с ра<text:span text:style-name="T2276">згневанной</text:span> толпой, Робин <text:span text:style-name="T3811">вместе</text:span> <text:span text:style-name="T3811">с </text:span>остальны<text:span text:style-name="T3811">ми</text:span> <text:span text:style-name="T3810">мятежник</text:span><text:span text:style-name="T3811">ами</text:span><text:span text:style-name="T3810"> </text:span>вернул<text:span text:style-name="T3811">ся</text:span> в своё <text:span text:style-name="T2214">при</text:span><text:span text:style-name="T2491">бежище</text:span>.</text:p>
      <text:p text:style-name="P435">После успешного окончания операции <text:span text:style-name="T2212">при </text:span>отсутствии потерь с его стороны, с пле<text:span text:style-name="T2215">чей</text:span> <text:span text:style-name="T2213">юноши </text:span>наконец-то упал тяжкий груз ответственности, и теперь он мог <text:span text:style-name="T3812">позволить себе </text:span>вздохнуть с облегчением. <text:span text:style-name="T2217">Он </text:span><text:span text:style-name="T2216">получил </text:span><text:span text:style-name="T2260">огромное количество</text:span><text:span text:style-name="T2216"> слов благодарности </text:span><text:span text:style-name="T2227">и похвал</text:span><text:span text:style-name="T2216">.</text:span></text:p>
      <text:p text:style-name="P436">В один момент Робин стал героем. Никогда ещё ему не выказывали такой признательности, как сейчас. <text:span text:style-name="T2218">Теперь в распоряжении </text:span><text:span text:style-name="T2261">мятежников </text:span><text:span text:style-name="T2277">имелось</text:span><text:span text:style-name="T2218"> много еды и они могли раздавать её </text:span><text:soft-page-break/><text:span text:style-name="T2218">всем нуждающимся. </text:span><text:span text:style-name="T2219">Затем, чтобы получить </text:span><text:span text:style-name="T2262">новые запасы провизии</text:span><text:span text:style-name="T2219">, им оставалось лишь дождаться следующей поставки, которая должна </text:span><text:span text:style-name="T2221">произойти</text:span><text:span text:style-name="T2220"> </text:span><text:span text:style-name="T2219">через две недели, </text:span><text:span text:style-name="T2220">и </text:span><text:span text:style-name="T2263">просто </text:span><text:span text:style-name="T2220">забрать то, что </text:span><text:span text:style-name="T2263">им </text:span><text:span text:style-name="T2220">нужно. </text:span><text:span text:style-name="T2278">О</text:span><text:span text:style-name="T2222">ставал</text:span><text:span text:style-name="T2278">ась сущая мелочь — </text:span><text:span text:style-name="T2222">расправиться с </text:span><text:span text:style-name="T2279">немногочисленными </text:span><text:span text:style-name="T2278">ост</text:span><text:span text:style-name="T2279">атками</text:span><text:span text:style-name="T2278"> </text:span><text:span text:style-name="T3358">стражей</text:span><text:span text:style-name="T2279"> </text:span><text:span text:style-name="T2222">Системы, после чего можно </text:span><text:span text:style-name="T2264">было бы </text:span><text:span text:style-name="T2222">использовать здание штаба как при</text:span><text:span text:style-name="T2491">станище</text:span><text:span text:style-name="T2222"> для всех </text:span><text:span text:style-name="T2265">потерявших </text:span><text:span text:style-name="T4050">жильё</text:span><text:span text:style-name="T2222">.</text:span></text:p>
      <text:p text:style-name="P436"/>
      <text:p text:style-name="P438">Джимми и Робин стали хорошими <text:span text:style-name="T4002">приятелями</text:span><text:span text:style-name="T2228"> и </text:span><text:span text:style-name="T4002">вместе следили за тем</text:span><text:span text:style-name="T2228">, чтобы н</text:span><text:span text:style-name="T4002">и один человек</text:span><text:span text:style-name="T2228"> н</text:span><text:span text:style-name="T4002">е испытывал нужды в чём-либо, а также за справедливым распределением съестных припасов</text:span><text:span text:style-name="T2228">. </text:span><text:span text:style-name="T4003">Лишь немногие могли поверить в </text:span><text:span text:style-name="T2229">своё освобождение, </text:span><text:span text:style-name="T4003">остальные считали его</text:span><text:span text:style-name="T2229"> сном — </text:span><text:span text:style-name="T2230">им</text:span><text:span text:style-name="T2229"> казалось что, пробудившись, они обнаружат, что Система </text:span><text:span text:style-name="T4003">осталась на своём месте </text:span><text:span text:style-name="T2229">и продолжает </text:span><text:span text:style-name="T4003">вытягивать из</text:span><text:span text:style-name="T2229"> людей </text:span><text:span text:style-name="T4051">жилы</text:span><text:span text:style-name="T2229">. </text:span><text:span text:style-name="T2231">Впервые за долгое время </text:span><text:span text:style-name="T4052">они</text:span><text:span text:style-name="T2231"> почувствовали себя счастливыми </text:span><text:span text:style-name="T2242">и</text:span><text:span text:style-name="T2232"> могли совершенно спокойно разгуливать </text:span><text:span text:style-name="T4003">там, </text:span><text:span text:style-name="T2244">где им вздумается</text:span><text:span text:style-name="T2232">, не опасаясь за сво</text:span><text:span text:style-name="T2243">и</text:span><text:span text:style-name="T2232"> жизн</text:span><text:span text:style-name="T2243">и</text:span><text:span text:style-name="T2232">. </text:span><text:span text:style-name="T2233">Повсюду царила атмосфера радости, исчез беспросветный мрак, </text:span><text:span text:style-name="T2234">некогда </text:span><text:span text:style-name="T2233">наполнявший души несчастных </text:span><text:span text:style-name="T2234">и обездоленных</text:span><text:span text:style-name="T2233">. </text:span><text:span text:style-name="T2236">Люди стали придумывать</text:span><text:span text:style-name="T2235"> </text:span><text:span text:style-name="T2236">планы, </text:span><text:span text:style-name="T2238">как им</text:span><text:span text:style-name="T2236"> обустроить улицы</text:span><text:span text:style-name="T2235"> </text:span><text:span text:style-name="T2236">и возвести новые здания</text:span><text:span text:style-name="T2235">. </text:span><text:span text:style-name="T2237">Для выполнения тяжёлых видов работ больше не нужно было использовать раб</text:span><text:span text:style-name="T2245">ский труд</text:span><text:span text:style-name="T2237"> — вместо этого каждый горожан</text:span><text:span text:style-name="T2283">ин</text:span><text:span text:style-name="T2237"> вносил свою лепту в общее дело, </text:span><text:span text:style-name="T2239">пытаясь сделать окрестности более удобными для </text:span><text:span text:style-name="T2246">с</text:span><text:span text:style-name="T2280">обственного</text:span><text:span text:style-name="T2246"> </text:span><text:span text:style-name="T2239">проживания.</text:span></text:p>
      <text:p text:style-name="P437"/>
      <text:p text:style-name="P439">Робин был очень доволен — наконец-то он нашёл применение своим способностям на благо <text:span text:style-name="T2247">окружающих </text:span>людей. <text:span text:style-name="T2240">Он чувствовал </text:span><text:span text:style-name="T4004">себя ответственным</text:span><text:span text:style-name="T2240"> за то, чтобы никто ни в чём не нуждался. </text:span><text:span text:style-name="T2241">Он вселил в них надежду на счастливое будущее — </text:span><text:span text:style-name="T2249">в то </text:span><text:span text:style-name="T4004">самое </text:span><text:span text:style-name="T2249">время</text:span><text:span text:style-name="T2241">, </text:span><text:span text:style-name="T2248">когда </text:span><text:span text:style-name="T4004">уже </text:span><text:span text:style-name="T2248">никто не рассчитывал на спокойную жизнь после </text:span><text:span text:style-name="T4004">свершившейся </text:span><text:span text:style-name="T2248">катастрофы.</text:span></text:p>
      <text:p text:style-name="P439"/>
      <text:p text:style-name="P580">Но однажды <text:span text:style-name="T2250">к </text:span><text:span text:style-name="T4005">людям</text:span><text:span text:style-name="T2250"> </text:span>пришло печальное осознание — несмотря на события, изменившие их жизни <text:span text:style-name="T2251">в лучшую сторону</text:span>, <text:span text:style-name="T4006">ещё </text:span><text:span text:style-name="T4005">остались последствия взрыва бомбы.</text:span></text:p>
      <text:p text:style-name="P440">Случились первые роды. Ребёнок родился мёртвым и с первого взгляда был<text:span text:style-name="T2328">о</text:span> замет<text:span text:style-name="T4005">но</text:span> отклонени<text:span text:style-name="T2328">е</text:span> в его <text:span text:style-name="T2328">общем </text:span>развитии. <text:span text:style-name="T4005">Всем было</text:span> <text:span text:style-name="T4005">ясно</text:span> — <text:span text:style-name="T4005">он</text:span><text:span text:style-name="T2252"> не смо</text:span><text:span text:style-name="T4005">г бы</text:span><text:span text:style-name="T2252"> прожить продолжительн</text:span><text:span text:style-name="T2281">ого</text:span><text:span text:style-name="T2252"> врем</text:span><text:span text:style-name="T2281">ени, </text:span><text:span text:style-name="T4005">поскольку </text:span><text:span text:style-name="T2253">для его дальнейше</text:span><text:span text:style-name="T3359">го</text:span><text:span text:style-name="T2253"> </text:span><text:span text:style-name="T3359">существования</text:span><text:span text:style-name="T2253"> </text:span><text:span text:style-name="T4005">требовалось современное медицинское оборудование и квалифицированный медицинский персонал</text:span><text:span text:style-name="T2253">.</text:span></text:p>
      <text:p text:style-name="P441">Слёзы катились по щекам Робина, когда он пытался утешить убитую горем женщину. <text:span text:style-name="T4007">Ну почему он не </text:span><text:span text:style-name="T2254">мо</text:span><text:span text:style-name="T4009">жет</text:span><text:span text:style-name="T2254"> использовать свои способности для исцеления и возвращения к жизни?! </text:span><text:span text:style-name="T4007">Почему он не наделён такой властью?!</text:span><text:span text:style-name="T2255"> Если Бог любит своих детей, то почему он позволяет, чтобы свершались подобные несправедливости?! </text:span><text:span text:style-name="T2256">Эти люди лишились свободы, прошли через моральные и физические унижения, потеряли близких. </text:span><text:span text:style-name="T2257">Они не заслужили </text:span><text:span text:style-name="T2258">новых </text:span><text:span text:style-name="T4008">мучений</text:span><text:span text:style-name="T2258"> из-за невозможности построить </text:span><text:span text:style-name="T2259">нормальную </text:span><text:span text:style-name="T2258">семью и обзавестись детьми.</text:span></text:p>
      <text:p text:style-name="P442">Робин <text:span text:style-name="T2284">проклинал</text:span> себя — если бы он продумал всё заранее, то мог бы предупредить людей о губительном воздействии радиации.</text:p>
      <text:p text:style-name="P442">«<text:span text:style-name="T2285">Не вини себя, Робин</text:span>» - <text:span text:style-name="T2285">утешал его профессор,</text:span></text:p>
      <text:p text:style-name="P442">«<text:span text:style-name="T2286">Все мы мечтали увидеть рождение первого ребёнка в созданном тобой счастливом новом мире, поэтому напрочь позабыли </text:span><text:span text:style-name="T2287">обо всём остальном. Ты ни в чём не виноват, </text:span><text:span text:style-name="T2307">и</text:span><text:span text:style-name="T2287"> </text:span><text:span text:style-name="T2307">н</text:span><text:span text:style-name="T2288">икто не виноват, кроме правительств стран, развязавших войну.</text:span>»</text:p>
      <text:p text:style-name="P442">«<text:span text:style-name="T2289">Профессор Фергер, я не могу ничего </text:span><text:span text:style-name="T2299">с собой </text:span><text:span text:style-name="T2289">поделать, </text:span><text:span text:style-name="T2300">и</text:span><text:span text:style-name="T2289"> </text:span><text:span text:style-name="T2300">вряд ли</text:span><text:span text:style-name="T2289"> смогу забыть заплаканно</text:span><text:span text:style-name="T2300">е</text:span><text:span text:style-name="T2289"> лиц</text:span><text:span text:style-name="T2300">о</text:span><text:span text:style-name="T2289"> </text:span><text:span text:style-name="T4053">той,</text:span><text:span text:style-name="T2289"> убитой горем, женщины. Она так сильно хотела ребёнка, что могла неделями, </text:span><text:span text:style-name="T4011">без остановки,</text:span><text:span text:style-name="T2289"> говорить о нём. Знаете, её муж </text:span><text:span text:style-name="T2290">и</text:span><text:span text:style-name="T2289"> </text:span><text:span text:style-name="T2290">их </text:span><text:span text:style-name="T2289">первен</text:span><text:span text:style-name="T2290">ец</text:span><text:span text:style-name="T2289"> были сожжены в тот </text:span><text:span text:style-name="T4054">злосчастный</text:span><text:span text:style-name="T2289"> день, когда </text:span><text:span text:style-name="T2293">сюда </text:span><text:span text:style-name="T2289">прибыл Яхуси. </text:span><text:span text:style-name="T2291">Теперь </text:span><text:span text:style-name="T4009">вы </text:span><text:span text:style-name="T2291">понимаете, почему ребёнок был </text:span><text:span text:style-name="T4012">для неё </text:span><text:span text:style-name="T2291">так важен? </text:span><text:span text:style-name="T2292">Я чувствую вину за то, что не подготовил её к худшему. Эти люди рассчитывали на мою помощь — </text:span><text:span text:style-name="T2301">о</text:span><text:span text:style-name="T2292">ни хотели, чтобы я помог им стать счастливыми… Я чувствую, что подвёл </text:span><text:span text:style-name="T4010">их.</text:span>»</text:p>
      <text:p text:style-name="P443">Робин <text:span text:style-name="T4012">тяжело вздохнул</text:span> и откашлялся. Когда он говорил, его голос дрожал.</text:p>
      <text:p text:style-name="P444"><text:span text:style-name="T4032">В</text:span> расстроенных чувствах, <text:span text:style-name="T4032">женщина</text:span> <text:span text:style-name="T4031">при</text:span>жалась к нему <text:span text:style-name="T4032">поближе</text:span>.</text:p>
      <text:p text:style-name="P444"><text:soft-page-break/>«<text:span text:style-name="T2294">Прости, Робин. </text:span><text:span text:style-name="T3989">Ребёнок был </text:span><text:span text:style-name="T2295">единственным напоминанием о моей семье. Мне следовало морально подготовиться к тако</text:span><text:span text:style-name="T3989">му исходу — </text:span><text:span text:style-name="T2296">до во</text:span><text:span text:style-name="T3989">йны мне </text:span><text:span text:style-name="T3990">не раз </text:span><text:span text:style-name="T3989">случалось смотреть кино о взрыве атомной бомбы </text:span><text:span text:style-name="T3990">в </text:span><text:span text:style-name="T2295">Хиросим</text:span><text:span text:style-name="T3990">е</text:span><text:span text:style-name="T2295">.</text:span>»</text:p>
      <text:p text:style-name="P445"><text:span text:style-name="T3989">Она</text:span> <text:span text:style-name="T2297">умолкла,</text:span> и <text:span text:style-name="T2297">затем </text:span>снова <text:span text:style-name="T4055">горько зарыдала</text:span>.</text:p>
      <text:p text:style-name="P446">Робин заботливо поглаживал её волосы и нежно обнимал, <text:span text:style-name="T3990">изо всех сил пытаясь вернуть ей веру в себя, чтобы она снова могла почувствовать </text:span>себя желанной <text:span text:style-name="T3990">и любимой</text:span>.</text:p>
      <text:p text:style-name="P446">«<text:span text:style-name="T2298">Тише, тише… </text:span><text:span text:style-name="T3992">В произошедшем</text:span><text:span text:style-name="T2298"> нет </text:span><text:span text:style-name="T3990">в</text:span><text:span text:style-name="T2298">ашей вины. </text:span><text:span text:style-name="T2299">Я знаю, </text:span><text:span text:style-name="T3990">в</text:span><text:span text:style-name="T2299">ы </text:span><text:span text:style-name="T3993">любили</text:span><text:span text:style-name="T2299"> </text:span><text:span text:style-name="T3993">свою семью</text:span><text:span text:style-name="T2299">. </text:span><text:span text:style-name="T3991">Не думаю, что им </text:span><text:span text:style-name="T2302">понравился </text:span><text:span text:style-name="T2329">бы </text:span><text:span text:style-name="T3991">ваш </text:span><text:span text:style-name="T2302">теперешний </text:span><text:span text:style-name="T4056">несчастный</text:span><text:span text:style-name="T2302"> вид. Вы </text:span><text:span text:style-name="T3991">обязаны</text:span><text:span text:style-name="T2302"> заботиться о себе — они бы </text:span><text:span text:style-name="T3991">очень </text:span><text:span text:style-name="T2303">хотели </text:span><text:span text:style-name="T3994">этого</text:span><text:span text:style-name="T2303">, </text:span><text:span text:style-name="T3993">я в этом абсолютно уверен</text:span>».</text:p>
      <text:p text:style-name="P579">Через пять минут она успокоилась и вытерла слёзы с глаз.</text:p>
      <text:p text:style-name="P447">«<text:span text:style-name="T3994">Благодарю тебя </text:span><text:span text:style-name="T2304">за </text:span><text:span text:style-name="T2330">слова утешения</text:span>. <text:span text:style-name="T3994">Пожалуйста, прости меня за эту минутную слабость</text:span>. <text:span text:style-name="T3994">Я </text:span>не хочу быть <text:span text:style-name="T3994">твоей </text:span>обузой<text:span text:style-name="T3994"> — наверное</text:span><text:span text:style-name="T2305">, у тебя много других, </text:span><text:span text:style-name="T3994">неотложных дел</text:span>».</text:p>
      <text:p text:style-name="P447">«<text:span text:style-name="T3994">Вовсе нет</text:span><text:span text:style-name="T2306">! </text:span><text:span text:style-name="T3994">Мне бы хотелось</text:span><text:span text:style-name="T2306">, чтобы </text:span><text:span text:style-name="T3994">именно вы</text:span><text:span text:style-name="T2306"> </text:span><text:span text:style-name="T3994">стали</text:span><text:span text:style-name="T2306"> счастливой! </text:span><text:span text:style-name="T3994">Неужели</text:span><text:span text:style-name="T2308"> </text:span><text:span text:style-name="T3994">вам </text:span><text:span text:style-name="T2308">не по</text:span><text:span text:style-name="T3994">нятно</text:span><text:span text:style-name="T2308">, что все мои </text:span><text:span text:style-name="T3994">помыслы </text:span><text:span text:style-name="T2308">направлены </text:span><text:span text:style-name="T2309">лишь</text:span><text:span text:style-name="T2308"> на то, чтобы сделать жизн</text:span><text:span text:style-name="T2312">ь</text:span><text:span text:style-name="T2308"> людей лучше — </text:span><text:span text:style-name="T3994">уютнее и счастливее</text:span><text:span text:style-name="T2308">? </text:span><text:span text:style-name="T2310">Я не </text:span><text:span text:style-name="T3994">желаю</text:span><text:span text:style-name="T2310"> чтобы кто-</text:span><text:span text:style-name="T3994">то</text:span><text:span text:style-name="T2310"> печалился, для меня </text:span><text:span text:style-name="T3995">ценна</text:span><text:span text:style-name="T3994"> жизнь </text:span><text:span text:style-name="T2310">кажд</text:span><text:span text:style-name="T3994">ого человека</text:span><text:span text:style-name="T2310">!</text:span>»</text:p>
      <text:p text:style-name="P447">«<text:span text:style-name="T2311">Ты так добр! Одному Богу известно, </text:span><text:span text:style-name="T2313">как </text:span><text:span text:style-name="T3995">могли сложиться</text:span><text:span text:style-name="T2313"> наши судьбы, если бы </text:span><text:span text:style-name="T2331">не твоё появление </text:span><text:span text:style-name="T3995">здесь</text:span><text:span text:style-name="T2313">! </text:span><text:span text:style-name="T3995">Теперь иди, продолжай свои благие дела</text:span><text:span text:style-name="T2314">... </text:span><text:span text:style-name="T3995">М</text:span><text:span text:style-name="T2314">не </text:span><text:span text:style-name="T3995">стало </text:span><text:span text:style-name="T2314">намного лучше. </text:span><text:span text:style-name="T3995">Спасибо!</text:span>»</text:p>
      <text:p text:style-name="P449"><text:span text:style-name="T4016">Легонько п</text:span><text:span text:style-name="T4013">оцеловав её </text:span><text:span text:style-name="T4014">на прощание</text:span>, Робин <text:span text:style-name="T4014">у</text:span>шёл. <text:span text:style-name="T2315">Он несколько часов бродил в одиночестве, размышляя о том, что создал. </text:span><text:span text:style-name="T2316">Окружавшие его люди </text:span><text:span text:style-name="T3995">увер</text:span><text:span text:style-name="T3997">овали</text:span><text:span text:style-name="T2316">, что он — Спасител</text:span><text:span text:style-name="T3995">ь</text:span><text:span text:style-name="T2316">, </text:span><text:span text:style-name="T4033">сошедший</text:span><text:span text:style-name="T2316"> </text:span><text:span text:style-name="T3995">с Небес</text:span><text:span text:style-name="T2316">, <text:s/></text:span><text:span text:style-name="T4015">и </text:span><text:span text:style-name="T2316">вырва</text:span><text:span text:style-name="T3995">вший</text:span><text:span text:style-name="T2316"> их </text:span><text:span text:style-name="T3995">ничтожные жизни </text:span><text:span text:style-name="T2316">из </text:span><text:span text:style-name="T3995">когтей</text:span><text:span text:style-name="T2316"> </text:span><text:span text:style-name="T3995">беспощадной</text:span><text:span text:style-name="T2316"> Системы. </text:span><text:span text:style-name="T2318">Они </text:span><text:span text:style-name="T3998">были </text:span><text:span text:style-name="T2318">готовы целовать землю, по которой </text:span><text:span text:style-name="T3999">он </text:span><text:span text:style-name="T2318">ходи</text:span><text:span text:style-name="T4001">л</text:span><text:span text:style-name="T3996">, </text:span><text:span text:style-name="T2318">и не </text:span><text:span text:style-name="T2322">жела</text:span><text:span text:style-name="T3998">ли</text:span><text:span text:style-name="T2322"> замечать</text:span><text:span text:style-name="T2318"> </text:span><text:span text:style-name="T3998">в нём </text:span><text:span text:style-name="T2318">ни </text:span><text:span text:style-name="T4057">единого</text:span><text:span text:style-name="T3997"> </text:span><text:span text:style-name="T2318">недостатка! </text:span><text:span text:style-name="T2317">Но это </text:span><text:span text:style-name="T3996">заблуждение!</text:span><text:span text:style-name="T2317"> </text:span><text:span text:style-name="T3996">Т</text:span><text:span text:style-name="T2317">ак не должно </text:span><text:span text:style-name="T4034">быть</text:span><text:span text:style-name="T2317">!</text:span><text:span text:style-name="T2318"> </text:span><text:span text:style-name="T3997">И</text:span><text:span text:style-name="T2320">стина </text:span><text:span text:style-name="T3999">заключалась</text:span><text:span text:style-name="T3998"> в том, </text:span><text:span text:style-name="T2320">что </text:span><text:span text:style-name="T2319">он </text:span><text:span text:style-name="T3998">не являлся</text:span><text:span text:style-name="T2319"> </text:span><text:span text:style-name="T3998">ни б</text:span><text:span text:style-name="T2319">ог</text:span><text:span text:style-name="T3998">ом </text:span><text:span text:style-name="T4001">и</text:span><text:span text:style-name="T3998"> ни святым</text:span><text:span text:style-name="T2320">,</text:span><text:span text:style-name="T2319"> </text:span><text:span text:style-name="T3999">а просто случайно оказавшимся не на своём месте путешественником во времени</text:span><text:span text:style-name="T3998"> — </text:span><text:span text:style-name="T2323">юнош</text:span><text:span text:style-name="T3998">а</text:span><text:span text:style-name="T2319"> </text:span><text:span text:style-name="T3999">хорошо</text:span><text:span text:style-name="T2319"> </text:span><text:span text:style-name="T3998">понимал это</text:span><text:span text:style-name="T2319">. </text:span><text:span text:style-name="T2321">С</text:span><text:span text:style-name="T2319">лишком хорошо, чёрт </text:span><text:span text:style-name="T4000">побери</text:span><text:span text:style-name="T2319">!</text:span></text:p>
      <text:p text:style-name="P448"/>
      <text:p text:style-name="P450">Он трансформировал себя в орла и взмыл <text:span text:style-name="T3988">в небеса</text:span>, кружа вокруг центральной части города <text:span text:style-name="T3988">и</text:span> <text:span text:style-name="T2324">внимательно след</text:span><text:span text:style-name="T3988">я</text:span><text:span text:style-name="T2324"> за тем, чтобы все </text:span><text:span text:style-name="T2325">горожане </text:span><text:span text:style-name="T2324">были счастливы </text:span><text:span text:style-name="T2326">и довольны жизнью</text:span><text:span text:style-name="T2324">. </text:span><text:span text:style-name="T2327">Для местных </text:span><text:span text:style-name="T3988">жителей </text:span><text:span text:style-name="T2327">он стал олицетворять собой </text:span><text:span text:style-name="T3988">справедливость</text:span><text:span text:style-name="T2327"> и порядок, </text:span><text:span text:style-name="T3988">и</text:span><text:span text:style-name="T2327"> за ним </text:span><text:span text:style-name="T3988">всегда </text:span><text:span text:style-name="T2327">оставалось последнее слово при вынесении </text:span><text:span text:style-name="T3988">судебных решений</text:span><text:span text:style-name="T2327"> в </text:span><text:span text:style-name="T3988">тех редких случаях,</text:span><text:span text:style-name="T2327"> </text:span><text:span text:style-name="T3988">когда совершались какие-либо </text:span><text:span text:style-name="T2327">пр</text:span><text:span text:style-name="T3988">еступления закона</text:span><text:span text:style-name="T2327">.</text:span></text:p>
      <text:p text:style-name="P450"/>
      <text:p text:style-name="P451">В тот день у Джимм<text:span text:style-name="T2345">и</text:span> был день рождения — ему исполнилось тридцать два года. Однако <text:span text:style-name="T2344">ощущение постоянной </text:span>тревог<text:span text:style-name="T2344">и и чувство ответственности за каждого члена банды</text:span> <text:span text:style-name="T2344">оставили </text:span><text:span text:style-name="T3988">на его челе свой заметный </text:span><text:span text:style-name="T2344">отпечаток — </text:span><text:span text:style-name="T2347">в действительности </text:span><text:span text:style-name="T2344">он выглядел </text:span><text:span text:style-name="T3988">гораздо старше </text:span><text:span text:style-name="T2344">пят</text:span><text:span text:style-name="T3988">идесяти</text:span><text:span text:style-name="T2344">. </text:span><text:span text:style-name="T3988">Его л</text:span><text:span text:style-name="T2346">ицо </text:span><text:span text:style-name="T3988">стало морщинистым</text:span><text:span text:style-name="T2346">, а волосы </text:span><text:span text:style-name="T3988">изрядно </text:span><text:span text:style-name="T2346">поседели.</text:span></text:p>
      <text:p text:style-name="P508"/>
      <text:p text:style-name="P508">Трудная жизнь приучила Джимми ценить комфортные условия, <text:span text:style-name="T4019">однако</text:span> <text:span text:style-name="T4019">до</text:span><text:span text:style-name="T3988"> наступления войны, </text:span>в те <text:span text:style-name="T2349">счастливые </text:span>годы, когда <text:span text:style-name="T4019">он </text:span>работал журналистом <text:span text:style-name="T2348">и получал за это приличн</text:span><text:span text:style-name="T4017">ое</text:span><text:span text:style-name="T2348"> </text:span><text:span text:style-name="T3988">вознаграждени</text:span><text:span text:style-name="T4017">е, </text:span><text:span text:style-name="T4019">он не придавал им особого значения.</text:span> <text:span text:style-name="T3988">Как и в конце тридцатых годов, никто из людей не верил в </text:span><text:span text:style-name="T4035">возможность</text:span><text:span text:style-name="T3988"> войны, старательно </text:span><text:span text:style-name="T4019">игнорируя</text:span><text:span text:style-name="T3988"> признак</text:span><text:span text:style-name="T4019">и</text:span><text:span text:style-name="T3988"> её неумолимого приближения. </text:span><text:span text:style-name="T4017">Джимми не являлся исключением. </text:span><text:span text:style-name="T4019">Сразу п</text:span><text:span text:style-name="T2350">осле того, как на город была сброшена первая бомба, он потерял жену и обоих детей. </text:span><text:span text:style-name="T2351">Сейчас </text:span><text:span text:style-name="T4021">он</text:span><text:span text:style-name="T2351"> мечтал </text:span><text:span text:style-name="T4036">лишь </text:span><text:span text:style-name="T2351">о возможности вернуться в прошлое и потратить все свои сбережения на постройку б</text:span><text:span text:style-name="T4019">омбоубежища</text:span><text:span text:style-name="T2351">, а также овладеть необходимыми для выживания знаниями,</text:span><text:span text:style-name="T2353"> </text:span><text:span text:style-name="T4026">но</text:span><text:span text:style-name="T2359"> было </text:span><text:span text:style-name="T4027">слишком </text:span><text:span text:style-name="T2359">поздно.</text:span></text:p>
      <text:p text:style-name="P452">В качестве подарка Робин решил объявить его <text:span text:style-name="T2352">главой </text:span><text:span text:style-name="T4018">местного самоуправления</text:span>.</text:p>
      <text:p text:style-name="P453">«Робин, нет! <text:span text:style-name="T4019">Мне не нужно этого</text:span>! <text:span text:style-name="T4019">Мои дни сочтены</text:span><text:span text:style-name="T2354">… </text:span><text:span text:style-name="T2355">Р</text:span><text:span text:style-name="T2354">азве ты не </text:span><text:span text:style-name="T4020">заметил</text:span><text:span text:style-name="T4019"> </text:span><text:span text:style-name="T4022">россыпь </text:span><text:span text:style-name="T4019">пят</text:span><text:span text:style-name="T4022">ен</text:span><text:span text:style-name="T4019"> на моей коже</text:span><text:span text:style-name="T2354">? </text:span><text:span text:style-name="T4020">Никаких сомнений — это </text:span><text:span text:style-name="T2355">рак. </text:span><text:span text:style-name="T2356">Пожалуйста, </text:span><text:span text:style-name="T4023">руководи сам! Я д</text:span><text:span text:style-name="T2358">умаю</text:span><text:span text:style-name="T2354">, что многие согласятся с </text:span><text:span text:style-name="T4023">таким решением</text:span><text:span text:style-name="T2354">. </text:span><text:span text:style-name="T2357">Зачем тебе передавать свои полномочия? </text:span><text:span text:style-name="T4023">Надеюсь, ты не собираешься покинуть нас</text:span><text:span text:style-name="T2360">?</text:span>»</text:p>
      <text:p text:style-name="P454"><text:soft-page-break/>Наступила тишина. <text:span text:style-name="T4024">Поскольку ответ так и не прозвучал, </text:span>Джимми <text:span text:style-name="T4024">решил </text:span>повтори<text:span text:style-name="T4024">ть</text:span> свой вопрос:</text:p>
      <text:p text:style-name="P454">«<text:span text:style-name="T2361">Ты не уйдёшь от нас? Не уходи, мы нуждаемся в тебе. </text:span><text:span text:style-name="T2362">Что </text:span><text:span text:style-name="T4024">нам делать</text:span><text:span text:style-name="T2362"> когда сюда вернётся Система? </text:span><text:span text:style-name="T2422">Чтобы выжить, н</text:span><text:span text:style-name="T2362">ам </text:span><text:span text:style-name="T4024">необходимы</text:span><text:span text:style-name="T2362"> твои способности. </text:span><text:span text:style-name="T2363">Нам нужны твои знания, чтобы строить новые дома и новые генераторы. </text:span><text:span text:style-name="T2364">Предстоит ещё очень много работы и </text:span><text:span text:style-name="T2375">без тебя нам будет </text:span><text:span text:style-name="T4037">очень </text:span><text:span text:style-name="T2375">трудно</text:span><text:span text:style-name="T2364">.</text:span><text:span text:style-name="T2362">»</text:span></text:p>
      <text:p text:style-name="P456">От сказанного Робин потерял дар речи. <text:span text:style-name="T2365">Он попытался произнести хотя бы слово, но закашлялся и не смог. </text:span><text:span text:style-name="T4024">Ч</text:span><text:span text:style-name="T2365">то он мог сказать </text:span><text:span text:style-name="T4024">им</text:span><text:span text:style-name="T2365">? </text:span><text:span text:style-name="T2366"><text:s/></text:span><text:span text:style-name="T2367">Он знал, что все эти потерявшие покой люди хотели услышать его «нет» </text:span><text:span text:style-name="T2376">—</text:span><text:span text:style-name="T2367"> хотели, чтобы он остался с ними </text:span><text:span text:style-name="T4024">навечно</text:span><text:span text:style-name="T2367">. Возможно, ему следовало рассказать о себе </text:span><text:span text:style-name="T4024">всю правду, и</text:span><text:span text:style-name="T2367"> </text:span><text:span text:style-name="T4024">т</text:span><text:span text:style-name="T2368">огда они </text:span><text:span text:style-name="T4024">бы </text:span><text:span text:style-name="T4058">поняли</text:span><text:span text:style-name="T2368">, что </text:span><text:span text:style-name="T4025">когда-нибудь</text:span><text:span text:style-name="T2368"> ему прид</text:span><text:span text:style-name="T2369">ётся </text:span><text:span text:style-name="T4025">уйти</text:span><text:span text:style-name="T2368">. </text:span><text:span text:style-name="T4025">Но </text:span><text:span text:style-name="T4038">для этого </text:span><text:span text:style-name="T4025">у</text:span><text:span text:style-name="T2370"> него не хватало </text:span><text:span text:style-name="T4038">смелости</text:span><text:span text:style-name="T2370">.</text:span></text:p>
      <text:p text:style-name="P455">«<text:span text:style-name="T2371">Нет! Конечно, мы не расстанемся! Вы навсегда останетесь со мной в мо</text:span><text:span text:style-name="T4028">ём сердце</text:span><text:span text:style-name="T2371">!</text:span>»</text:p>
      <text:p text:style-name="P457">Тщательно подобранные слова немного п<text:span text:style-name="T4038">од</text:span>бодрили <text:span text:style-name="T4039">всех </text:span>присутствующих. <text:span text:style-name="T2372">Робин изобразил на лице улыбку, хотя на самом деле на его душе скребли кошки. </text:span><text:span text:style-name="T2373">Чувствуя, что </text:span><text:span text:style-name="T4029">не стоит</text:span><text:span text:style-name="T2373"> показывать </text:span><text:span text:style-name="T4029">людям </text:span><text:span text:style-name="T2373">свою печаль, он смеялся и шутил вместе с остальными, </text:span><text:span text:style-name="T4029">убеждая себя</text:span><text:span text:style-name="T2373">, что с</text:span><text:span text:style-name="T4041">мог</text:span><text:span text:style-name="T2373"> о</text:span><text:span text:style-name="T4040">бмануть людей</text:span><text:span text:style-name="T2373">.</text:span></text:p>
      <text:p text:style-name="P457"/>
      <text:p text:style-name="P457">«<text:span text:style-name="T2374">Профессор Фергер, я не хочу возвращаться! </text:span><text:span text:style-name="T2376">Вы же видите </text:span><text:span text:style-name="T4042">сами </text:span><text:span text:style-name="T2376">— </text:span><text:span text:style-name="T4030">эти </text:span><text:span text:style-name="T2376">люди </text:span><text:span text:style-name="T4030">полностью </text:span><text:span text:style-name="T2376">зависят от меня. </text:span><text:span text:style-name="T4042">Да, я</text:span><text:span text:style-name="T2377"> понимаю, что не должен был становиться настолько важны</text:span><text:span text:style-name="T2379">м </text:span><text:span text:style-name="T4042">для них</text:span><text:span text:style-name="T2379">.</text:span><text:span text:style-name="T2377"> Но что </text:span><text:span text:style-name="T4042">случится</text:span><text:span text:style-name="T2380">, когда</text:span><text:span text:style-name="T2377"> я </text:span><text:span text:style-name="T4042">уйду</text:span><text:span text:style-name="T2377">? </text:span><text:span text:style-name="T2378">Вы же слышали — они боятся </text:span><text:span text:style-name="T4043">ответных действий</text:span><text:span text:style-name="T2378"> Систем</text:span><text:span text:style-name="T4043">ы, </text:span><text:span text:style-name="T2381">когда</text:span><text:span text:style-name="T2378"> </text:span><text:span text:style-name="T4044">повсюду</text:span><text:span text:style-name="T4043"> станет известно</text:span><text:span text:style-name="T2378">, что </text:span><text:span text:style-name="T4043">именно </text:span><text:span text:style-name="T2378">произошло здесь, в Саутгемптоне. </text:span><text:span text:style-name="T4043">Эти события не за горами</text:span><text:span text:style-name="T2382">, </text:span><text:span text:style-name="T4043">поскольку</text:span><text:span text:style-name="T2382"> </text:span><text:span text:style-name="T4059">обратно </text:span><text:span text:style-name="T4045">к ним</text:span><text:span text:style-name="T2382"> не вернул</text:span><text:span text:style-name="T4045">и</text:span><text:span text:style-name="T2382">сь уже девять кораблей снабжения!</text:span>»</text:p>
      <text:p text:style-name="P457">«<text:span text:style-name="T2383">Робин,</text:span>» - <text:span text:style-name="T2383">начал успокаивать его профессор,</text:span></text:p>
      <text:p text:style-name="P457">«<text:span text:style-name="T2383">Они больше не нуждаются в тебе. Эти люд</text:span><text:span text:style-name="T4047">и</text:span><text:span text:style-name="T2383"> </text:span><text:span text:style-name="T4047">хотят</text:span><text:span text:style-name="T2383"> </text:span><text:span text:style-name="T4047">лишь</text:span><text:span text:style-name="T2383"> тво</text:span><text:span text:style-name="T4047">его</text:span><text:span text:style-name="T2383"> покровительств</text:span><text:span text:style-name="T4047">а</text:span><text:span text:style-name="T2383"> и </text:span><text:span text:style-name="T4046">они не желают принимать на себя всю полноту ответственности!</text:span><text:span text:style-name="T2383"> </text:span><text:span text:style-name="T2384">Ты почти полностью, своими руками, создал их новый мир </text:span><text:span text:style-name="T2385">и они принимают </text:span><text:span text:style-name="T2387">его</text:span><text:span text:style-name="T2385"> как должное. </text:span><text:span text:style-name="T2386">Ты </text:span><text:span text:style-name="T4046">даёшь им всё, что нужно, порождая в них лень!</text:span>»</text:p>
      <text:p text:style-name="P457">«<text:span text:style-name="T2388">Нет, вы ошибаетесь! </text:span><text:span text:style-name="T2389">Они видят во мне не только того, кто </text:span><text:span text:style-name="T4047">даёт им всё необходимое</text:span><text:span text:style-name="T2389">. Они по-настоящему любят меня! Как человека, как личность! </text:span><text:span text:style-name="T2390">Вчера одна женщина сердечно благодарила меня за то, что я п</text:span><text:span text:style-name="T4048">отратил</text:span><text:span text:style-name="T2390"> время, </text:span><text:span text:style-name="T2391">пытаясь</text:span><text:span text:style-name="T2390"> её </text:span><text:span text:style-name="T2391">утешить</text:span><text:span text:style-name="T2390">! </text:span><text:span text:style-name="T4047">Н</text:span><text:span text:style-name="T2392">е говорите мне о том, что они не ценят </text:span><text:span text:style-name="T4047">мою </text:span><text:span text:style-name="T2392">поддержку!</text:span>»</text:p>
      <text:p text:style-name="P457">«<text:span text:style-name="T2393">Ты забываешь о главной цели своего пребывания </text:span><text:span text:style-name="T4049">в этом мире</text:span><text:span text:style-name="T2393">. </text:span><text:span text:style-name="T2394">Помни — в первую очередь нам нужно предотвратить ядерную войну. </text:span><text:span text:style-name="T2395">Если мы достигнем </text:span><text:span text:style-name="T2398">этого</text:span><text:span text:style-name="T2395">, то не случится ни боли, ни лишений, которые испытали </text:span><text:span text:style-name="T4049">все </text:span><text:span text:style-name="T2395">эти люди. </text:span><text:span text:style-name="T2396">Они не потеряют свои семьи, а те, ко</text:span><text:span text:style-name="T2399">го </text:span><text:span text:style-name="T2400">Система </text:span><text:span text:style-name="T2396">искромсала </text:span><text:span text:style-name="T2397">на куски</text:span><text:span text:style-name="T2396">, останутся жить!</text:span>»</text:p>
      <text:p text:style-name="P457">«<text:span text:style-name="T2401">Вы сами произнесли это слово — «Е</text:span><text:span text:style-name="T2402">СЛИ</text:span><text:span text:style-name="T2401">»! Понимаете? </text:span><text:span text:style-name="T2699">Вы</text:span><text:span text:style-name="T2401"> </text:span><text:span text:style-name="T2699">не </text:span><text:span text:style-name="T2401">увере</text:span><text:span text:style-name="T2699">ны</text:span><text:span text:style-name="T2401"> в том, что всё получится! </text:span><text:span text:style-name="T2403">А если ничего не выйдет? </text:span><text:span text:style-name="T2404">Это будет означать, что я бросил их на произвол судьбы! Нет, покидать это место слишком рискованно. </text:span><text:span text:style-name="T2405">Я не считаю это разумным решением!</text:span>»</text:p>
      <text:p text:style-name="P457">«<text:span text:style-name="T2406">Без твоих уникальных способностей у нас не будет ни одного шанса на успех! </text:span><text:span text:style-name="T2407">Ты выполнишь любое задание быстрее, чем мы его обдумаем! </text:span><text:span text:style-name="T2408">Я помню то время, когда ты с готовностью брался за любое дело, даже за то, которое всем казалось невыполнимым! </text:span><text:span text:style-name="T2409">А теперь скажи мне — что случилось с тем Робином, которого все мы когда-то знали?</text:span>»</text:p>
      <text:p text:style-name="P458">«Тогда всё было по-другому — я не чувствовал за собой ответственности за жизни людей! <text:span text:style-name="T2411">Они беспомощны и я</text:span><text:span text:style-name="T2410"> не могу </text:span><text:span text:style-name="T2421">их </text:span><text:span text:style-name="T2410">бросить! </text:span><text:span text:style-name="T2412">Если я отвернусь от них, мне не будет оправдани</text:span><text:span text:style-name="T2415">й</text:span><text:span text:style-name="T2412">!</text:span>»</text:p>
      <text:p text:style-name="P458">«<text:span text:style-name="T2413">А как насчёт нас? А как насчёт жизней миллиардов ни в чём не повинных людей, живущих на Земле? </text:span><text:span text:style-name="T2414">Ты поворачиваешься к нам спиной? Робин, я думал, что ты любишь </text:span><text:span text:style-name="T2416">нас</text:span><text:span text:style-name="T2414">! </text:span><text:span text:style-name="T2417">Прошу тебя, вернись! Пожалуйста!</text:span>»</text:p>
      <text:p text:style-name="P458">«<text:span text:style-name="T2418">Это нечестно! </text:span><text:span text:style-name="T3059">Зачем в</text:span><text:span text:style-name="T2418">ы пытаетесь меня шантажировать? </text:span><text:span text:style-name="T2419">Вы </text:span><text:span text:style-name="T3059">же </text:span><text:span text:style-name="T2419">знаете, что я люблю всех! Вы не </text:span><text:span text:style-name="T4049">должны</text:span><text:span text:style-name="T2419"> говорить </text:span><text:span text:style-name="T3057">со мной </text:span><text:span text:style-name="T4049">в такой манере</text:span><text:span text:style-name="T2419">, </text:span><text:span text:style-name="T3057">принуждая к возвращению</text:span><text:span text:style-name="T2419">! </text:span><text:span text:style-name="T2420">Вы </text:span><text:span text:style-name="T3059">просто </text:span><text:span text:style-name="T2420">злоупотребляете мо</text:span><text:span text:style-name="T3058">ей привязанностью к вам</text:span><text:span text:style-name="T2420">!</text:span>»</text:p>
      <text:p text:style-name="P459"><text:soft-page-break/>«П<text:span text:style-name="T3060">ожалуйста, </text:span>возвращайся!» - воззвал профессор,</text:p>
      <text:p text:style-name="P460">«Дай нам <text:span text:style-name="T3061">хотя бы один </text:span>шанс пережить войну и её последствия! Разве ты не понял — <text:span text:style-name="T3057">в Саутгемптоне будущего </text:span>никого из нас нет <text:span text:style-name="T3061">в живых</text:span>! <text:span text:style-name="T3061">Это же ясно, как Божий день </text:span>— мы не смогли выжить! <text:span text:style-name="T3061">М</text:span><text:span text:style-name="T2423">ожет быть, если ты </text:span><text:span text:style-name="T3061">решишь </text:span><text:span text:style-name="T2423">верн</text:span><text:span text:style-name="T3061">уться</text:span><text:span text:style-name="T2423">, у нас появится </text:span><text:span text:style-name="T3061">возможность </text:span><text:span text:style-name="T2423">дожить до старости </text:span><text:span text:style-name="T3061">в спокойствии и мире</text:span><text:span text:style-name="T2423">.</text:span>»</text:p>
      <text:p text:style-name="P459">«<text:span text:style-name="T2423">О</text:span><text:span text:style-name="T3061">х</text:span><text:span text:style-name="T2423">, </text:span><text:span text:style-name="T2435">я </text:span><text:span text:style-name="T2423">не знаю, </text:span><text:span text:style-name="T3061">что мне делать</text:span><text:span text:style-name="T2423">!</text:span>»</text:p>
      <text:p text:style-name="P459">«<text:span text:style-name="T2423">Подумай об этом, Робин! </text:span><text:span text:style-name="T3062">М</text:span><text:span text:style-name="T2424">ы </text:span><text:span text:style-name="T3062">все понимаем</text:span><text:span text:style-name="T2424">, что мир, частью которого ты являешься </text:span><text:span text:style-name="T3062">в настоящее время</text:span><text:span text:style-name="T2424"> — это </text:span><text:span text:style-name="T3062">наше </text:span><text:span text:style-name="T2424">будущее. </text:span><text:span text:style-name="T2425">Но в таком случае </text:span><text:span text:style-name="T2426">ты можешь рассматривать его </text:span><text:span text:style-name="T2427">сквозь</text:span><text:span text:style-name="T2426"> призму логики, </text:span><text:span text:style-name="T2427">то есть </text:span><text:span text:style-name="T2426">считать его </text:span><text:span text:style-name="T3062">не более, чем</text:span><text:span text:style-name="T2428"> </text:span><text:span text:style-name="T3062">обыкновенным </text:span><text:span text:style-name="T2426">сном. </text:span><text:span text:style-name="T2429">Ты </text:span><text:span text:style-name="T3057">просто обязан</text:span><text:span text:style-name="T2429"> пробудиться и </text:span><text:span text:style-name="T3056">передать</text:span><text:span text:style-name="T2429"> людям </text:span><text:span text:style-name="T3056">те</text:span><text:span text:style-name="T2429"> знания, которые п</text:span><text:span text:style-name="T3062">риобрёл</text:span><text:span text:style-name="T2429"> — </text:span><text:span text:style-name="T2430">и тогда </text:span><text:span text:style-name="T3062">с</text:span><text:span text:style-name="T2430">он </text:span><text:span text:style-name="T3057">точно </text:span><text:span text:style-name="T2430">не с</text:span><text:span text:style-name="T3062">танет вещим</text:span><text:span text:style-name="T2430">. Ты </text:span><text:span text:style-name="T3062">обязан</text:span><text:span text:style-name="T2430"> помочь нам! </text:span><text:span text:style-name="T3057">И</text:span><text:span text:style-name="T2430">ли хотя бы попытаться помочь! </text:span><text:span text:style-name="T3057">Пожалуйста, сделай это ради меня!</text:span><text:span text:style-name="T2431"> </text:span><text:span text:style-name="T3063">Сделай это ради всех нас! </text:span><text:span text:style-name="T2431">Бол</text:span><text:span text:style-name="T3057">ее</text:span><text:span text:style-name="T2431"> я не скажу н</text:span><text:span text:style-name="T3057">и слова</text:span><text:span text:style-name="T2431">. У тебя </text:span><text:span text:style-name="T3057">есть достаточно</text:span><text:span text:style-name="T2431"> врем</text:span><text:span text:style-name="T3057">ени</text:span><text:span text:style-name="T2431"> обдумать всё, о чём мы </text:span><text:span text:style-name="T3057">по</text:span><text:span text:style-name="T2431">говорили. К</text:span><text:span text:style-name="T3057">ак только</text:span><text:span text:style-name="T2431"> </text:span><text:span text:style-name="T3063">ты </text:span><text:span text:style-name="T2431">примешь решение — </text:span><text:span text:style-name="T3063">сразу же </text:span><text:span text:style-name="T2431">сообщи мне о нём.</text:span>»</text:p>
      <text:p text:style-name="P459"/>
      <text:p text:style-name="P461">ПЯТАЯ ГЛАВА</text:p>
      <text:p text:style-name="P461"/>
      <text:p text:style-name="P461">ВОЗВРАЩЕНИЕ ДОМОЙ</text:p>
      <text:p text:style-name="P461"/>
      <text:p text:style-name="P461">ПРОФЕССОР <text:span text:style-name="T3065">ВМЕСТЕ СО СВОИМИ СТУДЕНТАМИ</text:span> <text:span text:style-name="T3065">СТАЛИ ИСПЫТЫВАТЬ</text:span> БЕСПОКО<text:span text:style-name="T3065">ЙСТВО</text:span>, ПОСКОЛЬКУ <text:span text:style-name="T3065">ОНИ </text:span>НЕ ПОЛУЧ<text:span text:style-name="T3064">А</text:span>ЛИ ОТ РОБИНА никак<text:span text:style-name="T3064">их</text:span> <text:span text:style-name="T3064">известий</text:span>. Всё, что они могли <text:span text:style-name="T2492">видеть</text:span> — это как он, в облике орла, бесцельно <text:span text:style-name="T3066">кружит</text:span> над землей.</text:p>
      <text:p text:style-name="P462"><text:span text:style-name="T3072">С</text:span>ильны<text:span text:style-name="T3699">е</text:span> <text:span text:style-name="T3072">порыв</text:span><text:span text:style-name="T3699">ы</text:span><text:span text:style-name="T3072"> </text:span>вет<text:span text:style-name="T3072">ра</text:span> <text:span text:style-name="T3072">за</text:span><text:span text:style-name="T3699">тягивали</text:span><text:span text:style-name="T3072"> в себя</text:span> <text:span text:style-name="T2442">дорожную </text:span>пыль и <text:span text:style-name="T3699">прочий </text:span>р<text:span text:style-name="T3072">азнообразный</text:span> мусор, <text:span text:style-name="T3072">находящи</text:span><text:span text:style-name="T3699">йся </text:span><text:span text:style-name="T3072">на его пути.</text:span> Когда <text:span text:style-name="T3072">ветер</text:span> сталкивался с препятствиями, был<text:span text:style-name="T3076">и</text:span> отчётливо слыш<text:span text:style-name="T3076">ны</text:span><text:span text:style-name="T3072"> звук</text:span><text:span text:style-name="T3076">и</text:span><text:span text:style-name="T3072"> разбивающихся и разлетающихся в клочья кусков картона и фанеры</text:span>.</text:p>
      <text:p text:style-name="P463">Люди <text:span text:style-name="T3073">исчезли</text:span> <text:span text:style-name="T3073">с </text:span>улиц и <text:span text:style-name="T3076">повсюду </text:span>воцарилась <text:span text:style-name="T3075">гробовая </text:span>тишина. <text:span text:style-name="T3074">Пролетая над городом</text:span><text:span text:style-name="T2434">, </text:span>Робин больше не слыша<text:span text:style-name="T3096">л</text:span> <text:span text:style-name="T3096">ни </text:span><text:span text:style-name="T3088">их </text:span>смеха, <text:span text:style-name="T3096">ни</text:span><text:span text:style-name="T3077"> их счастливых восклицаний</text:span>.</text:p>
      <text:p text:style-name="P463">Орёл приземлился и <text:span text:style-name="T3070">вернул себе своё</text:span> истинн<text:span text:style-name="T3156">ый</text:span>, человеческ<text:span text:style-name="T3156">ий</text:span> обли<text:span text:style-name="T3156">к</text:span>. <text:span text:style-name="T3078">Юноша</text:span><text:span text:style-name="T2432"> вошёл в свою обитель, в свой дом — единственное место, где он имел возможность побыть в одиночестве. </text:span><text:span text:style-name="T2433">Когда </text:span><text:span text:style-name="T3068">он</text:span><text:span text:style-name="T2433"> находился внутри, никто не </text:span><text:span text:style-name="T3067">пытался </text:span><text:span text:style-name="T2433">беспокои</text:span><text:span text:style-name="T3067">ть</text:span><text:span text:style-name="T2433"> его, </text:span><text:span text:style-name="T3067">не имея </text:span><text:span text:style-name="T3102">на то</text:span><text:span text:style-name="T3067"> </text:span><text:span text:style-name="T3079">веских оснований</text:span><text:span text:style-name="T2433">.</text:span></text:p>
      <text:p text:style-name="P464"><text:span text:style-name="T3080">Робин</text:span> находился в жутком смятении чувств и <text:span text:style-name="T3103">с трудом удерживал себя от того, чтобы не </text:span><text:s/>ра<text:span text:style-name="T3069">зрыдаться</text:span>. Глубоко внутри <text:span text:style-name="T2437">себя </text:span><text:span text:style-name="T3080">он</text:span> <text:span text:style-name="T3081">осознавал</text:span>, что профессор <text:span text:style-name="T3081">был </text:span>прав и <text:span text:style-name="T2439">что </text:span>его рассуждения <text:span text:style-name="T3082">точны</text:span>, но одновременно с этим <text:span text:style-name="T2436">он </text:span>чувствовал, <text:span text:style-name="T2438">что </text:span><text:span text:style-name="T3090">теперь </text:span><text:span text:style-name="T2438">является частью </text:span><text:span text:style-name="T3090">этого </text:span><text:span text:style-name="T2438">нового мира. </text:span><text:span text:style-name="T3083">Ведь э</text:span><text:span text:style-name="T2440">то он, </text:span><text:span text:style-name="T2443">Робин,</text:span><text:span text:style-name="T2440"> создал </text:span><text:span text:style-name="T3085">его именно</text:span><text:span text:style-name="T3083"> таким</text:span><text:span text:style-name="T2440">! </text:span><text:span text:style-name="T3089">Этот мир</text:span><text:span text:style-name="T2440"> принадлежал ему </text:span><text:span text:style-name="T3089">одному</text:span><text:span text:style-name="T2440">, и все живущие здесь люди </text:span><text:span text:style-name="T3084">беспрекословно </text:span><text:span text:style-name="T3086">подчинялись</text:span><text:span text:style-name="T2478"> </text:span><text:span text:style-name="T3089">каждому </text:span><text:span text:style-name="T3096">его </text:span><text:span text:style-name="T3089">слову</text:span><text:span text:style-name="T2440">! </text:span><text:span text:style-name="T2441">Робин придумал </text:span><text:span text:style-name="T3087">и внедрил</text:span><text:span text:style-name="T2441"> </text:span><text:span text:style-name="T3087">принципиально </text:span><text:span text:style-name="T2441">новую форму правления, в которую он вложил все свои представления о</text:span><text:span text:style-name="T2459">б</text:span><text:span text:style-name="T2441"> </text:span><text:span text:style-name="T2459">истинной </text:span><text:span text:style-name="T2441">демократии. </text:span><text:span text:style-name="T3071">Здесь к</text:span><text:span text:style-name="T2441">аждый гражданин имел право </text:span><text:span text:style-name="T3104">голоса</text:span><text:span text:style-name="T2441"> </text:span><text:span text:style-name="T2444">по любому вопросу, начиная с </text:span><text:span text:style-name="T2445">того, чья очередь </text:span><text:span text:style-name="T2444">у</text:span><text:span text:style-name="T2445">би</text:span><text:span text:style-name="T2444">р</text:span><text:span text:style-name="T2445">ать </text:span><text:span text:style-name="T2444">территори</text:span><text:span text:style-name="T2446">ю</text:span><text:span text:style-name="T2444"> и заканчивая </text:span><text:span text:style-name="T3090">согласованием </text:span><text:span text:style-name="T2444">постройк</text:span><text:span text:style-name="T3090">и</text:span><text:span text:style-name="T2444"> новых </text:span><text:span text:style-name="T3091">сооружений</text:span><text:span text:style-name="T2444">. </text:span><text:span text:style-name="T3093">Любые</text:span><text:span text:style-name="T2447"> назначения на административные должности, </text:span><text:span text:style-name="T3093">в том числе и самого </text:span><text:span text:style-name="T2447">нижнего уровня, </text:span><text:span text:style-name="T3091">заранее и со всей </text:span><text:span text:style-name="T2447">тщательно</text:span><text:span text:style-name="T3091">стью</text:span><text:span text:style-name="T2447"> обсуждались всем</text:span><text:span text:style-name="T3092">и </text:span><text:span text:style-name="T3093">без исключения </text:span><text:span text:style-name="T3092">гражданами его государства</text:span><text:span text:style-name="T2447">. </text:span><text:span text:style-name="T3097">С первого дня пребывания здесь он пытался достичь именно этого</text:span><text:span text:style-name="T2448">, </text:span><text:span text:style-name="T3097">и</text:span><text:span text:style-name="T2448"> теперь </text:span><text:span text:style-name="T3097">с горестью осознавал</text:span><text:span text:style-name="T2448">, </text:span><text:span text:style-name="T3097">ч</text:span><text:span text:style-name="T3094">то </text:span><text:span text:style-name="T2448">все его мечты </text:span><text:span text:style-name="T3094">рухнут </text:span><text:span text:style-name="T3097">сразу </text:span><text:span text:style-name="T3099">же </text:span><text:span text:style-name="T3097">после того, как </text:span><text:span text:style-name="T3098">он покинет этот мир</text:span><text:span text:style-name="T2448">. </text:span><text:span text:style-name="T3105">Но теперь </text:span><text:span text:style-name="T2449">Робин было </text:span><text:span text:style-name="T3100">тесно связан с ним</text:span><text:span text:style-name="T2449"> множество</text:span><text:span text:style-name="T3100">м</text:span><text:span text:style-name="T2449"> приятных и счастливых воспоминаний. </text:span><text:span text:style-name="T3096">Здесь в</text:span><text:span text:style-name="T2451">се</text:span><text:span text:style-name="T2450"> стали настолько сплочёнными, что счастье и горести одного человека разделял</text:span><text:span text:style-name="T3101">и многие другие</text:span><text:span text:style-name="T2451">, окружавши</text:span><text:span text:style-name="T3101">е</text:span><text:span text:style-name="T2451"> его люд</text:span><text:span text:style-name="T3101">и</text:span><text:span text:style-name="T2451">.</text:span></text:p>
      <text:p text:style-name="P464">«<text:span text:style-name="T2452">Вы правы, профессор. Я </text:span><text:span text:style-name="T3106">должен </text:span><text:span text:style-name="T2452">верну</text:span><text:span text:style-name="T3106">ться</text:span><text:span text:style-name="T2452">, но мне </text:span><text:span text:style-name="T3106">безумно</text:span><text:span text:style-name="T2452"> жаль, что никогда больше мне не доведётся жить среди этих </text:span><text:span text:style-name="T3106">замечательных </text:span><text:span text:style-name="T2452">людей. </text:span><text:span text:style-name="T3107">Я сомневаюсь в том</text:span><text:span text:style-name="T3106">, что у меня получится </text:span><text:span text:style-name="T3107">легко </text:span><text:span text:style-name="T3106">приспособиться </text:span><text:span text:style-name="T2453">к </text:span><text:span text:style-name="T3106">условиям </text:span><text:span text:style-name="T2453">реально</text:span><text:span text:style-name="T3106">го</text:span><text:span text:style-name="T2453"> мир</text:span><text:span text:style-name="T3106">а после моего возвращения</text:span><text:span text:style-name="T2453">. </text:span><text:span text:style-name="T2458">У</text:span><text:span text:style-name="T2454">ехать отсюда </text:span><text:span text:style-name="T2456">по-настоящему просто </text:span><text:span text:style-name="T2454">невозможно — </text:span><text:span text:style-name="T3107">в своих воспоминаниях я останусь здесь навсегда</text:span><text:span text:style-name="T2455">!</text:span>»</text:p>
      <text:p text:style-name="P464"><text:soft-page-break/>«<text:span text:style-name="T2457">Я рад, что ты </text:span><text:span text:style-name="T3108">сделал свой выбор</text:span><text:span text:style-name="T2457">. </text:span><text:span text:style-name="T3108">З</text:span><text:span text:style-name="T2461">наю</text:span><text:span text:style-name="T2459">, </text:span><text:span text:style-name="T3108">он </text:span><text:span text:style-name="T2459">был </text:span><text:span text:style-name="T3108">нелёгким</text:span><text:span text:style-name="T2459">, но, поверь мне, </text:span><text:span text:style-name="T2460">я не </text:span><text:span text:style-name="T3108">стал бы </text:span><text:span text:style-name="T2460">проси</text:span><text:span text:style-name="T3108">ть </text:span><text:span text:style-name="T2460">тебя уйти, если бы не был уверен в своих словах!»</text:span></text:p>
      <text:p text:style-name="P464">«<text:span text:style-name="T3108">У меня есть время на прощание</text:span><text:span text:style-name="T2462">?</text:span>»</text:p>
      <text:p text:style-name="P464">«<text:span text:style-name="T2462">Нет</text:span>» - <text:span text:style-name="T2462">ответил профессор после короткого раздумья.</text:span></text:p>
      <text:p text:style-name="P464">«<text:span text:style-name="T2463">Если </text:span><text:span text:style-name="T3109">уйдёшь от них не попрощавшись</text:span><text:span text:style-name="T2463">, то они </text:span><text:span text:style-name="T3109">обязательно подумают</text:span><text:span text:style-name="T2463">, что </text:span><text:span text:style-name="T3109">с тебя подстрелили</text:span><text:span text:style-name="T2463">, пока ты </text:span><text:span text:style-name="T2465">летал над чужими землями</text:span><text:span text:style-name="T2463">. </text:span><text:span text:style-name="T2464">Обрати внимание </text:span><text:span text:style-name="T3109">на то, как усилился ветер</text:span><text:span text:style-name="T2464"> — если не ошибаюсь, вскоре </text:span><text:span text:style-name="T3958">должна </text:span><text:span text:style-name="T3109">нач</text:span><text:span text:style-name="T3958">аться</text:span><text:span text:style-name="T2464"> буря!</text:span>»</text:p>
      <text:p text:style-name="P464">«<text:span text:style-name="T3110">Я всё понял</text:span><text:span text:style-name="T2466">. </text:span><text:span text:style-name="T2468">Наверное</text:span><text:span text:style-name="T2466">, вы правы. </text:span><text:span text:style-name="T2467">Так</text:span><text:span text:style-name="T3111">им образом люди не подумают</text:span><text:span text:style-name="T2467">, что я </text:span><text:span text:style-name="T3111">трусливо сбежал от них и</text:span><text:span text:style-name="T2468">, возможно, будут вспоминать обо мне с теплотой </text:span><text:span text:style-name="T3111">в их </text:span><text:span text:style-name="T2468">сердцах.</text:span>»</text:p>
      <text:p text:style-name="P464"/>
      <text:p text:style-name="P465">Теперь, <text:span text:style-name="T3112">после принятия решения о возвращении </text:span>Робин<text:span text:style-name="T3112">а</text:span>, все <text:span text:style-name="T3112">его </text:span>дальнейшие действия сводились к <text:span text:style-name="T3112">единственному</text:span> вопросу — как <text:span text:style-name="T3115">это </text:span>сделать? <text:span text:style-name="T2471">В </text:span><text:span text:style-name="T3115">мир </text:span><text:span text:style-name="T2471">будуще</text:span><text:span text:style-name="T3115">го</text:span><text:span text:style-name="T2471"> он попал, совершив путешествие во времени из своей спал</text:span><text:span text:style-name="T2472">ьни на Девоншир-роуд. </text:span><text:span text:style-name="T2473">Было </text:span><text:span text:style-name="T3113">бы </text:span><text:span text:style-name="T2473">логичным предположить, что </text:span><text:span text:style-name="T3113">в его </text:span><text:span text:style-name="T3116">нынешней</text:span><text:span text:style-name="T2473"> </text:span><text:span text:style-name="T3113">ситуации </text:span><text:span text:style-name="T2473">ему следует </text:span><text:span text:style-name="T3113">снова </text:span><text:span text:style-name="T2474">отправиться</text:span><text:span text:style-name="T2473"> на Девоншир-роуд и поискать </text:span><text:span text:style-name="T3113">то </text:span><text:span text:style-name="T2473">место, </text:span><text:span text:style-name="T3113">где </text:span><text:span text:style-name="T2473">когда-то располагался его дом, </text:span><text:span text:style-name="T3114">а</text:span><text:span text:style-name="T2473"> оттуда попытаться вернуться в </text:span><text:span text:style-name="T3116">прошлое</text:span><text:span text:style-name="T2473">. </text:span><text:span text:style-name="T2475">Однако это была всего лишь догадка, поскольку никто </text:span><text:span text:style-name="T3117">из них </text:span><text:span text:style-name="T2475">не </text:span><text:span text:style-name="T3117">обладал достоверными</text:span><text:span text:style-name="T2475"> сведени</text:span><text:span text:style-name="T3117">ями</text:span><text:span text:style-name="T2475"> о п</text:span><text:span text:style-name="T3117">утешествиях</text:span><text:span text:style-name="T2475"> во времени. </text:span><text:span text:style-name="T3117">Но д</text:span><text:span text:style-name="T2476">ругих предположений </text:span><text:span text:style-name="T3117">попросту не имелось, и </text:span><text:span text:style-name="T2476">было решено </text:span><text:span text:style-name="T3117">прорабатывать</text:span><text:span text:style-name="T2476"> </text:span><text:span text:style-name="T2477">именно </text:span><text:span text:style-name="T2476">этот вариант.</text:span></text:p>
      <text:p text:style-name="P466">Робин бродил по своему временному пристанищу, осматривая его напоследок и стараясь запомнить каждую <text:span text:style-name="T3118">приятную для сердца </text:span>мелочь, прежде чем покинуть его навсегда. <text:span text:style-name="T2479">Затем, подхватив пальто, он </text:span><text:span text:style-name="T2481">быстро </text:span><text:span text:style-name="T2479">вышел наружу — </text:span><text:span text:style-name="T2480">на </text:span><text:span text:style-name="T2479">его глазах </text:span><text:span text:style-name="T3118">за</text:span><text:span text:style-name="T2479">блестели слёзы. </text:span><text:span text:style-name="T2482">Ветер дул с удвоенной силой, завывая, словно от гнева, и над землёй, вдаль, неслись ч</text:span><text:span text:style-name="T2493">ё</text:span><text:span text:style-name="T2482">рные грозовые тучи. Грянул гром и заглушил своим раскатом шум проливного дождя. Вслед за ним, </text:span><text:span text:style-name="T2483">небо </text:span><text:span text:style-name="T3119">разрезала </text:span><text:span text:style-name="T2483">молния, осветив своим ярким </text:span><text:span text:style-name="T3120">холодным</text:span><text:span text:style-name="T2483"> светом ночно</text:span><text:span text:style-name="T3119">й небосвод</text:span><text:span text:style-name="T2483">. </text:span><text:span text:style-name="T3121">Вспышки</text:span><text:span text:style-name="T2484">, </text:span><text:span text:style-name="T3121">следовавшие одна за другой,</text:span><text:span text:style-name="T2484"> освеща</text:span><text:span text:style-name="T3121">ли</text:span><text:span text:style-name="T2484"> е</text:span><text:span text:style-name="T2485">му</text:span><text:span text:style-name="T2484"> дорогу в кромешной тьме, царившей на пустынных улицах. </text:span><text:span text:style-name="T3121">Разразившаяся б</text:span><text:span text:style-name="T2486">уря напом</text:span><text:span text:style-name="T3122">инала ту</text:span><text:span text:style-name="T2487"> </text:span><text:span text:style-name="T3121">жутк</text:span><text:span text:style-name="T3122">ую</text:span><text:span text:style-name="T3121"> </text:span><text:span text:style-name="T2486">ноч</text:span><text:span text:style-name="T3122">ь</text:span><text:span text:style-name="T2486">, </text:span><text:span text:style-name="T3122">в которую</text:span><text:span text:style-name="T2486"> он </text:span><text:span text:style-name="T3121">растерзал</text:span><text:span text:style-name="T2486"> </text:span><text:span text:style-name="T3121">мистера Уи</text:span><text:span text:style-name="T3124">т</text:span><text:span text:style-name="T3121">ли, </text:span><text:span text:style-name="T2486">отца Элисон.</text:span></text:p>
      <text:p text:style-name="P467"><text:span text:style-name="T3123">Накатившие воспоминания </text:span><text:span text:style-name="T3124">оказались полезными</text:span><text:span text:style-name="T2494"> </text:span>— он припом<text:span text:style-name="T3129">нил</text:span> как, <text:span text:style-name="T3125">будучи в облике птицы, </text:span>возвращался <text:span text:style-name="T3125">от</text:span> дома Ника <text:span text:style-name="T3126">обратно</text:span>, на Девоншир-роуд, <text:span text:style-name="T3126">и таким образом </text:span><text:span text:style-name="T2502">пыт</text:span><text:span text:style-name="T3126">ался </text:span><text:span text:style-name="T2495">отыск</text:span><text:span text:style-name="T3126">ать</text:span><text:span text:style-name="T2502"> </text:span><text:span text:style-name="T2495">правильный путь.</text:span></text:p>
      <text:p text:style-name="P468"><text:span text:style-name="T3128">П</text:span><text:span text:style-name="T3127">утешествие</text:span> пох<text:span text:style-name="T3127">одило</text:span> на прогулк<text:span text:style-name="T2503">у</text:span> во сне, словно какая-то магнетическая сила влекла его в нужное место. Прибыв <text:span text:style-name="T3130">в точку назначения</text:span>, он <text:span text:style-name="T3130">без отлагательств вышел на связь </text:span>с профессором Фергером.</text:p>
      <text:p text:style-name="P468">«Я <text:span text:style-name="T3131">на месте</text:span>. Что <text:span text:style-name="T2496">мне </text:span><text:span text:style-name="T3131">д</text:span><text:span text:style-name="T2496">елать </text:span><text:span text:style-name="T3131">дальше</text:span>? Как вернуться <text:span text:style-name="T3131">к вам</text:span>?»</text:p>
      <text:p text:style-name="P468">«<text:span text:style-name="T3132">Пока что не могу сказать ничего определённого</text:span><text:span text:style-name="T2496">. </text:span><text:span text:style-name="T3133">Просто</text:span><text:span text:style-name="T2496"> не знаю. </text:span><text:span text:style-name="T2497">Держи нас в курсе того, что видишь и чувствуешь. </text:span><text:span text:style-name="T2498">Мы </text:span><text:span text:style-name="T3134">обязательно </text:span><text:span text:style-name="T2498">придумаем </text:span><text:span text:style-name="T3134">что-нибудь</text:span>».</text:p>
      <text:p text:style-name="P469">Скрестив ноги, Робин <text:span text:style-name="T3135">уселся</text:span> <text:span text:style-name="T3135">на земле </text:span>в поз<text:span text:style-name="T3135">е</text:span> <text:span text:style-name="T3135">лотоса</text:span>. <text:span text:style-name="T2499">Он сосредоточил</text:span><text:span text:style-name="T3136">ся</text:span><text:span text:style-name="T2499">, </text:span><text:span text:style-name="T3136">пытаясь выудить из памяти образ своего жилища</text:span><text:span text:style-name="T2499">, </text:span><text:span text:style-name="T2500">и затем погрузил себя в </text:span><text:span text:style-name="T3136">состояние </text:span><text:span text:style-name="T2500">глубок</text:span><text:span text:style-name="T3136">ого</text:span><text:span text:style-name="T2500"> транс</text:span><text:span text:style-name="T3136">а</text:span><text:span text:style-name="T2500">.</text:span></text:p>
      <text:p text:style-name="P469">«<text:span text:style-name="T2501">Я </text:span><text:span text:style-name="T3137">в своей комнате..</text:span><text:span text:style-name="T2501"> </text:span><text:span text:style-name="T3137">Я просыпаюсь в своей постели..</text:span>» - <text:span text:style-name="T3137">начал </text:span><text:span text:style-name="T2501">мысленно повторять он </text:span><text:span text:style-name="T3137">снова и снова</text:span><text:span text:style-name="T2501">. </text:span><text:span text:style-name="T2504">Внезапно к нему пришло ощущение лёгкости, словно какая-то сила свыше тянула его вверх, подальше от </text:span><text:span text:style-name="T3137">бренн</text:span><text:span text:style-name="T3138">ости</text:span><text:span text:style-name="T3137"> </text:span><text:span text:style-name="T3138">всего </text:span><text:span text:style-name="T2504">зем</text:span><text:span text:style-name="T3138">ного</text:span><text:span text:style-name="T2504">.</text:span></text:p>
      <text:p text:style-name="P469">«<text:span text:style-name="T2505">Робин, иди ко мне! Мои руки протянуты </text:span><text:span text:style-name="T3141">к тебе</text:span><text:span text:style-name="T2505"> — держись за них </text:span><text:span text:style-name="T3139">крепче</text:span><text:span text:style-name="T2505">, </text:span><text:span text:style-name="T3139">и</text:span><text:span text:style-name="T2505"> я </text:span><text:span text:style-name="T3141">смогу вывести тебя из этого мира</text:span>».</text:p>
      <text:p text:style-name="P469">«<text:span text:style-name="T3142">Но я</text:span><text:span text:style-name="T2505"> не могу! Я </text:span><text:span text:style-name="T3140">же </text:span><text:span text:style-name="T2505">ничего не вижу!</text:span>»</text:p>
      <text:p text:style-name="P469">«<text:span text:style-name="T3142">Не видишь</text:span><text:span text:style-name="T2506">? Почему? Что мешает тебе увидеть?</text:span>»</text:p>
      <text:p text:style-name="P469">«<text:span text:style-name="T2507">Профессор, мои глаза ослепляет ярк</text:span><text:span text:style-name="T3142">ое белое свечение</text:span><text:span text:style-name="T2507">. Мне больно смотреть сквозь него и </text:span><text:span text:style-name="T3142">поэтому </text:span><text:span text:style-name="T2507">приходится прикрывать глаза </text:span><text:span text:style-name="T3142">рукой</text:span><text:span text:style-name="T2507">.</text:span>»</text:p>
      <text:p text:style-name="P469">«<text:span text:style-name="T2508">Это </text:span><text:span text:style-name="T3143">свечение</text:span><text:span text:style-name="T2508"> — он</text:span><text:span text:style-name="T3143">о</text:span><text:span text:style-name="T2508"> повсюду или только перед тобой?</text:span>»</text:p>
      <text:p text:style-name="P470">Робин осмотрелся по сторонам, <text:span text:style-name="T3144">и снова заговорил</text:span>:</text:p>
      <text:p text:style-name="P470">«Позади меня — там, откуда я приш<text:span text:style-name="T3144">ё</text:span>л, он<text:span text:style-name="T3144">о</text:span> есть. <text:span text:style-name="T2509">Слева и справа </text:span><text:span text:style-name="T3144">от меня </text:span><text:span text:style-name="T2510">виднеются многочисленные тёмные тропы. Какую из них </text:span><text:span text:style-name="T3144">я должен</text:span><text:span text:style-name="T2510"> выбрать?</text:span>»</text:p>
      <text:p text:style-name="P470"><text:soft-page-break/>«<text:span text:style-name="T2511">Робин! Ни в коем случае не уходи с пути, освещённого ярким светом. </text:span><text:span text:style-name="T2512">Не могу объяснить этого </text:span><text:span text:style-name="T3145">словами</text:span><text:span text:style-name="T2512">, инстинкт подсказывает мне, что ты должен следовать за ярким светом, иначе ты потеряешься и уже никогда не сможешь вернуться </text:span><text:span text:style-name="T3145">домой</text:span><text:span text:style-name="T2512">! </text:span><text:span text:style-name="T2513">Твой разум будет </text:span><text:span text:style-name="T2514">обречён на вечные </text:span><text:span text:style-name="T3146">блуждания</text:span><text:span text:style-name="T2514">!</text:span>»</text:p>
      <text:p text:style-name="P470">«<text:span text:style-name="T2515">Но </text:span><text:span text:style-name="T3146">этот путь мне совсем не по душе</text:span><text:span text:style-name="T2515">! От него исходит сильный жар, </text:span><text:span text:style-name="T3146">а</text:span><text:span text:style-name="T2515"> мои глаза </text:span><text:span text:style-name="T3147">невыносимо болят</text:span><text:span text:style-name="T2515">! Если </text:span><text:span text:style-name="T3157">я должен</text:span><text:span text:style-name="T2515"> </text:span><text:span text:style-name="T3148">идти </text:span><text:span text:style-name="T2515">в этом направлении, то мне придётся </text:span><text:span text:style-name="T3148">открыть их, и я ослепну</text:span><text:span text:style-name="T2515">!</text:span>»</text:p>
      <text:p text:style-name="P470">«<text:span text:style-name="T2516">Робин, прикрой веки, но не смыкай их полностью, и слушай мой голос. </text:span><text:span text:style-name="T2517">Представь, что голос — это верёвка, обв</text:span><text:span text:style-name="T3149">итая</text:span><text:span text:style-name="T2517"> вокруг твоей талии, и что она тянет тебя ко мне. </text:span><text:span text:style-name="T2518">Просто держись за </text:span><text:span text:style-name="T2519">неё </text:span><text:span text:style-name="T3150">по</text:span><text:span text:style-name="T2519">крепче!</text:span>»</text:p>
      <text:p text:style-name="P471">Профессор Фергер продолжал взывать к Робину своим ровным, монотонным голосом:</text:p>
      <text:p text:style-name="P471">«<text:span text:style-name="T2520">Робин, иди ко мне!</text:span>»</text:p>
      <text:p text:style-name="P472">Пока юноша шёл по освещённому пути, <text:span text:style-name="T3151">к нему</text:span> со всех сторон <text:span text:style-name="T3151">обращались</text:span> голоса, <text:span text:style-name="T3151">умолявшие</text:span> его при<text:span text:style-name="T3151">соединиться</text:span> к ним, и из глубин тёмных троп <text:span text:style-name="T3152">в его сторону</text:span> тянулось множество рук. До него доносились <text:span text:style-name="T3161">от</text:span>звуки чьих-то невнятных речей, из которых он не мог <text:span text:style-name="T2521">вычленить</text:span> ни <text:span text:style-name="T3987">одного</text:span> слова. <text:span text:style-name="T2521">Внезапно </text:span><text:span text:style-name="T2526">послышалось</text:span><text:span text:style-name="T2522"> </text:span><text:span text:style-name="T3617">чьё-то </text:span><text:span text:style-name="T3158">завораживающее</text:span><text:span text:style-name="T2521"> пение, </text:span><text:span text:style-name="T3153">как </text:span><text:span text:style-name="T2522">будто один из ангелов явился сюда </text:span><text:span text:style-name="T3153">с небес </text:span><text:span text:style-name="T2522">и </text:span><text:span text:style-name="T2523">одаривает </text:span><text:span text:style-name="T3153">всех присутствующих божественн</text:span><text:span text:style-name="T3154">ым звучанием своего голоса</text:span><text:span text:style-name="T2523">. </text:span><text:span text:style-name="T2527">Оно было настолько </text:span><text:span text:style-name="T3159">чудесным</text:span><text:span text:style-name="T2527">, что Робин</text:span><text:span text:style-name="T3160">а</text:span><text:span text:style-name="T2527"> </text:span><text:span text:style-name="T3160">тотчас же </text:span><text:span text:style-name="T3155">неудержимо</text:span><text:span text:style-name="T2527"> </text:span><text:span text:style-name="T3160">потянуло к </text:span><text:span text:style-name="T2527">обладател</text:span><text:span text:style-name="T3160">ю </text:span><text:span text:style-name="T3161">этого </text:span><text:span text:style-name="T2527">голоса, </text:span><text:span text:style-name="T3162">чтобы насладиться его красотой и, </text:span><text:span text:style-name="T3160">может быть, стать </text:span><text:span text:style-name="T3591">его</text:span><text:span text:style-name="T3160"> другом</text:span><text:span text:style-name="T2527">. </text:span><text:span text:style-name="T3163">Пение вселяло в его душу спокойствие и умиротворение, и он слушал его с неописуемым </text:span><text:span text:style-name="T3165">удовольствием и </text:span><text:span text:style-name="T3164">восторгом</text:span><text:span text:style-name="T3163">. </text:span><text:span text:style-name="T3165">Робину казалось</text:span><text:span text:style-name="T2528">, </text:span><text:span text:style-name="T3165">что он медленно скользит вниз </text:span><text:span text:style-name="T3166">по течению </text:span><text:span text:style-name="T3165">по водам одной из райских рек</text:span><text:span text:style-name="T2528">, отринув от себя все заботы </text:span><text:span text:style-name="T3165">суетных дней</text:span><text:span text:style-name="T2529">.</text:span></text:p>
      <text:p text:style-name="P473"><text:span text:style-name="T3618">О</text:span>н <text:span text:style-name="T3618">ощущал себя так</text:span>, <text:span text:style-name="T3618">словно его</text:span> <text:span text:style-name="T3618">уносит потоком</text:span><text:span text:style-name="T3167"> </text:span>в сторону голоса — такого же <text:span text:style-name="T2533">кристально </text:span>чистого, <text:span text:style-name="T3618">как</text:span> вода, стекающая по склону горы с ледяной шапки её вершины.</text:p>
      <text:p text:style-name="P474"><text:span text:style-name="T3167">До Робина доносились </text:span><text:span text:style-name="T2530">и </text:span>другие голоса, <text:span text:style-name="T3167">призывавшие</text:span> его к себе:</text:p>
      <text:p text:style-name="P474">«<text:span text:style-name="T2531">Ты почти </text:span><text:span text:style-name="T3168">у </text:span><text:span text:style-name="T2531">цели. Осталось совсем </text:span><text:span text:style-name="T3168">немного</text:span><text:span text:style-name="T2531">, и ты будешь </text:span><text:span text:style-name="T3168">купаться в</text:span><text:span text:style-name="T2531"> эт</text:span><text:span text:style-name="T3168">о</text:span><text:span text:style-name="T2531">м </text:span><text:span text:style-name="T2532">божественн</text:span><text:span text:style-name="T3168">о</text:span><text:span text:style-name="T2532">м звучани</text:span><text:span text:style-name="T3168">и вечно</text:span><text:span text:style-name="T2532">!</text:span>»</text:p>
      <text:p text:style-name="P475">Он следовал за волнообразно двигавшимися руками и ему казалось, что они направляют его <text:span text:style-name="T2534">в сторону голоса. </text:span><text:span text:style-name="T2535">Этот голос, </text:span><text:span text:style-name="T3169">словно</text:span><text:span text:style-name="T2535"> голос </text:span><text:span text:style-name="T3321">мифической с</text:span><text:span text:style-name="T2535">ирены, завораживал его и притягивал к себе </text:span><text:span text:style-name="T3169">своей </text:span><text:span text:style-name="T3331">сверхъестественной</text:span><text:span text:style-name="T3169"> силой</text:span><text:span text:style-name="T2535">. </text:span><text:span text:style-name="T2536">Его глаза были широко </text:span><text:span text:style-name="T3360">раскрыты</text:span><text:span text:style-name="T2536">, </text:span><text:span text:style-name="T3332">но</text:span><text:span text:style-name="T2536"> яркий свет больше не причинял </text:span><text:span text:style-name="T3169">им вреда</text:span><text:span text:style-name="T2536"> — </text:span><text:span text:style-name="T3333">боль</text:span><text:span text:style-name="T2536"> </text:span><text:span text:style-name="T3333">осталась </text:span><text:span text:style-name="T2536">где-то далеко позади </text:span><text:span text:style-name="T3333">него</text:span><text:span text:style-name="T2536">.</text:span></text:p>
      <text:p text:style-name="P475">«<text:span text:style-name="T2537">Робин! Где ты сейчас? Что случилось с </text:span><text:span text:style-name="T3170">белым свечением</text:span><text:span text:style-name="T2537">?</text:span>»</text:p>
      <text:p text:style-name="P475">«<text:span text:style-name="T3005">Пот</text:span><text:span text:style-name="T2538">ише, профессор Фергер! Вы заглушаете </text:span><text:span text:style-name="T2539">пение</text:span><text:span text:style-name="T2538">! Послушайте, как</text:span><text:span text:style-name="T2539">ое</text:span><text:span text:style-name="T2538"> он</text:span><text:span text:style-name="T2539">о</text:span><text:span text:style-name="T2538"> чист</text:span><text:span text:style-name="T2539">ое</text:span><text:span text:style-name="T2538">! </text:span><text:span text:style-name="T3592">Обладатель </text:span><text:span text:style-name="T3616">этого</text:span><text:span text:style-name="T3592"> голоса, должно быть, </text:span><text:span text:style-name="T3616">невероятно красив — как телесно, так и духовно, </text:span><text:span text:style-name="T2540">и </text:span><text:span text:style-name="T3004">мне </text:span><text:span text:style-name="T3592">просто необходимо сейчас же встретиться с ним</text:span>» - <text:span text:style-name="T3616">с раздражением </text:span><text:span text:style-name="T2541">ответил Робин.</text:span></text:p>
      <text:p text:style-name="P476">Голос профессора становился всё тиш<text:span text:style-name="T3171">е и тише...</text:span></text:p>
      <text:p text:style-name="P476">«<text:span text:style-name="T2542">Робин?! Робин!!!</text:span>» - <text:span text:style-name="T2542">встревоженно </text:span><text:span text:style-name="T3334">воскликнул</text:span><text:span text:style-name="T2542"> профессор.</text:span></text:p>
      <text:p text:style-name="P477">«Ты не должен позвол<text:span text:style-name="T3335">и</text:span>ть этому голосу <text:span text:style-name="T3172">запутать тебя и заморочить</text:span>! В конце пути, по которому ты <text:span text:style-name="T2545">дви</text:span><text:span text:style-name="T4064">жешься</text:span>, ни<text:span text:style-name="T3173">кого</text:span> нет! <text:span text:style-name="T2543">Это уловка! </text:span><text:span text:style-name="T3174">Ты слышишь</text:span><text:span text:style-name="T2543"> эхо от голосов заблу</text:span><text:span text:style-name="T3174">дившихся </text:span><text:span text:style-name="T2543"><text:s/>душ! </text:span><text:span text:style-name="T2544">Они — зло! Они завладели тобой!</text:span>»</text:p>
      <text:p text:style-name="P478">«За <text:span text:style-name="T3174">таким</text:span> пением не может скрываться <text:span text:style-name="T3175">никакого </text:span>зл<text:span text:style-name="T2553">а</text:span>! Оно <text:span text:style-name="T2552">слишком </text:span>прекрасно!»</text:p>
      <text:p text:style-name="P478">«<text:span text:style-name="T2554">Робин, </text:span><text:span text:style-name="T3176">не испытывай мо</text:span><text:span text:style-name="T3959">его</text:span><text:span text:style-name="T3176"> терпени</text:span><text:span text:style-name="T3959">я</text:span><text:span text:style-name="T2554">! Послушай меня! Следуй за моим голосом обратно к яркому свету и не обращай внимания на пение, </text:span><text:span text:style-name="T3177">иначе ты потеряешься и уже никогда не сможешь найти выход</text:span><text:span text:style-name="T2554">! </text:span><text:span text:style-name="T2555">Т</text:span><text:span text:style-name="T3178">воя жизнь не </text:span><text:span text:style-name="T3179">представляет для</text:span><text:span text:style-name="T3178"> </text:span><text:span text:style-name="T3361">З</text:span><text:span text:style-name="T3178">л</text:span><text:span text:style-name="T3179">а никакой ценности</text:span><text:span text:style-name="T2555">, у </text:span><text:span text:style-name="T3178">него</text:span><text:span text:style-name="T2555"> совсем </text:span><text:span text:style-name="T2556">иные</text:span><text:span text:style-name="T2555"> </text:span><text:span text:style-name="T3178">причины</text:span><text:span text:style-name="T2555"> удерживать </text:span><text:span text:style-name="T3590">тебя </text:span><text:span text:style-name="T3179">и не отпускать</text:span><text:span text:style-name="T2555">!</text:span>»</text:p>
      <text:p text:style-name="P479">Голос профессора прервал пение <text:span text:style-name="T3180">и</text:span><text:span text:style-name="T2557"> </text:span>вместо него <text:span text:style-name="T3180">послышался</text:span> смех ребёнка, потеш<text:span text:style-name="T3181">ающегося </text:span>над глупостью Робина:</text:p>
      <text:p text:style-name="P479">«<text:span text:style-name="T2558">Ты заблудился! </text:span><text:span text:style-name="T2559">Тебе </text:span><text:span text:style-name="T3181">уже </text:span><text:span text:style-name="T2559">не </text:span><text:span text:style-name="T3181">отыскать</text:span><text:span text:style-name="T2559"> пути назад</text:span><text:span text:style-name="T2558">! </text:span><text:span text:style-name="T3181">Зачем ты смотришь по сторонам</text:span><text:span text:style-name="T2558">, </text:span><text:span text:style-name="T3181">ведь </text:span><text:span text:style-name="T2558">ты уже целую вечность </text:span><text:span text:style-name="T2563">бродишь</text:span><text:span text:style-name="T2558"> по кругу! </text:span><text:span text:style-name="T2562">Куда</text:span><text:span text:style-name="T2560"> ты соб</text:span><text:span text:style-name="T3181">рался</text:span><text:span text:style-name="T2560"> идти? </text:span><text:span text:style-name="T2561">Вот в</text:span><text:span text:style-name="T2560">идишь, ты </text:span><text:span text:style-name="T3181">сам </text:span><text:span text:style-name="T2560">не знаешь!</text:span>»</text:p>
      <text:p text:style-name="P479">«<text:span text:style-name="T2562">Робин!</text:span>» - <text:span text:style-name="T2562">кричал профессор издалека,</text:span></text:p>
      <text:p text:style-name="P479">«<text:span text:style-name="T2562">Следуй за моим голосом! Просто следуй за ним! Когда он станет громче, ты поймёшь, что двигаешься в правильном направлении! </text:span><text:span text:style-name="T2564">Просто слушай его и позволь мне направ</text:span><text:span text:style-name="T3336">ить</text:span><text:span text:style-name="T2564"> тебя!</text:span>»</text:p>
      <text:p text:style-name="P480"><text:soft-page-break/>Снова заговорили заблудшие души:</text:p>
      <text:p text:style-name="P480">«Лучше оставь свои тщетные попытки спастись! <text:span text:style-name="T3182">В этом нет никакого смысла</text:span>! <text:span text:style-name="T2565">Отсюда нет выхода!</text:span>»</text:p>
      <text:p text:style-name="P480">«<text:span text:style-name="T3182">Я не верю вашим словам</text:span><text:span text:style-name="T2566">! Я буду слушать только профессора! Он мой друг, а вы — нет!!!</text:span>»</text:p>
      <text:p text:style-name="P480"/>
      <text:p text:style-name="P481"><text:span text:style-name="T3183">Разорвав пелену морока, </text:span>Робин переста<text:span text:style-name="T3337">л</text:span> обращать внимание на потусторонние голоса и сосредоточился на <text:span text:style-name="T2567">речах </text:span>профессора. <text:span text:style-name="T2567">Он уже почти вы</text:span><text:span text:style-name="T2570">шел</text:span><text:span text:style-name="T2567"> на верный путь, но </text:span><text:span text:style-name="T2568">тут, </text:span><text:span text:style-name="T2567">внезапно, св</text:span><text:span text:style-name="T2570">ернул</text:span><text:span text:style-name="T2567"> </text:span><text:span text:style-name="T2569">не на ту тропу</text:span><text:span text:style-name="T2567">, и голос профессора, </text:span><text:span text:style-name="T2570">как и прежде, </text:span><text:span text:style-name="T2572">начал </text:span><text:span text:style-name="T3184">медленно</text:span><text:span text:style-name="T2571"> ослабевать</text:span><text:span text:style-name="T2567">. </text:span><text:span text:style-name="T2573">Развернувшись, он по</text:span><text:span text:style-name="T3184">брёл</text:span><text:span text:style-name="T2573"> </text:span><text:span text:style-name="T3184">в обратную сторону</text:span><text:span text:style-name="T2573">, пока </text:span><text:span text:style-name="T3184">не </text:span><text:span text:style-name="T3339">убедился в том</text:span><text:span text:style-name="T3184">, что </text:span><text:span text:style-name="T2573">голос снова </text:span><text:span text:style-name="T3338">за</text:span><text:span text:style-name="T3184">звуча</text:span><text:span text:style-name="T3338">л</text:span><text:span text:style-name="T3184"> </text:span><text:span text:style-name="T2573">громче. </text:span><text:span text:style-name="T2574">Он </text:span><text:span text:style-name="T2577">уже </text:span><text:span text:style-name="T2574">почти добрался — </text:span><text:span text:style-name="T3184">впереди, </text:span><text:span text:style-name="T2575">с</text:span><text:span text:style-name="T3184">реди</text:span><text:span text:style-name="T2574"> </text:span><text:span text:style-name="T2576">плотн</text:span><text:span text:style-name="T3184">ого</text:span><text:span text:style-name="T2576"> </text:span><text:span text:style-name="T3184">и </text:span><text:span text:style-name="T2576">мрачн</text:span><text:span text:style-name="T3184">ого</text:span><text:span text:style-name="T2574"> туман</text:span><text:span text:style-name="T3184">а, </text:span><text:span text:style-name="T2574"><text:s/>смутно </text:span><text:span text:style-name="T2581">различался</text:span><text:span text:style-name="T2575"> </text:span><text:span text:style-name="T2580">неясный, </text:span><text:span text:style-name="T3184">е</text:span><text:span text:style-name="T3185">два</text:span><text:span text:style-name="T3184"> заметный</text:span><text:span text:style-name="T2574"> </text:span><text:span text:style-name="T3184">проблеск</text:span><text:span text:style-name="T2574">. </text:span><text:span text:style-name="T2575">Подойдя ближе, </text:span><text:span text:style-name="T2583">Робин</text:span><text:span text:style-name="T2575"> увидел </text:span><text:span text:style-name="T2578">направленный вниз </text:span><text:span text:style-name="T2582">свет</text:span><text:span text:style-name="T2578">, </text:span><text:span text:style-name="T2579">напом</text:span><text:span text:style-name="T2583">инавший</text:span><text:span text:style-name="T2579"> </text:span><text:span text:style-name="T3186">робкий </text:span><text:span text:style-name="T2582">луч</text:span><text:span text:style-name="T2578"> утренне</text:span><text:span text:style-name="T2579">го</text:span><text:span text:style-name="T2578"> солнц</text:span><text:span text:style-name="T2579">а</text:span><text:span text:style-name="T2578">, </text:span><text:span text:style-name="T3186">пытавшийся </text:span><text:span text:style-name="T2578">пробиться сквозь </text:span><text:span text:style-name="T3186">запылившееся</text:span><text:span text:style-name="T2578"> стекло в каком-то старом заброшенном особняке.</text:span></text:p>
      <text:p text:style-name="P482">От неожиданности Робин подпрыгнул. Волосы на его затылке встали дыбом, когда он услышал позади себя пронзительный <text:span text:style-name="T2586">визг</text:span>. Он оглянулся, но не увидел ровным счётом ничего. <text:span text:style-name="T2584">Из туманных глубин п</text:span>ослышал<text:span text:style-name="T2584">ись глухие стуки</text:span>, похо<text:span text:style-name="T2584">дившие</text:span> на <text:span text:style-name="T3362">эхо</text:span><text:span text:style-name="T2584"> от его </text:span>собственны<text:span text:style-name="T2584">х</text:span> шаг<text:span text:style-name="T2584">ов</text:span>.</text:p>
      <text:p text:style-name="P482">«Не <text:span text:style-name="T2585">отвлекайся на них!</text:span>» - <text:span text:style-name="T2585">убеждал его профессор,</text:span></text:p>
      <text:p text:style-name="P482">«<text:span text:style-name="T2585">Они не </text:span><text:span text:style-name="T3186">с</text:span><text:span text:style-name="T2585">могут навредить тебе. Сконцентрируйся на мне, на моём голосе!</text:span>»</text:p>
      <text:p text:style-name="P483">Робин продолжал идти таким же <text:span text:style-name="T3186">неспешным</text:span> шагом, что и раньше. <text:span text:style-name="T2586">Сквозь туман </text:span><text:span text:style-name="T3186">уже </text:span><text:span text:style-name="T2586">проглядывался яркий свет, </text:span><text:span text:style-name="T2587">словно в конце тоннеля.</text:span></text:p>
      <text:p text:style-name="P484"><text:span text:style-name="T2588">Теперь </text:span><text:span text:style-name="T3186">он</text:span> был <text:span text:style-name="T3186">уже </text:span><text:span text:style-name="T2588">очень</text:span> близко, <text:span text:style-name="T2588">и</text:span> Робину <text:span text:style-name="T3186">по</text:span>казалось, что <text:span text:style-name="T3186">можно </text:span>протянуть руку и <text:span text:style-name="T3186">прикоснуться</text:span> <text:span text:style-name="T3186">к нему</text:span>.</text:p>
      <text:p text:style-name="P484">«<text:span text:style-name="T2589">Профессор! Вы видите? Я почти </text:span><text:span text:style-name="T3187">на месте,</text:span><text:span text:style-name="T2589"> </text:span><text:span text:style-name="T3187">мне о</text:span><text:span text:style-name="T2590">сталось </text:span><text:span text:style-name="T3187">пройти </text:span><text:span text:style-name="T2590">всего несколько шагов. </text:span><text:span text:style-name="T2591">Скоро я вернусь к вам — туда, г</text:span><text:span text:style-name="T3187">де должен быть</text:span><text:span text:style-name="T2591">!</text:span>»</text:p>
      <text:p text:style-name="P484">«<text:span text:style-name="T2592">Всё верно, Робин! </text:span><text:span text:style-name="T2593">Иди на мой голос, </text:span><text:span text:style-name="T3188">и постарайся не сбиваться</text:span><text:span text:style-name="T2594"> </text:span><text:span text:style-name="T3188">с </text:span><text:span text:style-name="T2594">правильн</text:span><text:span text:style-name="T3188">ого</text:span><text:span text:style-name="T2594"> пут</text:span><text:span text:style-name="T3188">и</text:span><text:span text:style-name="T2594">!</text:span>»</text:p>
      <text:p text:style-name="P484"/>
      <text:p text:style-name="P485">В конце концов о<text:span text:style-name="T3189">н пришёл</text:span>. <text:span text:style-name="T3189">П</text:span>рищури<text:span text:style-name="T3189">вшись</text:span> <text:span text:style-name="T3189">на мгновение</text:span>, <text:span text:style-name="T3189">чтобы</text:span> глаза привык<text:span text:style-name="T3189">ли</text:span> к яркому <text:span text:style-name="T3189">свету,</text:span> <text:span text:style-name="T2595">Робин </text:span><text:span text:style-name="T3189">взглянул</text:span><text:span text:style-name="T2595"> себе под ноги и увидел самую странную </text:span><text:span text:style-name="T3189">картину</text:span><text:span text:style-name="T2595"> из тех, что ему доводилось </text:span><text:span text:style-name="T3363">когда-либо</text:span><text:span text:style-name="T3189"> </text:span><text:span text:style-name="T2595">видеть. </text:span><text:span text:style-name="T2596">Вокруг </text:span><text:span text:style-name="T3189">него </text:span><text:span text:style-name="T2596">клубился бледный туман молочного цвета. </text:span><text:span text:style-name="T2597">В </text:span><text:span text:style-name="T3189">одно</text:span><text:span text:style-name="T2597"> кратк</text:span><text:span text:style-name="T3364">ое</text:span><text:span text:style-name="T2597"> мгновени</text:span><text:span text:style-name="T3364">е</text:span><text:span text:style-name="T2597">, когда он </text:span><text:span text:style-name="T3364">внезапно </text:span><text:span text:style-name="T2597">расс</text:span><text:span text:style-name="T3189">еялся</text:span><text:span text:style-name="T2597">, Робин </text:span><text:span text:style-name="T3189">с удивлением обнаружил</text:span><text:span text:style-name="T2597">, что под его ногами не</text:span><text:span text:style-name="T3189">т</text:span><text:span text:style-name="T2597"> никакой тверди. </text:span><text:span text:style-name="T2598">Он шёл через пространство, окружённый глубоким сине-фиолетовым морем, которое, казалось, не имело границ, </text:span><text:span text:style-name="T2601">растекаясь </text:span><text:span text:style-name="T3007">во все стороны </text:span><text:span text:style-name="T3006">до</text:span><text:span text:style-name="T2601"> бесконечности</text:span><text:span text:style-name="T2598">.</text:span></text:p>
      <text:p text:style-name="P485">«<text:span text:style-name="T2599">Сколько мне </text:span><text:span text:style-name="T3191">осталось</text:span><text:span text:style-name="T2599"> идти? </text:span><text:span text:style-name="T2600">Я уже близко?</text:span>» - <text:span text:style-name="T2600">спросил Робин и в его голосе </text:span><text:span text:style-name="T3190">по</text:span><text:span text:style-name="T2600">слышалась сильная усталость.</text:span></text:p>
      <text:p text:style-name="P486">Последние несколько недель являлись огромным испытанием для его <text:span text:style-name="T2602">душевных сил. </text:span><text:span text:style-name="T2603">Он был сильно утомлён — и морально, и физически. </text:span><text:span text:style-name="T2604">Для того, чтобы выжить в сложившихся обстоятельствах, ему пришлось затратить немало энергии. </text:span><text:span text:style-name="T2605">Робин еле волочил ноги и его шаг замедлился, </text:span><text:span text:style-name="T3365">а</text:span><text:span text:style-name="T2605"> путь домой теперь казался бесконечно долгим.</text:span></text:p>
      <text:p text:style-name="P486">«<text:span text:style-name="T2606">Я слишком </text:span><text:span text:style-name="T2659">сильно </text:span><text:span text:style-name="T2606">устал и не могу идти </text:span><text:span text:style-name="T2607">дальше</text:span><text:span text:style-name="T2606">! </text:span><text:span text:style-name="T2608">Я хочу спать — хочу лечь в мягкую постель и спать целую вечность!</text:span>»</text:p>
      <text:p text:style-name="P486">«<text:span text:style-name="T2609">Нет, не хочешь! </text:span><text:span text:style-name="T3192">Обернись</text:span><text:span text:style-name="T2610"> </text:span><text:span text:style-name="T3192">птицей</text:span><text:span text:style-name="T2610"> и тогда ты сможешь </text:span><text:span text:style-name="T3192">ускорить своё продвижение.</text:span>»</text:p>
      <text:p text:style-name="P487">Робин <text:span text:style-name="T3192">снова </text:span>послушался профессора. Он превратился в орла и позволил своим крыльям нести себя по воздуху, даровав ногам заслуженный отдых.</text:p>
      <text:p text:style-name="P487">Голос профессора становился всё громче <text:span text:style-name="T2611">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3193">Потеряв над собой контроль, о</text:span><text:span text:style-name="T2611">н начал ускоряться, </text:span><text:span text:style-name="T3193">неведомые силы неудержимо</text:span><text:span text:style-name="T2611"> </text:span><text:span text:style-name="T3193">притягивали его к</text:span><text:span text:style-name="T2611"> профессору.</text:span></text:p>
      <text:p text:style-name="P487">«<text:span text:style-name="T2612">Я почти у цели. Собираюсь вернуть себе свой человеческий облик</text:span>».</text:p>
      <text:p text:style-name="P488">В спальне Робина внезапно произошла мощнейшая вспышка белого света, за которой последовал оглушительный треск электрического разряда — <text:span text:style-name="T3194">таким образом </text:span>путешественник <text:soft-page-break/>смог разорвать <text:span text:style-name="T3008">ход</text:span> времени и пробиться <text:span text:style-name="T3194">через образовавшийся проход в тот мир, которому принадлежал</text:span>. <text:span text:style-name="T2613">С огромной скоростью </text:span><text:span text:style-name="T3300">он сверзся с небес</text:span><text:span text:style-name="T2613"> на </text:span><text:span text:style-name="T3194">собственную</text:span><text:span text:style-name="T2613"> кровать и </text:span><text:span text:style-name="T3195">сразу же </text:span><text:span text:style-name="T2614"><text:s/></text:span><text:span text:style-name="T2613">потерял создание.</text:span></text:p>
      <text:p text:style-name="P488"/>
      <text:p text:style-name="P489">Профессор незамедлительно вызвал докторов и <text:span text:style-name="T2615">они</text:span> со всей тщательностью приступили к его обследованию.</text:p>
      <text:p text:style-name="P490">Мальчик был в порядке. Капельниц<text:span text:style-name="T2620">у</text:span> <text:span text:style-name="T2620">удалили</text:span> и для Робина была составлена специальная диета. <text:span text:style-name="T2616">Он проспал весь день и всю ночь, и проснулся только на следующий день, ближе к </text:span><text:span text:style-name="T2617">полудню</text:span><text:span text:style-name="T2616">. </text:span><text:span text:style-name="T2618">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91">Окружающие всячески баловали мальчика — заботились о нём, ласкали и следили за тем, чтобы у него было всё, о чём он просил. <text:span text:style-name="T2619">Он ждал, когда профессор в своих речах затронет вопросы, касавшиеся его жизни в потустороннем мире. </text:span><text:span text:style-name="T2620">Лишь ближе к вечеру профессор Фергер решил начать обсуждение </text:span><text:span text:style-name="T2621">жизни Робина в мире будущего. </text:span><text:span text:style-name="T2622">Их беседа растянулась на долгие часы — в мельчайших подробностях </text:span><text:span text:style-name="T2626">была рассмотрена</text:span><text:span text:style-name="T2622"> Система и её роль в управлении народом Британии, а также каким был мир до того, как Робин уничтожил </text:span><text:span text:style-name="T2623">местное </text:span><text:span text:style-name="T2622">правительство, то есть </text:span><text:span text:style-name="T2624">по сути стал</text:span><text:span text:style-name="T2622"> </text:span><text:span text:style-name="T2624">главо</text:span><text:span text:style-name="T2625">й</text:span><text:span text:style-name="T2622"> революции.</text:span></text:p>
      <text:p text:style-name="P492">Профессор пре<text:span text:style-name="T2630">д</text:span><text:span text:style-name="T2631">о</text:span><text:span text:style-name="T2630">ставил</text:span> отчёт, в котором содержались сделанные им заметки. <text:span text:style-name="T2627">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629">ему довелось ознакомиться</text:span><text:span text:style-name="T2628">. </text:span><text:span text:style-name="T2632">Почерк был неразборчивым. </text:span><text:span text:style-name="T2635">Многие</text:span><text:span text:style-name="T2633"> завит</text:span><text:span text:style-name="T2635">ки</text:span><text:span text:style-name="T2633"> казал</text:span><text:span text:style-name="T2635">ись</text:span><text:span text:style-name="T2633"> одинаковым</text:span><text:span text:style-name="T2635">и</text:span><text:span text:style-name="T2633">, </text:span><text:span text:style-name="T2634">и тот факт, что </text:span><text:span text:style-name="T2683">некоторые</text:span><text:span text:style-name="T2634"> записи были </text:span><text:span text:style-name="T2635">сделаны </text:span><text:span text:style-name="T2634">на немецком языке, определённо не улучшал </text:span><text:span text:style-name="T2639">положения</text:span><text:span text:style-name="T2636"> </text:span><text:span text:style-name="T2637">дел</text:span><text:span text:style-name="T2639">а</text:span><text:span text:style-name="T2637"> — </text:span><text:span text:style-name="T2639">его с</text:span><text:span text:style-name="T2638">тудентам было </text:span><text:span text:style-name="T2639">невероятно </text:span><text:span text:style-name="T2638">трудно читать </text:span><text:span text:style-name="T2640">написанное</text:span><text:span text:style-name="T2638">.</text:span></text:p>
      <text:p text:style-name="P492">«<text:span text:style-name="T2645">Может быть</text:span><text:span text:style-name="T2644">,</text:span><text:span text:style-name="T2641"> нам стоит начать с первого описания Робином окруж</text:span><text:span text:style-name="T2642">авшей</text:span><text:span text:style-name="T2641"> его местности?</text:span>» - <text:span text:style-name="T2641">спросил профессор </text:span><text:span text:style-name="T2643">Фергер.</text:span></text:p>
      <text:p text:style-name="P492">«<text:span text:style-name="T2645">Я думаю, что, начав с самого начала, мы сможем восстановить некоторые детали, которые, возможно, были упущены нами из виду.</text:span>»</text:p>
      <text:p text:style-name="P492">«<text:span text:style-name="T2646">Неплохая идея</text:span>» - <text:span text:style-name="T2646">ответил ему Робин,</text:span></text:p>
      <text:p text:style-name="P492">«<text:span text:style-name="T2646">Но я не уверен в том, что мы сможем обсудить всё за один вечер — я очень устал и </text:span><text:span text:style-name="T2647">до сих пор</text:span><text:span text:style-name="T2646"> чувствую слабость. </text:span><text:span text:style-name="T2671">Б</text:span><text:span text:style-name="T2648">уду вам благодарен, если вы отпустите меня спать пораньше. </text:span><text:span text:style-name="T2649">Как мне кажется, у нас нет никаких причин торопиться. </text:span><text:span text:style-name="T2650">Лучше потратить дополнительное время, но сделать всё хорошо, </text:span><text:span text:style-name="T2652">и</text:span><text:span text:style-name="T2651">наче работа пропадёт впустую.</text:span>»</text:p>
      <text:p text:style-name="P492">«<text:span text:style-name="T2653">Хорошо. Мы обсудим только район, </text:span><text:span text:style-name="T2654">из которого</text:span><text:span text:style-name="T2653"> ты отправил нам </text:span><text:span text:style-name="T2655">первые </text:span><text:span text:style-name="T2653">сообщени</text:span><text:span text:style-name="T2655">я </text:span><text:span text:style-name="T2657">о том, где находился</text:span>» - <text:span text:style-name="T2656">согласился профессор,</text:span></text:p>
      <text:p text:style-name="P492">«<text:span text:style-name="T2658">Я думаю что первое, с чего мы должны начать, — это получить более подробные сведения о послевоенном Саутгемптоне.</text:span>»</text:p>
      <text:p text:style-name="P492">«<text:span text:style-name="T2660">Мне нечего добавить к тому, что вы видели своими глазами. </text:span><text:span text:style-name="T2661">Когда я впервые попал туда, то почувствовал смерть. Это было настолько дрянное место, что я не послал бы туда даже своего злейшего врага. </text:span><text:span text:style-name="T2662">От большинства высотных зданий и прочих домов остались лишь развалины. </text:span><text:span text:style-name="T2663">Я боялся ходить туда, особенно после наступления темноты — от одного их вида по моей спине бегали мурашки. </text:span><text:span text:style-name="T2681">Оно</text:span><text:span text:style-name="T2664"> было населено призраками и я ощущал великую </text:span><text:span text:style-name="T2665">скорбь</text:span><text:span text:style-name="T2664"> заблу</text:span><text:span text:style-name="T2665">дших</text:span><text:span text:style-name="T2664"> душ, не </text:span><text:span text:style-name="T2665">сумевших </text:span><text:span text:style-name="T2664">на</text:span><text:span text:style-name="T2665">йти</text:span><text:span text:style-name="T2664"> упокоения.</text:span>»</text:p>
      <text:p text:style-name="P492">«<text:span text:style-name="T2666">Город был пуст. Там ничего не росло, кроме мелких растений, таких как мх</text:span><text:span text:style-name="T2667">и. Когда я впервые оказался там, мне </text:span><text:span text:style-name="T2670">даже</text:span><text:span text:style-name="T2667"> в голову не приходило, что причиной </text:span><text:span text:style-name="T2668">этого</text:span><text:span text:style-name="T2667"> бесплодия явля</text:span><text:span text:style-name="T2669">ются радиоактивные осадки. </text:span><text:span text:style-name="T2672">Однако рассветы и закаты смотрелись очень </text:span><text:span text:style-name="T2679">эффектно</text:span><text:span text:style-name="T2672">. </text:span><text:span text:style-name="T2673">Я никогда не видел ничего, столь же впечатляющего — небо пылало ярко-красным, сливаясь с</text:span><text:span text:style-name="T2674">о всеми </text:span><text:span text:style-name="T2673">другими цветами спектра. </text:span><text:span text:style-name="T2675">Отблески неба на поверхности моря медленно перекатывались в сторону суши и исчезали </text:span><text:span text:style-name="T2676">одновременно</text:span><text:span text:style-name="T2675"> с белой пеной </text:span><text:span text:style-name="T2677">волн, </text:span><text:span text:style-name="T2676">разбивающихся</text:span><text:span text:style-name="T2675"> о берег. </text:span><text:span text:style-name="T2678">Это было по-настоящему красиво! </text:span><text:span text:style-name="T2680">В течение дня море казалось слегка прикрытым тонкой пеленой жёлто-серого тумана. Я не знаю, почему это </text:span><text:span text:style-name="T2682">было </text:span><text:span text:style-name="T2680">так.</text:span>»</text:p>
      <text:p text:style-name="P493"><text:soft-page-break/>«Хуже всего было по ночам. Из-за постоянного холода мне плохо спалось, <text:span text:style-name="T2700">и</text:span> <text:span text:style-name="T2700">каждое утро я просыпался окоченевшим, с сильной болью в суставах. </text:span><text:span text:style-name="T2701">В дневное время солнце почти никогда не выглядывало из-за пасмурных, густо нависших облаков...</text:span>»</text:p>
      <text:p text:style-name="P493">«<text:span text:style-name="T2702">Завтра или в другое подходящее время я дам вам более подробное описание мест, в которых я побывал, и их точное </text:span><text:span text:style-name="T2703">м</text:span><text:span text:style-name="T2702">естоположение.</text:span>»</text:p>
      <text:p text:style-name="P493">«<text:span text:style-name="T2704">Хорошо. Думаю, что оно будет очень полезным для нашей работы</text:span>» - <text:span text:style-name="T2704">ответил профессор Фергер. </text:span><text:span text:style-name="T2705">Он торопливо записывал всё сказанное в своей обычной неряшливой манере.</text:span></text:p>
      <text:p text:style-name="P494">Робин зевнул. Он надеялся, что профессор <text:span text:style-name="T2707">обратит внимание на его у</text:span><text:span text:style-name="T2713">томлённый</text:span><text:span text:style-name="T2707"> вид</text:span> и предложит временно <text:span text:style-name="T2709">прервать</text:span><text:span text:style-name="T2706"> беседу до завтрашнего дня. </text:span><text:span text:style-name="T2707">Но, к его сожалению, профессор </text:span><text:span text:style-name="T2711">этого </text:span><text:span text:style-name="T2710">не сделал</text:span><text:span text:style-name="T2707">. </text:span><text:span text:style-name="T2708">Старинные часы пробили одиннадцать раз и затем продолжили свой </text:span><text:span text:style-name="T2710">ровный </text:span><text:span text:style-name="T2708">монотонный ход. </text:span><text:span text:style-name="T2710">До этого дня Робин </text:span><text:span text:style-name="T2712">никогда </text:span><text:span text:style-name="T2710">не замечал их громкого тиканья. </text:span><text:span text:style-name="T2713">Прямо сейчас все его устремления были направлены в сторону мягкой удобной постели </text:span><text:span text:style-name="T2714">и</text:span><text:span text:style-name="T2713"> подушк</text:span><text:span text:style-name="T2714">и</text:span><text:span text:style-name="T2713">, на которую он мечтал возложить </text:span><text:span text:style-name="T2714">усталую голову. </text:span><text:span text:style-name="T2715">Отдых стал для него острой необходимостью, и чем больше он думал о нём, тем быстрее наливались тяжестью его веки. </text:span><text:span text:style-name="T2716">Медленно, но верно, они </text:span><text:span text:style-name="T2717">стали</text:span><text:span text:style-name="T2716"> закрываться. Постепенно голоса становились всё более отдалёнными, пока он не перестал слышать </text:span><text:span text:style-name="T2725">их </text:span><text:span text:style-name="T2718">окончательно</text:span><text:span text:style-name="T2716">…</text:span></text:p>
      <text:p text:style-name="P495">Он пришёл в себя от легкого встряхивания.</text:p>
      <text:p text:style-name="P495">«Робин, проснись! Иди в свою кроватку» - тихонько прошептала Элисон ему на ухо.</text:p>
      <text:p text:style-name="P495">«<text:span text:style-name="T2719">Я не хочу вставать. Дайте мне поспать здесь.</text:span>»</text:p>
      <text:p text:style-name="P496">Робин закрыл глаза и попытался снова уснуть, но безуспешно. Элисон продолжала <text:span text:style-name="T2720">говорить с </text:span>ним:</text:p>
      <text:p text:style-name="P496">«<text:span text:style-name="T2720">Пойдём, Робин. Я не позволю тебе спать здесь. Если тебе нужен хороший отдых, то перебирайся в спальню. </text:span><text:span text:style-name="T2721">Там никто не потревожит тебя и ты сможешь спокойно поспать до завтра.</text:span>»</text:p>
      <text:p text:style-name="P497">Робин вяло пошевелился, вытянул руки и осторожно открыл глаза.</text:p>
      <text:p text:style-name="P497">«<text:span text:style-name="T2722">Боже, как я устал! </text:span><text:span text:style-name="T2723">Я не хочу вставать, но, похоже, ты не оставляешь мне выбора. </text:span><text:span text:style-name="T2724">Спокойной ночи, Элисон!</text:span>»</text:p>
      <text:p text:style-name="P498">Робин обвил её руками и с нежностью поцеловал в щёку.</text:p>
      <text:p text:style-name="P498"/>
      <text:p text:style-name="P499">Гарри, Элисон и Мэтью сидели в гостиной и пили чай в ожидании, когда проснётся Робин. <text:span text:style-name="T2726">На часах было уже почти одиннадцать.</text:span></text:p>
      <text:p text:style-name="P499">«Итак…<text:span text:style-name="T2727"> Как долго ты пытался скрыть тот факт, что встречаешься с Элисон?</text:span>» - <text:span text:style-name="T2727">саркастически спросил Мэтью.</text:span></text:p>
      <text:p text:style-name="P500">Гарри поперхнулся и слегка расплескал свой чай. <text:span text:style-name="T2728">Элисон удивлённо посмотрела на Гарри — она явно не ожидала подобного вопроса.</text:span></text:p>
      <text:p text:style-name="P501">«О чём ты, Мэтью? С чего ты взял, что между мной и Элисон что-то есть?»</text:p>
      <text:p text:style-name="P501">«<text:span text:style-name="T2732">Не пытайся делать</text:span><text:span text:style-name="T2729"> из меня дурачка. Помни, мы с тобой знакомы уже </text:span><text:span text:style-name="T2733">очень </text:span><text:span text:style-name="T2729">давно, и я знаю тебя, как облупленного. </text:span><text:span text:style-name="T2730">Если хочешь, я </text:span><text:span text:style-name="T2734">могу </text:span><text:span text:style-name="T2730">расск</text:span><text:span text:style-name="T2734">азать</text:span><text:span text:style-name="T2730"> Элисон о нашем недавнем уговоре.</text:span>»</text:p>
      <text:p text:style-name="P501">«<text:span text:style-name="T2731">Мэтью, ты просто ревнуешь! Всё потому, что это я встречаюсь с ней, а не ты.</text:span>»</text:p>
      <text:p text:style-name="P502">Элисон надоело слушать, как они вздорят, поэтому она встала и вышла из комнаты, оставив их обоих наедине друг с другом.</text:p>
      <text:p text:style-name="P503">«Нет, Гарри! Тебе не нужно идти вслед за мной! Ты должен уладить свои разногласия с Мэтью!»</text:p>
      <text:p text:style-name="P504">Как только она вышла, Гарри повысил голос:</text:p>
      <text:p text:style-name="P504">«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735">Одному Богу известно, о чём она подумала, когда ты упомянул об уговоре.</text:span>»</text:p>
      <text:p text:style-name="P504">«<text:span text:style-name="T2735">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736">тесного физического контакта, а ведь именно он привлекает тебя в отношениях </text:span><text:span text:style-name="T2737">сильнее всего </text:span><text:span text:style-name="T2738">остального</text:span><text:span text:style-name="T2736">! </text:span><text:span text:style-name="T2739">Но ты не получишь ничего такого ещё очень долго! Было бы лучше, если бы вы оба посмотрели правде в глаза и </text:span><text:soft-page-break/><text:span text:style-name="T2739">закончили всё прямо сейчас! </text:span><text:span text:style-name="T2740">Просто будь с ней честен, и тогда ты избавишь её от будущих страданий!</text:span>»</text:p>
      <text:p text:style-name="P504">«<text:span text:style-name="T2741">Ладно, Мэтью. Ты сказал достаточно! </text:span><text:span text:style-name="T2743">Но откуда</text:span><text:span text:style-name="T2742"> </text:span><text:span text:style-name="T2743">такая </text:span><text:span text:style-name="T2742">уверен</text:span><text:span text:style-name="T2743">ность</text:span><text:span text:style-name="T2742"> в с</text:span><text:span text:style-name="T2745">обственной</text:span><text:span text:style-name="T2742"> правоте? </text:span><text:span text:style-name="T2744">Почему ты решил, что я не могу относиться к ней серьёзно — не так, как это было с моими прежними подружками? </text:span><text:span text:style-name="T2746">Твои предположения абсолютно ничем не обоснованы!</text:span>»</text:p>
      <text:p text:style-name="P504">«<text:span text:style-name="T2747">Не пытайся обманывать себя! Ты знаешь, что я прав, </text:span><text:span text:style-name="T2748">просто не хочешь в этом признаваться</text:span><text:span text:style-name="T2747">!</text:span>»</text:p>
      <text:p text:style-name="P504">«<text:span text:style-name="T2749">Ты о чём вообще? </text:span><text:span text:style-name="T2750">Для меня совершенно ясен ход твоих мыслей! Ты ревнуешь и не можешь смириться с мыслью о том, что Элисон в</text:span><text:span text:style-name="T2751">ыбрала меня, а не тебя! </text:span><text:span text:style-name="T2752">Боже! Откуда в тебе </text:span><text:span text:style-name="T2792">столько</text:span><text:span text:style-name="T2752"> </text:span><text:span text:style-name="T2792">ребячества</text:span><text:span text:style-name="T2752">?</text:span>»</text:p>
      <text:p text:style-name="P504">«<text:span text:style-name="T2753">Гарри, ты </text:span><text:span text:style-name="T3594">опять</text:span><text:span text:style-name="T2753"> лукавишь! Я знал, что честным путём тебя не переубедить! </text:span><text:span text:style-name="T2754">В таком случае, кто </text:span><text:span text:style-name="T2755">тогда держал пари</text:span><text:span text:style-name="T2754">, что будет встречаться с Элисон? </text:span><text:span text:style-name="T2755">Извини, </text:span><text:span text:style-name="T2766">но </text:span><text:span text:style-name="T2755">мне пришлось вспомнить об этом, иначе ты не стал бы слушать меня. </text:span><text:span text:style-name="T2756">Так что поверь моим словам! </text:span><text:span text:style-name="T2757">Если </text:span><text:span text:style-name="T3593">вы не закончите</text:span><text:span text:style-name="T2757"> </text:span><text:span text:style-name="T3593">свои </text:span><text:span text:style-name="T2757">отношения </text:span><text:span text:style-name="T3593">как можно раньше</text:span><text:span text:style-name="T2757">, то в конце концов ты заставишь её страдать!</text:span>»</text:p>
      <text:p text:style-name="P504">«<text:span text:style-name="T2758">Чего вы так раскричались?</text:span>» - <text:span text:style-name="T2758">спросил внезапно появившийся </text:span><text:span text:style-name="T2759">Робин, </text:span><text:span text:style-name="T2760">с интересом </text:span><text:span text:style-name="T2759">осматривая гостиную.</text:span></text:p>
      <text:p text:style-name="P504">«<text:span text:style-name="T2761">А где Элисон? </text:span><text:span text:style-name="T2762">Мне показалось, что сегодня она собиралась быть </text:span><text:span text:style-name="T2767">тут</text:span><text:span text:style-name="T2762">.</text:span>»</text:p>
      <text:p text:style-name="P504">«<text:span text:style-name="T2763">Её нет</text:span>» - <text:span text:style-name="T2763">быстро ответил Мэтью,</text:span></text:p>
      <text:p text:style-name="P504">«<text:span text:style-name="T2763">Она была здесь некоторое время назад, но ушла, </text:span><text:span text:style-name="T2764">пообещав вернуться</text:span><text:span text:style-name="T2763">. </text:span><text:span text:style-name="T2764">Она просила нас приготовить тебе завтрак, если ты проснёшься до её возвращения. Что будешь есть?</text:span>»</text:p>
      <text:p text:style-name="P505">Ему не хотелось говорить с Робином об истинной причине ухода Элисон.</text:p>
      <text:p text:style-name="P505">«<text:span text:style-name="T2765">Нет, я знаю, что ты говоришь мне неправду</text:span>» - <text:span text:style-name="T2765">возразил Робин,</text:span></text:p>
      <text:p text:style-name="P505">«<text:span text:style-name="T2765">Это написано на лицах у вас обоих. Что случилось? Ты расстроил её, не так ли?</text:span>»</text:p>
      <text:p text:style-name="P505"><text:tab/><text:span text:style-name="T2768">Гарри и Мэтью притихли. Почему Робин не поверил их словам? Может быть, они сглупили, полагая, что смогут одурачить </text:span><text:span text:style-name="T3595">его</text:span><text:span text:style-name="T2768">? Для них было непросто осознавать, что они не могут скрывать от </text:span><text:span text:style-name="T3596">Робина</text:span><text:span text:style-name="T2768"> что-либо, </text:span><text:span text:style-name="T2769">и что</text:span><text:span text:style-name="T2768"> юноша обязательно распознает обман.</text:span></text:p>
      <text:p text:style-name="P505"><text:tab/>«<text:span text:style-name="T2768">Знаете ли, я ведь не дурак. Меня не было </text:span><text:span text:style-name="T3597">здесь какое-то время</text:span><text:span text:style-name="T2768">, но я прекрасно осведомлён о том, что происходит между Элисон и Гарри, и я знал, что они встреч</text:span><text:span text:style-name="T3598">аются</text:span><text:span text:style-name="T2768"> </text:span><text:span text:style-name="T3599">задолго </text:span><text:span text:style-name="T2768">до того, как посетил мир будущего.»</text:span></text:p>
      <text:p text:style-name="P506">Робин ненадолго <text:span text:style-name="T2770">умолк</text:span>.</text:p>
      <text:p text:style-name="P506">«<text:span text:style-name="T2770">Гарри, мне не нравятся твои свидания с Элисон. Ваши отношения закончатся тем, что ей будет очень больно. Я </text:span><text:span text:style-name="T2772">всегда считал</text:span><text:span text:style-name="T2770">, что </text:span><text:span text:style-name="T2771">в твоих действиях </text:span><text:span text:style-name="T2770">больше здравого смысла.</text:span>»</text:p>
      <text:p text:style-name="P507">Робин замолчал снова. <text:span text:style-name="T2772">Гарри </text:span><text:span text:style-name="T2773">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774">б</text:span><text:span text:style-name="T2773"> </text:span><text:span text:style-name="T2774">его истинных чувствах к Элисон</text:span><text:span text:style-name="T2773">?</text:span></text:p>
      <text:p text:style-name="P507"><text:tab/>«<text:span text:style-name="T2775">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776">и не хочу причинять ей боль!</text:span>»</text:p>
      <text:p text:style-name="P507"><text:tab/>«<text:span text:style-name="T2777">Ты без ума от неё</text:span>» - <text:span text:style-name="T2777">ответ</text:span><text:span text:style-name="T3366">и</text:span><text:span text:style-name="T2777">л Робин,</text:span></text:p>
      <text:p text:style-name="P507"><text:tab/>«<text:span text:style-name="T2777">Но ты не любишь её в истинном смысле этого слова.</text:span>»</text:p>
      <text:p text:style-name="P507"><text:tab/><text:span text:style-name="T2778">Мэтью кивнул, соглашаясь с ним. </text:span><text:span text:style-name="T2779">Мальчик пристально посмотрел в глаза Гарри и неспешно заговорил:</text:span></text:p>
      <text:p text:style-name="P507"><text:tab/>«<text:span text:style-name="T2780">Скажи правду. В глубине души ты сам знаешь, что не любишь Элисон. </text:span><text:span text:style-name="T2781">На самом деле тебе хочется </text:span><text:span text:style-name="T3367">близости</text:span><text:span text:style-name="T2781">, </text:span><text:span text:style-name="T3368">хочется </text:span><text:span text:style-name="T2781">быть </text:span><text:span text:style-name="T3367">у неё </text:span><text:span text:style-name="T2781">первым, потому что тебе известно, что она девственна. </text:span><text:span text:style-name="T2782">Большинство мужчин думает точно так же, как ты, хотя многие и не отдают себе </text:span><text:span text:style-name="T3367">в этом </text:span><text:span text:style-name="T2782">отчёта. </text:span><text:span text:style-name="T2783">Они находят нечто привлекательное в свиданиях с девственницами. Гарри, я прав! Совершенно бесполезно </text:span><text:span text:style-name="T2784">пытаться отрицать всё это. </text:span><text:span text:style-name="T2785">Я не собираюсь стоять в стороне и безучастно смотреть, как ты доводишь </text:span><text:span text:style-name="T2786">Элисон</text:span><text:span text:style-name="T2785"> до слёз, ведь я очень сильно привязан к ней! </text:span><text:span text:style-name="T2787">Я не позволю этого ни тебе, ни кому-либо ещё! </text:span><text:span text:style-name="T2788">Никто и никогда не навредит ей, пока я буду присматривать за ней и защищать!</text:span>»</text:p>
      <text:p text:style-name="P507"><text:tab/>«<text:span text:style-name="T2789">Вы слишком придирчивы, понимаете?! Даже Робин завидует моему счастью!</text:span>»</text:p>
      <text:p text:style-name="P507"><text:soft-page-break/>«<text:span text:style-name="T2790">Хватит, Гарри! </text:span><text:span text:style-name="T2791">Ты окончательно запутался в том что значит быть влюблённым и что значит любить</text:span>».</text:p>
      <text:p text:style-name="P571"><text:span text:style-name="T2904"><text:tab/></text:span><text:span text:style-name="T2793">Робин решительно отве</text:span><text:span text:style-name="T2794">рг</text:span><text:span text:style-name="T2793"> </text:span><text:span text:style-name="T2794">все</text:span><text:span text:style-name="T2793"> обвинения Гарри относительно </text:span><text:span text:style-name="T2794">того</text:span><text:span text:style-name="T2793">, почему он не хотел, чтобы Гарри встречался с Элисон. Мэтью молчал – Робин хорошо постарался </text:span><text:span text:style-name="T2795">для того, чтобы </text:span><text:span text:style-name="T2793">заставить Гарри </text:span><text:span text:style-name="T2795">рассуждать здраво</text:span><text:span text:style-name="T2793">. </text:span><text:span text:style-name="T2796">Определённо, на этот раз б</text:span><text:span text:style-name="T2793">естактность Робина </text:span><text:span text:style-name="T2796">сослужила добрую службу</text:span><text:span text:style-name="T2793">. </text:span><text:span text:style-name="T2796">Просто у</text:span><text:span text:style-name="T2793">дивительно, что мальчик его возраста так хорошо понимал </text:span><text:span text:style-name="T2796">человеческую</text:span><text:span text:style-name="T2793"> природу. Его </text:span><text:span text:style-name="T2797">доводы</text:span><text:span text:style-name="T2793"> не </text:span><text:span text:style-name="T2797">являлись</text:span><text:span text:style-name="T2793"> беспочвенным</text:span><text:span text:style-name="T2797">и</text:span><text:span text:style-name="T2793">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798">для Элисон</text:span><text:span text:style-name="T2793">. </text:span><text:span text:style-name="T2799">Гарри не выдержал и расплакался. </text:span></text:p>
      <text:p text:style-name="P571"><text:span text:style-name="T2799"><text:tab/>«Я…</text:span><text:span text:style-name="T2800"> </text:span><text:span text:style-name="T2801">я</text:span><text:span text:style-name="T2800">...</text:span><text:span text:style-name="T2799">»</text:span></text:p>
      <text:p text:style-name="P571"><text:span text:style-name="T2799"><text:tab/>Его голос затих, когда он всхлипнул. Его лицо было </text:span><text:span text:style-name="T2835">плотно</text:span><text:span text:style-name="T2799"> закрыто руками, ему было слишком стыдно поднять голову. Гарри считал </text:span><text:span text:style-name="T2802">слёзы проявлением слабости</text:span><text:span text:style-name="T2799"> и, </text:span><text:span text:style-name="T2802">одновременно, </text:span><text:span text:style-name="T2799">эффективным способом </text:span><text:span text:style-name="T2893">завоевать</text:span><text:span text:style-name="T2799"> сочувствие </text:span><text:span text:style-name="T2893">окружающих</text:span><text:span text:style-name="T2799">.</text:span></text:p>
      <text:p text:style-name="P571"><text:span text:style-name="T2799"><text:tab/>Мэтью </text:span><text:span text:style-name="T2803">поднялся на ноги</text:span><text:span text:style-name="T2799"> и уже был готов подойти к Гарри, но </text:span><text:span text:style-name="T2804">тут к нему обратился </text:span><text:span text:style-name="T2799">Робин.</text:span></text:p>
      <text:p text:style-name="P571"><text:span text:style-name="T2799"><text:tab/>«Мэтью, оставь его в покое. </text:span><text:span text:style-name="T2805">Нам лучше</text:span><text:span text:style-name="T2799"> </text:span><text:span text:style-name="T2836">пойти</text:span><text:span text:style-name="T2799"> на кухню, пока он не прид</text:span><text:span text:style-name="T2837">ё</text:span><text:span text:style-name="T2799">т в себя».</text:span></text:p>
      <text:p text:style-name="P509"><text:span text:style-name="T2905"><text:tab/>Юноша встал и выпроводил Мэтью из гостиной, оставив Гарри </text:span><text:span text:style-name="T2906">всхлипывать в одиночестве</text:span><text:span text:style-name="T2905">.</text:span></text:p>
      <text:p text:style-name="P509"><text:tab/>«Мы не <text:span text:style-name="T2908">должны </text:span>оста<text:span text:style-name="T2908">влять</text:span> его плакать <text:span text:style-name="T2911">наедине с самим собой</text:span>. <text:span text:style-name="T2907">В</text:span>сем <text:span text:style-name="T2907">нам </text:span>иногда нужно, чтобы кто-то был рядом, когда мы расстроены. <text:span text:style-name="T2910">Р</text:span><text:span text:style-name="T2909">азве </text:span><text:span text:style-name="T2910">тебе </text:span>не кажется, что ты был <text:span text:style-name="T3295">к</text:span> н<text:span text:style-name="T3295">е</text:span>м<text:span text:style-name="T3295">у</text:span> слишком с<text:span text:style-name="T2909">трог</text:span>? - прокомментировал Мэтью, <text:span text:style-name="T2907">обжаривая</text:span> <text:span text:style-name="T2907">для Робина </text:span><text:span text:style-name="T2912">булочки</text:span>. Он открыл холодильник и поискал сыр и масло.</text:p>
      <text:p text:style-name="P571"><text:span text:style-name="T2799"><text:tab/>«</text:span><text:span text:style-name="T2806">Н</text:span><text:span text:style-name="T2799">е</text:span><text:span text:style-name="T2806">т, мне не кажется</text:span><text:span text:style-name="T2799">. Это для его же блага и, что </text:span><text:span text:style-name="T2809">гораздо</text:span><text:span text:style-name="T2799"> важн</text:span><text:span text:style-name="T2809">ее</text:span><text:span text:style-name="T2799">, мы спас</text:span><text:span text:style-name="T2810">ё</text:span><text:span text:style-name="T2799">м Элисон от новых </text:span><text:span text:style-name="T2806">душевных </text:span><text:span text:style-name="T2799">травм. Она и </text:span><text:span text:style-name="T2808">без них</text:span><text:span text:style-name="T2799"> </text:span><text:span text:style-name="T2807">сторонится</text:span><text:span text:style-name="T2799"> мужчин. Как ты думаешь, какие будут последствия, если она обожжёт</text:span><text:span text:style-name="T2806">ся, приблизившись слишком близко к</text:span><text:span text:style-name="T2799"> Гарри? Это слом</text:span><text:span text:style-name="T2838">и</text:span><text:span text:style-name="T2799">ло бы е</text:span><text:span text:style-name="T2808">ё окончательно</text:span><text:span text:style-name="T2799">».</text:span></text:p>
      <text:p text:style-name="P571"><text:span text:style-name="T2799"><text:tab/>«</text:span><text:span text:style-name="T2811">Наверное</text:span><text:span text:style-name="T2799">, ты прав. </text:span><text:span text:style-name="T2811">Х</text:span><text:span text:style-name="T2799">очешь, </text:span><text:span text:style-name="T2894">я</text:span><text:span text:style-name="T2799"> </text:span><text:span text:style-name="T2894">положу</text:span><text:span text:style-name="T2812"> </text:span><text:span text:style-name="T2894">кусок </text:span><text:span text:style-name="T2799">сыра </text:span><text:span text:style-name="T2894">на</text:span><text:span text:style-name="T2812"> одн</text:span><text:span text:style-name="T2894">у</text:span><text:span text:style-name="T2799"> из булочек?»</text:span></text:p>
      <text:p text:style-name="P571"><text:span text:style-name="T2799"><text:tab/>Робин кивнул. Мэтью </text:span><text:span text:style-name="T2813">аккуратно</text:span><text:span text:style-name="T2799"> нарезал сыр. Он намазал маслом остальные </text:span><text:span text:style-name="T2814">булки</text:span><text:span text:style-name="T2799">, а т</text:span><text:span text:style-name="T2814">у</text:span><text:span text:style-name="T2799">, что </text:span><text:span text:style-name="T2813">был</text:span><text:span text:style-name="T2814">а</text:span><text:span text:style-name="T2813"> </text:span><text:span text:style-name="T2814">с </text:span><text:span text:style-name="T2799">сыром, положил обратно </text:span><text:span text:style-name="T2894">в печь</text:span><text:span text:style-name="T2799">, </text:span><text:span text:style-name="T2894">чтобы</text:span><text:span text:style-name="T2799"> </text:span><text:span text:style-name="T2894">слегка </text:span><text:span text:style-name="T2799">расплави</text:span><text:span text:style-name="T2894">ть </text:span><text:span text:style-name="T2895">его</text:span><text:span text:style-name="T2799">. </text:span><text:span text:style-name="T2897">Он</text:span><text:span text:style-name="T2799"> подал Робину завтрак с чашкой крепкого ч</text:span><text:span text:style-name="T2896">ё</text:span><text:span text:style-name="T2799">рного кофе.</text:span></text:p>
      <text:p text:style-name="P571"><text:span text:style-name="T2799"><text:tab/>«</text:span><text:span text:style-name="T2815">В</text:span><text:span text:style-name="T2799">ернусь через минуту, </text:span><text:span text:style-name="T2815">мне нужно</text:span><text:span text:style-name="T2799"> сходить в туалет».</text:span></text:p>
      <text:p text:style-name="P571"><text:span text:style-name="T2799"><text:tab/>«Мэтью, </text:span><text:span text:style-name="T2816">ты уверен</text:span><text:span text:style-name="T2799">, что ты идешь в туалет, </text:span><text:span text:style-name="T2816">а не ищешь </text:span><text:span text:style-name="T2799">повод</text:span><text:span text:style-name="T2816"> </text:span><text:span text:style-name="T2799">увидеться с Гарри? Оставь его </text:span><text:span text:style-name="T2816">в покое</text:span><text:span text:style-name="T2799">, ему нужно время, чтобы </text:span><text:span text:style-name="T2898">обдумать</text:span><text:span text:style-name="T2799"> </text:span><text:span text:style-name="T2816">то</text:span><text:span text:style-name="T2799">, что мы сказали </text:span><text:span text:style-name="T2816">ему</text:span><text:span text:style-name="T2799">».</text:span></text:p>
      <text:p text:style-name="P571"><text:span text:style-name="T2799"><text:tab/>Пока Мэтью ходил в туалет, в дверь позвонили. Робин поставил тарелку </text:span><text:span text:style-name="T2817">на стол</text:span><text:span text:style-name="T2799">, вытер </text:span><text:span text:style-name="T2817">салфеткой </text:span><text:span text:style-name="T2799">рот и пальцы и открыл дверь.</text:span></text:p>
      <text:p text:style-name="P571"><text:span text:style-name="T2799"><text:tab/>«Привет, Элисон</text:span><text:span text:style-name="T2818">.</text:span><text:span text:style-name="T2799"> </text:span><text:span text:style-name="T2818">Я</text:span><text:span text:style-name="T2799"> думал, </text:span><text:span text:style-name="T2818">что </text:span><text:span text:style-name="T2799">у тебя есть </text:span><text:span text:style-name="T2818">запасные </text:span><text:span text:style-name="T2799">ключ</text:span><text:span text:style-name="T2818">и</text:span><text:span text:style-name="T2799">».</text:span></text:p>
      <text:p text:style-name="P571"><text:span text:style-name="T2799"><text:tab/>«Я </text:span><text:span text:style-name="T2819">оставила</text:span><text:span text:style-name="T2799"> их здесь </text:span><text:span text:style-name="T2819">этим</text:span><text:span text:style-name="T2799"> утром»</text:span><text:span text:style-name="T2820">.</text:span></text:p>
      <text:p text:style-name="P571"><text:span text:style-name="T2820"><text:tab/>«</text:span><text:span text:style-name="T2821">Проходи</text:span><text:span text:style-name="T2820"> на кухню, </text:span><text:span text:style-name="T2821">мы поболтаем </text:span><text:span text:style-name="T2822">с тобой</text:span><text:span text:style-name="T2820">, пока я завтрака</text:span><text:span text:style-name="T2821">ю</text:span><text:span text:style-name="T2820">».</text:span></text:p>
      <text:p text:style-name="P571"><text:span text:style-name="T2820"><text:tab/>Робин </text:span><text:span text:style-name="T2840">взял её за руку и </text:span><text:span text:style-name="T2820">крепко сжал </text:span><text:span text:style-name="T2839">её ладонь </text:span><text:span text:style-name="T2823">в своей</text:span><text:span text:style-name="T2820">. Он </text:span><text:span text:style-name="T2841">легонько </text:span><text:span text:style-name="T2823">при</text:span><text:span text:style-name="T2820">обнял е</text:span><text:span text:style-name="T2823">ё</text:span><text:span text:style-name="T2820"> и </text:span><text:span text:style-name="T2823">чмокнул</text:span><text:span text:style-name="T2820"> в щ</text:span><text:span text:style-name="T2823">ё</text:span><text:span text:style-name="T2820">ку. Они прошли на кухню и сели.</text:span></text:p>
      <text:p text:style-name="P571"><text:span text:style-name="T2820"><text:tab/>«Элисон, что случилось? </text:span><text:span text:style-name="T2824">Не стесняйся</text:span><text:span text:style-name="T2820">, </text:span><text:span text:style-name="T2824">рас</text:span><text:span text:style-name="T2820">скажи мне. Помни, я </text:span><text:span text:style-name="T2824">стараюсь </text:span><text:span text:style-name="T2820">забо</text:span><text:span text:style-name="T2824">титься</text:span><text:span text:style-name="T2820"> о тебе, и мне </text:span><text:span text:style-name="T2824">совсем </text:span><text:span text:style-name="T2820">не нравится видеть тебя расстроенн</text:span><text:span text:style-name="T2824">ой</text:span><text:span text:style-name="T2820">. </text:span><text:span text:style-name="T2825">И </text:span><text:span text:style-name="T2826">пожалуйста, </text:span><text:span text:style-name="T2825">н</text:span><text:span text:style-name="T2820">е обращай внимания </text:span><text:span text:style-name="T2825">на то</text:span><text:span text:style-name="T2820">, </text:span><text:span text:style-name="T2825">что я жую</text:span><text:span text:style-name="T2820">».</text:span></text:p>
      <text:p text:style-name="P571"><text:span text:style-name="T2820"><text:tab/>«О</text:span><text:span text:style-name="T2827">х</text:span><text:span text:style-name="T2820">, я не знаю, что </text:span><text:span text:style-name="T2827">мне </text:span><text:span text:style-name="T2820">делать. Причина, по которой меня не </text:span><text:span text:style-name="T2828">оказалось</text:span><text:span text:style-name="T2820"> здесь этим утром, когда ты проснулся, в том, что Мэтью и Гарри </text:span><text:span text:style-name="T2828">по</text:span><text:span text:style-name="T2820">спорили из-за меня. Мэтью сказал, что Гарри в конечном </text:span><text:span text:style-name="T2829">счёте</text:span><text:span text:style-name="T2820"> только навредит мне. Это странно, но за последнюю неделю или около того </text:span><text:span text:style-name="T2829">мой внутренний голос подсказывал мне</text:span><text:span text:style-name="T2820">, что </text:span><text:span text:style-name="T2829">нам</text:span><text:span text:style-name="T2820"> следует прекратить эти отношения, прежде чем они зайдут дал</text:span><text:span text:style-name="T2830">еко</text:span><text:span text:style-name="T2820">. У меня просто не хватает духу сказать </text:span><text:span text:style-name="T2832">обо всём </text:span><text:span text:style-name="T2820">Гарри. </text:span><text:span text:style-name="T2832">Е</text:span><text:span text:style-name="T2820">му будет больно, если я скажу ему. </text:span><text:span text:style-name="T2831">Что ты думаешь, </text:span><text:span text:style-name="T2820">Робин?»</text:span></text:p>
      <text:p text:style-name="P571"><text:span text:style-name="T2820"><text:tab/>Робин поставил тарелку в раковину и вымыл руки, выт</text:span><text:span text:style-name="T2833">е</text:span><text:span text:style-name="T2820">р</text:span><text:span text:style-name="T2833">ев</text:span><text:span text:style-name="T2820"> их кухонн</text:span><text:span text:style-name="T2833">ым</text:span><text:span text:style-name="T2820"> </text:span><text:span text:style-name="T2833">полотенцем</text:span><text:span text:style-name="T2820">. Он остановился и подумал, как лучше всего сказать ей о своих чувствах. Глаза Элисон </text:span><text:soft-page-break/><text:span text:style-name="T2820">остекленели. Она явно была расстроена, и он не хотел ухудшать </text:span><text:span text:style-name="T2834">её </text:span><text:span text:style-name="T2820">ситуацию или, если </text:span><text:span text:style-name="T2834">хорошо </text:span><text:span text:style-name="T2820">подумать, ухудшать е</text:span><text:span text:style-name="T2834">ё</text:span><text:span text:style-name="T2820"> </text:span><text:span text:style-name="T2834">и </text:span><text:span text:style-name="T2820">для Гарри.</text:span></text:p>
      <text:p text:style-name="P571"><text:span text:style-name="T2820"><text:tab/>«Элисон, сегодня утром я говорил о </text:span><text:span text:style-name="T2842">тебе</text:span><text:span text:style-name="T2820"> с Гарри. Он любит </text:span><text:span text:style-name="T2842">тебя</text:span><text:span text:style-name="T2820">, н</text:span><text:span text:style-name="T2842">о,</text:span><text:span text:style-name="T2820"> пойми его правильно, я думаю, он понимает, что он не тот человек, который тебе подходит. Когда ты только </text:span><text:span text:style-name="T2842">вошла</text:span><text:span text:style-name="T2820">, я </text:span><text:span text:style-name="T2842">решил </text:span><text:span text:style-name="T2820">приве</text:span><text:span text:style-name="T2842">сти</text:span><text:span text:style-name="T2820"> тебя сюда, чтобы ты не ходил</text:span><text:span text:style-name="T2842">а</text:span><text:span text:style-name="T2820"> в гостиную. Види</text:span><text:span text:style-name="T2842">шь</text:span><text:span text:style-name="T2820"> ли, Гарри расплакалс</text:span><text:span text:style-name="T2842">я</text:span><text:span text:style-name="T2820">. Мы с Мэтью оставили его там, чтобы </text:span><text:span text:style-name="T2842">наше присутствие не смущало его</text:span><text:span text:style-name="T2820">».</text:span></text:p>
      <text:p text:style-name="P571"><text:span text:style-name="T2820"><text:tab/>«</text:span><text:span text:style-name="T2843">Я могу сходить навестить его сейчас?</text:span><text:span text:style-name="T2820">»</text:span></text:p>
      <text:p text:style-name="P571"><text:span text:style-name="T2799"><text:tab/>«Нет, </text:span><text:span text:style-name="T2844">не нужно</text:span><text:span text:style-name="T2799">. П</text:span><text:span text:style-name="T2845">усть он сначала придёт в себя.</text:span><text:span text:style-name="T2799"> </text:span><text:span text:style-name="T2845">Лучше </text:span><text:span text:style-name="T2799">подождать, пока он </text:span><text:span text:style-name="T2845">не заговорит первым</text:span><text:span text:style-name="T2799">».</text:span></text:p>
      <text:p text:style-name="P571"><text:span text:style-name="T2799"><text:tab/>«Интересно, куда </text:span><text:span text:style-name="T2846">запропастился</text:span><text:span text:style-name="T2799"> Мэтью? </text:span><text:span text:style-name="T2850">О</text:span><text:span text:style-name="T2799">н сказал, что </text:span><text:span text:style-name="T2847">собирается</text:span><text:span text:style-name="T2799"> в туалет…»</text:span></text:p>
      <text:p text:style-name="P571"><text:span text:style-name="T2799"><text:tab/></text:span><text:span text:style-name="T2848">Робин </text:span><text:span text:style-name="T2849">сделал паузу и прислушался</text:span><text:span text:style-name="T2848">.</text:span></text:p>
      <text:p text:style-name="P571"><text:span text:style-name="T2848"><text:tab/>«</text:span><text:span text:style-name="T2851">У</text:span><text:span text:style-name="T2848">бирает </text:span><text:span text:style-name="T2850">комнату</text:span><text:span text:style-name="T2848"> наверху. Вероятно, он услышал твой голос и, </text:span><text:span text:style-name="T2852">почувствова</text:span><text:span text:style-name="T2853">в</text:span><text:span text:style-name="T2852"> себя виноватым, решил таким образом избежать встречи с тобой</text:span><text:span text:style-name="T2848">. Подожди, я пойду </text:span><text:span text:style-name="T2850">позову его</text:span><text:span text:style-name="T2848">».</text:span></text:p>
      <text:p text:style-name="P571"><text:span text:style-name="T2848"><text:tab/>Робин </text:span><text:span text:style-name="T2854">покинул</text:span><text:span text:style-name="T2848"> кухн</text:span><text:span text:style-name="T2854">ю</text:span><text:span text:style-name="T2848">. Элисон </text:span><text:span text:style-name="T2855">поднялась</text:span><text:span text:style-name="T2848"> и подошла к раковине, чтобы вымыть тарелки и чашки, оставленные, </text:span><text:span text:style-name="T2855">очевидно, ещё</text:span><text:span text:style-name="T2848"> со вчерашнего вечера. Было бы чудом, если бы накануне вечером они вымыли </text:span><text:span text:style-name="T2856">за собой </text:span><text:span text:style-name="T2848">посуду. Ей было грустно от того, </text:span><text:span text:style-name="T2856">чем</text:span><text:span text:style-name="T2848"> вс</text:span><text:span text:style-name="T2856">ё</text:span><text:span text:style-name="T2848"> это закончилось, но, с другой стороны, она чувствовала облегчение, как будто с е</text:span><text:span text:style-name="T2856">ё</text:span><text:span text:style-name="T2848"> плеч </text:span><text:span text:style-name="T2856">спала</text:span><text:span text:style-name="T2848"> тяж</text:span><text:span text:style-name="T2856">ё</text:span><text:span text:style-name="T2848">лая ноша. Оставалось только прояснить всю эту </text:span><text:span text:style-name="T2857">печальную</text:span><text:span text:style-name="T2848"> историю с Гарри.</text:span></text:p>
      <text:p text:style-name="P571"><text:span text:style-name="T2848"><text:tab/>Она не могла не чувствовать, что Робин и Мэтью были слишком строги </text:span><text:span text:style-name="T2858">к</text:span><text:span text:style-name="T2848"> Гарри. Тем не менее, вс</text:span><text:span text:style-name="T2858">ё</text:span><text:span text:style-name="T2848">, что они сделали, это воплотили в жизнь то, что она сама в конечном итоге собиралась сделать. Конечно, в </text:span><text:span text:style-name="T2858">подходящее для этого</text:span><text:span text:style-name="T2848"> время. Но это произошло сейчас, и ей нужно было </text:span><text:span text:style-name="T2864">морально </text:span><text:span text:style-name="T2848">подготовиться к встрече с Гарри.</text:span></text:p>
      <text:p text:style-name="P571"><text:span text:style-name="T2848"><text:tab/>Она никогда не </text:span><text:span text:style-name="T2859">задумывалась о том</text:span><text:span text:style-name="T2848">, что </text:span><text:span text:style-name="T2859">он может плакать</text:span><text:span text:style-name="T2848">. Это было странно, </text:span><text:span text:style-name="T2859">ведь </text:span><text:span text:style-name="T2848">он всегда казался </text:span><text:span text:style-name="T2859">ей </text:span><text:span text:style-name="T2848">таким сильным. Вот чего она так боялась – молилась, чтобы он не </text:span><text:span text:style-name="T2859">разразился</text:span><text:span text:style-name="T2848"> перед ней потоком слез. Она не сможет с этим справиться, она будет чувствовать себя </text:span><text:span text:style-name="T2859">безмерно </text:span><text:span text:style-name="T2848">виноватой </text:span><text:span text:style-name="T2865">перед ним</text:span><text:span text:style-name="T2848">.</text:span></text:p>
      <text:p text:style-name="P571"><text:span text:style-name="T2848"><text:tab/></text:span><text:span text:style-name="T2860">Как он и </text:span><text:span text:style-name="T2861">предполагал</text:span><text:span text:style-name="T2860">, </text:span><text:span text:style-name="T2848">Робин нашел Мэтью в </text:span><text:span text:style-name="T2860">его</text:span><text:span text:style-name="T2848"> спальне, заправля</text:span><text:span text:style-name="T2860">вшим</text:span><text:span text:style-name="T2848"> постель.</text:span></text:p>
      <text:p text:style-name="P571"><text:span text:style-name="T2848"><text:tab/>«Элисон здесь. Ты не собираешься спуститься </text:span><text:span text:style-name="T2862">к нам</text:span><text:span text:style-name="T2848">? </text:span><text:span text:style-name="T2862">Мне показалось</text:span><text:span text:style-name="T2848">, ты сказал, что собираешься сходить только в туалет».</text:span></text:p>
      <text:p text:style-name="P571"><text:span text:style-name="T2848"><text:tab/>«О</text:span><text:span text:style-name="T2863">х</text:span><text:span text:style-name="T2848">... я не знал, что Элисон здесь. Я </text:span><text:span text:style-name="T2863">буду</text:span><text:span text:style-name="T2848"> через минуту».</text:span></text:p>
      <text:p text:style-name="P572"><text:span text:style-name="T2848"><text:tab/>«Что случилось, Мэтью? Почему ты не смотришь на меня? </text:span><text:span text:style-name="T2866">Ты сердишься</text:span><text:span text:style-name="T2848">? Я </text:span><text:span text:style-name="T2866">вовсе </text:span><text:span text:style-name="T2848">не хотел быть с ним слишком грубым этим утром. </text:span><text:span text:style-name="T2866">Говорю тебе честно — я этого не хотел.</text:span><text:span text:style-name="T2848">»</text:span></text:p>
      <text:p text:style-name="P572"><text:span text:style-name="T2848"><text:tab/>«Нет, это не </text:span><text:span text:style-name="T2867">из-за тебя</text:span><text:span text:style-name="T2848">. </text:span><text:span text:style-name="T2868">До меня только сейчас дошло</text:span><text:span text:style-name="T2848">, почему я так кричал на него. Это </text:span><text:span text:style-name="T2868">было оттого,</text:span><text:span text:style-name="T2848"> что я ревновал. </text:span><text:span text:style-name="T2868">Для меня была невыносима</text:span><text:span text:style-name="T2848"> мысль о том, что Гарри так </text:span><text:span text:style-name="T2868">крупно </text:span><text:span text:style-name="T2848">повезло встреча</text:span><text:span text:style-name="T2868">ться</text:span><text:span text:style-name="T2848"> с Элисон. Я думал не об Элисон, а о себе. Мне </text:span><text:span text:style-name="T2868">чертовски</text:span><text:span text:style-name="T2848"> стыдно. Возможно, мы ошибались. </text:span><text:span text:style-name="T2868">О</text:span><text:span text:style-name="T2848">ткуда нам знать, что Элисон и Гарри не подходят друг другу. Гарри </text:span><text:span text:style-name="T2868">вполне </text:span><text:span text:style-name="T2848">мог быть искренним в своих чувствах по отношению к </text:span><text:span text:style-name="T2888">ней</text:span><text:span text:style-name="T2848">».</text:span></text:p>
      <text:p text:style-name="P572"><text:span text:style-name="T2848"><text:tab/>«Не говори так, Мэтью. Ладно, </text:span><text:span text:style-name="T2869">ты был не прав</text:span><text:span text:style-name="T2848">, но в то же время это к лучшему, поверь мне».</text:span></text:p>
      <text:p text:style-name="P510"/>
      <text:p text:style-name="P572"><text:span text:style-name="T2848"><text:tab/>Мэтью закончил заправлять одеяла и последовал </text:span><text:span text:style-name="T2887">вслед </text:span><text:span text:style-name="T2848">за Робин</text:span><text:span text:style-name="T2870">ом</text:span><text:span text:style-name="T2848">. Когда они </text:span><text:span text:style-name="T2871">спустились вниз</text:span><text:span text:style-name="T2848">, Элисон уже не было. </text:span><text:span text:style-name="T2870">Помещение кухни</text:span><text:span text:style-name="T2848"> </text:span><text:span text:style-name="T2870">сверкало чистотой</text:span><text:span text:style-name="T2848">.</text:span></text:p>
      <text:p text:style-name="P572"><text:span text:style-name="T2848"><text:tab/>«Мы подождем </text:span><text:span text:style-name="T2873">их </text:span><text:span text:style-name="T2848">здесь. </text:span><text:span text:style-name="T2873">О</text:span><text:span text:style-name="T2848">ни, должно быть, разговаривают </text:span><text:span text:style-name="T2873">и</text:span><text:span text:style-name="T2848"> выйдут, когда </text:span><text:span text:style-name="T2873">закончат.</text:span><text:span text:style-name="T2848">» — сказал Мэтью, на</text:span><text:span text:style-name="T2889">ливая в</text:span><text:span text:style-name="T2848"> </text:span><text:span text:style-name="T2872">электрический</text:span><text:span text:style-name="T2848"> чайник </text:span><text:span text:style-name="T2901">воду</text:span><text:span text:style-name="T2848">. Он достал чашки, чтобы приготовить </text:span><text:span text:style-name="T2899">по чаю </text:span><text:span text:style-name="T2902">для каждого</text:span><text:span text:style-name="T2848">. Они сидели молча </text:span><text:span text:style-name="T2900">и</text:span><text:span text:style-name="T2848"> ни</text:span><text:span text:style-name="T2900">кто</text:span><text:span text:style-name="T2848"> не про</text:span><text:span text:style-name="T2900">ронил</text:span><text:span text:style-name="T2848"> ни слова. </text:span><text:span text:style-name="T2900">О</text:span><text:span text:style-name="T2875">тчётливо </text:span><text:span text:style-name="T2848">слы</text:span><text:span text:style-name="T2900">шалось</text:span><text:span text:style-name="T2848"> тиканье настенных часов. Чайник </text:span><text:span text:style-name="T2900">зашипел</text:span><text:span text:style-name="T2848">, </text:span><text:span text:style-name="T2874">свидетельствуя, что</text:span><text:span text:style-name="T2848"> </text:span><text:span text:style-name="T2900">в нём закипела вода</text:span><text:span text:style-name="T2848">.</text:span></text:p>
      <text:p text:style-name="P510"><text:tab/>«<text:span text:style-name="T4133">Почему они задерживаются</text:span>?» – спросил Робин. Мэтью пожал плечами <text:span text:style-name="T4132">в ответ</text:span>. Он закончил заваривать <text:span text:style-name="T4134">напиток</text:span> и <text:span text:style-name="T4132">выставил</text:span> <text:span text:style-name="T4135">посуду</text:span> на поднос.</text:p>
      <text:p text:style-name="P572"><text:span text:style-name="T2848"><text:tab/>«</text:span><text:span text:style-name="T2876">Л</text:span><text:span text:style-name="T2848">адно, </text:span><text:span text:style-name="T2876">они, наверное</text:span><text:span text:style-name="T2848">, </text:span><text:span text:style-name="T2876">уже закончили. Самое время внести чай.</text:span><text:span text:style-name="T2848">»</text:span></text:p>
      <text:p text:style-name="P510"><text:tab/>Робин встал с табурет<text:span text:style-name="T4136">ки</text:span> и последовал за Мэтью в гостиную. Мэтью постучал в дверь, осторожно удерживая поднос <text:span text:style-name="T3199">свободной рукой</text:span>.</text:p>
      <text:p text:style-name="P572"><text:soft-page-break/><text:span text:style-name="T2848"><text:tab/>«</text:span><text:span text:style-name="T2877">Можно нам войти? Я заварил свежий чай.</text:span><text:span text:style-name="T2848">»</text:span></text:p>
      <text:p text:style-name="P572"><text:span text:style-name="T2848"><text:tab/>«Да, Мэтью, </text:span><text:span text:style-name="T2878">входи</text:span><text:span text:style-name="T2848">», — ответил Гарри.</text:span></text:p>
      <text:p text:style-name="P572"><text:span text:style-name="T2848"><text:tab/>Элисон улыбнулась Робину, как бы говоря, что он </text:span><text:span text:style-name="T2879">был </text:span><text:span text:style-name="T2848">прав, </text:span><text:span text:style-name="T2879">и </text:span><text:span text:style-name="T2848">что она стала </text:span><text:span text:style-name="T2892">чуточку </text:span><text:span text:style-name="T2848">счастливее теперь, когда вопрос </text:span><text:span text:style-name="T2879">наконец-то </text:span><text:span text:style-name="T2848">прояснился. Мэтью поставил поднос на маленький журнальный столик, </text:span><text:span text:style-name="T2879">сделанный из соснового дерева</text:span><text:span text:style-name="T2848"> и раздал чашки.</text:span></text:p>
      <text:p text:style-name="P511"><text:tab/>«Тебе не кажется, что пора позвонить профессору?» предложил Гарри, </text:p>
      <text:p text:style-name="P573"><text:span text:style-name="T2848">«Он </text:span><text:span text:style-name="T2891">просил</text:span><text:span text:style-name="T2880"> с</text:span><text:span text:style-name="T2881">вязаться с ним</text:span><text:span text:style-name="T2848">, когда Робин </text:span><text:span text:style-name="T2880">проснётся</text:span><text:span text:style-name="T2848"> и будет готов продолжить </text:span><text:span text:style-name="T2891">составление</text:span><text:span text:style-name="T2848"> запи</text:span><text:span text:style-name="T2891">сей</text:span><text:span text:style-name="T2848">».</text:span></text:p>
      <text:p text:style-name="P511"><text:tab/><text:span text:style-name="T3200">Гарри</text:span> отпил чай, осторожно дуя <text:span text:style-name="T3200">на него</text:span>, чтобы не обжечь язык.</text:p>
      <text:p text:style-name="P511"><text:tab/>Элисон встала и подошла к телефону.</text:p>
      <text:p text:style-name="P573"><text:span text:style-name="T2848"><text:tab/>«Я позвоню ему и спрошу, хочет ли он, чтобы мы поехали в университет, или он собирается приехать сюда </text:span><text:span text:style-name="T2882">сам</text:span><text:span text:style-name="T2848">».</text:span></text:p>
      <text:p text:style-name="P573"><text:span text:style-name="T2848"><text:tab/>«Робин, как ты вообще попал </text:span><text:span text:style-name="T2883">туда</text:span><text:span text:style-name="T2848">, в </text:span><text:span text:style-name="T2883">ту послевоенную эпоху</text:span><text:span text:style-name="T2848">?» - спросил Гарри</text:span><text:span text:style-name="T2884">,</text:span></text:p>
      <text:p text:style-name="P512"><text:tab/>«Что ты почувствовал когда понял, что твой разум находится там?»</text:p>
      <text:p text:style-name="P573"><text:span text:style-name="T2884"><text:tab/></text:span><text:span text:style-name="T2885">Наблюдая за Робином, о</text:span><text:span text:style-name="T2884">н много раз задавал себе этот вопрос. </text:span><text:span text:style-name="T2885">Путешествия во времени захватывали </text:span><text:span text:style-name="T2890">его </text:span><text:span text:style-name="T2886">воображение</text:span><text:span text:style-name="T2884">. О</text:span><text:span text:style-name="T2885">б</text:span><text:span text:style-name="T2884"> </text:span><text:span text:style-name="T2885">этом </text:span><text:span text:style-name="T2884">можно было прочитать только в художественных книгах, и он никогда не думал, что </text:span><text:span text:style-name="T2885">такое</text:span><text:span text:style-name="T2884"> может произойти на самом деле.</text:span></text:p>
      <text:p text:style-name="P513"><text:span text:style-name="T2914"><text:tab/>«</text:span>Я точно не знаю, как это произошло. Первоначально я надеялся просто ввести себя в л<text:span text:style-name="T2913">ё</text:span>гкий транс, чтобы узнать, с<text:span text:style-name="T2913">могу ли я сдать</text:span> экзамены, <text:span text:style-name="T2915">и я ни на секунду не задумывался о том, что мне когда-нибудь придётся путешествовать во времени. Я был сильно напуган, когда очутился там. </text:span><text:span text:style-name="T2916">Я не понимал где, чёрт возьми, я </text:span><text:span text:style-name="T2918">находился</text:span><text:span text:style-name="T2916">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917">Его там не было, но я то был, вы понимаете? </text:span><text:span text:style-name="T2918">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919">я</text:span><text:span text:style-name="T2918">ть рассудок и самообладание. </text:span><text:span text:style-name="T2920">Я должен был постоянно следить за тем, чтобы не попасть в засаду банды головорезов, или, что гораздо хуже, в лапы служителей Системы. </text:span><text:span text:style-name="T2921">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914">»</text:span></text:p>
      <text:p text:style-name="P513"><text:tab/><text:span text:style-name="T2922">Вздрогнув, Робин прервал свой рассказ. </text:span><text:span text:style-name="T2923">П</text:span><text:span text:style-name="T2922">о его спине забегали мурашки </text:span><text:span text:style-name="T2923">а по по щеке покатилась одинокая слеза</text:span><text:span text:style-name="T2922">. </text:span><text:span text:style-name="T2923">Смахнув её, он достал платок и </text:span><text:span text:style-name="T2938">шумно </text:span><text:span text:style-name="T2923">высморкался. </text:span><text:span text:style-name="T2924">Только сейчас до него дошло, насколько крупным оказалось его везение </text:span><text:span text:style-name="T2925">и </text:span><text:span text:style-name="T2924">ему удалось вернуться в свой настоящий дом целым и невр</text:span><text:span text:style-name="T2925">е</text:span><text:span text:style-name="T2924">димым. </text:span><text:span text:style-name="T2925">Подумать только, в какой то момент он серьёзно размышлял над тем, чтобы остаться в том мире навсегда.</text:span></text:p>
      <text:p text:style-name="P513"/>
      <text:p text:style-name="P513"><text:tab/><text:span text:style-name="T2926">Элисон возвратилась и, обняв своего </text:span><text:span text:style-name="T2946">юного</text:span><text:span text:style-name="T2926"> друга, спросила:</text:span></text:p>
      <text:p text:style-name="P513"><text:tab/>«<text:span text:style-name="T2927">Что случилось, Робин? Как твоё самочувствие? </text:span><text:span text:style-name="T2943">Ничего не болит</text:span><text:span text:style-name="T2927">?</text:span>»</text:p>
      <text:p text:style-name="P513"><text:tab/>«Нет, со мной вс<text:span text:style-name="T2928">ё</text:span> в порядке, правда. Я просто подумал, как <text:span text:style-name="T2928">это здорово — оказаться </text:span>здесь, среди людей, которые любят меня и заботятся обо мне.»</text:p>
      <text:p text:style-name="P513"><text:tab/>«<text:span text:style-name="T2929">Что сказал профессор? - спросил Мэтью, пытаясь по-быстрому переменить тему разговора, поскольку было ясно, что она расстроила Робина.</text:span>»</text:p>
      <text:p text:style-name="P513"><text:tab/>«<text:span text:style-name="T2930">Когда я позвонил</text:span><text:span text:style-name="T2971">а</text:span><text:span text:style-name="T2930">, он проводил лекцию. Но он успел сообщить, </text:span><text:span text:style-name="T2973">что будет занят, как минимум, ближайши</text:span><text:span text:style-name="T3340">е</text:span><text:span text:style-name="T2973"> полчаса</text:span><text:span text:style-name="T2930">. </text:span><text:span text:style-name="T2931">Один из университетских преподавателей заболел и профессору пришлось его замещать. Было похоже, что он не слишком доволен </text:span><text:span text:style-name="T2932">таким положением дел</text:span><text:span text:style-name="T2931">.</text:span>»</text:p>
      <text:p text:style-name="P513"><text:tab/>«<text:span text:style-name="T2933">Я собираюсь сходить в магазин и купить немного табака для своей трубки и сигарет</text:span><text:span text:style-name="T2972">ы</text:span>», - <text:span text:style-name="T2933">сказал Мэтью.</text:span></text:p>
      <text:p text:style-name="P513"><text:tab/>«<text:span text:style-name="T2934">Скоро вернусь. Если кому-нибудь из вас что-то нужно, говорите сейчас.</text:span>»</text:p>
      <text:p text:style-name="P513"><text:tab/><text:span text:style-name="T2935">Он взял куртку и надел её, роясь в карманах в поисках ключей от машины.</text:span></text:p>
      <text:p text:style-name="P513"><text:tab/>«<text:span text:style-name="T2936">Что-то потерял?</text:span>» - <text:span text:style-name="T2936">спросил Гарри.</text:span></text:p>
      <text:p text:style-name="P513"><text:tab/>«<text:span text:style-name="T2937">Ох, чёрт! </text:span><text:span text:style-name="T2947">Н</text:span><text:span text:style-name="T2937">е могу вспомнить, куда </text:span><text:span text:style-name="T2947">я </text:span><text:span text:style-name="T2937">положил ключи.</text:span>»</text:p>
      <text:p text:style-name="P513"><text:soft-page-break/><text:tab/>«<text:span text:style-name="T2939">Зачем </text:span><text:span text:style-name="T2952">они тебе</text:span><text:span text:style-name="T2939">? Ты что, собираешься ехать в магазин на углу улицы на машине?</text:span>»</text:p>
      <text:p text:style-name="P514"><text:tab/>«<text:span text:style-name="T2940">Он всего лишь в полукилометре отсюда</text:span>» - <text:span text:style-name="T2945">добавила</text:span><text:span text:style-name="T2940"> Элисон.</text:span></text:p>
      <text:p text:style-name="P515">Промолчав, Мэтью вышел из комнаты. <text:span text:style-name="T2941">Через некоторое время послышался щелчок закрываемой за ним входной двери.</text:span></text:p>
      <text:p text:style-name="P515"/>
      <text:p text:style-name="P515"><text:tab/>«<text:span text:style-name="T2942">Интересно, каким образом профессор собирается предотвратить ядерную войну? </text:span><text:span text:style-name="T2944">Мне кажется, он </text:span><text:span text:style-name="T2948">немного переоценивает свои возмож</text:span><text:span text:style-name="T2949">н</text:span><text:span text:style-name="T2948">ости. </text:span><text:span text:style-name="T2950">Если у него получится, то будет можно считать это чудом. </text:span><text:span text:style-name="T2951">Не думаю, что кто-то </text:span><text:span text:style-name="T2953">станет воспринимать</text:span><text:span text:style-name="T2951"> нас всерьёз. Нас заклеймят сумасшедшими, </text:span><text:span text:style-name="T2953">особенно в преддверии приближающихся выборов. </text:span><text:span text:style-name="T2954">Люди скажут, что бы пытаемся заявить о себе, нацепив на себя шутовские колпаки и размалевав лица.</text:span>»</text:p>
      <text:p text:style-name="P516"><text:tab/>«<text:span text:style-name="T2955">Ты прав, Гарри. Мне тоже интересно, как он собирается донести до людей мысль о том, что мы </text:span><text:span text:style-name="T2928">— </text:span><text:span text:style-name="T2955">не </text:span><text:span text:style-name="T2956">сборище</text:span><text:span text:style-name="T2955"> стремящихся к саморекламе психов и не какие-то </text:span><text:span text:style-name="T2957">запуганные </text:span><text:span text:style-name="T2955">паникёры.</text:span>» - <text:span text:style-name="T2956">ответила ему Элисон.</text:span></text:p>
      <text:p text:style-name="P516"><text:tab/><text:span text:style-name="T2958">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959">Но, как сказал профессор, если они </text:span><text:span text:style-name="T2961">всем сердцем </text:span><text:span text:style-name="T2962">пожелают</text:span><text:span text:style-name="T2959"> остановить войну, то Систем</text:span><text:span text:style-name="T2961">а</text:span><text:span text:style-name="T2959"> н</text:span><text:span text:style-name="T2961">е смо</text:span><text:span text:style-name="T2962">жет</text:span><text:span text:style-name="T2961"> иметь над ними никакой власти</text:span><text:span text:style-name="T2959">. </text:span><text:span text:style-name="T2960">И </text:span><text:span text:style-name="T2959">Робин постарался выкинуть из головы тревожащее </text:span><text:span text:style-name="T3341">его </text:span><text:span text:style-name="T2959">чувство вины.</text:span></text:p>
      <text:p text:style-name="P516"/>
      <text:p text:style-name="P517"><text:tab/>«Если вы не будете против, мне бы очень хотелось сходить вместе <text:span text:style-name="T2963">с </text:span>вами в кино <text:span text:style-name="T2963">и </text:span>посмотреть какой-нибудь фильм. Что вы посоветуете? Я <text:span text:style-name="T2975">даже </text:span><text:span text:style-name="T3342">не представляю</text:span>, что сейчас показывают на канале A.B.C или в кинотеатрах Одеон.»</text:p>
      <text:p text:style-name="P517"><text:tab/>«<text:span text:style-name="T2976">С</text:span><text:span text:style-name="T2964">огласна. Думаю, что нам было бы полезно сделать небольшой перерыв и посмотреть «Комнату с видом», - ответила Элисон. </text:span><text:span text:style-name="T2965">Она уже посмотрела этот фильм и была от него в восторге.</text:span></text:p>
      <text:p text:style-name="P517"><text:tab/>«<text:span text:style-name="T2966">А после кино мы зайдём перекусить в Бургер Кинг. Если вы, конечно, хотите этого</text:span>», - <text:span text:style-name="T2966">добавила она поспешно.</text:span> <text:span text:style-name="T2967">Они уже давно не выходили все вместе на развлечения и это следовало исправить.</text:span></text:p>
      <text:p text:style-name="P517"><text:tab/>«<text:span text:style-name="T2968">Отличная идея, Элисон. Уверен, нам </text:span><text:span text:style-name="T2970">всем </text:span><text:span text:style-name="T2968">будет очень приятно. </text:span><text:span text:style-name="T2969">Мы подождём, </text:span><text:span text:style-name="T3343">пока не </text:span><text:span text:style-name="T2969">вернётся Мэтью и проверим, всё ли у него в порядке. Возможно, у него другие планы на этот вечер.</text:span>»</text:p>
      <text:p text:style-name="P517"/>
      <text:p text:style-name="P518">ШЕСТАЯ ГЛАВА</text:p>
      <text:p text:style-name="P518"/>
      <text:p text:style-name="P518"><text:span text:style-name="T3734">КОШМАРЫ</text:span> <text:span text:style-name="T3492">ВОЗЛЕ КАМИНА</text:span></text:p>
      <text:p text:style-name="P518"/>
      <text:p text:style-name="P519">«ДОБРОЕ УТРО, РОБИН!», - ВОСКЛИКНУЛ ПРОФЕССОР Фергер.</text:p>
      <text:p text:style-name="P519">«Как твоё самочувствие? Ты выглядишь намного лучше, чем вчера вечером. Хорошо поспал?»</text:p>
      <text:p text:style-name="P519"><text:tab/>Он вошёл через парадную дверь, и Робин закрыл её за ним. <text:span text:style-name="T2986">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977">Он был невероятным сладкоежкой, и </text:span><text:span text:style-name="T3344">всем </text:span><text:span text:style-name="T2977">его студентам было хорошо известно, что если угостить профессора пирожными со свежим заварным кремом, то можно </text:span><text:span text:style-name="T3345">выпросить у него всё, что угодно</text:span><text:span text:style-name="T2977">. </text:span><text:span text:style-name="T2978">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979">Губы Робина тронула едва заметная </text:span><text:span text:style-name="T3229">усмешка</text:span><text:span text:style-name="T2979">, когда он подумал о том, что профессору, должно быть, не удаётся самостоятельно завязать шнурки </text:span><text:span text:style-name="T2980">на с</text:span><text:span text:style-name="T2979">воих ботин</text:span><text:span text:style-name="T2980">ках</text:span><text:span text:style-name="T2979">. </text:span><text:soft-page-break/><text:span text:style-name="T2981">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982">не снимал </text:span><text:span text:style-name="T3003">ботинок</text:span><text:span text:style-name="T2982">, отправляясь спать?</text:span></text:p>
      <text:p text:style-name="P519"/>
      <text:p text:style-name="P520"><text:tab/>Впустив профессора Фергера, Робин не последовал за ним в гостиную, где сейчас <text:span text:style-name="T3345">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983">всю </text:span>пачку шоколадного печенья <text:span text:style-name="T2983">целиком</text:span>. <text:span text:style-name="T2984">Он передал эти яства профессору, что незамедлительно вызвало на лице </text:span><text:span text:style-name="T2985">последнего </text:span><text:span text:style-name="T2984">улыбку, сравнимую разве что с улыбкой Чеширского кота.</text:span></text:p>
      <text:p text:style-name="P523"><text:tab/>«<text:span text:style-name="T2987">Спасибо тебе, мальчик. </text:span><text:span text:style-name="T2988">Из-за того, что этим утром мне пришлось вести незапланированные занятия, у меня не было времени даже на то, чтобы как следует поесть</text:span>», - <text:span text:style-name="T2988">произнёс он, </text:span><text:span text:style-name="T3345">сияя, на забывая при этом </text:span><text:span text:style-name="T2988">активно работа</text:span><text:span text:style-name="T3345">ть</text:span><text:span text:style-name="T2988"> челюстями.</text:span></text:p>
      <text:p text:style-name="P523"><text:tab/>«<text:span text:style-name="T2989">Как только я </text:span><text:span text:style-name="T3301">по</text:span><text:span text:style-name="T2989">кончу </text:span><text:span text:style-name="T3301">с едой</text:span><text:span text:style-name="T2989">, мы незамедлительно продолжим начатую накануне работу. Итак, чем вы занимались </text:span><text:span text:style-name="T3302">сегодня</text:span><text:span text:style-name="T2989"> утром, </text:span><text:span text:style-name="T2990">пока </text:span><text:span text:style-name="T2991">я был в университете</text:span><text:span text:style-name="T2990">?</text:span>»</text:p>
      <text:p text:style-name="P520"><text:tab/>«<text:span text:style-name="T2992">Почти ничем, профессор Фергер</text:span>», - <text:span text:style-name="T2992">ответила ему Элисон.</text:span></text:p>
      <text:p text:style-name="P520"><text:tab/>«<text:span text:style-name="T2992">Мы ждали, </text:span><text:span text:style-name="T2993">когда проснётся Робин. </text:span><text:span text:style-name="T2994">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995">х</text:span><text:span text:style-name="T2994">орошо позавтракал.</text:span>»</text:p>
      <text:p text:style-name="P521"><text:tab/><text:span text:style-name="T2996">Она ответила почти моментально, </text:span><text:span text:style-name="T2997">опасаясь, что</text:span><text:span text:style-name="T2996"> кто-нибудь из присутствующих </text:span><text:span text:style-name="T2997">наговорит лишнего. </text:span></text:p>
      <text:p text:style-name="P521"><text:span text:style-name="T2996"><text:tab/>«</text:span><text:span text:style-name="T2998">Хорошо. Значит у нас будет много работы. Надеюсь, ни у кого из вас не запланировано никаких мероприятий на сегодняшний вечер.</text:span><text:span text:style-name="T2996">» </text:span></text:p>
      <text:p text:style-name="P520"><text:tab/>«Ну…<text:span text:style-name="T2999"> Ээээ</text:span>», - <text:span text:style-name="T2999">начал было Робин.</text:span></text:p>
      <text:p text:style-name="P520"><text:tab/>«<text:span text:style-name="T3000">Отлично! Я рад, что не запланировано</text:span>», - <text:span text:style-name="T2999">перебил его профессор.</text:span></text:p>
      <text:p text:style-name="P520"><text:tab/><text:span text:style-name="T3001">Сейчас я достану папку с моими записями и мы сможем продолжить.</text:span></text:p>
      <text:p text:style-name="P520"><text:tab/><text:span text:style-name="T3002">Он доел печенье и допил остатки сока, прежде чем начать копаться в своём старом, невзрачном портфеле из коричневой кожи.</text:span></text:p>
      <text:p text:style-name="P520"><text:tab/>«<text:span text:style-name="T3009">Я нашёл их! В какой-то ужасный момент мне показалось, что я оставил их дома</text:span>».</text:p>
      <text:p text:style-name="P520"><text:tab/>«<text:span text:style-name="T3010">Какая жалость, что он не сделал этого</text:span>», - <text:span text:style-name="T3010">сокрушённо подумал Робин.</text:span></text:p>
      <text:p text:style-name="P520"><text:tab/>«<text:span text:style-name="T3011">Итак, на чём мы остановились перед тем, как уснул Робин?</text:span>» - <text:span text:style-name="T3012">пробормотал профессор, </text:span><text:span text:style-name="T3013">роясь</text:span><text:span text:style-name="T3012"> в свои </text:span><text:span text:style-name="T3020">бумагах</text:span><text:span text:style-name="T3012">; </text:span><text:span text:style-name="T3013">его очки неспешно сползали с носа.</text:span></text:p>
      <text:p text:style-name="P520"><text:tab/>«<text:span text:style-name="T3014">Мы закончили на обсуждении Системы и людей, населявших этот ужасный мир. Робину оставалось лишь зарисовать карту Саутгемптона</text:span>», - <text:span text:style-name="T3014">ответил Гарри.</text:span></text:p>
      <text:p text:style-name="P520"><text:tab/>«<text:span text:style-name="T3015">Нет, Гарри! Мне кажется, что ты ошибаешься. </text:span><text:span text:style-name="T3016">Судя по моим записям, мы закончили на описании окружающей среды. Полагаю, что у меня имеется достаточно информации по этой теме.</text:span>»</text:p>
      <text:p text:style-name="P520"><text:tab/>«<text:span text:style-name="T3016">Что дальше, профессор?</text:span>», - <text:span text:style-name="T3016">спросил Робин,</text:span></text:p>
      <text:p text:style-name="P520"><text:tab/>«<text:span text:style-name="T3016">Какие темы из вашего списка вы хотели бы обсудить? </text:span><text:span text:style-name="T3017">Думаю, что будет гораздо быстрее, если вы зачитаете их все и сразу, а </text:span><text:span text:style-name="T3019">затем </text:span><text:span text:style-name="T3018">я стану</text:span><text:span text:style-name="T3017"> описывать их одну за другой в порядке следования.</text:span>»</text:p>
      <text:p text:style-name="P520"><text:tab/><text:span text:style-name="T3020">Робину сильно хотелось пойти в кино, и таким образом у них оставалась возможность закончить ко</text:span><text:span text:style-name="T3021">н</text:span><text:span text:style-name="T3020">спектирование пораньше и отправиться на последний сеанс, который должен был состояться около восьми часов вечера.</text:span></text:p>
      <text:p text:style-name="P520"><text:tab/>«<text:span text:style-name="T3022">Звучит вполне разумным, Робин. Ну, остались ещё три важных темы — основная масса живших там людей, их </text:span><text:span text:style-name="T3023">предводители</text:span><text:span text:style-name="T3022"> и, наконец, Система</text:span>».</text:p>
      <text:p text:style-name="P520"><text:tab/>«<text:span text:style-name="T3024">Хорошо. Начнём с людей. Они представляли собой довольно жалкое зрелище. К сожалению, мне больше нечего добавить к </text:span><text:span text:style-name="T3025">сказанному</text:span><text:span text:style-name="T3024">, всё остальное вы видели сами. </text:span><text:span text:style-name="T3026">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3027">расправляются с</text:span><text:span text:style-name="T3026"> собак</text:span><text:span text:style-name="T3027">ами</text:span><text:span text:style-name="T3026"> и кош</text:span><text:span text:style-name="T3027">ками</text:span><text:span text:style-name="T3026">. </text:span><text:span text:style-name="T3032">И</text:span><text:span text:style-name="T3028">нтересно, каким образом, глядя на подобные зверства, повели бы себя те организации, которые </text:span><text:span text:style-name="T3029">в наши дни </text:span><text:span text:style-name="T3028">протестуют против жестокого обращения с животными. </text:span><text:soft-page-break/><text:span text:style-name="T3055">Но, в</text:span><text:span text:style-name="T3029">озможно, что я </text:span><text:span text:style-name="T3039">был </text:span><text:span text:style-name="T3029">слишком строг к </text:span><text:span text:style-name="T3039">тем</text:span><text:span text:style-name="T3029">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3030">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20"><text:tab/><text:span text:style-name="T3031">Робин выдержал паузу. </text:span><text:span text:style-name="T3033">Воцарилась полная тишина. Все с полным вниманием слушали </text:span><text:span text:style-name="T3036">его </text:span><text:span text:style-name="T3033">речь</text:span><text:span text:style-name="T3034">, а профессор еле успевал записывать сказанное</text:span><text:span text:style-name="T3033">.</text:span></text:p>
      <text:p text:style-name="P520"><text:tab/>«<text:span text:style-name="T3035">Они источали ужасные запахи, порой вызывавшие во мне рвотные по</text:span><text:span text:style-name="T3249">з</text:span><text:span text:style-name="T3035">ывы, но разве можно было ожидать от них чего-то другого, ведь им негде было помыться и даже сходить в туалет. </text:span><text:span text:style-name="T3037">Я думаю, что в таких условиях просто неминуемо возникновение и скорейший рост количества различных </text:span><text:span text:style-name="T3040">заболеваний</text:span><text:span text:style-name="T3037">. Все эти люди не имели </text:span><text:span text:style-name="T3038">за душой ровным счётом ничего, они были бездомными и </text:span><text:span text:style-name="T3041">жили одним днём. </text:span><text:span text:style-name="T3042">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3043">Интересно, каким образом преобразилась бы структура нашего общества, если бы людям удалось своими глазами увидеть то, что видел я</text:span>».</text:p>
      <text:p text:style-name="P520"><text:tab/>«<text:span text:style-name="T3044">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20"><text:tab/><text:span text:style-name="T3045">Молодой человек снова замолк, размышляя о тяжелейшем положении этих бедных, несчастных людей. </text:span><text:span text:style-name="T3046">Он проглотил подступивший к горлу комок, стараясь изо всех сил не позволить пролиться слезам.</text:span></text:p>
      <text:p text:style-name="P520"><text:tab/>«<text:span text:style-name="T3047">Да, если припомнить всё в деталях, то я, должно быть, был одним из немногих детей, живших там.. Я говорил о ст</text:span><text:span text:style-name="T3317">онущих</text:span><text:span text:style-name="T3047"> бродягах.. Эти люди потеряли большую часть своих волос и имели на своей коже </text:span><text:span text:style-name="T3048">отвратительные пятна. Их лица были бледны</text:span><text:span text:style-name="T3292">ми</text:span><text:span text:style-name="T3048"> и не </text:span><text:span text:style-name="T3292">выражали никаких признаков жизни</text:span><text:span text:style-name="T3048">, всем своим видом они напоминали ходячие скелеты, обтянутые кожей. Прямо как зомби или, буквально, ходячие мертвецы. Всё это </text:span><text:span text:style-name="T3293">было похоже на</text:span><text:span text:style-name="T3048"> фильм ужасов, в котором я играл главную роль.</text:span>»</text:p>
      <text:p text:style-name="P522"><text:tab/>«<text:span text:style-name="T3049">Мой несчастный мальчик</text:span>», - <text:span text:style-name="T3049">сочувственно сказала Элисон,</text:span></text:p>
      <text:p text:style-name="P524"><text:tab/>«Наверное, это было твоим кошмаром наяву. Обещаю, что не позволю никому снова подвергнуть тебя чему-нибудь, столь же ужасному».</text:p>
      <text:p text:style-name="P522"><text:tab/>«<text:span text:style-name="T3050">Достаточно. Думаю, что теперь у меня имеется достаточно подробный отчёт о населявших тот мир людях. Не возражаешь, если мы перейдём </text:span><text:span text:style-name="T3052">к </text:span><text:span text:style-name="T3050">их вожакам?</text:span>» - <text:span text:style-name="T3051">спросил Робина профессор Фергер. </text:span><text:span text:style-name="T3052">Он видел, как негативно отражается его «допрос» на общем самочувствии юноши. </text:span><text:span text:style-name="T3053">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3250">были </text:span><text:span text:style-name="T3053">свежи в памяти путешественника. </text:span><text:span text:style-name="T3054">У многих людей наверняка случился бы нервный срыв после тех же испытаний, что выпали на его долю.</text:span></text:p>
      <text:p text:style-name="P522"><text:tab/>«<text:span text:style-name="T3201">С мной всё в порядке</text:span>» - <text:span text:style-name="T3201">поспешно сказал Робин, увидев на лице профессора беспокойство,</text:span></text:p>
      <text:p text:style-name="P522"><text:tab/>«<text:span text:style-name="T3201">Будет лучше, если мы закончим конспектирование как можно раньше, и тогда я наконец-то смогу освободиться от этой нелёгкой ноши</text:span>».</text:p>
      <text:p text:style-name="P522"><text:tab/>«<text:span text:style-name="T3201">Хорошо, это меня устраивает</text:span>», - <text:span text:style-name="T3201">ответил ему профессор Фергер.</text:span></text:p>
      <text:p text:style-name="P522"><text:tab/>«<text:span text:style-name="T3202">Предводители.. Они были достаточно храбрыми. Необходимо отдать должное их сме</text:span><text:span text:style-name="T3204">лости</text:span><text:span text:style-name="T3202"> и дальновидности</text:span>».</text:p>
      <text:p text:style-name="P522"><text:tab/>«<text:span text:style-name="T3202">Дальновидности? Что ты имеешь в виду?</text:span>» - <text:span text:style-name="T3203">спросил профессор, поднимая взгляд поверх очков,</text:span></text:p>
      <text:p text:style-name="P522"><text:tab/>«<text:span text:style-name="T3205">Я что-то пропустил или неправильно понял?</text:span>»</text:p>
      <text:p text:style-name="P522"><text:tab/>«<text:span text:style-name="T3206">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text:span><text:soft-page-break/><text:span text:style-name="T3206">Ормузского пролива, эти люди стали готовиться </text:span><text:span text:style-name="T3247">к </text:span><text:span text:style-name="T3251">наступлению</text:span><text:span text:style-name="T3206"> войны, и сделали всё от них зависящее, чтобы пережить ядерный удар</text:span>».</text:p>
      <text:p text:style-name="P522"><text:tab/>«<text:span text:style-name="T3207">Ты хочешь сказать, что в Саутгемптоне нашлась горстка людей, не доверявших </text:span><text:span text:style-name="T3208">правительству и </text:span><text:span text:style-name="T3207">средствам массовой информации, и призывавшая граждан нач</text:span><text:span text:style-name="T3209">инать </text:span><text:span text:style-name="T3207">готовиться к войне?</text:span>»</text:p>
      <text:p text:style-name="P522"><text:tab/><text:span text:style-name="T3210">Профессор откинулся на спинку стула.</text:span></text:p>
      <text:p text:style-name="P522"><text:tab/>«<text:span text:style-name="T3210">Прекрасно! Оказывается, общественность не настолько глупа, как это представлялось мне до сих пор</text:span>».</text:p>
      <text:p text:style-name="P522"><text:tab/>«<text:span text:style-name="T3210">Я хотел </text:span><text:span text:style-name="T3248">бы </text:span><text:span text:style-name="T3210">продолжить</text:span>», - <text:span text:style-name="T3210">произнёс Робин,</text:span></text:p>
      <text:p text:style-name="P522"><text:tab/>«<text:span text:style-name="T3210">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3211">Они готовились и они приняли все необходимые меры</text:span>».</text:p>
      <text:p text:style-name="P522"><text:tab/><text:span text:style-name="T3212">Через некоторое время профессор объявил, что вполне удовлетворён, и предложил перейти к заключительной </text:span><text:span text:style-name="T3245">части</text:span><text:span text:style-name="T3212">.</text:span></text:p>
      <text:p text:style-name="P522"><text:tab/>«<text:span text:style-name="T3213">Система.. Вам известно, что она была главным административным органом. </text:span><text:span text:style-name="T3214">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3242">й приязни</text:span><text:span text:style-name="T3214">. </text:span><text:span text:style-name="T3215">Таков главный закон любого цивилизованного сообщества — никто не </text:span><text:span text:style-name="T3243">в праве</text:span><text:span text:style-name="T3215"> рассчитывать на уважение и сотрудничество, если не </text:span><text:span text:style-name="T3243">желает </text:span><text:span text:style-name="T3215">проявля</text:span><text:span text:style-name="T3243">ть</text:span><text:span text:style-name="T3215"> уважения к другим. Всё, что они совершали, это массовый террор и физическ</text:span><text:span text:style-name="T3228">ие</text:span><text:span text:style-name="T3215"> расправ</text:span><text:span text:style-name="T3228">ы</text:span><text:span text:style-name="T3215">, гарантируя </text:span><text:span text:style-name="T4250">себе</text:span><text:span text:style-name="T3215">, что население будет оставаться слабым и неспособным на восстания или революцию..</text:span>»</text:p>
      <text:p text:style-name="P522"><text:tab/>«<text:span text:style-name="T3216">Робин повернулся к Элисон и внимательно всмотрелся в её глаза. Её что-то беспокоило.. Но что именно? Он никак не мог понять этого</text:span>».</text:p>
      <text:p text:style-name="P522"><text:tab/>«<text:span text:style-name="T3217">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22"><text:tab/><text:span text:style-name="T3217">Кивнув, профессор согласился на просьбу Робина и </text:span><text:span text:style-name="T3237">печально</text:span><text:span text:style-name="T3217"> посмотрел на сво</text:span><text:span text:style-name="T3239">и</text:span><text:span text:style-name="T3217"> </text:span><text:span text:style-name="T3236">опустевши</text:span><text:span text:style-name="T3239">е</text:span><text:span text:style-name="T3217"> стакан и тарелку.</text:span></text:p>
      <text:p text:style-name="P522"><text:tab/>«<text:span text:style-name="T3218">Элисон, помоги мне, пожалуйста, заварить для всех чаю и приготовить какую-нибудь снедь. Они, должно быть, голод</text:span><text:span text:style-name="T3238">ны,</text:span><text:span text:style-name="T3218"> потому что ничего не поели во время обеда.</text:span>»</text:p>
      <text:p text:style-name="P522"><text:tab/><text:span text:style-name="T3218">Элисон вместе с Робином покинули гостиную, оставив Гарри и Мэтью развлекать профессора Фергера.</text:span></text:p>
      <text:p text:style-name="P522"><text:tab/><text:span text:style-name="T3219">Когда они пришли на кухню, и Робин включил электрический чайник, </text:span><text:span text:style-name="T3220">он</text:span><text:span text:style-name="T3219"> развернулся лицом к Элисон и мягко, но настойчиво усадил её на стул.</text:span></text:p>
      <text:p text:style-name="P522"><text:tab/>«<text:span text:style-name="T3221">Эли, что с тобой происходит? </text:span><text:span text:style-name="T3222">Тебя расстроил Гарри? Н</text:span><text:span text:style-name="T3223">е молчи</text:span><text:span text:style-name="T3222">, ты ведь знаешь, что со мной можно говорить</text:span>».</text:p>
      <text:p text:style-name="P522"><text:tab/>«<text:span text:style-name="T3224">Нет, это не имеет к нему никакого отношения. Напротив, я вполне довольна тем, что между нами наконец-то расставлены все точки..</text:span>»</text:p>
      <text:p text:style-name="P522"><text:tab/>«<text:span text:style-name="T3225">В таком случае, что?</text:span>»</text:p>
      <text:p text:style-name="P522"><text:tab/>«<text:span text:style-name="T3226">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3231">то</text:span><text:span text:style-name="T3226"> ещё даже не произошло, но не могу ничего с этим поделать</text:span>».</text:p>
      <text:p text:style-name="P522"><text:tab/>«<text:span text:style-name="T3226">Элисон, не стоит стыдиться своей излишней эмоциональности. Нужно быть </text:span><text:span text:style-name="T3241">предельно</text:span><text:span text:style-name="T3226"> </text:span><text:span text:style-name="T3240">чёрствым</text:span><text:span text:style-name="T3226"> и бесчувственным человеком, чтобы на тебя никак не </text:span><text:span text:style-name="T3232">по</text:span><text:span text:style-name="T3226">влияло подобное зрелище. Если бы в тот момент в моём желудке находилось что-то иное, кроме пустоты, то меня </text:span><text:span text:style-name="T3227">бы </text:span><text:span text:style-name="T3234">непременно</text:span><text:span text:style-name="T3226"> </text:span><text:span text:style-name="T3233">стошнило</text:span><text:span text:style-name="T3226">. </text:span><text:span text:style-name="T3246">Одному Богу известно</text:span><text:span text:style-name="T3226">, как сильно мне хочется повернуть в</text:span><text:span text:style-name="T3235">ремя</text:span><text:span text:style-name="T3226"> вспять и </text:span><text:span text:style-name="T3291">больше </text:span><text:span text:style-name="T3226">не позволять тебе становиться свидетелем подобных </text:span><text:soft-page-break/><text:span text:style-name="T3226">зрелищ. Прости меня, Элисон, и пожалуйста, </text:span><text:span text:style-name="T3316">впредь </text:span><text:span text:style-name="T3226">не волнуйся. Надеюсь, нам удастся </text:span><text:span text:style-name="T3244">как-нибудь </text:span><text:span text:style-name="T3226">замять </text:span><text:span text:style-name="T3230">всё </text:span><text:span text:style-name="T3226">это</text:span>».</text:p>
      <text:p text:style-name="P522"><text:tab/><text:span text:style-name="T3303">Робин подошёл к Элисон и крепко обнял, стар</text:span><text:span text:style-name="T3304">аясь </text:span><text:span text:style-name="T3307">подарить ей ощущение комфорта и </text:span><text:span text:style-name="T3304">безопасности.</text:span></text:p>
      <text:p text:style-name="P522"><text:tab/><text:span text:style-name="T3304">Со мной всё в порядке. Смотри, вода уже закипела — пора заваривать чай. Чем скорее мы закончим, тем лучше: </text:span><text:span text:style-name="T3308">е</text:span><text:span text:style-name="T3304">сли мы поторопимся, то успеем на последний сеанс в кинотеатре.</text:span></text:p>
      <text:p text:style-name="P522"><text:tab/><text:span text:style-name="T3305">Робин пристально посмотрел ей в глаза.</text:span></text:p>
      <text:p text:style-name="P522"><text:tab/>«<text:span text:style-name="T3305">Ты уверена, что у тебя всё в порядке? </text:span><text:span text:style-name="T3306">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22"><text:tab/><text:span text:style-name="T3307">Элисон кивнула. Слёзы, блестевшие на глазах Робина, глубоко ранили её душу и </text:span><text:span text:style-name="T3309">вызвали в ней мощнейший прилив чувствительности.</text:span></text:p>
      <text:p text:style-name="P522"><text:tab/>«<text:span text:style-name="T3309">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22"><text:tab/>«<text:span text:style-name="T3310">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311">Они верили, что я знаю ответы на все их вопросы и позабочусь об их спокойствии в </text:span><text:span text:style-name="T3315">будущем</text:span><text:span text:style-name="T3311">. Взамен они предоставляли мне пищу и крышу над головой. </text:span><text:span text:style-name="T3312">Все эти люди походили на детей младшего возраста, чьи жизни целиком и полностью находятся в распоряжении родителей. По</text:span><text:span text:style-name="T3313">йми</text:span><text:span text:style-name="T3312">, мне не хотелось меняться, но другого выбора у меня просто не было</text:span>».</text:p>
      <text:p text:style-name="P522"><text:tab/>«<text:span text:style-name="T3314">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22"/>
      <text:p text:style-name="P522"><text:tab/><text:span text:style-name="T3471">Пока Элисон готовила чай, Робин достал несколько тарелок. В шкафу, в большой пластиковой коробке </text:span><text:span text:style-name="T3735">с этикеткой «</text:span><text:span text:style-name="T4223">Таппервэр</text:span><text:span text:style-name="T3735">»</text:span><text:span text:style-name="T3471">, он обнаружил несколько свежих колбасных рулетов, упаковку печенья с мюсли и большой шварцвальдский торт со взбитыми сливками.</text:span></text:p>
      <text:p text:style-name="P522"><text:tab/>«<text:span text:style-name="T3471">Этого должно быть достаточно, чтобы продержаться до нашего вечернего похода в Бургер Кинг</text:span>» - <text:span text:style-name="T3471">отметил он.</text:span></text:p>
      <text:p text:style-name="P522"><text:tab/><text:span text:style-name="T3471">Они отнесли подносы с едой своим друзьям. Профессорское лицо озарила широкая улыбка, когда он разглядел на подносе десерт.</text:span></text:p>
      <text:p text:style-name="P522"><text:tab/>«<text:span text:style-name="T3471">Чтобы не терять времени, я продолж</text:span><text:span text:style-name="T4251">у</text:span><text:span text:style-name="T3471"> свой отчёт</text:span>», - <text:span text:style-name="T3471">сказал Робин, тщательно пережёвывая печень</text:span><text:span text:style-name="T3474">е</text:span><text:span text:style-name="T3471"> и запивая </text:span><text:span text:style-name="T3474">его</text:span><text:span text:style-name="T3471"> горячим чаем, и на некоторое время умолк, поглощённый раздумьями.</text:span></text:p>
      <text:p text:style-name="P522"><text:tab/>«<text:span text:style-name="T3471">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22"><text:tab/>«<text:span text:style-name="T3471">Верно, ты сделал доклад по всем темам, которыми я интересовался, </text:span><text:span text:style-name="T3472">и</text:span><text:span text:style-name="T3471"> я дословно переписал на бумагу текст упомянутой статьи.</text:span>»</text:p>
      <text:p text:style-name="P522"><text:tab/><text:span text:style-name="T3473">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474">ни одной буквы</text:span><text:span text:style-name="T3473">, а заголовок был определён ими исключительно по его расположению вверху страницы. </text:span><text:span text:style-name="T3474">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22"><text:tab/>«<text:span text:style-name="T3474">Отлично. В котором часу нам зайти к вам завтра?</text:span>» - <text:span text:style-name="T3474">спросил профессора Мэтью,</text:span></text:p>
      <text:p text:style-name="P522"><text:tab/>«<text:span text:style-name="T3474">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22"><text:soft-page-break/><text:tab/><text:span text:style-name="T3475">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22"><text:tab/><text:span text:style-name="T3475">Так прошло несколько минут.</text:span></text:p>
      <text:p text:style-name="P522"><text:tab/><text:span text:style-name="T3475">Наконец, нервы профессора сдали и </text:span><text:span text:style-name="T4252">всем</text:span><text:span text:style-name="T3475"> стало ясно, какая из двух сторон оказалась слабее. </text:span><text:span text:style-name="T3476">По правде говоря, профессор просто не смог придумать подходящего предлога, чтобы продолжить их заседание.</text:span></text:p>
      <text:p text:style-name="P522"><text:tab/>«<text:span text:style-name="T3477">Хорошо, я согласен — нам больше нечего обсуждать. Ожидаю увидеть вас всех завтра, ровно в девять часов, в моём университетском кабинете. </text:span><text:span text:style-name="T3478">Постарайтесь не изли</text:span><text:span text:style-name="T3479">ш</text:span><text:span text:style-name="T3478">ествовать этим вечером, </text:span><text:span text:style-name="T3480">а завтра</text:span><text:span text:style-name="T3478"> — </text:span><text:span text:style-name="T3480">проснуться </text:span><text:span text:style-name="T3478">вовремя.</text:span>»</text:p>
      <text:p text:style-name="P522"><text:tab/><text:span text:style-name="T3481">Последняя его реплика была адресована Гарри.</text:span></text:p>
      <text:p text:style-name="P522"><text:tab/><text:span text:style-name="T3482">Он закончил с сортировкой документов по папкам и </text:span><text:span text:style-name="T3487">завинтил</text:span><text:span text:style-name="T3482"> колпачок на сво</text:span><text:span text:style-name="T3487">ей</text:span><text:span text:style-name="T3482"> </text:span><text:span text:style-name="T3927">невероятно </text:span><text:span text:style-name="T3482">дорог</text:span><text:span text:style-name="T3927">ой</text:span><text:span text:style-name="T3482"> </text:span><text:span text:style-name="T3486">перьев</text:span><text:span text:style-name="T3487">ой</text:span><text:span text:style-name="T3486"> </text:span><text:span text:style-name="T3482">ручк</text:span><text:span text:style-name="T3487">е</text:span><text:span text:style-name="T3482">. Все важные записи он делал именно ей, из-за чего на бумаге и на его рубашке постоянно оставались </text:span><text:span text:style-name="T3483">кляксы</text:span><text:span text:style-name="T3482">. </text:span><text:span text:style-name="T3483">На боковой стороне безымянного пальца </text:span><text:span text:style-name="T3485">его </text:span><text:span text:style-name="T3483">левой руки постоянно </text:span><text:span text:style-name="T3484">виднелось</text:span><text:span text:style-name="T3483"> </text:span><text:span text:style-name="T3488">чернильное пятно</text:span><text:span text:style-name="T3483"> — явный признак человека, которой очень сильно любит писать. </text:span><text:span text:style-name="T3485">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22"><text:tab/>«<text:span text:style-name="T3489">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490">Спокойной ночи!</text:span>»</text:p>
      <text:p text:style-name="P522"><text:tab/><text:span text:style-name="T3491">Профессор покинул жилище своих студентов, изо всех сил стараясь изображать на лице бе</text:span><text:span text:style-name="T3493">спечность</text:span><text:span text:style-name="T3491">, однако на </text:span><text:span text:style-name="T3928">самом деле его раздумья были отягощены </text:span><text:span text:style-name="T3929">тяжким грузом</text:span><text:span text:style-name="T3491">.</text:span></text:p>
      <text:p text:style-name="P522"/>
      <text:p text:style-name="P525">СЕДЬМАЯ ГЛАВА</text:p>
      <text:p text:style-name="P525"/>
      <text:p text:style-name="P525">ПРЕСЛЕДОВАНИЕ</text:p>
      <text:p text:style-name="P525"/>
      <text:p text:style-name="P526"><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26"><text:tab/><text:span text:style-name="T3494">Тем утром он задержался в университете вовсе не для того, чтобы заместить другого преподавателя — это было </text:span><text:span text:style-name="T3736">его </text:span><text:span text:style-name="T3494">ложным алиби.</text:span></text:p>
      <text:p text:style-name="P526"><text:tab/><text:span text:style-name="T3500">У</text:span><text:span text:style-name="T3494">тром он был занят совсем другими </text:span><text:span text:style-name="T3501">делами</text:span><text:span text:style-name="T3494">.</text:span></text:p>
      <text:p text:style-name="P526"><text:tab/><text:span text:style-name="T3495">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26"><text:tab/><text:span text:style-name="T3496">Профессор изо всех сил пытался втолковать своему визави, что война, о которой он </text:span><text:span text:style-name="T3498">только что </text:span><text:span text:style-name="T3496">сообщил, должна начаться менее, чем через год, и что в этом вопросе он чрезвычайно серьёзен, </text:span><text:span text:style-name="T3497">однако к нему отнеслись как к </text:span><text:span text:style-name="T3502">умалишённому</text:span><text:span text:style-name="T3497">,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498">охватывали его мрачные предчувствия.</text:span></text:p>
      <text:p text:style-name="P526"><text:tab/>«<text:span text:style-name="T3499">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499">думал профессор с горечью,</text:span></text:p>
      <text:p text:style-name="P526"><text:soft-page-break/><text:tab/>«<text:span text:style-name="T3499">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26"><text:tab/><text:span text:style-name="T3499">Сейчас он находился поблизости от своего дома, на расстоянии всего одной улицы.</text:span></text:p>
      <text:p text:style-name="P526"><text:tab/><text:span text:style-name="T3499">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26"><text:tab/><text:span text:style-name="T3503">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737">ответственны</text:span><text:span text:style-name="T3503"> за благополучие </text:span><text:span text:style-name="T3505">людей</text:span><text:span text:style-name="T3503">, и именно </text:span><text:span text:style-name="T3504">поэтому</text:span><text:span text:style-name="T3503"> граждане отдают за них свои голоса </text:span><text:span text:style-name="T3521">на выборах</text:span><text:span text:style-name="T3503">.</text:span></text:p>
      <text:p text:style-name="P526"><text:tab/><text:span text:style-name="T3505">Чем больше профессор погружался в размышления, тем сильнее </text:span><text:span text:style-name="T3739">ощущал</text:span><text:span text:style-name="T3505"> свою отчуждённость. Воздуха оставалось всё меньше и ему ст</text:span><text:span text:style-name="T3738">а</text:span><text:span text:style-name="T3740">ло</text:span><text:span text:style-name="T3505"> труд</text:span><text:span text:style-name="T3740">но</text:span><text:span text:style-name="T3505"> дышать — он чувствовал </text:span><text:span text:style-name="T3738">себя так</text:span><text:span text:style-name="T3505">, </text:span><text:span text:style-name="T3738">словно</text:span><text:span text:style-name="T3505"> вокруг его шеи затягивается петля. </text:span><text:span text:style-name="T3506">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26"/>
      <text:p text:style-name="P526"><text:tab/><text:span text:style-name="T3507">Несмотря на то, что весь предыдущий день шёл нескончаемый ливень, сегодня выдалось великолепное апрельское утро.</text:span></text:p>
      <text:p text:style-name="P526"><text:tab/><text:span text:style-name="T3507">Мэтью выглянул в окно своего дома. На часах было шесть утра. </text:span><text:span text:style-name="T3508">О</text:span><text:span text:style-name="T3507">товсюду слышалось весёлое воробьиное чириканье, а </text:span><text:span text:style-name="T3508">на </text:span><text:span text:style-name="T3507">чистом, безоблачном небе ярко сияло взошедшее солнце, </text:span><text:span text:style-name="T3509">отражавшееся ослепительными иск</text:span><text:span text:style-name="T3636">рами</text:span><text:span text:style-name="T3509"> в кап</text:span><text:span text:style-name="T3636">ельках</text:span><text:span text:style-name="T3509"> росы на листьях и цветках прекрасных жёлто-фиолетовых цветков, росших неподалёку от его дома. </text:span><text:span text:style-name="T3510">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511">Единственное, что </text:span><text:span text:style-name="T3741">постоянно </text:span><text:span text:style-name="T3511">портило </text:span><text:span text:style-name="T3516">его </text:span><text:span text:style-name="T3511">внешний вид — газон, требующий </text:span><text:span text:style-name="T3742">регулярного</text:span><text:span text:style-name="T3511"> тщательного </text:span><text:span text:style-name="T3637">ухода</text:span><text:span text:style-name="T3511">. </text:span><text:span text:style-name="T3512">Однако за такую скучную и утомительную работу обычно никому не хотелось браться, и он частенько оставался в запущенном состоянии.</text:span></text:p>
      <text:p text:style-name="P526"><text:tab/>«<text:span text:style-name="T3513">Сегодня чудесный денёк, и у меня не запланировано никаких дел, поэтому стоит заняться стрижкой травы</text:span>» - <text:span text:style-name="T3513">подумал Мэтью.</text:span></text:p>
      <text:p text:style-name="P526"><text:tab/><text:span text:style-name="T3514">Умывшись и переодевшись он вышел в сад, прихватив с собой стакан свежевыжатого апельсинового сока.</text:span></text:p>
      <text:p text:style-name="P526"><text:tab/><text:span text:style-name="T3515">Хорошо, но где искать газонокосилку?</text:span></text:p>
      <text:p text:style-name="P526"><text:tab/><text:span text:style-name="T3517">Он нахмурился, погрузившись в </text:span><text:span text:style-name="T3518">свои </text:span><text:span text:style-name="T3517">размышления. </text:span><text:span text:style-name="T3518">Давненько он не пачкал своих ухоженных рук, </text:span><text:span text:style-name="T3519">и </text:span><text:span text:style-name="T3518">по</text:span><text:span text:style-name="T3588">э</text:span><text:span text:style-name="T3518">тому не мог даже вообразить, куда она могла быть запрятана. </text:span><text:span text:style-name="T3520">После </text:span><text:span text:style-name="T3522">не</text:span><text:span text:style-name="T3520">продолжительных поисков он нашёл её в крохотном чуланчике возле кухни.</text:span></text:p>
      <text:p text:style-name="P526"/>
      <text:p text:style-name="P526"><text:tab/><text:span text:style-name="T3522">К половине седьмого работа была окончена. Человеку, не привыкшему к физическим нагрузкам в раннее время суток, так</text:span><text:span text:style-name="T3528">ое</text:span><text:span text:style-name="T3522"> </text:span><text:span text:style-name="T3528">занятие </text:span><text:span text:style-name="T3522">показалась бы непрост</text:span><text:span text:style-name="T3528">ым</text:span><text:span text:style-name="T3522">. Но для Мэтью он</text:span><text:span text:style-name="T3529">о</text:span><text:span text:style-name="T3522"> стал</text:span><text:span text:style-name="T3529">о</text:span><text:span text:style-name="T3522"> </text:span><text:span text:style-name="T3587">невыносимым</text:span><text:span text:style-name="T3522">,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523">Довольный, вытер липкие от пота, смешанного с соком травы, руки о свои рабочие штаны, </text:span><text:span text:style-name="T3524">после чего вернул газонокосилку на то же самое место, где нашёл, и поставил разогреваться чайник. Теперь, после не</text:span><text:span text:style-name="T4253">привычного</text:span><text:span text:style-name="T3524"> для него </text:span><text:span text:style-name="T3638">начала дня</text:span><text:span text:style-name="T3524">, ему требовалась большая чашка с крепким кофе.</text:span></text:p>
      <text:p text:style-name="P526"><text:tab/><text:span text:style-name="T3525">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530">его </text:span><text:span text:style-name="T3525">руки были заняты, он решил слегка подтолкнуть ногой дверь, преграждающую его путь.</text:span></text:p>
      <text:p text:style-name="P526"><text:soft-page-break/><text:tab/>«<text:span text:style-name="T3526">Робин, я принёс твой завтрак! Пора вставать. Уже почти восемь часов, а к девяти нам нужно быть в университете</text:span>».</text:p>
      <text:p text:style-name="P526"><text:tab/><text:span text:style-name="T3527">Он поставил поднос на столик и широко распахнул дверь в комнату, после чего подошёл к окну и раздёрнул шторы, позволив солнцу </text:span><text:span text:style-name="T3530">залить</text:span><text:span text:style-name="T3527"> всю комнату своим ярким светом.</text:span></text:p>
      <text:p text:style-name="P526"><text:tab/><text:span text:style-name="T3527">Ему пришлось легонечко встряхнуть Робина.</text:span></text:p>
      <text:p text:style-name="P526"><text:tab/>«<text:span text:style-name="T3531">Подъём! Завтрак уже остывает. На часах <text:s/>- две минуты восьмого</text:span>» - <text:span text:style-name="T3531">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26"><text:tab/>«<text:span text:style-name="T3532">Робин, если ты сейчас же не встанешь, я сорву с тебя это чёртово одеяло, и тогда ты замёрзнешь и, может быть, </text:span><text:span text:style-name="T3538">даже </text:span><text:span text:style-name="T3537">заболеешь</text:span>» - <text:span text:style-name="T3532">сообщил Мэтью строгим тоном. Шансы на то, что угроза будет исполнена, были достаточно в</text:span><text:span text:style-name="T3589">ысоки</text:span><text:span text:style-name="T3532">, поэтому Робин без лишних слов выскочил из своего укрытия и уселся на краеш</text:span><text:span text:style-name="T3536">ек</text:span><text:span text:style-name="T3532"> кровати. </text:span><text:span text:style-name="T3540">Он</text:span><text:span text:style-name="T3537"> </text:span><text:span text:style-name="T3539">всегда предпочитал тепло, нежели холод, и малейшие, даже самые незначительные, изменения погоды,могли легко заставить его дрожать.</text:span></text:p>
      <text:p text:style-name="P526"><text:tab/>«<text:span text:style-name="T3540">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26"><text:tab/>«<text:span text:style-name="T3541">Я принёс чёрный кофе, обжаренный тост, кусок пирога к чаю и две пышки с сочащимся из них топлёным маслом. Как это звучит? </text:span><text:span text:style-name="T3542">Неплохо?</text:span>»</text:p>
      <text:p text:style-name="P526"><text:tab/>«<text:span text:style-name="T3543">Спасибо, Мэтью! Это музыка для моих ушей. Надеюсь, что в намазанном на тост мармеладе не окажется мелких </text:span><text:span text:style-name="T3584">противных </text:span><text:span text:style-name="T3543">комочков</text:span>».</text:p>
      <text:p text:style-name="P526"><text:tab/>«<text:span text:style-name="T3544">Я всё тщательно проверил — их там нет. А теперь ешь и быстренько одевайся, иначе мы опоздаем на встречу с профессором</text:span>».</text:p>
      <text:p text:style-name="P526"><text:tab/><text:span text:style-name="T3545">Мэтью передал поднос с завтраком Робину, </text:span><text:span text:style-name="T3547">и</text:span><text:span text:style-name="T3545"> приступил к поиск</text:span><text:span text:style-name="T3548">ам</text:span><text:span text:style-name="T3545"> </text:span><text:span text:style-name="T3546">его </text:span><text:span text:style-name="T3545">верхней одежды.</text:span></text:p>
      <text:p text:style-name="P526"><text:tab/>«<text:span text:style-name="T3549">Вот твои вещи. Я встречу тебя внизу, когда ты будешь готов. Приятного аппетита!</text:span>»</text:p>
      <text:p text:style-name="P526"><text:tab/><text:span text:style-name="T3550">Робин уплетал завтрак за обе щеки. Как обычно бывало в таких случаях, весь его рот и часть подбородка были испачканы мармеладом, </text:span><text:span text:style-name="T3551">и в комнате отчётливо слышалось его </text:span><text:span text:style-name="T4254">смачное</text:span><text:span text:style-name="T3551"> чавканье.</text:span></text:p>
      <text:p text:style-name="P527"><text:tab/><text:span text:style-name="T3552">Он обратил </text:span><text:span text:style-name="T3553">своё </text:span><text:span text:style-name="T3552">внимание на </text:span><text:span text:style-name="T3553">отрытое </text:span><text:span text:style-name="T3552">окно. </text:span><text:span text:style-name="T3553">Это казалось странным, ведь прежде Мэтью никогда не оставлял его открытым, зная как болезненно переносит сквозняки его юный друг. </text:span><text:span text:style-name="T3554">Мальчик поднялся с кровати и выглянул на улицу. Именно тогда он и заметил, как преобразилась лужайка.</text:span></text:p>
      <text:p text:style-name="P527"><text:span text:style-name="T3554"><text:tab/>«Боже! Кто-то покосил её. Но не мог же Мэтью… Если это всё-таки он, то с ним, должно быть, что-то с</text:span><text:span text:style-name="T3555">тряслось</text:span><text:span text:style-name="T3554">… И этот завтрак в постель…»</text:span></text:p>
      <text:p text:style-name="P527"><text:tab/><text:span text:style-name="T3556">Робин вышел из своей спальни и с верхн</text:span><text:span text:style-name="T3558">их</text:span><text:span text:style-name="T3556"> </text:span><text:span text:style-name="T3558">ступеней</text:span><text:span text:style-name="T3556"> окликнул Мэтью.</text:span></text:p>
      <text:p text:style-name="P527"><text:tab/>«<text:span text:style-name="T3556">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559">косил</text:span><text:span text:style-name="T3556"> </text:span><text:span text:style-name="T3557">трав</text:span><text:span text:style-name="T3559">у</text:span><text:span text:style-name="T3556"> возле нашего дома?</text:span>»</text:p>
      <text:p text:style-name="P527"><text:tab/><text:span text:style-name="T3560">Уронив свою зажигалку на пол, Мэтью в спешке стал подниматься наверх,</text:span></text:p>
      <text:p text:style-name="P527"><text:tab/>«<text:span text:style-name="T3560">При чём тут ночные кошмары? </text:span><text:span text:style-name="T3562">Я никогда не отказываюсь от физического труда </text:span><text:span text:style-name="T3560">н</text:span><text:span text:style-name="T3561">и</text:span><text:span text:style-name="T3560"> во сне, н</text:span><text:span text:style-name="T3561">и</text:span><text:span text:style-name="T3560"> наяву!</text:span>»</text:p>
      <text:p text:style-name="P527"><text:tab/>«<text:span text:style-name="T3563">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565">Будь честен с самим собой</text:span><text:span text:style-name="T3564"> — ты ненавидишь работать</text:span>».</text:p>
      <text:p text:style-name="P527"><text:tab/>«<text:span text:style-name="T3583">Хватит</text:span><text:span text:style-name="T3566"> нудить! Этим утром я рано проснулся и решил покосить газон. Лунатизм здесь ни при чём. Одевайся живее, нам пора уходить.</text:span>»</text:p>
      <text:p text:style-name="P527"><text:soft-page-break/><text:tab/><text:span text:style-name="T3567">Мэтью оставил Робина в одиночестве, чтобы вернуться на кухню, и в тишине и спокойствии доесть свой тост с сыром.</text:span></text:p>
      <text:p text:style-name="P527"><text:tab/>«<text:span text:style-name="T3568">Чудик назвал меня лентяем. Ха! Что за наглость.</text:span>» - <text:span text:style-name="T3568">подумал Мэтью, но вслух этого, конечно, не </text:span><text:span text:style-name="T3634">произнёс</text:span><text:span text:style-name="T3568">.</text:span></text:p>
      <text:p text:style-name="P527"/>
      <text:p text:style-name="P527"><text:tab/><text:span text:style-name="T3569">К тому времени, когда Мэтью вместе с Робином прибыли в университет, Элисон и Гарри уже находились в кабинете у профессора Фергера.</text:span></text:p>
      <text:p text:style-name="P527"><text:tab/>«<text:span text:style-name="T3570">Вы опоздали на две минуты. До этого момента обычно опаздывали мы. </text:span><text:span text:style-name="T3585">Н</text:span><text:span text:style-name="T3570">е переживайте, профессора ещё нет. Наверное, сегодня праздник опозданий для наиболее пунктуальных </text:span><text:span text:style-name="T3571">и ответственных членов общества</text:span>» - <text:span text:style-name="T3581">ехидно заметил</text:span><text:span text:style-name="T3571"> Гарри, ненадолго оторвавшись от своей книги.</text:span></text:p>
      <text:p text:style-name="P527"><text:tab/><text:span text:style-name="T3571">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572">Посмеявшись над тем, как ловко удалось провести профессора и выиграть для себя свободный вечер, они наконец-то обратили внимание </text:span><text:span text:style-name="T3578">на </text:span><text:span text:style-name="T3572">время. </text:span><text:span text:style-name="T3573">Часы показывали половину десятого, но от профессора </text:span><text:span text:style-name="T3574">до сих пор </text:span><text:span text:style-name="T3573">не было никаких известий.</text:span></text:p>
      <text:p text:style-name="P527"><text:tab/>«<text:span text:style-name="T3575">Возможно, в этом нет ничего страшного. Он мог задержаться </text:span><text:span text:style-name="T3586">в</text:span><text:span text:style-name="T3575"> пути из Уинчестера — там сейчас ведутся дорожные работы. </text:span><text:span text:style-name="T3576">Я уверена, скоро </text:span><text:span text:style-name="T3615">он </text:span><text:span text:style-name="T3576">будет здесь</text:span>» - <text:span text:style-name="T3576">произнесла Элисон, потягивая горячий шоколад из картонного стаканчика. </text:span><text:span text:style-name="T3577">Это был единственный приличный напиток, который можно было купить </text:span><text:span text:style-name="T3580">у</text:span><text:span text:style-name="T3577"> </text:span><text:span text:style-name="T3579">торгово</text:span><text:span text:style-name="T3580">го</text:span><text:span text:style-name="T3577"> а</text:span><text:span text:style-name="T3580">втомата</text:span><text:span text:style-name="T3577">, расположенн</text:span><text:span text:style-name="T3580">ого</text:span><text:span text:style-name="T3577"> в </text:span><text:span text:style-name="T3581">конце университетского </text:span><text:span text:style-name="T3577">коридор</text:span><text:span text:style-name="T3582">а</text:span><text:span text:style-name="T3577">.</text:span></text:p>
      <text:p text:style-name="P527"><text:tab/>«<text:span text:style-name="T3600">Попробуйте угадать, что этим утром сделал Мэтью</text:span>».</text:p>
      <text:p text:style-name="P527"><text:tab/>«<text:span text:style-name="T3600">Удиви нас, Робин</text:span>», - <text:span text:style-name="T3600">ответил Гарри.</text:span></text:p>
      <text:p text:style-name="P527"><text:tab/>«<text:span text:style-name="T3600">Ми</text:span><text:span text:style-name="T3639">н</text:span><text:span text:style-name="T3600">уточку внимания… <text:s/>Звучит барабанная дробь… Он скосил траву на газоне!</text:span>»</text:p>
      <text:p text:style-name="P527"><text:tab/>«<text:span text:style-name="T3601">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602">Дружище, ты слишком жесток к себе!</text:span>»</text:p>
      <text:p text:style-name="P527"><text:tab/><text:span text:style-name="T3602">Гарри </text:span><text:span text:style-name="T4279">затих, а</text:span><text:span text:style-name="T3602"> затем громко расхохотался, а все остальные последовали его примеру. </text:span><text:span text:style-name="T3603">Мэтью остался сидеть в прежней позе, скрестив </text:span><text:span text:style-name="T3609">на груди </text:span><text:span text:style-name="T3635">руки </text:span><text:span text:style-name="T3603">и исподлобья поглядывая на своих товарищей.</text:span></text:p>
      <text:p text:style-name="P527"><text:tab/>«<text:span text:style-name="T3604">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605">Сейчас четверть одиннадцатого и он уже давно должен был выйти на связь</text:span>».</text:p>
      <text:p text:style-name="P527"><text:tab/><text:span text:style-name="T3606">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607">филиалом</text:span><text:span text:style-name="T3606">.</text:span></text:p>
      <text:p text:style-name="P527"/>
      <text:p text:style-name="P527"><text:tab/>«<text:span text:style-name="T3743">Сегодня п</text:span><text:span text:style-name="T3607">рофессор Лайон не получал никаких из</text:span><text:span text:style-name="T3608">вес</text:span><text:span text:style-name="T3743">тий</text:span><text:span text:style-name="T3608"> от профессора Фергера </text:span><text:span text:style-name="T3610">и ничего не знает о его планах</text:span>» - <text:span text:style-name="T3610">вернувшись, сообщил Гарри всем остальным студентам.</text:span></text:p>
      <text:p text:style-name="P527"><text:tab/>«<text:span text:style-name="T3610">Я думаю, нам нужно </text:span><text:span text:style-name="T3633">отправиться</text:span><text:span text:style-name="T3610"> к нему домой и убедиться, что с ним всё в порядке. Робин, ты, кажется, уже бывал в его доме прежде, и должен помнить, как туда добраться</text:span>» - <text:span text:style-name="T3610">сказала Элисон, повернувшись в сторону мальчика.</text:span></text:p>
      <text:p text:style-name="P527"><text:tab/>«<text:span text:style-name="T3611">Да, я бывал. Его адрес записан на листке бумаги, он </text:span><text:span text:style-name="T4280">в моём жакете</text:span>».</text:p>
      <text:p text:style-name="P527"><text:tab/><text:span text:style-name="T3612">Он порылся в карманах, </text:span><text:span text:style-name="T3614">вывалив наружу</text:span><text:span text:style-name="T3612"> </text:span><text:span text:style-name="T3614">кучку разнообразного </text:span><text:span text:style-name="T3612">хлама, и наконец, извлёк скомканный лист.</text:span></text:p>
      <text:p text:style-name="P527"><text:tab/>«<text:span text:style-name="T3613">Вот он. Думаю, нам лучше не медлить.</text:span>»</text:p>
      <text:p text:style-name="P527"/>
      <text:p text:style-name="P528"><text:tab/>Примерно через полчаса они подъехали к особняку профессора. Его машина <text:span text:style-name="T3678">стояла припаркованной возле дома</text:span>, а окна жилища были занавешены. Бутылки с молоком, <text:soft-page-break/>аккуратно расставленные молочником <text:span text:style-name="T3627">этим </text:span>утром, находились на ступ<text:span text:style-name="T3744">енях </text:span>в нетронутом состоянии.</text:p>
      <text:p text:style-name="P528"><text:tab/>«<text:span text:style-name="T3619">Это странно. Всё выглядит так, словно он ещё не проснулся</text:span>» - <text:span text:style-name="T3619">отметил Мэтью, </text:span><text:span text:style-name="T3620">пытаясь осмотреть содержимое почтового ящика через имеющиеся в нём </text:span><text:span text:style-name="T3626">щели</text:span><text:span text:style-name="T3619">.</text:span></text:p>
      <text:p text:style-name="P528"><text:tab/>«<text:span text:style-name="T3620">Здесь слишком темно, но я вижу несколько писем. Вы слышите, как скулит его собака?</text:span>»</text:p>
      <text:p text:style-name="P528"><text:tab/>«<text:span text:style-name="T3621">Попробуй открыть входную дверь, Мэтью</text:span>».</text:p>
      <text:p text:style-name="P528"><text:tab/><text:span text:style-name="T3622">В голосе Гарри отчётливо слышались панические нотки. Несмотря на то, что он частенько подшучивал над профессором, старик </text:span><text:span text:style-name="T3628">значил для него очень много</text:span><text:span text:style-name="T3623">.</text:span></text:p>
      <text:p text:style-name="P528"><text:tab/>«<text:span text:style-name="T3623">Не могу, она за</text:span><text:span text:style-name="T3626">крыта на замок</text:span><text:span text:style-name="T3623">. Я </text:span><text:span text:style-name="T3626">нажал </text:span><text:span text:style-name="T3629">на </text:span><text:span text:style-name="T3626">кнопку звонка</text:span><text:span text:style-name="T3623">, но он, кажется, не </text:span><text:span text:style-name="T3624">торопится </text:span><text:span text:style-name="T3623">о</text:span><text:span text:style-name="T3624">ткрывать</text:span><text:span text:style-name="T3623"> нам дверь. Нужно поискать другой способ попасть внутрь</text:span>».</text:p>
      <text:p text:style-name="P528"><text:tab/><text:span text:style-name="T3625">Они обошли дом </text:span><text:span text:style-name="T3626">вокруг</text:span><text:span text:style-name="T3625"> и обнаружили, что ведущая на кухню дверь, расположенная с обратной стороны здания, оказалась незапертой.</text:span></text:p>
      <text:p text:style-name="P528"><text:tab/><text:span text:style-name="T3625">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8"><text:tab/><text:span text:style-name="T3630">Разделившись, они отправились на поиски профессора </text:span><text:span text:style-name="T3631">Фергера</text:span><text:span text:style-name="T3630">.</text:span></text:p>
      <text:p text:style-name="P528"/>
      <text:p text:style-name="P529">ВОСЬМАЯ ГЛАВА</text:p>
      <text:p text:style-name="P529"/>
      <text:p text:style-name="P529">ГОРЕ</text:p>
      <text:p text:style-name="P529"/>
      <text:p text:style-name="P529"><text:tab/>«ГАРРИ, МЭТЬЮ! ЗДЕСЬ НИКОГО НЕТ! <text:s/><text:span text:style-name="T3632">КТО-НИБУДЬ ИЗ ВАС НАШЁЛ ХОТЬ ЧТО-ТО?</text:span>» - прокричала Элисон в темноту.</text:p>
      <text:p text:style-name="P529"><text:tab/>«<text:span text:style-name="T3676">Постель аккуратно заправлена. Его не было здесь прошедшей ночью</text:span>» - <text:span text:style-name="T3676">откликнулся Мэтью.</text:span></text:p>
      <text:p text:style-name="P529"><text:tab/>«<text:span text:style-name="T3677">Если его не было, то что, в таком случае, делает здесь его авт</text:span><text:span text:style-name="T3679">о</text:span><text:span text:style-name="T3677">? </text:span><text:span text:style-name="T3679">Наверное, ты</text:span><text:span text:style-name="T3677"> случайно не заметил, </text:span><text:span text:style-name="T3679">но </text:span><text:span text:style-name="T3677">он находится на п</text:span><text:span text:style-name="T3679">одъездной дорожке, прямо напротив твоего</text:span>» - <text:span text:style-name="T3679">саркастически </text:span><text:span text:style-name="T3681">за</text:span><text:span text:style-name="T3679">метил Гарри. Он не хотел </text:span><text:span text:style-name="T3680">грубить Мэтью</text:span><text:span text:style-name="T3679">, но был сильно обеспокоен отсутствием профессора, и его нервы сда</text:span><text:span text:style-name="T3687">ли</text:span><text:span text:style-name="T3679">.</text:span></text:p>
      <text:p text:style-name="P529"><text:tab/>«<text:span text:style-name="T3682">Прости меня, Мэтью, я не хотел...</text:span>»</text:p>
      <text:p text:style-name="P529"><text:tab/><text:span text:style-name="T3683">Он замолчал и попытался успокоиться.</text:span></text:p>
      <text:p text:style-name="P529"><text:tab/>«<text:span text:style-name="T3684">Всё нормально, Гарри. Я понимаю. Смотри — со мной всё в порядке, </text:span><text:span text:style-name="T3685">ты не виноват</text:span><text:span text:style-name="T3684">. Пойдём поищем Робина. </text:span><text:span text:style-name="T3686">Думаю, можно с полной уверенностью утверждать, что профессора здесь нет. </text:span><text:span text:style-name="T3688">Мне кажется, он собирался встретиться с премьер-министром и вполне возможно, </text:span><text:span text:style-name="T3804">что </text:span><text:span text:style-name="T3688">сейчас </text:span><text:span text:style-name="T3803">он на пути</text:span><text:span text:style-name="T3688"> в Лондон</text:span>».</text:p>
      <text:p text:style-name="P529"><text:tab/><text:span text:style-name="T3689">После этих слов Гарри и Элисон направились вниз по лестнице вслед за Мэтью.</text:span></text:p>
      <text:p text:style-name="P529"><text:tab/>«<text:span text:style-name="T3690">Робин! Робин! </text:span><text:span text:style-name="T3693">Где ты находишься</text:span><text:span text:style-name="T3690">?</text:span>» - <text:span text:style-name="T3691">прокричала Элисон.</text:span></text:p>
      <text:p text:style-name="P529"><text:tab/><text:span text:style-name="T3691">Ответа не последовало.</text:span></text:p>
      <text:p text:style-name="P529"><text:tab/>«<text:span text:style-name="T3692">Куда он </text:span><text:span text:style-name="T3693">опять пропал</text:span><text:span text:style-name="T3692">? Неужели не понимает, что сейчас не время играть в прятки</text:span>» - <text:span text:style-name="T3692">ворчала </text:span><text:span text:style-name="T3704">она</text:span><text:span text:style-name="T3692"> себе под нос.</text:span></text:p>
      <text:p text:style-name="P529"><text:tab/>«<text:span text:style-name="T3696">Ты что-то услышала, Элисон</text:span><text:span text:style-name="T3694">?</text:span>»</text:p>
      <text:p text:style-name="P529"><text:tab/>«<text:span text:style-name="T3696">Нет, Гарри.</text:span><text:span text:style-name="T3694"> Наверное, он в столовой или гостиной.</text:span>»</text:p>
      <text:p text:style-name="P529"><text:tab/><text:span text:style-name="T3695">Гарри вместе с Мэтью направились в столовую, а Элисон решила осмотреть гостиную.</text:span></text:p>
      <text:p text:style-name="P529"><text:tab/><text:span text:style-name="T3696">Подойдя к закрытой двери она услышала его тихие всхлипывания. Тихонько отворив дверь, вошла внутрь. Робин был здесь. </text:span><text:span text:style-name="T3697">Он склонился над профессором, сидевшим в кресле в какой-то </text:span><text:span text:style-name="T3986">нелепой, </text:span><text:span text:style-name="T3697">неестественной позе, </text:span><text:span text:style-name="T3700">и плакал</text:span><text:span text:style-name="T3697">. </text:span><text:span text:style-name="T3985">Комната была окутана полумраком и лишь изредка освещалась сполохами </text:span><text:span text:style-name="T3697">работа</text:span><text:span text:style-name="T3985">ющего</text:span><text:span text:style-name="T3697"> на полную мощность </text:span><text:span text:style-name="T3985">электрического камина</text:span><text:span text:style-name="T3697">.</text:span></text:p>
      <text:p text:style-name="P529"><text:tab/><text:span text:style-name="T3698">Элисон растерялась. Она не знала, как </text:span><text:span text:style-name="T3702">ей </text:span><text:span text:style-name="T3698">следует поступить — подойти к мальчику, обнять и попытаться утешить или оставить в покое, выйти и подождать, когда он придёт в себя.</text:span></text:p>
      <text:p text:style-name="P529"><text:soft-page-break/><text:tab/><text:span text:style-name="T3701">Стараясь не издавать лишних звуков, она покинула комнату, так и оставшись незамечен</text:span><text:span text:style-name="T3732">н</text:span><text:span text:style-name="T3701">ой рыдающим </text:span><text:span text:style-name="T3733">ребёнком</text:span><text:span text:style-name="T3701">. Плотно закрыв за собой дверь, быстрым шагом прошла в столовую и позвала Гарри и Мэтью.</text:span></text:p>
      <text:p text:style-name="P529"><text:tab/>«<text:span text:style-name="T3703">Что случилось, Элисон?</text:span>» - <text:span text:style-name="T3703">с тревогой в голосе спросил Гарри.</text:span></text:p>
      <text:p text:style-name="P529"><text:tab/>«<text:span text:style-name="T3705">Т-с-с. Говори </text:span><text:span text:style-name="T3707">по</text:span><text:span text:style-name="T3705">тише</text:span>».</text:p>
      <text:p text:style-name="P529"><text:tab/>«<text:span text:style-name="T3705">Что случилось? </text:span><text:span text:style-name="T3706">Почему ты требуешь тишины?</text:span>» - <text:span text:style-name="T3705">повторил свой вопрос Гарри, на этот раз шёпотом.</text:span></text:p>
      <text:p text:style-name="P529"><text:tab/>«<text:span text:style-name="T3708">О, Господи!</text:span>» - <text:span text:style-name="T3709">быстро проговорила Элисон, её сердце забилось чаще, а дыхание ускорилось.</text:span></text:p>
      <text:p text:style-name="P529"><text:tab/>«<text:span text:style-name="T3710">Не представляю, что делать с Робином</text:span>».</text:p>
      <text:p text:style-name="P529"><text:tab/>«<text:span text:style-name="T3711">Почему? Что с ним произошло? Он снова впал в транс?</text:span>» - <text:span text:style-name="T3711">спросил Мэтью.</text:span></text:p>
      <text:p text:style-name="P529"><text:tab/>«<text:span text:style-name="T3712">Он рыдает. Я впервые увидела это. Он в гостиной, возле профессора, и его трясёт от горя! </text:span><text:span text:style-name="T3714">Он меня не заметил... </text:span><text:span text:style-name="T3713">Мне кажется, профессор мёртв</text:span>».</text:p>
      <text:p text:style-name="P529"><text:tab/>«<text:span text:style-name="T3715">Боже! Что нам делать? Наверное, нужно </text:span><text:span text:style-name="T3718">вызвать</text:span><text:span text:style-name="T3715"> полицию. </text:span><text:span text:style-name="T3716">Элисон, ты должна пойти к Робину и попытаться утешить его</text:span>» - <text:span text:style-name="T3716">заикаясь, промямлил Гарри. </text:span><text:span text:style-name="T3717">Он был в панике. Никто из них не подготовился к такому маловероятному исходу </text:span><text:span text:style-name="T3718">событий</text:span><text:span text:style-name="T3717">.</text:span></text:p>
      <text:p text:style-name="P529"><text:tab/><text:span text:style-name="T3719">Мэтью вышел в прихожую и набрал номер полицейского участка, не имея </text:span><text:span text:style-name="T3720">ни малейшего </text:span><text:span text:style-name="T3719">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721">своём </text:span><text:span text:style-name="T3719">кресле возле камина? </text:span><text:span text:style-name="T3722">А </text:span><text:span text:style-name="T3723">о чём ещё,</text:span><text:span text:style-name="T3722"> кроме этого </text:span><text:span text:style-name="T3723">бреда</text:span><text:span text:style-name="T3722">? </text:span><text:span text:style-name="T3724"><text:s/>— Он не знал.</text:span></text:p>
      <text:p text:style-name="P529"><text:tab/><text:span text:style-name="T3725">Не произнося ни звука, Элисон вошла в гостиную, подошла к Робину и возложила руки на его плечи.</text:span></text:p>
      <text:p text:style-name="P529"><text:tab/><text:span text:style-name="T3725">Он обернулся, вытер рукавом </text:span><text:span text:style-name="T4281">жакета</text:span><text:span text:style-name="T3725"> своё заплаканное лицо и, упав в её объятия, снова разразился рыданиями.</text:span></text:p>
      <text:p text:style-name="P529"><text:tab/>«Робин…<text:span text:style-name="T3726"> Милый… Робин, пожалуйста... Не плачь, иначе </text:span><text:span text:style-name="T3727">сейчас </text:span><text:span text:style-name="T3726">я заплачу вместе с тобой</text:span>».</text:p>
      <text:p text:style-name="P529"><text:tab/><text:span text:style-name="T3728">Элисон трудно давались слова, </text:span><text:span text:style-name="T3729">и </text:span><text:span text:style-name="T3728">ей приходилось делать длинные паузы, чтобы </text:span><text:span text:style-name="T3730">откашляться</text:span><text:span text:style-name="T3729">, </text:span><text:span text:style-name="T3728">восстановить дыхание, и не позволить себе раскиснуть. </text:span><text:span text:style-name="T3729">Она вытерла слёзы с глаз.</text:span></text:p>
      <text:p text:style-name="P529"><text:tab/>«<text:span text:style-name="T3731">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9"><text:tab/><text:span text:style-name="T3745">Она ласкала Робина, нежно поглаживая по спине и макушке, отчаянно пытаясь успокоить его и </text:span><text:span text:style-name="T3773">заставить </text:span><text:span text:style-name="T3745">почувствовать </text:span><text:span text:style-name="T3770">себя кому-то нужным.</text:span></text:p>
      <text:p text:style-name="P529"><text:tab/>«<text:span text:style-name="T3745">Похоже, что он убил себя, Элисон. В его </text:span><text:span text:style-name="T3746">ладонях</text:span><text:span text:style-name="T3745"> был</text:span><text:span text:style-name="T3746">и</text:span><text:span text:style-name="T3745"> </text:span><text:span text:style-name="T3746">зажаты </text:span><text:span text:style-name="T3745">пис</text:span><text:span text:style-name="T3746">ьма</text:span><text:span text:style-name="T3745"> и...</text:span>»</text:p>
      <text:p text:style-name="P529"><text:tab/><text:span text:style-name="T3745">Его голос снова затих, </text:span><text:span text:style-name="T3747">и</text:span><text:span text:style-name="T3745"> по </text:span><text:span text:style-name="T3747">раскрасневшимся </text:span><text:span text:style-name="T3745">щекам в два ручья потекли слёзы.</text:span></text:p>
      <text:p text:style-name="P529"><text:tab/>«<text:span text:style-name="T3748">Я могу взглянуть на них? Где они?</text:span>»</text:p>
      <text:p text:style-name="P529"><text:tab/><text:span text:style-name="T3749">Робин протянул ей два влажных конверта — они были насквозь пропитаны слезами мальчика.</text:span></text:p>
      <text:p text:style-name="P529"><text:tab/>«<text:span text:style-name="T3750">Од</text:span><text:span text:style-name="T3751">но</text:span><text:span text:style-name="T3750"> из </text:span><text:span text:style-name="T3751">писем м</text:span><text:span text:style-name="T3752">ы можем</text:span><text:span text:style-name="T3751"> перед</text:span><text:span text:style-name="T3752">ать</text:span><text:span text:style-name="T3751"> </text:span><text:span text:style-name="T3750">полицейским. Второе предназначено нам</text:span>».</text:p>
      <text:p text:style-name="P529"><text:tab/><text:span text:style-name="T3753">Элисон открыла пер</text:span><text:span text:style-name="T3762">вое</text:span><text:span text:style-name="T3753">, и </text:span><text:span text:style-name="T3774">в нём</text:span><text:span text:style-name="T3753"> был</text:span><text:span text:style-name="T3774">о</text:span><text:span text:style-name="T3753"> написано:</text:span></text:p>
      <text:p text:style-name="P529"><text:tab/></text:p>
      <text:p text:style-name="P530"><text:tab/>The Mind, The Human Race.</text:p>
      <text:p text:style-name="P530"><text:tab/>It's time it died!</text:p>
      <text:p text:style-name="P530"><text:tab/>Why should it suffer when it can no longer be tried?</text:p>
      <text:p text:style-name="P530"><text:tab/>Every day being tested - can it be done?</text:p>
      <text:p text:style-name="P530"><text:tab/>Mind over matter, can that war be won?</text:p>
      <text:p text:style-name="P530"><text:tab/>From a race of scurrying, useless life,</text:p>
      <text:p text:style-name="P530"><text:tab/>Full of pain, pressure and strife,</text:p>
      <text:p text:style-name="P530"><text:tab/>To be free of the chains that burn like ice,</text:p>
      <text:p text:style-name="P530"><text:tab/>To leave this world would suffice."</text:p>
      <text:p text:style-name="P529"/>
      <text:p text:style-name="P529"><text:soft-page-break/><text:tab/><text:span text:style-name="T3763">Она</text:span><text:span text:style-name="T3754">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9"><text:tab/>«<text:span text:style-name="T3755">Кажется, он был в чрезвычайно подавленном состоянии, когда писал эти строки. Но почему? В </text:span><text:span text:style-name="T3775">них</text:span><text:span text:style-name="T3755"> нет никакого смысла</text:span>».</text:p>
      <text:p text:style-name="P529"><text:tab/>«<text:span text:style-name="T3756">Элисон, ты найдешь объяснения во втором, предназначенном для нас, письме. Только не читай вслух — </text:span><text:span text:style-name="T3757">мне </text:span><text:span text:style-name="T3760">бы </text:span><text:span text:style-name="T3757">этого не хотелось</text:span>».</text:p>
      <text:p text:style-name="P529"><text:tab/><text:span text:style-name="T3758">Робин снял сво</text:span><text:span text:style-name="T4274">й жакет</text:span><text:span text:style-name="T3758"> и накинул е</text:span><text:span text:style-name="T4275">го</text:span><text:span text:style-name="T3758"> на голову </text:span><text:span text:style-name="T3776">и плечи </text:span><text:span text:style-name="T3758">профессора, после чего </text:span><text:span text:style-name="T3759">вышел из </text:span><text:span text:style-name="T3758">комнат</text:span><text:span text:style-name="T3759">ы</text:span><text:span text:style-name="T3758">, чтобы </text:span><text:span text:style-name="T3776">поискать</text:span><text:span text:style-name="T3758"> Мэтью и Гарри.</text:span></text:p>
      <text:p text:style-name="P529"><text:tab/>«<text:span text:style-name="T3761">Элисон сказала, что вы звонили в полицию. Когда они будут здесь, отдайте им этот конверт. В нём что-то вроде прощального стихотворения. </text:span><text:span text:style-name="T3764">Нужно забрать отсюда его собаку, иначе её усыпят. Мэтью, пожалуйста, разреши мне сделать это</text:span>».</text:p>
      <text:p text:style-name="P529"><text:tab/>«<text:span text:style-name="T3765">Да, Робин</text:span>» - <text:span text:style-name="T3765">ответил Мэтью,</text:span></text:p>
      <text:p text:style-name="P529"><text:tab/>«<text:span text:style-name="T3765">Конечно, мы оставим её у себя. Полиция должна </text:span><text:span text:style-name="T3766">при</text:span><text:span text:style-name="T3765">быть с минуты на минуту</text:span>».</text:p>
      <text:p text:style-name="P529"><text:tab/>«<text:span text:style-name="T3767">Я хочу домой. У меня нет желания беседовать с полицейскими. Ты можешь отвезти меня домой, Мэтью? </text:span><text:span text:style-name="T3768">Разве Гарри не может </text:span><text:span text:style-name="T4276">поговорить</text:span><text:span text:style-name="T3768"> с </text:span><text:span text:style-name="T4276">ними</text:span><text:span text:style-name="T3768"> вместо меня?</text:span>».</text:p>
      <text:p text:style-name="P529"><text:tab/>«<text:span text:style-name="T3768">Робин, тебе придётся остаться и ответить на все их вопросы, ведь это ты обнаружил тело профессора Фергера</text:span>» - <text:span text:style-name="T3768">прервал его Гарри.</text:span></text:p>
      <text:p text:style-name="P529"><text:tab/>«<text:span text:style-name="T3769">Хорошо. Но если мне придётся остаться, то вы должны сказать, что не имеете </text:span><text:span text:style-name="T4277">понятия </text:span><text:span text:style-name="T3769">о причинах его самоубийства. Я пойду к Элисон, чтобы предупредить её</text:span>».</text:p>
      <text:p text:style-name="P529"><text:tab/><text:span text:style-name="T3771">Робин вернулся в гостиную, подошёл к Элисон и крепко обнял.</text:span></text:p>
      <text:p text:style-name="P529"><text:tab/>«<text:span text:style-name="T3772">Спасибо за слова утешения, я в них очень нуждался. Когда сюда прибудет полиция, все </text:span><text:span text:style-name="T3777">мы </text:span><text:span text:style-name="T3772">должны настаивать, что никто из нас не имеет представления о том, почему он решил покончить с собой... </text:span><text:span text:style-name="T3778">Элисон, то письмо… Ты не могла бы вернуть его мне?</text:span>».</text:p>
      <text:p text:style-name="P529"><text:tab/><text:span text:style-name="T3778">В тот момент, когда Элисон передавала ему письмо, прозвенел дверной звонок. </text:span><text:span text:style-name="T3779">Дверь открыл Гарри. </text:span><text:span text:style-name="T3780">Встретив</text:span><text:span text:style-name="T3779"> полицейских, </text:span><text:span text:style-name="T3780">он позволил им войти в дом</text:span><text:span text:style-name="T3779"> и </text:span><text:span text:style-name="T3780">затем </text:span><text:span text:style-name="T3779">проводил в гостиную.</text:span></text:p>
      <text:p text:style-name="P529"><text:tab/><text:span text:style-name="T3781">Сперва осмотрели тело покойного. В одном из </text:span><text:span text:style-name="T3782">его </text:span><text:span text:style-name="T3781">карманов был обнаружен шприц и пустой инсулин</text:span><text:span text:style-name="T3782">овый</text:span><text:span text:style-name="T3781"> флакон — </text:span><text:span text:style-name="T3783">внезапно выяснилось</text:span><text:span text:style-name="T3782">, что профессор был диабетиком, чего до этой минуты не знал ни один из его студентов.</text:span></text:p>
      <text:p text:style-name="P529"><text:tab/><text:span text:style-name="T3783">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784">Тело профессора Фергера было перевезено в морг.</text:span></text:p>
      <text:p text:style-name="P529"><text:tab/><text:span text:style-name="T3785">В конце </text:span><text:span text:style-name="T3786">всех злоключений</text:span><text:span text:style-name="T3785"> Робин</text:span><text:span text:style-name="T3786">у было позволено</text:span><text:span text:style-name="T3785"> </text:span><text:span text:style-name="T3788">забрать себе собаку профессора</text:span><text:span text:style-name="T3785">.</text:span></text:p>
      <text:p text:style-name="P529"/>
      <text:p text:style-name="P531"><text:tab/><text:span text:style-name="T3787">Они вернулись в дом к Мэтью.</text:span></text:p>
      <text:p text:style-name="P532"><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31"><text:tab/><text:span text:style-name="T3789">Его глаза застилал</text:span><text:span text:style-name="T3790">а</text:span><text:span text:style-name="T3789"> </text:span><text:span text:style-name="T3790">мутная пелена</text:span><text:span text:style-name="T3789">. </text:span><text:span text:style-name="T3790">Текст послания был немного смазан, часть чернил внизу страницы сильно растеклась из-за обилия пролитых на него слёз. </text:span><text:span text:style-name="T3791">Робин начал заново перечитывать его, хотя этого не требовалось — написанное он </text:span><text:span text:style-name="T3814">выучил</text:span><text:span text:style-name="T3791"> наизусть.</text:span></text:p>
      <text:p text:style-name="P531"/>
      <text:p text:style-name="P531"><text:tab/>«<text:span text:style-name="T3792">Моим любимым студентам.</text:span></text:p>
      <text:p text:style-name="P531"/>
      <text:p text:style-name="P531"><text:tab/><text:span text:style-name="T3793">Я знаю, что подвёл вас, но не хочу, чтобы вы расстраивались из-за меня. Вчера утром я не заменял собой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875">мне </text:span><text:span text:style-name="T3793">известными факты, по потерпел крах.</text:span></text:p>
      <text:p text:style-name="P531"><text:tab/><text:span text:style-name="T3794">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31"><text:soft-page-break/><text:tab/><text:span text:style-name="T3795">Мне было необычайно приятно работать с вами на протяжении всех последних лет. Продолжайте </text:span><text:span text:style-name="T3802">так же хорошо трудиться</text:span><text:span text:style-name="T3795"> и впредь, и не позволяйте пропасть даром тем результатам, которых мы достигли совместными усилиями.</text:span></text:p>
      <text:p text:style-name="P531"><text:tab/><text:span text:style-name="T3796">Возможно, вам удастся найти способ предотвратить надвигающуюся ядерную катастрофу.</text:span></text:p>
      <text:p text:style-name="P531"><text:tab/><text:span text:style-name="T3796">Элисон, Гарри, Мэтью! Пожалуйста, сделайте всё возможное, чтобы уберечь Робина — он </text:span><text:span text:style-name="T3797">очень </text:span><text:span text:style-name="T3796">особенный мальчик, и ему требуется много внимания и заботы.</text:span></text:p>
      <text:p text:style-name="P531"><text:tab/><text:span text:style-name="T3798">Мне кажется, это всё, что я хотел донести </text:span><text:span text:style-name="T3813">до вас</text:span><text:span text:style-name="T3798">. Поверьте, мне искренне жаль, что всё закончилось именно так.</text:span></text:p>
      <text:p text:style-name="P531"><text:tab/><text:span text:style-name="T3799">Я больше не мог продолжать нашу работу </text:span><text:span text:style-name="T3813">в дальнейшем</text:span><text:span text:style-name="T3799">, поскольку был уверен, что после вчерашнего дня меня обязательно найдут и заставят замолчать.</text:span></text:p>
      <text:p text:style-name="P531"/>
      <text:p text:style-name="P531"><text:tab/><text:span text:style-name="T3800">Люблю вас всех!</text:span></text:p>
      <text:p text:style-name="P531"/>
      <text:p text:style-name="P531"><text:tab/><text:span text:style-name="T3801">Искренне ваш,</text:span></text:p>
      <text:p text:style-name="P531"/>
      <text:p text:style-name="P531"><text:tab/><text:span text:style-name="T3801">Профессор Фергер».</text:span></text:p>
      <text:p text:style-name="P531"/>
      <text:p text:style-name="P533">Робин поместил письмо в конверт и оставил его в верхнем ящике своего письменного стола.</text:p>
      <text:p text:style-name="P534">Какое-то время он тихо сидел на своей кровати, прислушиваясь к тому, что происходило в доме. <text:span text:style-name="T3930">Затем, убедившись, что никто не зайдёт в его комнату, покопался во внутреннем кармане сво</text:span><text:span text:style-name="T4278">его</text:span><text:span text:style-name="T3930"> </text:span><text:span text:style-name="T4278">жакета</text:span><text:span text:style-name="T3930"> и извлёк из него ещё один конверт, на котором было написано его имя. Об этом письме он не </text:span><text:span text:style-name="T3973">с</text:span><text:span text:style-name="T3974">ообщил</text:span><text:span text:style-name="T3930"> никому.</text:span></text:p>
      <text:p text:style-name="P535">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951">юноши</text:span>. <text:span text:style-name="T3931">В своём письме к нему профессор во всех подробностях объяснил причины своего добровольного ухода из жизни.</text:span></text:p>
      <text:p text:style-name="P535"><text:tab/><text:span text:style-name="T3932">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952">его </text:span><text:span text:style-name="T3932">дальнейшую судьбу. Профессор Фергер относился к нему как к своему собственному </text:span><text:span text:style-name="T3975">сыну</text:span><text:span text:style-name="T3932">.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933">Среди прочих </text:span><text:span text:style-name="T3953">он </text:span><text:span text:style-name="T3933">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35"><text:tab/><text:span text:style-name="T3934">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35"/>
      <text:p text:style-name="P536"><text:tab/>«<text:span text:style-name="T3935">Дорогой Робин,</text:span></text:p>
      <text:p text:style-name="P536"/>
      <text:p text:style-name="P537"><text:span text:style-name="T3936">Каким-то образом я понял, что именно ты первым найдешь меня, поэтому не увидел ничего плохого в том, чтобы написать лично тебе. Другое пись</text:span><text:span text:style-name="T3964">мо немного запутано</text:span><text:span text:style-name="T3936">. Я не знал, как выразить свои мысли, чтобы они были </text:span><text:span text:style-name="T3937">понятны</text:span><text:span text:style-name="T3936"> для всех. Другие студенты не понимают меня так ясно, как ты. </text:span><text:span text:style-name="T3937">Робин, я люблю </text:span><text:span text:style-name="T3946">тебя</text:span><text:span text:style-name="T3937">! Пожалуйста, не забывай об этом. Когда я писал, что всегда буду с тобой, то имел в виду именно это — не забывай обо мне и тогда мы </text:span><text:span text:style-name="T3942">навечно </text:span><text:span text:style-name="T3937">останемся вместе, и </text:span><text:span text:style-name="T3943">ты </text:span><text:span text:style-name="T3944">никогда </text:span><text:span text:style-name="T3943">не </text:span><text:span text:style-name="T3945">узнаешь</text:span><text:span text:style-name="T3943"> </text:span><text:span text:style-name="T3937">одиночеств</text:span><text:span text:style-name="T3945">а</text:span><text:span text:style-name="T3937">! </text:span><text:span text:style-name="T3938">Никто на Земле не понимает </text:span><text:span text:style-name="T3939">тебя так хорошо, как я. Оставляю тебе на память свою любовь и свою рассудительность — они помогут тебе стать взрослее. </text:span></text:p>
      <text:p text:style-name="P538"><text:tab/><text:span text:style-name="T3960">Изо всех сил я</text:span><text:span text:style-name="T3940"> старался донести до </text:span><text:span text:style-name="T3963">правительства</text:span><text:span text:style-name="T3940">, что всё </text:span><text:span text:style-name="T3961">сказанное мной</text:span><text:span text:style-name="T3940"> — </text:span><text:span text:style-name="T3960">чист</text:span><text:span text:style-name="T3961">ейшая</text:span><text:span text:style-name="T3940"> правда. Но они, к сожалению, не прин</text:span><text:span text:style-name="T3954">яли</text:span><text:span text:style-name="T3940"> моих слов всерьёз, </text:span><text:span text:style-name="T3941">и </text:span><text:span text:style-name="T3960">стали </text:span><text:span text:style-name="T3940">подшучива</text:span><text:span text:style-name="T3960">ть</text:span><text:span text:style-name="T3940"> </text:span><text:soft-page-break/><text:span text:style-name="T3940">надо мной за моей спиной, </text:span><text:span text:style-name="T3941">отн</text:span><text:span text:style-name="T3960">есясь</text:span><text:span text:style-name="T3941"> ко мне как к какому-то выдумщику. </text:span><text:span text:style-name="T3962">Им стало известно моё имя, и мне пришлось уйти из жизни, чтобы избавить от преследования и себя, и вас. </text:span><text:span text:style-name="T3963">Но я не сказал им ни слова </text:span><text:span text:style-name="T3965">о нашей работе</text:span><text:span text:style-name="T3963">.</text:span></text:p>
      <text:p text:style-name="P539"><text:tab/><text:span text:style-name="T3963">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964">к</text:span><text:span text:style-name="T3966">им образом я стал обладателем этих уникальных сведений и, в конце концов, они узнали бы обо всех вас.</text:span></text:p>
      <text:p text:style-name="P540"><text:span text:style-name="T3966"><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976">даже </text:span><text:span text:style-name="T3966">места для </text:span><text:span text:style-name="T3967">ночлега</text:span><text:span text:style-name="T3966">! Для них ты будешь всего лишь подопытной морской свинкой, но не человеком, обладающим правом чувствовать и рассуждать.</text:span></text:p>
      <text:p text:style-name="P541"><text:tab/><text:span text:style-name="T3967">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4065">жество</text:span><text:span text:style-name="T3967"> ценной информации. </text:span><text:span text:style-name="T3968">По возможности, забери их все. В</text:span><text:span text:style-name="T3985">ероятно</text:span><text:span text:style-name="T3968">, некотор</text:span><text:span text:style-name="T4066">ые</text:span><text:span text:style-name="T3968"> </text:span><text:span text:style-name="T4066">данные</text:span><text:span text:style-name="T3968"> </text:span><text:span text:style-name="T3969">окаж</text:span><text:span text:style-name="T4066">утся</text:span><text:span text:style-name="T3969"> для тебя полезн</text:span><text:span text:style-name="T4066">ыми</text:span><text:span text:style-name="T3969">. Среди моих записей имеется множество сведений о механизмах загрузки в шахты межконтинентальных ракет </text:span><text:span text:style-name="T3985">и</text:span><text:span text:style-name="T3969"> ядерны</text:span><text:span text:style-name="T3985">х</text:span><text:span text:style-name="T3969"> боеголов</text:span><text:span text:style-name="T3985">ок, а также</text:span><text:span text:style-name="T3969"> методик</text:span><text:span text:style-name="T3985">и</text:span><text:span text:style-name="T3969"> расчёта траектори</text:span><text:span text:style-name="T3985">й</text:span><text:span text:style-name="T3969"> их полёт</text:span><text:span text:style-name="T3985">ов</text:span><text:span text:style-name="T3969">. </text:span><text:span text:style-name="T3970">Все </text:span><text:span text:style-name="T4067">записи</text:span><text:span text:style-name="T3970"> хранятся под половицами, возле шкафа в моей спальне.</text:span></text:p>
      <text:p text:style-name="P541"><text:tab/><text:span text:style-name="T3971">Я знаю, сейчас ты думаешь о том, что я подвёл всех вас, но, пойми, я не мог поступить иначе и продолжать исследования </text:span><text:span text:style-name="T4060">делая</text:span><text:span text:style-name="T3971"> вид, будто всё идёт своим чередом. Ты должен понять — я пытался, но у меня не получилось. Честно.</text:span></text:p>
      <text:p text:style-name="P542"><text:tab/><text:span text:style-name="T3971">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42"><text:tab/><text:span text:style-name="T3972">Я чувствую, как сказывается на мне передозировка инсулина и вряд ли смогу написать что-то ещё.</text:span></text:p>
      <text:p text:style-name="P542"><text:tab/><text:span text:style-name="T3972">Помни, ты не должен терять надежды теперь, когда меня нет рядом. Верю в твои силы!</text:span></text:p>
      <text:p text:style-name="P542"/>
      <text:p text:style-name="P542"><text:tab/><text:span text:style-name="T3972">Пожалуйста, не забудь,</text:span></text:p>
      <text:p text:style-name="P542"><text:tab/><text:span text:style-name="T3972">Я люблю тебя и всегда буду с тобой в воспоминаниях,</text:span></text:p>
      <text:p text:style-name="P542"><text:tab/><text:span text:style-name="T3972">Искренне преданный тебе,</text:span></text:p>
      <text:p text:style-name="P542"><text:tab/><text:span text:style-name="T3972">Джозеф Фергер.</text:span>»</text:p>
      <text:p text:style-name="P542"/>
      <text:p text:style-name="P543">Внизу страницы почерк становился совершенно неразборчивым. Его рука, должно быть, сильно дрожала.</text:p>
      <text:p text:style-name="P543"><text:tab/>«Профессор, я спасу мир. Верьте мне» - тихонько прошептал Робин самому себе,</text:p>
      <text:p text:style-name="P543"><text:tab/>«Если бы не ваша просьба, я не стал бы беспокоиться об их судьбах — они не <text:span text:style-name="T4071">имеют права</text:span> ж<text:span text:style-name="T4071">ить и заслуживают смерти.</text:span>»</text:p>
      <text:p text:style-name="P543"><text:tab/><text:span text:style-name="T4072">На его щеках заблестели капли слёз. Он проглотил слюну и </text:span><text:span text:style-name="T4073">закончил фразу</text:span><text:span text:style-name="T4072">:</text:span></text:p>
      <text:p text:style-name="P543"><text:tab/>«<text:span text:style-name="T4073">Но когда я </text:span><text:span text:style-name="T4074">справлюсь с заданием, я непременно отомщу всем этим так называемым политикам. Они дорого заплатят за то, что довели вас до самоубийства</text:span>» - <text:span text:style-name="T4074">поклялся Робин.</text:span></text:p>
      <text:p text:style-name="P544"><text:tab/><text:span text:style-name="T4075">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4121">сям</text:span><text:span text:style-name="T4075">.</text:span></text:p>
      <text:p text:style-name="P544"><text:tab/><text:span text:style-name="T4076">Он вышел из спальни и спустился вниз, чтобы узнать, чем заняты остальные.</text:span></text:p>
      <text:p text:style-name="P544"><text:tab/>«<text:span text:style-name="T4077">Как дела? Что нового? Простите меня за долгое отсутствие, но мне было необходимо побыть в одиночестве. Как чувствует себя Симпсон?</text:span>»</text:p>
      <text:p text:style-name="P544"><text:tab/><text:span text:style-name="T4078">Гарри, Мэтью и Элисон обменялись непонимающими взглядами.</text:span></text:p>
      <text:p text:style-name="P544"><text:tab/>«<text:span text:style-name="T4078">Кто, чёрт возьми, такой Симпсон?</text:span>» - <text:span text:style-name="T4078">подумал Гарри.</text:span></text:p>
      <text:p text:style-name="P544"><text:tab/>«<text:span text:style-name="T4079">О! Разве вы не знаете Симпсона?</text:span>» - <text:span text:style-name="T4079">спросил Робин,</text:span></text:p>
      <text:p text:style-name="P544"><text:tab/>«<text:span text:style-name="T4079">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4080">Но всё было не совсем </text:span><text:soft-page-break/><text:span text:style-name="T4080">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4081">его </text:span><text:span text:style-name="T4080">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081">Милый носик выглядывал из под него, пытаясь отыскать путь и не опрокинуть при этом никакой мебели.</text:span>»</text:p>
      <text:p text:style-name="P544"><text:tab/><text:span text:style-name="T4082">Робин стал выглядеть немного рассеянно, вспоминая о тех прекрасных деньках, когда он жил в доме у профессора </text:span><text:span text:style-name="T4083">Фергер</text:span><text:span text:style-name="T4084">а</text:span><text:span text:style-name="T4082">. </text:span><text:span text:style-name="T4084">Мальчик съехал от него и стал жить с Мэтью лишь недавно.</text:span></text:p>
      <text:p text:style-name="P544"><text:tab/>«<text:span text:style-name="T4085">Робин, может быть, ты поможешь нам подбодрить Симпсона?</text:span>» - <text:span text:style-name="T4085">спросила Элисон,</text:span></text:p>
      <text:p text:style-name="P544"><text:tab/>«<text:span text:style-name="T4085">Он совсем ничего не ест, а только лежит в углу и постоянно скулит.</text:span>»</text:p>
      <text:p text:style-name="P544"><text:tab/><text:span text:style-name="T4086">Она надеялась, что Робин почувствует себя лучше, если ему поручат присматривать за собакой. </text:span><text:span text:style-name="T4087">Он должен иметь возможность соприкасаться с чем-то, что представляло большую значимость для профессора, когда тот был жив. </text:span><text:span text:style-name="T4088">В любом случае, профессор желал бы, чтобы у Робина был Симпсон.</text:span></text:p>
      <text:p text:style-name="P544"><text:tab/><text:span text:style-name="T4089">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4090">их</text:span><text:span text:style-name="T4089"> отправили в газовые камеры — они были евреями.</text:span></text:p>
      <text:p text:style-name="P544"><text:tab/><text:span text:style-name="T4092">Убийство</text:span><text:span text:style-name="T4091"> членов семьи вдребезги расколотило жизнь профессора — он так и не смог оправиться от печали, вызванной их гибелью. </text:span><text:span text:style-name="T4093">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44"><text:tab/><text:span text:style-name="T4094">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4107">своим учителем</text:span><text:span text:style-name="T4094">. Вместе они испытали чувство глубокого ужаса, когда их творение было использовано против жителей Хиросимы и Нагасаки. Они не могли представить, что воздействи</text:span><text:span text:style-name="T4095">е</text:span><text:span text:style-name="T4094"> радиации окаж</text:span><text:span text:style-name="T4095">е</text:span><text:span text:style-name="T4094">тся настолько губительным </text:span><text:span text:style-name="T4095">для выживших</text:span><text:span text:style-name="T4094">, и не подозревали о том, сколько </text:span><text:span text:style-name="T4100">погибнет людей</text:span><text:span text:style-name="T4094">.</text:span></text:p>
      <text:p text:style-name="P544"><text:tab/><text:span text:style-name="T4096">Он так и не смог простить себ</text:span><text:span text:style-name="T4108">я</text:span><text:span text:style-name="T4096"> </text:span><text:span text:style-name="T4108">за </text:span><text:span text:style-name="T4096">участие в разработке оружия, причинившего людям столько </text:span><text:span text:style-name="T4097">боли и горя</text:span><text:span text:style-name="T4096">.</text:span></text:p>
      <text:p text:style-name="P544"><text:tab/><text:span text:style-name="T4098">Вскоре после бомбардировок профессор Фергер покинул своего коллегу и эмигрировал из Америки, поселившись в Англии, </text:span><text:span text:style-name="T4108">но</text:span><text:span text:style-name="T4098"> </text:span><text:span text:style-name="T4108">о</text:span><text:span text:style-name="T4099">ни никогда не теряли связи друг с другом, поддерживая переписку до тех пор, пока его американский друг не скончался от рака горла.</text:span></text:p>
      <text:p text:style-name="P544"><text:tab/><text:span text:style-name="T4103">Он</text:span><text:span text:style-name="T4100"> был обвинён в передаче русской разведке документ</text:span><text:span text:style-name="T4102">ации</text:span><text:span text:style-name="T4100">, относящ</text:span><text:span text:style-name="T4102">ейся</text:span><text:span text:style-name="T4100"> к </text:span><text:span text:style-name="T4102">его </text:span><text:span text:style-name="T4101">секретным разработкам</text:span><text:span text:style-name="T4100">, после чего пережил ужасные времена преследовани</text:span><text:span text:style-name="T4101">я со стороны американского правительства. Профессор Фергер подозревал, что именно оно стало причиной его заболевания и последующей </text:span><text:span text:style-name="T4109">скоропостижной </text:span><text:span text:style-name="T4101">смерти.</text:span></text:p>
      <text:p text:style-name="P544"><text:tab/><text:span text:style-name="T4103">Несомненно, на решение профессора добровольно расстаться с жизнью в значительной мере повлияла </text:span><text:span text:style-name="T4104">тяжёлая участь, </text:span><text:span text:style-name="T4105">выпавшая на долю</text:span><text:span text:style-name="T4103"> </text:span><text:span text:style-name="T4106">его </text:span><text:span text:style-name="T4104">несчастного </text:span><text:span text:style-name="T4103">друга.</text:span></text:p>
      <text:p text:style-name="P544"><text:tab/><text:span text:style-name="T4110">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4111">основного </text:span><text:span text:style-name="T4110">предмета своих и</text:span><text:span text:style-name="T4129">сследований</text:span><text:span text:style-name="T4110">. </text:span><text:span text:style-name="T4112">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4113">которую ему предстояло возглавить.</text:span></text:p>
      <text:p text:style-name="P544"><text:tab/><text:span text:style-name="T4114">Он видел, как приходили и уходили его студенты, но Гарри, Мэтью, Элисон и, в особенности, Робин, стали для него почти родны</text:span><text:span text:style-name="T4115">ми</text:span><text:span text:style-name="T4114">. </text:span><text:span text:style-name="T4116">В отличие от всех прочих, они работали вместе, единой командой, и оставались хорошими друзьями даже за </text:span><text:span text:style-name="T4117">пределами</text:span><text:span text:style-name="T4116"> лаборатории. </text:span><text:soft-page-break/><text:span text:style-name="T4117">Перед началом экспериментов, даже самых пустяковых, они подбадривали друг друга и действовали как одно целое.</text:span></text:p>
      <text:p text:style-name="P545"><text:tab/><text:span text:style-name="T4118">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4131">внимания</text:span><text:span text:style-name="T4118"> и ценных рекомендаций ни один из них не смог бы в полной мере раскрыть даже сотой доли своих способностей. </text:span><text:span text:style-name="T4119">Всеми «особенными» навыками они были обязаны именно ему.</text:span></text:p>
      <text:p text:style-name="P545"><text:tab/><text:span text:style-name="T4120">Им было досадно оттого, что научное сообщество отвергает парапсихологию как научную дисциплину.</text:span></text:p>
      <text:p text:style-name="P545"><text:tab/><text:span text:style-name="T4122">Представители других, более «традиционных» наук, обычно уклонялись от объяснения результатов в </text:span><text:span text:style-name="T4123">тех </text:span><text:span text:style-name="T4122">случаях, когда не могли объяснить их, </text:span><text:span text:style-name="T4123">после </text:span><text:span text:style-name="T4127">чего </text:span><text:span text:style-name="T4123">объявляли </text:span><text:span text:style-name="T4126">их </text:span><text:span text:style-name="T4122">недействительными. </text:span><text:span text:style-name="T4123">Запись эксперимента на плёнку также не являлась убедительным доказательством, </text:span><text:span text:style-name="T4124">поскольку</text:span><text:span text:style-name="T4123"> все факты списывались на дефекты видео</text:span><text:span text:style-name="T4125">записи</text:span><text:span text:style-name="T4123">. </text:span><text:span text:style-name="T4128">Несмотря на все их старания, </text:span><text:span text:style-name="T4205">обязательно</text:span><text:span text:style-name="T4128">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45"/>
      <text:p text:style-name="P545"><text:tab/>«<text:span text:style-name="T4206">Я понимаю — все мы расстроены тем, что произошло, но мы не должны позволять эмоциям помешать принять поставленный перед нами вызов. </text:span><text:span text:style-name="T4207">Очень важно, чтобы мы довели до завершения все задачи, которые оставил для нас профессор</text:span>» - <text:span text:style-name="T4207">сказал Робин. Теперь смысл его жизни состоял в спасении мира мира от надвигающейся Третьей мировой войны, </text:span><text:span text:style-name="T4208">которая была уже близко. </text:span><text:span text:style-name="T4209">Он будет делать это лишь из чувства долга перед профессором, но вовсе не ради </text:span><text:span text:style-name="T4210">людей. По мнению Робина, они не заслуживали ничего иного, кроме ужасов атомного апокалипсиса или смерти.</text:span></text:p>
      <text:p text:style-name="P545"/>
      <text:p text:style-name="P545"><text:tab/>«<text:span text:style-name="T4211">Хорошо, что вы предлагаете делать? Профессор уже пытался известить британское правительство о том, что ему было известно, </text:span><text:span text:style-name="T4212">но его не стали слушать, и даже не восприняли всерьёз! </text:span><text:span text:style-name="T4213">Мне кажется, мы не должны предоставлять им привилегию на право жить!</text:span>» - <text:span text:style-name="T4214">уверенно заявила Элисон. Эмоции заставили её распрощаться с присущей рассудительностью.</text:span></text:p>
      <text:p text:style-name="P545"><text:tab/>«<text:span text:style-name="T4215">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4216">просто </text:span><text:span text:style-name="T4215">обязаны поп</text:span><text:span text:style-name="T4217">ытаться</text:span><text:span text:style-name="T4215">, потому что он этого сильно желал.</text:span>»</text:p>
      <text:p text:style-name="P545"/>
      <text:p text:style-name="P545"><text:tab/>«<text:span text:style-name="T4218">Помните, он всегда будет с нами, и будет присматривать за каждым из нас. </text:span><text:span text:style-name="T4219">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4220">моральных унижений</text:span><text:span text:style-name="T4219"> и невзгод, которые нам было бы трудно вынести.</text:span>»</text:p>
      <text:p text:style-name="P545"><text:tab/>«<text:span text:style-name="T4220">Во время </text:span><text:span text:style-name="T4221">выступления</text:span><text:span text:style-name="T4220">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45"><text:tab/>«<text:span text:style-name="T4222">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4222">спросил Мэтью, прикуривая сигарету от своей зажигалки Зиппо.</text:span></text:p>
      <text:p text:style-name="P545"><text:tab/>«<text:span text:style-name="T4224">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45"><text:tab/>«<text:span text:style-name="T4225">О каких файлах ты говоришь, Робин? Нам ничего не известно ни о каких файлах</text:span>» - <text:span text:style-name="T4225">озабоченно спросила Элисон.</text:span></text:p>
      <text:p text:style-name="P545"><text:soft-page-break/><text:tab/>«<text:span text:style-name="T4226">Профессор собрал коллекцию данных, о которых не хотел говорить никому. Судя по тому, что я узнал от </text:span><text:span text:style-name="T4230">него</text:span><text:span text:style-name="T4226">, они могут нам пригодиться. Возможно, основываясь на этих сведениях мы сможем предотвратить войну.</text:span>»</text:p>
      <text:p text:style-name="P545"><text:tab/>«<text:span text:style-name="T4227">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45"><text:tab/>«<text:span text:style-name="T4228">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45"><text:tab/>«<text:span text:style-name="T4229">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4229">спросил Мэтью. Он не мог понять, откуда Робин знает так много о профессоре.</text:span></text:p>
      <text:p text:style-name="P545"><text:tab/>«<text:span text:style-name="T4231">Когда сегодняшним утром я обнаружил профессора, в его руке были зажаты три конверта. </text:span><text:span text:style-name="T4234">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4235">знал, что нам придётся столкнуться с полицией и не хотел подвергать нас неоправданному риску.</text:span>»</text:p>
      <text:p text:style-name="P545"><text:tab/><text:span text:style-name="T4236">Робин сделал паузу и оглядел остальных.</text:span></text:p>
      <text:p text:style-name="P545"><text:tab/>«<text:span text:style-name="T4236">Я ответил на твой вопрос, Мэтью? Если у кого-нибудь </text:span><text:span text:style-name="T4238">есть</text:span><text:span text:style-name="T4236"> вопросы, задавайте их сейчас. </text:span><text:span text:style-name="T4237">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45"><text:tab/><text:span text:style-name="T4239">Он снова умолк, и </text:span><text:span text:style-name="T4240">внимательно вгляделся в выражения лиц своих друзей.</text:span></text:p>
      <text:p text:style-name="P545"><text:tab/>«<text:span text:style-name="T4241">Придётся сдать назад</text:span>», - <text:span text:style-name="T4241">подумал он.</text:span></text:p>
      <text:p text:style-name="P545"><text:tab/>«<text:span text:style-name="T4241">Я слишком давлю на них. Я не должен дать им понять, насколько силён. Пусть они продолжают заботиться обо мне.</text:span>»</text:p>
      <text:p text:style-name="P545"><text:tab/><text:span text:style-name="T4241">Он был прав. Им вряд ли </text:span><text:span text:style-name="T4244">бы понравилось</text:span><text:span text:style-name="T4241"> исполнять приказы одиннадцатилетнего мальчика.</text:span></text:p>
      <text:p text:style-name="P545"><text:tab/>«<text:span text:style-name="T4245">Хорошо, Робин</text:span>» - <text:span text:style-name="T4245">сказал Гарри,</text:span></text:p>
      <text:p text:style-name="P545"><text:tab/>«<text:span text:style-name="T4245">Надеюсь, ты уверен в том, что хочешь довести дело до конца. Сейчас четверть девятого. </text:span><text:span text:style-name="T4255">Настало</text:span><text:span text:style-name="T4245"> время действовать — к тому времени, когда мы доберёмся до дома профессора, уже стемнеет.</text:span>»</text:p>
      <text:p text:style-name="P545"><text:tab/><text:span text:style-name="T4246">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4247">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45"><text:tab/>«<text:span text:style-name="T4248">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45"><text:tab/><text:span text:style-name="T4249">На лице Робина и остальных ребят расцвели улыбки. Если бы профессор был рядом, то гордился бы тем, как </text:span><text:span text:style-name="T4420">тесно </text:span><text:span text:style-name="T4421">они </text:span><text:span text:style-name="T4249">сплотились.</text:span></text:p>
      <text:p text:style-name="P545"><text:tab/>«<text:span text:style-name="T4257">Н</text:span><text:span text:style-name="T4256">е стоит изображать из себя главного</text:span>» - <text:span text:style-name="T4256">подумал Робин,</text:span></text:p>
      <text:p text:style-name="P545"><text:tab/>«<text:span text:style-name="T4257">Мне б</text:span><text:span text:style-name="T4256">удет легче управлять ими, если они поверят, что им принадлежат самые ценные идеи. Мне следует очень тщательно и подробно </text:span><text:span text:style-name="T4257">доносить до них</text:span><text:span text:style-name="T4256"> любую мысль — </text:span><text:span text:style-name="T4259">т</text:span><text:span text:style-name="T4258">аким образом они не </text:span><text:span text:style-name="T4259">заподозрят меня в сокрытии каких-либо сведений, и не подумают, что </text:span><text:span text:style-name="T4260">я смотрю на них свысока. </text:span><text:span text:style-name="T4261">Будь с ними терпелив — вот что написал Джозеф в своём письме.</text:span>»</text:p>
      <text:p text:style-name="P545"><text:tab/>«<text:span text:style-name="T4262">Ну что, мы идём?</text:span>» - <text:span text:style-name="T4262">спросил Мэтью. Он встал, взял пачку сигарет, зажигалку, и положил их в карман свое</text:span><text:span text:style-name="T4282">го пид</text:span><text:span text:style-name="T4285">ж</text:span><text:span text:style-name="T4282">ака</text:span><text:span text:style-name="T4262">. Следом за ним поднялись Элисон и Гарри.</text:span></text:p>
      <text:p text:style-name="P546"><text:tab/><text:span text:style-name="T4290">Немного погодя </text:span><text:span text:style-name="T4263">Робин </text:span><text:span text:style-name="T4290">последовал их примеру — встав, он </text:span><text:span text:style-name="T4263">закрыл за собой дверь </text:span><text:span text:style-name="T4297">и </text:span><text:span text:style-name="T4263">поглади</text:span><text:span text:style-name="T4297">л</text:span><text:span text:style-name="T4263"> на прощание Симпсона.</text:span></text:p>
      <text:p text:style-name="P546"><text:soft-page-break/><text:tab/>«<text:span text:style-name="T4264">Не грусти, Симпсон. Джозеф хотел этого. Я возвращаюсь в его дом. </text:span><text:span text:style-name="T4324">По</text:span><text:span text:style-name="T4325">с</text:span><text:span text:style-name="T4264">лушай, я </text:span><text:span text:style-name="T4322">принесу</text:span><text:span text:style-name="T4264"> твою </text:span><text:span text:style-name="T4270">миску</text:span><text:span text:style-name="T4264">, корзину и одеяло. Я буду заботиться о тебе, </text:span><text:span text:style-name="T4266">и ты</text:span><text:span text:style-name="T4264"> </text:span><text:span text:style-name="T4286">обязательно </text:span><text:span text:style-name="T4266">по</text:span><text:span text:style-name="T4264">чувств</text:span><text:span text:style-name="T4266">уешь</text:span><text:span text:style-name="T4264"> себя здесь как дома</text:span>» - <text:span text:style-name="T4265">прошептал Робин, </text:span><text:span text:style-name="T4323">и </text:span><text:span text:style-name="T4265">легонько поцелова</text:span><text:span text:style-name="T4323">л</text:span><text:span text:style-name="T4265"> морду пса.</text:span></text:p>
      <text:p text:style-name="P546"><text:tab/>«<text:span text:style-name="T4267">Робин, поторопись! Мы тебя ждём!</text:span>» - <text:span text:style-name="T4267">окликнул его Гарри, надевая пальто.</text:span></text:p>
      <text:p text:style-name="P546"><text:tab/>«<text:span text:style-name="T4268">Уже иду! Подождите минут</text:span><text:span text:style-name="T4269">к</text:span><text:span text:style-name="T4268">у — мне нужно подняться наверх и забрать </text:span><text:span text:style-name="T4283">жакет</text:span>».</text:p>
      <text:p text:style-name="P546"><text:tab/>«<text:span text:style-name="T4270">В этом нет необходимости. </text:span><text:span text:style-name="T4271">Я уже забрала е</text:span><text:span text:style-name="T4283">го</text:span><text:span text:style-name="T4271">!</text:span>»</text:p>
      <text:p text:style-name="P546"><text:tab/>«<text:span text:style-name="T4272">Где он, Элисон?</text:span>»</text:p>
      <text:p text:style-name="P546"><text:tab/>«<text:span text:style-name="T4273">На вешалке, где е</text:span><text:span text:style-name="T4284">му</text:span><text:span text:style-name="T4273"> самое место!</text:span>»</text:p>
      <text:p text:style-name="P546"><text:tab/>«<text:span text:style-name="T4287">Прости, Элисон. Я постараюсь запомнить. </text:span><text:span text:style-name="T4288">Но т</text:span><text:span text:style-name="T4287">ы </text:span><text:span text:style-name="T4288">ведь </text:span><text:span text:style-name="T4287">знаешь, каким рассеянным я бываю, так что, наверное, тебе придётся напоминать мне об этом </text:span><text:span text:style-name="T4288">время от времени</text:span>» - <text:span text:style-name="T4288">улыбнулся Робин, </text:span><text:span text:style-name="T4289">втискиваясь в пальто</text:span><text:span text:style-name="T4288">.</text:span></text:p>
      <text:p text:style-name="P546"><text:tab/><text:span text:style-name="T4291">Заперев входную дверь и оставив включённым свет в </text:span><text:span text:style-name="T4298">прихожей</text:span><text:span text:style-name="T4291"> они вышли из дома.</text:span></text:p>
      <text:p text:style-name="P546"><text:tab/>«<text:span text:style-name="T4292">На </text:span><text:span text:style-name="T4293">чьей</text:span><text:span text:style-name="T4292"> машине поедем и кто поведёт?</text:span>» - <text:span text:style-name="T4292">спросил Мэтью.</text:span></text:p>
      <text:p text:style-name="P546"><text:tab/>«<text:span text:style-name="T4293">Веди ты, Мэтью. Я слишком устал. Но если хочешь, то я могу повести туда, а ты поведёшь обратно</text:span>» - <text:span text:style-name="T4294">ответил Гарри.</text:span></text:p>
      <text:p text:style-name="P546"><text:tab/><text:span text:style-name="T4295">Элисон стал пробирать озноб и, пытаясь сохранить тепло, она обвила себя руками.</text:span></text:p>
      <text:p text:style-name="P546"><text:tab/>«<text:span text:style-name="T4296">Решайте быстрее, мне становится холодно. </text:span><text:span text:style-name="T4297">Пошли, Робин — мы подождём их в машине. </text:span><text:span text:style-name="T4299">К тому времени, когда они </text:span><text:span text:style-name="T4300">договорятся</text:span><text:span text:style-name="T4299">, </text:span><text:span text:style-name="T4301">снова </text:span><text:span text:style-name="T4299">наступит день!</text:span>»</text:p>
      <text:p text:style-name="P546"><text:tab/>«<text:span text:style-name="T4302">Хорошо, Элисон! Соглашение достигнуто — Гарри сядет за руль сейчас, а я поведу обратно</text:span>» - <text:span text:style-name="T4303">сказал Мэтью.</text:span></text:p>
      <text:p text:style-name="P546"><text:tab/>«<text:span text:style-name="T4304">О! Наконец-то </text:span><text:span text:style-name="T4321">это</text:span><text:span text:style-name="T4304"> свершилось! Неужели чудеса никогда не иссякнут, спрашиваю я себя?</text:span>»</text:p>
      <text:p text:style-name="P546"><text:tab/><text:span text:style-name="T4305">Гарри снял </text:span><text:span text:style-name="T4308">двери </text:span><text:span text:style-name="T4320">авто </text:span><text:span text:style-name="T4305">с блокировки и уселся на водительское место.</text:span></text:p>
      <text:p text:style-name="P546"><text:tab/>«<text:span text:style-name="T4306">Как ты считаешь, сколько нам потребуется времени?</text:span>» - <text:span text:style-name="T4306">спросил его Мэтью.</text:span></text:p>
      <text:p text:style-name="P546"><text:tab/>«<text:span text:style-name="T4307">Зависит от того, есть ли в доме полиция</text:span>» - <text:span text:style-name="T4307">ответил Гарри.</text:span></text:p>
      <text:p text:style-name="P546"><text:tab/>«<text:span text:style-name="T4308">Честно говоря, я сомневаюсь, что они будут там</text:span>» - <text:span text:style-name="T4315">заметила</text:span><text:span text:style-name="T4309"> Элисон.</text:span></text:p>
      <text:p text:style-name="P546"><text:tab/>«<text:span text:style-name="T4310">Почему ты решила </text:span><text:span text:style-name="T4331">так</text:span><text:span text:style-name="T4310">, </text:span><text:span text:style-name="T4311">Элисон</text:span><text:span text:style-name="T4310">?</text:span>» - <text:span text:style-name="T4311">спросил Робин.</text:span></text:p>
      <text:p text:style-name="P546"><text:tab/>«<text:span text:style-name="T4312">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313">совершил самоубийство</text:span><text:span text:style-name="T4312">.</text:span>»</text:p>
      <text:p text:style-name="P546"><text:tab/>«<text:span text:style-name="T4314">О! Вот как? Я не подумал об этом. Хорошая мысль, Элисон</text:span>» - <text:span text:style-name="T4314">ответил Робин.</text:span></text:p>
      <text:p text:style-name="P546"><text:tab/>«<text:span text:style-name="T4316">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317">заключил Мэтью.</text:span></text:p>
      <text:p text:style-name="P546"><text:tab/>«<text:span text:style-name="T4318">Это не проблема. Я знаю, где они спрятаны. Профессор сообщил об их местонахождении в своём письме. Они под половицами в его спальне</text:span>».</text:p>
      <text:p text:style-name="P546"><text:tab/>«<text:span text:style-name="T4319">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46"><text:tab/>«<text:span text:style-name="T4326">Нам придётся оторвать только одну половицу, она расположена перед старинным антикварным шкафом. </text:span><text:span text:style-name="T4327">Но вы правы — нам нужно постараться не </text:span><text:span text:style-name="T4341">наследить и</text:span><text:span text:style-name="T4327"> остави</text:span><text:span text:style-name="T4341">ть</text:span><text:span text:style-name="T4327"> всё так, как было до нашего визита. </text:span><text:span text:style-name="T4342">Я</text:span><text:span text:style-name="T4327"> обещал Симпсону, что верну все его вещи. Надеюсь, никто не заметит пропажи.</text:span>»</text:p>
      <text:p text:style-name="P546"><text:tab/>«<text:span text:style-name="T4328">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329">не согласился Гарри.</text:span></text:p>
      <text:p text:style-name="P546"><text:tab/><text:span text:style-name="T4330">Всю оставшуюся часть пути до Уинчестера они проехали молча. </text:span><text:span text:style-name="T4332">Уже совсем стемнело и дорогу затянуло туманом. Гарри вставил в магнитофон кассету и прибавил громкость.</text:span></text:p>
      <text:p text:style-name="P546"><text:tab/>«<text:span text:style-name="T4333">О нет! Гарри, пожалуйста, не нужно пытаться петь! Твой голос ни капли не похож на голос Джимми Самервилля!</text:span>» - <text:span text:style-name="T4366">за</text:span><text:span text:style-name="T4334">кричала Элисон сквозь шум.</text:span></text:p>
      <text:p text:style-name="P546"><text:tab/><text:span text:style-name="T4335">Никто из </text:span><text:span text:style-name="T4347">друзей</text:span><text:span text:style-name="T4335"> не был против того, чтобы </text:span><text:span text:style-name="T4422">изредка </text:span><text:span text:style-name="T4335">послушать</text:span><text:span text:style-name="T4367"> </text:span><text:span text:style-name="T4335">«Коммунаров», но никому не хотелось </text:span><text:span text:style-name="T4336">терпеть «</text:span><text:span text:style-name="T4394">фальшивого» пения</text:span><text:span text:style-name="T4336"> Гарри.</text:span></text:p>
      <text:p text:style-name="P546"><text:soft-page-break/><text:tab/>«<text:span text:style-name="T4337">Простите, не могу ничего поделать с собой — мне очень нравится эта песня. Но если вас раздражает, </text:span><text:span text:style-name="T4339">как я пою</text:span><text:span text:style-name="T4337">, </text:span><text:span text:style-name="T4339">то </text:span><text:span text:style-name="T4337">постараюсь </text:span><text:span text:style-name="T4338">слушать её молча</text:span><text:span text:style-name="T4337">.</text:span>»</text:p>
      <text:p text:style-name="P546"><text:tab/>«<text:span text:style-name="T4340">Гарри, сейчас нужно повернуть направо и мы будем на месте</text:span>» - <text:span text:style-name="T4340">произнёс Робин.</text:span></text:p>
      <text:p text:style-name="P546"><text:tab/>«<text:span text:style-name="T4343">Будет лучше, если мы не спеша </text:span><text:span text:style-name="T4344">объедем дом</text:span><text:span text:style-name="T4343">, на случай, если поблизости окажется полиция</text:span>» - <text:span text:style-name="T4343">добавил Мэтью. </text:span><text:span text:style-name="T4345">Гарри выполнил просьбу Мэтью. Похоже, что дом пустовал — света не было ни в одном из его окон.</text:span></text:p>
      <text:p text:style-name="P546"><text:tab/>«<text:span text:style-name="T4346">Который час?</text:span>» - <text:span text:style-name="T4346">спросила Элисон.</text:span></text:p>
      <text:p text:style-name="P546"><text:tab/>«<text:span text:style-name="T4348">Начало десятого. Попробую припарковать машину возле дома</text:span>» - <text:span text:style-name="T4349">ответил Гарри.</text:span></text:p>
      <text:p text:style-name="P546"><text:tab/><text:span text:style-name="T4350">Робин помалкивал, давая возможность студентам почувствовать свою значимость в решении не особо важных, как он считал, дел. </text:span><text:span text:style-name="T4351">Он знал, что вмешается и не позволит им наделать ошибок, как только они собьются с правильного пути.</text:span></text:p>
      <text:p text:style-name="P546"><text:tab/><text:span text:style-name="T4352">Выйдя из машины, они подошли к задней части дома и попытались открыть кухонную дверь, но обнаружили, что она заперта.</text:span></text:p>
      <text:p text:style-name="P546"><text:tab/>«<text:span text:style-name="T4353">Как мы войдём? Нам не проникнуть внутрь</text:span>» - <text:span text:style-name="T4353">сказала Элисон, окидывая взглядом </text:span><text:span text:style-name="T4354">окна,</text:span></text:p>
      <text:p text:style-name="P546"><text:tab/>«Вообще-то…<text:span text:style-name="T4355"> Не уверена, но, возможно, есть способ</text:span>».</text:p>
      <text:p text:style-name="P546"><text:tab/>«<text:span text:style-name="T4356">Какой?</text:span>» - <text:span text:style-name="T4356">спросил её Робин.</text:span></text:p>
      <text:p text:style-name="P546"><text:tab/>«<text:span text:style-name="T4357">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46"><text:tab/><text:span text:style-name="T4358">Пока все обдумывали план Элисон, стояла полная тишина.</text:span></text:p>
      <text:p text:style-name="P546"><text:tab/>«<text:span text:style-name="T4359">Должно сработать. Робин, ты сможешь это сделать?</text:span>» - <text:span text:style-name="T4359">спросил Мэтью.</text:span></text:p>
      <text:p text:style-name="P546"><text:tab/>«<text:span text:style-name="T4360">Без проблем. Смотрите, как это легко</text:span>» - <text:span text:style-name="T4360">уверенно </text:span><text:span text:style-name="T4379">заявил</text:span><text:span text:style-name="T4360"> Робин. </text:span><text:span text:style-name="T4361">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362">все</text:span><text:span text:style-name="T4361"> были в восхищении.</text:span></text:p>
      <text:p text:style-name="P547"><text:tab/><text:span text:style-name="T4363">Не теряя времени </text:span><text:span text:style-name="T4380">он</text:span><text:span text:style-name="T4363"> влетел в открытое окно, превратился в прежнего себя и, спустя минуту, открыл для них дверь. </text:span></text:p>
      <text:p text:style-name="P547"><text:tab/>«<text:span text:style-name="T4368">Пошли. Нам на лестницу</text:span>» - <text:span text:style-name="T4368">сказал Робин. </text:span><text:span text:style-name="T4364">Один за другим </text:span><text:span text:style-name="T4365">ребята</text:span><text:span text:style-name="T4364"> проследовали наверх, в спальню профессора.</text:span></text:p>
      <text:p text:style-name="P547"><text:tab/>«<text:span text:style-name="T4369">Вот и шкаф. Ты сказал, что папки спрятаны под половицами?</text:span>» - <text:span text:style-name="T4369">спросил Мэтью, указывая н</text:span><text:span text:style-name="T4370">а</text:span><text:span text:style-name="T4369"> </text:span><text:span text:style-name="T4370">то </text:span><text:span text:style-name="T4369">место, где стоял.</text:span></text:p>
      <text:p text:style-name="P547"><text:tab/><text:span text:style-name="T4371">С большой аккуратностью они приподняли и вытащили одну из половиц. </text:span><text:span text:style-name="T4374">Взглядам студентов </text:span><text:span text:style-name="T4375">предстало</text:span><text:span text:style-name="T4374"> то, что </text:span><text:span text:style-name="T4371">они искали — файлы профессора. </text:span><text:span text:style-name="T4373">Стоя вокруг, о</text:span><text:span text:style-name="T4371">ни внимательно </text:span><text:span text:style-name="T4372">изучали</text:span><text:span text:style-name="T4371"> </text:span><text:span text:style-name="T4375">содержимое открывшейся полости.</text:span></text:p>
      <text:p text:style-name="P547"><text:tab/>«<text:span text:style-name="T4376">Давайте вытащим их <text:s/>и побыстрее уйдём отсюда. Мне жутковато от этого места</text:span>» - <text:span text:style-name="T4376">сказала Элисон. По её спине забегали мурашки, </text:span><text:span text:style-name="T4377">а волосы на затылке ощетинились.</text:span></text:p>
      <text:p text:style-name="P547"><text:tab/><text:span text:style-name="T4378">Всего было </text:span><text:span text:style-name="T4381">шесть</text:span><text:span text:style-name="T4378"> папок с документами, некоторые выглядели довольно старыми. Каждая из </text:span><text:span text:style-name="T4382">них</text:span><text:span text:style-name="T4378"> была набита пахнущими плесенью и покрытыми пылью бумагами. </text:span><text:span text:style-name="T4379">На лицевой стороне одной из папок Робин вывел пальцем своё имя. </text:span><text:span text:style-name="T4382">Гарри пару раз чихнул, когда пыль случайно попала в его нос.</text:span></text:p>
      <text:p text:style-name="P547"><text:tab/><text:span text:style-name="T4383">Мэтью установил на своё место половицу, закрепив её и убедившись что она никак не выделяется из общего вида. </text:span><text:span text:style-name="T4384">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385">они </text:span><text:span text:style-name="T4384">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7"/>
      <text:p text:style-name="P548"><text:tab/>Вернувшись домой, они внесли файлы внутрь и сложили их в гостиной.</text:p>
      <text:p text:style-name="P548"><text:tab/>«<text:span text:style-name="T4386">Перед началом чтения было бы не плохо </text:span><text:span text:style-name="T4387">закинуть в себя что-нибудь горяченькое. Я умираю от голода</text:span>».</text:p>
      <text:p text:style-name="P548"><text:tab/><text:span text:style-name="T4387">При мысли о встрече с едой желудок Гарри тоскливо заурчал.</text:span></text:p>
      <text:p text:style-name="P548"><text:soft-page-break/><text:tab/>«<text:span text:style-name="T4388">Как можно думать о том, чтобы набить собственное пузо, в такое время? Нам предстоит колоссальный объём работы</text:span>» - <text:span text:style-name="T4388">с раздражением ответил Мэтью.</text:span></text:p>
      <text:p text:style-name="P548"><text:tab/>«<text:span text:style-name="T4389">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390">Давайте все вместе пройдём</text:span><text:span text:style-name="T4389"> на кухню и </text:span><text:span text:style-name="T4390">там </text:span><text:span text:style-name="T4389">поговорим, пока я буду готовить еду</text:span>».</text:p>
      <text:p text:style-name="P548"><text:tab/><text:span text:style-name="T4391">Элисон развернулась </text:span><text:span text:style-name="T4392">и</text:span><text:span text:style-name="T4391"> направи</text:span><text:span text:style-name="T4392">лась</text:span><text:span text:style-name="T4391"> </text:span><text:span text:style-name="T4392">на </text:span><text:span text:style-name="T4391">кухн</text:span><text:span text:style-name="T4392">ю,</text:span><text:span text:style-name="T4391"> </text:span><text:span text:style-name="T4392">а</text:span><text:span text:style-name="T4391"> остальные </text:span><text:span text:style-name="T4393">дружно </text:span><text:span text:style-name="T4391">последовали за ней.</text:span></text:p>
      <text:p text:style-name="P548"/>
      <text:p text:style-name="P548"><text:tab/><text:span text:style-name="T4395">Элисон заглянула в холодильник. Всё, что ей удалось нём найти — полдюжин</text:span><text:span text:style-name="T4397">ы</text:span><text:span text:style-name="T4395"> яиц и несколько ломтиков копчёного бекона.</text:span></text:p>
      <text:p text:style-name="P548"><text:tab/>«<text:span text:style-name="T4395">Ну что же… Выбор у нас небольшой. </text:span><text:span text:style-name="T4396">Сегодня вечер</text:span><text:span text:style-name="T4431">ом</text:span><text:span text:style-name="T4396"> придётся есть либо яйца с беконом, либо бекон с яйцами. </text:span><text:span text:style-name="T4398">Что вам нравится больше?</text:span>» - <text:span text:style-name="T4398">спросила она, доставая яичный лоток и упаковку бекона.</text:span></text:p>
      <text:p text:style-name="P548"><text:tab/><text:span text:style-name="T4399">Остальные сидели возле стола и жадно глотали слюни.</text:span></text:p>
      <text:p text:style-name="P548"><text:tab/>«<text:span text:style-name="T4400">Не думаю, что кого-то </text:span><text:span text:style-name="T4412">это </text:span><text:span text:style-name="T4400">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8"><text:tab/>«<text:span text:style-name="T4400">У нас имеются шансы получить вместе с яйцами по обжаренному кусочку хлеба, Элисон? Ну пожа-а-алуйста...</text:span>» - <text:span text:style-name="T4400">спросил Гарри, стараясь, чтобы его голос звучал как можно нежнее.</text:span></text:p>
      <text:p text:style-name="P548"><text:tab/>«<text:span text:style-name="T4401">Конечно, ты обязательно съешь его, если найдёшь. Не сидите просто так, без дела — яичница скоро будет готова. Достаньте тарелки и </text:span><text:span text:style-name="T4403">столовые приборы</text:span><text:span text:style-name="T4401">. Или вы ждёте, что </text:span><text:span text:style-name="T4402">я </text:span><text:span text:style-name="T4401">сдела</text:span><text:span text:style-name="T4402">ю</text:span><text:span text:style-name="T4401"> всё </text:span><text:span text:style-name="T4402">за</text:span><text:span text:style-name="T4401"> вас?</text:span>»</text:p>
      <text:p text:style-name="P548"><text:tab/><text:span text:style-name="T4403">Робин поднялся и расставил на столе тарелки, а Мэтью достал вилки </text:span><text:span text:style-name="T4405">и ножи</text:span><text:span text:style-name="T4403">.</text:span></text:p>
      <text:p text:style-name="P548"><text:tab/>«<text:span text:style-name="T4403">Кто-нибудь хочет чаю?</text:span>» - <text:span text:style-name="T4403">спросил Гарри. Он чувствовал себя неловко, глядя на то, как суетятся </text:span><text:span text:style-name="T4404">его друзья</text:span><text:span text:style-name="T4403">.</text:span></text:p>
      <text:p text:style-name="P548"><text:tab/>«<text:span text:style-name="T4406">Это не такая уж плохая идея. Но я бы предпочла чашку кофе</text:span>» - <text:span text:style-name="T4406">ответила Элисон.</text:span></text:p>
      <text:p text:style-name="P548"><text:tab/>«<text:span text:style-name="T4407">Насытив свои ж</text:span><text:span text:style-name="T4409">ивоты</text:span><text:span text:style-name="T4407">, они довольно откинулись на спинк</text:span><text:span text:style-name="T4441">и</text:span><text:span text:style-name="T4407"> стульев </text:span><text:span text:style-name="T4408">и</text:span><text:span text:style-name="T4407"> погрузи</text:span><text:span text:style-name="T4408">лись</text:span><text:span text:style-name="T4407"> в состояние блаженства, неспешно попивая чай и кофе.</text:span>»</text:p>
      <text:p text:style-name="P548"><text:tab/>«<text:span text:style-name="T4409">Поскольку ты готовила, Элисон, теперь твоё время отдыхать. Мы займёмся мойкой и сушкой посуды</text:span>» - <text:span text:style-name="T4409">предложил Робин.</text:span></text:p>
      <text:p text:style-name="P548"><text:tab/>«<text:span text:style-name="T4410">Мне очень приятно, Робин, но </text:span><text:span text:style-name="T4411">вам</text:span><text:span text:style-name="T4410"> совсем не обязательно делать это</text:span>».</text:p>
      <text:p text:style-name="P548"><text:tab/>«<text:span text:style-name="T4412">Нет, это меньшее из того, что мы можем для тебя сделать. </text:span><text:span text:style-name="T4413">Ты очень устала и не должна спорить с тем, </text:span><text:span text:style-name="T4414">что убираться будем мы</text:span>» - <text:span text:style-name="T4414">сказал Мэтью.</text:span></text:p>
      <text:p text:style-name="P548"><text:tab/><text:span text:style-name="T4415">Он подумал, что идея Робина — это отличный способ продемонстрировать для Элисон, </text:span><text:span text:style-name="T4416">насколько сильно</text:span><text:span text:style-name="T4415"> они ценят </text:span><text:span text:style-name="T4416">её умение вкусно готовить</text:span><text:span text:style-name="T4415">.</text:span></text:p>
      <text:p text:style-name="P549"><text:tab/><text:span text:style-name="T4417">Когда они готовили сами, </text:span><text:span text:style-name="T4419">им</text:span><text:span text:style-name="T4418"> </text:span><text:span text:style-name="T4417">часто </text:span><text:span text:style-name="T4418">приходилось питаться</text:span><text:span text:style-name="T4417"> подгоревш</text:span><text:span text:style-name="T4419">ей</text:span><text:span text:style-name="T4417"> </text:span><text:span text:style-name="T4419">едой</text:span><text:span text:style-name="T4417">.</text:span></text:p>
      <text:p text:style-name="P548"/>
      <text:p text:style-name="P550">ДЕВЯТАЯ ГЛАВА</text:p>
      <text:p text:style-name="P550"/>
      <text:p text:style-name="P550">ОТКРОВЕНИЕ</text:p>
      <text:p text:style-name="P550"/>
      <text:p text:style-name="P551">ПРИБЛИЖАЛАСЬ ПОЛНОЧЬ, <text:span text:style-name="T4423">ЧАСЫ ПОКАЗЫВАЛИ </text:span>БЕЗ ЧЕТВЕРТИ ДВЕНАДЦАТЬ. НИКТО ИЗ <text:span text:style-name="T4424">РЕБЯТ</text:span> НЕ ЗАМЕТИЛ, КАК БЫСТРО ПРОЛЕТЕЛО ВРЕМЯ, пока они сидели на кухне.</text:p>
      <text:p text:style-name="P551"/>
      <text:p text:style-name="P552">В гостиной было довольно прохладно, поэтому Мэтью включил электрокамин и они полукругом расположились возле него. <text:span text:style-name="T4425">Немного погодя Робин поднялся и вновь </text:span><text:span text:style-name="T4426">отправился</text:span><text:span text:style-name="T4425"> на кухню.</text:span></text:p>
      <text:p text:style-name="P552"><text:tab/>«<text:span text:style-name="T4427">Как дела, Симпсон? Этим вечером я был эгоистом и совсем не вспоминал о тебе. Пойдём в гостиную — посидим возле тёплого камина</text:span>» - <text:span text:style-name="T4427">ласково сказал Робин, поглаживая </text:span><text:soft-page-break/><text:span text:style-name="T4427">пса. </text:span><text:span text:style-name="T4428">Он взял его на руки и отнёс </text:span><text:span text:style-name="T4429">к остальным студентам</text:span><text:span text:style-name="T4428">, уложив поблизости от источника тепла.</text:span></text:p>
      <text:p text:style-name="P552"/>
      <text:p text:style-name="P552"><text:tab/>«<text:span text:style-name="T4430">Теперь, когда Робин с нами, мы можем нач</text:span><text:span text:style-name="T4443">ать</text:span><text:span text:style-name="T4430"> просмотр файлов. Я предлагаю каждому взять по папке и не спеша проч</text:span><text:span text:style-name="T4433">есть</text:span><text:span text:style-name="T4430"> всё её содержимое, отмечая все ценные для нас сведения</text:span>».</text:p>
      <text:p text:style-name="P552"><text:tab/><text:span text:style-name="T4432">Мэтью встал </text:span><text:span text:style-name="T4434">и раздал </text:span><text:span text:style-name="T4435">их</text:span><text:span text:style-name="T4434"> студентам</text:span><text:span text:style-name="T4432">.</text:span></text:p>
      <text:p text:style-name="P552"><text:tab/>«Так…<text:span text:style-name="T4435"> У нас имеется восемь папок </text:span><text:span text:style-name="T4436">с документами, то есть по две в одни руки. </text:span><text:span text:style-name="T4437">Робин, будь добр, принеси нам блокноты и ещё что-нибудь, чем можно писать. Ты найдёшь всё, что нужно, в нижнем ящике секретера.</text:span>»</text:p>
      <text:p text:style-name="P552"><text:tab/><text:span text:style-name="T4438">Недолго думая, Робин сорвался с места и быстро принёс всё, о чём </text:span><text:span text:style-name="T4442">его </text:span><text:span text:style-name="T4438">просили.</text:span></text:p>
      <text:p text:style-name="P552"><text:tab/><text:span text:style-name="T4439">Когда он открыл свою папку, то очень удивился, обнаружив на первой странице подробный предметный указатель.</text:span></text:p>
      <text:p text:style-name="P552"><text:tab/>«<text:span text:style-name="T4440">Ну, это будет гораздо проще, чем я предполагал. С помощью указател</text:span><text:span text:style-name="T4449">я</text:span><text:span text:style-name="T4440"> </text:span><text:span text:style-name="T4445">мы </text:span><text:span text:style-name="T4448">без проблем </text:span><text:span text:style-name="T4440">сможем возвращаться к</text:span><text:span text:style-name="T4444">о всем</text:span><text:span text:style-name="T4440"> интересным записям. </text:span><text:span text:style-name="T4443">В его первом разделе обозначено, где именно располагается каждый из имеющихся </text:span><text:span text:style-name="T4446">в тексте </text:span><text:span text:style-name="T4443">заголовков. Затем, в следующем разделе, указаны номера страниц и строк, </text:span><text:span text:style-name="T4446">по которым</text:span><text:span text:style-name="T4443"> </text:span><text:span text:style-name="T4444">располагаются подзаголовки. И наконец, вишенка на торте — третий </text:span><text:span text:style-name="T4450">раздел</text:span><text:span text:style-name="T4444">, в котором имеются наиболее интересные заметки с </text:span><text:span text:style-name="T4446">точными</text:span><text:span text:style-name="T4444"> ссылками на </text:span><text:span text:style-name="T4446">их местоположение. </text:span><text:span text:style-name="T4447">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52"><text:tab/>«<text:span text:style-name="T4451">Да. Обратите внимание — это не стенография и не немецкий язык. Для нас это чрезвычайно полезно</text:span>» - <text:span text:style-name="T4451">прокомментировал Гарри, быстро перелистывая страницы.</text:span></text:p>
      <text:p text:style-name="P552"/>
      <text:p text:style-name="P552"><text:tab/><text:span text:style-name="T4452">Они с восторгом </text:span><text:span text:style-name="T4453">и трепетом </text:span><text:span text:style-name="T4452">разглядывали оказавшиеся в их руках документы.</text:span></text:p>
      <text:p text:style-name="P552"><text:tab/><text:span text:style-name="T4454">После того, как улеглись первые впечатления от </text:span><text:span text:style-name="T4491">умения</text:span><text:span text:style-name="T4454"> профессора </text:span><text:span text:style-name="T4491">мастерски </text:span><text:span text:style-name="T4454">вести документы, </text:span><text:span text:style-name="T4455">студенты</text:span><text:span text:style-name="T4454"> приступили к </text:span><text:span text:style-name="T4455">их </text:span><text:span text:style-name="T4454">чтению. Наступила безмолвная тишина, во время которой отчётливо слышалось тиканье часов и, и</text:span><text:span text:style-name="T4491">ногда</text:span><text:span text:style-name="T4454">, их мелодичный перезвон.</text:span></text:p>
      <text:p text:style-name="P552"/>
      <text:p text:style-name="P552"><text:tab/><text:span text:style-name="T4456">Симпсон задремал. Во время сна он несколько раз скулил, и Робину приходилось от</text:span><text:span text:style-name="T4463">влека</text:span><text:span text:style-name="T4456">ться от чтения, чтобы приласкать собаку и прошептать ей пару ласковых слов.</text:span></text:p>
      <text:p text:style-name="P552"><text:tab/>«<text:span text:style-name="T4460">Всё будет хорошо, Симпсон. Мы будем заботиться о тебе. </text:span><text:span text:style-name="T4461">На самом деле </text:span><text:span text:style-name="T4460">Джозеф не покинул нас. </text:span><text:span text:style-name="T4461">Он повсюду вокруг </text:span><text:span text:style-name="T4492">нас </text:span><text:span text:style-name="T4461">и </text:span><text:span text:style-name="T4462">он </text:span><text:span text:style-name="T4461">присматривает за всеми нами.</text:span>»</text:p>
      <text:p text:style-name="P552"/>
      <text:p text:style-name="P552"><text:tab/><text:span text:style-name="T4464">Скрип от движения ручек, выводивших каракули на чистых листах бумаги, казался студентам немного громче обычного.</text:span></text:p>
      <text:p text:style-name="P552"><text:tab/><text:span text:style-name="T4465">Часы не успели пробить двух часов ночи, прежде чем молчание было нарушено. </text:span><text:span text:style-name="T4466">Первым заговорил Мэтью.</text:span></text:p>
      <text:p text:style-name="P552"><text:tab/>«<text:span text:style-name="T4467">Если найдётся что-</text:span><text:span text:style-name="T4499">нибудь</text:span><text:span text:style-name="T4467"> </text:span><text:span text:style-name="T4468">интересное</text:span><text:span text:style-name="T4467">,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52"><text:tab/>«<text:span text:style-name="T4469">Ох, я не думала об этом. Я решила, что мы просто выпишем </text:span><text:span text:style-name="T4470">важные сведения</text:span><text:span text:style-name="T4469">, а когда закончим, перейдём к их разбору. Робин, </text:span><text:span text:style-name="T4497">как ты считаешь</text:span><text:span text:style-name="T4469">?</text:span>»</text:p>
      <text:p text:style-name="P552"><text:tab/>«<text:span text:style-name="T4471">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472">нашей </text:span><text:span text:style-name="T4471">главной </text:span><text:span text:style-name="T4498">задаче</text:span><text:span text:style-name="T4471">.</text:span>»</text:p>
      <text:p text:style-name="P552"><text:tab/>«<text:span text:style-name="T4473">Да, Робин прав.</text:span>»</text:p>
      <text:p text:style-name="P552"><text:tab/>«<text:span text:style-name="T4474">Хорошо, Гарри. Поскольку решение принято единогласно, я зачитаю то, что нашёл.</text:span>»</text:p>
      <text:p text:style-name="P553"><text:tab/>«<text:span text:style-name="T4475">Заголовок гласит — Нострадамус. </text:span><text:span text:style-name="T4476">Здесь сказано, что существует несколько начальных дат, от которых можно приблизительно </text:span><text:span text:style-name="T4479">рассчитать</text:span><text:span text:style-name="T4476"> время, в которо</text:span><text:span text:style-name="T4477">м</text:span><text:span text:style-name="T4476"> </text:span><text:span text:style-name="T4478">сбудутся </text:span><text:span text:style-name="T4476">следующие пророчества. Вот </text:span><text:span text:style-name="T4480">они</text:span><text:span text:style-name="T4476">:</text:span></text:p>
      <text:p text:style-name="P553"><text:soft-page-break/><text:tab/><text:span text:style-name="T4481">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53"><text:tab/><text:span text:style-name="T4482">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484">ш</text:span><text:span text:style-name="T4482">ера, </text:span><text:span text:style-name="T4485">написавшего</text:span><text:span text:style-name="T4484"> </text:span><text:span text:style-name="T4485">об </text:span><text:span text:style-name="T4484">это</text:span><text:span text:style-name="T4485">м</text:span><text:span text:style-name="T4483"> в одна тысяча шестьсот пятидесятом году</text:span><text:span text:style-name="T4482">.</text:span></text:p>
      <text:p text:style-name="P553"><text:tab/><text:span text:style-name="T4486">в) <text:s/>Человек по имени Воллнер утверждал, что, по его мнению, начальная дата — </text:span><text:span text:style-name="T4487">это четыреста восемнадцатый год до нашей эры.</text:span></text:p>
      <text:p text:style-name="P553"><text:tab/><text:span text:style-name="T4488">г) <text:s/>Эта дата — последняя из списк</text:span><text:span text:style-name="T4489">а</text:span><text:span text:style-name="T4488">. Широко распространено мнение, что </text:span><text:span text:style-name="T4489">это дата проведения Никейского собора в три</text:span><text:span text:style-name="T4490">ста двадцать пятом году нашей эры.</text:span></text:p>
      <text:p text:style-name="P553"><text:tab/><text:span text:style-name="T4493">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494">Сначала я прочитаю стихи, а потом расскажу, что он написал.»</text:span></text:p>
      <text:p text:style-name="P553"><text:tab/><text:span text:style-name="T4495">Прежде чем прочитать рифмы вслух, Мэтью прокашлялся и набрал полную грудь воздуха.</text:span></text:p>
      <text:p text:style-name="P554"/>
      <text:p text:style-name="P554"><text:tab/>The scourges past the world gets smaller,</text:p>
      <text:p text:style-name="P554"><text:tab/>Peace for a time lands inhabited:</text:p>
      <text:p text:style-name="P554"><text:tab/>People will travel by air, land and sea,</text:p>
      <text:p text:style-name="P554"><text:tab/>Then wars will come again.</text:p>
      <text:p text:style-name="P555"/>
      <text:p text:style-name="P555"><text:tab/>Weapons will fight in the sky for a long period,</text:p>
      <text:p text:style-name="P555"><text:tab/>The tree in the middle of the city will fall:</text:p>
      <text:p text:style-name="P555"><text:tab/>Rats, disease, steel in the face of revolution,</text:p>
      <text:p text:style-name="P555"><text:tab/>When Italy falls.</text:p>
      <text:p text:style-name="P555"/>
      <text:p text:style-name="P556"><text:tab/>At night the rainbow will appear near Nantes,</text:p>
      <text:p text:style-name="P556"><text:tab/>Fountains of water will rise from the sea;</text:p>
      <text:p text:style-name="P556"><text:tab/>A great fleet will be sunk in the Persian Gulf,</text:p>
      <text:p text:style-name="P556"><text:tab/>In Germany a monster, a bear and a sow.</text:p>
      <text:p text:style-name="P556"/>
      <text:p text:style-name="P557"><text:tab/>They'll think they've seen the sun at night</text:p>
      <text:p text:style-name="P557"><text:tab/>When they see the half-hog man:</text:p>
      <text:p text:style-name="P557"><text:tab/>Noise, screaming, battles are seen in the sky,</text:p>
      <text:p text:style-name="P557"><text:tab/>And brute beasts will be heard talking.</text:p>
      <text:p text:style-name="P557"/>
      <text:p text:style-name="P558"><text:tab/>So a great famine caused by a pestilence,</text:p>
      <text:p text:style-name="P558"><text:tab/>By long rain of the Arctic Pole:</text:p>
      <text:p text:style-name="P558"><text:tab/>Sam R. O'Bryan a hundred leagues from the earth,</text:p>
      <text:p text:style-name="P558"><text:tab/>Shall live without law, exempt from politics.</text:p>
      <text:p text:style-name="P558"/>
      <text:p text:style-name="P559"><text:tab/>When in the iron fish documents will be shut</text:p>
      <text:p text:style-name="P559"><text:tab/>Out of it will come one who will make war,</text:p>
      <text:p text:style-name="P559"><text:tab/>His fleet will have travelled secretly,</text:p>
      <text:p text:style-name="P559"><text:tab/>Appearing near Italy.</text:p>
      <text:p text:style-name="P559"/>
      <text:p text:style-name="P560"><text:tab/>The great force will pass over the mountains,</text:p>
      <text:p text:style-name="P561"><text:tab/>The gods of war using submarines:</text:p>
      <text:p text:style-name="P562"><text:tab/>Poison hidden in the heads of salmon,</text:p>
      <text:p text:style-name="P562"><text:tab/>The chief depending on a string of Polaris.</text:p>
      <text:p text:style-name="P562"/>
      <text:p text:style-name="P563"><text:tab/>The great star will burn for seven days,</text:p>
      <text:p text:style-name="P563"><text:soft-page-break/><text:tab/>A cloud will make two suns appear:</text:p>
      <text:p text:style-name="P563"><text:tab/>The big mastiff will howl at night</text:p>
      <text:p text:style-name="P563"><text:tab/>When a Pope will change his country.</text:p>
      <text:p text:style-name="P563"/>
      <text:p text:style-name="P564"><text:tab/>During the appearance of the bearded star,</text:p>
      <text:p text:style-name="P564"><text:tab/>The three great leaders will become enemies,</text:p>
      <text:p text:style-name="P564"><text:tab/>Struck from the sky the shaky peace of earth,</text:p>
      <text:p text:style-name="P564"><text:tab/>Po, Tiber, overflowing, serpent on the shore.</text:p>
      <text:p text:style-name="P564"/>
      <text:p text:style-name="P565"><text:tab/>After a disaster for mankind, a greater one approaches</text:p>
      <text:p text:style-name="P565"><text:tab/>The great motor the cycle of the ages renews:</text:p>
      <text:p text:style-name="P565"><text:tab/>It will rain pollution, ash, famine, war and disease,</text:p>
      <text:p text:style-name="P565"><text:tab/>In the sky will be seen a fire with long sparks.</text:p>
      <text:p text:style-name="P565"/>
      <text:p text:style-name="P565"><text:tab/><text:span text:style-name="T4496">Мэтью сделал паузу и снова глубоко вдохнул, прежде чем продолжить.</text:span></text:p>
      <text:p text:style-name="P565"/>
      <text:p text:style-name="P566"><text:tab/>Mabus will come and soon die,</text:p>
      <text:p text:style-name="P566"><text:tab/>Of people and beasts a horrible destruction,</text:p>
      <text:p text:style-name="P566"><text:tab/>Then suddenly vengeance will be seen,</text:p>
      <text:p text:style-name="P566"><text:tab/>Blood, hand, thirst, hunger, when the comet rushes past.</text:p>
      <text:p text:style-name="P566"/>
      <text:p text:style-name="P567"><text:tab/>The English chief stays too long in Nimes,</text:p>
      <text:p text:style-name="P567"><text:tab/>Towards Spain to the rescue Redbeard:</text:p>
      <text:p text:style-name="P567"><text:tab/>Many will die in the war started that day,</text:p>
      <text:p text:style-name="P567"><text:tab/>When a bearded star falls in Artois.</text:p>
      <text:p text:style-name="P567"/>
      <text:p text:style-name="P568"><text:tab/>The Prince Arabe Mars, Sun, Venus, Leo,</text:p>
      <text:p text:style-name="P568"><text:tab/>The Christians will be defeated at sea:</text:p>
      <text:p text:style-name="P568"><text:tab/>Near Persia almost a million men,</text:p>
      <text:p text:style-name="P568"><text:tab/>Turkey, Egypt the true serpent will invade.</text:p>
      <text:p text:style-name="P567"/>
      <text:p text:style-name="P567"><text:tab/>«<text:span text:style-name="T4500">Ну, вот и всё. Что вы думаете?</text:span>»</text:p>
      <text:p text:style-name="P567"><text:tab/>«<text:span text:style-name="T4501">Похоже, Нострадамус был уверен, что нас ждёт катастрофа.</text:span>»</text:p>
      <text:p text:style-name="P567"><text:tab/>«<text:span text:style-name="T4502">Я прочитаю вам заметки </text:span><text:span text:style-name="T4503">профессора</text:span><text:span text:style-name="T4502">, они следуют далее по тексту</text:span>» - <text:span text:style-name="T4502">произнёс Мэтью, оборвав Гарри на полуслове.</text:span></text:p>
      <text:p text:style-name="P567"><text:tab/>«<text:span text:style-name="T4503">Он датирует следующую запись февралём одна тысяча девятьсот восемьдесят первого года — </text:span>»</text:p>
      <text:p text:style-name="P567"/>
      <text:p text:style-name="P569"><text:tab/>«<text:span text:style-name="T4504">Я изучаю стихи Нострадамуса последние десять лет, </text:span><text:span text:style-name="T4513">и</text:span><text:span text:style-name="T4504"> </text:span><text:span text:style-name="T4513">т</text:span><text:span text:style-name="T4504">еперь </text:span><text:span text:style-name="T4505">я вижу</text:span><text:span text:style-name="T4504">, каким великим пророком </text:span><text:span text:style-name="T4505">он </text:span><text:span text:style-name="T4504">был. Оглядываясь назад, </text:span><text:span text:style-name="T4505">на его ранние стихи,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508">одна </text:span><text:span text:style-name="T4505">тысяча девятьсот восьмидесятом году.</text:span></text:p>
      <text:p text:style-name="P569"><text:tab/><text:span text:style-name="T4506">Прочитав приведённые выше стихи, я </text:span><text:span text:style-name="T4509">думаю</text:span><text:span text:style-name="T4506">, что могу </text:span><text:span text:style-name="T4510">уверенно </text:span><text:span text:style-name="T4506">говорить о том, что, начиная с одна тысяча девятьсот восемьдесят пятого года и далее, между двумя сверхдержавами будет происходить </text:span><text:span text:style-name="T4507">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Рыжей бороде и бородатой звезде. </text:span><text:span text:style-name="T4511">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512">Похоже, </text:span><text:span text:style-name="T4514">она начнётся в районе Персидского залива, после того, как будет потоплен флот НАТО.</text:span>»<text:span text:style-name="T4506"> </text:span></text:p>
      <text:p text:style-name="P569"><text:soft-page-break/><text:tab/><text:span text:style-name="T4515">Дочитав абзац до конца, Мэтью остановился.</text:span></text:p>
      <text:p text:style-name="P569"><text:tab/>«<text:span text:style-name="T4516">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517">б</text:span><text:span text:style-name="T4516"> </text:span><text:span text:style-name="T4517">уничтожении</text:span><text:span text:style-name="T4516"> флота Североатлантического альянса.</text:span>»</text:p>
      <text:p text:style-name="P569"><text:tab/>«<text:span text:style-name="T4518">А что вы думаете насчёт связи между подводными лодками и «ядами, с</text:span><text:span text:style-name="T4538">о</text:span><text:span text:style-name="T4518">крытыми в головах лососей»? Элисон, </text:span><text:span text:style-name="T4521">это же </text:span><text:span text:style-name="T4518">совершенно очевидно — </text:span><text:span text:style-name="T4521">тут </text:span><text:span text:style-name="T4518">речь о ядерных боеголовках.</text:span>»</text:p>
      <text:p text:style-name="P569"><text:tab/><text:span text:style-name="T4519">Робин кашлянул, чтобы привлечь внимание остальных.</text:span></text:p>
      <text:p text:style-name="P569"><text:tab/>«<text:span text:style-name="T4520">Что такое, Робин? Ты хочешь что-то сказать?</text:span>»</text:p>
      <text:p text:style-name="P569"><text:tab/>«<text:span text:style-name="T4530">Ну</text:span><text:span text:style-name="T4524">, </text:span>Гарри…<text:span text:style-name="T4522"> </text:span><text:span text:style-name="T4529">Ч</text:span><text:span text:style-name="T4524">то </text:span><text:span text:style-name="T4522">ты </text:span><text:span text:style-name="T4529">скажешь</text:span><text:span text:style-name="T4524"> на это</text:span><text:span text:style-name="T4522">? </text:span><text:span text:style-name="T4523">Подождите м</text:span><text:span text:style-name="T4522">инутку — я только п</text:span><text:span text:style-name="T4531">ереп</text:span><text:span text:style-name="T4522">роверю, правильно ли всё рассчитал…</text:span>»</text:p>
      <text:p text:style-name="P569"><text:tab/><text:span text:style-name="T4525">Робин выдержал небольшую паузу, нажимая кнопки на своём калькуляторе.</text:span></text:p>
      <text:p text:style-name="P569"><text:tab/>«<text:span text:style-name="T4526">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527">Я только что прикинул вероятность, что </text:span><text:span text:style-name="T4532">именно</text:span><text:span text:style-name="T4527"> он придумал такое имя. Это был бы один шанс из девяносто пяти милли</text:span><text:span text:style-name="T4547">онов</text:span><text:span text:style-name="T4527"> милл</text:span><text:span text:style-name="T4547">иардов</text:span><text:span text:style-name="T4527">, если бы ему удалось это сделать по чистой случайности. </text:span><text:span text:style-name="T4528">Для предсказания, сделанного несколько столетий назад, </text:span><text:span text:style-name="T4534">оно</text:span><text:span text:style-name="T4528"> довольно близко к истине, вы не находите?</text:span>»</text:p>
      <text:p text:style-name="P569"><text:tab/>«<text:span text:style-name="T4533">Должен признать — это впечатляет</text:span>» - <text:span text:style-name="T4533">ответил Гарри.</text:span></text:p>
      <text:p text:style-name="P569"><text:tab/>«<text:span text:style-name="T4533">Я не нашёл ничего, о чём стоило </text:span><text:span text:style-name="T4537">бы </text:span><text:span text:style-name="T4533">упомянуть. </text:span><text:span text:style-name="T4534">Всё, что я прочитал — </text:span><text:span text:style-name="T4536">это </text:span><text:span text:style-name="T4534">записи его прежних студентов, </text:span><text:span text:style-name="T4535">на которых он учился</text:span><text:span text:style-name="T4534"> — тех, что были до нас. </text:span><text:span text:style-name="T4536">Кто-нибудь ещё нашёл хоть что-то, что следовало бы обсудить сейчас?</text:span>»</text:p>
      <text:p text:style-name="P569"><text:tab/>«<text:span text:style-name="T4539">Вообще-то, Гарри, если взглянуть на часы, то выяснится, что сейчас половина четвёртого. Я очень устал</text:span><text:span text:style-name="T4540">а</text:span><text:span text:style-name="T4539"> и хочу спать. Думаю, что нам не стоит продолжать, иначе мы с большой вероятностью упустим какую-нибудь важную информацию. Если </text:span><text:span text:style-name="T4540">сейчас </text:span><text:span text:style-name="T4539">она попадётся мне на глаза, то, скорее всего, я её попросту не замечу.</text:span>»</text:p>
      <text:p text:style-name="P569"><text:tab/>«<text:span text:style-name="T4541">Я согласен с тобой, Элисон. Увлекшись чтением, я даже не заметил, что уже так поздно</text:span>» - <text:span text:style-name="T4541">поддержал девушку Робин, поднимаясь со своего места. Он склонился над Симпсоном, шепча ему на ухо.</text:span></text:p>
      <text:p text:style-name="P569"><text:tab/>«<text:span text:style-name="T4542">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569">вместе, </text:span><text:span text:style-name="T4542">в одной спальне, тебе, Элисон, достанется отдельная комната, а Симпсон будет спать со мной. </text:span><text:span text:style-name="T4543">Вы </text:span><text:span text:style-name="T4545">только </text:span><text:span text:style-name="T4543">зря потратите время, если решите возвра</text:span><text:span text:style-name="T4550">титься</text:span><text:span text:style-name="T4543"> к себе домой. </text:span><text:span text:style-name="T4544">Ну, что скажете? </text:span><text:span text:style-name="T4546">С</text:span><text:span text:style-name="T4544">огласны?</text:span>»</text:p>
      <text:p text:style-name="P569"><text:tab/>«<text:span text:style-name="T4548">Мэтью, ты не против того, чтобы </text:span><text:span text:style-name="T4551">по</text:span><text:span text:style-name="T4548">делить комнату с Гарри?</text:span>» - <text:span text:style-name="T4548">спросила Элисон.</text:span></text:p>
      <text:p text:style-name="P569"><text:tab/>«<text:span text:style-name="T4549">Конечно, это нормально. Пойдем, Гарри — я принесу для себя раскладушку.</text:span>»</text:p>
      <text:p text:style-name="P569"><text:tab/><text:span text:style-name="T4549">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9"/>
      <text:p text:style-name="P569"><text:tab/><text:span text:style-name="T4552">Несмотря на усталость, Робин никак не мог заснуть. Он чувствовал беспокойство и был уверен, что они упустили из виду что-то важное. </text:span><text:span text:style-name="T4553">Мальчик</text:span><text:span text:style-name="T4552"> притянул собаку поближе к себе.</text:span></text:p>
      <text:p text:style-name="P569"><text:tab/>«<text:span text:style-name="T4554">Не волнуйся, мы обязательно предотвратим истребление людей. Я пока что не знаю, как мы справимся с этим, но мы обязательно справимся…</text:span>»</text:p>
      <text:p text:style-name="P569"><text:tab/><text:span text:style-name="T4555">Он прервался и сделал паузу.</text:span></text:p>
      <text:p text:style-name="P569"><text:tab/>«<text:span text:style-name="T4555">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556">слегка отвлечёт</text:span><text:span text:style-name="T4555">, и сон обязательно </text:span><text:span text:style-name="T4557">наступит</text:span><text:span text:style-name="T4555">. </text:span><text:span text:style-name="T4558">Симпсон, держи постель тёплой!</text:span>»</text:p>
      <text:p text:style-name="P569"><text:tab/><text:span text:style-name="T4559">Робин поднялся с кровати и придвинул свой стул к стоявшему поблизости мольберту, после чего сел и занялся рисованием.</text:span></text:p>
      <text:p text:style-name="P569"><text:soft-page-break/><text:tab/><text:span text:style-name="T4560">Примерно через полчаса его рисунок стал обретать форму — он </text:span><text:span text:style-name="T4562">изобразил</text:span><text:span text:style-name="T4560"> контуры лица юной девушки. Спустя </text:span><text:span text:style-name="T4563">ещё немного </text:span><text:span text:style-name="T4560">врем</text:span><text:span text:style-name="T4563">ени</text:span><text:span text:style-name="T4560"> его первый шедевр был готов.</text:span></text:p>
      <text:p text:style-name="P569"><text:tab/><text:span text:style-name="T4561">Робина приятно удивил результат, и для его гордости имелись веские </text:span><text:span text:style-name="T4563">причины</text:span><text:span text:style-name="T4561">.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9"><text:tab/><text:span text:style-name="T4564">Он слегка отклонился назад и осмотрел </text:span><text:span text:style-name="T4573">всю плоскость листа</text:span><text:span text:style-name="T4564">, восхищаясь тем, как точно передано выражение лица юной леди. </text:span><text:span text:style-name="T4565">В её глазах </text:span><text:span text:style-name="T4567">отчётливо </text:span><text:span text:style-name="T4565">читались оттенки грусти и </text:span><text:span text:style-name="T4566">сильное </text:span><text:span text:style-name="T4565">внутреннее напряжение.</text:span></text:p>
      <text:p text:style-name="P569"/>
      <text:p text:style-name="P569"><text:tab/><text:span text:style-name="T4568">Чем дольше Робин всматривался в своё творение, тем сильнее его охватывало </text:span><text:span text:style-name="T4570">чувство </text:span><text:span text:style-name="T4568">беспокойства. </text:span><text:span text:style-name="T4571">С её лицом явно было что-то не так. Глаза, во всём виноваты глаза! В них было что-то необычное, что вынуждало Робина всматриваться в них всё </text:span><text:span text:style-name="T4572">более пристально и продолжительно. В нижней части рисунка он разместил свою подпись и дату.</text:span></text:p>
      <text:p text:style-name="P569"/>
      <text:p text:style-name="P569"><text:tab/><text:span text:style-name="T4573">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574">достоинствах </text:span><text:span text:style-name="T4575">своего рисунка</text:span><text:span text:style-name="T4574">.</text:span></text:p>
      <text:p text:style-name="P569"/>
      <text:p text:style-name="P569"><text:tab/><text:span text:style-name="T4576">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579">только </text:span><text:span text:style-name="T4576">тогда </text:span><text:span text:style-name="T4578">до </text:span><text:span text:style-name="T4576">Робин</text:span><text:span text:style-name="T4578">а</text:span><text:span text:style-name="T4576"> </text:span><text:span text:style-name="T4580">наконец-то </text:span><text:span text:style-name="T4578">дошло</text:span><text:span text:style-name="T4576">, чего хочет </text:span><text:span text:style-name="T4577">Симпсон</text:span><text:span text:style-name="T4576">.</text:span></text:p>
      <text:p text:style-name="P569"/>
      <text:p text:style-name="P569"><text:tab/>«<text:span text:style-name="T4581">Ах, ты бедная моя собачка. Тебе нужно выйти по нужде, да? </text:span><text:span text:style-name="T4582">Одно предупреждение — если получится, постарайся не сильно испачкать газон, иначе Мэтью будет страшно недоволен тобой. </text:span><text:span text:style-name="T4583">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585">нём</text:span><text:span text:style-name="T4583"> порядок, в противном случае </text:span><text:span text:style-name="T4586">Мэтью</text:span><text:span text:style-name="T4583"> оторвёт мне голову.</text:span>»</text:p>
      <text:p text:style-name="P569"><text:tab/><text:span text:style-name="T4584">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9"><text:tab/>«<text:span text:style-name="T4587">Было бы слишком </text:span><text:span text:style-name="T4593">жестоко</text:span><text:span text:style-name="T4587"> будить остальных</text:span>» - <text:span text:style-name="T4587">устало подумал он,</text:span></text:p>
      <text:p text:style-name="P569"><text:tab/>«<text:span text:style-name="T4587">Наверное, мне нужно снова попытаться заснуть.</text:span>»</text:p>
      <text:p text:style-name="P569"><text:tab/><text:span text:style-name="T4587">Он поднялся наверх и подошёл к своему рисунку.</text:span></text:p>
      <text:p text:style-name="P570"><text:tab/>«<text:span text:style-name="T4587">Господи! Это не сон — я действительно нарисовал это. </text:span><text:span text:style-name="T4592">Однако</text:span><text:span text:style-name="T4589"> </text:span><text:span text:style-name="T4587">не могу </text:span><text:span text:style-name="T4590">вспомнить</text:span><text:span text:style-name="T4587">, </text:span><text:span text:style-name="T4590">как </text:span><text:span text:style-name="T4587">писал над этим портретом имя Хелен. </text:span><text:span text:style-name="T4588">Хотя, возможно, это </text:span><text:span text:style-name="T4591">моих рук дело</text:span><text:span text:style-name="T4588">.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587">Он снова забрался под одеяло и погрузился в глубокий сон.</text:span></text:p>
      <text:p text:style-name="P5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3-12-26T22:24:01.076674254</dc:date>
    <meta:editing-duration>P9DT12H29M48S</meta:editing-duration>
    <meta:editing-cycles>6446</meta:editing-cycles>
    <meta:generator>LibreOffice/7.5.9.2$Linux_X86_64 LibreOffice_project/50$Build-2</meta:generator>
    <meta:document-statistic meta:table-count="0" meta:image-count="0" meta:object-count="0" meta:page-count="80" meta:paragraph-count="1468" meta:word-count="41520" meta:character-count="270500" meta:non-whitespace-character-count="229510"/>
  </office:meta>
</office:document-meta>
</file>